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02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ctinic_tube" table:style-name="ta1">
        <table:shapes>
          <draw:frame draw:z-index="0" draw:style-name="gr1" draw:text-style-name="P1" svg:width="33.807cm" svg:height="24.091cm" svg:x="13.778cm" svg:y="0.097cm">
            <draw:object draw:notify-on-update-of-ranges="actinic_tube.A1:actinic_tube.A1 actinic_tube.A2:actinic_tube.A2049 actinic_tube.B1:actinic_tube.B1 actinic_tube.B2:actinic_tube.B2049 actinic_tube.A1:actinic_tube.A1 actinic_tube.A2:actinic_tube.A2049 actinic_tube.C1:actinic_tube.C1 actinic_tube.C2:actinic_tube.C2049 actinic_tube.A1:actinic_tube.A1 actinic_tube.A2:actinic_tube.A2049 actinic_tube.D1:actinic_tube.D1 actinic_tube.D2:actinic_tube.D20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ctinic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WhiteLED</text:p>
          </table:table-cell>
        </table:table-row>
        <table:table-row table:style-name="ro1">
          <table:table-cell office:value-type="float" office:value="187.87" calcext:value-type="float">
            <text:p>187.87</text:p>
          </table:table-cell>
          <table:table-cell office:value-type="float" office:value="858.8" calcext:value-type="float">
            <text:p>858.8</text:p>
          </table:table-cell>
          <table:table-cell office:value-type="float" office:value="855.6" calcext:value-type="float">
            <text:p>855.6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188.35" calcext:value-type="float">
            <text:p>188.35</text:p>
          </table:table-cell>
          <table:table-cell office:value-type="float" office:value="867.6" calcext:value-type="float">
            <text:p>867.6</text:p>
          </table:table-cell>
          <table:table-cell office:value-type="float" office:value="850.6" calcext:value-type="float">
            <text:p>850.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88.82" calcext:value-type="float">
            <text:p>188.82</text:p>
          </table:table-cell>
          <table:table-cell office:value-type="float" office:value="855.2" calcext:value-type="float">
            <text:p>855.2</text:p>
          </table:table-cell>
          <table:table-cell office:value-type="float" office:value="850.6" calcext:value-type="float">
            <text:p>850.6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863.4" calcext:value-type="float">
            <text:p>863.4</text:p>
          </table:table-cell>
          <table:table-cell office:value-type="float" office:value="868.4" calcext:value-type="float">
            <text:p>868.4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189.78" calcext:value-type="float">
            <text:p>189.78</text:p>
          </table:table-cell>
          <table:table-cell office:value-type="float" office:value="866.8" calcext:value-type="float">
            <text:p>866.8</text:p>
          </table:table-cell>
          <table:table-cell office:value-type="float" office:value="853.4" calcext:value-type="float">
            <text:p>853.4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190.26" calcext:value-type="float">
            <text:p>190.26</text:p>
          </table:table-cell>
          <table:table-cell office:value-type="float" office:value="863" calcext:value-type="float">
            <text:p>863</text:p>
          </table:table-cell>
          <table:table-cell office:value-type="float" office:value="858.6" calcext:value-type="float">
            <text:p>858.6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90.74" calcext:value-type="float">
            <text:p>190.74</text:p>
          </table:table-cell>
          <table:table-cell office:value-type="float" office:value="863.8" calcext:value-type="float">
            <text:p>863.8</text:p>
          </table:table-cell>
          <table:table-cell office:value-type="float" office:value="862.4" calcext:value-type="float">
            <text:p>862.4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191.21" calcext:value-type="float">
            <text:p>191.21</text:p>
          </table:table-cell>
          <table:table-cell office:value-type="float" office:value="864.2" calcext:value-type="float">
            <text:p>864.2</text:p>
          </table:table-cell>
          <table:table-cell office:value-type="float" office:value="861.2" calcext:value-type="float">
            <text:p>861.2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191.69" calcext:value-type="float">
            <text:p>191.69</text:p>
          </table:table-cell>
          <table:table-cell office:value-type="float" office:value="869.8" calcext:value-type="float">
            <text:p>869.8</text:p>
          </table:table-cell>
          <table:table-cell office:value-type="float" office:value="868.2" calcext:value-type="float">
            <text:p>868.2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192.17" calcext:value-type="float">
            <text:p>192.17</text:p>
          </table:table-cell>
          <table:table-cell office:value-type="float" office:value="866" calcext:value-type="float">
            <text:p>866</text:p>
          </table:table-cell>
          <table:table-cell office:value-type="float" office:value="865" calcext:value-type="float">
            <text:p>865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192.65" calcext:value-type="float">
            <text:p>192.65</text:p>
          </table:table-cell>
          <table:table-cell office:value-type="float" office:value="864.2" calcext:value-type="float">
            <text:p>864.2</text:p>
          </table:table-cell>
          <table:table-cell office:value-type="float" office:value="859" calcext:value-type="float">
            <text:p>859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193.12" calcext:value-type="float">
            <text:p>193.12</text:p>
          </table:table-cell>
          <table:table-cell office:value-type="float" office:value="852.8" calcext:value-type="float">
            <text:p>852.8</text:p>
          </table:table-cell>
          <table:table-cell office:value-type="float" office:value="860.8" calcext:value-type="float">
            <text:p>860.8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868.6" calcext:value-type="float">
            <text:p>868.6</text:p>
          </table:table-cell>
          <table:table-cell office:value-type="float" office:value="878" calcext:value-type="float">
            <text:p>87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94.08" calcext:value-type="float">
            <text:p>194.08</text:p>
          </table:table-cell>
          <table:table-cell office:value-type="float" office:value="867.6" calcext:value-type="float">
            <text:p>867.6</text:p>
          </table:table-cell>
          <table:table-cell office:value-type="float" office:value="864" calcext:value-type="float">
            <text:p>864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194.56" calcext:value-type="float">
            <text:p>194.56</text:p>
          </table:table-cell>
          <table:table-cell office:value-type="float" office:value="858.4" calcext:value-type="float">
            <text:p>858.4</text:p>
          </table:table-cell>
          <table:table-cell office:value-type="float" office:value="864.2" calcext:value-type="float">
            <text:p>864.2</text:p>
          </table:table-cell>
          <table:table-cell office:value-type="float" office:value="852.2" calcext:value-type="float">
            <text:p>852.2</text:p>
          </table:table-cell>
        </table:table-row>
        <table:table-row table:style-name="ro1">
          <table:table-cell office:value-type="float" office:value="195.04" calcext:value-type="float">
            <text:p>195.04</text:p>
          </table:table-cell>
          <table:table-cell office:value-type="float" office:value="859.6" calcext:value-type="float">
            <text:p>859.6</text:p>
          </table:table-cell>
          <table:table-cell office:value-type="float" office:value="871" calcext:value-type="float">
            <text:p>871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195.51" calcext:value-type="float">
            <text:p>195.51</text:p>
          </table:table-cell>
          <table:table-cell office:value-type="float" office:value="863.2" calcext:value-type="float">
            <text:p>863.2</text:p>
          </table:table-cell>
          <table:table-cell office:value-type="float" office:value="849.4" calcext:value-type="float">
            <text:p>849.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95.99" calcext:value-type="float">
            <text:p>195.99</text:p>
          </table:table-cell>
          <table:table-cell office:value-type="float" office:value="864.4" calcext:value-type="float">
            <text:p>864.4</text:p>
          </table:table-cell>
          <table:table-cell table:number-columns-repeated="2"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196.47" calcext:value-type="float">
            <text:p>196.47</text:p>
          </table:table-cell>
          <table:table-cell office:value-type="float" office:value="867" calcext:value-type="float">
            <text:p>867</text:p>
          </table:table-cell>
          <table:table-cell office:value-type="float" office:value="864.2" calcext:value-type="float">
            <text:p>864.2</text:p>
          </table:table-cell>
          <table:table-cell office:value-type="float" office:value="862.2" calcext:value-type="float">
            <text:p>862.2</text:p>
          </table:table-cell>
        </table:table-row>
        <table:table-row table:style-name="ro1">
          <table:table-cell office:value-type="float" office:value="196.95" calcext:value-type="float">
            <text:p>196.95</text:p>
          </table:table-cell>
          <table:table-cell office:value-type="float" office:value="863.8" calcext:value-type="float">
            <text:p>863.8</text:p>
          </table:table-cell>
          <table:table-cell office:value-type="float" office:value="855.4" calcext:value-type="float">
            <text:p>855.4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197.42" calcext:value-type="float">
            <text:p>197.42</text:p>
          </table:table-cell>
          <table:table-cell office:value-type="float" office:value="861" calcext:value-type="float">
            <text:p>861</text:p>
          </table:table-cell>
          <table:table-cell office:value-type="float" office:value="862.2" calcext:value-type="float">
            <text:p>862.2</text:p>
          </table:table-cell>
          <table:table-cell office:value-type="float" office:value="862.6" calcext:value-type="float">
            <text:p>862.6</text:p>
          </table:table-cell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860.4" calcext:value-type="float">
            <text:p>860.4</text:p>
          </table:table-cell>
          <table:table-cell office:value-type="float" office:value="869.6" calcext:value-type="float">
            <text:p>869.6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198.38" calcext:value-type="float">
            <text:p>198.38</text:p>
          </table:table-cell>
          <table:table-cell office:value-type="float" office:value="870.6" calcext:value-type="float">
            <text:p>870.6</text:p>
          </table:table-cell>
          <table:table-cell office:value-type="float" office:value="863.4" calcext:value-type="float">
            <text:p>863.4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198.86" calcext:value-type="float">
            <text:p>198.86</text:p>
          </table:table-cell>
          <table:table-cell office:value-type="float" office:value="866.6" calcext:value-type="float">
            <text:p>866.6</text:p>
          </table:table-cell>
          <table:table-cell office:value-type="float" office:value="867" calcext:value-type="float">
            <text:p>867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199.33" calcext:value-type="float">
            <text:p>199.33</text:p>
          </table:table-cell>
          <table:table-cell office:value-type="float" office:value="865.8" calcext:value-type="float">
            <text:p>865.8</text:p>
          </table:table-cell>
          <table:table-cell office:value-type="float" office:value="866" calcext:value-type="float">
            <text:p>866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199.81" calcext:value-type="float">
            <text:p>199.81</text:p>
          </table:table-cell>
          <table:table-cell office:value-type="float" office:value="860.6" calcext:value-type="float">
            <text:p>860.6</text:p>
          </table:table-cell>
          <table:table-cell office:value-type="float" office:value="857" calcext:value-type="float">
            <text:p>857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200.29" calcext:value-type="float">
            <text:p>200.29</text:p>
          </table:table-cell>
          <table:table-cell office:value-type="float" office:value="862.6" calcext:value-type="float">
            <text:p>862.6</text:p>
          </table:table-cell>
          <table:table-cell office:value-type="float" office:value="866.8" calcext:value-type="float">
            <text:p>866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200.77" calcext:value-type="float">
            <text:p>200.77</text:p>
          </table:table-cell>
          <table:table-cell office:value-type="float" office:value="868.6" calcext:value-type="float">
            <text:p>868.6</text:p>
          </table:table-cell>
          <table:table-cell office:value-type="float" office:value="871" calcext:value-type="float">
            <text:p>871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201.24" calcext:value-type="float">
            <text:p>201.24</text:p>
          </table:table-cell>
          <table:table-cell office:value-type="float" office:value="861.2" calcext:value-type="float">
            <text:p>861.2</text:p>
          </table:table-cell>
          <table:table-cell office:value-type="float" office:value="863.8" calcext:value-type="float">
            <text:p>863.8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201.72" calcext:value-type="float">
            <text:p>201.72</text:p>
          </table:table-cell>
          <table:table-cell office:value-type="float" office:value="862.8" calcext:value-type="float">
            <text:p>862.8</text:p>
          </table:table-cell>
          <table:table-cell office:value-type="float" office:value="866.2" calcext:value-type="float">
            <text:p>866.2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862" calcext:value-type="float">
            <text:p>862</text:p>
          </table:table-cell>
          <table:table-cell office:value-type="float" office:value="874.4" calcext:value-type="float">
            <text:p>874.4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02.67" calcext:value-type="float">
            <text:p>202.67</text:p>
          </table:table-cell>
          <table:table-cell office:value-type="float" office:value="867.4" calcext:value-type="float">
            <text:p>867.4</text:p>
          </table:table-cell>
          <table:table-cell office:value-type="float" office:value="853.2" calcext:value-type="float">
            <text:p>853.2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203.15" calcext:value-type="float">
            <text:p>203.15</text:p>
          </table:table-cell>
          <table:table-cell office:value-type="float" office:value="864.8" calcext:value-type="float">
            <text:p>864.8</text:p>
          </table:table-cell>
          <table:table-cell office:value-type="float" office:value="869.4" calcext:value-type="float">
            <text:p>869.4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03.63" calcext:value-type="float">
            <text:p>203.63</text:p>
          </table:table-cell>
          <table:table-cell office:value-type="float" office:value="870.8" calcext:value-type="float">
            <text:p>870.8</text:p>
          </table:table-cell>
          <table:table-cell office:value-type="float" office:value="880" calcext:value-type="float">
            <text:p>880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204.11" calcext:value-type="float">
            <text:p>204.11</text:p>
          </table:table-cell>
          <table:table-cell office:value-type="float" office:value="870" calcext:value-type="float">
            <text:p>870</text:p>
          </table:table-cell>
          <table:table-cell office:value-type="float" office:value="861.8" calcext:value-type="float">
            <text:p>861.8</text:p>
          </table:table-cell>
          <table:table-cell office:value-type="float" office:value="875.4" calcext:value-type="float">
            <text:p>875.4</text:p>
          </table:table-cell>
        </table:table-row>
        <table:table-row table:style-name="ro1">
          <table:table-cell office:value-type="float" office:value="204.58" calcext:value-type="float">
            <text:p>204.58</text:p>
          </table:table-cell>
          <table:table-cell office:value-type="float" office:value="864.8" calcext:value-type="float">
            <text:p>864.8</text:p>
          </table:table-cell>
          <table:table-cell office:value-type="float" office:value="870.8" calcext:value-type="float">
            <text:p>870.8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205.06" calcext:value-type="float">
            <text:p>205.06</text:p>
          </table:table-cell>
          <table:table-cell office:value-type="float" office:value="864.2" calcext:value-type="float">
            <text:p>864.2</text:p>
          </table:table-cell>
          <table:table-cell office:value-type="float" office:value="873.6" calcext:value-type="float">
            <text:p>873.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05.54" calcext:value-type="float">
            <text:p>205.54</text:p>
          </table:table-cell>
          <table:table-cell office:value-type="float" office:value="875" calcext:value-type="float">
            <text:p>875</text:p>
          </table:table-cell>
          <table:table-cell office:value-type="float" office:value="863.8" calcext:value-type="float">
            <text:p>863.8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206.01" calcext:value-type="float">
            <text:p>206.01</text:p>
          </table:table-cell>
          <table:table-cell office:value-type="float" office:value="864.4" calcext:value-type="float">
            <text:p>864.4</text:p>
          </table:table-cell>
          <table:table-cell office:value-type="float" office:value="869.4" calcext:value-type="float">
            <text:p>869.4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206.49" calcext:value-type="float">
            <text:p>206.49</text:p>
          </table:table-cell>
          <table:table-cell office:value-type="float" office:value="870.2" calcext:value-type="float">
            <text:p>870.2</text:p>
          </table:table-cell>
          <table:table-cell office:value-type="float" office:value="872.8" calcext:value-type="float">
            <text:p>872.8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206.97" calcext:value-type="float">
            <text:p>206.97</text:p>
          </table:table-cell>
          <table:table-cell table:number-columns-repeated="2" office:value-type="float" office:value="865.4" calcext:value-type="float">
            <text:p>865.4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207.45" calcext:value-type="float">
            <text:p>207.45</text:p>
          </table:table-cell>
          <table:table-cell office:value-type="float" office:value="862.8" calcext:value-type="float">
            <text:p>862.8</text:p>
          </table:table-cell>
          <table:table-cell office:value-type="float" office:value="871.8" calcext:value-type="float">
            <text:p>871.8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207.92" calcext:value-type="float">
            <text:p>207.92</text:p>
          </table:table-cell>
          <table:table-cell office:value-type="float" office:value="867.8" calcext:value-type="float">
            <text:p>867.8</text:p>
          </table:table-cell>
          <table:table-cell office:value-type="float" office:value="872.8" calcext:value-type="float">
            <text:p>872.8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866" calcext:value-type="float">
            <text:p>866</text:p>
          </table:table-cell>
          <table:table-cell office:value-type="float" office:value="869" calcext:value-type="float">
            <text:p>869</text:p>
          </table:table-cell>
          <table:table-cell office:value-type="float" office:value="879.2" calcext:value-type="float">
            <text:p>879.2</text:p>
          </table:table-cell>
        </table:table-row>
        <table:table-row table:style-name="ro1">
          <table:table-cell office:value-type="float" office:value="208.88" calcext:value-type="float">
            <text:p>208.88</text:p>
          </table:table-cell>
          <table:table-cell office:value-type="float" office:value="867.4" calcext:value-type="float">
            <text:p>867.4</text:p>
          </table:table-cell>
          <table:table-cell office:value-type="float" office:value="875.4" calcext:value-type="float">
            <text:p>875.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09.35" calcext:value-type="float">
            <text:p>209.35</text:p>
          </table:table-cell>
          <table:table-cell office:value-type="float" office:value="876.6" calcext:value-type="float">
            <text:p>876.6</text:p>
          </table:table-cell>
          <table:table-cell office:value-type="float" office:value="876.2" calcext:value-type="float">
            <text:p>876.2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209.83" calcext:value-type="float">
            <text:p>209.83</text:p>
          </table:table-cell>
          <table:table-cell office:value-type="float" office:value="868.4" calcext:value-type="float">
            <text:p>868.4</text:p>
          </table:table-cell>
          <table:table-cell office:value-type="float" office:value="866.4" calcext:value-type="float">
            <text:p>866.4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210.31" calcext:value-type="float">
            <text:p>210.31</text:p>
          </table:table-cell>
          <table:table-cell office:value-type="float" office:value="862.6" calcext:value-type="float">
            <text:p>862.6</text:p>
          </table:table-cell>
          <table:table-cell office:value-type="float" office:value="865.8" calcext:value-type="float">
            <text:p>865.8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210.78" calcext:value-type="float">
            <text:p>210.78</text:p>
          </table:table-cell>
          <table:table-cell office:value-type="float" office:value="874.8" calcext:value-type="float">
            <text:p>874.8</text:p>
          </table:table-cell>
          <table:table-cell office:value-type="float" office:value="865.2" calcext:value-type="float">
            <text:p>865.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11.26" calcext:value-type="float">
            <text:p>211.26</text:p>
          </table:table-cell>
          <table:table-cell office:value-type="float" office:value="873.8" calcext:value-type="float">
            <text:p>873.8</text:p>
          </table:table-cell>
          <table:table-cell office:value-type="float" office:value="863.8" calcext:value-type="float">
            <text:p>863.8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211.74" calcext:value-type="float">
            <text:p>211.74</text:p>
          </table:table-cell>
          <table:table-cell office:value-type="float" office:value="861.8" calcext:value-type="float">
            <text:p>861.8</text:p>
          </table:table-cell>
          <table:table-cell office:value-type="float" office:value="873.6" calcext:value-type="float">
            <text:p>873.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12.21" calcext:value-type="float">
            <text:p>212.21</text:p>
          </table:table-cell>
          <table:table-cell office:value-type="float" office:value="864.2" calcext:value-type="float">
            <text:p>864.2</text:p>
          </table:table-cell>
          <table:table-cell office:value-type="float" office:value="884.4" calcext:value-type="float">
            <text:p>884.4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212.69" calcext:value-type="float">
            <text:p>212.69</text:p>
          </table:table-cell>
          <table:table-cell office:value-type="float" office:value="871.6" calcext:value-type="float">
            <text:p>871.6</text:p>
          </table:table-cell>
          <table:table-cell office:value-type="float" office:value="857.6" calcext:value-type="float">
            <text:p>857.6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213.17" calcext:value-type="float">
            <text:p>213.17</text:p>
          </table:table-cell>
          <table:table-cell office:value-type="float" office:value="865.2" calcext:value-type="float">
            <text:p>865.2</text:p>
          </table:table-cell>
          <table:table-cell office:value-type="float" office:value="871.6" calcext:value-type="float">
            <text:p>871.6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213.64" calcext:value-type="float">
            <text:p>213.64</text:p>
          </table:table-cell>
          <table:table-cell office:value-type="float" office:value="886.4" calcext:value-type="float">
            <text:p>886.4</text:p>
          </table:table-cell>
          <table:table-cell office:value-type="float" office:value="924.8" calcext:value-type="float">
            <text:p>924.8</text:p>
          </table:table-cell>
          <table:table-cell office:value-type="float" office:value="892.6" calcext:value-type="float">
            <text:p>892.6</text:p>
          </table:table-cell>
        </table:table-row>
        <table:table-row table:style-name="ro1">
          <table:table-cell office:value-type="float" office:value="214.12" calcext:value-type="float">
            <text:p>214.12</text:p>
          </table:table-cell>
          <table:table-cell office:value-type="float" office:value="883" calcext:value-type="float">
            <text:p>883</text:p>
          </table:table-cell>
          <table:table-cell office:value-type="float" office:value="870.6" calcext:value-type="float">
            <text:p>870.6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859.6" calcext:value-type="float">
            <text:p>859.6</text:p>
          </table:table-cell>
          <table:table-cell office:value-type="float" office:value="873.4" calcext:value-type="float">
            <text:p>873.4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215.07" calcext:value-type="float">
            <text:p>215.07</text:p>
          </table:table-cell>
          <table:table-cell office:value-type="float" office:value="863.8" calcext:value-type="float">
            <text:p>863.8</text:p>
          </table:table-cell>
          <table:table-cell office:value-type="float" office:value="879" calcext:value-type="float">
            <text:p>879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215.55" calcext:value-type="float">
            <text:p>215.55</text:p>
          </table:table-cell>
          <table:table-cell office:value-type="float" office:value="871.8" calcext:value-type="float">
            <text:p>871.8</text:p>
          </table:table-cell>
          <table:table-cell office:value-type="float" office:value="869.6" calcext:value-type="float">
            <text:p>869.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16.03" calcext:value-type="float">
            <text:p>216.03</text:p>
          </table:table-cell>
          <table:table-cell office:value-type="float" office:value="860.4" calcext:value-type="float">
            <text:p>860.4</text:p>
          </table:table-cell>
          <table:table-cell office:value-type="float" office:value="871.8" calcext:value-type="float">
            <text:p>871.8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872.4" calcext:value-type="float">
            <text:p>872.4</text:p>
          </table:table-cell>
          <table:table-cell office:value-type="float" office:value="879.8" calcext:value-type="float">
            <text:p>879.8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216.98" calcext:value-type="float">
            <text:p>216.98</text:p>
          </table:table-cell>
          <table:table-cell table:number-columns-repeated="2" office:value-type="float" office:value="868.6" calcext:value-type="float">
            <text:p>868.6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217.45" calcext:value-type="float">
            <text:p>217.45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17.93" calcext:value-type="float">
            <text:p>217.93</text:p>
          </table:table-cell>
          <table:table-cell office:value-type="float" office:value="860" calcext:value-type="float">
            <text:p>860</text:p>
          </table:table-cell>
          <table:table-cell office:value-type="float" office:value="877.6" calcext:value-type="float">
            <text:p>877.6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218.41" calcext:value-type="float">
            <text:p>218.41</text:p>
          </table:table-cell>
          <table:table-cell office:value-type="float" office:value="875.4" calcext:value-type="float">
            <text:p>875.4</text:p>
          </table:table-cell>
          <table:table-cell office:value-type="float" office:value="868.8" calcext:value-type="float">
            <text:p>868.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18.88" calcext:value-type="float">
            <text:p>218.88</text:p>
          </table:table-cell>
          <table:table-cell office:value-type="float" office:value="867.6" calcext:value-type="float">
            <text:p>867.6</text:p>
          </table:table-cell>
          <table:table-cell office:value-type="float" office:value="864" calcext:value-type="float">
            <text:p>864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219.36" calcext:value-type="float">
            <text:p>219.36</text:p>
          </table:table-cell>
          <table:table-cell office:value-type="float" office:value="877.6" calcext:value-type="float">
            <text:p>877.6</text:p>
          </table:table-cell>
          <table:table-cell office:value-type="float" office:value="889.2" calcext:value-type="float">
            <text:p>889.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19.84" calcext:value-type="float">
            <text:p>219.84</text:p>
          </table:table-cell>
          <table:table-cell office:value-type="float" office:value="871.8" calcext:value-type="float">
            <text:p>871.8</text:p>
          </table:table-cell>
          <table:table-cell office:value-type="float" office:value="865" calcext:value-type="float">
            <text:p>865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20.31" calcext:value-type="float">
            <text:p>220.31</text:p>
          </table:table-cell>
          <table:table-cell office:value-type="float" office:value="867.2" calcext:value-type="float">
            <text:p>867.2</text:p>
          </table:table-cell>
          <table:table-cell office:value-type="float" office:value="868" calcext:value-type="float">
            <text:p>86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20.79" calcext:value-type="float">
            <text:p>220.79</text:p>
          </table:table-cell>
          <table:table-cell office:value-type="float" office:value="867.6" calcext:value-type="float">
            <text:p>867.6</text:p>
          </table:table-cell>
          <table:table-cell office:value-type="float" office:value="879.2" calcext:value-type="float">
            <text:p>879.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21.26" calcext:value-type="float">
            <text:p>221.26</text:p>
          </table:table-cell>
          <table:table-cell office:value-type="float" office:value="869.2" calcext:value-type="float">
            <text:p>869.2</text:p>
          </table:table-cell>
          <table:table-cell office:value-type="float" office:value="861.2" calcext:value-type="float">
            <text:p>861.2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221.74" calcext:value-type="float">
            <text:p>221.74</text:p>
          </table:table-cell>
          <table:table-cell office:value-type="float" office:value="860.6" calcext:value-type="float">
            <text:p>860.6</text:p>
          </table:table-cell>
          <table:table-cell office:value-type="float" office:value="866.6" calcext:value-type="float">
            <text:p>866.6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222.22" calcext:value-type="float">
            <text:p>222.22</text:p>
          </table:table-cell>
          <table:table-cell office:value-type="float" office:value="869.4" calcext:value-type="float">
            <text:p>869.4</text:p>
          </table:table-cell>
          <table:table-cell office:value-type="float" office:value="873.8" calcext:value-type="float">
            <text:p>873.8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222.69" calcext:value-type="float">
            <text:p>222.69</text:p>
          </table:table-cell>
          <table:table-cell office:value-type="float" office:value="874.6" calcext:value-type="float">
            <text:p>874.6</text:p>
          </table:table-cell>
          <table:table-cell office:value-type="float" office:value="867.4" calcext:value-type="float">
            <text:p>867.4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223.17" calcext:value-type="float">
            <text:p>223.17</text:p>
          </table:table-cell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223.64" calcext:value-type="float">
            <text:p>223.64</text:p>
          </table:table-cell>
          <table:table-cell office:value-type="float" office:value="866.8" calcext:value-type="float">
            <text:p>866.8</text:p>
          </table:table-cell>
          <table:table-cell office:value-type="float" office:value="877.2" calcext:value-type="float">
            <text:p>877.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24.12" calcext:value-type="float">
            <text:p>224.12</text:p>
          </table:table-cell>
          <table:table-cell office:value-type="float" office:value="868.4" calcext:value-type="float">
            <text:p>868.4</text:p>
          </table:table-cell>
          <table:table-cell office:value-type="float" office:value="870" calcext:value-type="float">
            <text:p>870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860.8" calcext:value-type="float">
            <text:p>860.8</text:p>
          </table:table-cell>
          <table:table-cell table:number-columns-repeated="2"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225.07" calcext:value-type="float">
            <text:p>225.07</text:p>
          </table:table-cell>
          <table:table-cell office:value-type="float" office:value="862.8" calcext:value-type="float">
            <text:p>862.8</text:p>
          </table:table-cell>
          <table:table-cell office:value-type="float" office:value="879" calcext:value-type="float">
            <text:p>879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25.55" calcext:value-type="float">
            <text:p>225.55</text:p>
          </table:table-cell>
          <table:table-cell office:value-type="float" office:value="869.8" calcext:value-type="float">
            <text:p>869.8</text:p>
          </table:table-cell>
          <table:table-cell office:value-type="float" office:value="858" calcext:value-type="float">
            <text:p>858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226.02" calcext:value-type="float">
            <text:p>226.02</text:p>
          </table:table-cell>
          <table:table-cell office:value-type="float" office:value="873" calcext:value-type="float">
            <text:p>873</text:p>
          </table:table-cell>
          <table:table-cell office:value-type="float" office:value="869" calcext:value-type="float">
            <text:p>869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226.5" calcext:value-type="float">
            <text:p>226.5</text:p>
          </table:table-cell>
          <table:table-cell office:value-type="float" office:value="876.6" calcext:value-type="float">
            <text:p>876.6</text:p>
          </table:table-cell>
          <table:table-cell office:value-type="float" office:value="883" calcext:value-type="float">
            <text:p>883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226.98" calcext:value-type="float">
            <text:p>226.98</text:p>
          </table:table-cell>
          <table:table-cell office:value-type="float" office:value="864.4" calcext:value-type="float">
            <text:p>864.4</text:p>
          </table:table-cell>
          <table:table-cell office:value-type="float" office:value="862.2" calcext:value-type="float">
            <text:p>862.2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227.45" calcext:value-type="float">
            <text:p>227.45</text:p>
          </table:table-cell>
          <table:table-cell office:value-type="float" office:value="870.2" calcext:value-type="float">
            <text:p>870.2</text:p>
          </table:table-cell>
          <table:table-cell office:value-type="float" office:value="876.2" calcext:value-type="float">
            <text:p>876.2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227.93" calcext:value-type="float">
            <text:p>227.93</text:p>
          </table:table-cell>
          <table:table-cell office:value-type="float" office:value="863.8" calcext:value-type="float">
            <text:p>863.8</text:p>
          </table:table-cell>
          <table:table-cell office:value-type="float" office:value="875.8" calcext:value-type="float">
            <text:p>875.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869" calcext:value-type="float">
            <text:p>869</text:p>
          </table:table-cell>
          <table:table-cell office:value-type="float" office:value="867.2" calcext:value-type="float">
            <text:p>867.2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228.88" calcext:value-type="float">
            <text:p>228.88</text:p>
          </table:table-cell>
          <table:table-cell office:value-type="float" office:value="864.2" calcext:value-type="float">
            <text:p>864.2</text:p>
          </table:table-cell>
          <table:table-cell office:value-type="float" office:value="867.8" calcext:value-type="float">
            <text:p>867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29.35" calcext:value-type="float">
            <text:p>229.35</text:p>
          </table:table-cell>
          <table:table-cell office:value-type="float" office:value="864.8" calcext:value-type="float">
            <text:p>864.8</text:p>
          </table:table-cell>
          <table:table-cell office:value-type="float" office:value="882" calcext:value-type="float">
            <text:p>882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29.83" calcext:value-type="float">
            <text:p>229.83</text:p>
          </table:table-cell>
          <table:table-cell office:value-type="float" office:value="867.6" calcext:value-type="float">
            <text:p>867.6</text:p>
          </table:table-cell>
          <table:table-cell office:value-type="float" office:value="863" calcext:value-type="float">
            <text:p>863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230.31" calcext:value-type="float">
            <text:p>230.31</text:p>
          </table:table-cell>
          <table:table-cell office:value-type="float" office:value="855.6" calcext:value-type="float">
            <text:p>855.6</text:p>
          </table:table-cell>
          <table:table-cell office:value-type="float" office:value="872.2" calcext:value-type="float">
            <text:p>872.2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30.78" calcext:value-type="float">
            <text:p>230.78</text:p>
          </table:table-cell>
          <table:table-cell office:value-type="float" office:value="870.6" calcext:value-type="float">
            <text:p>870.6</text:p>
          </table:table-cell>
          <table:table-cell office:value-type="float" office:value="871.6" calcext:value-type="float">
            <text:p>871.6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31.26" calcext:value-type="float">
            <text:p>231.26</text:p>
          </table:table-cell>
          <table:table-cell office:value-type="float" office:value="876.4" calcext:value-type="float">
            <text:p>876.4</text:p>
          </table:table-cell>
          <table:table-cell office:value-type="float" office:value="868.4" calcext:value-type="float">
            <text:p>868.4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231.73" calcext:value-type="float">
            <text:p>231.73</text:p>
          </table:table-cell>
          <table:table-cell office:value-type="float" office:value="863.2" calcext:value-type="float">
            <text:p>863.2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32.21" calcext:value-type="float">
            <text:p>232.21</text:p>
          </table:table-cell>
          <table:table-cell office:value-type="float" office:value="866.6" calcext:value-type="float">
            <text:p>866.6</text:p>
          </table:table-cell>
          <table:table-cell office:value-type="float" office:value="872" calcext:value-type="float">
            <text:p>872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232.68" calcext:value-type="float">
            <text:p>232.68</text:p>
          </table:table-cell>
          <table:table-cell office:value-type="float" office:value="868.2" calcext:value-type="float">
            <text:p>868.2</text:p>
          </table:table-cell>
          <table:table-cell office:value-type="float" office:value="873.2" calcext:value-type="float">
            <text:p>873.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33.16" calcext:value-type="float">
            <text:p>233.16</text:p>
          </table:table-cell>
          <table:table-cell office:value-type="float" office:value="875.2" calcext:value-type="float">
            <text:p>875.2</text:p>
          </table:table-cell>
          <table:table-cell office:value-type="float" office:value="876.2" calcext:value-type="float">
            <text:p>876.2</text:p>
          </table:table-cell>
          <table:table-cell office:value-type="float" office:value="885.6" calcext:value-type="float">
            <text:p>885.6</text:p>
          </table:table-cell>
        </table:table-row>
        <table:table-row table:style-name="ro1">
          <table:table-cell office:value-type="float" office:value="233.63" calcext:value-type="float">
            <text:p>233.63</text:p>
          </table:table-cell>
          <table:table-cell office:value-type="float" office:value="872.4" calcext:value-type="float">
            <text:p>872.4</text:p>
          </table:table-cell>
          <table:table-cell office:value-type="float" office:value="883.4" calcext:value-type="float">
            <text:p>883.4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234.11" calcext:value-type="float">
            <text:p>234.11</text:p>
          </table:table-cell>
          <table:table-cell office:value-type="float" office:value="878" calcext:value-type="float">
            <text:p>878</text:p>
          </table:table-cell>
          <table:table-cell office:value-type="float" office:value="869.2" calcext:value-type="float">
            <text:p>869.2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234.58" calcext:value-type="float">
            <text:p>234.58</text:p>
          </table:table-cell>
          <table:table-cell office:value-type="float" office:value="855" calcext:value-type="float">
            <text:p>855</text:p>
          </table:table-cell>
          <table:table-cell office:value-type="float" office:value="866.4" calcext:value-type="float">
            <text:p>866.4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235.06" calcext:value-type="float">
            <text:p>235.06</text:p>
          </table:table-cell>
          <table:table-cell office:value-type="float" office:value="868.6" calcext:value-type="float">
            <text:p>868.6</text:p>
          </table:table-cell>
          <table:table-cell office:value-type="float" office:value="883.6" calcext:value-type="float">
            <text:p>883.6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35.53" calcext:value-type="float">
            <text:p>235.53</text:p>
          </table:table-cell>
          <table:table-cell office:value-type="float" office:value="868.6" calcext:value-type="float">
            <text:p>868.6</text:p>
          </table:table-cell>
          <table:table-cell office:value-type="float" office:value="862" calcext:value-type="float">
            <text:p>862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236.01" calcext:value-type="float">
            <text:p>236.01</text:p>
          </table:table-cell>
          <table:table-cell office:value-type="float" office:value="867.6" calcext:value-type="float">
            <text:p>867.6</text:p>
          </table:table-cell>
          <table:table-cell office:value-type="float" office:value="865" calcext:value-type="float">
            <text:p>865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236.49" calcext:value-type="float">
            <text:p>236.49</text:p>
          </table:table-cell>
          <table:table-cell office:value-type="float" office:value="870.2" calcext:value-type="float">
            <text:p>870.2</text:p>
          </table:table-cell>
          <table:table-cell office:value-type="float" office:value="893.6" calcext:value-type="float">
            <text:p>893.6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36.96" calcext:value-type="float">
            <text:p>236.96</text:p>
          </table:table-cell>
          <table:table-cell office:value-type="float" office:value="869" calcext:value-type="float">
            <text:p>869</text:p>
          </table:table-cell>
          <table:table-cell office:value-type="float" office:value="867.4" calcext:value-type="float">
            <text:p>867.4</text:p>
          </table:table-cell>
          <table:table-cell office:value-type="float" office:value="881.2" calcext:value-type="float">
            <text:p>881.2</text:p>
          </table:table-cell>
        </table:table-row>
        <table:table-row table:style-name="ro1">
          <table:table-cell office:value-type="float" office:value="237.44" calcext:value-type="float">
            <text:p>237.44</text:p>
          </table:table-cell>
          <table:table-cell office:value-type="float" office:value="869.6" calcext:value-type="float">
            <text:p>869.6</text:p>
          </table:table-cell>
          <table:table-cell office:value-type="float" office:value="873.8" calcext:value-type="float">
            <text:p>873.8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37.91" calcext:value-type="float">
            <text:p>237.91</text:p>
          </table:table-cell>
          <table:table-cell office:value-type="float" office:value="875" calcext:value-type="float">
            <text:p>875</text:p>
          </table:table-cell>
          <table:table-cell office:value-type="float" office:value="872.8" calcext:value-type="float">
            <text:p>872.8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38.39" calcext:value-type="float">
            <text:p>238.39</text:p>
          </table:table-cell>
          <table:table-cell office:value-type="float" office:value="873.2" calcext:value-type="float">
            <text:p>873.2</text:p>
          </table:table-cell>
          <table:table-cell office:value-type="float" office:value="867.8" calcext:value-type="float">
            <text:p>867.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38.86" calcext:value-type="float">
            <text:p>238.86</text:p>
          </table:table-cell>
          <table:table-cell office:value-type="float" office:value="862.6" calcext:value-type="float">
            <text:p>862.6</text:p>
          </table:table-cell>
          <table:table-cell office:value-type="float" office:value="870" calcext:value-type="float">
            <text:p>870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39.34" calcext:value-type="float">
            <text:p>239.34</text:p>
          </table:table-cell>
          <table:table-cell office:value-type="float" office:value="861" calcext:value-type="float">
            <text:p>861</text:p>
          </table:table-cell>
          <table:table-cell office:value-type="float" office:value="878.8" calcext:value-type="float">
            <text:p>878.8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239.81" calcext:value-type="float">
            <text:p>239.81</text:p>
          </table:table-cell>
          <table:table-cell office:value-type="float" office:value="875.8" calcext:value-type="float">
            <text:p>875.8</text:p>
          </table:table-cell>
          <table:table-cell office:value-type="float" office:value="862" calcext:value-type="float">
            <text:p>86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40.29" calcext:value-type="float">
            <text:p>240.29</text:p>
          </table:table-cell>
          <table:table-cell office:value-type="float" office:value="868.8" calcext:value-type="float">
            <text:p>868.8</text:p>
          </table:table-cell>
          <table:table-cell office:value-type="float" office:value="864.8" calcext:value-type="float">
            <text:p>864.8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240.76" calcext:value-type="float">
            <text:p>240.76</text:p>
          </table:table-cell>
          <table:table-cell office:value-type="float" office:value="865.2" calcext:value-type="float">
            <text:p>865.2</text:p>
          </table:table-cell>
          <table:table-cell office:value-type="float" office:value="872.6" calcext:value-type="float">
            <text:p>872.6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241.24" calcext:value-type="float">
            <text:p>241.24</text:p>
          </table:table-cell>
          <table:table-cell office:value-type="float" office:value="864.6" calcext:value-type="float">
            <text:p>864.6</text:p>
          </table:table-cell>
          <table:table-cell office:value-type="float" office:value="863.2" calcext:value-type="float">
            <text:p>863.2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241.71" calcext:value-type="float">
            <text:p>241.71</text:p>
          </table:table-cell>
          <table:table-cell office:value-type="float" office:value="868.2" calcext:value-type="float">
            <text:p>868.2</text:p>
          </table:table-cell>
          <table:table-cell office:value-type="float" office:value="865.6" calcext:value-type="float">
            <text:p>865.6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242.19" calcext:value-type="float">
            <text:p>242.19</text:p>
          </table:table-cell>
          <table:table-cell office:value-type="float" office:value="865.4" calcext:value-type="float">
            <text:p>865.4</text:p>
          </table:table-cell>
          <table:table-cell office:value-type="float" office:value="871.2" calcext:value-type="float">
            <text:p>871.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42.66" calcext:value-type="float">
            <text:p>242.66</text:p>
          </table:table-cell>
          <table:table-cell office:value-type="float" office:value="868.6" calcext:value-type="float">
            <text:p>868.6</text:p>
          </table:table-cell>
          <table:table-cell office:value-type="float" office:value="871.2" calcext:value-type="float">
            <text:p>871.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43.14" calcext:value-type="float">
            <text:p>243.14</text:p>
          </table:table-cell>
          <table:table-cell office:value-type="float" office:value="859.6" calcext:value-type="float">
            <text:p>859.6</text:p>
          </table:table-cell>
          <table:table-cell office:value-type="float" office:value="869.4" calcext:value-type="float">
            <text:p>869.4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243.61" calcext:value-type="float">
            <text:p>243.61</text:p>
          </table:table-cell>
          <table:table-cell office:value-type="float" office:value="867.6" calcext:value-type="float">
            <text:p>867.6</text:p>
          </table:table-cell>
          <table:table-cell office:value-type="float" office:value="880.8" calcext:value-type="float">
            <text:p>880.8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244.08" calcext:value-type="float">
            <text:p>244.08</text:p>
          </table:table-cell>
          <table:table-cell office:value-type="float" office:value="866.2" calcext:value-type="float">
            <text:p>866.2</text:p>
          </table:table-cell>
          <table:table-cell office:value-type="float" office:value="871.2" calcext:value-type="float">
            <text:p>871.2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244.56" calcext:value-type="float">
            <text:p>244.56</text:p>
          </table:table-cell>
          <table:table-cell office:value-type="float" office:value="865.6" calcext:value-type="float">
            <text:p>865.6</text:p>
          </table:table-cell>
          <table:table-cell office:value-type="float" office:value="869.8" calcext:value-type="float">
            <text:p>869.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45.03" calcext:value-type="float">
            <text:p>245.03</text:p>
          </table:table-cell>
          <table:table-cell office:value-type="float" office:value="871.2" calcext:value-type="float">
            <text:p>871.2</text:p>
          </table:table-cell>
          <table:table-cell office:value-type="float" office:value="877.2" calcext:value-type="float">
            <text:p>877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45.51" calcext:value-type="float">
            <text:p>245.51</text:p>
          </table:table-cell>
          <table:table-cell office:value-type="float" office:value="881.6" calcext:value-type="float">
            <text:p>881.6</text:p>
          </table:table-cell>
          <table:table-cell office:value-type="float" office:value="859.4" calcext:value-type="float">
            <text:p>859.4</text:p>
          </table:table-cell>
          <table:table-cell office:value-type="float" office:value="879.2" calcext:value-type="float">
            <text:p>879.2</text:p>
          </table:table-cell>
        </table:table-row>
        <table:table-row table:style-name="ro1">
          <table:table-cell office:value-type="float" office:value="245.98" calcext:value-type="float">
            <text:p>245.98</text:p>
          </table:table-cell>
          <table:table-cell office:value-type="float" office:value="861.8" calcext:value-type="float">
            <text:p>861.8</text:p>
          </table:table-cell>
          <table:table-cell office:value-type="float" office:value="861.4" calcext:value-type="float">
            <text:p>861.4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246.46" calcext:value-type="float">
            <text:p>246.46</text:p>
          </table:table-cell>
          <table:table-cell office:value-type="float" office:value="871.6" calcext:value-type="float">
            <text:p>871.6</text:p>
          </table:table-cell>
          <table:table-cell office:value-type="float" office:value="880" calcext:value-type="float">
            <text:p>88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46.93" calcext:value-type="float">
            <text:p>246.93</text:p>
          </table:table-cell>
          <table:table-cell office:value-type="float" office:value="880.6" calcext:value-type="float">
            <text:p>880.6</text:p>
          </table:table-cell>
          <table:table-cell office:value-type="float" office:value="867.8" calcext:value-type="float">
            <text:p>867.8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247.41" calcext:value-type="float">
            <text:p>247.41</text:p>
          </table:table-cell>
          <table:table-cell office:value-type="float" office:value="869.8" calcext:value-type="float">
            <text:p>869.8</text:p>
          </table:table-cell>
          <table:table-cell office:value-type="float" office:value="856.2" calcext:value-type="float">
            <text:p>856.2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247.88" calcext:value-type="float">
            <text:p>247.88</text:p>
          </table:table-cell>
          <table:table-cell office:value-type="float" office:value="861.2" calcext:value-type="float">
            <text:p>861.2</text:p>
          </table:table-cell>
          <table:table-cell office:value-type="float" office:value="869.2" calcext:value-type="float">
            <text:p>869.2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248.36" calcext:value-type="float">
            <text:p>248.36</text:p>
          </table:table-cell>
          <table:table-cell office:value-type="float" office:value="875.2" calcext:value-type="float">
            <text:p>875.2</text:p>
          </table:table-cell>
          <table:table-cell office:value-type="float" office:value="860.4" calcext:value-type="float">
            <text:p>860.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48.83" calcext:value-type="float">
            <text:p>248.83</text:p>
          </table:table-cell>
          <table:table-cell office:value-type="float" office:value="872.2" calcext:value-type="float">
            <text:p>872.2</text:p>
          </table:table-cell>
          <table:table-cell office:value-type="float" office:value="874.4" calcext:value-type="float">
            <text:p>874.4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249.31" calcext:value-type="float">
            <text:p>249.31</text:p>
          </table:table-cell>
          <table:table-cell office:value-type="float" office:value="866" calcext:value-type="float">
            <text:p>866</text:p>
          </table:table-cell>
          <table:table-cell office:value-type="float" office:value="880.8" calcext:value-type="float">
            <text:p>880.8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249.78" calcext:value-type="float">
            <text:p>249.78</text:p>
          </table:table-cell>
          <table:table-cell office:value-type="float" office:value="871.6" calcext:value-type="float">
            <text:p>871.6</text:p>
          </table:table-cell>
          <table:table-cell office:value-type="float" office:value="869.6" calcext:value-type="float">
            <text:p>869.6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250.25" calcext:value-type="float">
            <text:p>250.25</text:p>
          </table:table-cell>
          <table:table-cell office:value-type="float" office:value="869.2" calcext:value-type="float">
            <text:p>869.2</text:p>
          </table:table-cell>
          <table:table-cell office:value-type="float" office:value="870.6" calcext:value-type="float">
            <text:p>870.6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250.73" calcext:value-type="float">
            <text:p>250.73</text:p>
          </table:table-cell>
          <table:table-cell office:value-type="float" office:value="862" calcext:value-type="float">
            <text:p>862</text:p>
          </table:table-cell>
          <table:table-cell office:value-type="float" office:value="884" calcext:value-type="float">
            <text:p>884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863.8" calcext:value-type="float">
            <text:p>863.8</text:p>
          </table:table-cell>
          <table:table-cell office:value-type="float" office:value="866.8" calcext:value-type="float">
            <text:p>866.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51.68" calcext:value-type="float">
            <text:p>251.68</text:p>
          </table:table-cell>
          <table:table-cell office:value-type="float" office:value="854.4" calcext:value-type="float">
            <text:p>854.4</text:p>
          </table:table-cell>
          <table:table-cell office:value-type="float" office:value="868.4" calcext:value-type="float">
            <text:p>868.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52.15" calcext:value-type="float">
            <text:p>252.15</text:p>
          </table:table-cell>
          <table:table-cell office:value-type="float" office:value="862" calcext:value-type="float">
            <text:p>862</text:p>
          </table:table-cell>
          <table:table-cell office:value-type="float" office:value="882.2" calcext:value-type="float">
            <text:p>882.2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252.63" calcext:value-type="float">
            <text:p>252.63</text:p>
          </table:table-cell>
          <table:table-cell office:value-type="float" office:value="882.6" calcext:value-type="float">
            <text:p>882.6</text:p>
          </table:table-cell>
          <table:table-cell office:value-type="float" office:value="882.4" calcext:value-type="float">
            <text:p>882.4</text:p>
          </table:table-cell>
          <table:table-cell office:value-type="float" office:value="904.6" calcext:value-type="float">
            <text:p>904.6</text:p>
          </table:table-cell>
        </table:table-row>
        <table:table-row table:style-name="ro1">
          <table:table-cell office:value-type="float" office:value="253.1" calcext:value-type="float">
            <text:p>253.1</text:p>
          </table:table-cell>
          <table:table-cell office:value-type="float" office:value="868.6" calcext:value-type="float">
            <text:p>868.6</text:p>
          </table:table-cell>
          <table:table-cell office:value-type="float" office:value="869.8" calcext:value-type="float">
            <text:p>869.8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253.57" calcext:value-type="float">
            <text:p>253.57</text:p>
          </table:table-cell>
          <table:table-cell office:value-type="float" office:value="870" calcext:value-type="float">
            <text:p>870</text:p>
          </table:table-cell>
          <table:table-cell office:value-type="float" office:value="872.2" calcext:value-type="float">
            <text:p>872.2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254.05" calcext:value-type="float">
            <text:p>254.05</text:p>
          </table:table-cell>
          <table:table-cell office:value-type="float" office:value="877.6" calcext:value-type="float">
            <text:p>877.6</text:p>
          </table:table-cell>
          <table:table-cell office:value-type="float" office:value="870.8" calcext:value-type="float">
            <text:p>870.8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254.52" calcext:value-type="float">
            <text:p>254.52</text:p>
          </table:table-cell>
          <table:table-cell office:value-type="float" office:value="870.2" calcext:value-type="float">
            <text:p>870.2</text:p>
          </table:table-cell>
          <table:table-cell office:value-type="float" office:value="864.8" calcext:value-type="float">
            <text:p>864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6.2" calcext:value-type="float">
            <text:p>866.2</text:p>
          </table:table-cell>
          <table:table-cell office:value-type="float" office:value="877" calcext:value-type="float">
            <text:p>877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255.47" calcext:value-type="float">
            <text:p>255.47</text:p>
          </table:table-cell>
          <table:table-cell office:value-type="float" office:value="880.4" calcext:value-type="float">
            <text:p>880.4</text:p>
          </table:table-cell>
          <table:table-cell office:value-type="float" office:value="864" calcext:value-type="float">
            <text:p>86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55.94" calcext:value-type="float">
            <text:p>255.94</text:p>
          </table:table-cell>
          <table:table-cell office:value-type="float" office:value="874.2" calcext:value-type="float">
            <text:p>874.2</text:p>
          </table:table-cell>
          <table:table-cell office:value-type="float" office:value="865.8" calcext:value-type="float">
            <text:p>865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56.42" calcext:value-type="float">
            <text:p>256.42</text:p>
          </table:table-cell>
          <table:table-cell office:value-type="float" office:value="866" calcext:value-type="float">
            <text:p>866</text:p>
          </table:table-cell>
          <table:table-cell office:value-type="float" office:value="870.8" calcext:value-type="float">
            <text:p>870.8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256.89" calcext:value-type="float">
            <text:p>256.89</text:p>
          </table:table-cell>
          <table:table-cell office:value-type="float" office:value="867.4" calcext:value-type="float">
            <text:p>867.4</text:p>
          </table:table-cell>
          <table:table-cell office:value-type="float" office:value="866.2" calcext:value-type="float">
            <text:p>866.2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257.37" calcext:value-type="float">
            <text:p>257.37</text:p>
          </table:table-cell>
          <table:table-cell office:value-type="float" office:value="870.8" calcext:value-type="float">
            <text:p>870.8</text:p>
          </table:table-cell>
          <table:table-cell office:value-type="float" office:value="861.4" calcext:value-type="float">
            <text:p>861.4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57.84" calcext:value-type="float">
            <text:p>257.84</text:p>
          </table:table-cell>
          <table:table-cell office:value-type="float" office:value="866.2" calcext:value-type="float">
            <text:p>866.2</text:p>
          </table:table-cell>
          <table:table-cell office:value-type="float" office:value="878.6" calcext:value-type="float">
            <text:p>878.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58.31" calcext:value-type="float">
            <text:p>258.31</text:p>
          </table:table-cell>
          <table:table-cell office:value-type="float" office:value="878" calcext:value-type="float">
            <text:p>878</text:p>
          </table:table-cell>
          <table:table-cell office:value-type="float" office:value="870" calcext:value-type="float">
            <text:p>870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258.79" calcext:value-type="float">
            <text:p>258.79</text:p>
          </table:table-cell>
          <table:table-cell office:value-type="float" office:value="858.6" calcext:value-type="float">
            <text:p>858.6</text:p>
          </table:table-cell>
          <table:table-cell office:value-type="float" office:value="877.8" calcext:value-type="float">
            <text:p>877.8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259.26" calcext:value-type="float">
            <text:p>259.26</text:p>
          </table:table-cell>
          <table:table-cell office:value-type="float" office:value="861.2" calcext:value-type="float">
            <text:p>861.2</text:p>
          </table:table-cell>
          <table:table-cell office:value-type="float" office:value="875.2" calcext:value-type="float">
            <text:p>875.2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59.74" calcext:value-type="float">
            <text:p>259.74</text:p>
          </table:table-cell>
          <table:table-cell office:value-type="float" office:value="876.8" calcext:value-type="float">
            <text:p>876.8</text:p>
          </table:table-cell>
          <table:table-cell office:value-type="float" office:value="873" calcext:value-type="float">
            <text:p>873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260.21" calcext:value-type="float">
            <text:p>260.21</text:p>
          </table:table-cell>
          <table:table-cell office:value-type="float" office:value="864" calcext:value-type="float">
            <text:p>864</text:p>
          </table:table-cell>
          <table:table-cell office:value-type="float" office:value="870.4" calcext:value-type="float">
            <text:p>870.4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260.68" calcext:value-type="float">
            <text:p>260.68</text:p>
          </table:table-cell>
          <table:table-cell office:value-type="float" office:value="861.2" calcext:value-type="float">
            <text:p>861.2</text:p>
          </table:table-cell>
          <table:table-cell office:value-type="float" office:value="873.6" calcext:value-type="float">
            <text:p>873.6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261.16" calcext:value-type="float">
            <text:p>261.16</text:p>
          </table:table-cell>
          <table:table-cell office:value-type="float" office:value="872.2" calcext:value-type="float">
            <text:p>872.2</text:p>
          </table:table-cell>
          <table:table-cell office:value-type="float" office:value="876.6" calcext:value-type="float">
            <text:p>876.6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261.63" calcext:value-type="float">
            <text:p>261.63</text:p>
          </table:table-cell>
          <table:table-cell office:value-type="float" office:value="871" calcext:value-type="float">
            <text:p>871</text:p>
          </table:table-cell>
          <table:table-cell office:value-type="float" office:value="869.4" calcext:value-type="float">
            <text:p>869.4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262.1" calcext:value-type="float">
            <text:p>262.1</text:p>
          </table:table-cell>
          <table:table-cell office:value-type="float" office:value="869.4" calcext:value-type="float">
            <text:p>869.4</text:p>
          </table:table-cell>
          <table:table-cell office:value-type="float" office:value="875.8" calcext:value-type="float">
            <text:p>875.8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262.58" calcext:value-type="float">
            <text:p>262.58</text:p>
          </table:table-cell>
          <table:table-cell office:value-type="float" office:value="880.6" calcext:value-type="float">
            <text:p>880.6</text:p>
          </table:table-cell>
          <table:table-cell office:value-type="float" office:value="872" calcext:value-type="float">
            <text:p>872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263.05" calcext:value-type="float">
            <text:p>263.05</text:p>
          </table:table-cell>
          <table:table-cell office:value-type="float" office:value="869.8" calcext:value-type="float">
            <text:p>869.8</text:p>
          </table:table-cell>
          <table:table-cell office:value-type="float" office:value="877.6" calcext:value-type="float">
            <text:p>877.6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263.53" calcext:value-type="float">
            <text:p>263.53</text:p>
          </table:table-cell>
          <table:table-cell office:value-type="float" office:value="860.8" calcext:value-type="float">
            <text:p>860.8</text:p>
          </table:table-cell>
          <table:table-cell office:value-type="float" office:value="885.2" calcext:value-type="float">
            <text:p>885.2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872.4" calcext:value-type="float">
            <text:p>872.4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264.47" calcext:value-type="float">
            <text:p>264.47</text:p>
          </table:table-cell>
          <table:table-cell office:value-type="float" office:value="871.8" calcext:value-type="float">
            <text:p>871.8</text:p>
          </table:table-cell>
          <table:table-cell office:value-type="float" office:value="871.6" calcext:value-type="float">
            <text:p>871.6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264.95" calcext:value-type="float">
            <text:p>264.95</text:p>
          </table:table-cell>
          <table:table-cell office:value-type="float" office:value="864.8" calcext:value-type="float">
            <text:p>864.8</text:p>
          </table:table-cell>
          <table:table-cell office:value-type="float" office:value="877.4" calcext:value-type="float">
            <text:p>877.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65.42" calcext:value-type="float">
            <text:p>265.42</text:p>
          </table:table-cell>
          <table:table-cell office:value-type="float" office:value="879.2" calcext:value-type="float">
            <text:p>879.2</text:p>
          </table:table-cell>
          <table:table-cell office:value-type="float" office:value="865" calcext:value-type="float">
            <text:p>86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65.89" calcext:value-type="float">
            <text:p>265.89</text:p>
          </table:table-cell>
          <table:table-cell office:value-type="float" office:value="874.2" calcext:value-type="float">
            <text:p>874.2</text:p>
          </table:table-cell>
          <table:table-cell office:value-type="float" office:value="867.2" calcext:value-type="float">
            <text:p>867.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66.37" calcext:value-type="float">
            <text:p>266.37</text:p>
          </table:table-cell>
          <table:table-cell office:value-type="float" office:value="859.8" calcext:value-type="float">
            <text:p>859.8</text:p>
          </table:table-cell>
          <table:table-cell office:value-type="float" office:value="883.4" calcext:value-type="float">
            <text:p>883.4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266.84" calcext:value-type="float">
            <text:p>266.84</text:p>
          </table:table-cell>
          <table:table-cell office:value-type="float" office:value="863" calcext:value-type="float">
            <text:p>863</text:p>
          </table:table-cell>
          <table:table-cell office:value-type="float" office:value="863.8" calcext:value-type="float">
            <text:p>863.8</text:p>
          </table:table-cell>
          <table:table-cell office:value-type="float" office:value="879.2" calcext:value-type="float">
            <text:p>879.2</text:p>
          </table:table-cell>
        </table:table-row>
        <table:table-row table:style-name="ro1">
          <table:table-cell office:value-type="float" office:value="267.31" calcext:value-type="float">
            <text:p>267.31</text:p>
          </table:table-cell>
          <table:table-cell office:value-type="float" office:value="868" calcext:value-type="float">
            <text:p>868</text:p>
          </table:table-cell>
          <table:table-cell office:value-type="float" office:value="862.6" calcext:value-type="float">
            <text:p>862.6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267.79" calcext:value-type="float">
            <text:p>267.79</text:p>
          </table:table-cell>
          <table:table-cell office:value-type="float" office:value="862.6" calcext:value-type="float">
            <text:p>862.6</text:p>
          </table:table-cell>
          <table:table-cell office:value-type="float" office:value="877.4" calcext:value-type="float">
            <text:p>877.4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268.26" calcext:value-type="float">
            <text:p>268.26</text:p>
          </table:table-cell>
          <table:table-cell office:value-type="float" office:value="882.6" calcext:value-type="float">
            <text:p>882.6</text:p>
          </table:table-cell>
          <table:table-cell office:value-type="float" office:value="938.2" calcext:value-type="float">
            <text:p>938.2</text:p>
          </table:table-cell>
          <table:table-cell office:value-type="float" office:value="903.6" calcext:value-type="float">
            <text:p>903.6</text:p>
          </table:table-cell>
        </table:table-row>
        <table:table-row table:style-name="ro1">
          <table:table-cell office:value-type="float" office:value="268.73" calcext:value-type="float">
            <text:p>268.73</text:p>
          </table:table-cell>
          <table:table-cell office:value-type="float" office:value="875.2" calcext:value-type="float">
            <text:p>875.2</text:p>
          </table:table-cell>
          <table:table-cell office:value-type="float" office:value="879.8" calcext:value-type="float">
            <text:p>879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269.21" calcext:value-type="float">
            <text:p>269.21</text:p>
          </table:table-cell>
          <table:table-cell office:value-type="float" office:value="864.4" calcext:value-type="float">
            <text:p>864.4</text:p>
          </table:table-cell>
          <table:table-cell office:value-type="float" office:value="881" calcext:value-type="float">
            <text:p>881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269.68" calcext:value-type="float">
            <text:p>269.68</text:p>
          </table:table-cell>
          <table:table-cell office:value-type="float" office:value="873.2" calcext:value-type="float">
            <text:p>873.2</text:p>
          </table:table-cell>
          <table:table-cell office:value-type="float" office:value="874" calcext:value-type="float">
            <text:p>874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270.15" calcext:value-type="float">
            <text:p>270.15</text:p>
          </table:table-cell>
          <table:table-cell office:value-type="float" office:value="879" calcext:value-type="float">
            <text:p>879</text:p>
          </table:table-cell>
          <table:table-cell office:value-type="float" office:value="874" calcext:value-type="float">
            <text:p>874</text:p>
          </table:table-cell>
          <table:table-cell office:value-type="float" office:value="875.8" calcext:value-type="float">
            <text:p>875.8</text:p>
          </table:table-cell>
        </table:table-row>
        <table:table-row table:style-name="ro1">
          <table:table-cell office:value-type="float" office:value="270.63" calcext:value-type="float">
            <text:p>270.63</text:p>
          </table:table-cell>
          <table:table-cell office:value-type="float" office:value="860" calcext:value-type="float">
            <text:p>860</text:p>
          </table:table-cell>
          <table:table-cell office:value-type="float" office:value="881.4" calcext:value-type="float">
            <text:p>881.4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271.1" calcext:value-type="float">
            <text:p>271.1</text:p>
          </table:table-cell>
          <table:table-cell office:value-type="float" office:value="877.6" calcext:value-type="float">
            <text:p>877.6</text:p>
          </table:table-cell>
          <table:table-cell office:value-type="float" office:value="867.8" calcext:value-type="float">
            <text:p>867.8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271.57" calcext:value-type="float">
            <text:p>271.57</text:p>
          </table:table-cell>
          <table:table-cell office:value-type="float" office:value="873.8" calcext:value-type="float">
            <text:p>873.8</text:p>
          </table:table-cell>
          <table:table-cell office:value-type="float" office:value="864.6" calcext:value-type="float">
            <text:p>864.6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272.05" calcext:value-type="float">
            <text:p>272.05</text:p>
          </table:table-cell>
          <table:table-cell office:value-type="float" office:value="869" calcext:value-type="float">
            <text:p>869</text:p>
          </table:table-cell>
          <table:table-cell office:value-type="float" office:value="876.2" calcext:value-type="float">
            <text:p>876.2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72.52" calcext:value-type="float">
            <text:p>272.52</text:p>
          </table:table-cell>
          <table:table-cell office:value-type="float" office:value="869.8" calcext:value-type="float">
            <text:p>869.8</text:p>
          </table:table-cell>
          <table:table-cell office:value-type="float" office:value="865.8" calcext:value-type="float">
            <text:p>865.8</text:p>
          </table:table-cell>
          <table:table-cell office:value-type="float" office:value="883.8" calcext:value-type="float">
            <text:p>883.8</text:p>
          </table:table-cell>
        </table:table-row>
        <table:table-row table:style-name="ro1">
          <table:table-cell office:value-type="float" office:value="272.99" calcext:value-type="float">
            <text:p>272.99</text:p>
          </table:table-cell>
          <table:table-cell office:value-type="float" office:value="867.4" calcext:value-type="float">
            <text:p>867.4</text:p>
          </table:table-cell>
          <table:table-cell office:value-type="float" office:value="870" calcext:value-type="float">
            <text:p>870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273.46" calcext:value-type="float">
            <text:p>273.46</text:p>
          </table:table-cell>
          <table:table-cell office:value-type="float" office:value="872.6" calcext:value-type="float">
            <text:p>872.6</text:p>
          </table:table-cell>
          <table:table-cell office:value-type="float" office:value="876.4" calcext:value-type="float">
            <text:p>876.4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273.94" calcext:value-type="float">
            <text:p>273.94</text:p>
          </table:table-cell>
          <table:table-cell office:value-type="float" office:value="883.2" calcext:value-type="float">
            <text:p>883.2</text:p>
          </table:table-cell>
          <table:table-cell office:value-type="float" office:value="874.8" calcext:value-type="float">
            <text:p>874.8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74.41" calcext:value-type="float">
            <text:p>274.41</text:p>
          </table:table-cell>
          <table:table-cell office:value-type="float" office:value="873.2" calcext:value-type="float">
            <text:p>873.2</text:p>
          </table:table-cell>
          <table:table-cell office:value-type="float" office:value="862.2" calcext:value-type="float">
            <text:p>862.2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274.88" calcext:value-type="float">
            <text:p>274.88</text:p>
          </table:table-cell>
          <table:table-cell office:value-type="float" office:value="874" calcext:value-type="float">
            <text:p>874</text:p>
          </table:table-cell>
          <table:table-cell office:value-type="float" office:value="868.4" calcext:value-type="float">
            <text:p>868.4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275.36" calcext:value-type="float">
            <text:p>275.36</text:p>
          </table:table-cell>
          <table:table-cell office:value-type="float" office:value="869" calcext:value-type="float">
            <text:p>869</text:p>
          </table:table-cell>
          <table:table-cell office:value-type="float" office:value="875.4" calcext:value-type="float">
            <text:p>875.4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275.83" calcext:value-type="float">
            <text:p>275.83</text:p>
          </table:table-cell>
          <table:table-cell office:value-type="float" office:value="871.8" calcext:value-type="float">
            <text:p>871.8</text:p>
          </table:table-cell>
          <table:table-cell office:value-type="float" office:value="871.2" calcext:value-type="float">
            <text:p>871.2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276.3" calcext:value-type="float">
            <text:p>276.3</text:p>
          </table:table-cell>
          <table:table-cell office:value-type="float" office:value="856" calcext:value-type="float">
            <text:p>856</text:p>
          </table:table-cell>
          <table:table-cell office:value-type="float" office:value="873.8" calcext:value-type="float">
            <text:p>873.8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276.77" calcext:value-type="float">
            <text:p>276.77</text:p>
          </table:table-cell>
          <table:table-cell office:value-type="float" office:value="873.4" calcext:value-type="float">
            <text:p>873.4</text:p>
          </table:table-cell>
          <table:table-cell office:value-type="float" office:value="872" calcext:value-type="float">
            <text:p>872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277.25" calcext:value-type="float">
            <text:p>277.25</text:p>
          </table:table-cell>
          <table:table-cell office:value-type="float" office:value="867.4" calcext:value-type="float">
            <text:p>867.4</text:p>
          </table:table-cell>
          <table:table-cell office:value-type="float" office:value="856.8" calcext:value-type="float">
            <text:p>856.8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77.72" calcext:value-type="float">
            <text:p>277.72</text:p>
          </table:table-cell>
          <table:table-cell office:value-type="float" office:value="865.8" calcext:value-type="float">
            <text:p>865.8</text:p>
          </table:table-cell>
          <table:table-cell office:value-type="float" office:value="874.6" calcext:value-type="float">
            <text:p>874.6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78.19" calcext:value-type="float">
            <text:p>278.19</text:p>
          </table:table-cell>
          <table:table-cell office:value-type="float" office:value="867" calcext:value-type="float">
            <text:p>867</text:p>
          </table:table-cell>
          <table:table-cell office:value-type="float" office:value="876.8" calcext:value-type="float">
            <text:p>876.8</text:p>
          </table:table-cell>
          <table:table-cell office:value-type="float" office:value="881.6" calcext:value-type="float">
            <text:p>881.6</text:p>
          </table:table-cell>
        </table:table-row>
        <table:table-row table:style-name="ro1">
          <table:table-cell office:value-type="float" office:value="278.67" calcext:value-type="float">
            <text:p>278.67</text:p>
          </table:table-cell>
          <table:table-cell office:value-type="float" office:value="878" calcext:value-type="float">
            <text:p>878</text:p>
          </table:table-cell>
          <table:table-cell office:value-type="float" office:value="864.2" calcext:value-type="float">
            <text:p>864.2</text:p>
          </table:table-cell>
          <table:table-cell office:value-type="float" office:value="875.4" calcext:value-type="float">
            <text:p>875.4</text:p>
          </table:table-cell>
        </table:table-row>
        <table:table-row table:style-name="ro1">
          <table:table-cell office:value-type="float" office:value="279.14" calcext:value-type="float">
            <text:p>279.14</text:p>
          </table:table-cell>
          <table:table-cell office:value-type="float" office:value="870.6" calcext:value-type="float">
            <text:p>870.6</text:p>
          </table:table-cell>
          <table:table-cell office:value-type="float" office:value="872.4" calcext:value-type="float">
            <text:p>872.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79.61" calcext:value-type="float">
            <text:p>279.61</text:p>
          </table:table-cell>
          <table:table-cell office:value-type="float" office:value="871.2" calcext:value-type="float">
            <text:p>871.2</text:p>
          </table:table-cell>
          <table:table-cell office:value-type="float" office:value="874.4" calcext:value-type="float">
            <text:p>874.4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280.08" calcext:value-type="float">
            <text:p>280.08</text:p>
          </table:table-cell>
          <table:table-cell office:value-type="float" office:value="868.6" calcext:value-type="float">
            <text:p>868.6</text:p>
          </table:table-cell>
          <table:table-cell office:value-type="float" office:value="867.6" calcext:value-type="float">
            <text:p>867.6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280.56" calcext:value-type="float">
            <text:p>280.56</text:p>
          </table:table-cell>
          <table:table-cell office:value-type="float" office:value="866" calcext:value-type="float">
            <text:p>866</text:p>
          </table:table-cell>
          <table:table-cell office:value-type="float" office:value="878" calcext:value-type="float">
            <text:p>878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281.03" calcext:value-type="float">
            <text:p>281.03</text:p>
          </table:table-cell>
          <table:table-cell office:value-type="float" office:value="885" calcext:value-type="float">
            <text:p>885</text:p>
          </table:table-cell>
          <table:table-cell office:value-type="float" office:value="878" calcext:value-type="float">
            <text:p>878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81.5" calcext:value-type="float">
            <text:p>281.5</text:p>
          </table:table-cell>
          <table:table-cell office:value-type="float" office:value="868.6" calcext:value-type="float">
            <text:p>868.6</text:p>
          </table:table-cell>
          <table:table-cell office:value-type="float" office:value="870.8" calcext:value-type="float">
            <text:p>870.8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281.97" calcext:value-type="float">
            <text:p>281.97</text:p>
          </table:table-cell>
          <table:table-cell office:value-type="float" office:value="866.6" calcext:value-type="float">
            <text:p>866.6</text:p>
          </table:table-cell>
          <table:table-cell office:value-type="float" office:value="872.4" calcext:value-type="float">
            <text:p>872.4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282.45" calcext:value-type="float">
            <text:p>282.45</text:p>
          </table:table-cell>
          <table:table-cell office:value-type="float" office:value="879.2" calcext:value-type="float">
            <text:p>879.2</text:p>
          </table:table-cell>
          <table:table-cell office:value-type="float" office:value="868.4" calcext:value-type="float">
            <text:p>868.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82.92" calcext:value-type="float">
            <text:p>282.92</text:p>
          </table:table-cell>
          <table:table-cell office:value-type="float" office:value="869.8" calcext:value-type="float">
            <text:p>869.8</text:p>
          </table:table-cell>
          <table:table-cell table:number-columns-repeated="2"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83.39" calcext:value-type="float">
            <text:p>283.39</text:p>
          </table:table-cell>
          <table:table-cell office:value-type="float" office:value="861.4" calcext:value-type="float">
            <text:p>861.4</text:p>
          </table:table-cell>
          <table:table-cell office:value-type="float" office:value="874.2" calcext:value-type="float">
            <text:p>874.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83.86" calcext:value-type="float">
            <text:p>283.86</text:p>
          </table:table-cell>
          <table:table-cell office:value-type="float" office:value="881.6" calcext:value-type="float">
            <text:p>881.6</text:p>
          </table:table-cell>
          <table:table-cell office:value-type="float" office:value="868" calcext:value-type="float">
            <text:p>86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84.34" calcext:value-type="float">
            <text:p>284.34</text:p>
          </table:table-cell>
          <table:table-cell office:value-type="float" office:value="868.4" calcext:value-type="float">
            <text:p>868.4</text:p>
          </table:table-cell>
          <table:table-cell office:value-type="float" office:value="871.6" calcext:value-type="float">
            <text:p>871.6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284.81" calcext:value-type="float">
            <text:p>284.81</text:p>
          </table:table-cell>
          <table:table-cell office:value-type="float" office:value="873" calcext:value-type="float">
            <text:p>873</text:p>
          </table:table-cell>
          <table:table-cell office:value-type="float" office:value="881.8" calcext:value-type="float">
            <text:p>881.8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285.28" calcext:value-type="float">
            <text:p>285.28</text:p>
          </table:table-cell>
          <table:table-cell office:value-type="float" office:value="872" calcext:value-type="float">
            <text:p>872</text:p>
          </table:table-cell>
          <table:table-cell office:value-type="float" office:value="876.2" calcext:value-type="float">
            <text:p>876.2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285.75" calcext:value-type="float">
            <text:p>285.75</text:p>
          </table:table-cell>
          <table:table-cell office:value-type="float" office:value="864.2" calcext:value-type="float">
            <text:p>864.2</text:p>
          </table:table-cell>
          <table:table-cell office:value-type="float" office:value="863.8" calcext:value-type="float">
            <text:p>863.8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286.23" calcext:value-type="float">
            <text:p>286.23</text:p>
          </table:table-cell>
          <table:table-cell office:value-type="float" office:value="873.6" calcext:value-type="float">
            <text:p>873.6</text:p>
          </table:table-cell>
          <table:table-cell office:value-type="float" office:value="878.8" calcext:value-type="float">
            <text:p>878.8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286.7" calcext:value-type="float">
            <text:p>286.7</text:p>
          </table:table-cell>
          <table:table-cell office:value-type="float" office:value="871.4" calcext:value-type="float">
            <text:p>871.4</text:p>
          </table:table-cell>
          <table:table-cell office:value-type="float" office:value="884.2" calcext:value-type="float">
            <text:p>884.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87.17" calcext:value-type="float">
            <text:p>287.17</text:p>
          </table:table-cell>
          <table:table-cell office:value-type="float" office:value="865.8" calcext:value-type="float">
            <text:p>865.8</text:p>
          </table:table-cell>
          <table:table-cell office:value-type="float" office:value="860.8" calcext:value-type="float">
            <text:p>860.8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87.64" calcext:value-type="float">
            <text:p>287.64</text:p>
          </table:table-cell>
          <table:table-cell office:value-type="float" office:value="867.2" calcext:value-type="float">
            <text:p>867.2</text:p>
          </table:table-cell>
          <table:table-cell office:value-type="float" office:value="881" calcext:value-type="float">
            <text:p>881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288.11" calcext:value-type="float">
            <text:p>288.11</text:p>
          </table:table-cell>
          <table:table-cell office:value-type="float" office:value="882.4" calcext:value-type="float">
            <text:p>882.4</text:p>
          </table:table-cell>
          <table:table-cell office:value-type="float" office:value="877.6" calcext:value-type="float">
            <text:p>877.6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288.59" calcext:value-type="float">
            <text:p>288.59</text:p>
          </table:table-cell>
          <table:table-cell office:value-type="float" office:value="878.8" calcext:value-type="float">
            <text:p>878.8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89.06" calcext:value-type="float">
            <text:p>289.06</text:p>
          </table:table-cell>
          <table:table-cell office:value-type="float" office:value="868.4" calcext:value-type="float">
            <text:p>868.4</text:p>
          </table:table-cell>
          <table:table-cell office:value-type="float" office:value="867.6" calcext:value-type="float">
            <text:p>867.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89.53" calcext:value-type="float">
            <text:p>289.53</text:p>
          </table:table-cell>
          <table:table-cell office:value-type="float" office:value="884.2" calcext:value-type="float">
            <text:p>884.2</text:p>
          </table:table-cell>
          <table:table-cell office:value-type="float" office:value="871.4" calcext:value-type="float">
            <text:p>871.4</text:p>
          </table:table-cell>
          <table:table-cell office:value-type="float" office:value="882.4" calcext:value-type="float">
            <text:p>882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67.2" calcext:value-type="float">
            <text:p>867.2</text:p>
          </table:table-cell>
          <table:table-cell office:value-type="float" office:value="866.6" calcext:value-type="float">
            <text:p>866.6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290.47" calcext:value-type="float">
            <text:p>290.47</text:p>
          </table:table-cell>
          <table:table-cell office:value-type="float" office:value="869" calcext:value-type="float">
            <text:p>869</text:p>
          </table:table-cell>
          <table:table-cell office:value-type="float" office:value="881.2" calcext:value-type="float">
            <text:p>881.2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290.95" calcext:value-type="float">
            <text:p>290.95</text:p>
          </table:table-cell>
          <table:table-cell office:value-type="float" office:value="874.2" calcext:value-type="float">
            <text:p>874.2</text:p>
          </table:table-cell>
          <table:table-cell office:value-type="float" office:value="878.4" calcext:value-type="float">
            <text:p>878.4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291.42" calcext:value-type="float">
            <text:p>291.42</text:p>
          </table:table-cell>
          <table:table-cell office:value-type="float" office:value="872.2" calcext:value-type="float">
            <text:p>872.2</text:p>
          </table:table-cell>
          <table:table-cell office:value-type="float" office:value="860.4" calcext:value-type="float">
            <text:p>860.4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291.89" calcext:value-type="float">
            <text:p>291.89</text:p>
          </table:table-cell>
          <table:table-cell office:value-type="float" office:value="877.6" calcext:value-type="float">
            <text:p>877.6</text:p>
          </table:table-cell>
          <table:table-cell office:value-type="float" office:value="883" calcext:value-type="float">
            <text:p>883</text:p>
          </table:table-cell>
          <table:table-cell office:value-type="float" office:value="875.8" calcext:value-type="float">
            <text:p>875.8</text:p>
          </table:table-cell>
        </table:table-row>
        <table:table-row table:style-name="ro1">
          <table:table-cell office:value-type="float" office:value="292.36" calcext:value-type="float">
            <text:p>292.36</text:p>
          </table:table-cell>
          <table:table-cell office:value-type="float" office:value="872.4" calcext:value-type="float">
            <text:p>872.4</text:p>
          </table:table-cell>
          <table:table-cell office:value-type="float" office:value="883.4" calcext:value-type="float">
            <text:p>883.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92.83" calcext:value-type="float">
            <text:p>292.83</text:p>
          </table:table-cell>
          <table:table-cell office:value-type="float" office:value="873.2" calcext:value-type="float">
            <text:p>873.2</text:p>
          </table:table-cell>
          <table:table-cell office:value-type="float" office:value="873.8" calcext:value-type="float">
            <text:p>873.8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293.31" calcext:value-type="float">
            <text:p>293.31</text:p>
          </table:table-cell>
          <table:table-cell office:value-type="float" office:value="863.8" calcext:value-type="float">
            <text:p>863.8</text:p>
          </table:table-cell>
          <table:table-cell office:value-type="float" office:value="875.6" calcext:value-type="float">
            <text:p>875.6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293.78" calcext:value-type="float">
            <text:p>293.78</text:p>
          </table:table-cell>
          <table:table-cell office:value-type="float" office:value="873.6" calcext:value-type="float">
            <text:p>873.6</text:p>
          </table:table-cell>
          <table:table-cell office:value-type="float" office:value="874.6" calcext:value-type="float">
            <text:p>874.6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294.25" calcext:value-type="float">
            <text:p>294.25</text:p>
          </table:table-cell>
          <table:table-cell office:value-type="float" office:value="877" calcext:value-type="float">
            <text:p>877</text:p>
          </table:table-cell>
          <table:table-cell office:value-type="float" office:value="860" calcext:value-type="float">
            <text:p>860</text:p>
          </table:table-cell>
          <table:table-cell office:value-type="float" office:value="882.4" calcext:value-type="float">
            <text:p>882.4</text:p>
          </table:table-cell>
        </table:table-row>
        <table:table-row table:style-name="ro1">
          <table:table-cell office:value-type="float" office:value="294.72" calcext:value-type="float">
            <text:p>294.72</text:p>
          </table:table-cell>
          <table:table-cell office:value-type="float" office:value="865.8" calcext:value-type="float">
            <text:p>865.8</text:p>
          </table:table-cell>
          <table:table-cell office:value-type="float" office:value="876.6" calcext:value-type="float">
            <text:p>876.6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295.19" calcext:value-type="float">
            <text:p>295.19</text:p>
          </table:table-cell>
          <table:table-cell office:value-type="float" office:value="874.4" calcext:value-type="float">
            <text:p>874.4</text:p>
          </table:table-cell>
          <table:table-cell office:value-type="float" office:value="880.8" calcext:value-type="float">
            <text:p>880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95.66" calcext:value-type="float">
            <text:p>295.66</text:p>
          </table:table-cell>
          <table:table-cell office:value-type="float" office:value="866.4" calcext:value-type="float">
            <text:p>866.4</text:p>
          </table:table-cell>
          <table:table-cell office:value-type="float" office:value="859.6" calcext:value-type="float">
            <text:p>859.6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296.14" calcext:value-type="float">
            <text:p>296.14</text:p>
          </table:table-cell>
          <table:table-cell office:value-type="float" office:value="861" calcext:value-type="float">
            <text:p>861</text:p>
          </table:table-cell>
          <table:table-cell office:value-type="float" office:value="875.8" calcext:value-type="float">
            <text:p>875.8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296.61" calcext:value-type="float">
            <text:p>296.61</text:p>
          </table:table-cell>
          <table:table-cell office:value-type="float" office:value="877.6" calcext:value-type="float">
            <text:p>877.6</text:p>
          </table:table-cell>
          <table:table-cell office:value-type="float" office:value="888.6" calcext:value-type="float">
            <text:p>888.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97.08" calcext:value-type="float">
            <text:p>297.08</text:p>
          </table:table-cell>
          <table:table-cell office:value-type="float" office:value="873.6" calcext:value-type="float">
            <text:p>873.6</text:p>
          </table:table-cell>
          <table:table-cell office:value-type="float" office:value="869.2" calcext:value-type="float">
            <text:p>869.2</text:p>
          </table:table-cell>
          <table:table-cell office:value-type="float" office:value="884.6" calcext:value-type="float">
            <text:p>884.6</text:p>
          </table:table-cell>
        </table:table-row>
        <table:table-row table:style-name="ro1">
          <table:table-cell office:value-type="float" office:value="297.55" calcext:value-type="float">
            <text:p>297.55</text:p>
          </table:table-cell>
          <table:table-cell office:value-type="float" office:value="870.6" calcext:value-type="float">
            <text:p>870.6</text:p>
          </table:table-cell>
          <table:table-cell office:value-type="float" office:value="875.8" calcext:value-type="float">
            <text:p>875.8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298.02" calcext:value-type="float">
            <text:p>298.02</text:p>
          </table:table-cell>
          <table:table-cell office:value-type="float" office:value="879" calcext:value-type="float">
            <text:p>879</text:p>
          </table:table-cell>
          <table:table-cell office:value-type="float" office:value="879.6" calcext:value-type="float">
            <text:p>879.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298.49" calcext:value-type="float">
            <text:p>298.49</text:p>
          </table:table-cell>
          <table:table-cell office:value-type="float" office:value="869.4" calcext:value-type="float">
            <text:p>869.4</text:p>
          </table:table-cell>
          <table:table-cell office:value-type="float" office:value="860.4" calcext:value-type="float">
            <text:p>860.4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298.97" calcext:value-type="float">
            <text:p>298.97</text:p>
          </table:table-cell>
          <table:table-cell office:value-type="float" office:value="873.4" calcext:value-type="float">
            <text:p>873.4</text:p>
          </table:table-cell>
          <table:table-cell office:value-type="float" office:value="875.2" calcext:value-type="float">
            <text:p>875.2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299.44" calcext:value-type="float">
            <text:p>299.44</text:p>
          </table:table-cell>
          <table:table-cell office:value-type="float" office:value="875.8" calcext:value-type="float">
            <text:p>875.8</text:p>
          </table:table-cell>
          <table:table-cell office:value-type="float" office:value="882.4" calcext:value-type="float">
            <text:p>882.4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299.91" calcext:value-type="float">
            <text:p>299.91</text:p>
          </table:table-cell>
          <table:table-cell office:value-type="float" office:value="872.2" calcext:value-type="float">
            <text:p>872.2</text:p>
          </table:table-cell>
          <table:table-cell office:value-type="float" office:value="868.6" calcext:value-type="float">
            <text:p>868.6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300.38" calcext:value-type="float">
            <text:p>300.38</text:p>
          </table:table-cell>
          <table:table-cell office:value-type="float" office:value="857" calcext:value-type="float">
            <text:p>857</text:p>
          </table:table-cell>
          <table:table-cell office:value-type="float" office:value="874.8" calcext:value-type="float">
            <text:p>874.8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300.85" calcext:value-type="float">
            <text:p>300.85</text:p>
          </table:table-cell>
          <table:table-cell office:value-type="float" office:value="870.6" calcext:value-type="float">
            <text:p>870.6</text:p>
          </table:table-cell>
          <table:table-cell office:value-type="float" office:value="880" calcext:value-type="float">
            <text:p>880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01.32" calcext:value-type="float">
            <text:p>301.32</text:p>
          </table:table-cell>
          <table:table-cell office:value-type="float" office:value="872.2" calcext:value-type="float">
            <text:p>872.2</text:p>
          </table:table-cell>
          <table:table-cell office:value-type="float" office:value="867.2" calcext:value-type="float">
            <text:p>867.2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301.79" calcext:value-type="float">
            <text:p>301.79</text:p>
          </table:table-cell>
          <table:table-cell office:value-type="float" office:value="874" calcext:value-type="float">
            <text:p>874</text:p>
          </table:table-cell>
          <table:table-cell office:value-type="float" office:value="878.8" calcext:value-type="float">
            <text:p>878.8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302.26" calcext:value-type="float">
            <text:p>302.26</text:p>
          </table:table-cell>
          <table:table-cell office:value-type="float" office:value="876.4" calcext:value-type="float">
            <text:p>876.4</text:p>
          </table:table-cell>
          <table:table-cell office:value-type="float" office:value="880.8" calcext:value-type="float">
            <text:p>880.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02.74" calcext:value-type="float">
            <text:p>302.74</text:p>
          </table:table-cell>
          <table:table-cell office:value-type="float" office:value="873.4" calcext:value-type="float">
            <text:p>873.4</text:p>
          </table:table-cell>
          <table:table-cell office:value-type="float" office:value="865.8" calcext:value-type="float">
            <text:p>865.8</text:p>
          </table:table-cell>
          <table:table-cell office:value-type="float" office:value="881.4" calcext:value-type="float">
            <text:p>881.4</text:p>
          </table:table-cell>
        </table:table-row>
        <table:table-row table:style-name="ro1">
          <table:table-cell office:value-type="float" office:value="303.21" calcext:value-type="float">
            <text:p>303.21</text:p>
          </table:table-cell>
          <table:table-cell office:value-type="float" office:value="871.4" calcext:value-type="float">
            <text:p>871.4</text:p>
          </table:table-cell>
          <table:table-cell office:value-type="float" office:value="882.8" calcext:value-type="float">
            <text:p>882.8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303.68" calcext:value-type="float">
            <text:p>303.68</text:p>
          </table:table-cell>
          <table:table-cell office:value-type="float" office:value="871.8" calcext:value-type="float">
            <text:p>871.8</text:p>
          </table:table-cell>
          <table:table-cell office:value-type="float" office:value="877" calcext:value-type="float">
            <text:p>877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304.15" calcext:value-type="float">
            <text:p>304.15</text:p>
          </table:table-cell>
          <table:table-cell office:value-type="float" office:value="874.4" calcext:value-type="float">
            <text:p>874.4</text:p>
          </table:table-cell>
          <table:table-cell office:value-type="float" office:value="862" calcext:value-type="float">
            <text:p>862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304.62" calcext:value-type="float">
            <text:p>304.62</text:p>
          </table:table-cell>
          <table:table-cell office:value-type="float" office:value="874.6" calcext:value-type="float">
            <text:p>874.6</text:p>
          </table:table-cell>
          <table:table-cell office:value-type="float" office:value="873.2" calcext:value-type="float">
            <text:p>873.2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305.09" calcext:value-type="float">
            <text:p>305.09</text:p>
          </table:table-cell>
          <table:table-cell office:value-type="float" office:value="880" calcext:value-type="float">
            <text:p>880</text:p>
          </table:table-cell>
          <table:table-cell office:value-type="float" office:value="877.2" calcext:value-type="float">
            <text:p>877.2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305.56" calcext:value-type="float">
            <text:p>305.56</text:p>
          </table:table-cell>
          <table:table-cell office:value-type="float" office:value="864.6" calcext:value-type="float">
            <text:p>864.6</text:p>
          </table:table-cell>
          <table:table-cell office:value-type="float" office:value="869" calcext:value-type="float">
            <text:p>869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306.03" calcext:value-type="float">
            <text:p>306.03</text:p>
          </table:table-cell>
          <table:table-cell office:value-type="float" office:value="865.4" calcext:value-type="float">
            <text:p>865.4</text:p>
          </table:table-cell>
          <table:table-cell office:value-type="float" office:value="878" calcext:value-type="float">
            <text:p>878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06.51" calcext:value-type="float">
            <text:p>306.51</text:p>
          </table:table-cell>
          <table:table-cell office:value-type="float" office:value="869.2" calcext:value-type="float">
            <text:p>869.2</text:p>
          </table:table-cell>
          <table:table-cell office:value-type="float" office:value="885.2" calcext:value-type="float">
            <text:p>885.2</text:p>
          </table:table-cell>
          <table:table-cell office:value-type="float" office:value="885.6" calcext:value-type="float">
            <text:p>885.6</text:p>
          </table:table-cell>
        </table:table-row>
        <table:table-row table:style-name="ro1">
          <table:table-cell office:value-type="float" office:value="306.98" calcext:value-type="float">
            <text:p>306.98</text:p>
          </table:table-cell>
          <table:table-cell office:value-type="float" office:value="867.8" calcext:value-type="float">
            <text:p>867.8</text:p>
          </table:table-cell>
          <table:table-cell office:value-type="float" office:value="880.8" calcext:value-type="float">
            <text:p>880.8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307.45" calcext:value-type="float">
            <text:p>307.45</text:p>
          </table:table-cell>
          <table:table-cell office:value-type="float" office:value="871.2" calcext:value-type="float">
            <text:p>871.2</text:p>
          </table:table-cell>
          <table:table-cell office:value-type="float" office:value="889" calcext:value-type="float">
            <text:p>889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07.92" calcext:value-type="float">
            <text:p>307.92</text:p>
          </table:table-cell>
          <table:table-cell office:value-type="float" office:value="876.4" calcext:value-type="float">
            <text:p>876.4</text:p>
          </table:table-cell>
          <table:table-cell office:value-type="float" office:value="874" calcext:value-type="float">
            <text:p>874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308.39" calcext:value-type="float">
            <text:p>308.39</text:p>
          </table:table-cell>
          <table:table-cell office:value-type="float" office:value="866.6" calcext:value-type="float">
            <text:p>866.6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08.86" calcext:value-type="float">
            <text:p>308.86</text:p>
          </table:table-cell>
          <table:table-cell office:value-type="float" office:value="861.6" calcext:value-type="float">
            <text:p>861.6</text:p>
          </table:table-cell>
          <table:table-cell office:value-type="float" office:value="883.4" calcext:value-type="float">
            <text:p>883.4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309.33" calcext:value-type="float">
            <text:p>309.33</text:p>
          </table:table-cell>
          <table:table-cell office:value-type="float" office:value="869.8" calcext:value-type="float">
            <text:p>869.8</text:p>
          </table:table-cell>
          <table:table-cell office:value-type="float" office:value="881.8" calcext:value-type="float">
            <text:p>881.8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878" calcext:value-type="float">
            <text:p>878</text:p>
          </table:table-cell>
          <table:table-cell office:value-type="float" office:value="869.8" calcext:value-type="float">
            <text:p>869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310.27" calcext:value-type="float">
            <text:p>310.27</text:p>
          </table:table-cell>
          <table:table-cell office:value-type="float" office:value="869.6" calcext:value-type="float">
            <text:p>869.6</text:p>
          </table:table-cell>
          <table:table-cell office:value-type="float" office:value="870.6" calcext:value-type="float">
            <text:p>870.6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310.74" calcext:value-type="float">
            <text:p>310.74</text:p>
          </table:table-cell>
          <table:table-cell office:value-type="float" office:value="883.2" calcext:value-type="float">
            <text:p>883.2</text:p>
          </table:table-cell>
          <table:table-cell office:value-type="float" office:value="876.8" calcext:value-type="float">
            <text:p>876.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11.21" calcext:value-type="float">
            <text:p>311.21</text:p>
          </table:table-cell>
          <table:table-cell office:value-type="float" office:value="877" calcext:value-type="float">
            <text:p>877</text:p>
          </table:table-cell>
          <table:table-cell office:value-type="float" office:value="857.6" calcext:value-type="float">
            <text:p>857.6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311.68" calcext:value-type="float">
            <text:p>311.68</text:p>
          </table:table-cell>
          <table:table-cell office:value-type="float" office:value="870" calcext:value-type="float">
            <text:p>870</text:p>
          </table:table-cell>
          <table:table-cell office:value-type="float" office:value="878.2" calcext:value-type="float">
            <text:p>878.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12.16" calcext:value-type="float">
            <text:p>312.16</text:p>
          </table:table-cell>
          <table:table-cell office:value-type="float" office:value="879.2" calcext:value-type="float">
            <text:p>879.2</text:p>
          </table:table-cell>
          <table:table-cell office:value-type="float" office:value="870.4" calcext:value-type="float">
            <text:p>870.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12.63" calcext:value-type="float">
            <text:p>312.63</text:p>
          </table:table-cell>
          <table:table-cell office:value-type="float" office:value="893" calcext:value-type="float">
            <text:p>893</text:p>
          </table:table-cell>
          <table:table-cell office:value-type="float" office:value="863.6" calcext:value-type="float">
            <text:p>863.6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313.1" calcext:value-type="float">
            <text:p>313.1</text:p>
          </table:table-cell>
          <table:table-cell office:value-type="float" office:value="893.4" calcext:value-type="float">
            <text:p>893.4</text:p>
          </table:table-cell>
          <table:table-cell office:value-type="float" office:value="873.4" calcext:value-type="float">
            <text:p>873.4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313.57" calcext:value-type="float">
            <text:p>313.57</text:p>
          </table:table-cell>
          <table:table-cell table:number-columns-repeated="2" office:value-type="float" office:value="887.8" calcext:value-type="float">
            <text:p>887.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14.04" calcext:value-type="float">
            <text:p>314.04</text:p>
          </table:table-cell>
          <table:table-cell office:value-type="float" office:value="874" calcext:value-type="float">
            <text:p>874</text:p>
          </table:table-cell>
          <table:table-cell office:value-type="float" office:value="870" calcext:value-type="float">
            <text:p>870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314.51" calcext:value-type="float">
            <text:p>314.51</text:p>
          </table:table-cell>
          <table:table-cell office:value-type="float" office:value="878.8" calcext:value-type="float">
            <text:p>878.8</text:p>
          </table:table-cell>
          <table:table-cell office:value-type="float" office:value="874.6" calcext:value-type="float">
            <text:p>874.6</text:p>
          </table:table-cell>
          <table:table-cell office:value-type="float" office:value="862.2" calcext:value-type="float">
            <text:p>862.2</text:p>
          </table:table-cell>
        </table:table-row>
        <table:table-row table:style-name="ro1">
          <table:table-cell office:value-type="float" office:value="314.98" calcext:value-type="float">
            <text:p>314.98</text:p>
          </table:table-cell>
          <table:table-cell office:value-type="float" office:value="882.8" calcext:value-type="float">
            <text:p>882.8</text:p>
          </table:table-cell>
          <table:table-cell office:value-type="float" office:value="870.8" calcext:value-type="float">
            <text:p>870.8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315.45" calcext:value-type="float">
            <text:p>315.45</text:p>
          </table:table-cell>
          <table:table-cell office:value-type="float" office:value="881.2" calcext:value-type="float">
            <text:p>881.2</text:p>
          </table:table-cell>
          <table:table-cell office:value-type="float" office:value="866" calcext:value-type="float">
            <text:p>866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table-cell office:value-type="float" office:value="315.92" calcext:value-type="float">
            <text:p>315.92</text:p>
          </table:table-cell>
          <table:table-cell office:value-type="float" office:value="866" calcext:value-type="float">
            <text:p>866</text:p>
          </table:table-cell>
          <table:table-cell office:value-type="float" office:value="872.2" calcext:value-type="float">
            <text:p>872.2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316.39" calcext:value-type="float">
            <text:p>316.39</text:p>
          </table:table-cell>
          <table:table-cell office:value-type="float" office:value="874.8" calcext:value-type="float">
            <text:p>874.8</text:p>
          </table:table-cell>
          <table:table-cell office:value-type="float" office:value="875.2" calcext:value-type="float">
            <text:p>875.2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316.86" calcext:value-type="float">
            <text:p>316.86</text:p>
          </table:table-cell>
          <table:table-cell office:value-type="float" office:value="882.2" calcext:value-type="float">
            <text:p>882.2</text:p>
          </table:table-cell>
          <table:table-cell office:value-type="float" office:value="869.2" calcext:value-type="float">
            <text:p>869.2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317.33" calcext:value-type="float">
            <text:p>317.33</text:p>
          </table:table-cell>
          <table:table-cell office:value-type="float" office:value="870.2" calcext:value-type="float">
            <text:p>870.2</text:p>
          </table:table-cell>
          <table:table-cell office:value-type="float" office:value="869" calcext:value-type="float">
            <text:p>869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880.6" calcext:value-type="float">
            <text:p>880.6</text:p>
          </table:table-cell>
          <table:table-cell office:value-type="float" office:value="885.6" calcext:value-type="float">
            <text:p>885.6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318.27" calcext:value-type="float">
            <text:p>318.27</text:p>
          </table:table-cell>
          <table:table-cell office:value-type="float" office:value="878.6" calcext:value-type="float">
            <text:p>878.6</text:p>
          </table:table-cell>
          <table:table-cell office:value-type="float" office:value="867.8" calcext:value-type="float">
            <text:p>867.8</text:p>
          </table:table-cell>
          <table:table-cell office:value-type="float" office:value="882.4" calcext:value-type="float">
            <text:p>882.4</text:p>
          </table:table-cell>
        </table:table-row>
        <table:table-row table:style-name="ro1">
          <table:table-cell office:value-type="float" office:value="318.74" calcext:value-type="float">
            <text:p>318.74</text:p>
          </table:table-cell>
          <table:table-cell office:value-type="float" office:value="868.6" calcext:value-type="float">
            <text:p>868.6</text:p>
          </table:table-cell>
          <table:table-cell office:value-type="float" office:value="875.8" calcext:value-type="float">
            <text:p>875.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19.21" calcext:value-type="float">
            <text:p>319.21</text:p>
          </table:table-cell>
          <table:table-cell office:value-type="float" office:value="875" calcext:value-type="float">
            <text:p>875</text:p>
          </table:table-cell>
          <table:table-cell office:value-type="float" office:value="880.2" calcext:value-type="float">
            <text:p>880.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19.68" calcext:value-type="float">
            <text:p>319.68</text:p>
          </table:table-cell>
          <table:table-cell office:value-type="float" office:value="876.2" calcext:value-type="float">
            <text:p>876.2</text:p>
          </table:table-cell>
          <table:table-cell office:value-type="float" office:value="879.6" calcext:value-type="float">
            <text:p>879.6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320.15" calcext:value-type="float">
            <text:p>320.15</text:p>
          </table:table-cell>
          <table:table-cell office:value-type="float" office:value="871" calcext:value-type="float">
            <text:p>871</text:p>
          </table:table-cell>
          <table:table-cell office:value-type="float" office:value="878.6" calcext:value-type="float">
            <text:p>878.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20.62" calcext:value-type="float">
            <text:p>320.62</text:p>
          </table:table-cell>
          <table:table-cell office:value-type="float" office:value="874.2" calcext:value-type="float">
            <text:p>874.2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21.09" calcext:value-type="float">
            <text:p>321.09</text:p>
          </table:table-cell>
          <table:table-cell table:number-columns-repeated="2" office:value-type="float" office:value="869.8" calcext:value-type="float">
            <text:p>869.8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321.56" calcext:value-type="float">
            <text:p>321.56</text:p>
          </table:table-cell>
          <table:table-cell office:value-type="float" office:value="875.8" calcext:value-type="float">
            <text:p>875.8</text:p>
          </table:table-cell>
          <table:table-cell office:value-type="float" office:value="878" calcext:value-type="float">
            <text:p>878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322.03" calcext:value-type="float">
            <text:p>322.03</text:p>
          </table:table-cell>
          <table:table-cell office:value-type="float" office:value="873" calcext:value-type="float">
            <text:p>873</text:p>
          </table:table-cell>
          <table:table-cell office:value-type="float" office:value="878.2" calcext:value-type="float">
            <text:p>878.2</text:p>
          </table:table-cell>
          <table:table-cell office:value-type="float" office:value="884.8" calcext:value-type="float">
            <text:p>884.8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886.4" calcext:value-type="float">
            <text:p>886.4</text:p>
          </table:table-cell>
          <table:table-cell office:value-type="float" office:value="868.8" calcext:value-type="float">
            <text:p>868.8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322.97" calcext:value-type="float">
            <text:p>322.97</text:p>
          </table:table-cell>
          <table:table-cell office:value-type="float" office:value="873.8" calcext:value-type="float">
            <text:p>873.8</text:p>
          </table:table-cell>
          <table:table-cell office:value-type="float" office:value="877.6" calcext:value-type="float">
            <text:p>877.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23.44" calcext:value-type="float">
            <text:p>323.44</text:p>
          </table:table-cell>
          <table:table-cell office:value-type="float" office:value="877.2" calcext:value-type="float">
            <text:p>877.2</text:p>
          </table:table-cell>
          <table:table-cell office:value-type="float" office:value="882.8" calcext:value-type="float">
            <text:p>882.8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323.91" calcext:value-type="float">
            <text:p>323.91</text:p>
          </table:table-cell>
          <table:table-cell office:value-type="float" office:value="879.4" calcext:value-type="float">
            <text:p>879.4</text:p>
          </table:table-cell>
          <table:table-cell office:value-type="float" office:value="861.4" calcext:value-type="float">
            <text:p>861.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24.38" calcext:value-type="float">
            <text:p>324.38</text:p>
          </table:table-cell>
          <table:table-cell office:value-type="float" office:value="872.2" calcext:value-type="float">
            <text:p>872.2</text:p>
          </table:table-cell>
          <table:table-cell office:value-type="float" office:value="885.4" calcext:value-type="float">
            <text:p>885.4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324.85" calcext:value-type="float">
            <text:p>324.85</text:p>
          </table:table-cell>
          <table:table-cell office:value-type="float" office:value="878.6" calcext:value-type="float">
            <text:p>878.6</text:p>
          </table:table-cell>
          <table:table-cell office:value-type="float" office:value="879.8" calcext:value-type="float">
            <text:p>879.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25.32" calcext:value-type="float">
            <text:p>325.32</text:p>
          </table:table-cell>
          <table:table-cell office:value-type="float" office:value="874.2" calcext:value-type="float">
            <text:p>874.2</text:p>
          </table:table-cell>
          <table:table-cell office:value-type="float" office:value="864.2" calcext:value-type="float">
            <text:p>864.2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325.79" calcext:value-type="float">
            <text:p>325.79</text:p>
          </table:table-cell>
          <table:table-cell office:value-type="float" office:value="875.2" calcext:value-type="float">
            <text:p>875.2</text:p>
          </table:table-cell>
          <table:table-cell office:value-type="float" office:value="880.8" calcext:value-type="float">
            <text:p>880.8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326.26" calcext:value-type="float">
            <text:p>326.26</text:p>
          </table:table-cell>
          <table:table-cell office:value-type="float" office:value="879.8" calcext:value-type="float">
            <text:p>879.8</text:p>
          </table:table-cell>
          <table:table-cell office:value-type="float" office:value="875.2" calcext:value-type="float">
            <text:p>875.2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326.73" calcext:value-type="float">
            <text:p>326.73</text:p>
          </table:table-cell>
          <table:table-cell office:value-type="float" office:value="874" calcext:value-type="float">
            <text:p>874</text:p>
          </table:table-cell>
          <table:table-cell office:value-type="float" office:value="862.4" calcext:value-type="float">
            <text:p>862.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866.4" calcext:value-type="float">
            <text:p>866.4</text:p>
          </table:table-cell>
          <table:table-cell office:value-type="float" office:value="875.8" calcext:value-type="float">
            <text:p>875.8</text:p>
          </table:table-cell>
          <table:table-cell office:value-type="float" office:value="876.4" calcext:value-type="float">
            <text:p>876.4</text:p>
          </table:table-cell>
        </table:table-row>
        <table:table-row table:style-name="ro1">
          <table:table-cell office:value-type="float" office:value="327.67" calcext:value-type="float">
            <text:p>327.67</text:p>
          </table:table-cell>
          <table:table-cell office:value-type="float" office:value="879.6" calcext:value-type="float">
            <text:p>879.6</text:p>
          </table:table-cell>
          <table:table-cell office:value-type="float" office:value="876.6" calcext:value-type="float">
            <text:p>876.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28.14" calcext:value-type="float">
            <text:p>328.14</text:p>
          </table:table-cell>
          <table:table-cell office:value-type="float" office:value="881" calcext:value-type="float">
            <text:p>881</text:p>
          </table:table-cell>
          <table:table-cell office:value-type="float" office:value="868.4" calcext:value-type="float">
            <text:p>868.4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328.61" calcext:value-type="float">
            <text:p>328.61</text:p>
          </table:table-cell>
          <table:table-cell office:value-type="float" office:value="873" calcext:value-type="float">
            <text:p>873</text:p>
          </table:table-cell>
          <table:table-cell office:value-type="float" office:value="877.2" calcext:value-type="float">
            <text:p>877.2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329.08" calcext:value-type="float">
            <text:p>329.08</text:p>
          </table:table-cell>
          <table:table-cell office:value-type="float" office:value="876" calcext:value-type="float">
            <text:p>876</text:p>
          </table:table-cell>
          <table:table-cell office:value-type="float" office:value="878.4" calcext:value-type="float">
            <text:p>878.4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329.55" calcext:value-type="float">
            <text:p>329.55</text:p>
          </table:table-cell>
          <table:table-cell office:value-type="float" office:value="880.6" calcext:value-type="float">
            <text:p>880.6</text:p>
          </table:table-cell>
          <table:table-cell office:value-type="float" office:value="872.2" calcext:value-type="float">
            <text:p>872.2</text:p>
          </table:table-cell>
          <table:table-cell office:value-type="float" office:value="886.6" calcext:value-type="float">
            <text:p>886.6</text:p>
          </table:table-cell>
        </table:table-row>
        <table:table-row table:style-name="ro1">
          <table:table-cell office:value-type="float" office:value="330.02" calcext:value-type="float">
            <text:p>330.02</text:p>
          </table:table-cell>
          <table:table-cell office:value-type="float" office:value="872.6" calcext:value-type="float">
            <text:p>872.6</text:p>
          </table:table-cell>
          <table:table-cell office:value-type="float" office:value="877.6" calcext:value-type="float">
            <text:p>877.6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330.49" calcext:value-type="float">
            <text:p>330.49</text:p>
          </table:table-cell>
          <table:table-cell office:value-type="float" office:value="875.8" calcext:value-type="float">
            <text:p>875.8</text:p>
          </table:table-cell>
          <table:table-cell office:value-type="float" office:value="884" calcext:value-type="float">
            <text:p>884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330.96" calcext:value-type="float">
            <text:p>330.96</text:p>
          </table:table-cell>
          <table:table-cell office:value-type="float" office:value="885.6" calcext:value-type="float">
            <text:p>885.6</text:p>
          </table:table-cell>
          <table:table-cell office:value-type="float" office:value="867" calcext:value-type="float">
            <text:p>867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31.43" calcext:value-type="float">
            <text:p>331.43</text:p>
          </table:table-cell>
          <table:table-cell office:value-type="float" office:value="873.6" calcext:value-type="float">
            <text:p>873.6</text:p>
          </table:table-cell>
          <table:table-cell office:value-type="float" office:value="881.4" calcext:value-type="float">
            <text:p>881.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31.9" calcext:value-type="float">
            <text:p>331.9</text:p>
          </table:table-cell>
          <table:table-cell office:value-type="float" office:value="876.6" calcext:value-type="float">
            <text:p>876.6</text:p>
          </table:table-cell>
          <table:table-cell office:value-type="float" office:value="882.6" calcext:value-type="float">
            <text:p>882.6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332.37" calcext:value-type="float">
            <text:p>332.37</text:p>
          </table:table-cell>
          <table:table-cell office:value-type="float" office:value="876.8" calcext:value-type="float">
            <text:p>876.8</text:p>
          </table:table-cell>
          <table:table-cell office:value-type="float" office:value="872.8" calcext:value-type="float">
            <text:p>872.8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332.84" calcext:value-type="float">
            <text:p>332.84</text:p>
          </table:table-cell>
          <table:table-cell office:value-type="float" office:value="867" calcext:value-type="float">
            <text:p>867</text:p>
          </table:table-cell>
          <table:table-cell office:value-type="float" office:value="881.4" calcext:value-type="float">
            <text:p>881.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33.31" calcext:value-type="float">
            <text:p>333.31</text:p>
          </table:table-cell>
          <table:table-cell office:value-type="float" office:value="873.8" calcext:value-type="float">
            <text:p>873.8</text:p>
          </table:table-cell>
          <table:table-cell office:value-type="float" office:value="880.4" calcext:value-type="float">
            <text:p>880.4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333.78" calcext:value-type="float">
            <text:p>333.78</text:p>
          </table:table-cell>
          <table:table-cell office:value-type="float" office:value="881.2" calcext:value-type="float">
            <text:p>881.2</text:p>
          </table:table-cell>
          <table:table-cell office:value-type="float" office:value="867.2" calcext:value-type="float">
            <text:p>867.2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334.25" calcext:value-type="float">
            <text:p>334.25</text:p>
          </table:table-cell>
          <table:table-cell office:value-type="float" office:value="885.2" calcext:value-type="float">
            <text:p>885.2</text:p>
          </table:table-cell>
          <table:table-cell office:value-type="float" office:value="877.2" calcext:value-type="float">
            <text:p>877.2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34.72" calcext:value-type="float">
            <text:p>334.72</text:p>
          </table:table-cell>
          <table:table-cell office:value-type="float" office:value="879.4" calcext:value-type="float">
            <text:p>879.4</text:p>
          </table:table-cell>
          <table:table-cell office:value-type="float" office:value="877.8" calcext:value-type="float">
            <text:p>877.8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335.19" calcext:value-type="float">
            <text:p>335.19</text:p>
          </table:table-cell>
          <table:table-cell office:value-type="float" office:value="882.8" calcext:value-type="float">
            <text:p>882.8</text:p>
          </table:table-cell>
          <table:table-cell office:value-type="float" office:value="871.8" calcext:value-type="float">
            <text:p>871.8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335.65" calcext:value-type="float">
            <text:p>335.65</text:p>
          </table:table-cell>
          <table:table-cell office:value-type="float" office:value="869" calcext:value-type="float">
            <text:p>869</text:p>
          </table:table-cell>
          <table:table-cell office:value-type="float" office:value="887.2" calcext:value-type="float">
            <text:p>887.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36.12" calcext:value-type="float">
            <text:p>336.12</text:p>
          </table:table-cell>
          <table:table-cell office:value-type="float" office:value="876.8" calcext:value-type="float">
            <text:p>876.8</text:p>
          </table:table-cell>
          <table:table-cell office:value-type="float" office:value="877.6" calcext:value-type="float">
            <text:p>877.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36.59" calcext:value-type="float">
            <text:p>336.59</text:p>
          </table:table-cell>
          <table:table-cell office:value-type="float" office:value="879.8" calcext:value-type="float">
            <text:p>879.8</text:p>
          </table:table-cell>
          <table:table-cell office:value-type="float" office:value="861" calcext:value-type="float">
            <text:p>861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337.06" calcext:value-type="float">
            <text:p>337.06</text:p>
          </table:table-cell>
          <table:table-cell office:value-type="float" office:value="874" calcext:value-type="float">
            <text:p>874</text:p>
          </table:table-cell>
          <table:table-cell office:value-type="float" office:value="879" calcext:value-type="float">
            <text:p>879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337.53" calcext:value-type="float">
            <text:p>337.53</text:p>
          </table:table-cell>
          <table:table-cell office:value-type="float" office:value="885.8" calcext:value-type="float">
            <text:p>885.8</text:p>
          </table:table-cell>
          <table:table-cell office:value-type="float" office:value="876" calcext:value-type="float">
            <text:p>876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83.8" calcext:value-type="float">
            <text:p>883.8</text:p>
          </table:table-cell>
          <table:table-cell office:value-type="float" office:value="864.8" calcext:value-type="float">
            <text:p>864.8</text:p>
          </table:table-cell>
          <table:table-cell office:value-type="float" office:value="882.6" calcext:value-type="float">
            <text:p>882.6</text:p>
          </table:table-cell>
        </table:table-row>
        <table:table-row table:style-name="ro1">
          <table:table-cell office:value-type="float" office:value="338.47" calcext:value-type="float">
            <text:p>338.47</text:p>
          </table:table-cell>
          <table:table-cell office:value-type="float" office:value="871.4" calcext:value-type="float">
            <text:p>871.4</text:p>
          </table:table-cell>
          <table:table-cell office:value-type="float" office:value="870.8" calcext:value-type="float">
            <text:p>870.8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338.94" calcext:value-type="float">
            <text:p>338.94</text:p>
          </table:table-cell>
          <table:table-cell office:value-type="float" office:value="880.6" calcext:value-type="float">
            <text:p>880.6</text:p>
          </table:table-cell>
          <table:table-cell office:value-type="float" office:value="882.8" calcext:value-type="float">
            <text:p>882.8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339.41" calcext:value-type="float">
            <text:p>339.41</text:p>
          </table:table-cell>
          <table:table-cell office:value-type="float" office:value="882.8" calcext:value-type="float">
            <text:p>882.8</text:p>
          </table:table-cell>
          <table:table-cell office:value-type="float" office:value="878.4" calcext:value-type="float">
            <text:p>878.4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339.88" calcext:value-type="float">
            <text:p>339.88</text:p>
          </table:table-cell>
          <table:table-cell office:value-type="float" office:value="879.4" calcext:value-type="float">
            <text:p>879.4</text:p>
          </table:table-cell>
          <table:table-cell office:value-type="float" office:value="871" calcext:value-type="float">
            <text:p>871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340.35" calcext:value-type="float">
            <text:p>340.35</text:p>
          </table:table-cell>
          <table:table-cell office:value-type="float" office:value="884.8" calcext:value-type="float">
            <text:p>884.8</text:p>
          </table:table-cell>
          <table:table-cell office:value-type="float" office:value="881.8" calcext:value-type="float">
            <text:p>881.8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340.82" calcext:value-type="float">
            <text:p>340.82</text:p>
          </table:table-cell>
          <table:table-cell office:value-type="float" office:value="888.6" calcext:value-type="float">
            <text:p>888.6</text:p>
          </table:table-cell>
          <table:table-cell office:value-type="float" office:value="868.4" calcext:value-type="float">
            <text:p>868.4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341.28" calcext:value-type="float">
            <text:p>341.28</text:p>
          </table:table-cell>
          <table:table-cell office:value-type="float" office:value="886.4" calcext:value-type="float">
            <text:p>886.4</text:p>
          </table:table-cell>
          <table:table-cell office:value-type="float" office:value="882.2" calcext:value-type="float">
            <text:p>882.2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341.75" calcext:value-type="float">
            <text:p>341.75</text:p>
          </table:table-cell>
          <table:table-cell office:value-type="float" office:value="889.4" calcext:value-type="float">
            <text:p>889.4</text:p>
          </table:table-cell>
          <table:table-cell office:value-type="float" office:value="887" calcext:value-type="float">
            <text:p>887</text:p>
          </table:table-cell>
          <table:table-cell office:value-type="float" office:value="875.8" calcext:value-type="float">
            <text:p>875.8</text:p>
          </table:table-cell>
        </table:table-row>
        <table:table-row table:style-name="ro1">
          <table:table-cell office:value-type="float" office:value="342.22" calcext:value-type="float">
            <text:p>342.22</text:p>
          </table:table-cell>
          <table:table-cell office:value-type="float" office:value="900.2" calcext:value-type="float">
            <text:p>900.2</text:p>
          </table:table-cell>
          <table:table-cell office:value-type="float" office:value="864.6" calcext:value-type="float">
            <text:p>864.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2.69" calcext:value-type="float">
            <text:p>342.69</text:p>
          </table:table-cell>
          <table:table-cell office:value-type="float" office:value="887.8" calcext:value-type="float">
            <text:p>887.8</text:p>
          </table:table-cell>
          <table:table-cell office:value-type="float" office:value="872" calcext:value-type="float">
            <text:p>872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343.16" calcext:value-type="float">
            <text:p>343.16</text:p>
          </table:table-cell>
          <table:table-cell office:value-type="float" office:value="887.6" calcext:value-type="float">
            <text:p>887.6</text:p>
          </table:table-cell>
          <table:table-cell office:value-type="float" office:value="874" calcext:value-type="float">
            <text:p>874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343.63" calcext:value-type="float">
            <text:p>343.63</text:p>
          </table:table-cell>
          <table:table-cell office:value-type="float" office:value="895.2" calcext:value-type="float">
            <text:p>895.2</text:p>
          </table:table-cell>
          <table:table-cell office:value-type="float" office:value="870.8" calcext:value-type="float">
            <text:p>870.8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344.1" calcext:value-type="float">
            <text:p>344.1</text:p>
          </table:table-cell>
          <table:table-cell office:value-type="float" office:value="889.6" calcext:value-type="float">
            <text:p>889.6</text:p>
          </table:table-cell>
          <table:table-cell office:value-type="float" office:value="881.2" calcext:value-type="float">
            <text:p>881.2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344.57" calcext:value-type="float">
            <text:p>344.57</text:p>
          </table:table-cell>
          <table:table-cell office:value-type="float" office:value="897" calcext:value-type="float">
            <text:p>897</text:p>
          </table:table-cell>
          <table:table-cell office:value-type="float" office:value="886.4" calcext:value-type="float">
            <text:p>886.4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345.04" calcext:value-type="float">
            <text:p>345.04</text:p>
          </table:table-cell>
          <table:table-cell office:value-type="float" office:value="900.2" calcext:value-type="float">
            <text:p>900.2</text:p>
          </table:table-cell>
          <table:table-cell office:value-type="float" office:value="866.4" calcext:value-type="float">
            <text:p>866.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895.2" calcext:value-type="float">
            <text:p>895.2</text:p>
          </table:table-cell>
          <table:table-cell office:value-type="float" office:value="880.6" calcext:value-type="float">
            <text:p>880.6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345.97" calcext:value-type="float">
            <text:p>345.97</text:p>
          </table:table-cell>
          <table:table-cell office:value-type="float" office:value="906.4" calcext:value-type="float">
            <text:p>906.4</text:p>
          </table:table-cell>
          <table:table-cell office:value-type="float" office:value="885.6" calcext:value-type="float">
            <text:p>885.6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346.44" calcext:value-type="float">
            <text:p>346.44</text:p>
          </table:table-cell>
          <table:table-cell office:value-type="float" office:value="918.8" calcext:value-type="float">
            <text:p>918.8</text:p>
          </table:table-cell>
          <table:table-cell office:value-type="float" office:value="862.4" calcext:value-type="float">
            <text:p>862.4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346.91" calcext:value-type="float">
            <text:p>346.91</text:p>
          </table:table-cell>
          <table:table-cell office:value-type="float" office:value="915.4" calcext:value-type="float">
            <text:p>915.4</text:p>
          </table:table-cell>
          <table:table-cell office:value-type="float" office:value="888.8" calcext:value-type="float">
            <text:p>888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347.38" calcext:value-type="float">
            <text:p>347.38</text:p>
          </table:table-cell>
          <table:table-cell office:value-type="float" office:value="926.2" calcext:value-type="float">
            <text:p>926.2</text:p>
          </table:table-cell>
          <table:table-cell office:value-type="float" office:value="881.8" calcext:value-type="float">
            <text:p>881.8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347.85" calcext:value-type="float">
            <text:p>347.85</text:p>
          </table:table-cell>
          <table:table-cell office:value-type="float" office:value="935.6" calcext:value-type="float">
            <text:p>935.6</text:p>
          </table:table-cell>
          <table:table-cell office:value-type="float" office:value="873" calcext:value-type="float">
            <text:p>87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48.32" calcext:value-type="float">
            <text:p>348.32</text:p>
          </table:table-cell>
          <table:table-cell office:value-type="float" office:value="928.2" calcext:value-type="float">
            <text:p>928.2</text:p>
          </table:table-cell>
          <table:table-cell office:value-type="float" office:value="882.6" calcext:value-type="float">
            <text:p>882.6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348.78" calcext:value-type="float">
            <text:p>348.78</text:p>
          </table:table-cell>
          <table:table-cell office:value-type="float" office:value="944.6" calcext:value-type="float">
            <text:p>944.6</text:p>
          </table:table-cell>
          <table:table-cell office:value-type="float" office:value="884.6" calcext:value-type="float">
            <text:p>884.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49.25" calcext:value-type="float">
            <text:p>349.25</text:p>
          </table:table-cell>
          <table:table-cell office:value-type="float" office:value="963.6" calcext:value-type="float">
            <text:p>963.6</text:p>
          </table:table-cell>
          <table:table-cell office:value-type="float" office:value="876.8" calcext:value-type="float">
            <text:p>876.8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349.72" calcext:value-type="float">
            <text:p>349.72</text:p>
          </table:table-cell>
          <table:table-cell office:value-type="float" office:value="959.4" calcext:value-type="float">
            <text:p>959.4</text:p>
          </table:table-cell>
          <table:table-cell office:value-type="float" office:value="881.4" calcext:value-type="float">
            <text:p>881.4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350.19" calcext:value-type="float">
            <text:p>350.19</text:p>
          </table:table-cell>
          <table:table-cell office:value-type="float" office:value="991" calcext:value-type="float">
            <text:p>991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50.66" calcext:value-type="float">
            <text:p>350.66</text:p>
          </table:table-cell>
          <table:table-cell office:value-type="float" office:value="1019.6" calcext:value-type="float">
            <text:p>1019.6</text:p>
          </table:table-cell>
          <table:table-cell office:value-type="float" office:value="861.4" calcext:value-type="float">
            <text:p>861.4</text:p>
          </table:table-cell>
          <table:table-cell office:value-type="float" office:value="881.2" calcext:value-type="float">
            <text:p>881.2</text:p>
          </table:table-cell>
        </table:table-row>
        <table:table-row table:style-name="ro1">
          <table:table-cell office:value-type="float" office:value="351.13" calcext:value-type="float">
            <text:p>351.13</text:p>
          </table:table-cell>
          <table:table-cell office:value-type="float" office:value="1029" calcext:value-type="float">
            <text:p>1029</text:p>
          </table:table-cell>
          <table:table-cell office:value-type="float" office:value="874.8" calcext:value-type="float">
            <text:p>874.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51.59" calcext:value-type="float">
            <text:p>351.59</text:p>
          </table:table-cell>
          <table:table-cell office:value-type="float" office:value="1056.8" calcext:value-type="float">
            <text:p>1056.8</text:p>
          </table:table-cell>
          <table:table-cell office:value-type="float" office:value="886.4" calcext:value-type="float">
            <text:p>886.4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352.06" calcext:value-type="float">
            <text:p>352.06</text:p>
          </table:table-cell>
          <table:table-cell office:value-type="float" office:value="1090.6" calcext:value-type="float">
            <text:p>1090.6</text:p>
          </table:table-cell>
          <table:table-cell office:value-type="float" office:value="876.8" calcext:value-type="float">
            <text:p>876.8</text:p>
          </table:table-cell>
          <table:table-cell office:value-type="float" office:value="882.2" calcext:value-type="float">
            <text:p>882.2</text:p>
          </table:table-cell>
        </table:table-row>
        <table:table-row table:style-name="ro1">
          <table:table-cell office:value-type="float" office:value="352.53" calcext:value-type="float">
            <text:p>352.53</text:p>
          </table:table-cell>
          <table:table-cell office:value-type="float" office:value="1125.6" calcext:value-type="float">
            <text:p>1125.6</text:p>
          </table:table-cell>
          <table:table-cell office:value-type="float" office:value="877.2" calcext:value-type="float">
            <text:p>877.2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66.8" calcext:value-type="float">
            <text:p>1166.8</text:p>
          </table:table-cell>
          <table:table-cell office:value-type="float" office:value="887.4" calcext:value-type="float">
            <text:p>887.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53.47" calcext:value-type="float">
            <text:p>353.47</text:p>
          </table:table-cell>
          <table:table-cell office:value-type="float" office:value="1217.6" calcext:value-type="float">
            <text:p>1217.6</text:p>
          </table:table-cell>
          <table:table-cell office:value-type="float" office:value="865.6" calcext:value-type="float">
            <text:p>865.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53.94" calcext:value-type="float">
            <text:p>353.94</text:p>
          </table:table-cell>
          <table:table-cell office:value-type="float" office:value="1270.8" calcext:value-type="float">
            <text:p>1270.8</text:p>
          </table:table-cell>
          <table:table-cell office:value-type="float" office:value="877.2" calcext:value-type="float">
            <text:p>877.2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354.4" calcext:value-type="float">
            <text:p>354.4</text:p>
          </table:table-cell>
          <table:table-cell office:value-type="float" office:value="1336" calcext:value-type="float">
            <text:p>1336</text:p>
          </table:table-cell>
          <table:table-cell office:value-type="float" office:value="878.6" calcext:value-type="float">
            <text:p>878.6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354.87" calcext:value-type="float">
            <text:p>354.87</text:p>
          </table:table-cell>
          <table:table-cell office:value-type="float" office:value="1422.6" calcext:value-type="float">
            <text:p>1422.6</text:p>
          </table:table-cell>
          <table:table-cell office:value-type="float" office:value="876.4" calcext:value-type="float">
            <text:p>876.4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355.34" calcext:value-type="float">
            <text:p>355.34</text:p>
          </table:table-cell>
          <table:table-cell office:value-type="float" office:value="1498.4" calcext:value-type="float">
            <text:p>1498.4</text:p>
          </table:table-cell>
          <table:table-cell office:value-type="float" office:value="882.6" calcext:value-type="float">
            <text:p>882.6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355.81" calcext:value-type="float">
            <text:p>355.81</text:p>
          </table:table-cell>
          <table:table-cell office:value-type="float" office:value="1609" calcext:value-type="float">
            <text:p>1609</text:p>
          </table:table-cell>
          <table:table-cell office:value-type="float" office:value="877.4" calcext:value-type="float">
            <text:p>877.4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356.28" calcext:value-type="float">
            <text:p>356.28</text:p>
          </table:table-cell>
          <table:table-cell office:value-type="float" office:value="1735.2" calcext:value-type="float">
            <text:p>1735.2</text:p>
          </table:table-cell>
          <table:table-cell office:value-type="float" office:value="873.2" calcext:value-type="float">
            <text:p>873.2</text:p>
          </table:table-cell>
          <table:table-cell office:value-type="float" office:value="882.6" calcext:value-type="float">
            <text:p>882.6</text:p>
          </table:table-cell>
        </table:table-row>
        <table:table-row table:style-name="ro1">
          <table:table-cell office:value-type="float" office:value="356.74" calcext:value-type="float">
            <text:p>356.74</text:p>
          </table:table-cell>
          <table:table-cell office:value-type="float" office:value="1849.2" calcext:value-type="float">
            <text:p>1849.2</text:p>
          </table:table-cell>
          <table:table-cell office:value-type="float" office:value="867.2" calcext:value-type="float">
            <text:p>867.2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357.21" calcext:value-type="float">
            <text:p>357.21</text:p>
          </table:table-cell>
          <table:table-cell office:value-type="float" office:value="2001.8" calcext:value-type="float">
            <text:p>2001.8</text:p>
          </table:table-cell>
          <table:table-cell office:value-type="float" office:value="902.6" calcext:value-type="float">
            <text:p>902.6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357.68" calcext:value-type="float">
            <text:p>357.68</text:p>
          </table:table-cell>
          <table:table-cell office:value-type="float" office:value="2183.2" calcext:value-type="float">
            <text:p>2183.2</text:p>
          </table:table-cell>
          <table:table-cell office:value-type="float" office:value="873.2" calcext:value-type="float">
            <text:p>873.2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358.15" calcext:value-type="float">
            <text:p>358.15</text:p>
          </table:table-cell>
          <table:table-cell office:value-type="float" office:value="2375" calcext:value-type="float">
            <text:p>2375</text:p>
          </table:table-cell>
          <table:table-cell office:value-type="float" office:value="879.2" calcext:value-type="float">
            <text:p>879.2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358.62" calcext:value-type="float">
            <text:p>358.62</text:p>
          </table:table-cell>
          <table:table-cell office:value-type="float" office:value="2556.6" calcext:value-type="float">
            <text:p>2556.6</text:p>
          </table:table-cell>
          <table:table-cell office:value-type="float" office:value="889.8" calcext:value-type="float">
            <text:p>889.8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359.08" calcext:value-type="float">
            <text:p>359.08</text:p>
          </table:table-cell>
          <table:table-cell office:value-type="float" office:value="2794.2" calcext:value-type="float">
            <text:p>2794.2</text:p>
          </table:table-cell>
          <table:table-cell office:value-type="float" office:value="874.6" calcext:value-type="float">
            <text:p>874.6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59.55" calcext:value-type="float">
            <text:p>359.55</text:p>
          </table:table-cell>
          <table:table-cell office:value-type="float" office:value="3050.8" calcext:value-type="float">
            <text:p>3050.8</text:p>
          </table:table-cell>
          <table:table-cell office:value-type="float" office:value="949.2" calcext:value-type="float">
            <text:p>949.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60.02" calcext:value-type="float">
            <text:p>360.02</text:p>
          </table:table-cell>
          <table:table-cell office:value-type="float" office:value="3332.6" calcext:value-type="float">
            <text:p>3332.6</text:p>
          </table:table-cell>
          <table:table-cell office:value-type="float" office:value="903" calcext:value-type="float">
            <text:p>903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360.49" calcext:value-type="float">
            <text:p>360.49</text:p>
          </table:table-cell>
          <table:table-cell office:value-type="float" office:value="3622" calcext:value-type="float">
            <text:p>3622</text:p>
          </table:table-cell>
          <table:table-cell office:value-type="float" office:value="873.4" calcext:value-type="float">
            <text:p>873.4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360.96" calcext:value-type="float">
            <text:p>360.96</text:p>
          </table:table-cell>
          <table:table-cell office:value-type="float" office:value="3954.2" calcext:value-type="float">
            <text:p>3954.2</text:p>
          </table:table-cell>
          <table:table-cell office:value-type="float" office:value="879.8" calcext:value-type="float">
            <text:p>879.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61.42" calcext:value-type="float">
            <text:p>361.42</text:p>
          </table:table-cell>
          <table:table-cell office:value-type="float" office:value="4383.8" calcext:value-type="float">
            <text:p>4383.8</text:p>
          </table:table-cell>
          <table:table-cell office:value-type="float" office:value="879.8" calcext:value-type="float">
            <text:p>879.8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361.89" calcext:value-type="float">
            <text:p>361.89</text:p>
          </table:table-cell>
          <table:table-cell office:value-type="float" office:value="4809.2" calcext:value-type="float">
            <text:p>4809.2</text:p>
          </table:table-cell>
          <table:table-cell office:value-type="float" office:value="869.2" calcext:value-type="float">
            <text:p>869.2</text:p>
          </table:table-cell>
          <table:table-cell office:value-type="float" office:value="881.6" calcext:value-type="float">
            <text:p>881.6</text:p>
          </table:table-cell>
        </table:table-row>
        <table:table-row table:style-name="ro1">
          <table:table-cell office:value-type="float" office:value="362.36" calcext:value-type="float">
            <text:p>362.36</text:p>
          </table:table-cell>
          <table:table-cell office:value-type="float" office:value="5182.4" calcext:value-type="float">
            <text:p>5182.4</text:p>
          </table:table-cell>
          <table:table-cell office:value-type="float" office:value="877.8" calcext:value-type="float">
            <text:p>877.8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362.83" calcext:value-type="float">
            <text:p>362.83</text:p>
          </table:table-cell>
          <table:table-cell office:value-type="float" office:value="5521.6" calcext:value-type="float">
            <text:p>5521.6</text:p>
          </table:table-cell>
          <table:table-cell office:value-type="float" office:value="889.4" calcext:value-type="float">
            <text:p>889.4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363.29" calcext:value-type="float">
            <text:p>363.29</text:p>
          </table:table-cell>
          <table:table-cell office:value-type="float" office:value="5902" calcext:value-type="float">
            <text:p>5902</text:p>
          </table:table-cell>
          <table:table-cell office:value-type="float" office:value="870.6" calcext:value-type="float">
            <text:p>870.6</text:p>
          </table:table-cell>
          <table:table-cell office:value-type="float" office:value="885.4" calcext:value-type="float">
            <text:p>885.4</text:p>
          </table:table-cell>
        </table:table-row>
        <table:table-row table:style-name="ro1">
          <table:table-cell office:value-type="float" office:value="363.76" calcext:value-type="float">
            <text:p>363.76</text:p>
          </table:table-cell>
          <table:table-cell office:value-type="float" office:value="6226.6" calcext:value-type="float">
            <text:p>6226.6</text:p>
          </table:table-cell>
          <table:table-cell office:value-type="float" office:value="877.4" calcext:value-type="float">
            <text:p>877.4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364.23" calcext:value-type="float">
            <text:p>364.23</text:p>
          </table:table-cell>
          <table:table-cell office:value-type="float" office:value="6773.4" calcext:value-type="float">
            <text:p>6773.4</text:p>
          </table:table-cell>
          <table:table-cell office:value-type="float" office:value="894.8" calcext:value-type="float">
            <text:p>894.8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364.7" calcext:value-type="float">
            <text:p>364.7</text:p>
          </table:table-cell>
          <table:table-cell office:value-type="float" office:value="7442.8" calcext:value-type="float">
            <text:p>7442.8</text:p>
          </table:table-cell>
          <table:table-cell office:value-type="float" office:value="868.2" calcext:value-type="float">
            <text:p>868.2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365.16" calcext:value-type="float">
            <text:p>365.16</text:p>
          </table:table-cell>
          <table:table-cell office:value-type="float" office:value="7923.8" calcext:value-type="float">
            <text:p>7923.8</text:p>
          </table:table-cell>
          <table:table-cell office:value-type="float" office:value="889.8" calcext:value-type="float">
            <text:p>889.8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365.63" calcext:value-type="float">
            <text:p>365.63</text:p>
          </table:table-cell>
          <table:table-cell office:value-type="float" office:value="7876.4" calcext:value-type="float">
            <text:p>7876.4</text:p>
          </table:table-cell>
          <table:table-cell office:value-type="float" office:value="894.4" calcext:value-type="float">
            <text:p>894.4</text:p>
          </table:table-cell>
          <table:table-cell office:value-type="float" office:value="882.4" calcext:value-type="float">
            <text:p>882.4</text:p>
          </table:table-cell>
        </table:table-row>
        <table:table-row table:style-name="ro1">
          <table:table-cell office:value-type="float" office:value="366.1" calcext:value-type="float">
            <text:p>366.1</text:p>
          </table:table-cell>
          <table:table-cell office:value-type="float" office:value="7835" calcext:value-type="float">
            <text:p>7835</text:p>
          </table:table-cell>
          <table:table-cell office:value-type="float" office:value="870.2" calcext:value-type="float">
            <text:p>870.2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366.57" calcext:value-type="float">
            <text:p>366.57</text:p>
          </table:table-cell>
          <table:table-cell office:value-type="float" office:value="7912" calcext:value-type="float">
            <text:p>7912</text:p>
          </table:table-cell>
          <table:table-cell office:value-type="float" office:value="893.8" calcext:value-type="float">
            <text:p>893.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67.03" calcext:value-type="float">
            <text:p>367.03</text:p>
          </table:table-cell>
          <table:table-cell office:value-type="float" office:value="7996.6" calcext:value-type="float">
            <text:p>7996.6</text:p>
          </table:table-cell>
          <table:table-cell office:value-type="float" office:value="895" calcext:value-type="float">
            <text:p>895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8141.8" calcext:value-type="float">
            <text:p>8141.8</text:p>
          </table:table-cell>
          <table:table-cell office:value-type="float" office:value="885.4" calcext:value-type="float">
            <text:p>885.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67.97" calcext:value-type="float">
            <text:p>367.97</text:p>
          </table:table-cell>
          <table:table-cell office:value-type="float" office:value="8249" calcext:value-type="float">
            <text:p>8249</text:p>
          </table:table-cell>
          <table:table-cell office:value-type="float" office:value="892" calcext:value-type="float">
            <text:p>892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368.44" calcext:value-type="float">
            <text:p>368.44</text:p>
          </table:table-cell>
          <table:table-cell office:value-type="float" office:value="8387" calcext:value-type="float">
            <text:p>8387</text:p>
          </table:table-cell>
          <table:table-cell office:value-type="float" office:value="890.2" calcext:value-type="float">
            <text:p>890.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8387.6" calcext:value-type="float">
            <text:p>8387.6</text:p>
          </table:table-cell>
          <table:table-cell office:value-type="float" office:value="882.8" calcext:value-type="float">
            <text:p>882.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69.37" calcext:value-type="float">
            <text:p>369.37</text:p>
          </table:table-cell>
          <table:table-cell office:value-type="float" office:value="8458" calcext:value-type="float">
            <text:p>8458</text:p>
          </table:table-cell>
          <table:table-cell office:value-type="float" office:value="890" calcext:value-type="float">
            <text:p>8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69.84" calcext:value-type="float">
            <text:p>369.84</text:p>
          </table:table-cell>
          <table:table-cell office:value-type="float" office:value="8493.2" calcext:value-type="float">
            <text:p>8493.2</text:p>
          </table:table-cell>
          <table:table-cell office:value-type="float" office:value="904" calcext:value-type="float">
            <text:p>904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370.31" calcext:value-type="float">
            <text:p>370.31</text:p>
          </table:table-cell>
          <table:table-cell office:value-type="float" office:value="8521" calcext:value-type="float">
            <text:p>8521</text:p>
          </table:table-cell>
          <table:table-cell office:value-type="float" office:value="891.2" calcext:value-type="float">
            <text:p>891.2</text:p>
          </table:table-cell>
          <table:table-cell office:value-type="float" office:value="882.4" calcext:value-type="float">
            <text:p>882.4</text:p>
          </table:table-cell>
        </table:table-row>
        <table:table-row table:style-name="ro1">
          <table:table-cell office:value-type="float" office:value="370.77" calcext:value-type="float">
            <text:p>370.77</text:p>
          </table:table-cell>
          <table:table-cell office:value-type="float" office:value="8450.2" calcext:value-type="float">
            <text:p>8450.2</text:p>
          </table:table-cell>
          <table:table-cell office:value-type="float" office:value="899.4" calcext:value-type="float">
            <text:p>899.4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371.24" calcext:value-type="float">
            <text:p>371.24</text:p>
          </table:table-cell>
          <table:table-cell office:value-type="float" office:value="8347.8" calcext:value-type="float">
            <text:p>8347.8</text:p>
          </table:table-cell>
          <table:table-cell office:value-type="float" office:value="918.8" calcext:value-type="float">
            <text:p>918.8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371.71" calcext:value-type="float">
            <text:p>371.71</text:p>
          </table:table-cell>
          <table:table-cell office:value-type="float" office:value="8194.8" calcext:value-type="float">
            <text:p>8194.8</text:p>
          </table:table-cell>
          <table:table-cell office:value-type="float" office:value="904.2" calcext:value-type="float">
            <text:p>904.2</text:p>
          </table:table-cell>
          <table:table-cell office:value-type="float" office:value="886.6" calcext:value-type="float">
            <text:p>886.6</text:p>
          </table:table-cell>
        </table:table-row>
        <table:table-row table:style-name="ro1">
          <table:table-cell office:value-type="float" office:value="372.17" calcext:value-type="float">
            <text:p>372.17</text:p>
          </table:table-cell>
          <table:table-cell office:value-type="float" office:value="8072.6" calcext:value-type="float">
            <text:p>8072.6</text:p>
          </table:table-cell>
          <table:table-cell office:value-type="float" office:value="913.2" calcext:value-type="float">
            <text:p>913.2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372.64" calcext:value-type="float">
            <text:p>372.64</text:p>
          </table:table-cell>
          <table:table-cell office:value-type="float" office:value="7959.2" calcext:value-type="float">
            <text:p>7959.2</text:p>
          </table:table-cell>
          <table:table-cell office:value-type="float" office:value="921.6" calcext:value-type="float">
            <text:p>921.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373.11" calcext:value-type="float">
            <text:p>373.11</text:p>
          </table:table-cell>
          <table:table-cell office:value-type="float" office:value="7821.2" calcext:value-type="float">
            <text:p>7821.2</text:p>
          </table:table-cell>
          <table:table-cell office:value-type="float" office:value="917" calcext:value-type="float">
            <text:p>917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373.58" calcext:value-type="float">
            <text:p>373.58</text:p>
          </table:table-cell>
          <table:table-cell office:value-type="float" office:value="7593.4" calcext:value-type="float">
            <text:p>7593.4</text:p>
          </table:table-cell>
          <table:table-cell office:value-type="float" office:value="929.4" calcext:value-type="float">
            <text:p>929.4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374.04" calcext:value-type="float">
            <text:p>374.04</text:p>
          </table:table-cell>
          <table:table-cell office:value-type="float" office:value="7364.4" calcext:value-type="float">
            <text:p>7364.4</text:p>
          </table:table-cell>
          <table:table-cell office:value-type="float" office:value="950.8" calcext:value-type="float">
            <text:p>950.8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374.51" calcext:value-type="float">
            <text:p>374.51</text:p>
          </table:table-cell>
          <table:table-cell office:value-type="float" office:value="7214" calcext:value-type="float">
            <text:p>7214</text:p>
          </table:table-cell>
          <table:table-cell office:value-type="float" office:value="947.8" calcext:value-type="float">
            <text:p>947.8</text:p>
          </table:table-cell>
          <table:table-cell office:value-type="float" office:value="886.8" calcext:value-type="float">
            <text:p>886.8</text:p>
          </table:table-cell>
        </table:table-row>
        <table:table-row table:style-name="ro1">
          <table:table-cell office:value-type="float" office:value="374.98" calcext:value-type="float">
            <text:p>374.98</text:p>
          </table:table-cell>
          <table:table-cell office:value-type="float" office:value="7048.2" calcext:value-type="float">
            <text:p>7048.2</text:p>
          </table:table-cell>
          <table:table-cell office:value-type="float" office:value="976" calcext:value-type="float">
            <text:p>976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375.44" calcext:value-type="float">
            <text:p>375.44</text:p>
          </table:table-cell>
          <table:table-cell office:value-type="float" office:value="6815" calcext:value-type="float">
            <text:p>6815</text:p>
          </table:table-cell>
          <table:table-cell office:value-type="float" office:value="976.4" calcext:value-type="float">
            <text:p>976.4</text:p>
          </table:table-cell>
          <table:table-cell office:value-type="float" office:value="877.2" calcext:value-type="float">
            <text:p>877.2</text:p>
          </table:table-cell>
        </table:table-row>
        <table:table-row table:style-name="ro1">
          <table:table-cell office:value-type="float" office:value="375.91" calcext:value-type="float">
            <text:p>375.91</text:p>
          </table:table-cell>
          <table:table-cell office:value-type="float" office:value="6635.8" calcext:value-type="float">
            <text:p>6635.8</text:p>
          </table:table-cell>
          <table:table-cell office:value-type="float" office:value="988.8" calcext:value-type="float">
            <text:p>988.8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376.38" calcext:value-type="float">
            <text:p>376.38</text:p>
          </table:table-cell>
          <table:table-cell office:value-type="float" office:value="6364.4" calcext:value-type="float">
            <text:p>6364.4</text:p>
          </table:table-cell>
          <table:table-cell office:value-type="float" office:value="1012.2" calcext:value-type="float">
            <text:p>1012.2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376.84" calcext:value-type="float">
            <text:p>376.84</text:p>
          </table:table-cell>
          <table:table-cell office:value-type="float" office:value="6147.2" calcext:value-type="float">
            <text:p>6147.2</text:p>
          </table:table-cell>
          <table:table-cell office:value-type="float" office:value="1032" calcext:value-type="float">
            <text:p>1032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377.31" calcext:value-type="float">
            <text:p>377.31</text:p>
          </table:table-cell>
          <table:table-cell office:value-type="float" office:value="5950.6" calcext:value-type="float">
            <text:p>5950.6</text:p>
          </table:table-cell>
          <table:table-cell office:value-type="float" office:value="1051.2" calcext:value-type="float">
            <text:p>1051.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77.78" calcext:value-type="float">
            <text:p>377.78</text:p>
          </table:table-cell>
          <table:table-cell office:value-type="float" office:value="5708.4" calcext:value-type="float">
            <text:p>5708.4</text:p>
          </table:table-cell>
          <table:table-cell office:value-type="float" office:value="1084.2" calcext:value-type="float">
            <text:p>1084.2</text:p>
          </table:table-cell>
          <table:table-cell office:value-type="float" office:value="872.2" calcext:value-type="float">
            <text:p>872.2</text:p>
          </table:table-cell>
        </table:table-row>
        <table:table-row table:style-name="ro1">
          <table:table-cell office:value-type="float" office:value="378.24" calcext:value-type="float">
            <text:p>378.24</text:p>
          </table:table-cell>
          <table:table-cell office:value-type="float" office:value="5503.6" calcext:value-type="float">
            <text:p>5503.6</text:p>
          </table:table-cell>
          <table:table-cell office:value-type="float" office:value="1111.8" calcext:value-type="float">
            <text:p>1111.8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78.71" calcext:value-type="float">
            <text:p>378.71</text:p>
          </table:table-cell>
          <table:table-cell office:value-type="float" office:value="5287.4" calcext:value-type="float">
            <text:p>5287.4</text:p>
          </table:table-cell>
          <table:table-cell office:value-type="float" office:value="1132.2" calcext:value-type="float">
            <text:p>1132.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79.18" calcext:value-type="float">
            <text:p>379.18</text:p>
          </table:table-cell>
          <table:table-cell office:value-type="float" office:value="5046.2" calcext:value-type="float">
            <text:p>5046.2</text:p>
          </table:table-cell>
          <table:table-cell office:value-type="float" office:value="1177" calcext:value-type="float">
            <text:p>117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79.65" calcext:value-type="float">
            <text:p>379.65</text:p>
          </table:table-cell>
          <table:table-cell office:value-type="float" office:value="4862" calcext:value-type="float">
            <text:p>4862</text:p>
          </table:table-cell>
          <table:table-cell office:value-type="float" office:value="1219.4" calcext:value-type="float">
            <text:p>1219.4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380.11" calcext:value-type="float">
            <text:p>380.11</text:p>
          </table:table-cell>
          <table:table-cell office:value-type="float" office:value="4684.4" calcext:value-type="float">
            <text:p>4684.4</text:p>
          </table:table-cell>
          <table:table-cell office:value-type="float" office:value="1269.2" calcext:value-type="float">
            <text:p>1269.2</text:p>
          </table:table-cell>
          <table:table-cell office:value-type="float" office:value="893.2" calcext:value-type="float">
            <text:p>893.2</text:p>
          </table:table-cell>
        </table:table-row>
        <table:table-row table:style-name="ro1">
          <table:table-cell office:value-type="float" office:value="380.58" calcext:value-type="float">
            <text:p>380.58</text:p>
          </table:table-cell>
          <table:table-cell office:value-type="float" office:value="4478" calcext:value-type="float">
            <text:p>4478</text:p>
          </table:table-cell>
          <table:table-cell office:value-type="float" office:value="1320.2" calcext:value-type="float">
            <text:p>1320.2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381.04" calcext:value-type="float">
            <text:p>381.04</text:p>
          </table:table-cell>
          <table:table-cell office:value-type="float" office:value="4269.2" calcext:value-type="float">
            <text:p>4269.2</text:p>
          </table:table-cell>
          <table:table-cell office:value-type="float" office:value="1384.4" calcext:value-type="float">
            <text:p>1384.4</text:p>
          </table:table-cell>
          <table:table-cell office:value-type="float" office:value="884.4" calcext:value-type="float">
            <text:p>884.4</text:p>
          </table:table-cell>
        </table:table-row>
        <table:table-row table:style-name="ro1">
          <table:table-cell office:value-type="float" office:value="381.51" calcext:value-type="float">
            <text:p>381.51</text:p>
          </table:table-cell>
          <table:table-cell office:value-type="float" office:value="4115.8" calcext:value-type="float">
            <text:p>4115.8</text:p>
          </table:table-cell>
          <table:table-cell office:value-type="float" office:value="1452.8" calcext:value-type="float">
            <text:p>1452.8</text:p>
          </table:table-cell>
          <table:table-cell office:value-type="float" office:value="883.8" calcext:value-type="float">
            <text:p>883.8</text:p>
          </table:table-cell>
        </table:table-row>
        <table:table-row table:style-name="ro1">
          <table:table-cell office:value-type="float" office:value="381.98" calcext:value-type="float">
            <text:p>381.98</text:p>
          </table:table-cell>
          <table:table-cell office:value-type="float" office:value="3946.6" calcext:value-type="float">
            <text:p>3946.6</text:p>
          </table:table-cell>
          <table:table-cell office:value-type="float" office:value="1526.4" calcext:value-type="float">
            <text:p>1526.4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382.44" calcext:value-type="float">
            <text:p>382.44</text:p>
          </table:table-cell>
          <table:table-cell office:value-type="float" office:value="3808" calcext:value-type="float">
            <text:p>3808</text:p>
          </table:table-cell>
          <table:table-cell office:value-type="float" office:value="1637.4" calcext:value-type="float">
            <text:p>1637.4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382.91" calcext:value-type="float">
            <text:p>382.91</text:p>
          </table:table-cell>
          <table:table-cell office:value-type="float" office:value="3620.2" calcext:value-type="float">
            <text:p>3620.2</text:p>
          </table:table-cell>
          <table:table-cell office:value-type="float" office:value="1720.6" calcext:value-type="float">
            <text:p>1720.6</text:p>
          </table:table-cell>
          <table:table-cell office:value-type="float" office:value="889.4" calcext:value-type="float">
            <text:p>889.4</text:p>
          </table:table-cell>
        </table:table-row>
        <table:table-row table:style-name="ro1">
          <table:table-cell office:value-type="float" office:value="383.38" calcext:value-type="float">
            <text:p>383.38</text:p>
          </table:table-cell>
          <table:table-cell office:value-type="float" office:value="3512.6" calcext:value-type="float">
            <text:p>3512.6</text:p>
          </table:table-cell>
          <table:table-cell office:value-type="float" office:value="1836" calcext:value-type="float">
            <text:p>1836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383.84" calcext:value-type="float">
            <text:p>383.84</text:p>
          </table:table-cell>
          <table:table-cell office:value-type="float" office:value="3351.6" calcext:value-type="float">
            <text:p>3351.6</text:p>
          </table:table-cell>
          <table:table-cell office:value-type="float" office:value="1981.6" calcext:value-type="float">
            <text:p>1981.6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84.31" calcext:value-type="float">
            <text:p>384.31</text:p>
          </table:table-cell>
          <table:table-cell office:value-type="float" office:value="3242" calcext:value-type="float">
            <text:p>3242</text:p>
          </table:table-cell>
          <table:table-cell office:value-type="float" office:value="2101.4" calcext:value-type="float">
            <text:p>2101.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84.78" calcext:value-type="float">
            <text:p>384.78</text:p>
          </table:table-cell>
          <table:table-cell office:value-type="float" office:value="3103.2" calcext:value-type="float">
            <text:p>3103.2</text:p>
          </table:table-cell>
          <table:table-cell office:value-type="float" office:value="2269.4" calcext:value-type="float">
            <text:p>2269.4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385.24" calcext:value-type="float">
            <text:p>385.24</text:p>
          </table:table-cell>
          <table:table-cell office:value-type="float" office:value="2953.4" calcext:value-type="float">
            <text:p>2953.4</text:p>
          </table:table-cell>
          <table:table-cell office:value-type="float" office:value="2463" calcext:value-type="float">
            <text:p>2463</text:p>
          </table:table-cell>
          <table:table-cell office:value-type="float" office:value="880.4" calcext:value-type="float">
            <text:p>880.4</text:p>
          </table:table-cell>
        </table:table-row>
        <table:table-row table:style-name="ro1">
          <table:table-cell office:value-type="float" office:value="385.71" calcext:value-type="float">
            <text:p>385.71</text:p>
          </table:table-cell>
          <table:table-cell office:value-type="float" office:value="2925.2" calcext:value-type="float">
            <text:p>2925.2</text:p>
          </table:table-cell>
          <table:table-cell office:value-type="float" office:value="2910.8" calcext:value-type="float">
            <text:p>2910.8</text:p>
          </table:table-cell>
          <table:table-cell office:value-type="float" office:value="1012.8" calcext:value-type="float">
            <text:p>1012.8</text:p>
          </table:table-cell>
        </table:table-row>
        <table:table-row table:style-name="ro1">
          <table:table-cell office:value-type="float" office:value="386.18" calcext:value-type="float">
            <text:p>386.18</text:p>
          </table:table-cell>
          <table:table-cell office:value-type="float" office:value="2753.6" calcext:value-type="float">
            <text:p>2753.6</text:p>
          </table:table-cell>
          <table:table-cell office:value-type="float" office:value="2921.6" calcext:value-type="float">
            <text:p>2921.6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386.64" calcext:value-type="float">
            <text:p>386.64</text:p>
          </table:table-cell>
          <table:table-cell office:value-type="float" office:value="2647.8" calcext:value-type="float">
            <text:p>2647.8</text:p>
          </table:table-cell>
          <table:table-cell office:value-type="float" office:value="3131.2" calcext:value-type="float">
            <text:p>3131.2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387.11" calcext:value-type="float">
            <text:p>387.11</text:p>
          </table:table-cell>
          <table:table-cell office:value-type="float" office:value="2549.6" calcext:value-type="float">
            <text:p>2549.6</text:p>
          </table:table-cell>
          <table:table-cell office:value-type="float" office:value="3423.4" calcext:value-type="float">
            <text:p>3423.4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387.57" calcext:value-type="float">
            <text:p>387.57</text:p>
          </table:table-cell>
          <table:table-cell office:value-type="float" office:value="2471" calcext:value-type="float">
            <text:p>2471</text:p>
          </table:table-cell>
          <table:table-cell office:value-type="float" office:value="3776.6" calcext:value-type="float">
            <text:p>3776.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88.04" calcext:value-type="float">
            <text:p>388.04</text:p>
          </table:table-cell>
          <table:table-cell office:value-type="float" office:value="2371.6" calcext:value-type="float">
            <text:p>2371.6</text:p>
          </table:table-cell>
          <table:table-cell office:value-type="float" office:value="4121.2" calcext:value-type="float">
            <text:p>4121.2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388.51" calcext:value-type="float">
            <text:p>388.51</text:p>
          </table:table-cell>
          <table:table-cell office:value-type="float" office:value="2297.4" calcext:value-type="float">
            <text:p>2297.4</text:p>
          </table:table-cell>
          <table:table-cell office:value-type="float" office:value="4505.2" calcext:value-type="float">
            <text:p>4505.2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388.97" calcext:value-type="float">
            <text:p>388.97</text:p>
          </table:table-cell>
          <table:table-cell office:value-type="float" office:value="2206.8" calcext:value-type="float">
            <text:p>2206.8</text:p>
          </table:table-cell>
          <table:table-cell office:value-type="float" office:value="4966" calcext:value-type="float">
            <text:p>4966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389.44" calcext:value-type="float">
            <text:p>389.44</text:p>
          </table:table-cell>
          <table:table-cell office:value-type="float" office:value="2136.8" calcext:value-type="float">
            <text:p>2136.8</text:p>
          </table:table-cell>
          <table:table-cell office:value-type="float" office:value="5460.4" calcext:value-type="float">
            <text:p>5460.4</text:p>
          </table:table-cell>
          <table:table-cell office:value-type="float" office:value="885.2" calcext:value-type="float">
            <text:p>885.2</text:p>
          </table:table-cell>
        </table:table-row>
        <table:table-row table:style-name="ro1">
          <table:table-cell office:value-type="float" office:value="389.91" calcext:value-type="float">
            <text:p>389.91</text:p>
          </table:table-cell>
          <table:table-cell office:value-type="float" office:value="2067.4" calcext:value-type="float">
            <text:p>2067.4</text:p>
          </table:table-cell>
          <table:table-cell office:value-type="float" office:value="5915.6" calcext:value-type="float">
            <text:p>5915.6</text:p>
          </table:table-cell>
          <table:table-cell office:value-type="float" office:value="888.6" calcext:value-type="float">
            <text:p>888.6</text:p>
          </table:table-cell>
        </table:table-row>
        <table:table-row table:style-name="ro1">
          <table:table-cell office:value-type="float" office:value="390.37" calcext:value-type="float">
            <text:p>390.37</text:p>
          </table:table-cell>
          <table:table-cell office:value-type="float" office:value="1994" calcext:value-type="float">
            <text:p>1994</text:p>
          </table:table-cell>
          <table:table-cell office:value-type="float" office:value="6487.6" calcext:value-type="float">
            <text:p>6487.6</text:p>
          </table:table-cell>
          <table:table-cell office:value-type="float" office:value="879.4" calcext:value-type="float">
            <text:p>879.4</text:p>
          </table:table-cell>
        </table:table-row>
        <table:table-row table:style-name="ro1">
          <table:table-cell office:value-type="float" office:value="390.84" calcext:value-type="float">
            <text:p>390.84</text:p>
          </table:table-cell>
          <table:table-cell office:value-type="float" office:value="1911" calcext:value-type="float">
            <text:p>1911</text:p>
          </table:table-cell>
          <table:table-cell office:value-type="float" office:value="7088" calcext:value-type="float">
            <text:p>708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91.3" calcext:value-type="float">
            <text:p>391.3</text:p>
          </table:table-cell>
          <table:table-cell office:value-type="float" office:value="1856.6" calcext:value-type="float">
            <text:p>1856.6</text:p>
          </table:table-cell>
          <table:table-cell office:value-type="float" office:value="7657" calcext:value-type="float">
            <text:p>7657</text:p>
          </table:table-cell>
          <table:table-cell office:value-type="float" office:value="888.4" calcext:value-type="float">
            <text:p>888.4</text:p>
          </table:table-cell>
        </table:table-row>
        <table:table-row table:style-name="ro1">
          <table:table-cell office:value-type="float" office:value="391.77" calcext:value-type="float">
            <text:p>391.77</text:p>
          </table:table-cell>
          <table:table-cell office:value-type="float" office:value="1803.8" calcext:value-type="float">
            <text:p>1803.8</text:p>
          </table:table-cell>
          <table:table-cell office:value-type="float" office:value="8386.4" calcext:value-type="float">
            <text:p>8386.4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392.24" calcext:value-type="float">
            <text:p>392.24</text:p>
          </table:table-cell>
          <table:table-cell office:value-type="float" office:value="1724.6" calcext:value-type="float">
            <text:p>1724.6</text:p>
          </table:table-cell>
          <table:table-cell office:value-type="float" office:value="8967" calcext:value-type="float">
            <text:p>8967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392.7" calcext:value-type="float">
            <text:p>392.7</text:p>
          </table:table-cell>
          <table:table-cell office:value-type="float" office:value="1699" calcext:value-type="float">
            <text:p>1699</text:p>
          </table:table-cell>
          <table:table-cell office:value-type="float" office:value="9732.6" calcext:value-type="float">
            <text:p>9732.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93.17" calcext:value-type="float">
            <text:p>393.17</text:p>
          </table:table-cell>
          <table:table-cell office:value-type="float" office:value="1633.2" calcext:value-type="float">
            <text:p>1633.2</text:p>
          </table:table-cell>
          <table:table-cell office:value-type="float" office:value="10224.6" calcext:value-type="float">
            <text:p>10224.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93.63" calcext:value-type="float">
            <text:p>393.63</text:p>
          </table:table-cell>
          <table:table-cell office:value-type="float" office:value="1579.6" calcext:value-type="float">
            <text:p>1579.6</text:p>
          </table:table-cell>
          <table:table-cell office:value-type="float" office:value="11048.2" calcext:value-type="float">
            <text:p>11048.2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394.1" calcext:value-type="float">
            <text:p>394.1</text:p>
          </table:table-cell>
          <table:table-cell office:value-type="float" office:value="1542.4" calcext:value-type="float">
            <text:p>1542.4</text:p>
          </table:table-cell>
          <table:table-cell office:value-type="float" office:value="11693.4" calcext:value-type="float">
            <text:p>11693.4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394.56" calcext:value-type="float">
            <text:p>394.56</text:p>
          </table:table-cell>
          <table:table-cell office:value-type="float" office:value="1491.8" calcext:value-type="float">
            <text:p>1491.8</text:p>
          </table:table-cell>
          <table:table-cell office:value-type="float" office:value="12417" calcext:value-type="float">
            <text:p>12417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395.03" calcext:value-type="float">
            <text:p>395.03</text:p>
          </table:table-cell>
          <table:table-cell office:value-type="float" office:value="1465.4" calcext:value-type="float">
            <text:p>1465.4</text:p>
          </table:table-cell>
          <table:table-cell office:value-type="float" office:value="12955" calcext:value-type="float">
            <text:p>12955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1417.8" calcext:value-type="float">
            <text:p>1417.8</text:p>
          </table:table-cell>
          <table:table-cell office:value-type="float" office:value="13364.8" calcext:value-type="float">
            <text:p>13364.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95.96" calcext:value-type="float">
            <text:p>395.96</text:p>
          </table:table-cell>
          <table:table-cell office:value-type="float" office:value="1387.6" calcext:value-type="float">
            <text:p>1387.6</text:p>
          </table:table-cell>
          <table:table-cell office:value-type="float" office:value="13900.2" calcext:value-type="float">
            <text:p>13900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396.43" calcext:value-type="float">
            <text:p>396.43</text:p>
          </table:table-cell>
          <table:table-cell office:value-type="float" office:value="1350" calcext:value-type="float">
            <text:p>1350</text:p>
          </table:table-cell>
          <table:table-cell office:value-type="float" office:value="14240.4" calcext:value-type="float">
            <text:p>14240.4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396.89" calcext:value-type="float">
            <text:p>396.89</text:p>
          </table:table-cell>
          <table:table-cell office:value-type="float" office:value="1331.4" calcext:value-type="float">
            <text:p>1331.4</text:p>
          </table:table-cell>
          <table:table-cell office:value-type="float" office:value="14694.6" calcext:value-type="float">
            <text:p>14694.6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397.36" calcext:value-type="float">
            <text:p>397.36</text:p>
          </table:table-cell>
          <table:table-cell office:value-type="float" office:value="1296.4" calcext:value-type="float">
            <text:p>1296.4</text:p>
          </table:table-cell>
          <table:table-cell office:value-type="float" office:value="14897" calcext:value-type="float">
            <text:p>14897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397.82" calcext:value-type="float">
            <text:p>397.82</text:p>
          </table:table-cell>
          <table:table-cell office:value-type="float" office:value="1266.8" calcext:value-type="float">
            <text:p>1266.8</text:p>
          </table:table-cell>
          <table:table-cell office:value-type="float" office:value="14836.8" calcext:value-type="float">
            <text:p>14836.8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398.29" calcext:value-type="float">
            <text:p>398.29</text:p>
          </table:table-cell>
          <table:table-cell office:value-type="float" office:value="1241.2" calcext:value-type="float">
            <text:p>1241.2</text:p>
          </table:table-cell>
          <table:table-cell office:value-type="float" office:value="14878" calcext:value-type="float">
            <text:p>14878</text:p>
          </table:table-cell>
          <table:table-cell office:value-type="float" office:value="881.6" calcext:value-type="float">
            <text:p>881.6</text:p>
          </table:table-cell>
        </table:table-row>
        <table:table-row table:style-name="ro1">
          <table:table-cell office:value-type="float" office:value="398.76" calcext:value-type="float">
            <text:p>398.76</text:p>
          </table:table-cell>
          <table:table-cell office:value-type="float" office:value="1214.2" calcext:value-type="float">
            <text:p>1214.2</text:p>
          </table:table-cell>
          <table:table-cell office:value-type="float" office:value="14896.6" calcext:value-type="float">
            <text:p>14896.6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399.22" calcext:value-type="float">
            <text:p>399.22</text:p>
          </table:table-cell>
          <table:table-cell office:value-type="float" office:value="1187.4" calcext:value-type="float">
            <text:p>1187.4</text:p>
          </table:table-cell>
          <table:table-cell office:value-type="float" office:value="14716.2" calcext:value-type="float">
            <text:p>14716.2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399.69" calcext:value-type="float">
            <text:p>399.69</text:p>
          </table:table-cell>
          <table:table-cell office:value-type="float" office:value="1181.6" calcext:value-type="float">
            <text:p>1181.6</text:p>
          </table:table-cell>
          <table:table-cell office:value-type="float" office:value="14630" calcext:value-type="float">
            <text:p>14630</text:p>
          </table:table-cell>
          <table:table-cell office:value-type="float" office:value="902.4" calcext:value-type="float">
            <text:p>902.4</text:p>
          </table:table-cell>
        </table:table-row>
        <table:table-row table:style-name="ro1">
          <table:table-cell office:value-type="float" office:value="400.15" calcext:value-type="float">
            <text:p>400.15</text:p>
          </table:table-cell>
          <table:table-cell office:value-type="float" office:value="1163.4" calcext:value-type="float">
            <text:p>1163.4</text:p>
          </table:table-cell>
          <table:table-cell office:value-type="float" office:value="14317.6" calcext:value-type="float">
            <text:p>14317.6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400.62" calcext:value-type="float">
            <text:p>400.62</text:p>
          </table:table-cell>
          <table:table-cell office:value-type="float" office:value="1140.8" calcext:value-type="float">
            <text:p>1140.8</text:p>
          </table:table-cell>
          <table:table-cell office:value-type="float" office:value="14023" calcext:value-type="float">
            <text:p>1402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01.08" calcext:value-type="float">
            <text:p>401.08</text:p>
          </table:table-cell>
          <table:table-cell office:value-type="float" office:value="1130" calcext:value-type="float">
            <text:p>1130</text:p>
          </table:table-cell>
          <table:table-cell office:value-type="float" office:value="13434.6" calcext:value-type="float">
            <text:p>13434.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01.55" calcext:value-type="float">
            <text:p>401.55</text:p>
          </table:table-cell>
          <table:table-cell office:value-type="float" office:value="1119.6" calcext:value-type="float">
            <text:p>1119.6</text:p>
          </table:table-cell>
          <table:table-cell office:value-type="float" office:value="12916.8" calcext:value-type="float">
            <text:p>12916.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02.01" calcext:value-type="float">
            <text:p>402.01</text:p>
          </table:table-cell>
          <table:table-cell office:value-type="float" office:value="1121" calcext:value-type="float">
            <text:p>1121</text:p>
          </table:table-cell>
          <table:table-cell office:value-type="float" office:value="12501.6" calcext:value-type="float">
            <text:p>12501.6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402.48" calcext:value-type="float">
            <text:p>402.48</text:p>
          </table:table-cell>
          <table:table-cell office:value-type="float" office:value="1157.6" calcext:value-type="float">
            <text:p>1157.6</text:p>
          </table:table-cell>
          <table:table-cell office:value-type="float" office:value="11797.4" calcext:value-type="float">
            <text:p>11797.4</text:p>
          </table:table-cell>
          <table:table-cell office:value-type="float" office:value="886.6" calcext:value-type="float">
            <text:p>886.6</text:p>
          </table:table-cell>
        </table:table-row>
        <table:table-row table:style-name="ro1">
          <table:table-cell office:value-type="float" office:value="402.94" calcext:value-type="float">
            <text:p>402.94</text:p>
          </table:table-cell>
          <table:table-cell office:value-type="float" office:value="1252.6" calcext:value-type="float">
            <text:p>1252.6</text:p>
          </table:table-cell>
          <table:table-cell office:value-type="float" office:value="11230" calcext:value-type="float">
            <text:p>1123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03.41" calcext:value-type="float">
            <text:p>403.41</text:p>
          </table:table-cell>
          <table:table-cell office:value-type="float" office:value="1582.8" calcext:value-type="float">
            <text:p>1582.8</text:p>
          </table:table-cell>
          <table:table-cell office:value-type="float" office:value="10674.6" calcext:value-type="float">
            <text:p>10674.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403.87" calcext:value-type="float">
            <text:p>403.87</text:p>
          </table:table-cell>
          <table:table-cell office:value-type="float" office:value="2199.6" calcext:value-type="float">
            <text:p>2199.6</text:p>
          </table:table-cell>
          <table:table-cell office:value-type="float" office:value="10060" calcext:value-type="float">
            <text:p>1006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04.34" calcext:value-type="float">
            <text:p>404.34</text:p>
          </table:table-cell>
          <table:table-cell office:value-type="float" office:value="3037.2" calcext:value-type="float">
            <text:p>3037.2</text:p>
          </table:table-cell>
          <table:table-cell office:value-type="float" office:value="9441.2" calcext:value-type="float">
            <text:p>9441.2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404.81" calcext:value-type="float">
            <text:p>404.81</text:p>
          </table:table-cell>
          <table:table-cell office:value-type="float" office:value="3307.8" calcext:value-type="float">
            <text:p>3307.8</text:p>
          </table:table-cell>
          <table:table-cell office:value-type="float" office:value="8799.6" calcext:value-type="float">
            <text:p>8799.6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405.27" calcext:value-type="float">
            <text:p>405.27</text:p>
          </table:table-cell>
          <table:table-cell office:value-type="float" office:value="2346.2" calcext:value-type="float">
            <text:p>2346.2</text:p>
          </table:table-cell>
          <table:table-cell office:value-type="float" office:value="8312.6" calcext:value-type="float">
            <text:p>8312.6</text:p>
          </table:table-cell>
          <table:table-cell office:value-type="float" office:value="883.6" calcext:value-type="float">
            <text:p>883.6</text:p>
          </table:table-cell>
        </table:table-row>
        <table:table-row table:style-name="ro1">
          <table:table-cell office:value-type="float" office:value="405.74" calcext:value-type="float">
            <text:p>405.74</text:p>
          </table:table-cell>
          <table:table-cell office:value-type="float" office:value="1445.2" calcext:value-type="float">
            <text:p>1445.2</text:p>
          </table:table-cell>
          <table:table-cell office:value-type="float" office:value="7714.2" calcext:value-type="float">
            <text:p>7714.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06.2" calcext:value-type="float">
            <text:p>406.2</text:p>
          </table:table-cell>
          <table:table-cell office:value-type="float" office:value="1164.4" calcext:value-type="float">
            <text:p>1164.4</text:p>
          </table:table-cell>
          <table:table-cell office:value-type="float" office:value="7342.8" calcext:value-type="float">
            <text:p>7342.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06.67" calcext:value-type="float">
            <text:p>406.67</text:p>
          </table:table-cell>
          <table:table-cell office:value-type="float" office:value="1128.8" calcext:value-type="float">
            <text:p>1128.8</text:p>
          </table:table-cell>
          <table:table-cell office:value-type="float" office:value="6847.6" calcext:value-type="float">
            <text:p>6847.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07.13" calcext:value-type="float">
            <text:p>407.13</text:p>
          </table:table-cell>
          <table:table-cell office:value-type="float" office:value="1143.2" calcext:value-type="float">
            <text:p>1143.2</text:p>
          </table:table-cell>
          <table:table-cell office:value-type="float" office:value="6470.4" calcext:value-type="float">
            <text:p>6470.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07.6" calcext:value-type="float">
            <text:p>407.6</text:p>
          </table:table-cell>
          <table:table-cell office:value-type="float" office:value="1165.8" calcext:value-type="float">
            <text:p>1165.8</text:p>
          </table:table-cell>
          <table:table-cell office:value-type="float" office:value="6121.8" calcext:value-type="float">
            <text:p>6121.8</text:p>
          </table:table-cell>
          <table:table-cell office:value-type="float" office:value="889.8" calcext:value-type="float">
            <text:p>889.8</text:p>
          </table:table-cell>
        </table:table-row>
        <table:table-row table:style-name="ro1">
          <table:table-cell office:value-type="float" office:value="408.06" calcext:value-type="float">
            <text:p>408.06</text:p>
          </table:table-cell>
          <table:table-cell office:value-type="float" office:value="1161" calcext:value-type="float">
            <text:p>1161</text:p>
          </table:table-cell>
          <table:table-cell office:value-type="float" office:value="5768.4" calcext:value-type="float">
            <text:p>5768.4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408.53" calcext:value-type="float">
            <text:p>408.53</text:p>
          </table:table-cell>
          <table:table-cell office:value-type="float" office:value="1085" calcext:value-type="float">
            <text:p>1085</text:p>
          </table:table-cell>
          <table:table-cell office:value-type="float" office:value="5494.4" calcext:value-type="float">
            <text:p>5494.4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408.99" calcext:value-type="float">
            <text:p>408.99</text:p>
          </table:table-cell>
          <table:table-cell office:value-type="float" office:value="1013.6" calcext:value-type="float">
            <text:p>1013.6</text:p>
          </table:table-cell>
          <table:table-cell office:value-type="float" office:value="5170.2" calcext:value-type="float">
            <text:p>5170.2</text:p>
          </table:table-cell>
          <table:table-cell office:value-type="float" office:value="888.8" calcext:value-type="float">
            <text:p>888.8</text:p>
          </table:table-cell>
        </table:table-row>
        <table:table-row table:style-name="ro1">
          <table:table-cell office:value-type="float" office:value="409.46" calcext:value-type="float">
            <text:p>409.46</text:p>
          </table:table-cell>
          <table:table-cell office:value-type="float" office:value="1003.6" calcext:value-type="float">
            <text:p>1003.6</text:p>
          </table:table-cell>
          <table:table-cell office:value-type="float" office:value="4877.4" calcext:value-type="float">
            <text:p>4877.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09.92" calcext:value-type="float">
            <text:p>409.92</text:p>
          </table:table-cell>
          <table:table-cell office:value-type="float" office:value="984.2" calcext:value-type="float">
            <text:p>984.2</text:p>
          </table:table-cell>
          <table:table-cell office:value-type="float" office:value="4642.8" calcext:value-type="float">
            <text:p>4642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410.39" calcext:value-type="float">
            <text:p>410.39</text:p>
          </table:table-cell>
          <table:table-cell office:value-type="float" office:value="984" calcext:value-type="float">
            <text:p>984</text:p>
          </table:table-cell>
          <table:table-cell office:value-type="float" office:value="4381.4" calcext:value-type="float">
            <text:p>4381.4</text:p>
          </table:table-cell>
          <table:table-cell office:value-type="float" office:value="885.4" calcext:value-type="float">
            <text:p>885.4</text:p>
          </table:table-cell>
        </table:table-row>
        <table:table-row table:style-name="ro1">
          <table:table-cell office:value-type="float" office:value="410.85" calcext:value-type="float">
            <text:p>410.85</text:p>
          </table:table-cell>
          <table:table-cell office:value-type="float" office:value="987.6" calcext:value-type="float">
            <text:p>987.6</text:p>
          </table:table-cell>
          <table:table-cell office:value-type="float" office:value="4178.6" calcext:value-type="float">
            <text:p>4178.6</text:p>
          </table:table-cell>
          <table:table-cell office:value-type="float" office:value="898.2" calcext:value-type="float">
            <text:p>898.2</text:p>
          </table:table-cell>
        </table:table-row>
        <table:table-row table:style-name="ro1">
          <table:table-cell office:value-type="float" office:value="411.31" calcext:value-type="float">
            <text:p>411.31</text:p>
          </table:table-cell>
          <table:table-cell office:value-type="float" office:value="971.8" calcext:value-type="float">
            <text:p>971.8</text:p>
          </table:table-cell>
          <table:table-cell office:value-type="float" office:value="3955.2" calcext:value-type="float">
            <text:p>3955.2</text:p>
          </table:table-cell>
          <table:table-cell office:value-type="float" office:value="879.2" calcext:value-type="float">
            <text:p>879.2</text:p>
          </table:table-cell>
        </table:table-row>
        <table:table-row table:style-name="ro1">
          <table:table-cell office:value-type="float" office:value="411.78" calcext:value-type="float">
            <text:p>411.78</text:p>
          </table:table-cell>
          <table:table-cell office:value-type="float" office:value="963.8" calcext:value-type="float">
            <text:p>963.8</text:p>
          </table:table-cell>
          <table:table-cell office:value-type="float" office:value="3851.4" calcext:value-type="float">
            <text:p>3851.4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412.24" calcext:value-type="float">
            <text:p>412.24</text:p>
          </table:table-cell>
          <table:table-cell office:value-type="float" office:value="970" calcext:value-type="float">
            <text:p>970</text:p>
          </table:table-cell>
          <table:table-cell office:value-type="float" office:value="3642.6" calcext:value-type="float">
            <text:p>3642.6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412.71" calcext:value-type="float">
            <text:p>412.71</text:p>
          </table:table-cell>
          <table:table-cell office:value-type="float" office:value="957.4" calcext:value-type="float">
            <text:p>957.4</text:p>
          </table:table-cell>
          <table:table-cell office:value-type="float" office:value="3432.4" calcext:value-type="float">
            <text:p>3432.4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table-cell office:value-type="float" office:value="413.17" calcext:value-type="float">
            <text:p>413.17</text:p>
          </table:table-cell>
          <table:table-cell office:value-type="float" office:value="955" calcext:value-type="float">
            <text:p>955</text:p>
          </table:table-cell>
          <table:table-cell office:value-type="float" office:value="3292.2" calcext:value-type="float">
            <text:p>3292.2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413.64" calcext:value-type="float">
            <text:p>413.64</text:p>
          </table:table-cell>
          <table:table-cell office:value-type="float" office:value="959.6" calcext:value-type="float">
            <text:p>959.6</text:p>
          </table:table-cell>
          <table:table-cell office:value-type="float" office:value="3094.4" calcext:value-type="float">
            <text:p>3094.4</text:p>
          </table:table-cell>
          <table:table-cell office:value-type="float" office:value="890.6" calcext:value-type="float">
            <text:p>890.6</text:p>
          </table:table-cell>
        </table:table-row>
        <table:table-row table:style-name="ro1">
          <table:table-cell office:value-type="float" office:value="414.1" calcext:value-type="float">
            <text:p>414.1</text:p>
          </table:table-cell>
          <table:table-cell office:value-type="float" office:value="943.4" calcext:value-type="float">
            <text:p>943.4</text:p>
          </table:table-cell>
          <table:table-cell office:value-type="float" office:value="2955" calcext:value-type="float">
            <text:p>2955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414.57" calcext:value-type="float">
            <text:p>414.57</text:p>
          </table:table-cell>
          <table:table-cell office:value-type="float" office:value="951.6" calcext:value-type="float">
            <text:p>951.6</text:p>
          </table:table-cell>
          <table:table-cell office:value-type="float" office:value="2867" calcext:value-type="float">
            <text:p>286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15.03" calcext:value-type="float">
            <text:p>415.03</text:p>
          </table:table-cell>
          <table:table-cell office:value-type="float" office:value="951.8" calcext:value-type="float">
            <text:p>951.8</text:p>
          </table:table-cell>
          <table:table-cell office:value-type="float" office:value="2706.6" calcext:value-type="float">
            <text:p>2706.6</text:p>
          </table:table-cell>
          <table:table-cell office:value-type="float" office:value="892.8" calcext:value-type="float">
            <text:p>892.8</text:p>
          </table:table-cell>
        </table:table-row>
        <table:table-row table:style-name="ro1">
          <table:table-cell office:value-type="float" office:value="415.5" calcext:value-type="float">
            <text:p>415.5</text:p>
          </table:table-cell>
          <table:table-cell office:value-type="float" office:value="931.6" calcext:value-type="float">
            <text:p>931.6</text:p>
          </table:table-cell>
          <table:table-cell office:value-type="float" office:value="2569.2" calcext:value-type="float">
            <text:p>2569.2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415.96" calcext:value-type="float">
            <text:p>415.96</text:p>
          </table:table-cell>
          <table:table-cell office:value-type="float" office:value="933.2" calcext:value-type="float">
            <text:p>933.2</text:p>
          </table:table-cell>
          <table:table-cell office:value-type="float" office:value="2470.2" calcext:value-type="float">
            <text:p>2470.2</text:p>
          </table:table-cell>
          <table:table-cell office:value-type="float" office:value="888.6" calcext:value-type="float">
            <text:p>888.6</text:p>
          </table:table-cell>
        </table:table-row>
        <table:table-row table:style-name="ro1">
          <table:table-cell office:value-type="float" office:value="416.43" calcext:value-type="float">
            <text:p>416.43</text:p>
          </table:table-cell>
          <table:table-cell office:value-type="float" office:value="945.2" calcext:value-type="float">
            <text:p>945.2</text:p>
          </table:table-cell>
          <table:table-cell office:value-type="float" office:value="2390.4" calcext:value-type="float">
            <text:p>2390.4</text:p>
          </table:table-cell>
          <table:table-cell office:value-type="float" office:value="896.4" calcext:value-type="float">
            <text:p>896.4</text:p>
          </table:table-cell>
        </table:table-row>
        <table:table-row table:style-name="ro1">
          <table:table-cell office:value-type="float" office:value="416.89" calcext:value-type="float">
            <text:p>416.89</text:p>
          </table:table-cell>
          <table:table-cell office:value-type="float" office:value="940.6" calcext:value-type="float">
            <text:p>940.6</text:p>
          </table:table-cell>
          <table:table-cell office:value-type="float" office:value="2282.6" calcext:value-type="float">
            <text:p>2282.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17.35" calcext:value-type="float">
            <text:p>417.35</text:p>
          </table:table-cell>
          <table:table-cell office:value-type="float" office:value="931.6" calcext:value-type="float">
            <text:p>931.6</text:p>
          </table:table-cell>
          <table:table-cell office:value-type="float" office:value="2230.4" calcext:value-type="float">
            <text:p>2230.4</text:p>
          </table:table-cell>
          <table:table-cell office:value-type="float" office:value="888.2" calcext:value-type="float">
            <text:p>888.2</text:p>
          </table:table-cell>
        </table:table-row>
        <table:table-row table:style-name="ro1">
          <table:table-cell office:value-type="float" office:value="417.82" calcext:value-type="float">
            <text:p>417.82</text:p>
          </table:table-cell>
          <table:table-cell office:value-type="float" office:value="934.4" calcext:value-type="float">
            <text:p>934.4</text:p>
          </table:table-cell>
          <table:table-cell office:value-type="float" office:value="2158.6" calcext:value-type="float">
            <text:p>2158.6</text:p>
          </table:table-cell>
          <table:table-cell office:value-type="float" office:value="896.8" calcext:value-type="float">
            <text:p>896.8</text:p>
          </table:table-cell>
        </table:table-row>
        <table:table-row table:style-name="ro1">
          <table:table-cell office:value-type="float" office:value="418.28" calcext:value-type="float">
            <text:p>418.28</text:p>
          </table:table-cell>
          <table:table-cell office:value-type="float" office:value="932.6" calcext:value-type="float">
            <text:p>932.6</text:p>
          </table:table-cell>
          <table:table-cell office:value-type="float" office:value="2085.6" calcext:value-type="float">
            <text:p>2085.6</text:p>
          </table:table-cell>
          <table:table-cell office:value-type="float" office:value="888.2" calcext:value-type="float">
            <text:p>888.2</text:p>
          </table:table-cell>
        </table:table-row>
        <table:table-row table:style-name="ro1">
          <table:table-cell office:value-type="float" office:value="418.75" calcext:value-type="float">
            <text:p>418.75</text:p>
          </table:table-cell>
          <table:table-cell office:value-type="float" office:value="928.4" calcext:value-type="float">
            <text:p>928.4</text:p>
          </table:table-cell>
          <table:table-cell office:value-type="float" office:value="2019" calcext:value-type="float">
            <text:p>2019</text:p>
          </table:table-cell>
          <table:table-cell office:value-type="float" office:value="897.2" calcext:value-type="float">
            <text:p>897.2</text:p>
          </table:table-cell>
        </table:table-row>
        <table:table-row table:style-name="ro1">
          <table:table-cell office:value-type="float" office:value="419.21" calcext:value-type="float">
            <text:p>419.21</text:p>
          </table:table-cell>
          <table:table-cell office:value-type="float" office:value="935.6" calcext:value-type="float">
            <text:p>935.6</text:p>
          </table:table-cell>
          <table:table-cell office:value-type="float" office:value="1993.2" calcext:value-type="float">
            <text:p>1993.2</text:p>
          </table:table-cell>
          <table:table-cell office:value-type="float" office:value="907.8" calcext:value-type="float">
            <text:p>907.8</text:p>
          </table:table-cell>
        </table:table-row>
        <table:table-row table:style-name="ro1">
          <table:table-cell office:value-type="float" office:value="419.68" calcext:value-type="float">
            <text:p>419.68</text:p>
          </table:table-cell>
          <table:table-cell office:value-type="float" office:value="931" calcext:value-type="float">
            <text:p>931</text:p>
          </table:table-cell>
          <table:table-cell office:value-type="float" office:value="1937.2" calcext:value-type="float">
            <text:p>1937.2</text:p>
          </table:table-cell>
          <table:table-cell office:value-type="float" office:value="897.2" calcext:value-type="float">
            <text:p>897.2</text:p>
          </table:table-cell>
        </table:table-row>
        <table:table-row table:style-name="ro1">
          <table:table-cell office:value-type="float" office:value="420.14" calcext:value-type="float">
            <text:p>420.14</text:p>
          </table:table-cell>
          <table:table-cell office:value-type="float" office:value="932.2" calcext:value-type="float">
            <text:p>932.2</text:p>
          </table:table-cell>
          <table:table-cell office:value-type="float" office:value="1913.6" calcext:value-type="float">
            <text:p>1913.6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20.61" calcext:value-type="float">
            <text:p>420.61</text:p>
          </table:table-cell>
          <table:table-cell office:value-type="float" office:value="944.4" calcext:value-type="float">
            <text:p>944.4</text:p>
          </table:table-cell>
          <table:table-cell office:value-type="float" office:value="1862.4" calcext:value-type="float">
            <text:p>1862.4</text:p>
          </table:table-cell>
          <table:table-cell office:value-type="float" office:value="896.4" calcext:value-type="float">
            <text:p>896.4</text:p>
          </table:table-cell>
        </table:table-row>
        <table:table-row table:style-name="ro1">
          <table:table-cell office:value-type="float" office:value="421.07" calcext:value-type="float">
            <text:p>421.07</text:p>
          </table:table-cell>
          <table:table-cell office:value-type="float" office:value="927.8" calcext:value-type="float">
            <text:p>927.8</text:p>
          </table:table-cell>
          <table:table-cell office:value-type="float" office:value="1851.2" calcext:value-type="float">
            <text:p>1851.2</text:p>
          </table:table-cell>
          <table:table-cell office:value-type="float" office:value="899.8" calcext:value-type="float">
            <text:p>899.8</text:p>
          </table:table-cell>
        </table:table-row>
        <table:table-row table:style-name="ro1">
          <table:table-cell office:value-type="float" office:value="421.53" calcext:value-type="float">
            <text:p>421.53</text:p>
          </table:table-cell>
          <table:table-cell office:value-type="float" office:value="920.8" calcext:value-type="float">
            <text:p>920.8</text:p>
          </table:table-cell>
          <table:table-cell office:value-type="float" office:value="1837.4" calcext:value-type="float">
            <text:p>1837.4</text:p>
          </table:table-cell>
          <table:table-cell office:value-type="float" office:value="905.2" calcext:value-type="float">
            <text:p>905.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30.2" calcext:value-type="float">
            <text:p>930.2</text:p>
          </table:table-cell>
          <table:table-cell office:value-type="float" office:value="1809.4" calcext:value-type="float">
            <text:p>1809.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22.46" calcext:value-type="float">
            <text:p>422.46</text:p>
          </table:table-cell>
          <table:table-cell office:value-type="float" office:value="922" calcext:value-type="float">
            <text:p>922</text:p>
          </table:table-cell>
          <table:table-cell office:value-type="float" office:value="1793.4" calcext:value-type="float">
            <text:p>1793.4</text:p>
          </table:table-cell>
          <table:table-cell office:value-type="float" office:value="913.2" calcext:value-type="float">
            <text:p>913.2</text:p>
          </table:table-cell>
        </table:table-row>
        <table:table-row table:style-name="ro1">
          <table:table-cell office:value-type="float" office:value="422.93" calcext:value-type="float">
            <text:p>422.93</text:p>
          </table:table-cell>
          <table:table-cell office:value-type="float" office:value="924" calcext:value-type="float">
            <text:p>924</text:p>
          </table:table-cell>
          <table:table-cell office:value-type="float" office:value="1794.4" calcext:value-type="float">
            <text:p>1794.4</text:p>
          </table:table-cell>
          <table:table-cell office:value-type="float" office:value="921.4" calcext:value-type="float">
            <text:p>921.4</text:p>
          </table:table-cell>
        </table:table-row>
        <table:table-row table:style-name="ro1">
          <table:table-cell office:value-type="float" office:value="423.39" calcext:value-type="float">
            <text:p>423.39</text:p>
          </table:table-cell>
          <table:table-cell office:value-type="float" office:value="927.2" calcext:value-type="float">
            <text:p>927.2</text:p>
          </table:table-cell>
          <table:table-cell office:value-type="float" office:value="1769.8" calcext:value-type="float">
            <text:p>1769.8</text:p>
          </table:table-cell>
          <table:table-cell office:value-type="float" office:value="915.6" calcext:value-type="float">
            <text:p>915.6</text:p>
          </table:table-cell>
        </table:table-row>
        <table:table-row table:style-name="ro1">
          <table:table-cell office:value-type="float" office:value="423.85" calcext:value-type="float">
            <text:p>423.85</text:p>
          </table:table-cell>
          <table:table-cell office:value-type="float" office:value="926" calcext:value-type="float">
            <text:p>926</text:p>
          </table:table-cell>
          <table:table-cell office:value-type="float" office:value="1772.6" calcext:value-type="float">
            <text:p>1772.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24.32" calcext:value-type="float">
            <text:p>424.32</text:p>
          </table:table-cell>
          <table:table-cell office:value-type="float" office:value="930.8" calcext:value-type="float">
            <text:p>930.8</text:p>
          </table:table-cell>
          <table:table-cell office:value-type="float" office:value="1803" calcext:value-type="float">
            <text:p>1803</text:p>
          </table:table-cell>
          <table:table-cell office:value-type="float" office:value="933.4" calcext:value-type="float">
            <text:p>933.4</text:p>
          </table:table-cell>
        </table:table-row>
        <table:table-row table:style-name="ro1">
          <table:table-cell office:value-type="float" office:value="424.78" calcext:value-type="float">
            <text:p>424.78</text:p>
          </table:table-cell>
          <table:table-cell office:value-type="float" office:value="930.2" calcext:value-type="float">
            <text:p>930.2</text:p>
          </table:table-cell>
          <table:table-cell office:value-type="float" office:value="1812.6" calcext:value-type="float">
            <text:p>1812.6</text:p>
          </table:table-cell>
          <table:table-cell office:value-type="float" office:value="939.2" calcext:value-type="float">
            <text:p>939.2</text:p>
          </table:table-cell>
        </table:table-row>
        <table:table-row table:style-name="ro1">
          <table:table-cell office:value-type="float" office:value="425.25" calcext:value-type="float">
            <text:p>425.25</text:p>
          </table:table-cell>
          <table:table-cell office:value-type="float" office:value="932.2" calcext:value-type="float">
            <text:p>932.2</text:p>
          </table:table-cell>
          <table:table-cell office:value-type="float" office:value="1792.2" calcext:value-type="float">
            <text:p>1792.2</text:p>
          </table:table-cell>
          <table:table-cell office:value-type="float" office:value="936.4" calcext:value-type="float">
            <text:p>936.4</text:p>
          </table:table-cell>
        </table:table-row>
        <table:table-row table:style-name="ro1">
          <table:table-cell office:value-type="float" office:value="425.71" calcext:value-type="float">
            <text:p>425.71</text:p>
          </table:table-cell>
          <table:table-cell office:value-type="float" office:value="927" calcext:value-type="float">
            <text:p>927</text:p>
          </table:table-cell>
          <table:table-cell office:value-type="float" office:value="1814.4" calcext:value-type="float">
            <text:p>1814.4</text:p>
          </table:table-cell>
          <table:table-cell office:value-type="float" office:value="947.8" calcext:value-type="float">
            <text:p>947.8</text:p>
          </table:table-cell>
        </table:table-row>
        <table:table-row table:style-name="ro1">
          <table:table-cell office:value-type="float" office:value="426.17" calcext:value-type="float">
            <text:p>426.17</text:p>
          </table:table-cell>
          <table:table-cell office:value-type="float" office:value="937" calcext:value-type="float">
            <text:p>937</text:p>
          </table:table-cell>
          <table:table-cell office:value-type="float" office:value="1836.6" calcext:value-type="float">
            <text:p>1836.6</text:p>
          </table:table-cell>
          <table:table-cell office:value-type="float" office:value="963.8" calcext:value-type="float">
            <text:p>963.8</text:p>
          </table:table-cell>
        </table:table-row>
        <table:table-row table:style-name="ro1">
          <table:table-cell office:value-type="float" office:value="426.64" calcext:value-type="float">
            <text:p>426.64</text:p>
          </table:table-cell>
          <table:table-cell office:value-type="float" office:value="933.4" calcext:value-type="float">
            <text:p>933.4</text:p>
          </table:table-cell>
          <table:table-cell office:value-type="float" office:value="1843.8" calcext:value-type="float">
            <text:p>1843.8</text:p>
          </table:table-cell>
          <table:table-cell office:value-type="float" office:value="957.4" calcext:value-type="float">
            <text:p>957.4</text:p>
          </table:table-cell>
        </table:table-row>
        <table:table-row table:style-name="ro1">
          <table:table-cell office:value-type="float" office:value="427.1" calcext:value-type="float">
            <text:p>427.1</text:p>
          </table:table-cell>
          <table:table-cell office:value-type="float" office:value="930.2" calcext:value-type="float">
            <text:p>930.2</text:p>
          </table:table-cell>
          <table:table-cell office:value-type="float" office:value="1901.4" calcext:value-type="float">
            <text:p>1901.4</text:p>
          </table:table-cell>
          <table:table-cell office:value-type="float" office:value="959.2" calcext:value-type="float">
            <text:p>959.2</text:p>
          </table:table-cell>
        </table:table-row>
        <table:table-row table:style-name="ro1">
          <table:table-cell office:value-type="float" office:value="427.57" calcext:value-type="float">
            <text:p>427.57</text:p>
          </table:table-cell>
          <table:table-cell office:value-type="float" office:value="943" calcext:value-type="float">
            <text:p>943</text:p>
          </table:table-cell>
          <table:table-cell office:value-type="float" office:value="1917.8" calcext:value-type="float">
            <text:p>1917.8</text:p>
          </table:table-cell>
          <table:table-cell office:value-type="float" office:value="973.4" calcext:value-type="float">
            <text:p>973.4</text:p>
          </table:table-cell>
        </table:table-row>
        <table:table-row table:style-name="ro1">
          <table:table-cell office:value-type="float" office:value="428.03" calcext:value-type="float">
            <text:p>428.03</text:p>
          </table:table-cell>
          <table:table-cell office:value-type="float" office:value="933.6" calcext:value-type="float">
            <text:p>933.6</text:p>
          </table:table-cell>
          <table:table-cell office:value-type="float" office:value="1941.2" calcext:value-type="float">
            <text:p>1941.2</text:p>
          </table:table-cell>
          <table:table-cell office:value-type="float" office:value="983.8" calcext:value-type="float">
            <text:p>983.8</text:p>
          </table:table-cell>
        </table:table-row>
        <table:table-row table:style-name="ro1">
          <table:table-cell office:value-type="float" office:value="428.49" calcext:value-type="float">
            <text:p>428.49</text:p>
          </table:table-cell>
          <table:table-cell office:value-type="float" office:value="929.4" calcext:value-type="float">
            <text:p>929.4</text:p>
          </table:table-cell>
          <table:table-cell office:value-type="float" office:value="1986.8" calcext:value-type="float">
            <text:p>1986.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28.96" calcext:value-type="float">
            <text:p>428.96</text:p>
          </table:table-cell>
          <table:table-cell office:value-type="float" office:value="940.6" calcext:value-type="float">
            <text:p>940.6</text:p>
          </table:table-cell>
          <table:table-cell office:value-type="float" office:value="2002.8" calcext:value-type="float">
            <text:p>2002.8</text:p>
          </table:table-cell>
          <table:table-cell office:value-type="float" office:value="1010.8" calcext:value-type="float">
            <text:p>1010.8</text:p>
          </table:table-cell>
        </table:table-row>
        <table:table-row table:style-name="ro1">
          <table:table-cell office:value-type="float" office:value="429.42" calcext:value-type="float">
            <text:p>429.42</text:p>
          </table:table-cell>
          <table:table-cell office:value-type="float" office:value="936" calcext:value-type="float">
            <text:p>936</text:p>
          </table:table-cell>
          <table:table-cell office:value-type="float" office:value="2055.8" calcext:value-type="float">
            <text:p>2055.8</text:p>
          </table:table-cell>
          <table:table-cell office:value-type="float" office:value="1013.2" calcext:value-type="float">
            <text:p>1013.2</text:p>
          </table:table-cell>
        </table:table-row>
        <table:table-row table:style-name="ro1">
          <table:table-cell office:value-type="float" office:value="429.88" calcext:value-type="float">
            <text:p>429.88</text:p>
          </table:table-cell>
          <table:table-cell office:value-type="float" office:value="946.6" calcext:value-type="float">
            <text:p>946.6</text:p>
          </table:table-cell>
          <table:table-cell office:value-type="float" office:value="2105" calcext:value-type="float">
            <text:p>21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30.35" calcext:value-type="float">
            <text:p>430.35</text:p>
          </table:table-cell>
          <table:table-cell office:value-type="float" office:value="948" calcext:value-type="float">
            <text:p>948</text:p>
          </table:table-cell>
          <table:table-cell office:value-type="float" office:value="2187.8" calcext:value-type="float">
            <text:p>2187.8</text:p>
          </table:table-cell>
          <table:table-cell office:value-type="float" office:value="1053.6" calcext:value-type="float">
            <text:p>1053.6</text:p>
          </table:table-cell>
        </table:table-row>
        <table:table-row table:style-name="ro1">
          <table:table-cell office:value-type="float" office:value="430.81" calcext:value-type="float">
            <text:p>430.81</text:p>
          </table:table-cell>
          <table:table-cell office:value-type="float" office:value="943.4" calcext:value-type="float">
            <text:p>943.4</text:p>
          </table:table-cell>
          <table:table-cell office:value-type="float" office:value="2165.4" calcext:value-type="float">
            <text:p>2165.4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1.28" calcext:value-type="float">
            <text:p>431.28</text:p>
          </table:table-cell>
          <table:table-cell office:value-type="float" office:value="960.2" calcext:value-type="float">
            <text:p>960.2</text:p>
          </table:table-cell>
          <table:table-cell office:value-type="float" office:value="2265.2" calcext:value-type="float">
            <text:p>2265.2</text:p>
          </table:table-cell>
          <table:table-cell office:value-type="float" office:value="1066.8" calcext:value-type="float">
            <text:p>1066.8</text:p>
          </table:table-cell>
        </table:table-row>
        <table:table-row table:style-name="ro1">
          <table:table-cell office:value-type="float" office:value="431.74" calcext:value-type="float">
            <text:p>431.74</text:p>
          </table:table-cell>
          <table:table-cell office:value-type="float" office:value="956.4" calcext:value-type="float">
            <text:p>956.4</text:p>
          </table:table-cell>
          <table:table-cell office:value-type="float" office:value="2321.6" calcext:value-type="float">
            <text:p>2321.6</text:p>
          </table:table-cell>
          <table:table-cell office:value-type="float" office:value="1098.2" calcext:value-type="float">
            <text:p>1098.2</text:p>
          </table:table-cell>
        </table:table-row>
        <table:table-row table:style-name="ro1">
          <table:table-cell office:value-type="float" office:value="432.2" calcext:value-type="float">
            <text:p>432.2</text:p>
          </table:table-cell>
          <table:table-cell office:value-type="float" office:value="977.2" calcext:value-type="float">
            <text:p>977.2</text:p>
          </table:table-cell>
          <table:table-cell office:value-type="float" office:value="2388.4" calcext:value-type="float">
            <text:p>2388.4</text:p>
          </table:table-cell>
          <table:table-cell office:value-type="float" office:value="1123.6" calcext:value-type="float">
            <text:p>1123.6</text:p>
          </table:table-cell>
        </table:table-row>
        <table:table-row table:style-name="ro1">
          <table:table-cell office:value-type="float" office:value="432.67" calcext:value-type="float">
            <text:p>432.67</text:p>
          </table:table-cell>
          <table:table-cell office:value-type="float" office:value="1001.2" calcext:value-type="float">
            <text:p>1001.2</text:p>
          </table:table-cell>
          <table:table-cell office:value-type="float" office:value="2462.6" calcext:value-type="float">
            <text:p>2462.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33.13" calcext:value-type="float">
            <text:p>433.13</text:p>
          </table:table-cell>
          <table:table-cell office:value-type="float" office:value="1065.8" calcext:value-type="float">
            <text:p>1065.8</text:p>
          </table:table-cell>
          <table:table-cell office:value-type="float" office:value="2563.6" calcext:value-type="float">
            <text:p>2563.6</text:p>
          </table:table-cell>
          <table:table-cell office:value-type="float" office:value="1180.2" calcext:value-type="float">
            <text:p>1180.2</text:p>
          </table:table-cell>
        </table:table-row>
        <table:table-row table:style-name="ro1">
          <table:table-cell office:value-type="float" office:value="433.59" calcext:value-type="float">
            <text:p>433.59</text:p>
          </table:table-cell>
          <table:table-cell office:value-type="float" office:value="1201" calcext:value-type="float">
            <text:p>1201</text:p>
          </table:table-cell>
          <table:table-cell office:value-type="float" office:value="2616.8" calcext:value-type="float">
            <text:p>2616.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434.06" calcext:value-type="float">
            <text:p>434.06</text:p>
          </table:table-cell>
          <table:table-cell office:value-type="float" office:value="1723" calcext:value-type="float">
            <text:p>1723</text:p>
          </table:table-cell>
          <table:table-cell office:value-type="float" office:value="2676.6" calcext:value-type="float">
            <text:p>2676.6</text:p>
          </table:table-cell>
          <table:table-cell office:value-type="float" office:value="1210.8" calcext:value-type="float">
            <text:p>1210.8</text:p>
          </table:table-cell>
        </table:table-row>
        <table:table-row table:style-name="ro1">
          <table:table-cell office:value-type="float" office:value="434.52" calcext:value-type="float">
            <text:p>434.52</text:p>
          </table:table-cell>
          <table:table-cell office:value-type="float" office:value="3308.6" calcext:value-type="float">
            <text:p>3308.6</text:p>
          </table:table-cell>
          <table:table-cell office:value-type="float" office:value="2772.6" calcext:value-type="float">
            <text:p>2772.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34.98" calcext:value-type="float">
            <text:p>434.98</text:p>
          </table:table-cell>
          <table:table-cell office:value-type="float" office:value="5721.2" calcext:value-type="float">
            <text:p>5721.2</text:p>
          </table:table-cell>
          <table:table-cell office:value-type="float" office:value="2854.4" calcext:value-type="float">
            <text:p>2854.4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435.45" calcext:value-type="float">
            <text:p>435.45</text:p>
          </table:table-cell>
          <table:table-cell office:value-type="float" office:value="9239.6" calcext:value-type="float">
            <text:p>9239.6</text:p>
          </table:table-cell>
          <table:table-cell office:value-type="float" office:value="2953.2" calcext:value-type="float">
            <text:p>2953.2</text:p>
          </table:table-cell>
          <table:table-cell office:value-type="float" office:value="1324.2" calcext:value-type="float">
            <text:p>1324.2</text:p>
          </table:table-cell>
        </table:table-row>
        <table:table-row table:style-name="ro1">
          <table:table-cell office:value-type="float" office:value="435.91" calcext:value-type="float">
            <text:p>435.91</text:p>
          </table:table-cell>
          <table:table-cell office:value-type="float" office:value="11439.4" calcext:value-type="float">
            <text:p>11439.4</text:p>
          </table:table-cell>
          <table:table-cell office:value-type="float" office:value="3067.6" calcext:value-type="float">
            <text:p>3067.6</text:p>
          </table:table-cell>
          <table:table-cell office:value-type="float" office:value="1364.2" calcext:value-type="float">
            <text:p>1364.2</text:p>
          </table:table-cell>
        </table:table-row>
        <table:table-row table:style-name="ro1">
          <table:table-cell office:value-type="float" office:value="436.37" calcext:value-type="float">
            <text:p>436.37</text:p>
          </table:table-cell>
          <table:table-cell office:value-type="float" office:value="7779.2" calcext:value-type="float">
            <text:p>7779.2</text:p>
          </table:table-cell>
          <table:table-cell office:value-type="float" office:value="3181" calcext:value-type="float">
            <text:p>3181</text:p>
          </table:table-cell>
          <table:table-cell office:value-type="float" office:value="1404.8" calcext:value-type="float">
            <text:p>1404.8</text:p>
          </table:table-cell>
        </table:table-row>
        <table:table-row table:style-name="ro1">
          <table:table-cell office:value-type="float" office:value="436.84" calcext:value-type="float">
            <text:p>436.84</text:p>
          </table:table-cell>
          <table:table-cell office:value-type="float" office:value="3065.2" calcext:value-type="float">
            <text:p>3065.2</text:p>
          </table:table-cell>
          <table:table-cell office:value-type="float" office:value="3277.2" calcext:value-type="float">
            <text:p>3277.2</text:p>
          </table:table-cell>
          <table:table-cell office:value-type="float" office:value="1445.6" calcext:value-type="float">
            <text:p>1445.6</text:p>
          </table:table-cell>
        </table:table-row>
        <table:table-row table:style-name="ro1">
          <table:table-cell office:value-type="float" office:value="437.3" calcext:value-type="float">
            <text:p>437.3</text:p>
          </table:table-cell>
          <table:table-cell office:value-type="float" office:value="1552" calcext:value-type="float">
            <text:p>1552</text:p>
          </table:table-cell>
          <table:table-cell office:value-type="float" office:value="3355.6" calcext:value-type="float">
            <text:p>3355.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437.76" calcext:value-type="float">
            <text:p>437.76</text:p>
          </table:table-cell>
          <table:table-cell office:value-type="float" office:value="1199.8" calcext:value-type="float">
            <text:p>1199.8</text:p>
          </table:table-cell>
          <table:table-cell office:value-type="float" office:value="3522.6" calcext:value-type="float">
            <text:p>3522.6</text:p>
          </table:table-cell>
          <table:table-cell office:value-type="float" office:value="1532.8" calcext:value-type="float">
            <text:p>1532.8</text:p>
          </table:table-cell>
        </table:table-row>
        <table:table-row table:style-name="ro1">
          <table:table-cell office:value-type="float" office:value="438.23" calcext:value-type="float">
            <text:p>438.23</text:p>
          </table:table-cell>
          <table:table-cell office:value-type="float" office:value="1069.8" calcext:value-type="float">
            <text:p>1069.8</text:p>
          </table:table-cell>
          <table:table-cell office:value-type="float" office:value="3631.4" calcext:value-type="float">
            <text:p>3631.4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38.69" calcext:value-type="float">
            <text:p>438.69</text:p>
          </table:table-cell>
          <table:table-cell office:value-type="float" office:value="1016.8" calcext:value-type="float">
            <text:p>1016.8</text:p>
          </table:table-cell>
          <table:table-cell office:value-type="float" office:value="3670.4" calcext:value-type="float">
            <text:p>3670.4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439.15" calcext:value-type="float">
            <text:p>439.15</text:p>
          </table:table-cell>
          <table:table-cell office:value-type="float" office:value="987.8" calcext:value-type="float">
            <text:p>987.8</text:p>
          </table:table-cell>
          <table:table-cell office:value-type="float" office:value="3834.6" calcext:value-type="float">
            <text:p>3834.6</text:p>
          </table:table-cell>
          <table:table-cell office:value-type="float" office:value="1716.8" calcext:value-type="float">
            <text:p>1716.8</text:p>
          </table:table-cell>
        </table:table-row>
        <table:table-row table:style-name="ro1">
          <table:table-cell office:value-type="float" office:value="439.62" calcext:value-type="float">
            <text:p>439.62</text:p>
          </table:table-cell>
          <table:table-cell office:value-type="float" office:value="954.4" calcext:value-type="float">
            <text:p>954.4</text:p>
          </table:table-cell>
          <table:table-cell office:value-type="float" office:value="3953" calcext:value-type="float">
            <text:p>3953</text:p>
          </table:table-cell>
          <table:table-cell office:value-type="float" office:value="1787.4" calcext:value-type="float">
            <text:p>1787.4</text:p>
          </table:table-cell>
        </table:table-row>
        <table:table-row table:style-name="ro1">
          <table:table-cell office:value-type="float" office:value="440.08" calcext:value-type="float">
            <text:p>440.08</text:p>
          </table:table-cell>
          <table:table-cell office:value-type="float" office:value="951" calcext:value-type="float">
            <text:p>951</text:p>
          </table:table-cell>
          <table:table-cell office:value-type="float" office:value="4088.2" calcext:value-type="float">
            <text:p>4088.2</text:p>
          </table:table-cell>
          <table:table-cell office:value-type="float" office:value="1870.6" calcext:value-type="float">
            <text:p>1870.6</text:p>
          </table:table-cell>
        </table:table-row>
        <table:table-row table:style-name="ro1">
          <table:table-cell office:value-type="float" office:value="440.54" calcext:value-type="float">
            <text:p>440.54</text:p>
          </table:table-cell>
          <table:table-cell office:value-type="float" office:value="945" calcext:value-type="float">
            <text:p>945</text:p>
          </table:table-cell>
          <table:table-cell office:value-type="float" office:value="4159.6" calcext:value-type="float">
            <text:p>4159.6</text:p>
          </table:table-cell>
          <table:table-cell office:value-type="float" office:value="1951.2" calcext:value-type="float">
            <text:p>1951.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38" calcext:value-type="float">
            <text:p>938</text:p>
          </table:table-cell>
          <table:table-cell office:value-type="float" office:value="4319.2" calcext:value-type="float">
            <text:p>4319.2</text:p>
          </table:table-cell>
          <table:table-cell office:value-type="float" office:value="2045.8" calcext:value-type="float">
            <text:p>2045.8</text:p>
          </table:table-cell>
        </table:table-row>
        <table:table-row table:style-name="ro1">
          <table:table-cell office:value-type="float" office:value="441.47" calcext:value-type="float">
            <text:p>441.47</text:p>
          </table:table-cell>
          <table:table-cell office:value-type="float" office:value="941.2" calcext:value-type="float">
            <text:p>941.2</text:p>
          </table:table-cell>
          <table:table-cell office:value-type="float" office:value="4480.8" calcext:value-type="float">
            <text:p>4480.8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441.93" calcext:value-type="float">
            <text:p>441.93</text:p>
          </table:table-cell>
          <table:table-cell office:value-type="float" office:value="939.6" calcext:value-type="float">
            <text:p>939.6</text:p>
          </table:table-cell>
          <table:table-cell office:value-type="float" office:value="4712.4" calcext:value-type="float">
            <text:p>4712.4</text:p>
          </table:table-cell>
          <table:table-cell office:value-type="float" office:value="2300.2" calcext:value-type="float">
            <text:p>2300.2</text:p>
          </table:table-cell>
        </table:table-row>
        <table:table-row table:style-name="ro1">
          <table:table-cell office:value-type="float" office:value="442.39" calcext:value-type="float">
            <text:p>442.39</text:p>
          </table:table-cell>
          <table:table-cell office:value-type="float" office:value="929" calcext:value-type="float">
            <text:p>929</text:p>
          </table:table-cell>
          <table:table-cell office:value-type="float" office:value="4873.6" calcext:value-type="float">
            <text:p>4873.6</text:p>
          </table:table-cell>
          <table:table-cell office:value-type="float" office:value="2389.2" calcext:value-type="float">
            <text:p>2389.2</text:p>
          </table:table-cell>
        </table:table-row>
        <table:table-row table:style-name="ro1">
          <table:table-cell office:value-type="float" office:value="442.86" calcext:value-type="float">
            <text:p>442.86</text:p>
          </table:table-cell>
          <table:table-cell office:value-type="float" office:value="938.6" calcext:value-type="float">
            <text:p>938.6</text:p>
          </table:table-cell>
          <table:table-cell office:value-type="float" office:value="4933.2" calcext:value-type="float">
            <text:p>4933.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443.32" calcext:value-type="float">
            <text:p>443.32</text:p>
          </table:table-cell>
          <table:table-cell office:value-type="float" office:value="942" calcext:value-type="float">
            <text:p>942</text:p>
          </table:table-cell>
          <table:table-cell office:value-type="float" office:value="5099.2" calcext:value-type="float">
            <text:p>5099.2</text:p>
          </table:table-cell>
          <table:table-cell office:value-type="float" office:value="2649.6" calcext:value-type="float">
            <text:p>2649.6</text:p>
          </table:table-cell>
        </table:table-row>
        <table:table-row table:style-name="ro1">
          <table:table-cell office:value-type="float" office:value="443.78" calcext:value-type="float">
            <text:p>443.78</text:p>
          </table:table-cell>
          <table:table-cell office:value-type="float" office:value="939.4" calcext:value-type="float">
            <text:p>939.4</text:p>
          </table:table-cell>
          <table:table-cell office:value-type="float" office:value="5154.8" calcext:value-type="float">
            <text:p>5154.8</text:p>
          </table:table-cell>
          <table:table-cell office:value-type="float" office:value="2796.4" calcext:value-type="float">
            <text:p>2796.4</text:p>
          </table:table-cell>
        </table:table-row>
        <table:table-row table:style-name="ro1">
          <table:table-cell office:value-type="float" office:value="444.25" calcext:value-type="float">
            <text:p>444.25</text:p>
          </table:table-cell>
          <table:table-cell office:value-type="float" office:value="932.2" calcext:value-type="float">
            <text:p>932.2</text:p>
          </table:table-cell>
          <table:table-cell office:value-type="float" office:value="5328" calcext:value-type="float">
            <text:p>5328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444.71" calcext:value-type="float">
            <text:p>444.71</text:p>
          </table:table-cell>
          <table:table-cell office:value-type="float" office:value="928.8" calcext:value-type="float">
            <text:p>928.8</text:p>
          </table:table-cell>
          <table:table-cell office:value-type="float" office:value="5374.6" calcext:value-type="float">
            <text:p>5374.6</text:p>
          </table:table-cell>
          <table:table-cell office:value-type="float" office:value="3111.8" calcext:value-type="float">
            <text:p>3111.8</text:p>
          </table:table-cell>
        </table:table-row>
        <table:table-row table:style-name="ro1">
          <table:table-cell office:value-type="float" office:value="445.17" calcext:value-type="float">
            <text:p>445.17</text:p>
          </table:table-cell>
          <table:table-cell office:value-type="float" office:value="924.2" calcext:value-type="float">
            <text:p>924.2</text:p>
          </table:table-cell>
          <table:table-cell office:value-type="float" office:value="5592.6" calcext:value-type="float">
            <text:p>5592.6</text:p>
          </table:table-cell>
          <table:table-cell office:value-type="float" office:value="3312.4" calcext:value-type="float">
            <text:p>3312.4</text:p>
          </table:table-cell>
        </table:table-row>
        <table:table-row table:style-name="ro1">
          <table:table-cell office:value-type="float" office:value="445.63" calcext:value-type="float">
            <text:p>445.63</text:p>
          </table:table-cell>
          <table:table-cell office:value-type="float" office:value="924.6" calcext:value-type="float">
            <text:p>924.6</text:p>
          </table:table-cell>
          <table:table-cell office:value-type="float" office:value="5580.6" calcext:value-type="float">
            <text:p>5580.6</text:p>
          </table:table-cell>
          <table:table-cell office:value-type="float" office:value="3493.4" calcext:value-type="float">
            <text:p>3493.4</text:p>
          </table:table-cell>
        </table:table-row>
        <table:table-row table:style-name="ro1">
          <table:table-cell office:value-type="float" office:value="446.1" calcext:value-type="float">
            <text:p>446.1</text:p>
          </table:table-cell>
          <table:table-cell office:value-type="float" office:value="935.6" calcext:value-type="float">
            <text:p>935.6</text:p>
          </table:table-cell>
          <table:table-cell office:value-type="float" office:value="5618.4" calcext:value-type="float">
            <text:p>5618.4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446.56" calcext:value-type="float">
            <text:p>446.56</text:p>
          </table:table-cell>
          <table:table-cell office:value-type="float" office:value="916.4" calcext:value-type="float">
            <text:p>916.4</text:p>
          </table:table-cell>
          <table:table-cell office:value-type="float" office:value="5756.4" calcext:value-type="float">
            <text:p>5756.4</text:p>
          </table:table-cell>
          <table:table-cell office:value-type="float" office:value="3932.8" calcext:value-type="float">
            <text:p>3932.8</text:p>
          </table:table-cell>
        </table:table-row>
        <table:table-row table:style-name="ro1">
          <table:table-cell office:value-type="float" office:value="447.02" calcext:value-type="float">
            <text:p>447.02</text:p>
          </table:table-cell>
          <table:table-cell office:value-type="float" office:value="918.6" calcext:value-type="float">
            <text:p>918.6</text:p>
          </table:table-cell>
          <table:table-cell office:value-type="float" office:value="5886" calcext:value-type="float">
            <text:p>5886</text:p>
          </table:table-cell>
          <table:table-cell office:value-type="float" office:value="4213.2" calcext:value-type="float">
            <text:p>4213.2</text:p>
          </table:table-cell>
        </table:table-row>
        <table:table-row table:style-name="ro1">
          <table:table-cell office:value-type="float" office:value="447.48" calcext:value-type="float">
            <text:p>447.48</text:p>
          </table:table-cell>
          <table:table-cell office:value-type="float" office:value="929.6" calcext:value-type="float">
            <text:p>929.6</text:p>
          </table:table-cell>
          <table:table-cell office:value-type="float" office:value="5915" calcext:value-type="float">
            <text:p>5915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447.95" calcext:value-type="float">
            <text:p>447.95</text:p>
          </table:table-cell>
          <table:table-cell office:value-type="float" office:value="914.8" calcext:value-type="float">
            <text:p>914.8</text:p>
          </table:table-cell>
          <table:table-cell office:value-type="float" office:value="5909.4" calcext:value-type="float">
            <text:p>5909.4</text:p>
          </table:table-cell>
          <table:table-cell office:value-type="float" office:value="4701.4" calcext:value-type="float">
            <text:p>4701.4</text:p>
          </table:table-cell>
        </table:table-row>
        <table:table-row table:style-name="ro1">
          <table:table-cell office:value-type="float" office:value="448.41" calcext:value-type="float">
            <text:p>448.41</text:p>
          </table:table-cell>
          <table:table-cell office:value-type="float" office:value="920.6" calcext:value-type="float">
            <text:p>920.6</text:p>
          </table:table-cell>
          <table:table-cell office:value-type="float" office:value="5961.2" calcext:value-type="float">
            <text:p>5961.2</text:p>
          </table:table-cell>
          <table:table-cell office:value-type="float" office:value="4919.2" calcext:value-type="float">
            <text:p>4919.2</text:p>
          </table:table-cell>
        </table:table-row>
        <table:table-row table:style-name="ro1">
          <table:table-cell office:value-type="float" office:value="448.87" calcext:value-type="float">
            <text:p>448.87</text:p>
          </table:table-cell>
          <table:table-cell office:value-type="float" office:value="920.6" calcext:value-type="float">
            <text:p>920.6</text:p>
          </table:table-cell>
          <table:table-cell office:value-type="float" office:value="5953.4" calcext:value-type="float">
            <text:p>5953.4</text:p>
          </table:table-cell>
          <table:table-cell office:value-type="float" office:value="5220.6" calcext:value-type="float">
            <text:p>5220.6</text:p>
          </table:table-cell>
        </table:table-row>
        <table:table-row table:style-name="ro1">
          <table:table-cell office:value-type="float" office:value="449.33" calcext:value-type="float">
            <text:p>449.33</text:p>
          </table:table-cell>
          <table:table-cell office:value-type="float" office:value="915.2" calcext:value-type="float">
            <text:p>915.2</text:p>
          </table:table-cell>
          <table:table-cell office:value-type="float" office:value="6060.4" calcext:value-type="float">
            <text:p>6060.4</text:p>
          </table:table-cell>
          <table:table-cell office:value-type="float" office:value="5563.2" calcext:value-type="float">
            <text:p>5563.2</text:p>
          </table:table-cell>
        </table:table-row>
        <table:table-row table:style-name="ro1">
          <table:table-cell office:value-type="float" office:value="449.8" calcext:value-type="float">
            <text:p>449.8</text:p>
          </table:table-cell>
          <table:table-cell office:value-type="float" office:value="920.6" calcext:value-type="float">
            <text:p>920.6</text:p>
          </table:table-cell>
          <table:table-cell office:value-type="float" office:value="5879" calcext:value-type="float">
            <text:p>5879</text:p>
          </table:table-cell>
          <table:table-cell office:value-type="float" office:value="5720.6" calcext:value-type="float">
            <text:p>5720.6</text:p>
          </table:table-cell>
        </table:table-row>
        <table:table-row table:style-name="ro1">
          <table:table-cell office:value-type="float" office:value="450.26" calcext:value-type="float">
            <text:p>450.26</text:p>
          </table:table-cell>
          <table:table-cell office:value-type="float" office:value="917.2" calcext:value-type="float">
            <text:p>917.2</text:p>
          </table:table-cell>
          <table:table-cell office:value-type="float" office:value="5891.6" calcext:value-type="float">
            <text:p>5891.6</text:p>
          </table:table-cell>
          <table:table-cell office:value-type="float" office:value="5975.6" calcext:value-type="float">
            <text:p>5975.6</text:p>
          </table:table-cell>
        </table:table-row>
        <table:table-row table:style-name="ro1">
          <table:table-cell office:value-type="float" office:value="450.72" calcext:value-type="float">
            <text:p>450.72</text:p>
          </table:table-cell>
          <table:table-cell office:value-type="float" office:value="917.2" calcext:value-type="float">
            <text:p>917.2</text:p>
          </table:table-cell>
          <table:table-cell office:value-type="float" office:value="5858.8" calcext:value-type="float">
            <text:p>5858.8</text:p>
          </table:table-cell>
          <table:table-cell office:value-type="float" office:value="6220.6" calcext:value-type="float">
            <text:p>6220.6</text:p>
          </table:table-cell>
        </table:table-row>
        <table:table-row table:style-name="ro1">
          <table:table-cell office:value-type="float" office:value="451.18" calcext:value-type="float">
            <text:p>451.18</text:p>
          </table:table-cell>
          <table:table-cell office:value-type="float" office:value="913.8" calcext:value-type="float">
            <text:p>913.8</text:p>
          </table:table-cell>
          <table:table-cell office:value-type="float" office:value="5762" calcext:value-type="float">
            <text:p>5762</text:p>
          </table:table-cell>
          <table:table-cell office:value-type="float" office:value="6488.4" calcext:value-type="float">
            <text:p>6488.4</text:p>
          </table:table-cell>
        </table:table-row>
        <table:table-row table:style-name="ro1">
          <table:table-cell office:value-type="float" office:value="451.65" calcext:value-type="float">
            <text:p>451.65</text:p>
          </table:table-cell>
          <table:table-cell office:value-type="float" office:value="912.2" calcext:value-type="float">
            <text:p>912.2</text:p>
          </table:table-cell>
          <table:table-cell office:value-type="float" office:value="5706.2" calcext:value-type="float">
            <text:p>5706.2</text:p>
          </table:table-cell>
          <table:table-cell office:value-type="float" office:value="6763.2" calcext:value-type="float">
            <text:p>6763.2</text:p>
          </table:table-cell>
        </table:table-row>
        <table:table-row table:style-name="ro1">
          <table:table-cell office:value-type="float" office:value="452.11" calcext:value-type="float">
            <text:p>452.11</text:p>
          </table:table-cell>
          <table:table-cell office:value-type="float" office:value="908.8" calcext:value-type="float">
            <text:p>908.8</text:p>
          </table:table-cell>
          <table:table-cell office:value-type="float" office:value="5621.6" calcext:value-type="float">
            <text:p>5621.6</text:p>
          </table:table-cell>
          <table:table-cell office:value-type="float" office:value="6983.6" calcext:value-type="float">
            <text:p>6983.6</text:p>
          </table:table-cell>
        </table:table-row>
        <table:table-row table:style-name="ro1">
          <table:table-cell office:value-type="float" office:value="452.57" calcext:value-type="float">
            <text:p>452.57</text:p>
          </table:table-cell>
          <table:table-cell office:value-type="float" office:value="914.2" calcext:value-type="float">
            <text:p>914.2</text:p>
          </table:table-cell>
          <table:table-cell office:value-type="float" office:value="5518.2" calcext:value-type="float">
            <text:p>5518.2</text:p>
          </table:table-cell>
          <table:table-cell office:value-type="float" office:value="7039.4" calcext:value-type="float">
            <text:p>7039.4</text:p>
          </table:table-cell>
        </table:table-row>
        <table:table-row table:style-name="ro1">
          <table:table-cell office:value-type="float" office:value="453.03" calcext:value-type="float">
            <text:p>453.03</text:p>
          </table:table-cell>
          <table:table-cell office:value-type="float" office:value="920.2" calcext:value-type="float">
            <text:p>920.2</text:p>
          </table:table-cell>
          <table:table-cell office:value-type="float" office:value="5563" calcext:value-type="float">
            <text:p>5563</text:p>
          </table:table-cell>
          <table:table-cell office:value-type="float" office:value="7355.2" calcext:value-type="float">
            <text:p>7355.2</text:p>
          </table:table-cell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910.4" calcext:value-type="float">
            <text:p>910.4</text:p>
          </table:table-cell>
          <table:table-cell office:value-type="float" office:value="5481.8" calcext:value-type="float">
            <text:p>5481.8</text:p>
          </table:table-cell>
          <table:table-cell office:value-type="float" office:value="7453.6" calcext:value-type="float">
            <text:p>7453.6</text:p>
          </table:table-cell>
        </table:table-row>
        <table:table-row table:style-name="ro1">
          <table:table-cell office:value-type="float" office:value="453.96" calcext:value-type="float">
            <text:p>453.96</text:p>
          </table:table-cell>
          <table:table-cell office:value-type="float" office:value="922.4" calcext:value-type="float">
            <text:p>922.4</text:p>
          </table:table-cell>
          <table:table-cell office:value-type="float" office:value="5375.2" calcext:value-type="float">
            <text:p>5375.2</text:p>
          </table:table-cell>
          <table:table-cell office:value-type="float" office:value="7596.4" calcext:value-type="float">
            <text:p>7596.4</text:p>
          </table:table-cell>
        </table:table-row>
        <table:table-row table:style-name="ro1">
          <table:table-cell office:value-type="float" office:value="454.42" calcext:value-type="float">
            <text:p>454.42</text:p>
          </table:table-cell>
          <table:table-cell office:value-type="float" office:value="916" calcext:value-type="float">
            <text:p>916</text:p>
          </table:table-cell>
          <table:table-cell office:value-type="float" office:value="5198" calcext:value-type="float">
            <text:p>5198</text:p>
          </table:table-cell>
          <table:table-cell office:value-type="float" office:value="7523.6" calcext:value-type="float">
            <text:p>7523.6</text:p>
          </table:table-cell>
        </table:table-row>
        <table:table-row table:style-name="ro1">
          <table:table-cell office:value-type="float" office:value="454.88" calcext:value-type="float">
            <text:p>454.88</text:p>
          </table:table-cell>
          <table:table-cell office:value-type="float" office:value="920.8" calcext:value-type="float">
            <text:p>920.8</text:p>
          </table:table-cell>
          <table:table-cell office:value-type="float" office:value="5182.4" calcext:value-type="float">
            <text:p>5182.4</text:p>
          </table:table-cell>
          <table:table-cell office:value-type="float" office:value="7696.2" calcext:value-type="float">
            <text:p>7696.2</text:p>
          </table:table-cell>
        </table:table-row>
        <table:table-row table:style-name="ro1">
          <table:table-cell office:value-type="float" office:value="455.35" calcext:value-type="float">
            <text:p>455.35</text:p>
          </table:table-cell>
          <table:table-cell office:value-type="float" office:value="921.4" calcext:value-type="float">
            <text:p>921.4</text:p>
          </table:table-cell>
          <table:table-cell office:value-type="float" office:value="5091" calcext:value-type="float">
            <text:p>5091</text:p>
          </table:table-cell>
          <table:table-cell office:value-type="float" office:value="7780.2" calcext:value-type="float">
            <text:p>7780.2</text:p>
          </table:table-cell>
        </table:table-row>
        <table:table-row table:style-name="ro1">
          <table:table-cell office:value-type="float" office:value="455.81" calcext:value-type="float">
            <text:p>455.81</text:p>
          </table:table-cell>
          <table:table-cell office:value-type="float" office:value="924.8" calcext:value-type="float">
            <text:p>924.8</text:p>
          </table:table-cell>
          <table:table-cell office:value-type="float" office:value="4965.4" calcext:value-type="float">
            <text:p>4965.4</text:p>
          </table:table-cell>
          <table:table-cell office:value-type="float" office:value="7802.8" calcext:value-type="float">
            <text:p>7802.8</text:p>
          </table:table-cell>
        </table:table-row>
        <table:table-row table:style-name="ro1">
          <table:table-cell office:value-type="float" office:value="456.27" calcext:value-type="float">
            <text:p>456.27</text:p>
          </table:table-cell>
          <table:table-cell office:value-type="float" office:value="924.8" calcext:value-type="float">
            <text:p>924.8</text:p>
          </table:table-cell>
          <table:table-cell office:value-type="float" office:value="4874" calcext:value-type="float">
            <text:p>4874</text:p>
          </table:table-cell>
          <table:table-cell office:value-type="float" office:value="7893.8" calcext:value-type="float">
            <text:p>7893.8</text:p>
          </table:table-cell>
        </table:table-row>
        <table:table-row table:style-name="ro1">
          <table:table-cell office:value-type="float" office:value="456.73" calcext:value-type="float">
            <text:p>456.73</text:p>
          </table:table-cell>
          <table:table-cell office:value-type="float" office:value="921" calcext:value-type="float">
            <text:p>921</text:p>
          </table:table-cell>
          <table:table-cell office:value-type="float" office:value="4638.6" calcext:value-type="float">
            <text:p>4638.6</text:p>
          </table:table-cell>
          <table:table-cell office:value-type="float" office:value="7631.6" calcext:value-type="float">
            <text:p>7631.6</text:p>
          </table:table-cell>
        </table:table-row>
        <table:table-row table:style-name="ro1">
          <table:table-cell office:value-type="float" office:value="457.19" calcext:value-type="float">
            <text:p>457.19</text:p>
          </table:table-cell>
          <table:table-cell office:value-type="float" office:value="917.4" calcext:value-type="float">
            <text:p>917.4</text:p>
          </table:table-cell>
          <table:table-cell office:value-type="float" office:value="4498.2" calcext:value-type="float">
            <text:p>4498.2</text:p>
          </table:table-cell>
          <table:table-cell office:value-type="float" office:value="7583.2" calcext:value-type="float">
            <text:p>7583.2</text:p>
          </table:table-cell>
        </table:table-row>
        <table:table-row table:style-name="ro1">
          <table:table-cell office:value-type="float" office:value="457.66" calcext:value-type="float">
            <text:p>457.66</text:p>
          </table:table-cell>
          <table:table-cell office:value-type="float" office:value="915.8" calcext:value-type="float">
            <text:p>915.8</text:p>
          </table:table-cell>
          <table:table-cell office:value-type="float" office:value="4411" calcext:value-type="float">
            <text:p>4411</text:p>
          </table:table-cell>
          <table:table-cell office:value-type="float" office:value="7503.6" calcext:value-type="float">
            <text:p>7503.6</text:p>
          </table:table-cell>
        </table:table-row>
        <table:table-row table:style-name="ro1">
          <table:table-cell office:value-type="float" office:value="458.12" calcext:value-type="float">
            <text:p>458.12</text:p>
          </table:table-cell>
          <table:table-cell office:value-type="float" office:value="924.6" calcext:value-type="float">
            <text:p>924.6</text:p>
          </table:table-cell>
          <table:table-cell office:value-type="float" office:value="4246" calcext:value-type="float">
            <text:p>4246</text:p>
          </table:table-cell>
          <table:table-cell office:value-type="float" office:value="7382.6" calcext:value-type="float">
            <text:p>7382.6</text:p>
          </table:table-cell>
        </table:table-row>
        <table:table-row table:style-name="ro1">
          <table:table-cell office:value-type="float" office:value="458.58" calcext:value-type="float">
            <text:p>458.58</text:p>
          </table:table-cell>
          <table:table-cell office:value-type="float" office:value="914" calcext:value-type="float">
            <text:p>914</text:p>
          </table:table-cell>
          <table:table-cell office:value-type="float" office:value="4188.4" calcext:value-type="float">
            <text:p>4188.4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float" office:value="459.04" calcext:value-type="float">
            <text:p>459.04</text:p>
          </table:table-cell>
          <table:table-cell office:value-type="float" office:value="916" calcext:value-type="float">
            <text:p>916</text:p>
          </table:table-cell>
          <table:table-cell office:value-type="float" office:value="4093" calcext:value-type="float">
            <text:p>4093</text:p>
          </table:table-cell>
          <table:table-cell office:value-type="float" office:value="7173.2" calcext:value-type="float">
            <text:p>7173.2</text:p>
          </table:table-cell>
        </table:table-row>
        <table:table-row table:style-name="ro1">
          <table:table-cell office:value-type="float" office:value="459.5" calcext:value-type="float">
            <text:p>459.5</text:p>
          </table:table-cell>
          <table:table-cell office:value-type="float" office:value="914.8" calcext:value-type="float">
            <text:p>914.8</text:p>
          </table:table-cell>
          <table:table-cell office:value-type="float" office:value="3985" calcext:value-type="float">
            <text:p>3985</text:p>
          </table:table-cell>
          <table:table-cell office:value-type="float" office:value="7104.6" calcext:value-type="float">
            <text:p>7104.6</text:p>
          </table:table-cell>
        </table:table-row>
        <table:table-row table:style-name="ro1">
          <table:table-cell office:value-type="float" office:value="459.97" calcext:value-type="float">
            <text:p>459.97</text:p>
          </table:table-cell>
          <table:table-cell office:value-type="float" office:value="922.8" calcext:value-type="float">
            <text:p>922.8</text:p>
          </table:table-cell>
          <table:table-cell office:value-type="float" office:value="3925.4" calcext:value-type="float">
            <text:p>3925.4</text:p>
          </table:table-cell>
          <table:table-cell office:value-type="float" office:value="7016.6" calcext:value-type="float">
            <text:p>7016.6</text:p>
          </table:table-cell>
        </table:table-row>
        <table:table-row table:style-name="ro1">
          <table:table-cell office:value-type="float" office:value="460.43" calcext:value-type="float">
            <text:p>460.43</text:p>
          </table:table-cell>
          <table:table-cell office:value-type="float" office:value="915.8" calcext:value-type="float">
            <text:p>915.8</text:p>
          </table:table-cell>
          <table:table-cell office:value-type="float" office:value="3826.8" calcext:value-type="float">
            <text:p>3826.8</text:p>
          </table:table-cell>
          <table:table-cell office:value-type="float" office:value="6924.2" calcext:value-type="float">
            <text:p>6924.2</text:p>
          </table:table-cell>
        </table:table-row>
        <table:table-row table:style-name="ro1">
          <table:table-cell office:value-type="float" office:value="460.89" calcext:value-type="float">
            <text:p>460.89</text:p>
          </table:table-cell>
          <table:table-cell office:value-type="float" office:value="916.6" calcext:value-type="float">
            <text:p>916.6</text:p>
          </table:table-cell>
          <table:table-cell office:value-type="float" office:value="3608.8" calcext:value-type="float">
            <text:p>3608.8</text:p>
          </table:table-cell>
          <table:table-cell office:value-type="float" office:value="6625.2" calcext:value-type="float">
            <text:p>6625.2</text:p>
          </table:table-cell>
        </table:table-row>
        <table:table-row table:style-name="ro1">
          <table:table-cell office:value-type="float" office:value="461.35" calcext:value-type="float">
            <text:p>461.35</text:p>
          </table:table-cell>
          <table:table-cell office:value-type="float" office:value="923.4" calcext:value-type="float">
            <text:p>923.4</text:p>
          </table:table-cell>
          <table:table-cell office:value-type="float" office:value="3579.4" calcext:value-type="float">
            <text:p>3579.4</text:p>
          </table:table-cell>
          <table:table-cell office:value-type="float" office:value="6587.2" calcext:value-type="float">
            <text:p>6587.2</text:p>
          </table:table-cell>
        </table:table-row>
        <table:table-row table:style-name="ro1">
          <table:table-cell office:value-type="float" office:value="461.81" calcext:value-type="float">
            <text:p>461.81</text:p>
          </table:table-cell>
          <table:table-cell office:value-type="float" office:value="912.4" calcext:value-type="float">
            <text:p>912.4</text:p>
          </table:table-cell>
          <table:table-cell office:value-type="float" office:value="3449" calcext:value-type="float">
            <text:p>3449</text:p>
          </table:table-cell>
          <table:table-cell office:value-type="float" office:value="6397.6" calcext:value-type="float">
            <text:p>6397.6</text:p>
          </table:table-cell>
        </table:table-row>
        <table:table-row table:style-name="ro1">
          <table:table-cell office:value-type="float" office:value="462.28" calcext:value-type="float">
            <text:p>462.28</text:p>
          </table:table-cell>
          <table:table-cell office:value-type="float" office:value="914.2" calcext:value-type="float">
            <text:p>914.2</text:p>
          </table:table-cell>
          <table:table-cell office:value-type="float" office:value="3387.6" calcext:value-type="float">
            <text:p>3387.6</text:p>
          </table:table-cell>
          <table:table-cell office:value-type="float" office:value="6265.6" calcext:value-type="float">
            <text:p>6265.6</text:p>
          </table:table-cell>
        </table:table-row>
        <table:table-row table:style-name="ro1">
          <table:table-cell office:value-type="float" office:value="462.74" calcext:value-type="float">
            <text:p>462.74</text:p>
          </table:table-cell>
          <table:table-cell office:value-type="float" office:value="914" calcext:value-type="float">
            <text:p>914</text:p>
          </table:table-cell>
          <table:table-cell office:value-type="float" office:value="3208" calcext:value-type="float">
            <text:p>3208</text:p>
          </table:table-cell>
          <table:table-cell office:value-type="float" office:value="6135.8" calcext:value-type="float">
            <text:p>6135.8</text:p>
          </table:table-cell>
        </table:table-row>
        <table:table-row table:style-name="ro1">
          <table:table-cell office:value-type="float" office:value="463.2" calcext:value-type="float">
            <text:p>463.2</text:p>
          </table:table-cell>
          <table:table-cell office:value-type="float" office:value="917.6" calcext:value-type="float">
            <text:p>917.6</text:p>
          </table:table-cell>
          <table:table-cell office:value-type="float" office:value="3236.6" calcext:value-type="float">
            <text:p>3236.6</text:p>
          </table:table-cell>
          <table:table-cell office:value-type="float" office:value="6100.6" calcext:value-type="float">
            <text:p>6100.6</text:p>
          </table:table-cell>
        </table:table-row>
        <table:table-row table:style-name="ro1">
          <table:table-cell office:value-type="float" office:value="463.66" calcext:value-type="float">
            <text:p>463.66</text:p>
          </table:table-cell>
          <table:table-cell office:value-type="float" office:value="915.8" calcext:value-type="float">
            <text:p>915.8</text:p>
          </table:table-cell>
          <table:table-cell office:value-type="float" office:value="3193.2" calcext:value-type="float">
            <text:p>3193.2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464.12" calcext:value-type="float">
            <text:p>464.12</text:p>
          </table:table-cell>
          <table:table-cell office:value-type="float" office:value="925.4" calcext:value-type="float">
            <text:p>925.4</text:p>
          </table:table-cell>
          <table:table-cell office:value-type="float" office:value="3091" calcext:value-type="float">
            <text:p>3091</text:p>
          </table:table-cell>
          <table:table-cell office:value-type="float" office:value="5903.6" calcext:value-type="float">
            <text:p>5903.6</text:p>
          </table:table-cell>
        </table:table-row>
        <table:table-row table:style-name="ro1">
          <table:table-cell office:value-type="float" office:value="464.58" calcext:value-type="float">
            <text:p>464.58</text:p>
          </table:table-cell>
          <table:table-cell office:value-type="float" office:value="921.6" calcext:value-type="float">
            <text:p>921.6</text:p>
          </table:table-cell>
          <table:table-cell office:value-type="float" office:value="3013.4" calcext:value-type="float">
            <text:p>3013.4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465.05" calcext:value-type="float">
            <text:p>465.05</text:p>
          </table:table-cell>
          <table:table-cell office:value-type="float" office:value="922.8" calcext:value-type="float">
            <text:p>922.8</text:p>
          </table:table-cell>
          <table:table-cell office:value-type="float" office:value="2972.2" calcext:value-type="float">
            <text:p>2972.2</text:p>
          </table:table-cell>
          <table:table-cell office:value-type="float" office:value="5755.4" calcext:value-type="float">
            <text:p>5755.4</text:p>
          </table:table-cell>
        </table:table-row>
        <table:table-row table:style-name="ro1">
          <table:table-cell office:value-type="float" office:value="465.51" calcext:value-type="float">
            <text:p>465.51</text:p>
          </table:table-cell>
          <table:table-cell office:value-type="float" office:value="917" calcext:value-type="float">
            <text:p>917</text:p>
          </table:table-cell>
          <table:table-cell office:value-type="float" office:value="2853.4" calcext:value-type="float">
            <text:p>2853.4</text:p>
          </table:table-cell>
          <table:table-cell office:value-type="float" office:value="5569.4" calcext:value-type="float">
            <text:p>5569.4</text:p>
          </table:table-cell>
        </table:table-row>
        <table:table-row table:style-name="ro1">
          <table:table-cell office:value-type="float" office:value="465.97" calcext:value-type="float">
            <text:p>465.97</text:p>
          </table:table-cell>
          <table:table-cell office:value-type="float" office:value="908" calcext:value-type="float">
            <text:p>908</text:p>
          </table:table-cell>
          <table:table-cell office:value-type="float" office:value="2776.2" calcext:value-type="float">
            <text:p>2776.2</text:p>
          </table:table-cell>
          <table:table-cell office:value-type="float" office:value="5554.4" calcext:value-type="float">
            <text:p>5554.4</text:p>
          </table:table-cell>
        </table:table-row>
        <table:table-row table:style-name="ro1">
          <table:table-cell office:value-type="float" office:value="466.43" calcext:value-type="float">
            <text:p>466.43</text:p>
          </table:table-cell>
          <table:table-cell office:value-type="float" office:value="921.4" calcext:value-type="float">
            <text:p>921.4</text:p>
          </table:table-cell>
          <table:table-cell office:value-type="float" office:value="2741.6" calcext:value-type="float">
            <text:p>2741.6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466.89" calcext:value-type="float">
            <text:p>466.89</text:p>
          </table:table-cell>
          <table:table-cell office:value-type="float" office:value="924.4" calcext:value-type="float">
            <text:p>924.4</text:p>
          </table:table-cell>
          <table:table-cell office:value-type="float" office:value="2638.8" calcext:value-type="float">
            <text:p>2638.8</text:p>
          </table:table-cell>
          <table:table-cell office:value-type="float" office:value="5376.4" calcext:value-type="float">
            <text:p>5376.4</text:p>
          </table:table-cell>
        </table:table-row>
        <table:table-row table:style-name="ro1">
          <table:table-cell office:value-type="float" office:value="467.35" calcext:value-type="float">
            <text:p>467.35</text:p>
          </table:table-cell>
          <table:table-cell office:value-type="float" office:value="916" calcext:value-type="float">
            <text:p>916</text:p>
          </table:table-cell>
          <table:table-cell office:value-type="float" office:value="2631.6" calcext:value-type="float">
            <text:p>2631.6</text:p>
          </table:table-cell>
          <table:table-cell office:value-type="float" office:value="5392.6" calcext:value-type="float">
            <text:p>5392.6</text:p>
          </table:table-cell>
        </table:table-row>
        <table:table-row table:style-name="ro1">
          <table:table-cell office:value-type="float" office:value="467.81" calcext:value-type="float">
            <text:p>467.81</text:p>
          </table:table-cell>
          <table:table-cell office:value-type="float" office:value="922" calcext:value-type="float">
            <text:p>922</text:p>
          </table:table-cell>
          <table:table-cell office:value-type="float" office:value="2588.6" calcext:value-type="float">
            <text:p>2588.6</text:p>
          </table:table-cell>
          <table:table-cell office:value-type="float" office:value="5268.6" calcext:value-type="float">
            <text:p>5268.6</text:p>
          </table:table-cell>
        </table:table-row>
        <table:table-row table:style-name="ro1">
          <table:table-cell office:value-type="float" office:value="468.28" calcext:value-type="float">
            <text:p>468.28</text:p>
          </table:table-cell>
          <table:table-cell office:value-type="float" office:value="919.2" calcext:value-type="float">
            <text:p>919.2</text:p>
          </table:table-cell>
          <table:table-cell office:value-type="float" office:value="2519.4" calcext:value-type="float">
            <text:p>2519.4</text:p>
          </table:table-cell>
          <table:table-cell office:value-type="float" office:value="5251.6" calcext:value-type="float">
            <text:p>5251.6</text:p>
          </table:table-cell>
        </table:table-row>
        <table:table-row table:style-name="ro1">
          <table:table-cell office:value-type="float" office:value="468.74" calcext:value-type="float">
            <text:p>468.74</text:p>
          </table:table-cell>
          <table:table-cell office:value-type="float" office:value="913" calcext:value-type="float">
            <text:p>913</text:p>
          </table:table-cell>
          <table:table-cell office:value-type="float" office:value="2456.4" calcext:value-type="float">
            <text:p>2456.4</text:p>
          </table:table-cell>
          <table:table-cell office:value-type="float" office:value="5098.6" calcext:value-type="float">
            <text:p>5098.6</text:p>
          </table:table-cell>
        </table:table-row>
        <table:table-row table:style-name="ro1">
          <table:table-cell office:value-type="float" office:value="469.2" calcext:value-type="float">
            <text:p>469.2</text:p>
          </table:table-cell>
          <table:table-cell office:value-type="float" office:value="927.4" calcext:value-type="float">
            <text:p>927.4</text:p>
          </table:table-cell>
          <table:table-cell office:value-type="float" office:value="2441" calcext:value-type="float">
            <text:p>2441</text:p>
          </table:table-cell>
          <table:table-cell office:value-type="float" office:value="5084.8" calcext:value-type="float">
            <text:p>5084.8</text:p>
          </table:table-cell>
        </table:table-row>
        <table:table-row table:style-name="ro1">
          <table:table-cell office:value-type="float" office:value="469.66" calcext:value-type="float">
            <text:p>469.66</text:p>
          </table:table-cell>
          <table:table-cell office:value-type="float" office:value="927.2" calcext:value-type="float">
            <text:p>927.2</text:p>
          </table:table-cell>
          <table:table-cell office:value-type="float" office:value="2369.4" calcext:value-type="float">
            <text:p>2369.4</text:p>
          </table:table-cell>
          <table:table-cell office:value-type="float" office:value="5027.6" calcext:value-type="float">
            <text:p>5027.6</text:p>
          </table:table-cell>
        </table:table-row>
        <table:table-row table:style-name="ro1">
          <table:table-cell office:value-type="float" office:value="470.12" calcext:value-type="float">
            <text:p>470.12</text:p>
          </table:table-cell>
          <table:table-cell office:value-type="float" office:value="912.8" calcext:value-type="float">
            <text:p>912.8</text:p>
          </table:table-cell>
          <table:table-cell office:value-type="float" office:value="2331" calcext:value-type="float">
            <text:p>2331</text:p>
          </table:table-cell>
          <table:table-cell office:value-type="float" office:value="4937.4" calcext:value-type="float">
            <text:p>4937.4</text:p>
          </table:table-cell>
        </table:table-row>
        <table:table-row table:style-name="ro1">
          <table:table-cell office:value-type="float" office:value="470.58" calcext:value-type="float">
            <text:p>470.58</text:p>
          </table:table-cell>
          <table:table-cell office:value-type="float" office:value="909.4" calcext:value-type="float">
            <text:p>909.4</text:p>
          </table:table-cell>
          <table:table-cell office:value-type="float" office:value="2272" calcext:value-type="float">
            <text:p>2272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471.04" calcext:value-type="float">
            <text:p>471.04</text:p>
          </table:table-cell>
          <table:table-cell office:value-type="float" office:value="916" calcext:value-type="float">
            <text:p>916</text:p>
          </table:table-cell>
          <table:table-cell office:value-type="float" office:value="2208" calcext:value-type="float">
            <text:p>2208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71.5" calcext:value-type="float">
            <text:p>471.5</text:p>
          </table:table-cell>
          <table:table-cell office:value-type="float" office:value="914.4" calcext:value-type="float">
            <text:p>914.4</text:p>
          </table:table-cell>
          <table:table-cell office:value-type="float" office:value="2197" calcext:value-type="float">
            <text:p>2197</text:p>
          </table:table-cell>
          <table:table-cell office:value-type="float" office:value="4702.4" calcext:value-type="float">
            <text:p>4702.4</text:p>
          </table:table-cell>
        </table:table-row>
        <table:table-row table:style-name="ro1">
          <table:table-cell office:value-type="float" office:value="471.97" calcext:value-type="float">
            <text:p>471.97</text:p>
          </table:table-cell>
          <table:table-cell office:value-type="float" office:value="910.8" calcext:value-type="float">
            <text:p>910.8</text:p>
          </table:table-cell>
          <table:table-cell office:value-type="float" office:value="2158.4" calcext:value-type="float">
            <text:p>2158.4</text:p>
          </table:table-cell>
          <table:table-cell office:value-type="float" office:value="4662.6" calcext:value-type="float">
            <text:p>4662.6</text:p>
          </table:table-cell>
        </table:table-row>
        <table:table-row table:style-name="ro1">
          <table:table-cell office:value-type="float" office:value="472.43" calcext:value-type="float">
            <text:p>472.43</text:p>
          </table:table-cell>
          <table:table-cell office:value-type="float" office:value="918" calcext:value-type="float">
            <text:p>918</text:p>
          </table:table-cell>
          <table:table-cell office:value-type="float" office:value="2118.6" calcext:value-type="float">
            <text:p>2118.6</text:p>
          </table:table-cell>
          <table:table-cell office:value-type="float" office:value="4599.4" calcext:value-type="float">
            <text:p>4599.4</text:p>
          </table:table-cell>
        </table:table-row>
        <table:table-row table:style-name="ro1">
          <table:table-cell office:value-type="float" office:value="472.89" calcext:value-type="float">
            <text:p>472.89</text:p>
          </table:table-cell>
          <table:table-cell office:value-type="float" office:value="915" calcext:value-type="float">
            <text:p>915</text:p>
          </table:table-cell>
          <table:table-cell office:value-type="float" office:value="2084.8" calcext:value-type="float">
            <text:p>2084.8</text:p>
          </table:table-cell>
          <table:table-cell office:value-type="float" office:value="4526.8" calcext:value-type="float">
            <text:p>4526.8</text:p>
          </table:table-cell>
        </table:table-row>
        <table:table-row table:style-name="ro1">
          <table:table-cell office:value-type="float" office:value="473.35" calcext:value-type="float">
            <text:p>473.35</text:p>
          </table:table-cell>
          <table:table-cell office:value-type="float" office:value="915.4" calcext:value-type="float">
            <text:p>915.4</text:p>
          </table:table-cell>
          <table:table-cell office:value-type="float" office:value="2080.4" calcext:value-type="float">
            <text:p>2080.4</text:p>
          </table:table-cell>
          <table:table-cell office:value-type="float" office:value="4501.2" calcext:value-type="float">
            <text:p>4501.2</text:p>
          </table:table-cell>
        </table:table-row>
        <table:table-row table:style-name="ro1">
          <table:table-cell office:value-type="float" office:value="473.81" calcext:value-type="float">
            <text:p>473.81</text:p>
          </table:table-cell>
          <table:table-cell office:value-type="float" office:value="924.8" calcext:value-type="float">
            <text:p>924.8</text:p>
          </table:table-cell>
          <table:table-cell office:value-type="float" office:value="2029.6" calcext:value-type="float">
            <text:p>2029.6</text:p>
          </table:table-cell>
          <table:table-cell office:value-type="float" office:value="4411.8" calcext:value-type="float">
            <text:p>4411.8</text:p>
          </table:table-cell>
        </table:table-row>
        <table:table-row table:style-name="ro1">
          <table:table-cell office:value-type="float" office:value="474.27" calcext:value-type="float">
            <text:p>474.27</text:p>
          </table:table-cell>
          <table:table-cell office:value-type="float" office:value="908.8" calcext:value-type="float">
            <text:p>908.8</text:p>
          </table:table-cell>
          <table:table-cell office:value-type="float" office:value="2019.8" calcext:value-type="float">
            <text:p>2019.8</text:p>
          </table:table-cell>
          <table:table-cell office:value-type="float" office:value="4311.4" calcext:value-type="float">
            <text:p>4311.4</text:p>
          </table:table-cell>
        </table:table-row>
        <table:table-row table:style-name="ro1">
          <table:table-cell office:value-type="float" office:value="474.73" calcext:value-type="float">
            <text:p>474.73</text:p>
          </table:table-cell>
          <table:table-cell office:value-type="float" office:value="908.8" calcext:value-type="float">
            <text:p>908.8</text:p>
          </table:table-cell>
          <table:table-cell office:value-type="float" office:value="1972.2" calcext:value-type="float">
            <text:p>1972.2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475.19" calcext:value-type="float">
            <text:p>475.19</text:p>
          </table:table-cell>
          <table:table-cell office:value-type="float" office:value="908.8" calcext:value-type="float">
            <text:p>908.8</text:p>
          </table:table-cell>
          <table:table-cell office:value-type="float" office:value="1950.8" calcext:value-type="float">
            <text:p>1950.8</text:p>
          </table:table-cell>
          <table:table-cell office:value-type="float" office:value="4189.4" calcext:value-type="float">
            <text:p>4189.4</text:p>
          </table:table-cell>
        </table:table-row>
        <table:table-row table:style-name="ro1">
          <table:table-cell office:value-type="float" office:value="475.65" calcext:value-type="float">
            <text:p>475.65</text:p>
          </table:table-cell>
          <table:table-cell office:value-type="float" office:value="917.6" calcext:value-type="float">
            <text:p>917.6</text:p>
          </table:table-cell>
          <table:table-cell office:value-type="float" office:value="1967.2" calcext:value-type="float">
            <text:p>1967.2</text:p>
          </table:table-cell>
          <table:table-cell office:value-type="float" office:value="4113.8" calcext:value-type="float">
            <text:p>4113.8</text:p>
          </table:table-cell>
        </table:table-row>
        <table:table-row table:style-name="ro1">
          <table:table-cell office:value-type="float" office:value="476.12" calcext:value-type="float">
            <text:p>476.12</text:p>
          </table:table-cell>
          <table:table-cell office:value-type="float" office:value="922" calcext:value-type="float">
            <text:p>922</text:p>
          </table:table-cell>
          <table:table-cell office:value-type="float" office:value="1927.8" calcext:value-type="float">
            <text:p>1927.8</text:p>
          </table:table-cell>
          <table:table-cell office:value-type="float" office:value="4075.6" calcext:value-type="float">
            <text:p>4075.6</text:p>
          </table:table-cell>
        </table:table-row>
        <table:table-row table:style-name="ro1">
          <table:table-cell office:value-type="float" office:value="476.58" calcext:value-type="float">
            <text:p>476.58</text:p>
          </table:table-cell>
          <table:table-cell office:value-type="float" office:value="924" calcext:value-type="float">
            <text:p>924</text:p>
          </table:table-cell>
          <table:table-cell office:value-type="float" office:value="1898.2" calcext:value-type="float">
            <text:p>1898.2</text:p>
          </table:table-cell>
          <table:table-cell office:value-type="float" office:value="4008.8" calcext:value-type="float">
            <text:p>4008.8</text:p>
          </table:table-cell>
        </table:table-row>
        <table:table-row table:style-name="ro1">
          <table:table-cell office:value-type="float" office:value="477.04" calcext:value-type="float">
            <text:p>477.04</text:p>
          </table:table-cell>
          <table:table-cell office:value-type="float" office:value="907.2" calcext:value-type="float">
            <text:p>907.2</text:p>
          </table:table-cell>
          <table:table-cell office:value-type="float" office:value="1891.8" calcext:value-type="float">
            <text:p>1891.8</text:p>
          </table:table-cell>
          <table:table-cell office:value-type="float" office:value="3938.6" calcext:value-type="float">
            <text:p>3938.6</text:p>
          </table:table-cell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906.8" calcext:value-type="float">
            <text:p>906.8</text:p>
          </table:table-cell>
          <table:table-cell office:value-type="float" office:value="1856.2" calcext:value-type="float">
            <text:p>1856.2</text:p>
          </table:table-cell>
          <table:table-cell office:value-type="float" office:value="3844.8" calcext:value-type="float">
            <text:p>3844.8</text:p>
          </table:table-cell>
        </table:table-row>
        <table:table-row table:style-name="ro1">
          <table:table-cell office:value-type="float" office:value="477.96" calcext:value-type="float">
            <text:p>477.96</text:p>
          </table:table-cell>
          <table:table-cell office:value-type="float" office:value="924" calcext:value-type="float">
            <text:p>924</text:p>
          </table:table-cell>
          <table:table-cell office:value-type="float" office:value="1854" calcext:value-type="float">
            <text:p>1854</text:p>
          </table:table-cell>
          <table:table-cell office:value-type="float" office:value="3882.8" calcext:value-type="float">
            <text:p>3882.8</text:p>
          </table:table-cell>
        </table:table-row>
        <table:table-row table:style-name="ro1">
          <table:table-cell office:value-type="float" office:value="478.42" calcext:value-type="float">
            <text:p>478.42</text:p>
          </table:table-cell>
          <table:table-cell office:value-type="float" office:value="912.2" calcext:value-type="float">
            <text:p>912.2</text:p>
          </table:table-cell>
          <table:table-cell office:value-type="float" office:value="1829.6" calcext:value-type="float">
            <text:p>1829.6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478.88" calcext:value-type="float">
            <text:p>478.88</text:p>
          </table:table-cell>
          <table:table-cell office:value-type="float" office:value="902" calcext:value-type="float">
            <text:p>902</text:p>
          </table:table-cell>
          <table:table-cell office:value-type="float" office:value="1825" calcext:value-type="float">
            <text:p>1825</text:p>
          </table:table-cell>
          <table:table-cell office:value-type="float" office:value="3771.8" calcext:value-type="float">
            <text:p>3771.8</text:p>
          </table:table-cell>
        </table:table-row>
        <table:table-row table:style-name="ro1">
          <table:table-cell office:value-type="float" office:value="479.34" calcext:value-type="float">
            <text:p>479.34</text:p>
          </table:table-cell>
          <table:table-cell office:value-type="float" office:value="913" calcext:value-type="float">
            <text:p>913</text:p>
          </table:table-cell>
          <table:table-cell office:value-type="float" office:value="1803.6" calcext:value-type="float">
            <text:p>1803.6</text:p>
          </table:table-cell>
          <table:table-cell office:value-type="float" office:value="3708.6" calcext:value-type="float">
            <text:p>3708.6</text:p>
          </table:table-cell>
        </table:table-row>
        <table:table-row table:style-name="ro1">
          <table:table-cell office:value-type="float" office:value="479.8" calcext:value-type="float">
            <text:p>479.8</text:p>
          </table:table-cell>
          <table:table-cell office:value-type="float" office:value="908.4" calcext:value-type="float">
            <text:p>908.4</text:p>
          </table:table-cell>
          <table:table-cell office:value-type="float" office:value="1795.8" calcext:value-type="float">
            <text:p>1795.8</text:p>
          </table:table-cell>
          <table:table-cell office:value-type="float" office:value="3661.6" calcext:value-type="float">
            <text:p>3661.6</text:p>
          </table:table-cell>
        </table:table-row>
        <table:table-row table:style-name="ro1">
          <table:table-cell office:value-type="float" office:value="480.26" calcext:value-type="float">
            <text:p>480.26</text:p>
          </table:table-cell>
          <table:table-cell office:value-type="float" office:value="914.8" calcext:value-type="float">
            <text:p>914.8</text:p>
          </table:table-cell>
          <table:table-cell office:value-type="float" office:value="1796" calcext:value-type="float">
            <text:p>1796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480.72" calcext:value-type="float">
            <text:p>480.72</text:p>
          </table:table-cell>
          <table:table-cell office:value-type="float" office:value="917.4" calcext:value-type="float">
            <text:p>917.4</text:p>
          </table:table-cell>
          <table:table-cell office:value-type="float" office:value="1794.8" calcext:value-type="float">
            <text:p>1794.8</text:p>
          </table:table-cell>
          <table:table-cell office:value-type="float" office:value="3582.4" calcext:value-type="float">
            <text:p>3582.4</text:p>
          </table:table-cell>
        </table:table-row>
        <table:table-row table:style-name="ro1">
          <table:table-cell office:value-type="float" office:value="481.18" calcext:value-type="float">
            <text:p>481.18</text:p>
          </table:table-cell>
          <table:table-cell office:value-type="float" office:value="908.2" calcext:value-type="float">
            <text:p>908.2</text:p>
          </table:table-cell>
          <table:table-cell office:value-type="float" office:value="1817.4" calcext:value-type="float">
            <text:p>1817.4</text:p>
          </table:table-cell>
          <table:table-cell office:value-type="float" office:value="3547.4" calcext:value-type="float">
            <text:p>3547.4</text:p>
          </table:table-cell>
        </table:table-row>
        <table:table-row table:style-name="ro1">
          <table:table-cell office:value-type="float" office:value="481.65" calcext:value-type="float">
            <text:p>481.65</text:p>
          </table:table-cell>
          <table:table-cell office:value-type="float" office:value="914" calcext:value-type="float">
            <text:p>914</text:p>
          </table:table-cell>
          <table:table-cell office:value-type="float" office:value="1809.4" calcext:value-type="float">
            <text:p>1809.4</text:p>
          </table:table-cell>
          <table:table-cell office:value-type="float" office:value="3505.8" calcext:value-type="float">
            <text:p>3505.8</text:p>
          </table:table-cell>
        </table:table-row>
        <table:table-row table:style-name="ro1">
          <table:table-cell office:value-type="float" office:value="482.11" calcext:value-type="float">
            <text:p>482.11</text:p>
          </table:table-cell>
          <table:table-cell office:value-type="float" office:value="912" calcext:value-type="float">
            <text:p>912</text:p>
          </table:table-cell>
          <table:table-cell office:value-type="float" office:value="1799" calcext:value-type="float">
            <text:p>1799</text:p>
          </table:table-cell>
          <table:table-cell office:value-type="float" office:value="3504.4" calcext:value-type="float">
            <text:p>3504.4</text:p>
          </table:table-cell>
        </table:table-row>
        <table:table-row table:style-name="ro1">
          <table:table-cell office:value-type="float" office:value="482.57" calcext:value-type="float">
            <text:p>482.57</text:p>
          </table:table-cell>
          <table:table-cell office:value-type="float" office:value="907.8" calcext:value-type="float">
            <text:p>907.8</text:p>
          </table:table-cell>
          <table:table-cell office:value-type="float" office:value="1808.4" calcext:value-type="float">
            <text:p>1808.4</text:p>
          </table:table-cell>
          <table:table-cell office:value-type="float" office:value="3464.2" calcext:value-type="float">
            <text:p>3464.2</text:p>
          </table:table-cell>
        </table:table-row>
        <table:table-row table:style-name="ro1">
          <table:table-cell office:value-type="float" office:value="483.03" calcext:value-type="float">
            <text:p>483.03</text:p>
          </table:table-cell>
          <table:table-cell office:value-type="float" office:value="930.8" calcext:value-type="float">
            <text:p>930.8</text:p>
          </table:table-cell>
          <table:table-cell office:value-type="float" office:value="1905.4" calcext:value-type="float">
            <text:p>1905.4</text:p>
          </table:table-cell>
          <table:table-cell office:value-type="float" office:value="3482.2" calcext:value-type="float">
            <text:p>3482.2</text:p>
          </table:table-cell>
        </table:table-row>
        <table:table-row table:style-name="ro1">
          <table:table-cell office:value-type="float" office:value="483.49" calcext:value-type="float">
            <text:p>483.49</text:p>
          </table:table-cell>
          <table:table-cell office:value-type="float" office:value="915.8" calcext:value-type="float">
            <text:p>915.8</text:p>
          </table:table-cell>
          <table:table-cell office:value-type="float" office:value="1811.2" calcext:value-type="float">
            <text:p>1811.2</text:p>
          </table:table-cell>
          <table:table-cell office:value-type="float" office:value="3458.8" calcext:value-type="float">
            <text:p>3458.8</text:p>
          </table:table-cell>
        </table:table-row>
        <table:table-row table:style-name="ro1">
          <table:table-cell office:value-type="float" office:value="483.95" calcext:value-type="float">
            <text:p>483.95</text:p>
          </table:table-cell>
          <table:table-cell office:value-type="float" office:value="905.8" calcext:value-type="float">
            <text:p>905.8</text:p>
          </table:table-cell>
          <table:table-cell office:value-type="float" office:value="1813.2" calcext:value-type="float">
            <text:p>1813.2</text:p>
          </table:table-cell>
          <table:table-cell office:value-type="float" office:value="3360.4" calcext:value-type="float">
            <text:p>3360.4</text:p>
          </table:table-cell>
        </table:table-row>
        <table:table-row table:style-name="ro1">
          <table:table-cell office:value-type="float" office:value="484.41" calcext:value-type="float">
            <text:p>484.41</text:p>
          </table:table-cell>
          <table:table-cell office:value-type="float" office:value="932.2" calcext:value-type="float">
            <text:p>932.2</text:p>
          </table:table-cell>
          <table:table-cell office:value-type="float" office:value="1969" calcext:value-type="float">
            <text:p>1969</text:p>
          </table:table-cell>
          <table:table-cell office:value-type="float" office:value="3436.8" calcext:value-type="float">
            <text:p>3436.8</text:p>
          </table:table-cell>
        </table:table-row>
        <table:table-row table:style-name="ro1">
          <table:table-cell office:value-type="float" office:value="484.87" calcext:value-type="float">
            <text:p>484.87</text:p>
          </table:table-cell>
          <table:table-cell office:value-type="float" office:value="913.4" calcext:value-type="float">
            <text:p>913.4</text:p>
          </table:table-cell>
          <table:table-cell office:value-type="float" office:value="1828" calcext:value-type="float">
            <text:p>1828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485.33" calcext:value-type="float">
            <text:p>485.33</text:p>
          </table:table-cell>
          <table:table-cell office:value-type="float" office:value="910" calcext:value-type="float">
            <text:p>910</text:p>
          </table:table-cell>
          <table:table-cell office:value-type="float" office:value="1847.4" calcext:value-type="float">
            <text:p>1847.4</text:p>
          </table:table-cell>
          <table:table-cell office:value-type="float" office:value="3290.4" calcext:value-type="float">
            <text:p>3290.4</text:p>
          </table:table-cell>
        </table:table-row>
        <table:table-row table:style-name="ro1">
          <table:table-cell office:value-type="float" office:value="485.79" calcext:value-type="float">
            <text:p>485.79</text:p>
          </table:table-cell>
          <table:table-cell office:value-type="float" office:value="921" calcext:value-type="float">
            <text:p>921</text:p>
          </table:table-cell>
          <table:table-cell office:value-type="float" office:value="1867" calcext:value-type="float">
            <text:p>1867</text:p>
          </table:table-cell>
          <table:table-cell office:value-type="float" office:value="3288.6" calcext:value-type="float">
            <text:p>3288.6</text:p>
          </table:table-cell>
        </table:table-row>
        <table:table-row table:style-name="ro1">
          <table:table-cell office:value-type="float" office:value="486.25" calcext:value-type="float">
            <text:p>486.25</text:p>
          </table:table-cell>
          <table:table-cell office:value-type="float" office:value="916.6" calcext:value-type="float">
            <text:p>916.6</text:p>
          </table:table-cell>
          <table:table-cell office:value-type="float" office:value="1873.6" calcext:value-type="float">
            <text:p>1873.6</text:p>
          </table:table-cell>
          <table:table-cell office:value-type="float" office:value="3266.2" calcext:value-type="float">
            <text:p>3266.2</text:p>
          </table:table-cell>
        </table:table-row>
        <table:table-row table:style-name="ro1">
          <table:table-cell office:value-type="float" office:value="486.71" calcext:value-type="float">
            <text:p>486.71</text:p>
          </table:table-cell>
          <table:table-cell office:value-type="float" office:value="907" calcext:value-type="float">
            <text:p>907</text:p>
          </table:table-cell>
          <table:table-cell office:value-type="float" office:value="1896.6" calcext:value-type="float">
            <text:p>1896.6</text:p>
          </table:table-cell>
          <table:table-cell office:value-type="float" office:value="3227.8" calcext:value-type="float">
            <text:p>3227.8</text:p>
          </table:table-cell>
        </table:table-row>
        <table:table-row table:style-name="ro1">
          <table:table-cell office:value-type="float" office:value="487.17" calcext:value-type="float">
            <text:p>487.17</text:p>
          </table:table-cell>
          <table:table-cell office:value-type="float" office:value="923.8" calcext:value-type="float">
            <text:p>923.8</text:p>
          </table:table-cell>
          <table:table-cell office:value-type="float" office:value="1917" calcext:value-type="float">
            <text:p>1917</text:p>
          </table:table-cell>
          <table:table-cell office:value-type="float" office:value="3190.4" calcext:value-type="float">
            <text:p>3190.4</text:p>
          </table:table-cell>
        </table:table-row>
        <table:table-row table:style-name="ro1">
          <table:table-cell office:value-type="float" office:value="487.63" calcext:value-type="float">
            <text:p>487.63</text:p>
          </table:table-cell>
          <table:table-cell office:value-type="float" office:value="920" calcext:value-type="float">
            <text:p>920</text:p>
          </table:table-cell>
          <table:table-cell office:value-type="float" office:value="1912" calcext:value-type="float">
            <text:p>1912</text:p>
          </table:table-cell>
          <table:table-cell office:value-type="float" office:value="3166.6" calcext:value-type="float">
            <text:p>3166.6</text:p>
          </table:table-cell>
        </table:table-row>
        <table:table-row table:style-name="ro1">
          <table:table-cell office:value-type="float" office:value="488.09" calcext:value-type="float">
            <text:p>488.09</text:p>
          </table:table-cell>
          <table:table-cell office:value-type="float" office:value="911.8" calcext:value-type="float">
            <text:p>911.8</text:p>
          </table:table-cell>
          <table:table-cell office:value-type="float" office:value="1958.6" calcext:value-type="float">
            <text:p>1958.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88.55" calcext:value-type="float">
            <text:p>488.55</text:p>
          </table:table-cell>
          <table:table-cell office:value-type="float" office:value="909.4" calcext:value-type="float">
            <text:p>909.4</text:p>
          </table:table-cell>
          <table:table-cell office:value-type="float" office:value="1970.4" calcext:value-type="float">
            <text:p>1970.4</text:p>
          </table:table-cell>
          <table:table-cell office:value-type="float" office:value="3088.8" calcext:value-type="float">
            <text:p>3088.8</text:p>
          </table:table-cell>
        </table:table-row>
        <table:table-row table:style-name="ro1">
          <table:table-cell office:value-type="float" office:value="489.01" calcext:value-type="float">
            <text:p>489.01</text:p>
          </table:table-cell>
          <table:table-cell office:value-type="float" office:value="914.8" calcext:value-type="float">
            <text:p>914.8</text:p>
          </table:table-cell>
          <table:table-cell office:value-type="float" office:value="1962.2" calcext:value-type="float">
            <text:p>1962.2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89.47" calcext:value-type="float">
            <text:p>489.47</text:p>
          </table:table-cell>
          <table:table-cell office:value-type="float" office:value="913" calcext:value-type="float">
            <text:p>913</text:p>
          </table:table-cell>
          <table:table-cell office:value-type="float" office:value="1991.4" calcext:value-type="float">
            <text:p>1991.4</text:p>
          </table:table-cell>
          <table:table-cell office:value-type="float" office:value="3075.2" calcext:value-type="float">
            <text:p>3075.2</text:p>
          </table:table-cell>
        </table:table-row>
        <table:table-row table:style-name="ro1">
          <table:table-cell office:value-type="float" office:value="489.93" calcext:value-type="float">
            <text:p>489.93</text:p>
          </table:table-cell>
          <table:table-cell office:value-type="float" office:value="917.2" calcext:value-type="float">
            <text:p>917.2</text:p>
          </table:table-cell>
          <table:table-cell office:value-type="float" office:value="2039.6" calcext:value-type="float">
            <text:p>2039.6</text:p>
          </table:table-cell>
          <table:table-cell office:value-type="float" office:value="3049.6" calcext:value-type="float">
            <text:p>3049.6</text:p>
          </table:table-cell>
        </table:table-row>
        <table:table-row table:style-name="ro1">
          <table:table-cell office:value-type="float" office:value="490.39" calcext:value-type="float">
            <text:p>490.39</text:p>
          </table:table-cell>
          <table:table-cell office:value-type="float" office:value="951" calcext:value-type="float">
            <text:p>951</text:p>
          </table:table-cell>
          <table:table-cell office:value-type="float" office:value="2056.4" calcext:value-type="float">
            <text:p>2056.4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490.85" calcext:value-type="float">
            <text:p>490.85</text:p>
          </table:table-cell>
          <table:table-cell office:value-type="float" office:value="955" calcext:value-type="float">
            <text:p>955</text:p>
          </table:table-cell>
          <table:table-cell office:value-type="float" office:value="2093.4" calcext:value-type="float">
            <text:p>2093.4</text:p>
          </table:table-cell>
          <table:table-cell office:value-type="float" office:value="2996.6" calcext:value-type="float">
            <text:p>2996.6</text:p>
          </table:table-cell>
        </table:table-row>
        <table:table-row table:style-name="ro1">
          <table:table-cell office:value-type="float" office:value="491.31" calcext:value-type="float">
            <text:p>491.31</text:p>
          </table:table-cell>
          <table:table-cell office:value-type="float" office:value="999.8" calcext:value-type="float">
            <text:p>999.8</text:p>
          </table:table-cell>
          <table:table-cell office:value-type="float" office:value="2155.8" calcext:value-type="float">
            <text:p>2155.8</text:p>
          </table:table-cell>
          <table:table-cell office:value-type="float" office:value="3016.2" calcext:value-type="float">
            <text:p>3016.2</text:p>
          </table:table-cell>
        </table:table-row>
        <table:table-row table:style-name="ro1">
          <table:table-cell office:value-type="float" office:value="491.77" calcext:value-type="float">
            <text:p>491.77</text:p>
          </table:table-cell>
          <table:table-cell office:value-type="float" office:value="1017.4" calcext:value-type="float">
            <text:p>1017.4</text:p>
          </table:table-cell>
          <table:table-cell office:value-type="float" office:value="2138.6" calcext:value-type="float">
            <text:p>2138.6</text:p>
          </table:table-cell>
          <table:table-cell office:value-type="float" office:value="2991.4" calcext:value-type="float">
            <text:p>2991.4</text:p>
          </table:table-cell>
        </table:table-row>
        <table:table-row table:style-name="ro1">
          <table:table-cell office:value-type="float" office:value="492.23" calcext:value-type="float">
            <text:p>492.23</text:p>
          </table:table-cell>
          <table:table-cell office:value-type="float" office:value="971.8" calcext:value-type="float">
            <text:p>971.8</text:p>
          </table:table-cell>
          <table:table-cell office:value-type="float" office:value="2216.2" calcext:value-type="float">
            <text:p>2216.2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492.69" calcext:value-type="float">
            <text:p>492.69</text:p>
          </table:table-cell>
          <table:table-cell office:value-type="float" office:value="925" calcext:value-type="float">
            <text:p>925</text:p>
          </table:table-cell>
          <table:table-cell office:value-type="float" office:value="2220.4" calcext:value-type="float">
            <text:p>2220.4</text:p>
          </table:table-cell>
          <table:table-cell office:value-type="float" office:value="2955.6" calcext:value-type="float">
            <text:p>2955.6</text:p>
          </table:table-cell>
        </table:table-row>
        <table:table-row table:style-name="ro1">
          <table:table-cell office:value-type="float" office:value="493.15" calcext:value-type="float">
            <text:p>493.15</text:p>
          </table:table-cell>
          <table:table-cell office:value-type="float" office:value="924.2" calcext:value-type="float">
            <text:p>924.2</text:p>
          </table:table-cell>
          <table:table-cell office:value-type="float" office:value="2271.6" calcext:value-type="float">
            <text:p>2271.6</text:p>
          </table:table-cell>
          <table:table-cell office:value-type="float" office:value="2950.8" calcext:value-type="float">
            <text:p>2950.8</text:p>
          </table:table-cell>
        </table:table-row>
        <table:table-row table:style-name="ro1">
          <table:table-cell office:value-type="float" office:value="493.61" calcext:value-type="float">
            <text:p>493.61</text:p>
          </table:table-cell>
          <table:table-cell office:value-type="float" office:value="915" calcext:value-type="float">
            <text:p>915</text:p>
          </table:table-cell>
          <table:table-cell office:value-type="float" office:value="2309.2" calcext:value-type="float">
            <text:p>2309.2</text:p>
          </table:table-cell>
          <table:table-cell office:value-type="float" office:value="2938.6" calcext:value-type="float">
            <text:p>2938.6</text:p>
          </table:table-cell>
        </table:table-row>
        <table:table-row table:style-name="ro1">
          <table:table-cell office:value-type="float" office:value="494.07" calcext:value-type="float">
            <text:p>494.07</text:p>
          </table:table-cell>
          <table:table-cell office:value-type="float" office:value="911.8" calcext:value-type="float">
            <text:p>911.8</text:p>
          </table:table-cell>
          <table:table-cell office:value-type="float" office:value="2356.8" calcext:value-type="float">
            <text:p>2356.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494.53" calcext:value-type="float">
            <text:p>494.53</text:p>
          </table:table-cell>
          <table:table-cell office:value-type="float" office:value="908.8" calcext:value-type="float">
            <text:p>908.8</text:p>
          </table:table-cell>
          <table:table-cell office:value-type="float" office:value="2390.6" calcext:value-type="float">
            <text:p>2390.6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494.99" calcext:value-type="float">
            <text:p>494.99</text:p>
          </table:table-cell>
          <table:table-cell office:value-type="float" office:value="911.6" calcext:value-type="float">
            <text:p>911.6</text:p>
          </table:table-cell>
          <table:table-cell office:value-type="float" office:value="2440.8" calcext:value-type="float">
            <text:p>2440.8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495.45" calcext:value-type="float">
            <text:p>495.45</text:p>
          </table:table-cell>
          <table:table-cell office:value-type="float" office:value="908" calcext:value-type="float">
            <text:p>908</text:p>
          </table:table-cell>
          <table:table-cell office:value-type="float" office:value="2488.8" calcext:value-type="float">
            <text:p>2488.8</text:p>
          </table:table-cell>
          <table:table-cell office:value-type="float" office:value="2915.6" calcext:value-type="float">
            <text:p>2915.6</text:p>
          </table:table-cell>
        </table:table-row>
        <table:table-row table:style-name="ro1">
          <table:table-cell office:value-type="float" office:value="495.91" calcext:value-type="float">
            <text:p>495.91</text:p>
          </table:table-cell>
          <table:table-cell office:value-type="float" office:value="917.4" calcext:value-type="float">
            <text:p>917.4</text:p>
          </table:table-cell>
          <table:table-cell office:value-type="float" office:value="2511.4" calcext:value-type="float">
            <text:p>2511.4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496.37" calcext:value-type="float">
            <text:p>496.37</text:p>
          </table:table-cell>
          <table:table-cell office:value-type="float" office:value="907.2" calcext:value-type="float">
            <text:p>907.2</text:p>
          </table:table-cell>
          <table:table-cell office:value-type="float" office:value="2594.6" calcext:value-type="float">
            <text:p>2594.6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496.83" calcext:value-type="float">
            <text:p>496.83</text:p>
          </table:table-cell>
          <table:table-cell office:value-type="float" office:value="909" calcext:value-type="float">
            <text:p>909</text:p>
          </table:table-cell>
          <table:table-cell office:value-type="float" office:value="2663.8" calcext:value-type="float">
            <text:p>2663.8</text:p>
          </table:table-cell>
          <table:table-cell office:value-type="float" office:value="2972.4" calcext:value-type="float">
            <text:p>2972.4</text:p>
          </table:table-cell>
        </table:table-row>
        <table:table-row table:style-name="ro1">
          <table:table-cell office:value-type="float" office:value="497.29" calcext:value-type="float">
            <text:p>497.29</text:p>
          </table:table-cell>
          <table:table-cell office:value-type="float" office:value="916.4" calcext:value-type="float">
            <text:p>916.4</text:p>
          </table:table-cell>
          <table:table-cell office:value-type="float" office:value="2700.8" calcext:value-type="float">
            <text:p>2700.8</text:p>
          </table:table-cell>
          <table:table-cell office:value-type="float" office:value="2972.6" calcext:value-type="float">
            <text:p>2972.6</text:p>
          </table:table-cell>
        </table:table-row>
        <table:table-row table:style-name="ro1">
          <table:table-cell office:value-type="float" office:value="497.75" calcext:value-type="float">
            <text:p>497.75</text:p>
          </table:table-cell>
          <table:table-cell office:value-type="float" office:value="909.4" calcext:value-type="float">
            <text:p>909.4</text:p>
          </table:table-cell>
          <table:table-cell office:value-type="float" office:value="2766" calcext:value-type="float">
            <text:p>2766</text:p>
          </table:table-cell>
          <table:table-cell office:value-type="float" office:value="2979.6" calcext:value-type="float">
            <text:p>2979.6</text:p>
          </table:table-cell>
        </table:table-row>
        <table:table-row table:style-name="ro1">
          <table:table-cell office:value-type="float" office:value="498.21" calcext:value-type="float">
            <text:p>498.21</text:p>
          </table:table-cell>
          <table:table-cell office:value-type="float" office:value="905.4" calcext:value-type="float">
            <text:p>905.4</text:p>
          </table:table-cell>
          <table:table-cell office:value-type="float" office:value="2828.4" calcext:value-type="float">
            <text:p>2828.4</text:p>
          </table:table-cell>
          <table:table-cell office:value-type="float" office:value="3013.2" calcext:value-type="float">
            <text:p>3013.2</text:p>
          </table:table-cell>
        </table:table-row>
        <table:table-row table:style-name="ro1">
          <table:table-cell office:value-type="float" office:value="498.67" calcext:value-type="float">
            <text:p>498.67</text:p>
          </table:table-cell>
          <table:table-cell office:value-type="float" office:value="906.6" calcext:value-type="float">
            <text:p>906.6</text:p>
          </table:table-cell>
          <table:table-cell office:value-type="float" office:value="2887.2" calcext:value-type="float">
            <text:p>2887.2</text:p>
          </table:table-cell>
          <table:table-cell office:value-type="float" office:value="3007.4" calcext:value-type="float">
            <text:p>3007.4</text:p>
          </table:table-cell>
        </table:table-row>
        <table:table-row table:style-name="ro1">
          <table:table-cell office:value-type="float" office:value="499.13" calcext:value-type="float">
            <text:p>499.13</text:p>
          </table:table-cell>
          <table:table-cell office:value-type="float" office:value="902.6" calcext:value-type="float">
            <text:p>902.6</text:p>
          </table:table-cell>
          <table:table-cell office:value-type="float" office:value="2963.2" calcext:value-type="float">
            <text:p>2963.2</text:p>
          </table:table-cell>
          <table:table-cell office:value-type="float" office:value="3057.8" calcext:value-type="float">
            <text:p>3057.8</text:p>
          </table:table-cell>
        </table:table-row>
        <table:table-row table:style-name="ro1">
          <table:table-cell office:value-type="float" office:value="499.59" calcext:value-type="float">
            <text:p>499.59</text:p>
          </table:table-cell>
          <table:table-cell office:value-type="float" office:value="904" calcext:value-type="float">
            <text:p>904</text:p>
          </table:table-cell>
          <table:table-cell office:value-type="float" office:value="3019.6" calcext:value-type="float">
            <text:p>3019.6</text:p>
          </table:table-cell>
          <table:table-cell office:value-type="float" office:value="3094.8" calcext:value-type="float">
            <text:p>3094.8</text:p>
          </table:table-cell>
        </table:table-row>
        <table:table-row table:style-name="ro1">
          <table:table-cell office:value-type="float" office:value="500.05" calcext:value-type="float">
            <text:p>500.05</text:p>
          </table:table-cell>
          <table:table-cell office:value-type="float" office:value="906.8" calcext:value-type="float">
            <text:p>906.8</text:p>
          </table:table-cell>
          <table:table-cell office:value-type="float" office:value="3056.4" calcext:value-type="float">
            <text:p>3056.4</text:p>
          </table:table-cell>
          <table:table-cell office:value-type="float" office:value="3096.8" calcext:value-type="float">
            <text:p>3096.8</text:p>
          </table:table-cell>
        </table:table-row>
        <table:table-row table:style-name="ro1">
          <table:table-cell office:value-type="float" office:value="500.51" calcext:value-type="float">
            <text:p>500.51</text:p>
          </table:table-cell>
          <table:table-cell office:value-type="float" office:value="905.8" calcext:value-type="float">
            <text:p>905.8</text:p>
          </table:table-cell>
          <table:table-cell office:value-type="float" office:value="3116.4" calcext:value-type="float">
            <text:p>3116.4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500.97" calcext:value-type="float">
            <text:p>500.97</text:p>
          </table:table-cell>
          <table:table-cell office:value-type="float" office:value="911" calcext:value-type="float">
            <text:p>911</text:p>
          </table:table-cell>
          <table:table-cell office:value-type="float" office:value="3189.4" calcext:value-type="float">
            <text:p>3189.4</text:p>
          </table:table-cell>
          <table:table-cell office:value-type="float" office:value="3187.2" calcext:value-type="float">
            <text:p>3187.2</text:p>
          </table:table-cell>
        </table:table-row>
        <table:table-row table:style-name="ro1">
          <table:table-cell office:value-type="float" office:value="501.43" calcext:value-type="float">
            <text:p>501.43</text:p>
          </table:table-cell>
          <table:table-cell office:value-type="float" office:value="913.8" calcext:value-type="float">
            <text:p>913.8</text:p>
          </table:table-cell>
          <table:table-cell office:value-type="float" office:value="3249.6" calcext:value-type="float">
            <text:p>3249.6</text:p>
          </table:table-cell>
          <table:table-cell office:value-type="float" office:value="3231.4" calcext:value-type="float">
            <text:p>3231.4</text:p>
          </table:table-cell>
        </table:table-row>
        <table:table-row table:style-name="ro1">
          <table:table-cell office:value-type="float" office:value="501.89" calcext:value-type="float">
            <text:p>501.89</text:p>
          </table:table-cell>
          <table:table-cell office:value-type="float" office:value="905.8" calcext:value-type="float">
            <text:p>905.8</text:p>
          </table:table-cell>
          <table:table-cell office:value-type="float" office:value="3312" calcext:value-type="float">
            <text:p>3312</text:p>
          </table:table-cell>
          <table:table-cell office:value-type="float" office:value="3263.2" calcext:value-type="float">
            <text:p>3263.2</text:p>
          </table:table-cell>
        </table:table-row>
        <table:table-row table:style-name="ro1">
          <table:table-cell office:value-type="float" office:value="502.35" calcext:value-type="float">
            <text:p>502.35</text:p>
          </table:table-cell>
          <table:table-cell office:value-type="float" office:value="907.2" calcext:value-type="float">
            <text:p>907.2</text:p>
          </table:table-cell>
          <table:table-cell office:value-type="float" office:value="3377.4" calcext:value-type="float">
            <text:p>3377.4</text:p>
          </table:table-cell>
          <table:table-cell office:value-type="float" office:value="3278.6" calcext:value-type="float">
            <text:p>3278.6</text:p>
          </table:table-cell>
        </table:table-row>
        <table:table-row table:style-name="ro1">
          <table:table-cell office:value-type="float" office:value="502.8" calcext:value-type="float">
            <text:p>502.8</text:p>
          </table:table-cell>
          <table:table-cell office:value-type="float" office:value="908" calcext:value-type="float">
            <text:p>908</text:p>
          </table:table-cell>
          <table:table-cell office:value-type="float" office:value="3424.8" calcext:value-type="float">
            <text:p>3424.8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503.26" calcext:value-type="float">
            <text:p>503.26</text:p>
          </table:table-cell>
          <table:table-cell office:value-type="float" office:value="898.8" calcext:value-type="float">
            <text:p>898.8</text:p>
          </table:table-cell>
          <table:table-cell office:value-type="float" office:value="3513.4" calcext:value-type="float">
            <text:p>3513.4</text:p>
          </table:table-cell>
          <table:table-cell office:value-type="float" office:value="3385.2" calcext:value-type="float">
            <text:p>3385.2</text:p>
          </table:table-cell>
        </table:table-row>
        <table:table-row table:style-name="ro1">
          <table:table-cell office:value-type="float" office:value="503.72" calcext:value-type="float">
            <text:p>503.72</text:p>
          </table:table-cell>
          <table:table-cell office:value-type="float" office:value="906.6" calcext:value-type="float">
            <text:p>906.6</text:p>
          </table:table-cell>
          <table:table-cell office:value-type="float" office:value="3575.6" calcext:value-type="float">
            <text:p>3575.6</text:p>
          </table:table-cell>
          <table:table-cell office:value-type="float" office:value="3421.4" calcext:value-type="float">
            <text:p>3421.4</text:p>
          </table:table-cell>
        </table:table-row>
        <table:table-row table:style-name="ro1">
          <table:table-cell office:value-type="float" office:value="504.18" calcext:value-type="float">
            <text:p>504.18</text:p>
          </table:table-cell>
          <table:table-cell office:value-type="float" office:value="905.6" calcext:value-type="float">
            <text:p>905.6</text:p>
          </table:table-cell>
          <table:table-cell office:value-type="float" office:value="3614.6" calcext:value-type="float">
            <text:p>3614.6</text:p>
          </table:table-cell>
          <table:table-cell office:value-type="float" office:value="3491.4" calcext:value-type="float">
            <text:p>3491.4</text:p>
          </table:table-cell>
        </table:table-row>
        <table:table-row table:style-name="ro1">
          <table:table-cell office:value-type="float" office:value="504.64" calcext:value-type="float">
            <text:p>504.64</text:p>
          </table:table-cell>
          <table:table-cell office:value-type="float" office:value="907" calcext:value-type="float">
            <text:p>907</text:p>
          </table:table-cell>
          <table:table-cell office:value-type="float" office:value="3668.4" calcext:value-type="float">
            <text:p>3668.4</text:p>
          </table:table-cell>
          <table:table-cell office:value-type="float" office:value="3518.2" calcext:value-type="float">
            <text:p>3518.2</text:p>
          </table:table-cell>
        </table:table-row>
        <table:table-row table:style-name="ro1">
          <table:table-cell office:value-type="float" office:value="505.1" calcext:value-type="float">
            <text:p>505.1</text:p>
          </table:table-cell>
          <table:table-cell office:value-type="float" office:value="899.8" calcext:value-type="float">
            <text:p>899.8</text:p>
          </table:table-cell>
          <table:table-cell office:value-type="float" office:value="3698.6" calcext:value-type="float">
            <text:p>3698.6</text:p>
          </table:table-cell>
          <table:table-cell office:value-type="float" office:value="3584.2" calcext:value-type="float">
            <text:p>3584.2</text:p>
          </table:table-cell>
        </table:table-row>
        <table:table-row table:style-name="ro1">
          <table:table-cell office:value-type="float" office:value="505.56" calcext:value-type="float">
            <text:p>505.56</text:p>
          </table:table-cell>
          <table:table-cell office:value-type="float" office:value="913.4" calcext:value-type="float">
            <text:p>913.4</text:p>
          </table:table-cell>
          <table:table-cell office:value-type="float" office:value="3764.8" calcext:value-type="float">
            <text:p>3764.8</text:p>
          </table:table-cell>
          <table:table-cell office:value-type="float" office:value="3671.8" calcext:value-type="float">
            <text:p>3671.8</text:p>
          </table:table-cell>
        </table:table-row>
        <table:table-row table:style-name="ro1">
          <table:table-cell office:value-type="float" office:value="506.02" calcext:value-type="float">
            <text:p>506.02</text:p>
          </table:table-cell>
          <table:table-cell office:value-type="float" office:value="895.8" calcext:value-type="float">
            <text:p>895.8</text:p>
          </table:table-cell>
          <table:table-cell office:value-type="float" office:value="3842" calcext:value-type="float">
            <text:p>3842</text:p>
          </table:table-cell>
          <table:table-cell office:value-type="float" office:value="3696.2" calcext:value-type="float">
            <text:p>3696.2</text:p>
          </table:table-cell>
        </table:table-row>
        <table:table-row table:style-name="ro1">
          <table:table-cell office:value-type="float" office:value="506.48" calcext:value-type="float">
            <text:p>506.48</text:p>
          </table:table-cell>
          <table:table-cell office:value-type="float" office:value="900" calcext:value-type="float">
            <text:p>900</text:p>
          </table:table-cell>
          <table:table-cell office:value-type="float" office:value="3902.2" calcext:value-type="float">
            <text:p>3902.2</text:p>
          </table:table-cell>
          <table:table-cell office:value-type="float" office:value="3751.4" calcext:value-type="float">
            <text:p>3751.4</text:p>
          </table:table-cell>
        </table:table-row>
        <table:table-row table:style-name="ro1">
          <table:table-cell office:value-type="float" office:value="506.94" calcext:value-type="float">
            <text:p>506.94</text:p>
          </table:table-cell>
          <table:table-cell office:value-type="float" office:value="907.6" calcext:value-type="float">
            <text:p>907.6</text:p>
          </table:table-cell>
          <table:table-cell office:value-type="float" office:value="3920.8" calcext:value-type="float">
            <text:p>3920.8</text:p>
          </table:table-cell>
          <table:table-cell office:value-type="float" office:value="3811.2" calcext:value-type="float">
            <text:p>3811.2</text:p>
          </table:table-cell>
        </table:table-row>
        <table:table-row table:style-name="ro1">
          <table:table-cell office:value-type="float" office:value="507.4" calcext:value-type="float">
            <text:p>507.4</text:p>
          </table:table-cell>
          <table:table-cell office:value-type="float" office:value="896.8" calcext:value-type="float">
            <text:p>896.8</text:p>
          </table:table-cell>
          <table:table-cell office:value-type="float" office:value="3969.8" calcext:value-type="float">
            <text:p>3969.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507.86" calcext:value-type="float">
            <text:p>507.86</text:p>
          </table:table-cell>
          <table:table-cell office:value-type="float" office:value="887.6" calcext:value-type="float">
            <text:p>887.6</text:p>
          </table:table-cell>
          <table:table-cell office:value-type="float" office:value="4046.6" calcext:value-type="float">
            <text:p>4046.6</text:p>
          </table:table-cell>
          <table:table-cell office:value-type="float" office:value="3976.4" calcext:value-type="float">
            <text:p>3976.4</text:p>
          </table:table-cell>
        </table:table-row>
        <table:table-row table:style-name="ro1">
          <table:table-cell office:value-type="float" office:value="508.31" calcext:value-type="float">
            <text:p>508.31</text:p>
          </table:table-cell>
          <table:table-cell office:value-type="float" office:value="903" calcext:value-type="float">
            <text:p>903</text:p>
          </table:table-cell>
          <table:table-cell office:value-type="float" office:value="4101.4" calcext:value-type="float">
            <text:p>4101.4</text:p>
          </table:table-cell>
          <table:table-cell office:value-type="float" office:value="4028.2" calcext:value-type="float">
            <text:p>4028.2</text:p>
          </table:table-cell>
        </table:table-row>
        <table:table-row table:style-name="ro1">
          <table:table-cell office:value-type="float" office:value="508.77" calcext:value-type="float">
            <text:p>508.77</text:p>
          </table:table-cell>
          <table:table-cell office:value-type="float" office:value="895.4" calcext:value-type="float">
            <text:p>895.4</text:p>
          </table:table-cell>
          <table:table-cell office:value-type="float" office:value="4128.4" calcext:value-type="float">
            <text:p>4128.4</text:p>
          </table:table-cell>
          <table:table-cell office:value-type="float" office:value="4069.6" calcext:value-type="float">
            <text:p>4069.6</text:p>
          </table:table-cell>
        </table:table-row>
        <table:table-row table:style-name="ro1">
          <table:table-cell office:value-type="float" office:value="509.23" calcext:value-type="float">
            <text:p>509.23</text:p>
          </table:table-cell>
          <table:table-cell office:value-type="float" office:value="891.6" calcext:value-type="float">
            <text:p>891.6</text:p>
          </table:table-cell>
          <table:table-cell office:value-type="float" office:value="4193.4" calcext:value-type="float">
            <text:p>4193.4</text:p>
          </table:table-cell>
          <table:table-cell office:value-type="float" office:value="4168.2" calcext:value-type="float">
            <text:p>4168.2</text:p>
          </table:table-cell>
        </table:table-row>
        <table:table-row table:style-name="ro1">
          <table:table-cell office:value-type="float" office:value="509.69" calcext:value-type="float">
            <text:p>509.69</text:p>
          </table:table-cell>
          <table:table-cell office:value-type="float" office:value="905.6" calcext:value-type="float">
            <text:p>905.6</text:p>
          </table:table-cell>
          <table:table-cell office:value-type="float" office:value="4213" calcext:value-type="float">
            <text:p>4213</text:p>
          </table:table-cell>
          <table:table-cell office:value-type="float" office:value="4223.6" calcext:value-type="float">
            <text:p>4223.6</text:p>
          </table:table-cell>
        </table:table-row>
        <table:table-row table:style-name="ro1">
          <table:table-cell office:value-type="float" office:value="510.15" calcext:value-type="float">
            <text:p>510.15</text:p>
          </table:table-cell>
          <table:table-cell office:value-type="float" office:value="895.2" calcext:value-type="float">
            <text:p>895.2</text:p>
          </table:table-cell>
          <table:table-cell office:value-type="float" office:value="4243.6" calcext:value-type="float">
            <text:p>4243.6</text:p>
          </table:table-cell>
          <table:table-cell office:value-type="float" office:value="4282.2" calcext:value-type="float">
            <text:p>4282.2</text:p>
          </table:table-cell>
        </table:table-row>
        <table:table-row table:style-name="ro1">
          <table:table-cell office:value-type="float" office:value="510.61" calcext:value-type="float">
            <text:p>510.61</text:p>
          </table:table-cell>
          <table:table-cell office:value-type="float" office:value="890.6" calcext:value-type="float">
            <text:p>890.6</text:p>
          </table:table-cell>
          <table:table-cell office:value-type="float" office:value="4230.4" calcext:value-type="float">
            <text:p>4230.4</text:p>
          </table:table-cell>
          <table:table-cell office:value-type="float" office:value="4371.4" calcext:value-type="float">
            <text:p>4371.4</text:p>
          </table:table-cell>
        </table:table-row>
        <table:table-row table:style-name="ro1">
          <table:table-cell office:value-type="float" office:value="511.07" calcext:value-type="float">
            <text:p>511.07</text:p>
          </table:table-cell>
          <table:table-cell office:value-type="float" office:value="906.8" calcext:value-type="float">
            <text:p>906.8</text:p>
          </table:table-cell>
          <table:table-cell office:value-type="float" office:value="4219.4" calcext:value-type="float">
            <text:p>4219.4</text:p>
          </table:table-cell>
          <table:table-cell office:value-type="float" office:value="4482.4" calcext:value-type="float">
            <text:p>4482.4</text:p>
          </table:table-cell>
        </table:table-row>
        <table:table-row table:style-name="ro1">
          <table:table-cell office:value-type="float" office:value="511.53" calcext:value-type="float">
            <text:p>511.53</text:p>
          </table:table-cell>
          <table:table-cell office:value-type="float" office:value="897.2" calcext:value-type="float">
            <text:p>897.2</text:p>
          </table:table-cell>
          <table:table-cell office:value-type="float" office:value="4257.2" calcext:value-type="float">
            <text:p>4257.2</text:p>
          </table:table-cell>
          <table:table-cell office:value-type="float" office:value="4596.2" calcext:value-type="float">
            <text:p>4596.2</text:p>
          </table:table-cell>
        </table:table-row>
        <table:table-row table:style-name="ro1">
          <table:table-cell office:value-type="float" office:value="511.99" calcext:value-type="float">
            <text:p>511.99</text:p>
          </table:table-cell>
          <table:table-cell office:value-type="float" office:value="899.2" calcext:value-type="float">
            <text:p>899.2</text:p>
          </table:table-cell>
          <table:table-cell office:value-type="float" office:value="4293.6" calcext:value-type="float">
            <text:p>4293.6</text:p>
          </table:table-cell>
          <table:table-cell office:value-type="float" office:value="4660.4" calcext:value-type="float">
            <text:p>4660.4</text:p>
          </table:table-cell>
        </table:table-row>
        <table:table-row table:style-name="ro1">
          <table:table-cell office:value-type="float" office:value="512.44" calcext:value-type="float">
            <text:p>512.44</text:p>
          </table:table-cell>
          <table:table-cell office:value-type="float" office:value="902.8" calcext:value-type="float">
            <text:p>902.8</text:p>
          </table:table-cell>
          <table:table-cell office:value-type="float" office:value="4285.4" calcext:value-type="float">
            <text:p>4285.4</text:p>
          </table:table-cell>
          <table:table-cell office:value-type="float" office:value="4723.2" calcext:value-type="float">
            <text:p>4723.2</text:p>
          </table:table-cell>
        </table:table-row>
        <table:table-row table:style-name="ro1">
          <table:table-cell office:value-type="float" office:value="512.9" calcext:value-type="float">
            <text:p>512.9</text:p>
          </table:table-cell>
          <table:table-cell office:value-type="float" office:value="897.8" calcext:value-type="float">
            <text:p>897.8</text:p>
          </table:table-cell>
          <table:table-cell office:value-type="float" office:value="4306.6" calcext:value-type="float">
            <text:p>4306.6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513.36" calcext:value-type="float">
            <text:p>513.36</text:p>
          </table:table-cell>
          <table:table-cell office:value-type="float" office:value="894.4" calcext:value-type="float">
            <text:p>894.4</text:p>
          </table:table-cell>
          <table:table-cell office:value-type="float" office:value="4258" calcext:value-type="float">
            <text:p>4258</text:p>
          </table:table-cell>
          <table:table-cell office:value-type="float" office:value="4893.6" calcext:value-type="float">
            <text:p>4893.6</text:p>
          </table:table-cell>
        </table:table-row>
        <table:table-row table:style-name="ro1">
          <table:table-cell office:value-type="float" office:value="513.82" calcext:value-type="float">
            <text:p>513.82</text:p>
          </table:table-cell>
          <table:table-cell office:value-type="float" office:value="902.4" calcext:value-type="float">
            <text:p>902.4</text:p>
          </table:table-cell>
          <table:table-cell office:value-type="float" office:value="4266" calcext:value-type="float">
            <text:p>4266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514.28" calcext:value-type="float">
            <text:p>514.28</text:p>
          </table:table-cell>
          <table:table-cell office:value-type="float" office:value="904" calcext:value-type="float">
            <text:p>904</text:p>
          </table:table-cell>
          <table:table-cell office:value-type="float" office:value="4222.4" calcext:value-type="float">
            <text:p>4222.4</text:p>
          </table:table-cell>
          <table:table-cell office:value-type="float" office:value="5121.2" calcext:value-type="float">
            <text:p>5121.2</text:p>
          </table:table-cell>
        </table:table-row>
        <table:table-row table:style-name="ro1">
          <table:table-cell office:value-type="float" office:value="514.74" calcext:value-type="float">
            <text:p>514.74</text:p>
          </table:table-cell>
          <table:table-cell office:value-type="float" office:value="897.4" calcext:value-type="float">
            <text:p>897.4</text:p>
          </table:table-cell>
          <table:table-cell office:value-type="float" office:value="4218" calcext:value-type="float">
            <text:p>4218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15.2" calcext:value-type="float">
            <text:p>515.2</text:p>
          </table:table-cell>
          <table:table-cell office:value-type="float" office:value="902.6" calcext:value-type="float">
            <text:p>902.6</text:p>
          </table:table-cell>
          <table:table-cell office:value-type="float" office:value="4209.8" calcext:value-type="float">
            <text:p>4209.8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515.66" calcext:value-type="float">
            <text:p>515.66</text:p>
          </table:table-cell>
          <table:table-cell office:value-type="float" office:value="888.4" calcext:value-type="float">
            <text:p>888.4</text:p>
          </table:table-cell>
          <table:table-cell office:value-type="float" office:value="4203.8" calcext:value-type="float">
            <text:p>4203.8</text:p>
          </table:table-cell>
          <table:table-cell office:value-type="float" office:value="5456.6" calcext:value-type="float">
            <text:p>5456.6</text:p>
          </table:table-cell>
        </table:table-row>
        <table:table-row table:style-name="ro1">
          <table:table-cell office:value-type="float" office:value="516.11" calcext:value-type="float">
            <text:p>516.11</text:p>
          </table:table-cell>
          <table:table-cell office:value-type="float" office:value="889" calcext:value-type="float">
            <text:p>889</text:p>
          </table:table-cell>
          <table:table-cell office:value-type="float" office:value="4168.8" calcext:value-type="float">
            <text:p>4168.8</text:p>
          </table:table-cell>
          <table:table-cell office:value-type="float" office:value="5549.2" calcext:value-type="float">
            <text:p>5549.2</text:p>
          </table:table-cell>
        </table:table-row>
        <table:table-row table:style-name="ro1">
          <table:table-cell office:value-type="float" office:value="516.57" calcext:value-type="float">
            <text:p>516.57</text:p>
          </table:table-cell>
          <table:table-cell office:value-type="float" office:value="889.4" calcext:value-type="float">
            <text:p>889.4</text:p>
          </table:table-cell>
          <table:table-cell office:value-type="float" office:value="4111.2" calcext:value-type="float">
            <text:p>4111.2</text:p>
          </table:table-cell>
          <table:table-cell office:value-type="float" office:value="5656.6" calcext:value-type="float">
            <text:p>5656.6</text:p>
          </table:table-cell>
        </table:table-row>
        <table:table-row table:style-name="ro1">
          <table:table-cell office:value-type="float" office:value="517.03" calcext:value-type="float">
            <text:p>517.03</text:p>
          </table:table-cell>
          <table:table-cell office:value-type="float" office:value="888.2" calcext:value-type="float">
            <text:p>888.2</text:p>
          </table:table-cell>
          <table:table-cell office:value-type="float" office:value="4066.8" calcext:value-type="float">
            <text:p>4066.8</text:p>
          </table:table-cell>
          <table:table-cell office:value-type="float" office:value="5736.4" calcext:value-type="float">
            <text:p>5736.4</text:p>
          </table:table-cell>
        </table:table-row>
        <table:table-row table:style-name="ro1">
          <table:table-cell office:value-type="float" office:value="517.49" calcext:value-type="float">
            <text:p>517.49</text:p>
          </table:table-cell>
          <table:table-cell office:value-type="float" office:value="886.8" calcext:value-type="float">
            <text:p>886.8</text:p>
          </table:table-cell>
          <table:table-cell office:value-type="float" office:value="4069.4" calcext:value-type="float">
            <text:p>4069.4</text:p>
          </table:table-cell>
          <table:table-cell office:value-type="float" office:value="5868.4" calcext:value-type="float">
            <text:p>5868.4</text:p>
          </table:table-cell>
        </table:table-row>
        <table:table-row table:style-name="ro1">
          <table:table-cell office:value-type="float" office:value="517.95" calcext:value-type="float">
            <text:p>517.95</text:p>
          </table:table-cell>
          <table:table-cell office:value-type="float" office:value="910" calcext:value-type="float">
            <text:p>910</text:p>
          </table:table-cell>
          <table:table-cell office:value-type="float" office:value="3986.2" calcext:value-type="float">
            <text:p>3986.2</text:p>
          </table:table-cell>
          <table:table-cell office:value-type="float" office:value="5976.6" calcext:value-type="float">
            <text:p>5976.6</text:p>
          </table:table-cell>
        </table:table-row>
        <table:table-row table:style-name="ro1">
          <table:table-cell office:value-type="float" office:value="518.41" calcext:value-type="float">
            <text:p>518.41</text:p>
          </table:table-cell>
          <table:table-cell office:value-type="float" office:value="894.2" calcext:value-type="float">
            <text:p>894.2</text:p>
          </table:table-cell>
          <table:table-cell office:value-type="float" office:value="3924" calcext:value-type="float">
            <text:p>3924</text:p>
          </table:table-cell>
          <table:table-cell office:value-type="float" office:value="6064.4" calcext:value-type="float">
            <text:p>6064.4</text:p>
          </table:table-cell>
        </table:table-row>
        <table:table-row table:style-name="ro1">
          <table:table-cell office:value-type="float" office:value="518.87" calcext:value-type="float">
            <text:p>518.87</text:p>
          </table:table-cell>
          <table:table-cell office:value-type="float" office:value="896.6" calcext:value-type="float">
            <text:p>896.6</text:p>
          </table:table-cell>
          <table:table-cell office:value-type="float" office:value="3899" calcext:value-type="float">
            <text:p>3899</text:p>
          </table:table-cell>
          <table:table-cell office:value-type="float" office:value="6225.4" calcext:value-type="float">
            <text:p>6225.4</text:p>
          </table:table-cell>
        </table:table-row>
        <table:table-row table:style-name="ro1">
          <table:table-cell office:value-type="float" office:value="519.32" calcext:value-type="float">
            <text:p>519.32</text:p>
          </table:table-cell>
          <table:table-cell office:value-type="float" office:value="906.2" calcext:value-type="float">
            <text:p>906.2</text:p>
          </table:table-cell>
          <table:table-cell office:value-type="float" office:value="3832" calcext:value-type="float">
            <text:p>3832</text:p>
          </table:table-cell>
          <table:table-cell office:value-type="float" office:value="6343.2" calcext:value-type="float">
            <text:p>6343.2</text:p>
          </table:table-cell>
        </table:table-row>
        <table:table-row table:style-name="ro1">
          <table:table-cell office:value-type="float" office:value="519.78" calcext:value-type="float">
            <text:p>519.78</text:p>
          </table:table-cell>
          <table:table-cell office:value-type="float" office:value="889" calcext:value-type="float">
            <text:p>889</text:p>
          </table:table-cell>
          <table:table-cell office:value-type="float" office:value="3839.4" calcext:value-type="float">
            <text:p>3839.4</text:p>
          </table:table-cell>
          <table:table-cell office:value-type="float" office:value="6431.2" calcext:value-type="float">
            <text:p>6431.2</text:p>
          </table:table-cell>
        </table:table-row>
        <table:table-row table:style-name="ro1">
          <table:table-cell office:value-type="float" office:value="520.24" calcext:value-type="float">
            <text:p>520.24</text:p>
          </table:table-cell>
          <table:table-cell office:value-type="float" office:value="880.4" calcext:value-type="float">
            <text:p>880.4</text:p>
          </table:table-cell>
          <table:table-cell office:value-type="float" office:value="3782.2" calcext:value-type="float">
            <text:p>3782.2</text:p>
          </table:table-cell>
          <table:table-cell office:value-type="float" office:value="6577.4" calcext:value-type="float">
            <text:p>6577.4</text:p>
          </table:table-cell>
        </table:table-row>
        <table:table-row table:style-name="ro1">
          <table:table-cell office:value-type="float" office:value="520.7" calcext:value-type="float">
            <text:p>520.7</text:p>
          </table:table-cell>
          <table:table-cell office:value-type="float" office:value="900.2" calcext:value-type="float">
            <text:p>900.2</text:p>
          </table:table-cell>
          <table:table-cell office:value-type="float" office:value="3665.6" calcext:value-type="float">
            <text:p>3665.6</text:p>
          </table:table-cell>
          <table:table-cell office:value-type="float" office:value="6682.6" calcext:value-type="float">
            <text:p>6682.6</text:p>
          </table:table-cell>
        </table:table-row>
        <table:table-row table:style-name="ro1">
          <table:table-cell office:value-type="float" office:value="521.16" calcext:value-type="float">
            <text:p>521.16</text:p>
          </table:table-cell>
          <table:table-cell office:value-type="float" office:value="895.8" calcext:value-type="float">
            <text:p>895.8</text:p>
          </table:table-cell>
          <table:table-cell office:value-type="float" office:value="3629.2" calcext:value-type="float">
            <text:p>3629.2</text:p>
          </table:table-cell>
          <table:table-cell office:value-type="float" office:value="6839.8" calcext:value-type="float">
            <text:p>6839.8</text:p>
          </table:table-cell>
        </table:table-row>
        <table:table-row table:style-name="ro1">
          <table:table-cell office:value-type="float" office:value="521.62" calcext:value-type="float">
            <text:p>521.62</text:p>
          </table:table-cell>
          <table:table-cell office:value-type="float" office:value="883.8" calcext:value-type="float">
            <text:p>883.8</text:p>
          </table:table-cell>
          <table:table-cell office:value-type="float" office:value="3583.6" calcext:value-type="float">
            <text:p>3583.6</text:p>
          </table:table-cell>
          <table:table-cell office:value-type="float" office:value="6904.6" calcext:value-type="float">
            <text:p>6904.6</text:p>
          </table:table-cell>
        </table:table-row>
        <table:table-row table:style-name="ro1">
          <table:table-cell office:value-type="float" office:value="522.07" calcext:value-type="float">
            <text:p>522.07</text:p>
          </table:table-cell>
          <table:table-cell office:value-type="float" office:value="894" calcext:value-type="float">
            <text:p>894</text:p>
          </table:table-cell>
          <table:table-cell office:value-type="float" office:value="3544.4" calcext:value-type="float">
            <text:p>3544.4</text:p>
          </table:table-cell>
          <table:table-cell office:value-type="float" office:value="7024.2" calcext:value-type="float">
            <text:p>7024.2</text:p>
          </table:table-cell>
        </table:table-row>
        <table:table-row table:style-name="ro1">
          <table:table-cell office:value-type="float" office:value="522.53" calcext:value-type="float">
            <text:p>522.53</text:p>
          </table:table-cell>
          <table:table-cell office:value-type="float" office:value="898.2" calcext:value-type="float">
            <text:p>898.2</text:p>
          </table:table-cell>
          <table:table-cell office:value-type="float" office:value="3492.2" calcext:value-type="float">
            <text:p>3492.2</text:p>
          </table:table-cell>
          <table:table-cell office:value-type="float" office:value="7218.2" calcext:value-type="float">
            <text:p>7218.2</text:p>
          </table:table-cell>
        </table:table-row>
        <table:table-row table:style-name="ro1">
          <table:table-cell office:value-type="float" office:value="522.99" calcext:value-type="float">
            <text:p>522.99</text:p>
          </table:table-cell>
          <table:table-cell office:value-type="float" office:value="893.6" calcext:value-type="float">
            <text:p>893.6</text:p>
          </table:table-cell>
          <table:table-cell office:value-type="float" office:value="3427.8" calcext:value-type="float">
            <text:p>3427.8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float" office:value="523.45" calcext:value-type="float">
            <text:p>523.45</text:p>
          </table:table-cell>
          <table:table-cell office:value-type="float" office:value="897" calcext:value-type="float">
            <text:p>897</text:p>
          </table:table-cell>
          <table:table-cell office:value-type="float" office:value="3366.2" calcext:value-type="float">
            <text:p>3366.2</text:p>
          </table:table-cell>
          <table:table-cell office:value-type="float" office:value="7486.6" calcext:value-type="float">
            <text:p>7486.6</text:p>
          </table:table-cell>
        </table:table-row>
        <table:table-row table:style-name="ro1">
          <table:table-cell office:value-type="float" office:value="523.91" calcext:value-type="float">
            <text:p>523.91</text:p>
          </table:table-cell>
          <table:table-cell office:value-type="float" office:value="887.8" calcext:value-type="float">
            <text:p>887.8</text:p>
          </table:table-cell>
          <table:table-cell office:value-type="float" office:value="3312.2" calcext:value-type="float">
            <text:p>3312.2</text:p>
          </table:table-cell>
          <table:table-cell office:value-type="float" office:value="7518.6" calcext:value-type="float">
            <text:p>7518.6</text:p>
          </table:table-cell>
        </table:table-row>
        <table:table-row table:style-name="ro1">
          <table:table-cell office:value-type="float" office:value="524.36" calcext:value-type="float">
            <text:p>524.36</text:p>
          </table:table-cell>
          <table:table-cell office:value-type="float" office:value="884.8" calcext:value-type="float">
            <text:p>884.8</text:p>
          </table:table-cell>
          <table:table-cell office:value-type="float" office:value="3229.2" calcext:value-type="float">
            <text:p>3229.2</text:p>
          </table:table-cell>
          <table:table-cell office:value-type="float" office:value="7680.2" calcext:value-type="float">
            <text:p>7680.2</text:p>
          </table:table-cell>
        </table:table-row>
        <table:table-row table:style-name="ro1">
          <table:table-cell office:value-type="float" office:value="524.82" calcext:value-type="float">
            <text:p>524.82</text:p>
          </table:table-cell>
          <table:table-cell office:value-type="float" office:value="896.4" calcext:value-type="float">
            <text:p>896.4</text:p>
          </table:table-cell>
          <table:table-cell office:value-type="float" office:value="3174.4" calcext:value-type="float">
            <text:p>3174.4</text:p>
          </table:table-cell>
          <table:table-cell office:value-type="float" office:value="7805.4" calcext:value-type="float">
            <text:p>7805.4</text:p>
          </table:table-cell>
        </table:table-row>
        <table:table-row table:style-name="ro1">
          <table:table-cell office:value-type="float" office:value="525.28" calcext:value-type="float">
            <text:p>525.28</text:p>
          </table:table-cell>
          <table:table-cell office:value-type="float" office:value="890.6" calcext:value-type="float">
            <text:p>890.6</text:p>
          </table:table-cell>
          <table:table-cell office:value-type="float" office:value="3164.2" calcext:value-type="float">
            <text:p>3164.2</text:p>
          </table:table-cell>
          <table:table-cell office:value-type="float" office:value="7942.6" calcext:value-type="float">
            <text:p>7942.6</text:p>
          </table:table-cell>
        </table:table-row>
        <table:table-row table:style-name="ro1">
          <table:table-cell office:value-type="float" office:value="525.74" calcext:value-type="float">
            <text:p>525.74</text:p>
          </table:table-cell>
          <table:table-cell office:value-type="float" office:value="893.6" calcext:value-type="float">
            <text:p>893.6</text:p>
          </table:table-cell>
          <table:table-cell office:value-type="float" office:value="3123.6" calcext:value-type="float">
            <text:p>3123.6</text:p>
          </table:table-cell>
          <table:table-cell office:value-type="float" office:value="8065.6" calcext:value-type="float">
            <text:p>8065.6</text:p>
          </table:table-cell>
        </table:table-row>
        <table:table-row table:style-name="ro1">
          <table:table-cell office:value-type="float" office:value="526.2" calcext:value-type="float">
            <text:p>526.2</text:p>
          </table:table-cell>
          <table:table-cell office:value-type="float" office:value="894.6" calcext:value-type="float">
            <text:p>894.6</text:p>
          </table:table-cell>
          <table:table-cell office:value-type="float" office:value="3076.8" calcext:value-type="float">
            <text:p>3076.8</text:p>
          </table:table-cell>
          <table:table-cell office:value-type="float" office:value="8174.2" calcext:value-type="float">
            <text:p>8174.2</text:p>
          </table:table-cell>
        </table:table-row>
        <table:table-row table:style-name="ro1">
          <table:table-cell office:value-type="float" office:value="526.65" calcext:value-type="float">
            <text:p>526.65</text:p>
          </table:table-cell>
          <table:table-cell office:value-type="float" office:value="896.8" calcext:value-type="float">
            <text:p>896.8</text:p>
          </table:table-cell>
          <table:table-cell office:value-type="float" office:value="3053.8" calcext:value-type="float">
            <text:p>3053.8</text:p>
          </table:table-cell>
          <table:table-cell office:value-type="float" office:value="8279.2" calcext:value-type="float">
            <text:p>8279.2</text:p>
          </table:table-cell>
        </table:table-row>
        <table:table-row table:style-name="ro1">
          <table:table-cell office:value-type="float" office:value="527.11" calcext:value-type="float">
            <text:p>527.11</text:p>
          </table:table-cell>
          <table:table-cell office:value-type="float" office:value="894.8" calcext:value-type="float">
            <text:p>894.8</text:p>
          </table:table-cell>
          <table:table-cell office:value-type="float" office:value="3000.2" calcext:value-type="float">
            <text:p>3000.2</text:p>
          </table:table-cell>
          <table:table-cell office:value-type="float" office:value="8413.8" calcext:value-type="float">
            <text:p>8413.8</text:p>
          </table:table-cell>
        </table:table-row>
        <table:table-row table:style-name="ro1">
          <table:table-cell office:value-type="float" office:value="527.57" calcext:value-type="float">
            <text:p>527.57</text:p>
          </table:table-cell>
          <table:table-cell office:value-type="float" office:value="899" calcext:value-type="float">
            <text:p>899</text:p>
          </table:table-cell>
          <table:table-cell office:value-type="float" office:value="2937" calcext:value-type="float">
            <text:p>2937</text:p>
          </table:table-cell>
          <table:table-cell office:value-type="float" office:value="8550.4" calcext:value-type="float">
            <text:p>8550.4</text:p>
          </table:table-cell>
        </table:table-row>
        <table:table-row table:style-name="ro1">
          <table:table-cell office:value-type="float" office:value="528.03" calcext:value-type="float">
            <text:p>528.03</text:p>
          </table:table-cell>
          <table:table-cell office:value-type="float" office:value="891.6" calcext:value-type="float">
            <text:p>891.6</text:p>
          </table:table-cell>
          <table:table-cell office:value-type="float" office:value="2855.2" calcext:value-type="float">
            <text:p>2855.2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528.49" calcext:value-type="float">
            <text:p>528.49</text:p>
          </table:table-cell>
          <table:table-cell office:value-type="float" office:value="878.8" calcext:value-type="float">
            <text:p>878.8</text:p>
          </table:table-cell>
          <table:table-cell office:value-type="float" office:value="2848.8" calcext:value-type="float">
            <text:p>2848.8</text:p>
          </table:table-cell>
          <table:table-cell office:value-type="float" office:value="8788.6" calcext:value-type="float">
            <text:p>8788.6</text:p>
          </table:table-cell>
        </table:table-row>
        <table:table-row table:style-name="ro1">
          <table:table-cell office:value-type="float" office:value="528.94" calcext:value-type="float">
            <text:p>528.94</text:p>
          </table:table-cell>
          <table:table-cell office:value-type="float" office:value="895.8" calcext:value-type="float">
            <text:p>895.8</text:p>
          </table:table-cell>
          <table:table-cell office:value-type="float" office:value="2776.6" calcext:value-type="float">
            <text:p>2776.6</text:p>
          </table:table-cell>
          <table:table-cell office:value-type="float" office:value="8870.6" calcext:value-type="float">
            <text:p>8870.6</text:p>
          </table:table-cell>
        </table:table-row>
        <table:table-row table:style-name="ro1">
          <table:table-cell office:value-type="float" office:value="529.4" calcext:value-type="float">
            <text:p>529.4</text:p>
          </table:table-cell>
          <table:table-cell office:value-type="float" office:value="893.8" calcext:value-type="float">
            <text:p>893.8</text:p>
          </table:table-cell>
          <table:table-cell office:value-type="float" office:value="2736" calcext:value-type="float">
            <text:p>2736</text:p>
          </table:table-cell>
          <table:table-cell office:value-type="float" office:value="8968.2" calcext:value-type="float">
            <text:p>8968.2</text:p>
          </table:table-cell>
        </table:table-row>
        <table:table-row table:style-name="ro1">
          <table:table-cell office:value-type="float" office:value="529.86" calcext:value-type="float">
            <text:p>529.86</text:p>
          </table:table-cell>
          <table:table-cell office:value-type="float" office:value="879" calcext:value-type="float">
            <text:p>879</text:p>
          </table:table-cell>
          <table:table-cell office:value-type="float" office:value="2661.8" calcext:value-type="float">
            <text:p>2661.8</text:p>
          </table:table-cell>
          <table:table-cell office:value-type="float" office:value="9092.2" calcext:value-type="float">
            <text:p>9092.2</text:p>
          </table:table-cell>
        </table:table-row>
        <table:table-row table:style-name="ro1">
          <table:table-cell office:value-type="float" office:value="530.32" calcext:value-type="float">
            <text:p>530.32</text:p>
          </table:table-cell>
          <table:table-cell office:value-type="float" office:value="890.6" calcext:value-type="float">
            <text:p>890.6</text:p>
          </table:table-cell>
          <table:table-cell office:value-type="float" office:value="2615.8" calcext:value-type="float">
            <text:p>2615.8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530.77" calcext:value-type="float">
            <text:p>530.77</text:p>
          </table:table-cell>
          <table:table-cell office:value-type="float" office:value="897.2" calcext:value-type="float">
            <text:p>897.2</text:p>
          </table:table-cell>
          <table:table-cell office:value-type="float" office:value="2560.8" calcext:value-type="float">
            <text:p>2560.8</text:p>
          </table:table-cell>
          <table:table-cell office:value-type="float" office:value="9284.4" calcext:value-type="float">
            <text:p>9284.4</text:p>
          </table:table-cell>
        </table:table-row>
        <table:table-row table:style-name="ro1">
          <table:table-cell office:value-type="float" office:value="531.23" calcext:value-type="float">
            <text:p>531.23</text:p>
          </table:table-cell>
          <table:table-cell office:value-type="float" office:value="895" calcext:value-type="float">
            <text:p>895</text:p>
          </table:table-cell>
          <table:table-cell office:value-type="float" office:value="2545" calcext:value-type="float">
            <text:p>2545</text:p>
          </table:table-cell>
          <table:table-cell office:value-type="float" office:value="9394.2" calcext:value-type="float">
            <text:p>9394.2</text:p>
          </table:table-cell>
        </table:table-row>
        <table:table-row table:style-name="ro1">
          <table:table-cell office:value-type="float" office:value="531.69" calcext:value-type="float">
            <text:p>531.69</text:p>
          </table:table-cell>
          <table:table-cell office:value-type="float" office:value="895.6" calcext:value-type="float">
            <text:p>895.6</text:p>
          </table:table-cell>
          <table:table-cell office:value-type="float" office:value="2502.6" calcext:value-type="float">
            <text:p>2502.6</text:p>
          </table:table-cell>
          <table:table-cell office:value-type="float" office:value="9590.2" calcext:value-type="float">
            <text:p>9590.2</text:p>
          </table:table-cell>
        </table:table-row>
        <table:table-row table:style-name="ro1">
          <table:table-cell office:value-type="float" office:value="532.15" calcext:value-type="float">
            <text:p>532.15</text:p>
          </table:table-cell>
          <table:table-cell office:value-type="float" office:value="886.6" calcext:value-type="float">
            <text:p>886.6</text:p>
          </table:table-cell>
          <table:table-cell office:value-type="float" office:value="2428.4" calcext:value-type="float">
            <text:p>2428.4</text:p>
          </table:table-cell>
          <table:table-cell office:value-type="float" office:value="9659.6" calcext:value-type="float">
            <text:p>9659.6</text:p>
          </table:table-cell>
        </table:table-row>
        <table:table-row table:style-name="ro1">
          <table:table-cell office:value-type="float" office:value="532.61" calcext:value-type="float">
            <text:p>532.61</text:p>
          </table:table-cell>
          <table:table-cell office:value-type="float" office:value="892.4" calcext:value-type="float">
            <text:p>892.4</text:p>
          </table:table-cell>
          <table:table-cell office:value-type="float" office:value="2422.6" calcext:value-type="float">
            <text:p>2422.6</text:p>
          </table:table-cell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533.06" calcext:value-type="float">
            <text:p>533.06</text:p>
          </table:table-cell>
          <table:table-cell office:value-type="float" office:value="893" calcext:value-type="float">
            <text:p>893</text:p>
          </table:table-cell>
          <table:table-cell office:value-type="float" office:value="2360.6" calcext:value-type="float">
            <text:p>2360.6</text:p>
          </table:table-cell>
          <table:table-cell office:value-type="float" office:value="9824.6" calcext:value-type="float">
            <text:p>9824.6</text:p>
          </table:table-cell>
        </table:table-row>
        <table:table-row table:style-name="ro1">
          <table:table-cell office:value-type="float" office:value="533.52" calcext:value-type="float">
            <text:p>533.52</text:p>
          </table:table-cell>
          <table:table-cell office:value-type="float" office:value="892" calcext:value-type="float">
            <text:p>892</text:p>
          </table:table-cell>
          <table:table-cell office:value-type="float" office:value="2336.4" calcext:value-type="float">
            <text:p>2336.4</text:p>
          </table:table-cell>
          <table:table-cell office:value-type="float" office:value="9828.6" calcext:value-type="float">
            <text:p>9828.6</text:p>
          </table:table-cell>
        </table:table-row>
        <table:table-row table:style-name="ro1">
          <table:table-cell office:value-type="float" office:value="533.98" calcext:value-type="float">
            <text:p>533.98</text:p>
          </table:table-cell>
          <table:table-cell office:value-type="float" office:value="894.4" calcext:value-type="float">
            <text:p>894.4</text:p>
          </table:table-cell>
          <table:table-cell office:value-type="float" office:value="2319" calcext:value-type="float">
            <text:p>2319</text:p>
          </table:table-cell>
          <table:table-cell office:value-type="float" office:value="10027.6" calcext:value-type="float">
            <text:p>10027.6</text:p>
          </table:table-cell>
        </table:table-row>
        <table:table-row table:style-name="ro1">
          <table:table-cell office:value-type="float" office:value="534.44" calcext:value-type="float">
            <text:p>534.44</text:p>
          </table:table-cell>
          <table:table-cell office:value-type="float" office:value="897.6" calcext:value-type="float">
            <text:p>897.6</text:p>
          </table:table-cell>
          <table:table-cell office:value-type="float" office:value="2239.8" calcext:value-type="float">
            <text:p>2239.8</text:p>
          </table:table-cell>
          <table:table-cell office:value-type="float" office:value="10102.4" calcext:value-type="float">
            <text:p>10102.4</text:p>
          </table:table-cell>
        </table:table-row>
        <table:table-row table:style-name="ro1">
          <table:table-cell office:value-type="float" office:value="534.89" calcext:value-type="float">
            <text:p>534.89</text:p>
          </table:table-cell>
          <table:table-cell office:value-type="float" office:value="894" calcext:value-type="float">
            <text:p>894</text:p>
          </table:table-cell>
          <table:table-cell office:value-type="float" office:value="2226.6" calcext:value-type="float">
            <text:p>2226.6</text:p>
          </table:table-cell>
          <table:table-cell office:value-type="float" office:value="10175.8" calcext:value-type="float">
            <text:p>10175.8</text:p>
          </table:table-cell>
        </table:table-row>
        <table:table-row table:style-name="ro1">
          <table:table-cell office:value-type="float" office:value="535.35" calcext:value-type="float">
            <text:p>535.35</text:p>
          </table:table-cell>
          <table:table-cell office:value-type="float" office:value="878.8" calcext:value-type="float">
            <text:p>878.8</text:p>
          </table:table-cell>
          <table:table-cell office:value-type="float" office:value="2204.6" calcext:value-type="float">
            <text:p>2204.6</text:p>
          </table:table-cell>
          <table:table-cell office:value-type="float" office:value="10318.2" calcext:value-type="float">
            <text:p>10318.2</text:p>
          </table:table-cell>
        </table:table-row>
        <table:table-row table:style-name="ro1">
          <table:table-cell office:value-type="float" office:value="535.81" calcext:value-type="float">
            <text:p>535.81</text:p>
          </table:table-cell>
          <table:table-cell office:value-type="float" office:value="894.6" calcext:value-type="float">
            <text:p>894.6</text:p>
          </table:table-cell>
          <table:table-cell office:value-type="float" office:value="2142.4" calcext:value-type="float">
            <text:p>2142.4</text:p>
          </table:table-cell>
          <table:table-cell office:value-type="float" office:value="10376.6" calcext:value-type="float">
            <text:p>10376.6</text:p>
          </table:table-cell>
        </table:table-row>
        <table:table-row table:style-name="ro1">
          <table:table-cell office:value-type="float" office:value="536.27" calcext:value-type="float">
            <text:p>536.27</text:p>
          </table:table-cell>
          <table:table-cell office:value-type="float" office:value="885.2" calcext:value-type="float">
            <text:p>885.2</text:p>
          </table:table-cell>
          <table:table-cell office:value-type="float" office:value="2115.8" calcext:value-type="float">
            <text:p>2115.8</text:p>
          </table:table-cell>
          <table:table-cell office:value-type="float" office:value="10482.8" calcext:value-type="float">
            <text:p>10482.8</text:p>
          </table:table-cell>
        </table:table-row>
        <table:table-row table:style-name="ro1">
          <table:table-cell office:value-type="float" office:value="536.72" calcext:value-type="float">
            <text:p>536.72</text:p>
          </table:table-cell>
          <table:table-cell office:value-type="float" office:value="885" calcext:value-type="float">
            <text:p>885</text:p>
          </table:table-cell>
          <table:table-cell office:value-type="float" office:value="2094.8" calcext:value-type="float">
            <text:p>2094.8</text:p>
          </table:table-cell>
          <table:table-cell office:value-type="float" office:value="10509.4" calcext:value-type="float">
            <text:p>10509.4</text:p>
          </table:table-cell>
        </table:table-row>
        <table:table-row table:style-name="ro1">
          <table:table-cell office:value-type="float" office:value="537.18" calcext:value-type="float">
            <text:p>537.18</text:p>
          </table:table-cell>
          <table:table-cell office:value-type="float" office:value="879.6" calcext:value-type="float">
            <text:p>879.6</text:p>
          </table:table-cell>
          <table:table-cell office:value-type="float" office:value="2046.2" calcext:value-type="float">
            <text:p>2046.2</text:p>
          </table:table-cell>
          <table:table-cell office:value-type="float" office:value="10585.6" calcext:value-type="float">
            <text:p>10585.6</text:p>
          </table:table-cell>
        </table:table-row>
        <table:table-row table:style-name="ro1">
          <table:table-cell office:value-type="float" office:value="537.64" calcext:value-type="float">
            <text:p>537.64</text:p>
          </table:table-cell>
          <table:table-cell office:value-type="float" office:value="895.6" calcext:value-type="float">
            <text:p>895.6</text:p>
          </table:table-cell>
          <table:table-cell office:value-type="float" office:value="2004.4" calcext:value-type="float">
            <text:p>2004.4</text:p>
          </table:table-cell>
          <table:table-cell office:value-type="float" office:value="10674.4" calcext:value-type="float">
            <text:p>10674.4</text:p>
          </table:table-cell>
        </table:table-row>
        <table:table-row table:style-name="ro1">
          <table:table-cell office:value-type="float" office:value="538.09" calcext:value-type="float">
            <text:p>538.09</text:p>
          </table:table-cell>
          <table:table-cell office:value-type="float" office:value="895.2" calcext:value-type="float">
            <text:p>895.2</text:p>
          </table:table-cell>
          <table:table-cell office:value-type="float" office:value="1998.4" calcext:value-type="float">
            <text:p>1998.4</text:p>
          </table:table-cell>
          <table:table-cell office:value-type="float" office:value="10768.6" calcext:value-type="float">
            <text:p>10768.6</text:p>
          </table:table-cell>
        </table:table-row>
        <table:table-row table:style-name="ro1">
          <table:table-cell office:value-type="float" office:value="538.55" calcext:value-type="float">
            <text:p>538.55</text:p>
          </table:table-cell>
          <table:table-cell office:value-type="float" office:value="901.4" calcext:value-type="float">
            <text:p>901.4</text:p>
          </table:table-cell>
          <table:table-cell office:value-type="float" office:value="1963" calcext:value-type="float">
            <text:p>1963</text:p>
          </table:table-cell>
          <table:table-cell office:value-type="float" office:value="10827.6" calcext:value-type="float">
            <text:p>10827.6</text:p>
          </table:table-cell>
        </table:table-row>
        <table:table-row table:style-name="ro1">
          <table:table-cell office:value-type="float" office:value="539.01" calcext:value-type="float">
            <text:p>539.01</text:p>
          </table:table-cell>
          <table:table-cell office:value-type="float" office:value="899.4" calcext:value-type="float">
            <text:p>899.4</text:p>
          </table:table-cell>
          <table:table-cell office:value-type="float" office:value="1919.2" calcext:value-type="float">
            <text:p>1919.2</text:p>
          </table:table-cell>
          <table:table-cell office:value-type="float" office:value="10874.8" calcext:value-type="float">
            <text:p>10874.8</text:p>
          </table:table-cell>
        </table:table-row>
        <table:table-row table:style-name="ro1">
          <table:table-cell office:value-type="float" office:value="539.47" calcext:value-type="float">
            <text:p>539.47</text:p>
          </table:table-cell>
          <table:table-cell office:value-type="float" office:value="893" calcext:value-type="float">
            <text:p>893</text:p>
          </table:table-cell>
          <table:table-cell office:value-type="float" office:value="1908.4" calcext:value-type="float">
            <text:p>1908.4</text:p>
          </table:table-cell>
          <table:table-cell office:value-type="float" office:value="10938.6" calcext:value-type="float">
            <text:p>10938.6</text:p>
          </table:table-cell>
        </table:table-row>
        <table:table-row table:style-name="ro1">
          <table:table-cell office:value-type="float" office:value="539.92" calcext:value-type="float">
            <text:p>539.92</text:p>
          </table:table-cell>
          <table:table-cell office:value-type="float" office:value="921.4" calcext:value-type="float">
            <text:p>921.4</text:p>
          </table:table-cell>
          <table:table-cell office:value-type="float" office:value="1910.4" calcext:value-type="float">
            <text:p>1910.4</text:p>
          </table:table-cell>
          <table:table-cell office:value-type="float" office:value="11033.4" calcext:value-type="float">
            <text:p>11033.4</text:p>
          </table:table-cell>
        </table:table-row>
        <table:table-row table:style-name="ro1">
          <table:table-cell office:value-type="float" office:value="540.38" calcext:value-type="float">
            <text:p>540.38</text:p>
          </table:table-cell>
          <table:table-cell office:value-type="float" office:value="909" calcext:value-type="float">
            <text:p>909</text:p>
          </table:table-cell>
          <table:table-cell office:value-type="float" office:value="1864" calcext:value-type="float">
            <text:p>1864</text:p>
          </table:table-cell>
          <table:table-cell office:value-type="float" office:value="11067.8" calcext:value-type="float">
            <text:p>11067.8</text:p>
          </table:table-cell>
        </table:table-row>
        <table:table-row table:style-name="ro1">
          <table:table-cell office:value-type="float" office:value="540.84" calcext:value-type="float">
            <text:p>540.84</text:p>
          </table:table-cell>
          <table:table-cell office:value-type="float" office:value="901.6" calcext:value-type="float">
            <text:p>901.6</text:p>
          </table:table-cell>
          <table:table-cell office:value-type="float" office:value="1840.8" calcext:value-type="float">
            <text:p>1840.8</text:p>
          </table:table-cell>
          <table:table-cell office:value-type="float" office:value="11198.8" calcext:value-type="float">
            <text:p>11198.8</text:p>
          </table:table-cell>
        </table:table-row>
        <table:table-row table:style-name="ro1">
          <table:table-cell office:value-type="float" office:value="541.29" calcext:value-type="float">
            <text:p>541.29</text:p>
          </table:table-cell>
          <table:table-cell office:value-type="float" office:value="915.4" calcext:value-type="float">
            <text:p>915.4</text:p>
          </table:table-cell>
          <table:table-cell office:value-type="float" office:value="1790.8" calcext:value-type="float">
            <text:p>1790.8</text:p>
          </table:table-cell>
          <table:table-cell office:value-type="float" office:value="11227.6" calcext:value-type="float">
            <text:p>11227.6</text:p>
          </table:table-cell>
        </table:table-row>
        <table:table-row table:style-name="ro1">
          <table:table-cell office:value-type="float" office:value="541.75" calcext:value-type="float">
            <text:p>541.75</text:p>
          </table:table-cell>
          <table:table-cell office:value-type="float" office:value="914" calcext:value-type="float">
            <text:p>914</text:p>
          </table:table-cell>
          <table:table-cell office:value-type="float" office:value="1767" calcext:value-type="float">
            <text:p>1767</text:p>
          </table:table-cell>
          <table:table-cell office:value-type="float" office:value="11298.8" calcext:value-type="float">
            <text:p>11298.8</text:p>
          </table:table-cell>
        </table:table-row>
        <table:table-row table:style-name="ro1">
          <table:table-cell office:value-type="float" office:value="542.21" calcext:value-type="float">
            <text:p>542.21</text:p>
          </table:table-cell>
          <table:table-cell office:value-type="float" office:value="910" calcext:value-type="float">
            <text:p>910</text:p>
          </table:table-cell>
          <table:table-cell office:value-type="float" office:value="1759.8" calcext:value-type="float">
            <text:p>1759.8</text:p>
          </table:table-cell>
          <table:table-cell office:value-type="float" office:value="11383.4" calcext:value-type="float">
            <text:p>11383.4</text:p>
          </table:table-cell>
        </table:table-row>
        <table:table-row table:style-name="ro1">
          <table:table-cell office:value-type="float" office:value="542.67" calcext:value-type="float">
            <text:p>542.67</text:p>
          </table:table-cell>
          <table:table-cell office:value-type="float" office:value="940.8" calcext:value-type="float">
            <text:p>940.8</text:p>
          </table:table-cell>
          <table:table-cell office:value-type="float" office:value="1718.2" calcext:value-type="float">
            <text:p>1718.2</text:p>
          </table:table-cell>
          <table:table-cell office:value-type="float" office:value="11413.8" calcext:value-type="float">
            <text:p>11413.8</text:p>
          </table:table-cell>
        </table:table-row>
        <table:table-row table:style-name="ro1">
          <table:table-cell office:value-type="float" office:value="543.12" calcext:value-type="float">
            <text:p>543.12</text:p>
          </table:table-cell>
          <table:table-cell office:value-type="float" office:value="958.6" calcext:value-type="float">
            <text:p>958.6</text:p>
          </table:table-cell>
          <table:table-cell office:value-type="float" office:value="1742.4" calcext:value-type="float">
            <text:p>1742.4</text:p>
          </table:table-cell>
          <table:table-cell office:value-type="float" office:value="11539.6" calcext:value-type="float">
            <text:p>11539.6</text:p>
          </table:table-cell>
        </table:table-row>
        <table:table-row table:style-name="ro1">
          <table:table-cell office:value-type="float" office:value="543.58" calcext:value-type="float">
            <text:p>543.58</text:p>
          </table:table-cell>
          <table:table-cell office:value-type="float" office:value="971.6" calcext:value-type="float">
            <text:p>971.6</text:p>
          </table:table-cell>
          <table:table-cell office:value-type="float" office:value="1704.4" calcext:value-type="float">
            <text:p>1704.4</text:p>
          </table:table-cell>
          <table:table-cell office:value-type="float" office:value="11575.8" calcext:value-type="float">
            <text:p>11575.8</text:p>
          </table:table-cell>
        </table:table-row>
        <table:table-row table:style-name="ro1">
          <table:table-cell office:value-type="float" office:value="544.04" calcext:value-type="float">
            <text:p>544.04</text:p>
          </table:table-cell>
          <table:table-cell office:value-type="float" office:value="1156.8" calcext:value-type="float">
            <text:p>1156.8</text:p>
          </table:table-cell>
          <table:table-cell office:value-type="float" office:value="1650" calcext:value-type="float">
            <text:p>1650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float" office:value="544.49" calcext:value-type="float">
            <text:p>544.49</text:p>
          </table:table-cell>
          <table:table-cell office:value-type="float" office:value="2178.4" calcext:value-type="float">
            <text:p>2178.4</text:p>
          </table:table-cell>
          <table:table-cell office:value-type="float" office:value="1622.2" calcext:value-type="float">
            <text:p>1622.2</text:p>
          </table:table-cell>
          <table:table-cell office:value-type="float" office:value="11675.4" calcext:value-type="float">
            <text:p>11675.4</text:p>
          </table:table-cell>
        </table:table-row>
        <table:table-row table:style-name="ro1">
          <table:table-cell office:value-type="float" office:value="544.95" calcext:value-type="float">
            <text:p>544.95</text:p>
          </table:table-cell>
          <table:table-cell office:value-type="float" office:value="4640.6" calcext:value-type="float">
            <text:p>4640.6</text:p>
          </table:table-cell>
          <table:table-cell office:value-type="float" office:value="1616" calcext:value-type="float">
            <text:p>1616</text:p>
          </table:table-cell>
          <table:table-cell office:value-type="float" office:value="11667.8" calcext:value-type="float">
            <text:p>11667.8</text:p>
          </table:table-cell>
        </table:table-row>
        <table:table-row table:style-name="ro1">
          <table:table-cell office:value-type="float" office:value="545.41" calcext:value-type="float">
            <text:p>545.41</text:p>
          </table:table-cell>
          <table:table-cell office:value-type="float" office:value="8126.8" calcext:value-type="float">
            <text:p>8126.8</text:p>
          </table:table-cell>
          <table:table-cell office:value-type="float" office:value="1596.4" calcext:value-type="float">
            <text:p>1596.4</text:p>
          </table:table-cell>
          <table:table-cell office:value-type="float" office:value="11751.8" calcext:value-type="float">
            <text:p>11751.8</text:p>
          </table:table-cell>
        </table:table-row>
        <table:table-row table:style-name="ro1">
          <table:table-cell office:value-type="float" office:value="545.86" calcext:value-type="float">
            <text:p>545.86</text:p>
          </table:table-cell>
          <table:table-cell office:value-type="float" office:value="13166" calcext:value-type="float">
            <text:p>13166</text:p>
          </table:table-cell>
          <table:table-cell office:value-type="float" office:value="1587.6" calcext:value-type="float">
            <text:p>1587.6</text:p>
          </table:table-cell>
          <table:table-cell office:value-type="float" office:value="11835.6" calcext:value-type="float">
            <text:p>11835.6</text:p>
          </table:table-cell>
        </table:table-row>
        <table:table-row table:style-name="ro1">
          <table:table-cell office:value-type="float" office:value="546.32" calcext:value-type="float">
            <text:p>546.32</text:p>
          </table:table-cell>
          <table:table-cell office:value-type="float" office:value="14774.8" calcext:value-type="float">
            <text:p>14774.8</text:p>
          </table:table-cell>
          <table:table-cell office:value-type="float" office:value="1578" calcext:value-type="float">
            <text:p>1578</text:p>
          </table:table-cell>
          <table:table-cell office:value-type="float" office:value="11861" calcext:value-type="float">
            <text:p>11861</text:p>
          </table:table-cell>
        </table:table-row>
        <table:table-row table:style-name="ro1">
          <table:table-cell office:value-type="float" office:value="546.78" calcext:value-type="float">
            <text:p>546.78</text:p>
          </table:table-cell>
          <table:table-cell office:value-type="float" office:value="8176.2" calcext:value-type="float">
            <text:p>8176.2</text:p>
          </table:table-cell>
          <table:table-cell office:value-type="float" office:value="1547.8" calcext:value-type="float">
            <text:p>1547.8</text:p>
          </table:table-cell>
          <table:table-cell office:value-type="float" office:value="11911.6" calcext:value-type="float">
            <text:p>11911.6</text:p>
          </table:table-cell>
        </table:table-row>
        <table:table-row table:style-name="ro1">
          <table:table-cell office:value-type="float" office:value="547.23" calcext:value-type="float">
            <text:p>547.23</text:p>
          </table:table-cell>
          <table:table-cell office:value-type="float" office:value="2498.8" calcext:value-type="float">
            <text:p>2498.8</text:p>
          </table:table-cell>
          <table:table-cell office:value-type="float" office:value="1512.8" calcext:value-type="float">
            <text:p>1512.8</text:p>
          </table:table-cell>
          <table:table-cell office:value-type="float" office:value="11958.8" calcext:value-type="float">
            <text:p>11958.8</text:p>
          </table:table-cell>
        </table:table-row>
        <table:table-row table:style-name="ro1">
          <table:table-cell office:value-type="float" office:value="547.69" calcext:value-type="float">
            <text:p>547.69</text:p>
          </table:table-cell>
          <table:table-cell office:value-type="float" office:value="1273.6" calcext:value-type="float">
            <text:p>1273.6</text:p>
          </table:table-cell>
          <table:table-cell office:value-type="float" office:value="1505" calcext:value-type="float">
            <text:p>1505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1">
          <table:table-cell office:value-type="float" office:value="548.15" calcext:value-type="float">
            <text:p>548.15</text:p>
          </table:table-cell>
          <table:table-cell office:value-type="float" office:value="1080.8" calcext:value-type="float">
            <text:p>1080.8</text:p>
          </table:table-cell>
          <table:table-cell office:value-type="float" office:value="1460" calcext:value-type="float">
            <text:p>1460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float" office:value="548.6" calcext:value-type="float">
            <text:p>548.6</text:p>
          </table:table-cell>
          <table:table-cell office:value-type="float" office:value="991.8" calcext:value-type="float">
            <text:p>991.8</text:p>
          </table:table-cell>
          <table:table-cell office:value-type="float" office:value="1435.8" calcext:value-type="float">
            <text:p>1435.8</text:p>
          </table:table-cell>
          <table:table-cell office:value-type="float" office:value="11986.8" calcext:value-type="float">
            <text:p>11986.8</text:p>
          </table:table-cell>
        </table:table-row>
        <table:table-row table:style-name="ro1">
          <table:table-cell office:value-type="float" office:value="549.06" calcext:value-type="float">
            <text:p>549.06</text:p>
          </table:table-cell>
          <table:table-cell office:value-type="float" office:value="950.8" calcext:value-type="float">
            <text:p>950.8</text:p>
          </table:table-cell>
          <table:table-cell office:value-type="float" office:value="1434.6" calcext:value-type="float">
            <text:p>1434.6</text:p>
          </table:table-cell>
          <table:table-cell office:value-type="float" office:value="12161.4" calcext:value-type="float">
            <text:p>12161.4</text:p>
          </table:table-cell>
        </table:table-row>
        <table:table-row table:style-name="ro1">
          <table:table-cell office:value-type="float" office:value="549.52" calcext:value-type="float">
            <text:p>549.52</text:p>
          </table:table-cell>
          <table:table-cell office:value-type="float" office:value="940.6" calcext:value-type="float">
            <text:p>940.6</text:p>
          </table:table-cell>
          <table:table-cell office:value-type="float" office:value="1401" calcext:value-type="float">
            <text:p>1401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549.97" calcext:value-type="float">
            <text:p>549.97</text:p>
          </table:table-cell>
          <table:table-cell office:value-type="float" office:value="921" calcext:value-type="float">
            <text:p>921</text:p>
          </table:table-cell>
          <table:table-cell office:value-type="float" office:value="1398.4" calcext:value-type="float">
            <text:p>1398.4</text:p>
          </table:table-cell>
          <table:table-cell office:value-type="float" office:value="12039.8" calcext:value-type="float">
            <text:p>12039.8</text:p>
          </table:table-cell>
        </table:table-row>
        <table:table-row table:style-name="ro1">
          <table:table-cell office:value-type="float" office:value="550.43" calcext:value-type="float">
            <text:p>550.43</text:p>
          </table:table-cell>
          <table:table-cell office:value-type="float" office:value="901.8" calcext:value-type="float">
            <text:p>901.8</text:p>
          </table:table-cell>
          <table:table-cell office:value-type="float" office:value="1382.2" calcext:value-type="float">
            <text:p>1382.2</text:p>
          </table:table-cell>
          <table:table-cell office:value-type="float" office:value="12175.8" calcext:value-type="float">
            <text:p>12175.8</text:p>
          </table:table-cell>
        </table:table-row>
        <table:table-row table:style-name="ro1">
          <table:table-cell office:value-type="float" office:value="550.89" calcext:value-type="float">
            <text:p>550.89</text:p>
          </table:table-cell>
          <table:table-cell office:value-type="float" office:value="897" calcext:value-type="float">
            <text:p>897</text:p>
          </table:table-cell>
          <table:table-cell office:value-type="float" office:value="1362.2" calcext:value-type="float">
            <text:p>1362.2</text:p>
          </table:table-cell>
          <table:table-cell office:value-type="float" office:value="12180.8" calcext:value-type="float">
            <text:p>12180.8</text:p>
          </table:table-cell>
        </table:table-row>
        <table:table-row table:style-name="ro1">
          <table:table-cell office:value-type="float" office:value="551.34" calcext:value-type="float">
            <text:p>551.34</text:p>
          </table:table-cell>
          <table:table-cell office:value-type="float" office:value="906.2" calcext:value-type="float">
            <text:p>906.2</text:p>
          </table:table-cell>
          <table:table-cell office:value-type="float" office:value="1346" calcext:value-type="float">
            <text:p>1346</text:p>
          </table:table-cell>
          <table:table-cell office:value-type="float" office:value="12258.4" calcext:value-type="float">
            <text:p>12258.4</text:p>
          </table:table-cell>
        </table:table-row>
        <table:table-row table:style-name="ro1">
          <table:table-cell office:value-type="float" office:value="551.8" calcext:value-type="float">
            <text:p>551.8</text:p>
          </table:table-cell>
          <table:table-cell office:value-type="float" office:value="893.6" calcext:value-type="float">
            <text:p>893.6</text:p>
          </table:table-cell>
          <table:table-cell office:value-type="float" office:value="1328.4" calcext:value-type="float">
            <text:p>1328.4</text:p>
          </table:table-cell>
          <table:table-cell office:value-type="float" office:value="12237" calcext:value-type="float">
            <text:p>12237</text:p>
          </table:table-cell>
        </table:table-row>
        <table:table-row table:style-name="ro1">
          <table:table-cell office:value-type="float" office:value="552.26" calcext:value-type="float">
            <text:p>552.26</text:p>
          </table:table-cell>
          <table:table-cell office:value-type="float" office:value="890.6" calcext:value-type="float">
            <text:p>890.6</text:p>
          </table:table-cell>
          <table:table-cell office:value-type="float" office:value="1300" calcext:value-type="float">
            <text:p>1300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1">
          <table:table-cell office:value-type="float" office:value="552.71" calcext:value-type="float">
            <text:p>552.71</text:p>
          </table:table-cell>
          <table:table-cell office:value-type="float" office:value="893.4" calcext:value-type="float">
            <text:p>893.4</text:p>
          </table:table-cell>
          <table:table-cell office:value-type="float" office:value="1304.6" calcext:value-type="float">
            <text:p>1304.6</text:p>
          </table:table-cell>
          <table:table-cell office:value-type="float" office:value="12285.2" calcext:value-type="float">
            <text:p>12285.2</text:p>
          </table:table-cell>
        </table:table-row>
        <table:table-row table:style-name="ro1">
          <table:table-cell office:value-type="float" office:value="553.17" calcext:value-type="float">
            <text:p>553.17</text:p>
          </table:table-cell>
          <table:table-cell office:value-type="float" office:value="885.4" calcext:value-type="float">
            <text:p>885.4</text:p>
          </table:table-cell>
          <table:table-cell office:value-type="float" office:value="1296.8" calcext:value-type="float">
            <text:p>1296.8</text:p>
          </table:table-cell>
          <table:table-cell office:value-type="float" office:value="12330.6" calcext:value-type="float">
            <text:p>12330.6</text:p>
          </table:table-cell>
        </table:table-row>
        <table:table-row table:style-name="ro1">
          <table:table-cell office:value-type="float" office:value="553.63" calcext:value-type="float">
            <text:p>553.63</text:p>
          </table:table-cell>
          <table:table-cell office:value-type="float" office:value="889.8" calcext:value-type="float">
            <text:p>889.8</text:p>
          </table:table-cell>
          <table:table-cell office:value-type="float" office:value="1283.6" calcext:value-type="float">
            <text:p>1283.6</text:p>
          </table:table-cell>
          <table:table-cell office:value-type="float" office:value="12335.2" calcext:value-type="float">
            <text:p>12335.2</text:p>
          </table:table-cell>
        </table:table-row>
        <table:table-row table:style-name="ro1">
          <table:table-cell office:value-type="float" office:value="554.08" calcext:value-type="float">
            <text:p>554.08</text:p>
          </table:table-cell>
          <table:table-cell office:value-type="float" office:value="879" calcext:value-type="float">
            <text:p>879</text:p>
          </table:table-cell>
          <table:table-cell office:value-type="float" office:value="1262.2" calcext:value-type="float">
            <text:p>1262.2</text:p>
          </table:table-cell>
          <table:table-cell office:value-type="float" office:value="12380.4" calcext:value-type="float">
            <text:p>12380.4</text:p>
          </table:table-cell>
        </table:table-row>
        <table:table-row table:style-name="ro1">
          <table:table-cell office:value-type="float" office:value="554.54" calcext:value-type="float">
            <text:p>554.54</text:p>
          </table:table-cell>
          <table:table-cell office:value-type="float" office:value="880.2" calcext:value-type="float">
            <text:p>880.2</text:p>
          </table:table-cell>
          <table:table-cell office:value-type="float" office:value="1248.8" calcext:value-type="float">
            <text:p>1248.8</text:p>
          </table:table-cell>
          <table:table-cell office:value-type="float" office:value="12363.8" calcext:value-type="float">
            <text:p>12363.8</text:p>
          </table:table-cell>
        </table:table-row>
        <table:table-row table:style-name="ro1">
          <table:table-cell office:value-type="float" office:value="554.99" calcext:value-type="float">
            <text:p>554.99</text:p>
          </table:table-cell>
          <table:table-cell office:value-type="float" office:value="893.4" calcext:value-type="float">
            <text:p>893.4</text:p>
          </table:table-cell>
          <table:table-cell office:value-type="float" office:value="1240.8" calcext:value-type="float">
            <text:p>1240.8</text:p>
          </table:table-cell>
          <table:table-cell office:value-type="float" office:value="12424.6" calcext:value-type="float">
            <text:p>12424.6</text:p>
          </table:table-cell>
        </table:table-row>
        <table:table-row table:style-name="ro1">
          <table:table-cell office:value-type="float" office:value="555.45" calcext:value-type="float">
            <text:p>555.45</text:p>
          </table:table-cell>
          <table:table-cell office:value-type="float" office:value="883.6" calcext:value-type="float">
            <text:p>883.6</text:p>
          </table:table-cell>
          <table:table-cell office:value-type="float" office:value="1224.8" calcext:value-type="float">
            <text:p>1224.8</text:p>
          </table:table-cell>
          <table:table-cell office:value-type="float" office:value="12344.6" calcext:value-type="float">
            <text:p>12344.6</text:p>
          </table:table-cell>
        </table:table-row>
        <table:table-row table:style-name="ro1">
          <table:table-cell office:value-type="float" office:value="555.91" calcext:value-type="float">
            <text:p>555.91</text:p>
          </table:table-cell>
          <table:table-cell office:value-type="float" office:value="871.8" calcext:value-type="float">
            <text:p>871.8</text:p>
          </table:table-cell>
          <table:table-cell office:value-type="float" office:value="1221" calcext:value-type="float">
            <text:p>1221</text:p>
          </table:table-cell>
          <table:table-cell office:value-type="float" office:value="12442.8" calcext:value-type="float">
            <text:p>12442.8</text:p>
          </table:table-cell>
        </table:table-row>
        <table:table-row table:style-name="ro1">
          <table:table-cell office:value-type="float" office:value="556.36" calcext:value-type="float">
            <text:p>556.36</text:p>
          </table:table-cell>
          <table:table-cell office:value-type="float" office:value="889.8" calcext:value-type="float">
            <text:p>889.8</text:p>
          </table:table-cell>
          <table:table-cell office:value-type="float" office:value="1206.2" calcext:value-type="float">
            <text:p>1206.2</text:p>
          </table:table-cell>
          <table:table-cell office:value-type="float" office:value="12389" calcext:value-type="float">
            <text:p>12389</text:p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office:value-type="float" office:value="886.6" calcext:value-type="float">
            <text:p>886.6</text:p>
          </table:table-cell>
          <table:table-cell office:value-type="float" office:value="1198.4" calcext:value-type="float">
            <text:p>1198.4</text:p>
          </table:table-cell>
          <table:table-cell office:value-type="float" office:value="12356" calcext:value-type="float">
            <text:p>12356</text:p>
          </table:table-cell>
        </table:table-row>
        <table:table-row table:style-name="ro1">
          <table:table-cell office:value-type="float" office:value="557.28" calcext:value-type="float">
            <text:p>557.28</text:p>
          </table:table-cell>
          <table:table-cell office:value-type="float" office:value="871.2" calcext:value-type="float">
            <text:p>871.2</text:p>
          </table:table-cell>
          <table:table-cell office:value-type="float" office:value="1192.6" calcext:value-type="float">
            <text:p>1192.6</text:p>
          </table:table-cell>
          <table:table-cell office:value-type="float" office:value="12355.8" calcext:value-type="float">
            <text:p>12355.8</text:p>
          </table:table-cell>
        </table:table-row>
        <table:table-row table:style-name="ro1">
          <table:table-cell office:value-type="float" office:value="557.73" calcext:value-type="float">
            <text:p>557.73</text:p>
          </table:table-cell>
          <table:table-cell office:value-type="float" office:value="880" calcext:value-type="float">
            <text:p>880</text:p>
          </table:table-cell>
          <table:table-cell office:value-type="float" office:value="1167.8" calcext:value-type="float">
            <text:p>1167.8</text:p>
          </table:table-cell>
          <table:table-cell office:value-type="float" office:value="12431.2" calcext:value-type="float">
            <text:p>12431.2</text:p>
          </table:table-cell>
        </table:table-row>
        <table:table-row table:style-name="ro1">
          <table:table-cell office:value-type="float" office:value="558.19" calcext:value-type="float">
            <text:p>558.19</text:p>
          </table:table-cell>
          <table:table-cell office:value-type="float" office:value="869.2" calcext:value-type="float">
            <text:p>869.2</text:p>
          </table:table-cell>
          <table:table-cell office:value-type="float" office:value="1159.6" calcext:value-type="float">
            <text:p>1159.6</text:p>
          </table:table-cell>
          <table:table-cell office:value-type="float" office:value="12333" calcext:value-type="float">
            <text:p>12333</text:p>
          </table:table-cell>
        </table:table-row>
        <table:table-row table:style-name="ro1">
          <table:table-cell office:value-type="float" office:value="558.64" calcext:value-type="float">
            <text:p>558.64</text:p>
          </table:table-cell>
          <table:table-cell office:value-type="float" office:value="878.8" calcext:value-type="float">
            <text:p>878.8</text:p>
          </table:table-cell>
          <table:table-cell office:value-type="float" office:value="1156.4" calcext:value-type="float">
            <text:p>1156.4</text:p>
          </table:table-cell>
          <table:table-cell office:value-type="float" office:value="12412.4" calcext:value-type="float">
            <text:p>12412.4</text:p>
          </table:table-cell>
        </table:table-row>
        <table:table-row table:style-name="ro1">
          <table:table-cell office:value-type="float" office:value="559.1" calcext:value-type="float">
            <text:p>559.1</text:p>
          </table:table-cell>
          <table:table-cell office:value-type="float" office:value="890.4" calcext:value-type="float">
            <text:p>890.4</text:p>
          </table:table-cell>
          <table:table-cell office:value-type="float" office:value="1153.2" calcext:value-type="float">
            <text:p>1153.2</text:p>
          </table:table-cell>
          <table:table-cell office:value-type="float" office:value="12320.6" calcext:value-type="float">
            <text:p>12320.6</text:p>
          </table:table-cell>
        </table:table-row>
        <table:table-row table:style-name="ro1">
          <table:table-cell office:value-type="float" office:value="559.56" calcext:value-type="float">
            <text:p>559.56</text:p>
          </table:table-cell>
          <table:table-cell office:value-type="float" office:value="882.4" calcext:value-type="float">
            <text:p>882.4</text:p>
          </table:table-cell>
          <table:table-cell office:value-type="float" office:value="1145.2" calcext:value-type="float">
            <text:p>1145.2</text:p>
          </table:table-cell>
          <table:table-cell office:value-type="float" office:value="12343.6" calcext:value-type="float">
            <text:p>12343.6</text:p>
          </table:table-cell>
        </table:table-row>
        <table:table-row table:style-name="ro1">
          <table:table-cell office:value-type="float" office:value="560.01" calcext:value-type="float">
            <text:p>560.01</text:p>
          </table:table-cell>
          <table:table-cell office:value-type="float" office:value="880.4" calcext:value-type="float">
            <text:p>880.4</text:p>
          </table:table-cell>
          <table:table-cell office:value-type="float" office:value="1123.4" calcext:value-type="float">
            <text:p>1123.4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float" office:value="560.47" calcext:value-type="float">
            <text:p>560.47</text:p>
          </table:table-cell>
          <table:table-cell office:value-type="float" office:value="878.6" calcext:value-type="float">
            <text:p>878.6</text:p>
          </table:table-cell>
          <table:table-cell office:value-type="float" office:value="1130.8" calcext:value-type="float">
            <text:p>1130.8</text:p>
          </table:table-cell>
          <table:table-cell office:value-type="float" office:value="12412.4" calcext:value-type="float">
            <text:p>12412.4</text:p>
          </table:table-cell>
        </table:table-row>
        <table:table-row table:style-name="ro1">
          <table:table-cell office:value-type="float" office:value="560.92" calcext:value-type="float">
            <text:p>560.92</text:p>
          </table:table-cell>
          <table:table-cell office:value-type="float" office:value="881.6" calcext:value-type="float">
            <text:p>881.6</text:p>
          </table:table-cell>
          <table:table-cell office:value-type="float" office:value="1119.2" calcext:value-type="float">
            <text:p>1119.2</text:p>
          </table:table-cell>
          <table:table-cell office:value-type="float" office:value="12357.2" calcext:value-type="float">
            <text:p>12357.2</text:p>
          </table:table-cell>
        </table:table-row>
        <table:table-row table:style-name="ro1">
          <table:table-cell office:value-type="float" office:value="561.38" calcext:value-type="float">
            <text:p>561.38</text:p>
          </table:table-cell>
          <table:table-cell office:value-type="float" office:value="873.6" calcext:value-type="float">
            <text:p>873.6</text:p>
          </table:table-cell>
          <table:table-cell office:value-type="float" office:value="1111.8" calcext:value-type="float">
            <text:p>1111.8</text:p>
          </table:table-cell>
          <table:table-cell office:value-type="float" office:value="12309.2" calcext:value-type="float">
            <text:p>12309.2</text:p>
          </table:table-cell>
        </table:table-row>
        <table:table-row table:style-name="ro1">
          <table:table-cell office:value-type="float" office:value="561.84" calcext:value-type="float">
            <text:p>561.84</text:p>
          </table:table-cell>
          <table:table-cell office:value-type="float" office:value="883.8" calcext:value-type="float">
            <text:p>883.8</text:p>
          </table:table-cell>
          <table:table-cell office:value-type="float" office:value="1100.2" calcext:value-type="float">
            <text:p>1100.2</text:p>
          </table:table-cell>
          <table:table-cell office:value-type="float" office:value="12340.2" calcext:value-type="float">
            <text:p>12340.2</text:p>
          </table:table-cell>
        </table:table-row>
        <table:table-row table:style-name="ro1">
          <table:table-cell office:value-type="float" office:value="562.29" calcext:value-type="float">
            <text:p>562.29</text:p>
          </table:table-cell>
          <table:table-cell office:value-type="float" office:value="876.4" calcext:value-type="float">
            <text:p>876.4</text:p>
          </table:table-cell>
          <table:table-cell office:value-type="float" office:value="1097.2" calcext:value-type="float">
            <text:p>1097.2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562.75" calcext:value-type="float">
            <text:p>562.75</text:p>
          </table:table-cell>
          <table:table-cell office:value-type="float" office:value="877.4" calcext:value-type="float">
            <text:p>877.4</text:p>
          </table:table-cell>
          <table:table-cell office:value-type="float" office:value="1097" calcext:value-type="float">
            <text:p>1097</text:p>
          </table:table-cell>
          <table:table-cell office:value-type="float" office:value="12321.4" calcext:value-type="float">
            <text:p>12321.4</text:p>
          </table:table-cell>
        </table:table-row>
        <table:table-row table:style-name="ro1">
          <table:table-cell office:value-type="float" office:value="563.2" calcext:value-type="float">
            <text:p>563.2</text:p>
          </table:table-cell>
          <table:table-cell office:value-type="float" office:value="882" calcext:value-type="float">
            <text:p>882</text:p>
          </table:table-cell>
          <table:table-cell office:value-type="float" office:value="1079.8" calcext:value-type="float">
            <text:p>1079.8</text:p>
          </table:table-cell>
          <table:table-cell office:value-type="float" office:value="12273" calcext:value-type="float">
            <text:p>12273</text:p>
          </table:table-cell>
        </table:table-row>
        <table:table-row table:style-name="ro1">
          <table:table-cell office:value-type="float" office:value="563.66" calcext:value-type="float">
            <text:p>563.66</text:p>
          </table:table-cell>
          <table:table-cell office:value-type="float" office:value="884.2" calcext:value-type="float">
            <text:p>884.2</text:p>
          </table:table-cell>
          <table:table-cell office:value-type="float" office:value="1083.2" calcext:value-type="float">
            <text:p>1083.2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564.11" calcext:value-type="float">
            <text:p>564.11</text:p>
          </table:table-cell>
          <table:table-cell office:value-type="float" office:value="874.2" calcext:value-type="float">
            <text:p>874.2</text:p>
          </table:table-cell>
          <table:table-cell office:value-type="float" office:value="1091.8" calcext:value-type="float">
            <text:p>1091.8</text:p>
          </table:table-cell>
          <table:table-cell office:value-type="float" office:value="12203.8" calcext:value-type="float">
            <text:p>12203.8</text:p>
          </table:table-cell>
        </table:table-row>
        <table:table-row table:style-name="ro1">
          <table:table-cell office:value-type="float" office:value="564.57" calcext:value-type="float">
            <text:p>564.57</text:p>
          </table:table-cell>
          <table:table-cell office:value-type="float" office:value="885.2" calcext:value-type="float">
            <text:p>885.2</text:p>
          </table:table-cell>
          <table:table-cell office:value-type="float" office:value="1081.6" calcext:value-type="float">
            <text:p>1081.6</text:p>
          </table:table-cell>
          <table:table-cell office:value-type="float" office:value="12252.4" calcext:value-type="float">
            <text:p>12252.4</text:p>
          </table:table-cell>
        </table:table-row>
        <table:table-row table:style-name="ro1">
          <table:table-cell office:value-type="float" office:value="565.03" calcext:value-type="float">
            <text:p>565.03</text:p>
          </table:table-cell>
          <table:table-cell office:value-type="float" office:value="879.2" calcext:value-type="float">
            <text:p>879.2</text:p>
          </table:table-cell>
          <table:table-cell office:value-type="float" office:value="1061.8" calcext:value-type="float">
            <text:p>1061.8</text:p>
          </table:table-cell>
          <table:table-cell office:value-type="float" office:value="12214.6" calcext:value-type="float">
            <text:p>12214.6</text:p>
          </table:table-cell>
        </table:table-row>
        <table:table-row table:style-name="ro1">
          <table:table-cell office:value-type="float" office:value="565.48" calcext:value-type="float">
            <text:p>565.48</text:p>
          </table:table-cell>
          <table:table-cell office:value-type="float" office:value="872.4" calcext:value-type="float">
            <text:p>872.4</text:p>
          </table:table-cell>
          <table:table-cell office:value-type="float" office:value="1062.6" calcext:value-type="float">
            <text:p>1062.6</text:p>
          </table:table-cell>
          <table:table-cell office:value-type="float" office:value="12149.6" calcext:value-type="float">
            <text:p>12149.6</text:p>
          </table:table-cell>
        </table:table-row>
        <table:table-row table:style-name="ro1">
          <table:table-cell office:value-type="float" office:value="565.94" calcext:value-type="float">
            <text:p>565.94</text:p>
          </table:table-cell>
          <table:table-cell office:value-type="float" office:value="885.2" calcext:value-type="float">
            <text:p>885.2</text:p>
          </table:table-cell>
          <table:table-cell office:value-type="float" office:value="1043.8" calcext:value-type="float">
            <text:p>1043.8</text:p>
          </table:table-cell>
          <table:table-cell office:value-type="float" office:value="12162" calcext:value-type="float">
            <text:p>12162</text:p>
          </table:table-cell>
        </table:table-row>
        <table:table-row table:style-name="ro1">
          <table:table-cell office:value-type="float" office:value="566.39" calcext:value-type="float">
            <text:p>566.39</text:p>
          </table:table-cell>
          <table:table-cell office:value-type="float" office:value="888" calcext:value-type="float">
            <text:p>888</text:p>
          </table:table-cell>
          <table:table-cell office:value-type="float" office:value="1035.8" calcext:value-type="float">
            <text:p>1035.8</text:p>
          </table:table-cell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float" office:value="566.85" calcext:value-type="float">
            <text:p>566.85</text:p>
          </table:table-cell>
          <table:table-cell office:value-type="float" office:value="876.4" calcext:value-type="float">
            <text:p>876.4</text:p>
          </table:table-cell>
          <table:table-cell office:value-type="float" office:value="1031.4" calcext:value-type="float">
            <text:p>1031.4</text:p>
          </table:table-cell>
          <table:table-cell office:value-type="float" office:value="12094.8" calcext:value-type="float">
            <text:p>12094.8</text:p>
          </table:table-cell>
        </table:table-row>
        <table:table-row table:style-name="ro1">
          <table:table-cell office:value-type="float" office:value="567.3" calcext:value-type="float">
            <text:p>567.3</text:p>
          </table:table-cell>
          <table:table-cell office:value-type="float" office:value="891" calcext:value-type="float">
            <text:p>891</text:p>
          </table:table-cell>
          <table:table-cell office:value-type="float" office:value="1029.2" calcext:value-type="float">
            <text:p>1029.2</text:p>
          </table:table-cell>
          <table:table-cell office:value-type="float" office:value="12080.8" calcext:value-type="float">
            <text:p>12080.8</text:p>
          </table:table-cell>
        </table:table-row>
        <table:table-row table:style-name="ro1">
          <table:table-cell office:value-type="float" office:value="567.76" calcext:value-type="float">
            <text:p>567.76</text:p>
          </table:table-cell>
          <table:table-cell office:value-type="float" office:value="880.4" calcext:value-type="float">
            <text:p>880.4</text:p>
          </table:table-cell>
          <table:table-cell office:value-type="float" office:value="1008.4" calcext:value-type="float">
            <text:p>1008.4</text:p>
          </table:table-cell>
          <table:table-cell office:value-type="float" office:value="12012.4" calcext:value-type="float">
            <text:p>12012.4</text:p>
          </table:table-cell>
        </table:table-row>
        <table:table-row table:style-name="ro1">
          <table:table-cell office:value-type="float" office:value="568.22" calcext:value-type="float">
            <text:p>568.22</text:p>
          </table:table-cell>
          <table:table-cell office:value-type="float" office:value="885" calcext:value-type="float">
            <text:p>885</text:p>
          </table:table-cell>
          <table:table-cell office:value-type="float" office:value="1027.4" calcext:value-type="float">
            <text:p>1027.4</text:p>
          </table:table-cell>
          <table:table-cell office:value-type="float" office:value="11990.6" calcext:value-type="float">
            <text:p>11990.6</text:p>
          </table:table-cell>
        </table:table-row>
        <table:table-row table:style-name="ro1">
          <table:table-cell office:value-type="float" office:value="568.67" calcext:value-type="float">
            <text:p>568.67</text:p>
          </table:table-cell>
          <table:table-cell office:value-type="float" office:value="889" calcext:value-type="float">
            <text:p>889</text:p>
          </table:table-cell>
          <table:table-cell office:value-type="float" office:value="1030.2" calcext:value-type="float">
            <text:p>1030.2</text:p>
          </table:table-cell>
          <table:table-cell office:value-type="float" office:value="12046.6" calcext:value-type="float">
            <text:p>12046.6</text:p>
          </table:table-cell>
        </table:table-row>
        <table:table-row table:style-name="ro1">
          <table:table-cell office:value-type="float" office:value="569.13" calcext:value-type="float">
            <text:p>569.13</text:p>
          </table:table-cell>
          <table:table-cell office:value-type="float" office:value="887.2" calcext:value-type="float">
            <text:p>887.2</text:p>
          </table:table-cell>
          <table:table-cell office:value-type="float" office:value="1015.6" calcext:value-type="float">
            <text:p>1015.6</text:p>
          </table:table-cell>
          <table:table-cell office:value-type="float" office:value="12051.6" calcext:value-type="float">
            <text:p>12051.6</text:p>
          </table:table-cell>
        </table:table-row>
        <table:table-row table:style-name="ro1">
          <table:table-cell office:value-type="float" office:value="569.58" calcext:value-type="float">
            <text:p>569.58</text:p>
          </table:table-cell>
          <table:table-cell office:value-type="float" office:value="869.2" calcext:value-type="float">
            <text:p>869.2</text:p>
          </table:table-cell>
          <table:table-cell office:value-type="float" office:value="1014.8" calcext:value-type="float">
            <text:p>1014.8</text:p>
          </table:table-cell>
          <table:table-cell office:value-type="float" office:value="11900.2" calcext:value-type="float">
            <text:p>11900.2</text:p>
          </table:table-cell>
        </table:table-row>
        <table:table-row table:style-name="ro1">
          <table:table-cell office:value-type="float" office:value="570.04" calcext:value-type="float">
            <text:p>570.04</text:p>
          </table:table-cell>
          <table:table-cell office:value-type="float" office:value="883.8" calcext:value-type="float">
            <text:p>883.8</text:p>
          </table:table-cell>
          <table:table-cell office:value-type="float" office:value="1002.6" calcext:value-type="float">
            <text:p>1002.6</text:p>
          </table:table-cell>
          <table:table-cell office:value-type="float" office:value="11872.2" calcext:value-type="float">
            <text:p>11872.2</text:p>
          </table:table-cell>
        </table:table-row>
        <table:table-row table:style-name="ro1">
          <table:table-cell office:value-type="float" office:value="570.49" calcext:value-type="float">
            <text:p>570.49</text:p>
          </table:table-cell>
          <table:table-cell office:value-type="float" office:value="886.2" calcext:value-type="float">
            <text:p>886.2</text:p>
          </table:table-cell>
          <table:table-cell office:value-type="float" office:value="1008.2" calcext:value-type="float">
            <text:p>1008.2</text:p>
          </table:table-cell>
          <table:table-cell office:value-type="float" office:value="11837.4" calcext:value-type="float">
            <text:p>11837.4</text:p>
          </table:table-cell>
        </table:table-row>
        <table:table-row table:style-name="ro1">
          <table:table-cell office:value-type="float" office:value="570.95" calcext:value-type="float">
            <text:p>570.95</text:p>
          </table:table-cell>
          <table:table-cell office:value-type="float" office:value="874.4" calcext:value-type="float">
            <text:p>874.4</text:p>
          </table:table-cell>
          <table:table-cell office:value-type="float" office:value="1001.6" calcext:value-type="float">
            <text:p>1001.6</text:p>
          </table:table-cell>
          <table:table-cell office:value-type="float" office:value="11735.6" calcext:value-type="float">
            <text:p>11735.6</text:p>
          </table:table-cell>
        </table:table-row>
        <table:table-row table:style-name="ro1">
          <table:table-cell office:value-type="float" office:value="571.4" calcext:value-type="float">
            <text:p>571.4</text:p>
          </table:table-cell>
          <table:table-cell office:value-type="float" office:value="873.6" calcext:value-type="float">
            <text:p>873.6</text:p>
          </table:table-cell>
          <table:table-cell office:value-type="float" office:value="1001.8" calcext:value-type="float">
            <text:p>1001.8</text:p>
          </table:table-cell>
          <table:table-cell office:value-type="float" office:value="11748.8" calcext:value-type="float">
            <text:p>11748.8</text:p>
          </table:table-cell>
        </table:table-row>
        <table:table-row table:style-name="ro1">
          <table:table-cell office:value-type="float" office:value="571.86" calcext:value-type="float">
            <text:p>571.86</text:p>
          </table:table-cell>
          <table:table-cell office:value-type="float" office:value="886.2" calcext:value-type="float">
            <text:p>886.2</text:p>
          </table:table-cell>
          <table:table-cell office:value-type="float" office:value="984.4" calcext:value-type="float">
            <text:p>984.4</text:p>
          </table:table-cell>
          <table:table-cell office:value-type="float" office:value="11702.4" calcext:value-type="float">
            <text:p>11702.4</text:p>
          </table:table-cell>
        </table:table-row>
        <table:table-row table:style-name="ro1">
          <table:table-cell office:value-type="float" office:value="572.31" calcext:value-type="float">
            <text:p>572.31</text:p>
          </table:table-cell>
          <table:table-cell office:value-type="float" office:value="874.8" calcext:value-type="float">
            <text:p>874.8</text:p>
          </table:table-cell>
          <table:table-cell office:value-type="float" office:value="990.4" calcext:value-type="float">
            <text:p>990.4</text:p>
          </table:table-cell>
          <table:table-cell office:value-type="float" office:value="11612.8" calcext:value-type="float">
            <text:p>11612.8</text:p>
          </table:table-cell>
        </table:table-row>
        <table:table-row table:style-name="ro1">
          <table:table-cell office:value-type="float" office:value="572.77" calcext:value-type="float">
            <text:p>572.77</text:p>
          </table:table-cell>
          <table:table-cell office:value-type="float" office:value="873.8" calcext:value-type="float">
            <text:p>873.8</text:p>
          </table:table-cell>
          <table:table-cell office:value-type="float" office:value="988.2" calcext:value-type="float">
            <text:p>988.2</text:p>
          </table:table-cell>
          <table:table-cell office:value-type="float" office:value="11626" calcext:value-type="float">
            <text:p>11626</text:p>
          </table:table-cell>
        </table:table-row>
        <table:table-row table:style-name="ro1">
          <table:table-cell office:value-type="float" office:value="573.22" calcext:value-type="float">
            <text:p>573.22</text:p>
          </table:table-cell>
          <table:table-cell office:value-type="float" office:value="884.4" calcext:value-type="float">
            <text:p>884.4</text:p>
          </table:table-cell>
          <table:table-cell office:value-type="float" office:value="987" calcext:value-type="float">
            <text:p>987</text:p>
          </table:table-cell>
          <table:table-cell office:value-type="float" office:value="11498.2" calcext:value-type="float">
            <text:p>11498.2</text:p>
          </table:table-cell>
        </table:table-row>
        <table:table-row table:style-name="ro1">
          <table:table-cell office:value-type="float" office:value="573.68" calcext:value-type="float">
            <text:p>573.68</text:p>
          </table:table-cell>
          <table:table-cell office:value-type="float" office:value="884.2" calcext:value-type="float">
            <text:p>884.2</text:p>
          </table:table-cell>
          <table:table-cell office:value-type="float" office:value="991.6" calcext:value-type="float">
            <text:p>991.6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float" office:value="574.13" calcext:value-type="float">
            <text:p>574.13</text:p>
          </table:table-cell>
          <table:table-cell office:value-type="float" office:value="886.2" calcext:value-type="float">
            <text:p>886.2</text:p>
          </table:table-cell>
          <table:table-cell office:value-type="float" office:value="972.6" calcext:value-type="float">
            <text:p>972.6</text:p>
          </table:table-cell>
          <table:table-cell office:value-type="float" office:value="11489.6" calcext:value-type="float">
            <text:p>11489.6</text:p>
          </table:table-cell>
        </table:table-row>
        <table:table-row table:style-name="ro1">
          <table:table-cell office:value-type="float" office:value="574.59" calcext:value-type="float">
            <text:p>574.59</text:p>
          </table:table-cell>
          <table:table-cell office:value-type="float" office:value="897.4" calcext:value-type="float">
            <text:p>897.4</text:p>
          </table:table-cell>
          <table:table-cell office:value-type="float" office:value="967.6" calcext:value-type="float">
            <text:p>967.6</text:p>
          </table:table-cell>
          <table:table-cell office:value-type="float" office:value="11363.8" calcext:value-type="float">
            <text:p>11363.8</text:p>
          </table:table-cell>
        </table:table-row>
        <table:table-row table:style-name="ro1">
          <table:table-cell office:value-type="float" office:value="575.04" calcext:value-type="float">
            <text:p>575.04</text:p>
          </table:table-cell>
          <table:table-cell office:value-type="float" office:value="913.4" calcext:value-type="float">
            <text:p>913.4</text:p>
          </table:table-cell>
          <table:table-cell office:value-type="float" office:value="975.8" calcext:value-type="float">
            <text:p>975.8</text:p>
          </table:table-cell>
          <table:table-cell office:value-type="float" office:value="11321.4" calcext:value-type="float">
            <text:p>11321.4</text:p>
          </table:table-cell>
        </table:table-row>
        <table:table-row table:style-name="ro1">
          <table:table-cell office:value-type="float" office:value="575.5" calcext:value-type="float">
            <text:p>575.5</text:p>
          </table:table-cell>
          <table:table-cell office:value-type="float" office:value="1101" calcext:value-type="float">
            <text:p>1101</text:p>
          </table:table-cell>
          <table:table-cell office:value-type="float" office:value="968.4" calcext:value-type="float">
            <text:p>968.4</text:p>
          </table:table-cell>
          <table:table-cell office:value-type="float" office:value="11246.4" calcext:value-type="float">
            <text:p>11246.4</text:p>
          </table:table-cell>
        </table:table-row>
        <table:table-row table:style-name="ro1">
          <table:table-cell office:value-type="float" office:value="575.95" calcext:value-type="float">
            <text:p>575.95</text:p>
          </table:table-cell>
          <table:table-cell office:value-type="float" office:value="1491.4" calcext:value-type="float">
            <text:p>1491.4</text:p>
          </table:table-cell>
          <table:table-cell office:value-type="float" office:value="968.4" calcext:value-type="float">
            <text:p>968.4</text:p>
          </table:table-cell>
          <table:table-cell office:value-type="float" office:value="11152.2" calcext:value-type="float">
            <text:p>11152.2</text:p>
          </table:table-cell>
        </table:table-row>
        <table:table-row table:style-name="ro1">
          <table:table-cell office:value-type="float" office:value="576.41" calcext:value-type="float">
            <text:p>576.41</text:p>
          </table:table-cell>
          <table:table-cell office:value-type="float" office:value="1996.8" calcext:value-type="float">
            <text:p>1996.8</text:p>
          </table:table-cell>
          <table:table-cell office:value-type="float" office:value="961.2" calcext:value-type="float">
            <text:p>961.2</text:p>
          </table:table-cell>
          <table:table-cell office:value-type="float" office:value="11118.4" calcext:value-type="float">
            <text:p>11118.4</text:p>
          </table:table-cell>
        </table:table-row>
        <table:table-row table:style-name="ro1">
          <table:table-cell office:value-type="float" office:value="576.86" calcext:value-type="float">
            <text:p>576.86</text:p>
          </table:table-cell>
          <table:table-cell office:value-type="float" office:value="2774.8" calcext:value-type="float">
            <text:p>2774.8</text:p>
          </table:table-cell>
          <table:table-cell office:value-type="float" office:value="958.2" calcext:value-type="float">
            <text:p>958.2</text:p>
          </table:table-cell>
          <table:table-cell office:value-type="float" office:value="11045.8" calcext:value-type="float">
            <text:p>11045.8</text:p>
          </table:table-cell>
        </table:table-row>
        <table:table-row table:style-name="ro1">
          <table:table-cell office:value-type="float" office:value="577.32" calcext:value-type="float">
            <text:p>577.32</text:p>
          </table:table-cell>
          <table:table-cell office:value-type="float" office:value="2884.6" calcext:value-type="float">
            <text:p>2884.6</text:p>
          </table:table-cell>
          <table:table-cell office:value-type="float" office:value="957.4" calcext:value-type="float">
            <text:p>957.4</text:p>
          </table:table-cell>
          <table:table-cell office:value-type="float" office:value="11008.4" calcext:value-type="float">
            <text:p>11008.4</text:p>
          </table:table-cell>
        </table:table-row>
        <table:table-row table:style-name="ro1">
          <table:table-cell office:value-type="float" office:value="577.77" calcext:value-type="float">
            <text:p>577.77</text:p>
          </table:table-cell>
          <table:table-cell office:value-type="float" office:value="2052" calcext:value-type="float">
            <text:p>2052</text:p>
          </table:table-cell>
          <table:table-cell office:value-type="float" office:value="960.2" calcext:value-type="float">
            <text:p>960.2</text:p>
          </table:table-cell>
          <table:table-cell office:value-type="float" office:value="11026.4" calcext:value-type="float">
            <text:p>11026.4</text:p>
          </table:table-cell>
        </table:table-row>
        <table:table-row table:style-name="ro1">
          <table:table-cell office:value-type="float" office:value="578.23" calcext:value-type="float">
            <text:p>578.23</text:p>
          </table:table-cell>
          <table:table-cell office:value-type="float" office:value="1724.6" calcext:value-type="float">
            <text:p>1724.6</text:p>
          </table:table-cell>
          <table:table-cell office:value-type="float" office:value="956" calcext:value-type="float">
            <text:p>956</text:p>
          </table:table-cell>
          <table:table-cell office:value-type="float" office:value="10922.6" calcext:value-type="float">
            <text:p>10922.6</text:p>
          </table:table-cell>
        </table:table-row>
        <table:table-row table:style-name="ro1">
          <table:table-cell office:value-type="float" office:value="578.68" calcext:value-type="float">
            <text:p>578.68</text:p>
          </table:table-cell>
          <table:table-cell office:value-type="float" office:value="2155.4" calcext:value-type="float">
            <text:p>2155.4</text:p>
          </table:table-cell>
          <table:table-cell office:value-type="float" office:value="945.2" calcext:value-type="float">
            <text:p>945.2</text:p>
          </table:table-cell>
          <table:table-cell office:value-type="float" office:value="10788.6" calcext:value-type="float">
            <text:p>10788.6</text:p>
          </table:table-cell>
        </table:table-row>
        <table:table-row table:style-name="ro1">
          <table:table-cell office:value-type="float" office:value="579.14" calcext:value-type="float">
            <text:p>579.14</text:p>
          </table:table-cell>
          <table:table-cell office:value-type="float" office:value="2709.4" calcext:value-type="float">
            <text:p>2709.4</text:p>
          </table:table-cell>
          <table:table-cell office:value-type="float" office:value="956.6" calcext:value-type="float">
            <text:p>956.6</text:p>
          </table:table-cell>
          <table:table-cell office:value-type="float" office:value="10736.2" calcext:value-type="float">
            <text:p>10736.2</text:p>
          </table:table-cell>
        </table:table-row>
        <table:table-row table:style-name="ro1">
          <table:table-cell office:value-type="float" office:value="579.59" calcext:value-type="float">
            <text:p>579.59</text:p>
          </table:table-cell>
          <table:table-cell office:value-type="float" office:value="2309" calcext:value-type="float">
            <text:p>2309</text:p>
          </table:table-cell>
          <table:table-cell office:value-type="float" office:value="941.6" calcext:value-type="float">
            <text:p>941.6</text:p>
          </table:table-cell>
          <table:table-cell office:value-type="float" office:value="10738.8" calcext:value-type="float">
            <text:p>10738.8</text:p>
          </table:table-cell>
        </table:table-row>
        <table:table-row table:style-name="ro1">
          <table:table-cell office:value-type="float" office:value="580.05" calcext:value-type="float">
            <text:p>580.05</text:p>
          </table:table-cell>
          <table:table-cell office:value-type="float" office:value="1360.6" calcext:value-type="float">
            <text:p>1360.6</text:p>
          </table:table-cell>
          <table:table-cell office:value-type="float" office:value="938.6" calcext:value-type="float">
            <text:p>938.6</text:p>
          </table:table-cell>
          <table:table-cell office:value-type="float" office:value="10636.6" calcext:value-type="float">
            <text:p>10636.6</text:p>
          </table:table-cell>
        </table:table-row>
        <table:table-row table:style-name="ro1">
          <table:table-cell office:value-type="float" office:value="580.5" calcext:value-type="float">
            <text:p>580.5</text:p>
          </table:table-cell>
          <table:table-cell office:value-type="float" office:value="962.6" calcext:value-type="float">
            <text:p>962.6</text:p>
          </table:table-cell>
          <table:table-cell office:value-type="float" office:value="951" calcext:value-type="float">
            <text:p>951</text:p>
          </table:table-cell>
          <table:table-cell office:value-type="float" office:value="10626.6" calcext:value-type="float">
            <text:p>10626.6</text:p>
          </table:table-cell>
        </table:table-row>
        <table:table-row table:style-name="ro1">
          <table:table-cell office:value-type="float" office:value="580.96" calcext:value-type="float">
            <text:p>580.96</text:p>
          </table:table-cell>
          <table:table-cell office:value-type="float" office:value="912.2" calcext:value-type="float">
            <text:p>912.2</text:p>
          </table:table-cell>
          <table:table-cell office:value-type="float" office:value="949.8" calcext:value-type="float">
            <text:p>949.8</text:p>
          </table:table-cell>
          <table:table-cell office:value-type="float" office:value="10513.4" calcext:value-type="float">
            <text:p>10513.4</text:p>
          </table:table-cell>
        </table:table-row>
        <table:table-row table:style-name="ro1">
          <table:table-cell office:value-type="float" office:value="581.41" calcext:value-type="float">
            <text:p>581.41</text:p>
          </table:table-cell>
          <table:table-cell office:value-type="float" office:value="905" calcext:value-type="float">
            <text:p>905</text:p>
          </table:table-cell>
          <table:table-cell office:value-type="float" office:value="951.6" calcext:value-type="float">
            <text:p>951.6</text:p>
          </table:table-cell>
          <table:table-cell office:value-type="float" office:value="10482.4" calcext:value-type="float">
            <text:p>10482.4</text:p>
          </table:table-cell>
        </table:table-row>
        <table:table-row table:style-name="ro1">
          <table:table-cell office:value-type="float" office:value="581.87" calcext:value-type="float">
            <text:p>581.87</text:p>
          </table:table-cell>
          <table:table-cell office:value-type="float" office:value="883" calcext:value-type="float">
            <text:p>883</text:p>
          </table:table-cell>
          <table:table-cell office:value-type="float" office:value="949.6" calcext:value-type="float">
            <text:p>949.6</text:p>
          </table:table-cell>
          <table:table-cell office:value-type="float" office:value="10421.4" calcext:value-type="float">
            <text:p>10421.4</text:p>
          </table:table-cell>
        </table:table-row>
        <table:table-row table:style-name="ro1">
          <table:table-cell office:value-type="float" office:value="582.32" calcext:value-type="float">
            <text:p>582.32</text:p>
          </table:table-cell>
          <table:table-cell office:value-type="float" office:value="890.8" calcext:value-type="float">
            <text:p>890.8</text:p>
          </table:table-cell>
          <table:table-cell office:value-type="float" office:value="952.2" calcext:value-type="float">
            <text:p>952.2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582.78" calcext:value-type="float">
            <text:p>582.78</text:p>
          </table:table-cell>
          <table:table-cell office:value-type="float" office:value="885.4" calcext:value-type="float">
            <text:p>885.4</text:p>
          </table:table-cell>
          <table:table-cell office:value-type="float" office:value="936.4" calcext:value-type="float">
            <text:p>936.4</text:p>
          </table:table-cell>
          <table:table-cell office:value-type="float" office:value="10269.6" calcext:value-type="float">
            <text:p>10269.6</text:p>
          </table:table-cell>
        </table:table-row>
        <table:table-row table:style-name="ro1">
          <table:table-cell office:value-type="float" office:value="583.23" calcext:value-type="float">
            <text:p>583.23</text:p>
          </table:table-cell>
          <table:table-cell office:value-type="float" office:value="869.6" calcext:value-type="float">
            <text:p>869.6</text:p>
          </table:table-cell>
          <table:table-cell office:value-type="float" office:value="947.2" calcext:value-type="float">
            <text:p>947.2</text:p>
          </table:table-cell>
          <table:table-cell office:value-type="float" office:value="10186.6" calcext:value-type="float">
            <text:p>10186.6</text:p>
          </table:table-cell>
        </table:table-row>
        <table:table-row table:style-name="ro1">
          <table:table-cell office:value-type="float" office:value="583.69" calcext:value-type="float">
            <text:p>583.69</text:p>
          </table:table-cell>
          <table:table-cell office:value-type="float" office:value="878.2" calcext:value-type="float">
            <text:p>878.2</text:p>
          </table:table-cell>
          <table:table-cell office:value-type="float" office:value="945.6" calcext:value-type="float">
            <text:p>945.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584.14" calcext:value-type="float">
            <text:p>584.14</text:p>
          </table:table-cell>
          <table:table-cell office:value-type="float" office:value="875.6" calcext:value-type="float">
            <text:p>875.6</text:p>
          </table:table-cell>
          <table:table-cell office:value-type="float" office:value="936" calcext:value-type="float">
            <text:p>936</text:p>
          </table:table-cell>
          <table:table-cell office:value-type="float" office:value="10027.4" calcext:value-type="float">
            <text:p>10027.4</text:p>
          </table:table-cell>
        </table:table-row>
        <table:table-row table:style-name="ro1">
          <table:table-cell office:value-type="float" office:value="584.6" calcext:value-type="float">
            <text:p>584.6</text:p>
          </table:table-cell>
          <table:table-cell office:value-type="float" office:value="879.2" calcext:value-type="float">
            <text:p>879.2</text:p>
          </table:table-cell>
          <table:table-cell office:value-type="float" office:value="934.4" calcext:value-type="float">
            <text:p>934.4</text:p>
          </table:table-cell>
          <table:table-cell office:value-type="float" office:value="9990.4" calcext:value-type="float">
            <text:p>9990.4</text:p>
          </table:table-cell>
        </table:table-row>
        <table:table-row table:style-name="ro1">
          <table:table-cell office:value-type="float" office:value="585.05" calcext:value-type="float">
            <text:p>585.05</text:p>
          </table:table-cell>
          <table:table-cell office:value-type="float" office:value="881.6" calcext:value-type="float">
            <text:p>881.6</text:p>
          </table:table-cell>
          <table:table-cell office:value-type="float" office:value="931.8" calcext:value-type="float">
            <text:p>931.8</text:p>
          </table:table-cell>
          <table:table-cell office:value-type="float" office:value="9970.4" calcext:value-type="float">
            <text:p>9970.4</text:p>
          </table:table-cell>
        </table:table-row>
        <table:table-row table:style-name="ro1">
          <table:table-cell office:value-type="float" office:value="585.5" calcext:value-type="float">
            <text:p>585.5</text:p>
          </table:table-cell>
          <table:table-cell office:value-type="float" office:value="870.2" calcext:value-type="float">
            <text:p>870.2</text:p>
          </table:table-cell>
          <table:table-cell office:value-type="float" office:value="918.6" calcext:value-type="float">
            <text:p>918.6</text:p>
          </table:table-cell>
          <table:table-cell office:value-type="float" office:value="9835.4" calcext:value-type="float">
            <text:p>9835.4</text:p>
          </table:table-cell>
        </table:table-row>
        <table:table-row table:style-name="ro1">
          <table:table-cell office:value-type="float" office:value="585.96" calcext:value-type="float">
            <text:p>585.96</text:p>
          </table:table-cell>
          <table:table-cell office:value-type="float" office:value="874.8" calcext:value-type="float">
            <text:p>874.8</text:p>
          </table:table-cell>
          <table:table-cell office:value-type="float" office:value="928.6" calcext:value-type="float">
            <text:p>928.6</text:p>
          </table:table-cell>
          <table:table-cell office:value-type="float" office:value="9849.4" calcext:value-type="float">
            <text:p>9849.4</text:p>
          </table:table-cell>
        </table:table-row>
        <table:table-row table:style-name="ro1">
          <table:table-cell office:value-type="float" office:value="586.41" calcext:value-type="float">
            <text:p>586.41</text:p>
          </table:table-cell>
          <table:table-cell office:value-type="float" office:value="877" calcext:value-type="float">
            <text:p>877</text:p>
          </table:table-cell>
          <table:table-cell office:value-type="float" office:value="924" calcext:value-type="float">
            <text:p>924</text:p>
          </table:table-cell>
          <table:table-cell office:value-type="float" office:value="9678.4" calcext:value-type="float">
            <text:p>9678.4</text:p>
          </table:table-cell>
        </table:table-row>
        <table:table-row table:style-name="ro1">
          <table:table-cell office:value-type="float" office:value="586.87" calcext:value-type="float">
            <text:p>586.87</text:p>
          </table:table-cell>
          <table:table-cell office:value-type="float" office:value="875" calcext:value-type="float">
            <text:p>875</text:p>
          </table:table-cell>
          <table:table-cell office:value-type="float" office:value="922.2" calcext:value-type="float">
            <text:p>922.2</text:p>
          </table:table-cell>
          <table:table-cell office:value-type="float" office:value="9626.2" calcext:value-type="float">
            <text:p>9626.2</text:p>
          </table:table-cell>
        </table:table-row>
        <table:table-row table:style-name="ro1">
          <table:table-cell office:value-type="float" office:value="587.32" calcext:value-type="float">
            <text:p>587.32</text:p>
          </table:table-cell>
          <table:table-cell office:value-type="float" office:value="883.4" calcext:value-type="float">
            <text:p>883.4</text:p>
          </table:table-cell>
          <table:table-cell office:value-type="float" office:value="935" calcext:value-type="float">
            <text:p>935</text:p>
          </table:table-cell>
          <table:table-cell office:value-type="float" office:value="9570.8" calcext:value-type="float">
            <text:p>9570.8</text:p>
          </table:table-cell>
        </table:table-row>
        <table:table-row table:style-name="ro1">
          <table:table-cell office:value-type="float" office:value="587.78" calcext:value-type="float">
            <text:p>587.78</text:p>
          </table:table-cell>
          <table:table-cell office:value-type="float" office:value="880.8" calcext:value-type="float">
            <text:p>880.8</text:p>
          </table:table-cell>
          <table:table-cell office:value-type="float" office:value="936.4" calcext:value-type="float">
            <text:p>936.4</text:p>
          </table:table-cell>
          <table:table-cell office:value-type="float" office:value="9504.4" calcext:value-type="float">
            <text:p>9504.4</text:p>
          </table:table-cell>
        </table:table-row>
        <table:table-row table:style-name="ro1">
          <table:table-cell office:value-type="float" office:value="588.23" calcext:value-type="float">
            <text:p>588.23</text:p>
          </table:table-cell>
          <table:table-cell office:value-type="float" office:value="872.6" calcext:value-type="float">
            <text:p>872.6</text:p>
          </table:table-cell>
          <table:table-cell office:value-type="float" office:value="920.6" calcext:value-type="float">
            <text:p>920.6</text:p>
          </table:table-cell>
          <table:table-cell office:value-type="float" office:value="9458.6" calcext:value-type="float">
            <text:p>9458.6</text:p>
          </table:table-cell>
        </table:table-row>
        <table:table-row table:style-name="ro1">
          <table:table-cell office:value-type="float" office:value="588.68" calcext:value-type="float">
            <text:p>588.68</text:p>
          </table:table-cell>
          <table:table-cell office:value-type="float" office:value="868.2" calcext:value-type="float">
            <text:p>868.2</text:p>
          </table:table-cell>
          <table:table-cell office:value-type="float" office:value="934" calcext:value-type="float">
            <text:p>934</text:p>
          </table:table-cell>
          <table:table-cell office:value-type="float" office:value="9326.4" calcext:value-type="float">
            <text:p>9326.4</text:p>
          </table:table-cell>
        </table:table-row>
        <table:table-row table:style-name="ro1">
          <table:table-cell office:value-type="float" office:value="589.14" calcext:value-type="float">
            <text:p>589.14</text:p>
          </table:table-cell>
          <table:table-cell office:value-type="float" office:value="874.4" calcext:value-type="float">
            <text:p>874.4</text:p>
          </table:table-cell>
          <table:table-cell office:value-type="float" office:value="918.4" calcext:value-type="float">
            <text:p>918.4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589.59" calcext:value-type="float">
            <text:p>589.59</text:p>
          </table:table-cell>
          <table:table-cell office:value-type="float" office:value="875.8" calcext:value-type="float">
            <text:p>875.8</text:p>
          </table:table-cell>
          <table:table-cell office:value-type="float" office:value="903.6" calcext:value-type="float">
            <text:p>903.6</text:p>
          </table:table-cell>
          <table:table-cell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590.05" calcext:value-type="float">
            <text:p>590.05</text:p>
          </table:table-cell>
          <table:table-cell office:value-type="float" office:value="873" calcext:value-type="float">
            <text:p>873</text:p>
          </table:table-cell>
          <table:table-cell office:value-type="float" office:value="914" calcext:value-type="float">
            <text:p>914</text:p>
          </table:table-cell>
          <table:table-cell office:value-type="float" office:value="9147.2" calcext:value-type="float">
            <text:p>9147.2</text:p>
          </table:table-cell>
        </table:table-row>
        <table:table-row table:style-name="ro1">
          <table:table-cell office:value-type="float" office:value="590.5" calcext:value-type="float">
            <text:p>590.5</text:p>
          </table:table-cell>
          <table:table-cell office:value-type="float" office:value="868.6" calcext:value-type="float">
            <text:p>868.6</text:p>
          </table:table-cell>
          <table:table-cell office:value-type="float" office:value="916.8" calcext:value-type="float">
            <text:p>916.8</text:p>
          </table:table-cell>
          <table:table-cell office:value-type="float" office:value="9094.2" calcext:value-type="float">
            <text:p>9094.2</text:p>
          </table:table-cell>
        </table:table-row>
        <table:table-row table:style-name="ro1">
          <table:table-cell office:value-type="float" office:value="590.96" calcext:value-type="float">
            <text:p>590.96</text:p>
          </table:table-cell>
          <table:table-cell office:value-type="float" office:value="878" calcext:value-type="float">
            <text:p>878</text:p>
          </table:table-cell>
          <table:table-cell office:value-type="float" office:value="912.4" calcext:value-type="float">
            <text:p>912.4</text:p>
          </table:table-cell>
          <table:table-cell office:value-type="float" office:value="9021.4" calcext:value-type="float">
            <text:p>9021.4</text:p>
          </table:table-cell>
        </table:table-row>
        <table:table-row table:style-name="ro1">
          <table:table-cell office:value-type="float" office:value="591.41" calcext:value-type="float">
            <text:p>591.41</text:p>
          </table:table-cell>
          <table:table-cell office:value-type="float" office:value="871.8" calcext:value-type="float">
            <text:p>871.8</text:p>
          </table:table-cell>
          <table:table-cell office:value-type="float" office:value="912.8" calcext:value-type="float">
            <text:p>912.8</text:p>
          </table:table-cell>
          <table:table-cell office:value-type="float" office:value="8980.2" calcext:value-type="float">
            <text:p>8980.2</text:p>
          </table:table-cell>
        </table:table-row>
        <table:table-row table:style-name="ro1">
          <table:table-cell office:value-type="float" office:value="591.86" calcext:value-type="float">
            <text:p>591.86</text:p>
          </table:table-cell>
          <table:table-cell office:value-type="float" office:value="880.6" calcext:value-type="float">
            <text:p>880.6</text:p>
          </table:table-cell>
          <table:table-cell office:value-type="float" office:value="912.4" calcext:value-type="float">
            <text:p>912.4</text:p>
          </table:table-cell>
          <table:table-cell office:value-type="float" office:value="8915.4" calcext:value-type="float">
            <text:p>8915.4</text:p>
          </table:table-cell>
        </table:table-row>
        <table:table-row table:style-name="ro1">
          <table:table-cell office:value-type="float" office:value="592.32" calcext:value-type="float">
            <text:p>592.32</text:p>
          </table:table-cell>
          <table:table-cell office:value-type="float" office:value="878.4" calcext:value-type="float">
            <text:p>878.4</text:p>
          </table:table-cell>
          <table:table-cell office:value-type="float" office:value="908.4" calcext:value-type="float">
            <text:p>908.4</text:p>
          </table:table-cell>
          <table:table-cell office:value-type="float" office:value="8880.8" calcext:value-type="float">
            <text:p>8880.8</text:p>
          </table:table-cell>
        </table:table-row>
        <table:table-row table:style-name="ro1">
          <table:table-cell office:value-type="float" office:value="592.77" calcext:value-type="float">
            <text:p>592.77</text:p>
          </table:table-cell>
          <table:table-cell office:value-type="float" office:value="875.8" calcext:value-type="float">
            <text:p>875.8</text:p>
          </table:table-cell>
          <table:table-cell office:value-type="float" office:value="916.6" calcext:value-type="float">
            <text:p>916.6</text:p>
          </table:table-cell>
          <table:table-cell office:value-type="float" office:value="8790.8" calcext:value-type="float">
            <text:p>8790.8</text:p>
          </table:table-cell>
        </table:table-row>
        <table:table-row table:style-name="ro1">
          <table:table-cell office:value-type="float" office:value="593.23" calcext:value-type="float">
            <text:p>593.23</text:p>
          </table:table-cell>
          <table:table-cell office:value-type="float" office:value="873.8" calcext:value-type="float">
            <text:p>873.8</text:p>
          </table:table-cell>
          <table:table-cell office:value-type="float" office:value="905.4" calcext:value-type="float">
            <text:p>905.4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float" office:value="593.68" calcext:value-type="float">
            <text:p>593.68</text:p>
          </table:table-cell>
          <table:table-cell office:value-type="float" office:value="881.6" calcext:value-type="float">
            <text:p>881.6</text:p>
          </table:table-cell>
          <table:table-cell office:value-type="float" office:value="911" calcext:value-type="float">
            <text:p>911</text:p>
          </table:table-cell>
          <table:table-cell office:value-type="float" office:value="8625.6" calcext:value-type="float">
            <text:p>8625.6</text:p>
          </table:table-cell>
        </table:table-row>
        <table:table-row table:style-name="ro1">
          <table:table-cell office:value-type="float" office:value="594.13" calcext:value-type="float">
            <text:p>594.13</text:p>
          </table:table-cell>
          <table:table-cell office:value-type="float" office:value="869.4" calcext:value-type="float">
            <text:p>869.4</text:p>
          </table:table-cell>
          <table:table-cell office:value-type="float" office:value="910.6" calcext:value-type="float">
            <text:p>910.6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594.59" calcext:value-type="float">
            <text:p>594.59</text:p>
          </table:table-cell>
          <table:table-cell office:value-type="float" office:value="874" calcext:value-type="float">
            <text:p>874</text:p>
          </table:table-cell>
          <table:table-cell office:value-type="float" office:value="908" calcext:value-type="float">
            <text:p>908</text:p>
          </table:table-cell>
          <table:table-cell office:value-type="float" office:value="8554.2" calcext:value-type="float">
            <text:p>8554.2</text:p>
          </table:table-cell>
        </table:table-row>
        <table:table-row table:style-name="ro1">
          <table:table-cell office:value-type="float" office:value="595.04" calcext:value-type="float">
            <text:p>595.04</text:p>
          </table:table-cell>
          <table:table-cell office:value-type="float" office:value="870.2" calcext:value-type="float">
            <text:p>870.2</text:p>
          </table:table-cell>
          <table:table-cell office:value-type="float" office:value="905.2" calcext:value-type="float">
            <text:p>905.2</text:p>
          </table:table-cell>
          <table:table-cell office:value-type="float" office:value="8438.2" calcext:value-type="float">
            <text:p>8438.2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office:value-type="float" office:value="859.4" calcext:value-type="float">
            <text:p>859.4</text:p>
          </table:table-cell>
          <table:table-cell office:value-type="float" office:value="901" calcext:value-type="float">
            <text:p>901</text:p>
          </table:table-cell>
          <table:table-cell office:value-type="float" office:value="8375.4" calcext:value-type="float">
            <text:p>8375.4</text:p>
          </table:table-cell>
        </table:table-row>
        <table:table-row table:style-name="ro1">
          <table:table-cell office:value-type="float" office:value="595.95" calcext:value-type="float">
            <text:p>595.95</text:p>
          </table:table-cell>
          <table:table-cell office:value-type="float" office:value="875.2" calcext:value-type="float">
            <text:p>875.2</text:p>
          </table:table-cell>
          <table:table-cell office:value-type="float" office:value="906.6" calcext:value-type="float">
            <text:p>906.6</text:p>
          </table:table-cell>
          <table:table-cell office:value-type="float" office:value="8350.2" calcext:value-type="float">
            <text:p>8350.2</text:p>
          </table:table-cell>
        </table:table-row>
        <table:table-row table:style-name="ro1">
          <table:table-cell office:value-type="float" office:value="596.4" calcext:value-type="float">
            <text:p>596.4</text:p>
          </table:table-cell>
          <table:table-cell office:value-type="float" office:value="874" calcext:value-type="float">
            <text:p>874</text:p>
          </table:table-cell>
          <table:table-cell office:value-type="float" office:value="895.2" calcext:value-type="float">
            <text:p>895.2</text:p>
          </table:table-cell>
          <table:table-cell office:value-type="float" office:value="8222.6" calcext:value-type="float">
            <text:p>8222.6</text:p>
          </table:table-cell>
        </table:table-row>
        <table:table-row table:style-name="ro1">
          <table:table-cell office:value-type="float" office:value="596.86" calcext:value-type="float">
            <text:p>596.86</text:p>
          </table:table-cell>
          <table:table-cell office:value-type="float" office:value="867.8" calcext:value-type="float">
            <text:p>867.8</text:p>
          </table:table-cell>
          <table:table-cell office:value-type="float" office:value="896.8" calcext:value-type="float">
            <text:p>896.8</text:p>
          </table:table-cell>
          <table:table-cell office:value-type="float" office:value="8189.2" calcext:value-type="float">
            <text:p>8189.2</text:p>
          </table:table-cell>
        </table:table-row>
        <table:table-row table:style-name="ro1">
          <table:table-cell office:value-type="float" office:value="597.31" calcext:value-type="float">
            <text:p>597.31</text:p>
          </table:table-cell>
          <table:table-cell office:value-type="float" office:value="875.6" calcext:value-type="float">
            <text:p>875.6</text:p>
          </table:table-cell>
          <table:table-cell office:value-type="float" office:value="899.8" calcext:value-type="float">
            <text:p>899.8</text:p>
          </table:table-cell>
          <table:table-cell office:value-type="float" office:value="8097.2" calcext:value-type="float">
            <text:p>8097.2</text:p>
          </table:table-cell>
        </table:table-row>
        <table:table-row table:style-name="ro1">
          <table:table-cell office:value-type="float" office:value="597.76" calcext:value-type="float">
            <text:p>597.76</text:p>
          </table:table-cell>
          <table:table-cell office:value-type="float" office:value="876.8" calcext:value-type="float">
            <text:p>876.8</text:p>
          </table:table-cell>
          <table:table-cell office:value-type="float" office:value="894.6" calcext:value-type="float">
            <text:p>894.6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598.22" calcext:value-type="float">
            <text:p>598.22</text:p>
          </table:table-cell>
          <table:table-cell office:value-type="float" office:value="867.4" calcext:value-type="float">
            <text:p>867.4</text:p>
          </table:table-cell>
          <table:table-cell office:value-type="float" office:value="900.2" calcext:value-type="float">
            <text:p>900.2</text:p>
          </table:table-cell>
          <table:table-cell office:value-type="float" office:value="7975.6" calcext:value-type="float">
            <text:p>7975.6</text:p>
          </table:table-cell>
        </table:table-row>
        <table:table-row table:style-name="ro1">
          <table:table-cell office:value-type="float" office:value="598.67" calcext:value-type="float">
            <text:p>598.67</text:p>
          </table:table-cell>
          <table:table-cell office:value-type="float" office:value="876.4" calcext:value-type="float">
            <text:p>876.4</text:p>
          </table:table-cell>
          <table:table-cell office:value-type="float" office:value="900" calcext:value-type="float">
            <text:p>900</text:p>
          </table:table-cell>
          <table:table-cell office:value-type="float" office:value="7921.6" calcext:value-type="float">
            <text:p>7921.6</text:p>
          </table:table-cell>
        </table:table-row>
        <table:table-row table:style-name="ro1">
          <table:table-cell office:value-type="float" office:value="599.13" calcext:value-type="float">
            <text:p>599.13</text:p>
          </table:table-cell>
          <table:table-cell office:value-type="float" office:value="876.8" calcext:value-type="float">
            <text:p>876.8</text:p>
          </table:table-cell>
          <table:table-cell office:value-type="float" office:value="899.2" calcext:value-type="float">
            <text:p>899.2</text:p>
          </table:table-cell>
          <table:table-cell office:value-type="float" office:value="7819.2" calcext:value-type="float">
            <text:p>7819.2</text:p>
          </table:table-cell>
        </table:table-row>
        <table:table-row table:style-name="ro1">
          <table:table-cell office:value-type="float" office:value="599.58" calcext:value-type="float">
            <text:p>599.58</text:p>
          </table:table-cell>
          <table:table-cell office:value-type="float" office:value="868.6" calcext:value-type="float">
            <text:p>868.6</text:p>
          </table:table-cell>
          <table:table-cell office:value-type="float" office:value="905.2" calcext:value-type="float">
            <text:p>905.2</text:p>
          </table:table-cell>
          <table:table-cell office:value-type="float" office:value="7743.2" calcext:value-type="float">
            <text:p>7743.2</text:p>
          </table:table-cell>
        </table:table-row>
        <table:table-row table:style-name="ro1">
          <table:table-cell office:value-type="float" office:value="600.03" calcext:value-type="float">
            <text:p>600.03</text:p>
          </table:table-cell>
          <table:table-cell office:value-type="float" office:value="873" calcext:value-type="float">
            <text:p>873</text:p>
          </table:table-cell>
          <table:table-cell office:value-type="float" office:value="906.6" calcext:value-type="float">
            <text:p>906.6</text:p>
          </table:table-cell>
          <table:table-cell office:value-type="float" office:value="7700.2" calcext:value-type="float">
            <text:p>7700.2</text:p>
          </table:table-cell>
        </table:table-row>
        <table:table-row table:style-name="ro1">
          <table:table-cell office:value-type="float" office:value="600.49" calcext:value-type="float">
            <text:p>600.49</text:p>
          </table:table-cell>
          <table:table-cell office:value-type="float" office:value="873.4" calcext:value-type="float">
            <text:p>873.4</text:p>
          </table:table-cell>
          <table:table-cell office:value-type="float" office:value="891.2" calcext:value-type="float">
            <text:p>891.2</text:p>
          </table:table-cell>
          <table:table-cell office:value-type="float" office:value="7684.8" calcext:value-type="float">
            <text:p>7684.8</text:p>
          </table:table-cell>
        </table:table-row>
        <table:table-row table:style-name="ro1">
          <table:table-cell office:value-type="float" office:value="600.94" calcext:value-type="float">
            <text:p>600.94</text:p>
          </table:table-cell>
          <table:table-cell office:value-type="float" office:value="866.8" calcext:value-type="float">
            <text:p>866.8</text:p>
          </table:table-cell>
          <table:table-cell office:value-type="float" office:value="893.6" calcext:value-type="float">
            <text:p>893.6</text:p>
          </table:table-cell>
          <table:table-cell office:value-type="float" office:value="7562.8" calcext:value-type="float">
            <text:p>7562.8</text:p>
          </table:table-cell>
        </table:table-row>
        <table:table-row table:style-name="ro1">
          <table:table-cell office:value-type="float" office:value="601.39" calcext:value-type="float">
            <text:p>601.39</text:p>
          </table:table-cell>
          <table:table-cell office:value-type="float" office:value="878" calcext:value-type="float">
            <text:p>878</text:p>
          </table:table-cell>
          <table:table-cell office:value-type="float" office:value="900.8" calcext:value-type="float">
            <text:p>900.8</text:p>
          </table:table-cell>
          <table:table-cell office:value-type="float" office:value="7511.8" calcext:value-type="float">
            <text:p>7511.8</text:p>
          </table:table-cell>
        </table:table-row>
        <table:table-row table:style-name="ro1">
          <table:table-cell office:value-type="float" office:value="601.85" calcext:value-type="float">
            <text:p>601.85</text:p>
          </table:table-cell>
          <table:table-cell office:value-type="float" office:value="867.4" calcext:value-type="float">
            <text:p>867.4</text:p>
          </table:table-cell>
          <table:table-cell office:value-type="float" office:value="884.8" calcext:value-type="float">
            <text:p>884.8</text:p>
          </table:table-cell>
          <table:table-cell office:value-type="float" office:value="7423.4" calcext:value-type="float">
            <text:p>7423.4</text:p>
          </table:table-cell>
        </table:table-row>
        <table:table-row table:style-name="ro1">
          <table:table-cell office:value-type="float" office:value="602.3" calcext:value-type="float">
            <text:p>602.3</text:p>
          </table:table-cell>
          <table:table-cell office:value-type="float" office:value="865.8" calcext:value-type="float">
            <text:p>865.8</text:p>
          </table:table-cell>
          <table:table-cell office:value-type="float" office:value="892.4" calcext:value-type="float">
            <text:p>892.4</text:p>
          </table:table-cell>
          <table:table-cell office:value-type="float" office:value="7336.6" calcext:value-type="float">
            <text:p>7336.6</text:p>
          </table:table-cell>
        </table:table-row>
        <table:table-row table:style-name="ro1">
          <table:table-cell office:value-type="float" office:value="602.75" calcext:value-type="float">
            <text:p>602.75</text:p>
          </table:table-cell>
          <table:table-cell office:value-type="float" office:value="868" calcext:value-type="float">
            <text:p>868</text:p>
          </table:table-cell>
          <table:table-cell office:value-type="float" office:value="896.6" calcext:value-type="float">
            <text:p>896.6</text:p>
          </table:table-cell>
          <table:table-cell office:value-type="float" office:value="7311.6" calcext:value-type="float">
            <text:p>7311.6</text:p>
          </table:table-cell>
        </table:table-row>
        <table:table-row table:style-name="ro1">
          <table:table-cell office:value-type="float" office:value="603.21" calcext:value-type="float">
            <text:p>603.21</text:p>
          </table:table-cell>
          <table:table-cell table:number-columns-repeated="2" office:value-type="float" office:value="878.4" calcext:value-type="float">
            <text:p>878.4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603.66" calcext:value-type="float">
            <text:p>603.66</text:p>
          </table:table-cell>
          <table:table-cell office:value-type="float" office:value="862.2" calcext:value-type="float">
            <text:p>862.2</text:p>
          </table:table-cell>
          <table:table-cell office:value-type="float" office:value="892.4" calcext:value-type="float">
            <text:p>892.4</text:p>
          </table:table-cell>
          <table:table-cell office:value-type="float" office:value="7207.2" calcext:value-type="float">
            <text:p>7207.2</text:p>
          </table:table-cell>
        </table:table-row>
        <table:table-row table:style-name="ro1">
          <table:table-cell office:value-type="float" office:value="604.11" calcext:value-type="float">
            <text:p>604.11</text:p>
          </table:table-cell>
          <table:table-cell office:value-type="float" office:value="876.8" calcext:value-type="float">
            <text:p>876.8</text:p>
          </table:table-cell>
          <table:table-cell office:value-type="float" office:value="898.8" calcext:value-type="float">
            <text:p>898.8</text:p>
          </table:table-cell>
          <table:table-cell office:value-type="float" office:value="7149.2" calcext:value-type="float">
            <text:p>7149.2</text:p>
          </table:table-cell>
        </table:table-row>
        <table:table-row table:style-name="ro1">
          <table:table-cell office:value-type="float" office:value="604.57" calcext:value-type="float">
            <text:p>604.57</text:p>
          </table:table-cell>
          <table:table-cell office:value-type="float" office:value="874" calcext:value-type="float">
            <text:p>874</text:p>
          </table:table-cell>
          <table:table-cell office:value-type="float" office:value="888.4" calcext:value-type="float">
            <text:p>888.4</text:p>
          </table:table-cell>
          <table:table-cell office:value-type="float" office:value="7030.6" calcext:value-type="float">
            <text:p>7030.6</text:p>
          </table:table-cell>
        </table:table-row>
        <table:table-row table:style-name="ro1">
          <table:table-cell office:value-type="float" office:value="605.02" calcext:value-type="float">
            <text:p>605.02</text:p>
          </table:table-cell>
          <table:table-cell office:value-type="float" office:value="865.2" calcext:value-type="float">
            <text:p>865.2</text:p>
          </table:table-cell>
          <table:table-cell office:value-type="float" office:value="899" calcext:value-type="float">
            <text:p>899</text:p>
          </table:table-cell>
          <table:table-cell office:value-type="float" office:value="6953.8" calcext:value-type="float">
            <text:p>6953.8</text:p>
          </table:table-cell>
        </table:table-row>
        <table:table-row table:style-name="ro1">
          <table:table-cell office:value-type="float" office:value="605.47" calcext:value-type="float">
            <text:p>605.47</text:p>
          </table:table-cell>
          <table:table-cell office:value-type="float" office:value="869.4" calcext:value-type="float">
            <text:p>869.4</text:p>
          </table:table-cell>
          <table:table-cell office:value-type="float" office:value="895.8" calcext:value-type="float">
            <text:p>895.8</text:p>
          </table:table-cell>
          <table:table-cell office:value-type="float" office:value="6965.6" calcext:value-type="float">
            <text:p>6965.6</text:p>
          </table:table-cell>
        </table:table-row>
        <table:table-row table:style-name="ro1">
          <table:table-cell office:value-type="float" office:value="605.93" calcext:value-type="float">
            <text:p>605.93</text:p>
          </table:table-cell>
          <table:table-cell office:value-type="float" office:value="871.2" calcext:value-type="float">
            <text:p>871.2</text:p>
          </table:table-cell>
          <table:table-cell office:value-type="float" office:value="887.8" calcext:value-type="float">
            <text:p>887.8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606.38" calcext:value-type="float">
            <text:p>606.38</text:p>
          </table:table-cell>
          <table:table-cell office:value-type="float" office:value="872.2" calcext:value-type="float">
            <text:p>872.2</text:p>
          </table:table-cell>
          <table:table-cell office:value-type="float" office:value="898.2" calcext:value-type="float">
            <text:p>898.2</text:p>
          </table:table-cell>
          <table:table-cell office:value-type="float" office:value="6769.2" calcext:value-type="float">
            <text:p>6769.2</text:p>
          </table:table-cell>
        </table:table-row>
        <table:table-row table:style-name="ro1">
          <table:table-cell office:value-type="float" office:value="606.83" calcext:value-type="float">
            <text:p>606.83</text:p>
          </table:table-cell>
          <table:table-cell office:value-type="float" office:value="874.4" calcext:value-type="float">
            <text:p>874.4</text:p>
          </table:table-cell>
          <table:table-cell office:value-type="float" office:value="889.6" calcext:value-type="float">
            <text:p>889.6</text:p>
          </table:table-cell>
          <table:table-cell office:value-type="float" office:value="6717.8" calcext:value-type="float">
            <text:p>6717.8</text:p>
          </table:table-cell>
        </table:table-row>
        <table:table-row table:style-name="ro1">
          <table:table-cell office:value-type="float" office:value="607.29" calcext:value-type="float">
            <text:p>607.29</text:p>
          </table:table-cell>
          <table:table-cell office:value-type="float" office:value="880.6" calcext:value-type="float">
            <text:p>880.6</text:p>
          </table:table-cell>
          <table:table-cell office:value-type="float" office:value="886.6" calcext:value-type="float">
            <text:p>886.6</text:p>
          </table:table-cell>
          <table:table-cell office:value-type="float" office:value="6692.2" calcext:value-type="float">
            <text:p>6692.2</text:p>
          </table:table-cell>
        </table:table-row>
        <table:table-row table:style-name="ro1">
          <table:table-cell office:value-type="float" office:value="607.74" calcext:value-type="float">
            <text:p>607.74</text:p>
          </table:table-cell>
          <table:table-cell office:value-type="float" office:value="873.4" calcext:value-type="float">
            <text:p>873.4</text:p>
          </table:table-cell>
          <table:table-cell office:value-type="float" office:value="902.4" calcext:value-type="float">
            <text:p>902.4</text:p>
          </table:table-cell>
          <table:table-cell office:value-type="float" office:value="6586.8" calcext:value-type="float">
            <text:p>6586.8</text:p>
          </table:table-cell>
        </table:table-row>
        <table:table-row table:style-name="ro1">
          <table:table-cell office:value-type="float" office:value="608.19" calcext:value-type="float">
            <text:p>608.19</text:p>
          </table:table-cell>
          <table:table-cell office:value-type="float" office:value="868.8" calcext:value-type="float">
            <text:p>868.8</text:p>
          </table:table-cell>
          <table:table-cell office:value-type="float" office:value="897.8" calcext:value-type="float">
            <text:p>897.8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08.65" calcext:value-type="float">
            <text:p>608.65</text:p>
          </table:table-cell>
          <table:table-cell office:value-type="float" office:value="876.4" calcext:value-type="float">
            <text:p>876.4</text:p>
          </table:table-cell>
          <table:table-cell office:value-type="float" office:value="893.4" calcext:value-type="float">
            <text:p>893.4</text:p>
          </table:table-cell>
          <table:table-cell office:value-type="float" office:value="6500.8" calcext:value-type="float">
            <text:p>6500.8</text:p>
          </table:table-cell>
        </table:table-row>
        <table:table-row table:style-name="ro1">
          <table:table-cell office:value-type="float" office:value="609.1" calcext:value-type="float">
            <text:p>609.1</text:p>
          </table:table-cell>
          <table:table-cell office:value-type="float" office:value="870.8" calcext:value-type="float">
            <text:p>870.8</text:p>
          </table:table-cell>
          <table:table-cell office:value-type="float" office:value="906" calcext:value-type="float">
            <text:p>906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09.55" calcext:value-type="float">
            <text:p>609.55</text:p>
          </table:table-cell>
          <table:table-cell office:value-type="float" office:value="865.6" calcext:value-type="float">
            <text:p>865.6</text:p>
          </table:table-cell>
          <table:table-cell office:value-type="float" office:value="898.2" calcext:value-type="float">
            <text:p>898.2</text:p>
          </table:table-cell>
          <table:table-cell office:value-type="float" office:value="6379.6" calcext:value-type="float">
            <text:p>6379.6</text:p>
          </table:table-cell>
        </table:table-row>
        <table:table-row table:style-name="ro1">
          <table:table-cell office:value-type="float" office:value="610.01" calcext:value-type="float">
            <text:p>610.01</text:p>
          </table:table-cell>
          <table:table-cell office:value-type="float" office:value="884.8" calcext:value-type="float">
            <text:p>884.8</text:p>
          </table:table-cell>
          <table:table-cell office:value-type="float" office:value="898.8" calcext:value-type="float">
            <text:p>898.8</text:p>
          </table:table-cell>
          <table:table-cell office:value-type="float" office:value="6295.2" calcext:value-type="float">
            <text:p>6295.2</text:p>
          </table:table-cell>
        </table:table-row>
        <table:table-row table:style-name="ro1">
          <table:table-cell office:value-type="float" office:value="610.46" calcext:value-type="float">
            <text:p>610.46</text:p>
          </table:table-cell>
          <table:table-cell office:value-type="float" office:value="879.8" calcext:value-type="float">
            <text:p>879.8</text:p>
          </table:table-cell>
          <table:table-cell office:value-type="float" office:value="927.4" calcext:value-type="float">
            <text:p>927.4</text:p>
          </table:table-cell>
          <table:table-cell office:value-type="float" office:value="6301.4" calcext:value-type="float">
            <text:p>6301.4</text:p>
          </table:table-cell>
        </table:table-row>
        <table:table-row table:style-name="ro1">
          <table:table-cell office:value-type="float" office:value="610.91" calcext:value-type="float">
            <text:p>610.91</text:p>
          </table:table-cell>
          <table:table-cell office:value-type="float" office:value="889.2" calcext:value-type="float">
            <text:p>889.2</text:p>
          </table:table-cell>
          <table:table-cell office:value-type="float" office:value="960" calcext:value-type="float">
            <text:p>960</text:p>
          </table:table-cell>
          <table:table-cell office:value-type="float" office:value="6244.2" calcext:value-type="float">
            <text:p>6244.2</text:p>
          </table:table-cell>
        </table:table-row>
        <table:table-row table:style-name="ro1">
          <table:table-cell office:value-type="float" office:value="611.36" calcext:value-type="float">
            <text:p>611.36</text:p>
          </table:table-cell>
          <table:table-cell office:value-type="float" office:value="896.8" calcext:value-type="float">
            <text:p>896.8</text:p>
          </table:table-cell>
          <table:table-cell office:value-type="float" office:value="976.2" calcext:value-type="float">
            <text:p>976.2</text:p>
          </table:table-cell>
          <table:table-cell office:value-type="float" office:value="6192.6" calcext:value-type="float">
            <text:p>6192.6</text:p>
          </table:table-cell>
        </table:table-row>
        <table:table-row table:style-name="ro1">
          <table:table-cell office:value-type="float" office:value="611.82" calcext:value-type="float">
            <text:p>611.82</text:p>
          </table:table-cell>
          <table:table-cell office:value-type="float" office:value="880.6" calcext:value-type="float">
            <text:p>880.6</text:p>
          </table:table-cell>
          <table:table-cell office:value-type="float" office:value="968.8" calcext:value-type="float">
            <text:p>968.8</text:p>
          </table:table-cell>
          <table:table-cell office:value-type="float" office:value="6111.2" calcext:value-type="float">
            <text:p>6111.2</text:p>
          </table:table-cell>
        </table:table-row>
        <table:table-row table:style-name="ro1">
          <table:table-cell office:value-type="float" office:value="612.27" calcext:value-type="float">
            <text:p>612.27</text:p>
          </table:table-cell>
          <table:table-cell office:value-type="float" office:value="888.8" calcext:value-type="float">
            <text:p>888.8</text:p>
          </table:table-cell>
          <table:table-cell office:value-type="float" office:value="937.8" calcext:value-type="float">
            <text:p>937.8</text:p>
          </table:table-cell>
          <table:table-cell office:value-type="float" office:value="6070.4" calcext:value-type="float">
            <text:p>6070.4</text:p>
          </table:table-cell>
        </table:table-row>
        <table:table-row table:style-name="ro1">
          <table:table-cell office:value-type="float" office:value="612.72" calcext:value-type="float">
            <text:p>612.72</text:p>
          </table:table-cell>
          <table:table-cell office:value-type="float" office:value="890.6" calcext:value-type="float">
            <text:p>890.6</text:p>
          </table:table-cell>
          <table:table-cell office:value-type="float" office:value="917" calcext:value-type="float">
            <text:p>917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13.18" calcext:value-type="float">
            <text:p>613.18</text:p>
          </table:table-cell>
          <table:table-cell office:value-type="float" office:value="875.8" calcext:value-type="float">
            <text:p>875.8</text:p>
          </table:table-cell>
          <table:table-cell office:value-type="float" office:value="922.2" calcext:value-type="float">
            <text:p>922.2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613.63" calcext:value-type="float">
            <text:p>613.63</text:p>
          </table:table-cell>
          <table:table-cell office:value-type="float" office:value="874.4" calcext:value-type="float">
            <text:p>874.4</text:p>
          </table:table-cell>
          <table:table-cell office:value-type="float" office:value="919" calcext:value-type="float">
            <text:p>919</text:p>
          </table:table-cell>
          <table:table-cell office:value-type="float" office:value="5879.8" calcext:value-type="float">
            <text:p>5879.8</text:p>
          </table:table-cell>
        </table:table-row>
        <table:table-row table:style-name="ro1">
          <table:table-cell office:value-type="float" office:value="614.08" calcext:value-type="float">
            <text:p>614.08</text:p>
          </table:table-cell>
          <table:table-cell office:value-type="float" office:value="885" calcext:value-type="float">
            <text:p>885</text:p>
          </table:table-cell>
          <table:table-cell office:value-type="float" office:value="909" calcext:value-type="float">
            <text:p>909</text:p>
          </table:table-cell>
          <table:table-cell office:value-type="float" office:value="5847.2" calcext:value-type="float">
            <text:p>5847.2</text:p>
          </table:table-cell>
        </table:table-row>
        <table:table-row table:style-name="ro1">
          <table:table-cell office:value-type="float" office:value="614.53" calcext:value-type="float">
            <text:p>614.53</text:p>
          </table:table-cell>
          <table:table-cell office:value-type="float" office:value="872" calcext:value-type="float">
            <text:p>872</text:p>
          </table:table-cell>
          <table:table-cell office:value-type="float" office:value="914.8" calcext:value-type="float">
            <text:p>914.8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614.99" calcext:value-type="float">
            <text:p>614.99</text:p>
          </table:table-cell>
          <table:table-cell office:value-type="float" office:value="865.6" calcext:value-type="float">
            <text:p>865.6</text:p>
          </table:table-cell>
          <table:table-cell office:value-type="float" office:value="894.2" calcext:value-type="float">
            <text:p>894.2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615.44" calcext:value-type="float">
            <text:p>615.44</text:p>
          </table:table-cell>
          <table:table-cell office:value-type="float" office:value="874.2" calcext:value-type="float">
            <text:p>874.2</text:p>
          </table:table-cell>
          <table:table-cell office:value-type="float" office:value="890" calcext:value-type="float">
            <text:p>890</text:p>
          </table:table-cell>
          <table:table-cell office:value-type="float" office:value="5610.8" calcext:value-type="float">
            <text:p>5610.8</text:p>
          </table:table-cell>
        </table:table-row>
        <table:table-row table:style-name="ro1">
          <table:table-cell office:value-type="float" office:value="615.89" calcext:value-type="float">
            <text:p>615.89</text:p>
          </table:table-cell>
          <table:table-cell office:value-type="float" office:value="873" calcext:value-type="float">
            <text:p>873</text:p>
          </table:table-cell>
          <table:table-cell office:value-type="float" office:value="905.8" calcext:value-type="float">
            <text:p>905.8</text:p>
          </table:table-cell>
          <table:table-cell office:value-type="float" office:value="5583.2" calcext:value-type="float">
            <text:p>5583.2</text:p>
          </table:table-cell>
        </table:table-row>
        <table:table-row table:style-name="ro1">
          <table:table-cell office:value-type="float" office:value="616.35" calcext:value-type="float">
            <text:p>616.35</text:p>
          </table:table-cell>
          <table:table-cell office:value-type="float" office:value="872.6" calcext:value-type="float">
            <text:p>872.6</text:p>
          </table:table-cell>
          <table:table-cell office:value-type="float" office:value="892.2" calcext:value-type="float">
            <text:p>892.2</text:p>
          </table:table-cell>
          <table:table-cell office:value-type="float" office:value="5560.4" calcext:value-type="float">
            <text:p>5560.4</text:p>
          </table:table-cell>
        </table:table-row>
        <table:table-row table:style-name="ro1">
          <table:table-cell office:value-type="float" office:value="616.8" calcext:value-type="float">
            <text:p>616.8</text:p>
          </table:table-cell>
          <table:table-cell office:value-type="float" office:value="875.6" calcext:value-type="float">
            <text:p>875.6</text:p>
          </table:table-cell>
          <table:table-cell office:value-type="float" office:value="886.2" calcext:value-type="float">
            <text:p>886.2</text:p>
          </table:table-cell>
          <table:table-cell office:value-type="float" office:value="5505.4" calcext:value-type="float">
            <text:p>5505.4</text:p>
          </table:table-cell>
        </table:table-row>
        <table:table-row table:style-name="ro1">
          <table:table-cell office:value-type="float" office:value="617.25" calcext:value-type="float">
            <text:p>617.25</text:p>
          </table:table-cell>
          <table:table-cell office:value-type="float" office:value="866.8" calcext:value-type="float">
            <text:p>866.8</text:p>
          </table:table-cell>
          <table:table-cell office:value-type="float" office:value="899.2" calcext:value-type="float">
            <text:p>899.2</text:p>
          </table:table-cell>
          <table:table-cell office:value-type="float" office:value="5408.8" calcext:value-type="float">
            <text:p>5408.8</text:p>
          </table:table-cell>
        </table:table-row>
        <table:table-row table:style-name="ro1">
          <table:table-cell office:value-type="float" office:value="617.7" calcext:value-type="float">
            <text:p>617.7</text:p>
          </table:table-cell>
          <table:table-cell office:value-type="float" office:value="869.2" calcext:value-type="float">
            <text:p>869.2</text:p>
          </table:table-cell>
          <table:table-cell office:value-type="float" office:value="885.4" calcext:value-type="float">
            <text:p>885.4</text:p>
          </table:table-cell>
          <table:table-cell office:value-type="float" office:value="5390.6" calcext:value-type="float">
            <text:p>5390.6</text:p>
          </table:table-cell>
        </table:table-row>
        <table:table-row table:style-name="ro1">
          <table:table-cell office:value-type="float" office:value="618.16" calcext:value-type="float">
            <text:p>618.16</text:p>
          </table:table-cell>
          <table:table-cell office:value-type="float" office:value="899.4" calcext:value-type="float">
            <text:p>899.4</text:p>
          </table:table-cell>
          <table:table-cell office:value-type="float" office:value="976.2" calcext:value-type="float">
            <text:p>976.2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618.61" calcext:value-type="float">
            <text:p>618.61</text:p>
          </table:table-cell>
          <table:table-cell office:value-type="float" office:value="869.8" calcext:value-type="float">
            <text:p>869.8</text:p>
          </table:table-cell>
          <table:table-cell office:value-type="float" office:value="899.4" calcext:value-type="float">
            <text:p>899.4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619.06" calcext:value-type="float">
            <text:p>619.06</text:p>
          </table:table-cell>
          <table:table-cell office:value-type="float" office:value="869.6" calcext:value-type="float">
            <text:p>869.6</text:p>
          </table:table-cell>
          <table:table-cell office:value-type="float" office:value="889.2" calcext:value-type="float">
            <text:p>889.2</text:p>
          </table:table-cell>
          <table:table-cell office:value-type="float" office:value="5222.4" calcext:value-type="float">
            <text:p>5222.4</text:p>
          </table:table-cell>
        </table:table-row>
        <table:table-row table:style-name="ro1">
          <table:table-cell office:value-type="float" office:value="619.51" calcext:value-type="float">
            <text:p>619.51</text:p>
          </table:table-cell>
          <table:table-cell office:value-type="float" office:value="873.4" calcext:value-type="float">
            <text:p>873.4</text:p>
          </table:table-cell>
          <table:table-cell office:value-type="float" office:value="883" calcext:value-type="float">
            <text:p>883</text:p>
          </table:table-cell>
          <table:table-cell office:value-type="float" office:value="5154.8" calcext:value-type="float">
            <text:p>5154.8</text:p>
          </table:table-cell>
        </table:table-row>
        <table:table-row table:style-name="ro1">
          <table:table-cell office:value-type="float" office:value="619.97" calcext:value-type="float">
            <text:p>619.97</text:p>
          </table:table-cell>
          <table:table-cell office:value-type="float" office:value="860.6" calcext:value-type="float">
            <text:p>860.6</text:p>
          </table:table-cell>
          <table:table-cell office:value-type="float" office:value="898.8" calcext:value-type="float">
            <text:p>898.8</text:p>
          </table:table-cell>
          <table:table-cell office:value-type="float" office:value="5117.8" calcext:value-type="float">
            <text:p>5117.8</text:p>
          </table:table-cell>
        </table:table-row>
        <table:table-row table:style-name="ro1">
          <table:table-cell office:value-type="float" office:value="620.42" calcext:value-type="float">
            <text:p>620.42</text:p>
          </table:table-cell>
          <table:table-cell office:value-type="float" office:value="869" calcext:value-type="float">
            <text:p>869</text:p>
          </table:table-cell>
          <table:table-cell office:value-type="float" office:value="893.2" calcext:value-type="float">
            <text:p>893.2</text:p>
          </table:table-cell>
          <table:table-cell office:value-type="float" office:value="5053.2" calcext:value-type="float">
            <text:p>5053.2</text:p>
          </table:table-cell>
        </table:table-row>
        <table:table-row table:style-name="ro1">
          <table:table-cell office:value-type="float" office:value="620.87" calcext:value-type="float">
            <text:p>620.87</text:p>
          </table:table-cell>
          <table:table-cell office:value-type="float" office:value="873.8" calcext:value-type="float">
            <text:p>873.8</text:p>
          </table:table-cell>
          <table:table-cell office:value-type="float" office:value="885.2" calcext:value-type="float">
            <text:p>885.2</text:p>
          </table:table-cell>
          <table:table-cell office:value-type="float" office:value="4983.8" calcext:value-type="float">
            <text:p>4983.8</text:p>
          </table:table-cell>
        </table:table-row>
        <table:table-row table:style-name="ro1">
          <table:table-cell office:value-type="float" office:value="621.32" calcext:value-type="float">
            <text:p>621.32</text:p>
          </table:table-cell>
          <table:table-cell office:value-type="float" office:value="868.6" calcext:value-type="float">
            <text:p>868.6</text:p>
          </table:table-cell>
          <table:table-cell office:value-type="float" office:value="877.8" calcext:value-type="float">
            <text:p>877.8</text:p>
          </table:table-cell>
          <table:table-cell office:value-type="float" office:value="4920.4" calcext:value-type="float">
            <text:p>4920.4</text:p>
          </table:table-cell>
        </table:table-row>
        <table:table-row table:style-name="ro1">
          <table:table-cell office:value-type="float" office:value="621.77" calcext:value-type="float">
            <text:p>621.77</text:p>
          </table:table-cell>
          <table:table-cell office:value-type="float" office:value="874.2" calcext:value-type="float">
            <text:p>874.2</text:p>
          </table:table-cell>
          <table:table-cell office:value-type="float" office:value="885.6" calcext:value-type="float">
            <text:p>885.6</text:p>
          </table:table-cell>
          <table:table-cell office:value-type="float" office:value="4877.4" calcext:value-type="float">
            <text:p>4877.4</text:p>
          </table:table-cell>
        </table:table-row>
        <table:table-row table:style-name="ro1">
          <table:table-cell office:value-type="float" office:value="622.23" calcext:value-type="float">
            <text:p>622.23</text:p>
          </table:table-cell>
          <table:table-cell office:value-type="float" office:value="882.2" calcext:value-type="float">
            <text:p>882.2</text:p>
          </table:table-cell>
          <table:table-cell office:value-type="float" office:value="877" calcext:value-type="float">
            <text:p>877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622.68" calcext:value-type="float">
            <text:p>622.68</text:p>
          </table:table-cell>
          <table:table-cell office:value-type="float" office:value="864.2" calcext:value-type="float">
            <text:p>864.2</text:p>
          </table:table-cell>
          <table:table-cell office:value-type="float" office:value="898.4" calcext:value-type="float">
            <text:p>898.4</text:p>
          </table:table-cell>
          <table:table-cell office:value-type="float" office:value="4777.6" calcext:value-type="float">
            <text:p>4777.6</text:p>
          </table:table-cell>
        </table:table-row>
        <table:table-row table:style-name="ro1">
          <table:table-cell office:value-type="float" office:value="623.13" calcext:value-type="float">
            <text:p>623.13</text:p>
          </table:table-cell>
          <table:table-cell office:value-type="float" office:value="876.8" calcext:value-type="float">
            <text:p>876.8</text:p>
          </table:table-cell>
          <table:table-cell office:value-type="float" office:value="890.2" calcext:value-type="float">
            <text:p>890.2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623.58" calcext:value-type="float">
            <text:p>623.58</text:p>
          </table:table-cell>
          <table:table-cell office:value-type="float" office:value="874.4" calcext:value-type="float">
            <text:p>874.4</text:p>
          </table:table-cell>
          <table:table-cell office:value-type="float" office:value="862.4" calcext:value-type="float">
            <text:p>862.4</text:p>
          </table:table-cell>
          <table:table-cell office:value-type="float" office:value="4702.8" calcext:value-type="float">
            <text:p>4702.8</text:p>
          </table:table-cell>
        </table:table-row>
        <table:table-row table:style-name="ro1">
          <table:table-cell office:value-type="float" office:value="624.04" calcext:value-type="float">
            <text:p>624.04</text:p>
          </table:table-cell>
          <table:table-cell office:value-type="float" office:value="872.2" calcext:value-type="float">
            <text:p>872.2</text:p>
          </table:table-cell>
          <table:table-cell office:value-type="float" office:value="897.4" calcext:value-type="float">
            <text:p>897.4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624.49" calcext:value-type="float">
            <text:p>624.49</text:p>
          </table:table-cell>
          <table:table-cell office:value-type="float" office:value="862.2" calcext:value-type="float">
            <text:p>862.2</text:p>
          </table:table-cell>
          <table:table-cell office:value-type="float" office:value="889" calcext:value-type="float">
            <text:p>889</text:p>
          </table:table-cell>
          <table:table-cell office:value-type="float" office:value="4596.6" calcext:value-type="float">
            <text:p>4596.6</text:p>
          </table:table-cell>
        </table:table-row>
        <table:table-row table:style-name="ro1">
          <table:table-cell office:value-type="float" office:value="624.94" calcext:value-type="float">
            <text:p>624.94</text:p>
          </table:table-cell>
          <table:table-cell office:value-type="float" office:value="875.2" calcext:value-type="float">
            <text:p>875.2</text:p>
          </table:table-cell>
          <table:table-cell office:value-type="float" office:value="894.4" calcext:value-type="float">
            <text:p>894.4</text:p>
          </table:table-cell>
          <table:table-cell office:value-type="float" office:value="4566.8" calcext:value-type="float">
            <text:p>4566.8</text:p>
          </table:table-cell>
        </table:table-row>
        <table:table-row table:style-name="ro1">
          <table:table-cell office:value-type="float" office:value="625.39" calcext:value-type="float">
            <text:p>625.39</text:p>
          </table:table-cell>
          <table:table-cell office:value-type="float" office:value="867.8" calcext:value-type="float">
            <text:p>867.8</text:p>
          </table:table-cell>
          <table:table-cell office:value-type="float" office:value="899.6" calcext:value-type="float">
            <text:p>899.6</text:p>
          </table:table-cell>
          <table:table-cell office:value-type="float" office:value="4509.2" calcext:value-type="float">
            <text:p>4509.2</text:p>
          </table:table-cell>
        </table:table-row>
        <table:table-row table:style-name="ro1">
          <table:table-cell office:value-type="float" office:value="625.84" calcext:value-type="float">
            <text:p>625.84</text:p>
          </table:table-cell>
          <table:table-cell office:value-type="float" office:value="865.8" calcext:value-type="float">
            <text:p>865.8</text:p>
          </table:table-cell>
          <table:table-cell office:value-type="float" office:value="888.6" calcext:value-type="float">
            <text:p>888.6</text:p>
          </table:table-cell>
          <table:table-cell office:value-type="float" office:value="4453.2" calcext:value-type="float">
            <text:p>4453.2</text:p>
          </table:table-cell>
        </table:table-row>
        <table:table-row table:style-name="ro1">
          <table:table-cell office:value-type="float" office:value="626.3" calcext:value-type="float">
            <text:p>626.3</text:p>
          </table:table-cell>
          <table:table-cell office:value-type="float" office:value="873.4" calcext:value-type="float">
            <text:p>873.4</text:p>
          </table:table-cell>
          <table:table-cell office:value-type="float" office:value="875.8" calcext:value-type="float">
            <text:p>875.8</text:p>
          </table:table-cell>
          <table:table-cell office:value-type="float" office:value="4403.4" calcext:value-type="float">
            <text:p>4403.4</text:p>
          </table:table-cell>
        </table:table-row>
        <table:table-row table:style-name="ro1">
          <table:table-cell office:value-type="float" office:value="626.75" calcext:value-type="float">
            <text:p>626.75</text:p>
          </table:table-cell>
          <table:table-cell office:value-type="float" office:value="866.4" calcext:value-type="float">
            <text:p>866.4</text:p>
          </table:table-cell>
          <table:table-cell office:value-type="float" office:value="893.4" calcext:value-type="float">
            <text:p>893.4</text:p>
          </table:table-cell>
          <table:table-cell office:value-type="float" office:value="4339.2" calcext:value-type="float">
            <text:p>4339.2</text:p>
          </table:table-cell>
        </table:table-row>
        <table:table-row table:style-name="ro1">
          <table:table-cell office:value-type="float" office:value="627.2" calcext:value-type="float">
            <text:p>627.2</text:p>
          </table:table-cell>
          <table:table-cell office:value-type="float" office:value="864.8" calcext:value-type="float">
            <text:p>864.8</text:p>
          </table:table-cell>
          <table:table-cell office:value-type="float" office:value="886.4" calcext:value-type="float">
            <text:p>886.4</text:p>
          </table:table-cell>
          <table:table-cell office:value-type="float" office:value="4320.2" calcext:value-type="float">
            <text:p>4320.2</text:p>
          </table:table-cell>
        </table:table-row>
        <table:table-row table:style-name="ro1">
          <table:table-cell office:value-type="float" office:value="627.65" calcext:value-type="float">
            <text:p>627.65</text:p>
          </table:table-cell>
          <table:table-cell office:value-type="float" office:value="881.2" calcext:value-type="float">
            <text:p>881.2</text:p>
          </table:table-cell>
          <table:table-cell office:value-type="float" office:value="884.8" calcext:value-type="float">
            <text:p>884.8</text:p>
          </table:table-cell>
          <table:table-cell office:value-type="float" office:value="4265.2" calcext:value-type="float">
            <text:p>4265.2</text:p>
          </table:table-cell>
        </table:table-row>
        <table:table-row table:style-name="ro1">
          <table:table-cell office:value-type="float" office:value="628.1" calcext:value-type="float">
            <text:p>628.1</text:p>
          </table:table-cell>
          <table:table-cell office:value-type="float" office:value="866.6" calcext:value-type="float">
            <text:p>866.6</text:p>
          </table:table-cell>
          <table:table-cell office:value-type="float" office:value="895.6" calcext:value-type="float">
            <text:p>895.6</text:p>
          </table:table-cell>
          <table:table-cell office:value-type="float" office:value="4211.6" calcext:value-type="float">
            <text:p>4211.6</text:p>
          </table:table-cell>
        </table:table-row>
        <table:table-row table:style-name="ro1">
          <table:table-cell office:value-type="float" office:value="628.56" calcext:value-type="float">
            <text:p>628.56</text:p>
          </table:table-cell>
          <table:table-cell office:value-type="float" office:value="870.8" calcext:value-type="float">
            <text:p>870.8</text:p>
          </table:table-cell>
          <table:table-cell office:value-type="float" office:value="894" calcext:value-type="float">
            <text:p>894</text:p>
          </table:table-cell>
          <table:table-cell office:value-type="float" office:value="4176.8" calcext:value-type="float">
            <text:p>4176.8</text:p>
          </table:table-cell>
        </table:table-row>
        <table:table-row table:style-name="ro1">
          <table:table-cell office:value-type="float" office:value="629.01" calcext:value-type="float">
            <text:p>629.01</text:p>
          </table:table-cell>
          <table:table-cell office:value-type="float" office:value="874.6" calcext:value-type="float">
            <text:p>874.6</text:p>
          </table:table-cell>
          <table:table-cell office:value-type="float" office:value="877.2" calcext:value-type="float">
            <text:p>877.2</text:p>
          </table:table-cell>
          <table:table-cell office:value-type="float" office:value="4113.8" calcext:value-type="float">
            <text:p>4113.8</text:p>
          </table:table-cell>
        </table:table-row>
        <table:table-row table:style-name="ro1">
          <table:table-cell office:value-type="float" office:value="629.46" calcext:value-type="float">
            <text:p>629.46</text:p>
          </table:table-cell>
          <table:table-cell office:value-type="float" office:value="867.6" calcext:value-type="float">
            <text:p>867.6</text:p>
          </table:table-cell>
          <table:table-cell office:value-type="float" office:value="888.8" calcext:value-type="float">
            <text:p>888.8</text:p>
          </table:table-cell>
          <table:table-cell office:value-type="float" office:value="4103.6" calcext:value-type="float">
            <text:p>4103.6</text:p>
          </table:table-cell>
        </table:table-row>
        <table:table-row table:style-name="ro1">
          <table:table-cell office:value-type="float" office:value="629.91" calcext:value-type="float">
            <text:p>629.91</text:p>
          </table:table-cell>
          <table:table-cell office:value-type="float" office:value="865" calcext:value-type="float">
            <text:p>865</text:p>
          </table:table-cell>
          <table:table-cell office:value-type="float" office:value="891" calcext:value-type="float">
            <text:p>891</text:p>
          </table:table-cell>
          <table:table-cell office:value-type="float" office:value="4074.2" calcext:value-type="float">
            <text:p>4074.2</text:p>
          </table:table-cell>
        </table:table-row>
        <table:table-row table:style-name="ro1">
          <table:table-cell office:value-type="float" office:value="630.36" calcext:value-type="float">
            <text:p>630.36</text:p>
          </table:table-cell>
          <table:table-cell office:value-type="float" office:value="875.4" calcext:value-type="float">
            <text:p>875.4</text:p>
          </table:table-cell>
          <table:table-cell office:value-type="float" office:value="875" calcext:value-type="float">
            <text:p>875</text:p>
          </table:table-cell>
          <table:table-cell office:value-type="float" office:value="3970.8" calcext:value-type="float">
            <text:p>3970.8</text:p>
          </table:table-cell>
        </table:table-row>
        <table:table-row table:style-name="ro1">
          <table:table-cell office:value-type="float" office:value="630.82" calcext:value-type="float">
            <text:p>630.82</text:p>
          </table:table-cell>
          <table:table-cell office:value-type="float" office:value="866" calcext:value-type="float">
            <text:p>866</text:p>
          </table:table-cell>
          <table:table-cell office:value-type="float" office:value="892.6" calcext:value-type="float">
            <text:p>892.6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631.27" calcext:value-type="float">
            <text:p>631.27</text:p>
          </table:table-cell>
          <table:table-cell office:value-type="float" office:value="868.2" calcext:value-type="float">
            <text:p>868.2</text:p>
          </table:table-cell>
          <table:table-cell office:value-type="float" office:value="893.8" calcext:value-type="float">
            <text:p>893.8</text:p>
          </table:table-cell>
          <table:table-cell office:value-type="float" office:value="3920.6" calcext:value-type="float">
            <text:p>3920.6</text:p>
          </table:table-cell>
        </table:table-row>
        <table:table-row table:style-name="ro1">
          <table:table-cell office:value-type="float" office:value="631.72" calcext:value-type="float">
            <text:p>631.72</text:p>
          </table:table-cell>
          <table:table-cell office:value-type="float" office:value="879.8" calcext:value-type="float">
            <text:p>879.8</text:p>
          </table:table-cell>
          <table:table-cell office:value-type="float" office:value="881.2" calcext:value-type="float">
            <text:p>881.2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632.17" calcext:value-type="float">
            <text:p>632.17</text:p>
          </table:table-cell>
          <table:table-cell office:value-type="float" office:value="866" calcext:value-type="float">
            <text:p>866</text:p>
          </table:table-cell>
          <table:table-cell office:value-type="float" office:value="890.4" calcext:value-type="float">
            <text:p>890.4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632.62" calcext:value-type="float">
            <text:p>632.62</text:p>
          </table:table-cell>
          <table:table-cell office:value-type="float" office:value="857" calcext:value-type="float">
            <text:p>857</text:p>
          </table:table-cell>
          <table:table-cell office:value-type="float" office:value="889" calcext:value-type="float">
            <text:p>889</text:p>
          </table:table-cell>
          <table:table-cell office:value-type="float" office:value="3770.2" calcext:value-type="float">
            <text:p>3770.2</text:p>
          </table:table-cell>
        </table:table-row>
        <table:table-row table:style-name="ro1">
          <table:table-cell office:value-type="float" office:value="633.07" calcext:value-type="float">
            <text:p>633.07</text:p>
          </table:table-cell>
          <table:table-cell office:value-type="float" office:value="868.4" calcext:value-type="float">
            <text:p>868.4</text:p>
          </table:table-cell>
          <table:table-cell office:value-type="float" office:value="872.6" calcext:value-type="float">
            <text:p>872.6</text:p>
          </table:table-cell>
          <table:table-cell office:value-type="float" office:value="3750.6" calcext:value-type="float">
            <text:p>3750.6</text:p>
          </table:table-cell>
        </table:table-row>
        <table:table-row table:style-name="ro1">
          <table:table-cell office:value-type="float" office:value="633.53" calcext:value-type="float">
            <text:p>633.53</text:p>
          </table:table-cell>
          <table:table-cell office:value-type="float" office:value="863.2" calcext:value-type="float">
            <text:p>863.2</text:p>
          </table:table-cell>
          <table:table-cell office:value-type="float" office:value="881.2" calcext:value-type="float">
            <text:p>881.2</text:p>
          </table:table-cell>
          <table:table-cell office:value-type="float" office:value="3685.6" calcext:value-type="float">
            <text:p>3685.6</text:p>
          </table:table-cell>
        </table:table-row>
        <table:table-row table:style-name="ro1">
          <table:table-cell office:value-type="float" office:value="633.98" calcext:value-type="float">
            <text:p>633.98</text:p>
          </table:table-cell>
          <table:table-cell office:value-type="float" office:value="869" calcext:value-type="float">
            <text:p>869</text:p>
          </table:table-cell>
          <table:table-cell office:value-type="float" office:value="890.6" calcext:value-type="float">
            <text:p>890.6</text:p>
          </table:table-cell>
          <table:table-cell office:value-type="float" office:value="3667.6" calcext:value-type="float">
            <text:p>3667.6</text:p>
          </table:table-cell>
        </table:table-row>
        <table:table-row table:style-name="ro1">
          <table:table-cell office:value-type="float" office:value="634.43" calcext:value-type="float">
            <text:p>634.43</text:p>
          </table:table-cell>
          <table:table-cell office:value-type="float" office:value="869.4" calcext:value-type="float">
            <text:p>869.4</text:p>
          </table:table-cell>
          <table:table-cell office:value-type="float" office:value="872.8" calcext:value-type="float">
            <text:p>872.8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863.6" calcext:value-type="float">
            <text:p>863.6</text:p>
          </table:table-cell>
          <table:table-cell office:value-type="float" office:value="879.4" calcext:value-type="float">
            <text:p>879.4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635.33" calcext:value-type="float">
            <text:p>635.33</text:p>
          </table:table-cell>
          <table:table-cell office:value-type="float" office:value="868.4" calcext:value-type="float">
            <text:p>868.4</text:p>
          </table:table-cell>
          <table:table-cell office:value-type="float" office:value="880" calcext:value-type="float">
            <text:p>880</text:p>
          </table:table-cell>
          <table:table-cell office:value-type="float" office:value="3573.6" calcext:value-type="float">
            <text:p>3573.6</text:p>
          </table:table-cell>
        </table:table-row>
        <table:table-row table:style-name="ro1">
          <table:table-cell office:value-type="float" office:value="635.78" calcext:value-type="float">
            <text:p>635.78</text:p>
          </table:table-cell>
          <table:table-cell office:value-type="float" office:value="879.6" calcext:value-type="float">
            <text:p>879.6</text:p>
          </table:table-cell>
          <table:table-cell office:value-type="float" office:value="879.8" calcext:value-type="float">
            <text:p>879.8</text:p>
          </table:table-cell>
          <table:table-cell office:value-type="float" office:value="3504.8" calcext:value-type="float">
            <text:p>3504.8</text:p>
          </table:table-cell>
        </table:table-row>
        <table:table-row table:style-name="ro1">
          <table:table-cell office:value-type="float" office:value="636.24" calcext:value-type="float">
            <text:p>636.24</text:p>
          </table:table-cell>
          <table:table-cell office:value-type="float" office:value="871" calcext:value-type="float">
            <text:p>871</text:p>
          </table:table-cell>
          <table:table-cell office:value-type="float" office:value="889.6" calcext:value-type="float">
            <text:p>889.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636.69" calcext:value-type="float">
            <text:p>636.69</text:p>
          </table:table-cell>
          <table:table-cell office:value-type="float" office:value="870.8" calcext:value-type="float">
            <text:p>870.8</text:p>
          </table:table-cell>
          <table:table-cell office:value-type="float" office:value="885.2" calcext:value-type="float">
            <text:p>885.2</text:p>
          </table:table-cell>
          <table:table-cell office:value-type="float" office:value="3450.4" calcext:value-type="float">
            <text:p>3450.4</text:p>
          </table:table-cell>
        </table:table-row>
        <table:table-row table:style-name="ro1">
          <table:table-cell office:value-type="float" office:value="637.14" calcext:value-type="float">
            <text:p>637.14</text:p>
          </table:table-cell>
          <table:table-cell office:value-type="float" office:value="867.4" calcext:value-type="float">
            <text:p>867.4</text:p>
          </table:table-cell>
          <table:table-cell office:value-type="float" office:value="869.2" calcext:value-type="float">
            <text:p>869.2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637.59" calcext:value-type="float">
            <text:p>637.59</text:p>
          </table:table-cell>
          <table:table-cell office:value-type="float" office:value="861.6" calcext:value-type="float">
            <text:p>861.6</text:p>
          </table:table-cell>
          <table:table-cell office:value-type="float" office:value="879.4" calcext:value-type="float">
            <text:p>879.4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638.04" calcext:value-type="float">
            <text:p>638.04</text:p>
          </table:table-cell>
          <table:table-cell office:value-type="float" office:value="856.8" calcext:value-type="float">
            <text:p>856.8</text:p>
          </table:table-cell>
          <table:table-cell office:value-type="float" office:value="883.6" calcext:value-type="float">
            <text:p>883.6</text:p>
          </table:table-cell>
          <table:table-cell office:value-type="float" office:value="3319.2" calcext:value-type="float">
            <text:p>3319.2</text:p>
          </table:table-cell>
        </table:table-row>
        <table:table-row table:style-name="ro1">
          <table:table-cell office:value-type="float" office:value="638.49" calcext:value-type="float">
            <text:p>638.49</text:p>
          </table:table-cell>
          <table:table-cell office:value-type="float" office:value="865.8" calcext:value-type="float">
            <text:p>865.8</text:p>
          </table:table-cell>
          <table:table-cell office:value-type="float" office:value="871.8" calcext:value-type="float">
            <text:p>871.8</text:p>
          </table:table-cell>
          <table:table-cell office:value-type="float" office:value="3282.6" calcext:value-type="float">
            <text:p>3282.6</text:p>
          </table:table-cell>
        </table:table-row>
        <table:table-row table:style-name="ro1">
          <table:table-cell office:value-type="float" office:value="638.94" calcext:value-type="float">
            <text:p>638.94</text:p>
          </table:table-cell>
          <table:table-cell office:value-type="float" office:value="869.8" calcext:value-type="float">
            <text:p>869.8</text:p>
          </table:table-cell>
          <table:table-cell office:value-type="float" office:value="876.8" calcext:value-type="float">
            <text:p>876.8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639.39" calcext:value-type="float">
            <text:p>639.39</text:p>
          </table:table-cell>
          <table:table-cell office:value-type="float" office:value="871.6" calcext:value-type="float">
            <text:p>871.6</text:p>
          </table:table-cell>
          <table:table-cell office:value-type="float" office:value="878.6" calcext:value-type="float">
            <text:p>878.6</text:p>
          </table:table-cell>
          <table:table-cell office:value-type="float" office:value="3220.2" calcext:value-type="float">
            <text:p>3220.2</text:p>
          </table:table-cell>
        </table:table-row>
        <table:table-row table:style-name="ro1">
          <table:table-cell office:value-type="float" office:value="639.85" calcext:value-type="float">
            <text:p>639.85</text:p>
          </table:table-cell>
          <table:table-cell office:value-type="float" office:value="877.2" calcext:value-type="float">
            <text:p>877.2</text:p>
          </table:table-cell>
          <table:table-cell office:value-type="float" office:value="871.2" calcext:value-type="float">
            <text:p>871.2</text:p>
          </table:table-cell>
          <table:table-cell office:value-type="float" office:value="3201.8" calcext:value-type="float">
            <text:p>3201.8</text:p>
          </table:table-cell>
        </table:table-row>
        <table:table-row table:style-name="ro1">
          <table:table-cell office:value-type="float" office:value="640.3" calcext:value-type="float">
            <text:p>640.3</text:p>
          </table:table-cell>
          <table:table-cell office:value-type="float" office:value="868" calcext:value-type="float">
            <text:p>868</text:p>
          </table:table-cell>
          <table:table-cell office:value-type="float" office:value="881" calcext:value-type="float">
            <text:p>881</text:p>
          </table:table-cell>
          <table:table-cell office:value-type="float" office:value="3154.2" calcext:value-type="float">
            <text:p>3154.2</text:p>
          </table:table-cell>
        </table:table-row>
        <table:table-row table:style-name="ro1">
          <table:table-cell office:value-type="float" office:value="640.75" calcext:value-type="float">
            <text:p>640.75</text:p>
          </table:table-cell>
          <table:table-cell office:value-type="float" office:value="866.4" calcext:value-type="float">
            <text:p>866.4</text:p>
          </table:table-cell>
          <table:table-cell office:value-type="float" office:value="878.8" calcext:value-type="float">
            <text:p>878.8</text:p>
          </table:table-cell>
          <table:table-cell office:value-type="float" office:value="3127.8" calcext:value-type="float">
            <text:p>3127.8</text:p>
          </table:table-cell>
        </table:table-row>
        <table:table-row table:style-name="ro1">
          <table:table-cell office:value-type="float" office:value="641.2" calcext:value-type="float">
            <text:p>641.2</text:p>
          </table:table-cell>
          <table:table-cell office:value-type="float" office:value="877.2" calcext:value-type="float">
            <text:p>877.2</text:p>
          </table:table-cell>
          <table:table-cell office:value-type="float" office:value="872.4" calcext:value-type="float">
            <text:p>872.4</text:p>
          </table:table-cell>
          <table:table-cell office:value-type="float" office:value="3083.8" calcext:value-type="float">
            <text:p>3083.8</text:p>
          </table:table-cell>
        </table:table-row>
        <table:table-row table:style-name="ro1">
          <table:table-cell office:value-type="float" office:value="641.65" calcext:value-type="float">
            <text:p>641.65</text:p>
          </table:table-cell>
          <table:table-cell office:value-type="float" office:value="865.4" calcext:value-type="float">
            <text:p>865.4</text:p>
          </table:table-cell>
          <table:table-cell office:value-type="float" office:value="873.8" calcext:value-type="float">
            <text:p>873.8</text:p>
          </table:table-cell>
          <table:table-cell office:value-type="float" office:value="3051.2" calcext:value-type="float">
            <text:p>3051.2</text:p>
          </table:table-cell>
        </table:table-row>
        <table:table-row table:style-name="ro1">
          <table:table-cell office:value-type="float" office:value="642.1" calcext:value-type="float">
            <text:p>642.1</text:p>
          </table:table-cell>
          <table:table-cell office:value-type="float" office:value="865.2" calcext:value-type="float">
            <text:p>865.2</text:p>
          </table:table-cell>
          <table:table-cell office:value-type="float" office:value="878.8" calcext:value-type="float">
            <text:p>878.8</text:p>
          </table:table-cell>
          <table:table-cell office:value-type="float" office:value="3028.4" calcext:value-type="float">
            <text:p>3028.4</text:p>
          </table:table-cell>
        </table:table-row>
        <table:table-row table:style-name="ro1">
          <table:table-cell office:value-type="float" office:value="642.55" calcext:value-type="float">
            <text:p>642.55</text:p>
          </table:table-cell>
          <table:table-cell office:value-type="float" office:value="877.2" calcext:value-type="float">
            <text:p>877.2</text:p>
          </table:table-cell>
          <table:table-cell office:value-type="float" office:value="873.8" calcext:value-type="float">
            <text:p>873.8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67.8" calcext:value-type="float">
            <text:p>867.8</text:p>
          </table:table-cell>
          <table:table-cell office:value-type="float" office:value="877.6" calcext:value-type="float">
            <text:p>877.6</text:p>
          </table:table-cell>
          <table:table-cell office:value-type="float" office:value="2955.6" calcext:value-type="float">
            <text:p>2955.6</text:p>
          </table:table-cell>
        </table:table-row>
        <table:table-row table:style-name="ro1">
          <table:table-cell office:value-type="float" office:value="643.46" calcext:value-type="float">
            <text:p>643.46</text:p>
          </table:table-cell>
          <table:table-cell office:value-type="float" office:value="864.8" calcext:value-type="float">
            <text:p>864.8</text:p>
          </table:table-cell>
          <table:table-cell office:value-type="float" office:value="880.8" calcext:value-type="float">
            <text:p>880.8</text:p>
          </table:table-cell>
          <table:table-cell office:value-type="float" office:value="2936.8" calcext:value-type="float">
            <text:p>2936.8</text:p>
          </table:table-cell>
        </table:table-row>
        <table:table-row table:style-name="ro1">
          <table:table-cell office:value-type="float" office:value="643.91" calcext:value-type="float">
            <text:p>643.91</text:p>
          </table:table-cell>
          <table:table-cell office:value-type="float" office:value="874.8" calcext:value-type="float">
            <text:p>874.8</text:p>
          </table:table-cell>
          <table:table-cell office:value-type="float" office:value="872.6" calcext:value-type="float">
            <text:p>872.6</text:p>
          </table:table-cell>
          <table:table-cell office:value-type="float" office:value="2906.2" calcext:value-type="float">
            <text:p>2906.2</text:p>
          </table:table-cell>
        </table:table-row>
        <table:table-row table:style-name="ro1">
          <table:table-cell office:value-type="float" office:value="644.36" calcext:value-type="float">
            <text:p>644.36</text:p>
          </table:table-cell>
          <table:table-cell office:value-type="float" office:value="862" calcext:value-type="float">
            <text:p>862</text:p>
          </table:table-cell>
          <table:table-cell office:value-type="float" office:value="877.2" calcext:value-type="float">
            <text:p>877.2</text:p>
          </table:table-cell>
          <table:table-cell office:value-type="float" office:value="2874.2" calcext:value-type="float">
            <text:p>2874.2</text:p>
          </table:table-cell>
        </table:table-row>
        <table:table-row table:style-name="ro1">
          <table:table-cell office:value-type="float" office:value="644.81" calcext:value-type="float">
            <text:p>644.81</text:p>
          </table:table-cell>
          <table:table-cell office:value-type="float" office:value="862" calcext:value-type="float">
            <text:p>862</text:p>
          </table:table-cell>
          <table:table-cell office:value-type="float" office:value="877.6" calcext:value-type="float">
            <text:p>877.6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645.26" calcext:value-type="float">
            <text:p>645.26</text:p>
          </table:table-cell>
          <table:table-cell office:value-type="float" office:value="876.8" calcext:value-type="float">
            <text:p>876.8</text:p>
          </table:table-cell>
          <table:table-cell office:value-type="float" office:value="864.6" calcext:value-type="float">
            <text:p>864.6</text:p>
          </table:table-cell>
          <table:table-cell office:value-type="float" office:value="2822.4" calcext:value-type="float">
            <text:p>2822.4</text:p>
          </table:table-cell>
        </table:table-row>
        <table:table-row table:style-name="ro1">
          <table:table-cell office:value-type="float" office:value="645.71" calcext:value-type="float">
            <text:p>645.71</text:p>
          </table:table-cell>
          <table:table-cell office:value-type="float" office:value="859.8" calcext:value-type="float">
            <text:p>859.8</text:p>
          </table:table-cell>
          <table:table-cell office:value-type="float" office:value="880.4" calcext:value-type="float">
            <text:p>880.4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646.16" calcext:value-type="float">
            <text:p>646.16</text:p>
          </table:table-cell>
          <table:table-cell office:value-type="float" office:value="857.6" calcext:value-type="float">
            <text:p>857.6</text:p>
          </table:table-cell>
          <table:table-cell office:value-type="float" office:value="879.4" calcext:value-type="float">
            <text:p>879.4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646.61" calcext:value-type="float">
            <text:p>646.61</text:p>
          </table:table-cell>
          <table:table-cell office:value-type="float" office:value="876.8" calcext:value-type="float">
            <text:p>876.8</text:p>
          </table:table-cell>
          <table:table-cell office:value-type="float" office:value="866" calcext:value-type="float">
            <text:p>866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647.06" calcext:value-type="float">
            <text:p>647.06</text:p>
          </table:table-cell>
          <table:table-cell office:value-type="float" office:value="865.8" calcext:value-type="float">
            <text:p>865.8</text:p>
          </table:table-cell>
          <table:table-cell office:value-type="float" office:value="871.8" calcext:value-type="float">
            <text:p>871.8</text:p>
          </table:table-cell>
          <table:table-cell office:value-type="float" office:value="2705.4" calcext:value-type="float">
            <text:p>2705.4</text:p>
          </table:table-cell>
        </table:table-row>
        <table:table-row table:style-name="ro1">
          <table:table-cell office:value-type="float" office:value="647.51" calcext:value-type="float">
            <text:p>647.51</text:p>
          </table:table-cell>
          <table:table-cell office:value-type="float" office:value="856.8" calcext:value-type="float">
            <text:p>856.8</text:p>
          </table:table-cell>
          <table:table-cell office:value-type="float" office:value="880.8" calcext:value-type="float">
            <text:p>880.8</text:p>
          </table:table-cell>
          <table:table-cell office:value-type="float" office:value="2708.8" calcext:value-type="float">
            <text:p>2708.8</text:p>
          </table:table-cell>
        </table:table-row>
        <table:table-row table:style-name="ro1">
          <table:table-cell office:value-type="float" office:value="647.96" calcext:value-type="float">
            <text:p>647.96</text:p>
          </table:table-cell>
          <table:table-cell office:value-type="float" office:value="869.2" calcext:value-type="float">
            <text:p>869.2</text:p>
          </table:table-cell>
          <table:table-cell office:value-type="float" office:value="859.8" calcext:value-type="float">
            <text:p>859.8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648.41" calcext:value-type="float">
            <text:p>648.41</text:p>
          </table:table-cell>
          <table:table-cell office:value-type="float" office:value="865.6" calcext:value-type="float">
            <text:p>865.6</text:p>
          </table:table-cell>
          <table:table-cell office:value-type="float" office:value="870.8" calcext:value-type="float">
            <text:p>870.8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648.87" calcext:value-type="float">
            <text:p>648.87</text:p>
          </table:table-cell>
          <table:table-cell office:value-type="float" office:value="861.2" calcext:value-type="float">
            <text:p>861.2</text:p>
          </table:table-cell>
          <table:table-cell office:value-type="float" office:value="886.6" calcext:value-type="float">
            <text:p>886.6</text:p>
          </table:table-cell>
          <table:table-cell office:value-type="float" office:value="2624.2" calcext:value-type="float">
            <text:p>2624.2</text:p>
          </table:table-cell>
        </table:table-row>
        <table:table-row table:style-name="ro1">
          <table:table-cell office:value-type="float" office:value="649.32" calcext:value-type="float">
            <text:p>649.32</text:p>
          </table:table-cell>
          <table:table-cell office:value-type="float" office:value="870.8" calcext:value-type="float">
            <text:p>870.8</text:p>
          </table:table-cell>
          <table:table-cell office:value-type="float" office:value="868" calcext:value-type="float">
            <text:p>868</text:p>
          </table:table-cell>
          <table:table-cell office:value-type="float" office:value="2586.6" calcext:value-type="float">
            <text:p>2586.6</text:p>
          </table:table-cell>
        </table:table-row>
        <table:table-row table:style-name="ro1">
          <table:table-cell office:value-type="float" office:value="649.77" calcext:value-type="float">
            <text:p>649.77</text:p>
          </table:table-cell>
          <table:table-cell office:value-type="float" office:value="874.6" calcext:value-type="float">
            <text:p>874.6</text:p>
          </table:table-cell>
          <table:table-cell office:value-type="float" office:value="872.2" calcext:value-type="float">
            <text:p>872.2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float" office:value="650.22" calcext:value-type="float">
            <text:p>650.22</text:p>
          </table:table-cell>
          <table:table-cell office:value-type="float" office:value="870.2" calcext:value-type="float">
            <text:p>870.2</text:p>
          </table:table-cell>
          <table:table-cell office:value-type="float" office:value="877.4" calcext:value-type="float">
            <text:p>877.4</text:p>
          </table:table-cell>
          <table:table-cell office:value-type="float" office:value="2546.6" calcext:value-type="float">
            <text:p>2546.6</text:p>
          </table:table-cell>
        </table:table-row>
        <table:table-row table:style-name="ro1">
          <table:table-cell office:value-type="float" office:value="650.67" calcext:value-type="float">
            <text:p>650.67</text:p>
          </table:table-cell>
          <table:table-cell office:value-type="float" office:value="877" calcext:value-type="float">
            <text:p>877</text:p>
          </table:table-cell>
          <table:table-cell office:value-type="float" office:value="865.8" calcext:value-type="float">
            <text:p>865.8</text:p>
          </table:table-cell>
          <table:table-cell office:value-type="float" office:value="2510.4" calcext:value-type="float">
            <text:p>2510.4</text:p>
          </table:table-cell>
        </table:table-row>
        <table:table-row table:style-name="ro1">
          <table:table-cell office:value-type="float" office:value="651.12" calcext:value-type="float">
            <text:p>651.12</text:p>
          </table:table-cell>
          <table:table-cell office:value-type="float" office:value="867.8" calcext:value-type="float">
            <text:p>867.8</text:p>
          </table:table-cell>
          <table:table-cell office:value-type="float" office:value="877.8" calcext:value-type="float">
            <text:p>877.8</text:p>
          </table:table-cell>
          <table:table-cell office:value-type="float" office:value="2478.8" calcext:value-type="float">
            <text:p>2478.8</text:p>
          </table:table-cell>
        </table:table-row>
        <table:table-row table:style-name="ro1">
          <table:table-cell office:value-type="float" office:value="651.57" calcext:value-type="float">
            <text:p>651.57</text:p>
          </table:table-cell>
          <table:table-cell office:value-type="float" office:value="857.2" calcext:value-type="float">
            <text:p>857.2</text:p>
          </table:table-cell>
          <table:table-cell office:value-type="float" office:value="880" calcext:value-type="float">
            <text:p>880</text:p>
          </table:table-cell>
          <table:table-cell office:value-type="float" office:value="2484.8" calcext:value-type="float">
            <text:p>2484.8</text:p>
          </table:table-cell>
        </table:table-row>
        <table:table-row table:style-name="ro1">
          <table:table-cell office:value-type="float" office:value="652.02" calcext:value-type="float">
            <text:p>652.02</text:p>
          </table:table-cell>
          <table:table-cell office:value-type="float" office:value="869.8" calcext:value-type="float">
            <text:p>869.8</text:p>
          </table:table-cell>
          <table:table-cell office:value-type="float" office:value="866.4" calcext:value-type="float">
            <text:p>866.4</text:p>
          </table:table-cell>
          <table:table-cell office:value-type="float" office:value="2456.4" calcext:value-type="float">
            <text:p>2456.4</text:p>
          </table:table-cell>
        </table:table-row>
        <table:table-row table:style-name="ro1">
          <table:table-cell office:value-type="float" office:value="652.47" calcext:value-type="float">
            <text:p>652.47</text:p>
          </table:table-cell>
          <table:table-cell office:value-type="float" office:value="862" calcext:value-type="float">
            <text:p>862</text:p>
          </table:table-cell>
          <table:table-cell office:value-type="float" office:value="871.2" calcext:value-type="float">
            <text:p>871.2</text:p>
          </table:table-cell>
          <table:table-cell office:value-type="float" office:value="2432.4" calcext:value-type="float">
            <text:p>2432.4</text:p>
          </table:table-cell>
        </table:table-row>
        <table:table-row table:style-name="ro1">
          <table:table-cell office:value-type="float" office:value="652.92" calcext:value-type="float">
            <text:p>652.92</text:p>
          </table:table-cell>
          <table:table-cell office:value-type="float" office:value="860.2" calcext:value-type="float">
            <text:p>860.2</text:p>
          </table:table-cell>
          <table:table-cell office:value-type="float" office:value="881.4" calcext:value-type="float">
            <text:p>881.4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653.37" calcext:value-type="float">
            <text:p>653.37</text:p>
          </table:table-cell>
          <table:table-cell office:value-type="float" office:value="873.4" calcext:value-type="float">
            <text:p>873.4</text:p>
          </table:table-cell>
          <table:table-cell office:value-type="float" office:value="864.8" calcext:value-type="float">
            <text:p>864.8</text:p>
          </table:table-cell>
          <table:table-cell office:value-type="float" office:value="2409.6" calcext:value-type="float">
            <text:p>2409.6</text:p>
          </table:table-cell>
        </table:table-row>
        <table:table-row table:style-name="ro1">
          <table:table-cell office:value-type="float" office:value="653.82" calcext:value-type="float">
            <text:p>653.82</text:p>
          </table:table-cell>
          <table:table-cell office:value-type="float" office:value="867.6" calcext:value-type="float">
            <text:p>867.6</text:p>
          </table:table-cell>
          <table:table-cell office:value-type="float" office:value="882" calcext:value-type="float">
            <text:p>882</text:p>
          </table:table-cell>
          <table:table-cell office:value-type="float" office:value="2355.2" calcext:value-type="float">
            <text:p>2355.2</text:p>
          </table:table-cell>
        </table:table-row>
        <table:table-row table:style-name="ro1">
          <table:table-cell office:value-type="float" office:value="654.27" calcext:value-type="float">
            <text:p>654.27</text:p>
          </table:table-cell>
          <table:table-cell office:value-type="float" office:value="861" calcext:value-type="float">
            <text:p>861</text:p>
          </table:table-cell>
          <table:table-cell office:value-type="float" office:value="874.4" calcext:value-type="float">
            <text:p>874.4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654.72" calcext:value-type="float">
            <text:p>654.72</text:p>
          </table:table-cell>
          <table:table-cell office:value-type="float" office:value="868.6" calcext:value-type="float">
            <text:p>868.6</text:p>
          </table:table-cell>
          <table:table-cell office:value-type="float" office:value="866.8" calcext:value-type="float">
            <text:p>866.8</text:p>
          </table:table-cell>
          <table:table-cell office:value-type="float" office:value="2301.8" calcext:value-type="float">
            <text:p>2301.8</text:p>
          </table:table-cell>
        </table:table-row>
        <table:table-row table:style-name="ro1">
          <table:table-cell office:value-type="float" office:value="655.17" calcext:value-type="float">
            <text:p>655.17</text:p>
          </table:table-cell>
          <table:table-cell office:value-type="float" office:value="859.4" calcext:value-type="float">
            <text:p>859.4</text:p>
          </table:table-cell>
          <table:table-cell office:value-type="float" office:value="866.4" calcext:value-type="float">
            <text:p>866.4</text:p>
          </table:table-cell>
          <table:table-cell office:value-type="float" office:value="2313.2" calcext:value-type="float">
            <text:p>2313.2</text:p>
          </table:table-cell>
        </table:table-row>
        <table:table-row table:style-name="ro1">
          <table:table-cell office:value-type="float" office:value="655.62" calcext:value-type="float">
            <text:p>655.62</text:p>
          </table:table-cell>
          <table:table-cell office:value-type="float" office:value="855.6" calcext:value-type="float">
            <text:p>855.6</text:p>
          </table:table-cell>
          <table:table-cell office:value-type="float" office:value="880.6" calcext:value-type="float">
            <text:p>880.6</text:p>
          </table:table-cell>
          <table:table-cell office:value-type="float" office:value="2282.4" calcext:value-type="float">
            <text:p>2282.4</text:p>
          </table:table-cell>
        </table:table-row>
        <table:table-row table:style-name="ro1">
          <table:table-cell office:value-type="float" office:value="656.07" calcext:value-type="float">
            <text:p>656.07</text:p>
          </table:table-cell>
          <table:table-cell office:value-type="float" office:value="872.6" calcext:value-type="float">
            <text:p>872.6</text:p>
          </table:table-cell>
          <table:table-cell office:value-type="float" office:value="864.8" calcext:value-type="float">
            <text:p>864.8</text:p>
          </table:table-cell>
          <table:table-cell office:value-type="float" office:value="2252.6" calcext:value-type="float">
            <text:p>2252.6</text:p>
          </table:table-cell>
        </table:table-row>
        <table:table-row table:style-name="ro1">
          <table:table-cell office:value-type="float" office:value="656.52" calcext:value-type="float">
            <text:p>656.52</text:p>
          </table:table-cell>
          <table:table-cell office:value-type="float" office:value="857" calcext:value-type="float">
            <text:p>857</text:p>
          </table:table-cell>
          <table:table-cell office:value-type="float" office:value="870.2" calcext:value-type="float">
            <text:p>870.2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656.97" calcext:value-type="float">
            <text:p>656.97</text:p>
          </table:table-cell>
          <table:table-cell office:value-type="float" office:value="856" calcext:value-type="float">
            <text:p>856</text:p>
          </table:table-cell>
          <table:table-cell office:value-type="float" office:value="884.6" calcext:value-type="float">
            <text:p>884.6</text:p>
          </table:table-cell>
          <table:table-cell office:value-type="float" office:value="2214.4" calcext:value-type="float">
            <text:p>2214.4</text:p>
          </table:table-cell>
        </table:table-row>
        <table:table-row table:style-name="ro1">
          <table:table-cell office:value-type="float" office:value="657.42" calcext:value-type="float">
            <text:p>657.42</text:p>
          </table:table-cell>
          <table:table-cell office:value-type="float" office:value="874" calcext:value-type="float">
            <text:p>874</text:p>
          </table:table-cell>
          <table:table-cell office:value-type="float" office:value="866.4" calcext:value-type="float">
            <text:p>866.4</text:p>
          </table:table-cell>
          <table:table-cell office:value-type="float" office:value="2209.2" calcext:value-type="float">
            <text:p>2209.2</text:p>
          </table:table-cell>
        </table:table-row>
        <table:table-row table:style-name="ro1">
          <table:table-cell office:value-type="float" office:value="657.87" calcext:value-type="float">
            <text:p>657.87</text:p>
          </table:table-cell>
          <table:table-cell office:value-type="float" office:value="854.2" calcext:value-type="float">
            <text:p>854.2</text:p>
          </table:table-cell>
          <table:table-cell office:value-type="float" office:value="872.6" calcext:value-type="float">
            <text:p>872.6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658.32" calcext:value-type="float">
            <text:p>658.32</text:p>
          </table:table-cell>
          <table:table-cell office:value-type="float" office:value="860.8" calcext:value-type="float">
            <text:p>860.8</text:p>
          </table:table-cell>
          <table:table-cell office:value-type="float" office:value="880.2" calcext:value-type="float">
            <text:p>880.2</text:p>
          </table:table-cell>
          <table:table-cell office:value-type="float" office:value="2155.6" calcext:value-type="float">
            <text:p>2155.6</text:p>
          </table:table-cell>
        </table:table-row>
        <table:table-row table:style-name="ro1">
          <table:table-cell office:value-type="float" office:value="658.77" calcext:value-type="float">
            <text:p>658.77</text:p>
          </table:table-cell>
          <table:table-cell office:value-type="float" office:value="865.4" calcext:value-type="float">
            <text:p>865.4</text:p>
          </table:table-cell>
          <table:table-cell office:value-type="float" office:value="864.8" calcext:value-type="float">
            <text:p>864.8</text:p>
          </table:table-cell>
          <table:table-cell office:value-type="float" office:value="2152.8" calcext:value-type="float">
            <text:p>2152.8</text:p>
          </table:table-cell>
        </table:table-row>
        <table:table-row table:style-name="ro1">
          <table:table-cell office:value-type="float" office:value="659.22" calcext:value-type="float">
            <text:p>659.22</text:p>
          </table:table-cell>
          <table:table-cell office:value-type="float" office:value="862" calcext:value-type="float">
            <text:p>862</text:p>
          </table:table-cell>
          <table:table-cell office:value-type="float" office:value="872" calcext:value-type="float">
            <text:p>872</text:p>
          </table:table-cell>
          <table:table-cell office:value-type="float" office:value="2126.8" calcext:value-type="float">
            <text:p>2126.8</text:p>
          </table:table-cell>
        </table:table-row>
        <table:table-row table:style-name="ro1">
          <table:table-cell office:value-type="float" office:value="659.67" calcext:value-type="float">
            <text:p>659.67</text:p>
          </table:table-cell>
          <table:table-cell office:value-type="float" office:value="860.4" calcext:value-type="float">
            <text:p>860.4</text:p>
          </table:table-cell>
          <table:table-cell office:value-type="float" office:value="878.2" calcext:value-type="float">
            <text:p>878.2</text:p>
          </table:table-cell>
          <table:table-cell office:value-type="float" office:value="2109.4" calcext:value-type="float">
            <text:p>2109.4</text:p>
          </table:table-cell>
        </table:table-row>
        <table:table-row table:style-name="ro1">
          <table:table-cell office:value-type="float" office:value="660.13" calcext:value-type="float">
            <text:p>660.13</text:p>
          </table:table-cell>
          <table:table-cell office:value-type="float" office:value="870.2" calcext:value-type="float">
            <text:p>870.2</text:p>
          </table:table-cell>
          <table:table-cell office:value-type="float" office:value="874.6" calcext:value-type="float">
            <text:p>874.6</text:p>
          </table:table-cell>
          <table:table-cell office:value-type="float" office:value="2109.8" calcext:value-type="float">
            <text:p>2109.8</text:p>
          </table:table-cell>
        </table:table-row>
        <table:table-row table:style-name="ro1">
          <table:table-cell office:value-type="float" office:value="660.58" calcext:value-type="float">
            <text:p>660.58</text:p>
          </table:table-cell>
          <table:table-cell office:value-type="float" office:value="873.8" calcext:value-type="float">
            <text:p>873.8</text:p>
          </table:table-cell>
          <table:table-cell office:value-type="float" office:value="876.6" calcext:value-type="float">
            <text:p>876.6</text:p>
          </table:table-cell>
          <table:table-cell office:value-type="float" office:value="2076.8" calcext:value-type="float">
            <text:p>2076.8</text:p>
          </table:table-cell>
        </table:table-row>
        <table:table-row table:style-name="ro1">
          <table:table-cell office:value-type="float" office:value="661.03" calcext:value-type="float">
            <text:p>661.03</text:p>
          </table:table-cell>
          <table:table-cell office:value-type="float" office:value="861.4" calcext:value-type="float">
            <text:p>861.4</text:p>
          </table:table-cell>
          <table:table-cell office:value-type="float" office:value="888" calcext:value-type="float">
            <text:p>888</text:p>
          </table:table-cell>
          <table:table-cell office:value-type="float" office:value="2062.4" calcext:value-type="float">
            <text:p>2062.4</text:p>
          </table:table-cell>
        </table:table-row>
        <table:table-row table:style-name="ro1">
          <table:table-cell office:value-type="float" office:value="661.48" calcext:value-type="float">
            <text:p>661.48</text:p>
          </table:table-cell>
          <table:table-cell office:value-type="float" office:value="866.6" calcext:value-type="float">
            <text:p>866.6</text:p>
          </table:table-cell>
          <table:table-cell office:value-type="float" office:value="864.8" calcext:value-type="float">
            <text:p>864.8</text:p>
          </table:table-cell>
          <table:table-cell office:value-type="float" office:value="2052.8" calcext:value-type="float">
            <text:p>2052.8</text:p>
          </table:table-cell>
        </table:table-row>
        <table:table-row table:style-name="ro1">
          <table:table-cell office:value-type="float" office:value="661.93" calcext:value-type="float">
            <text:p>661.93</text:p>
          </table:table-cell>
          <table:table-cell office:value-type="float" office:value="867.2" calcext:value-type="float">
            <text:p>867.2</text:p>
          </table:table-cell>
          <table:table-cell office:value-type="float" office:value="871.4" calcext:value-type="float">
            <text:p>871.4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662.37" calcext:value-type="float">
            <text:p>662.37</text:p>
          </table:table-cell>
          <table:table-cell office:value-type="float" office:value="869.8" calcext:value-type="float">
            <text:p>869.8</text:p>
          </table:table-cell>
          <table:table-cell office:value-type="float" office:value="881.8" calcext:value-type="float">
            <text:p>881.8</text:p>
          </table:table-cell>
          <table:table-cell office:value-type="float" office:value="2015.4" calcext:value-type="float">
            <text:p>2015.4</text:p>
          </table:table-cell>
        </table:table-row>
        <table:table-row table:style-name="ro1">
          <table:table-cell office:value-type="float" office:value="662.82" calcext:value-type="float">
            <text:p>662.82</text:p>
          </table:table-cell>
          <table:table-cell office:value-type="float" office:value="874.2" calcext:value-type="float">
            <text:p>874.2</text:p>
          </table:table-cell>
          <table:table-cell office:value-type="float" office:value="874" calcext:value-type="float">
            <text:p>874</text:p>
          </table:table-cell>
          <table:table-cell office:value-type="float" office:value="1984.4" calcext:value-type="float">
            <text:p>1984.4</text:p>
          </table:table-cell>
        </table:table-row>
        <table:table-row table:style-name="ro1">
          <table:table-cell office:value-type="float" office:value="663.27" calcext:value-type="float">
            <text:p>663.27</text:p>
          </table:table-cell>
          <table:table-cell office:value-type="float" office:value="865.4" calcext:value-type="float">
            <text:p>865.4</text:p>
          </table:table-cell>
          <table:table-cell office:value-type="float" office:value="864.4" calcext:value-type="float">
            <text:p>864.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63.72" calcext:value-type="float">
            <text:p>663.72</text:p>
          </table:table-cell>
          <table:table-cell office:value-type="float" office:value="873.8" calcext:value-type="float">
            <text:p>873.8</text:p>
          </table:table-cell>
          <table:table-cell office:value-type="float" office:value="872.2" calcext:value-type="float">
            <text:p>872.2</text:p>
          </table:table-cell>
          <table:table-cell office:value-type="float" office:value="1965.2" calcext:value-type="float">
            <text:p>1965.2</text:p>
          </table:table-cell>
        </table:table-row>
        <table:table-row table:style-name="ro1">
          <table:table-cell office:value-type="float" office:value="664.17" calcext:value-type="float">
            <text:p>664.17</text:p>
          </table:table-cell>
          <table:table-cell office:value-type="float" office:value="867.2" calcext:value-type="float">
            <text:p>867.2</text:p>
          </table:table-cell>
          <table:table-cell office:value-type="float" office:value="861.2" calcext:value-type="float">
            <text:p>861.2</text:p>
          </table:table-cell>
          <table:table-cell office:value-type="float" office:value="1959.6" calcext:value-type="float">
            <text:p>1959.6</text:p>
          </table:table-cell>
        </table:table-row>
        <table:table-row table:style-name="ro1">
          <table:table-cell office:value-type="float" office:value="664.62" calcext:value-type="float">
            <text:p>664.62</text:p>
          </table:table-cell>
          <table:table-cell office:value-type="float" office:value="862.8" calcext:value-type="float">
            <text:p>862.8</text:p>
          </table:table-cell>
          <table:table-cell office:value-type="float" office:value="869.6" calcext:value-type="float">
            <text:p>869.6</text:p>
          </table:table-cell>
          <table:table-cell office:value-type="float" office:value="1933.6" calcext:value-type="float">
            <text:p>1933.6</text:p>
          </table:table-cell>
        </table:table-row>
        <table:table-row table:style-name="ro1">
          <table:table-cell office:value-type="float" office:value="665.07" calcext:value-type="float">
            <text:p>665.07</text:p>
          </table:table-cell>
          <table:table-cell office:value-type="float" office:value="866" calcext:value-type="float">
            <text:p>866</text:p>
          </table:table-cell>
          <table:table-cell office:value-type="float" office:value="878" calcext:value-type="float">
            <text:p>878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665.52" calcext:value-type="float">
            <text:p>665.52</text:p>
          </table:table-cell>
          <table:table-cell office:value-type="float" office:value="924.6" calcext:value-type="float">
            <text:p>924.6</text:p>
          </table:table-cell>
          <table:table-cell office:value-type="float" office:value="1149.6" calcext:value-type="float">
            <text:p>1149.6</text:p>
          </table:table-cell>
          <table:table-cell office:value-type="float" office:value="2037.2" calcext:value-type="float">
            <text:p>2037.2</text:p>
          </table:table-cell>
        </table:table-row>
        <table:table-row table:style-name="ro1">
          <table:table-cell office:value-type="float" office:value="665.97" calcext:value-type="float">
            <text:p>665.97</text:p>
          </table:table-cell>
          <table:table-cell office:value-type="float" office:value="871" calcext:value-type="float">
            <text:p>871</text:p>
          </table:table-cell>
          <table:table-cell office:value-type="float" office:value="916" calcext:value-type="float">
            <text:p>91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666.42" calcext:value-type="float">
            <text:p>666.42</text:p>
          </table:table-cell>
          <table:table-cell office:value-type="float" office:value="872.4" calcext:value-type="float">
            <text:p>872.4</text:p>
          </table:table-cell>
          <table:table-cell office:value-type="float" office:value="879" calcext:value-type="float">
            <text:p>879</text:p>
          </table:table-cell>
          <table:table-cell office:value-type="float" office:value="1893.6" calcext:value-type="float">
            <text:p>1893.6</text:p>
          </table:table-cell>
        </table:table-row>
        <table:table-row table:style-name="ro1">
          <table:table-cell office:value-type="float" office:value="666.87" calcext:value-type="float">
            <text:p>666.87</text:p>
          </table:table-cell>
          <table:table-cell office:value-type="float" office:value="874.4" calcext:value-type="float">
            <text:p>874.4</text:p>
          </table:table-cell>
          <table:table-cell office:value-type="float" office:value="867.8" calcext:value-type="float">
            <text:p>867.8</text:p>
          </table:table-cell>
          <table:table-cell office:value-type="float" office:value="1858.4" calcext:value-type="float">
            <text:p>1858.4</text:p>
          </table:table-cell>
        </table:table-row>
        <table:table-row table:style-name="ro1">
          <table:table-cell office:value-type="float" office:value="667.32" calcext:value-type="float">
            <text:p>667.32</text:p>
          </table:table-cell>
          <table:table-cell office:value-type="float" office:value="866.2" calcext:value-type="float">
            <text:p>866.2</text:p>
          </table:table-cell>
          <table:table-cell office:value-type="float" office:value="870.6" calcext:value-type="float">
            <text:p>870.6</text:p>
          </table:table-cell>
          <table:table-cell office:value-type="float" office:value="1838.8" calcext:value-type="float">
            <text:p>1838.8</text:p>
          </table:table-cell>
        </table:table-row>
        <table:table-row table:style-name="ro1">
          <table:table-cell office:value-type="float" office:value="667.77" calcext:value-type="float">
            <text:p>667.77</text:p>
          </table:table-cell>
          <table:table-cell office:value-type="float" office:value="864.6" calcext:value-type="float">
            <text:p>864.6</text:p>
          </table:table-cell>
          <table:table-cell office:value-type="float" office:value="870.2" calcext:value-type="float">
            <text:p>870.2</text:p>
          </table:table-cell>
          <table:table-cell office:value-type="float" office:value="1811.8" calcext:value-type="float">
            <text:p>1811.8</text:p>
          </table:table-cell>
        </table:table-row>
        <table:table-row table:style-name="ro1">
          <table:table-cell office:value-type="float" office:value="668.22" calcext:value-type="float">
            <text:p>668.22</text:p>
          </table:table-cell>
          <table:table-cell office:value-type="float" office:value="873.2" calcext:value-type="float">
            <text:p>873.2</text:p>
          </table:table-cell>
          <table:table-cell office:value-type="float" office:value="853" calcext:value-type="float">
            <text:p>853</text:p>
          </table:table-cell>
          <table:table-cell office:value-type="float" office:value="1815.8" calcext:value-type="float">
            <text:p>1815.8</text:p>
          </table:table-cell>
        </table:table-row>
        <table:table-row table:style-name="ro1">
          <table:table-cell office:value-type="float" office:value="668.67" calcext:value-type="float">
            <text:p>668.67</text:p>
          </table:table-cell>
          <table:table-cell office:value-type="float" office:value="865.4" calcext:value-type="float">
            <text:p>865.4</text:p>
          </table:table-cell>
          <table:table-cell office:value-type="float" office:value="873" calcext:value-type="float">
            <text:p>873</text:p>
          </table:table-cell>
          <table:table-cell office:value-type="float" office:value="1802.4" calcext:value-type="float">
            <text:p>1802.4</text:p>
          </table:table-cell>
        </table:table-row>
        <table:table-row table:style-name="ro1">
          <table:table-cell office:value-type="float" office:value="669.12" calcext:value-type="float">
            <text:p>669.12</text:p>
          </table:table-cell>
          <table:table-cell office:value-type="float" office:value="865.4" calcext:value-type="float">
            <text:p>865.4</text:p>
          </table:table-cell>
          <table:table-cell office:value-type="float" office:value="878.8" calcext:value-type="float">
            <text:p>878.8</text:p>
          </table:table-cell>
          <table:table-cell office:value-type="float" office:value="1786.8" calcext:value-type="float">
            <text:p>1786.8</text:p>
          </table:table-cell>
        </table:table-row>
        <table:table-row table:style-name="ro1">
          <table:table-cell office:value-type="float" office:value="669.57" calcext:value-type="float">
            <text:p>669.57</text:p>
          </table:table-cell>
          <table:table-cell office:value-type="float" office:value="870.6" calcext:value-type="float">
            <text:p>870.6</text:p>
          </table:table-cell>
          <table:table-cell office:value-type="float" office:value="864.6" calcext:value-type="float">
            <text:p>864.6</text:p>
          </table:table-cell>
          <table:table-cell office:value-type="float" office:value="1771.4" calcext:value-type="float">
            <text:p>1771.4</text:p>
          </table:table-cell>
        </table:table-row>
        <table:table-row table:style-name="ro1">
          <table:table-cell office:value-type="float" office:value="670.02" calcext:value-type="float">
            <text:p>670.02</text:p>
          </table:table-cell>
          <table:table-cell office:value-type="float" office:value="872.4" calcext:value-type="float">
            <text:p>872.4</text:p>
          </table:table-cell>
          <table:table-cell office:value-type="float" office:value="873.4" calcext:value-type="float">
            <text:p>873.4</text:p>
          </table:table-cell>
          <table:table-cell office:value-type="float" office:value="1755.4" calcext:value-type="float">
            <text:p>1755.4</text:p>
          </table:table-cell>
        </table:table-row>
        <table:table-row table:style-name="ro1">
          <table:table-cell office:value-type="float" office:value="670.47" calcext:value-type="float">
            <text:p>670.47</text:p>
          </table:table-cell>
          <table:table-cell office:value-type="float" office:value="864.2" calcext:value-type="float">
            <text:p>864.2</text:p>
          </table:table-cell>
          <table:table-cell office:value-type="float" office:value="881.8" calcext:value-type="float">
            <text:p>881.8</text:p>
          </table:table-cell>
          <table:table-cell office:value-type="float" office:value="1722.8" calcext:value-type="float">
            <text:p>1722.8</text:p>
          </table:table-cell>
        </table:table-row>
        <table:table-row table:style-name="ro1">
          <table:table-cell office:value-type="float" office:value="670.92" calcext:value-type="float">
            <text:p>670.92</text:p>
          </table:table-cell>
          <table:table-cell office:value-type="float" office:value="873.4" calcext:value-type="float">
            <text:p>873.4</text:p>
          </table:table-cell>
          <table:table-cell office:value-type="float" office:value="873.8" calcext:value-type="float">
            <text:p>873.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671.37" calcext:value-type="float">
            <text:p>671.37</text:p>
          </table:table-cell>
          <table:table-cell office:value-type="float" office:value="873.6" calcext:value-type="float">
            <text:p>873.6</text:p>
          </table:table-cell>
          <table:table-cell office:value-type="float" office:value="872.8" calcext:value-type="float">
            <text:p>872.8</text:p>
          </table:table-cell>
          <table:table-cell office:value-type="float" office:value="1692.8" calcext:value-type="float">
            <text:p>1692.8</text:p>
          </table:table-cell>
        </table:table-row>
        <table:table-row table:style-name="ro1">
          <table:table-cell office:value-type="float" office:value="671.82" calcext:value-type="float">
            <text:p>671.82</text:p>
          </table:table-cell>
          <table:table-cell office:value-type="float" office:value="870.8" calcext:value-type="float">
            <text:p>870.8</text:p>
          </table:table-cell>
          <table:table-cell office:value-type="float" office:value="880.2" calcext:value-type="float">
            <text:p>880.2</text:p>
          </table:table-cell>
          <table:table-cell office:value-type="float" office:value="1702.8" calcext:value-type="float">
            <text:p>1702.8</text:p>
          </table:table-cell>
        </table:table-row>
        <table:table-row table:style-name="ro1">
          <table:table-cell office:value-type="float" office:value="672.27" calcext:value-type="float">
            <text:p>672.27</text:p>
          </table:table-cell>
          <table:table-cell office:value-type="float" office:value="889.8" calcext:value-type="float">
            <text:p>889.8</text:p>
          </table:table-cell>
          <table:table-cell office:value-type="float" office:value="896" calcext:value-type="float">
            <text:p>896</text:p>
          </table:table-cell>
          <table:table-cell office:value-type="float" office:value="1697.6" calcext:value-type="float">
            <text:p>1697.6</text:p>
          </table:table-cell>
        </table:table-row>
        <table:table-row table:style-name="ro1">
          <table:table-cell office:value-type="float" office:value="672.72" calcext:value-type="float">
            <text:p>672.72</text:p>
          </table:table-cell>
          <table:table-cell office:value-type="float" office:value="869.4" calcext:value-type="float">
            <text:p>869.4</text:p>
          </table:table-cell>
          <table:table-cell office:value-type="float" office:value="881.4" calcext:value-type="float">
            <text:p>881.4</text:p>
          </table:table-cell>
          <table:table-cell office:value-type="float" office:value="1678.4" calcext:value-type="float">
            <text:p>1678.4</text:p>
          </table:table-cell>
        </table:table-row>
        <table:table-row table:style-name="ro1">
          <table:table-cell office:value-type="float" office:value="673.17" calcext:value-type="float">
            <text:p>673.17</text:p>
          </table:table-cell>
          <table:table-cell office:value-type="float" office:value="860.4" calcext:value-type="float">
            <text:p>860.4</text:p>
          </table:table-cell>
          <table:table-cell office:value-type="float" office:value="880" calcext:value-type="float">
            <text:p>880</text:p>
          </table:table-cell>
          <table:table-cell office:value-type="float" office:value="1668.6" calcext:value-type="float">
            <text:p>1668.6</text:p>
          </table:table-cell>
        </table:table-row>
        <table:table-row table:style-name="ro1">
          <table:table-cell office:value-type="float" office:value="673.61" calcext:value-type="float">
            <text:p>673.61</text:p>
          </table:table-cell>
          <table:table-cell office:value-type="float" office:value="866" calcext:value-type="float">
            <text:p>866</text:p>
          </table:table-cell>
          <table:table-cell office:value-type="float" office:value="867.6" calcext:value-type="float">
            <text:p>867.6</text:p>
          </table:table-cell>
          <table:table-cell office:value-type="float" office:value="1648.8" calcext:value-type="float">
            <text:p>1648.8</text:p>
          </table:table-cell>
        </table:table-row>
        <table:table-row table:style-name="ro1">
          <table:table-cell office:value-type="float" office:value="674.06" calcext:value-type="float">
            <text:p>674.06</text:p>
          </table:table-cell>
          <table:table-cell office:value-type="float" office:value="859.2" calcext:value-type="float">
            <text:p>859.2</text:p>
          </table:table-cell>
          <table:table-cell office:value-type="float" office:value="860.4" calcext:value-type="float">
            <text:p>860.4</text:p>
          </table:table-cell>
          <table:table-cell office:value-type="float" office:value="1636.4" calcext:value-type="float">
            <text:p>1636.4</text:p>
          </table:table-cell>
        </table:table-row>
        <table:table-row table:style-name="ro1">
          <table:table-cell office:value-type="float" office:value="674.51" calcext:value-type="float">
            <text:p>674.51</text:p>
          </table:table-cell>
          <table:table-cell office:value-type="float" office:value="866.2" calcext:value-type="float">
            <text:p>866.2</text:p>
          </table:table-cell>
          <table:table-cell office:value-type="float" office:value="874" calcext:value-type="float">
            <text:p>874</text:p>
          </table:table-cell>
          <table:table-cell office:value-type="float" office:value="1617.8" calcext:value-type="float">
            <text:p>1617.8</text:p>
          </table:table-cell>
        </table:table-row>
        <table:table-row table:style-name="ro1">
          <table:table-cell office:value-type="float" office:value="674.96" calcext:value-type="float">
            <text:p>674.96</text:p>
          </table:table-cell>
          <table:table-cell office:value-type="float" office:value="877.6" calcext:value-type="float">
            <text:p>877.6</text:p>
          </table:table-cell>
          <table:table-cell office:value-type="float" office:value="869.6" calcext:value-type="float">
            <text:p>869.6</text:p>
          </table:table-cell>
          <table:table-cell office:value-type="float" office:value="1618.8" calcext:value-type="float">
            <text:p>1618.8</text:p>
          </table:table-cell>
        </table:table-row>
        <table:table-row table:style-name="ro1">
          <table:table-cell office:value-type="float" office:value="675.41" calcext:value-type="float">
            <text:p>675.41</text:p>
          </table:table-cell>
          <table:table-cell office:value-type="float" office:value="878.2" calcext:value-type="float">
            <text:p>878.2</text:p>
          </table:table-cell>
          <table:table-cell office:value-type="float" office:value="880.4" calcext:value-type="float">
            <text:p>880.4</text:p>
          </table:table-cell>
          <table:table-cell office:value-type="float" office:value="1587.4" calcext:value-type="float">
            <text:p>1587.4</text:p>
          </table:table-cell>
        </table:table-row>
        <table:table-row table:style-name="ro1">
          <table:table-cell office:value-type="float" office:value="675.86" calcext:value-type="float">
            <text:p>675.86</text:p>
          </table:table-cell>
          <table:table-cell office:value-type="float" office:value="871" calcext:value-type="float">
            <text:p>871</text:p>
          </table:table-cell>
          <table:table-cell office:value-type="float" office:value="883.8" calcext:value-type="float">
            <text:p>883.8</text:p>
          </table:table-cell>
          <table:table-cell office:value-type="float" office:value="1588.8" calcext:value-type="float">
            <text:p>1588.8</text:p>
          </table:table-cell>
        </table:table-row>
        <table:table-row table:style-name="ro1">
          <table:table-cell office:value-type="float" office:value="676.31" calcext:value-type="float">
            <text:p>676.31</text:p>
          </table:table-cell>
          <table:table-cell office:value-type="float" office:value="869" calcext:value-type="float">
            <text:p>869</text:p>
          </table:table-cell>
          <table:table-cell office:value-type="float" office:value="864.2" calcext:value-type="float">
            <text:p>864.2</text:p>
          </table:table-cell>
          <table:table-cell office:value-type="float" office:value="1581.8" calcext:value-type="float">
            <text:p>1581.8</text:p>
          </table:table-cell>
        </table:table-row>
        <table:table-row table:style-name="ro1">
          <table:table-cell office:value-type="float" office:value="676.76" calcext:value-type="float">
            <text:p>676.76</text:p>
          </table:table-cell>
          <table:table-cell office:value-type="float" office:value="870.2" calcext:value-type="float">
            <text:p>870.2</text:p>
          </table:table-cell>
          <table:table-cell office:value-type="float" office:value="862.4" calcext:value-type="float">
            <text:p>862.4</text:p>
          </table:table-cell>
          <table:table-cell office:value-type="float" office:value="1565.6" calcext:value-type="float">
            <text:p>1565.6</text:p>
          </table:table-cell>
        </table:table-row>
        <table:table-row table:style-name="ro1">
          <table:table-cell office:value-type="float" office:value="677.21" calcext:value-type="float">
            <text:p>677.21</text:p>
          </table:table-cell>
          <table:table-cell office:value-type="float" office:value="858.6" calcext:value-type="float">
            <text:p>858.6</text:p>
          </table:table-cell>
          <table:table-cell office:value-type="float" office:value="877.8" calcext:value-type="float">
            <text:p>877.8</text:p>
          </table:table-cell>
          <table:table-cell office:value-type="float" office:value="1546.4" calcext:value-type="float">
            <text:p>1546.4</text:p>
          </table:table-cell>
        </table:table-row>
        <table:table-row table:style-name="ro1">
          <table:table-cell office:value-type="float" office:value="677.66" calcext:value-type="float">
            <text:p>677.66</text:p>
          </table:table-cell>
          <table:table-cell office:value-type="float" office:value="871" calcext:value-type="float">
            <text:p>871</text:p>
          </table:table-cell>
          <table:table-cell office:value-type="float" office:value="864.6" calcext:value-type="float">
            <text:p>864.6</text:p>
          </table:table-cell>
          <table:table-cell office:value-type="float" office:value="1540.2" calcext:value-type="float">
            <text:p>1540.2</text:p>
          </table:table-cell>
        </table:table-row>
        <table:table-row table:style-name="ro1">
          <table:table-cell office:value-type="float" office:value="678.11" calcext:value-type="float">
            <text:p>678.11</text:p>
          </table:table-cell>
          <table:table-cell office:value-type="float" office:value="873.6" calcext:value-type="float">
            <text:p>873.6</text:p>
          </table:table-cell>
          <table:table-cell office:value-type="float" office:value="862.2" calcext:value-type="float">
            <text:p>862.2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678.55" calcext:value-type="float">
            <text:p>678.55</text:p>
          </table:table-cell>
          <table:table-cell office:value-type="float" office:value="866" calcext:value-type="float">
            <text:p>866</text:p>
          </table:table-cell>
          <table:table-cell office:value-type="float" office:value="875.4" calcext:value-type="float">
            <text:p>875.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70" calcext:value-type="float">
            <text:p>870</text:p>
          </table:table-cell>
          <table:table-cell office:value-type="float" office:value="863.6" calcext:value-type="float">
            <text:p>863.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679.45" calcext:value-type="float">
            <text:p>679.45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1504.8" calcext:value-type="float">
            <text:p>1504.8</text:p>
          </table:table-cell>
        </table:table-row>
        <table:table-row table:style-name="ro1">
          <table:table-cell office:value-type="float" office:value="679.9" calcext:value-type="float">
            <text:p>679.9</text:p>
          </table:table-cell>
          <table:table-cell office:value-type="float" office:value="857.4" calcext:value-type="float">
            <text:p>857.4</text:p>
          </table:table-cell>
          <table:table-cell office:value-type="float" office:value="876.6" calcext:value-type="float">
            <text:p>876.6</text:p>
          </table:table-cell>
          <table:table-cell office:value-type="float" office:value="1495.2" calcext:value-type="float">
            <text:p>1495.2</text:p>
          </table:table-cell>
        </table:table-row>
        <table:table-row table:style-name="ro1">
          <table:table-cell office:value-type="float" office:value="680.35" calcext:value-type="float">
            <text:p>680.35</text:p>
          </table:table-cell>
          <table:table-cell office:value-type="float" office:value="869.8" calcext:value-type="float">
            <text:p>869.8</text:p>
          </table:table-cell>
          <table:table-cell office:value-type="float" office:value="870.6" calcext:value-type="float">
            <text:p>870.6</text:p>
          </table:table-cell>
          <table:table-cell office:value-type="float" office:value="1493.6" calcext:value-type="float">
            <text:p>1493.6</text:p>
          </table:table-cell>
        </table:table-row>
        <table:table-row table:style-name="ro1">
          <table:table-cell office:value-type="float" office:value="680.8" calcext:value-type="float">
            <text:p>680.8</text:p>
          </table:table-cell>
          <table:table-cell office:value-type="float" office:value="862.4" calcext:value-type="float">
            <text:p>862.4</text:p>
          </table:table-cell>
          <table:table-cell office:value-type="float" office:value="868.2" calcext:value-type="float">
            <text:p>868.2</text:p>
          </table:table-cell>
          <table:table-cell office:value-type="float" office:value="1457.2" calcext:value-type="float">
            <text:p>1457.2</text:p>
          </table:table-cell>
        </table:table-row>
        <table:table-row table:style-name="ro1">
          <table:table-cell office:value-type="float" office:value="681.25" calcext:value-type="float">
            <text:p>681.25</text:p>
          </table:table-cell>
          <table:table-cell office:value-type="float" office:value="866.4" calcext:value-type="float">
            <text:p>866.4</text:p>
          </table:table-cell>
          <table:table-cell office:value-type="float" office:value="883.6" calcext:value-type="float">
            <text:p>883.6</text:p>
          </table:table-cell>
          <table:table-cell office:value-type="float" office:value="1466.2" calcext:value-type="float">
            <text:p>1466.2</text:p>
          </table:table-cell>
        </table:table-row>
        <table:table-row table:style-name="ro1">
          <table:table-cell office:value-type="float" office:value="681.7" calcext:value-type="float">
            <text:p>681.7</text:p>
          </table:table-cell>
          <table:table-cell office:value-type="float" office:value="867.2" calcext:value-type="float">
            <text:p>867.2</text:p>
          </table:table-cell>
          <table:table-cell office:value-type="float" office:value="863.2" calcext:value-type="float">
            <text:p>863.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682.15" calcext:value-type="float">
            <text:p>682.15</text:p>
          </table:table-cell>
          <table:table-cell office:value-type="float" office:value="870.6" calcext:value-type="float">
            <text:p>870.6</text:p>
          </table:table-cell>
          <table:table-cell office:value-type="float" office:value="865" calcext:value-type="float">
            <text:p>865</text:p>
          </table:table-cell>
          <table:table-cell office:value-type="float" office:value="1446.4" calcext:value-type="float">
            <text:p>1446.4</text:p>
          </table:table-cell>
        </table:table-row>
        <table:table-row table:style-name="ro1">
          <table:table-cell office:value-type="float" office:value="682.59" calcext:value-type="float">
            <text:p>682.59</text:p>
          </table:table-cell>
          <table:table-cell office:value-type="float" office:value="866.4" calcext:value-type="float">
            <text:p>866.4</text:p>
          </table:table-cell>
          <table:table-cell office:value-type="float" office:value="877.6" calcext:value-type="float">
            <text:p>877.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683.04" calcext:value-type="float">
            <text:p>683.04</text:p>
          </table:table-cell>
          <table:table-cell office:value-type="float" office:value="875.6" calcext:value-type="float">
            <text:p>875.6</text:p>
          </table:table-cell>
          <table:table-cell office:value-type="float" office:value="876.4" calcext:value-type="float">
            <text:p>876.4</text:p>
          </table:table-cell>
          <table:table-cell office:value-type="float" office:value="1435.4" calcext:value-type="float">
            <text:p>1435.4</text:p>
          </table:table-cell>
        </table:table-row>
        <table:table-row table:style-name="ro1">
          <table:table-cell office:value-type="float" office:value="683.49" calcext:value-type="float">
            <text:p>683.49</text:p>
          </table:table-cell>
          <table:table-cell office:value-type="float" office:value="861.4" calcext:value-type="float">
            <text:p>861.4</text:p>
          </table:table-cell>
          <table:table-cell office:value-type="float" office:value="880.8" calcext:value-type="float">
            <text:p>880.8</text:p>
          </table:table-cell>
          <table:table-cell office:value-type="float" office:value="1424.4" calcext:value-type="float">
            <text:p>1424.4</text:p>
          </table:table-cell>
        </table:table-row>
        <table:table-row table:style-name="ro1">
          <table:table-cell office:value-type="float" office:value="683.94" calcext:value-type="float">
            <text:p>683.94</text:p>
          </table:table-cell>
          <table:table-cell office:value-type="float" office:value="865.6" calcext:value-type="float">
            <text:p>865.6</text:p>
          </table:table-cell>
          <table:table-cell office:value-type="float" office:value="874.6" calcext:value-type="float">
            <text:p>874.6</text:p>
          </table:table-cell>
          <table:table-cell office:value-type="float" office:value="1406.2" calcext:value-type="float">
            <text:p>1406.2</text:p>
          </table:table-cell>
        </table:table-row>
        <table:table-row table:style-name="ro1">
          <table:table-cell office:value-type="float" office:value="684.39" calcext:value-type="float">
            <text:p>684.39</text:p>
          </table:table-cell>
          <table:table-cell office:value-type="float" office:value="871.6" calcext:value-type="float">
            <text:p>871.6</text:p>
          </table:table-cell>
          <table:table-cell office:value-type="float" office:value="939.6" calcext:value-type="float">
            <text:p>939.6</text:p>
          </table:table-cell>
          <table:table-cell office:value-type="float" office:value="1444.4" calcext:value-type="float">
            <text:p>1444.4</text:p>
          </table:table-cell>
        </table:table-row>
        <table:table-row table:style-name="ro1">
          <table:table-cell office:value-type="float" office:value="684.84" calcext:value-type="float">
            <text:p>684.84</text:p>
          </table:table-cell>
          <table:table-cell office:value-type="float" office:value="865.6" calcext:value-type="float">
            <text:p>865.6</text:p>
          </table:table-cell>
          <table:table-cell office:value-type="float" office:value="875.6" calcext:value-type="float">
            <text:p>875.6</text:p>
          </table:table-cell>
          <table:table-cell office:value-type="float" office:value="1397.2" calcext:value-type="float">
            <text:p>1397.2</text:p>
          </table:table-cell>
        </table:table-row>
        <table:table-row table:style-name="ro1">
          <table:table-cell office:value-type="float" office:value="685.29" calcext:value-type="float">
            <text:p>685.29</text:p>
          </table:table-cell>
          <table:table-cell office:value-type="float" office:value="859.6" calcext:value-type="float">
            <text:p>859.6</text:p>
          </table:table-cell>
          <table:table-cell office:value-type="float" office:value="879.8" calcext:value-type="float">
            <text:p>879.8</text:p>
          </table:table-cell>
          <table:table-cell office:value-type="float" office:value="1384.8" calcext:value-type="float">
            <text:p>1384.8</text:p>
          </table:table-cell>
        </table:table-row>
        <table:table-row table:style-name="ro1">
          <table:table-cell office:value-type="float" office:value="685.73" calcext:value-type="float">
            <text:p>685.73</text:p>
          </table:table-cell>
          <table:table-cell office:value-type="float" office:value="876.6" calcext:value-type="float">
            <text:p>876.6</text:p>
          </table:table-cell>
          <table:table-cell office:value-type="float" office:value="863.2" calcext:value-type="float">
            <text:p>863.2</text:p>
          </table:table-cell>
          <table:table-cell office:value-type="float" office:value="1381.4" calcext:value-type="float">
            <text:p>1381.4</text:p>
          </table:table-cell>
        </table:table-row>
        <table:table-row table:style-name="ro1">
          <table:table-cell office:value-type="float" office:value="686.18" calcext:value-type="float">
            <text:p>686.18</text:p>
          </table:table-cell>
          <table:table-cell office:value-type="float" office:value="871.6" calcext:value-type="float">
            <text:p>871.6</text:p>
          </table:table-cell>
          <table:table-cell office:value-type="float" office:value="863.6" calcext:value-type="float">
            <text:p>863.6</text:p>
          </table:table-cell>
          <table:table-cell office:value-type="float" office:value="1357.6" calcext:value-type="float">
            <text:p>1357.6</text:p>
          </table:table-cell>
        </table:table-row>
        <table:table-row table:style-name="ro1">
          <table:table-cell office:value-type="float" office:value="686.63" calcext:value-type="float">
            <text:p>686.63</text:p>
          </table:table-cell>
          <table:table-cell office:value-type="float" office:value="876.2" calcext:value-type="float">
            <text:p>876.2</text:p>
          </table:table-cell>
          <table:table-cell office:value-type="float" office:value="917.6" calcext:value-type="float">
            <text:p>917.6</text:p>
          </table:table-cell>
          <table:table-cell office:value-type="float" office:value="1381.8" calcext:value-type="float">
            <text:p>1381.8</text:p>
          </table:table-cell>
        </table:table-row>
        <table:table-row table:style-name="ro1">
          <table:table-cell office:value-type="float" office:value="687.08" calcext:value-type="float">
            <text:p>687.08</text:p>
          </table:table-cell>
          <table:table-cell office:value-type="float" office:value="876.6" calcext:value-type="float">
            <text:p>876.6</text:p>
          </table:table-cell>
          <table:table-cell office:value-type="float" office:value="870.2" calcext:value-type="float">
            <text:p>870.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687.53" calcext:value-type="float">
            <text:p>687.53</text:p>
          </table:table-cell>
          <table:table-cell office:value-type="float" office:value="866.6" calcext:value-type="float">
            <text:p>866.6</text:p>
          </table:table-cell>
          <table:table-cell office:value-type="float" office:value="872.4" calcext:value-type="float">
            <text:p>872.4</text:p>
          </table:table-cell>
          <table:table-cell office:value-type="float" office:value="1334.2" calcext:value-type="float">
            <text:p>1334.2</text:p>
          </table:table-cell>
        </table:table-row>
        <table:table-row table:style-name="ro1">
          <table:table-cell office:value-type="float" office:value="687.98" calcext:value-type="float">
            <text:p>687.98</text:p>
          </table:table-cell>
          <table:table-cell office:value-type="float" office:value="902.6" calcext:value-type="float">
            <text:p>902.6</text:p>
          </table:table-cell>
          <table:table-cell office:value-type="float" office:value="1044.8" calcext:value-type="float">
            <text:p>1044.8</text:p>
          </table:table-cell>
          <table:table-cell office:value-type="float" office:value="1428.6" calcext:value-type="float">
            <text:p>1428.6</text:p>
          </table:table-cell>
        </table:table-row>
        <table:table-row table:style-name="ro1">
          <table:table-cell office:value-type="float" office:value="688.43" calcext:value-type="float">
            <text:p>688.43</text:p>
          </table:table-cell>
          <table:table-cell office:value-type="float" office:value="870.4" calcext:value-type="float">
            <text:p>870.4</text:p>
          </table:table-cell>
          <table:table-cell office:value-type="float" office:value="882.6" calcext:value-type="float">
            <text:p>882.6</text:p>
          </table:table-cell>
          <table:table-cell office:value-type="float" office:value="1338.4" calcext:value-type="float">
            <text:p>1338.4</text:p>
          </table:table-cell>
        </table:table-row>
        <table:table-row table:style-name="ro1">
          <table:table-cell office:value-type="float" office:value="688.87" calcext:value-type="float">
            <text:p>688.87</text:p>
          </table:table-cell>
          <table:table-cell office:value-type="float" office:value="860.6" calcext:value-type="float">
            <text:p>860.6</text:p>
          </table:table-cell>
          <table:table-cell office:value-type="float" office:value="877" calcext:value-type="float">
            <text:p>877</text:p>
          </table:table-cell>
          <table:table-cell office:value-type="float" office:value="1322.4" calcext:value-type="float">
            <text:p>1322.4</text:p>
          </table:table-cell>
        </table:table-row>
        <table:table-row table:style-name="ro1">
          <table:table-cell office:value-type="float" office:value="689.32" calcext:value-type="float">
            <text:p>689.32</text:p>
          </table:table-cell>
          <table:table-cell office:value-type="float" office:value="858" calcext:value-type="float">
            <text:p>858</text:p>
          </table:table-cell>
          <table:table-cell office:value-type="float" office:value="871" calcext:value-type="float">
            <text:p>871</text:p>
          </table:table-cell>
          <table:table-cell office:value-type="float" office:value="1307.8" calcext:value-type="float">
            <text:p>1307.8</text:p>
          </table:table-cell>
        </table:table-row>
        <table:table-row table:style-name="ro1">
          <table:table-cell office:value-type="float" office:value="689.77" calcext:value-type="float">
            <text:p>689.77</text:p>
          </table:table-cell>
          <table:table-cell office:value-type="float" office:value="875.8" calcext:value-type="float">
            <text:p>875.8</text:p>
          </table:table-cell>
          <table:table-cell office:value-type="float" office:value="863.6" calcext:value-type="float">
            <text:p>863.6</text:p>
          </table:table-cell>
          <table:table-cell office:value-type="float" office:value="1308.6" calcext:value-type="float">
            <text:p>1308.6</text:p>
          </table:table-cell>
        </table:table-row>
        <table:table-row table:style-name="ro1">
          <table:table-cell office:value-type="float" office:value="690.22" calcext:value-type="float">
            <text:p>690.22</text:p>
          </table:table-cell>
          <table:table-cell office:value-type="float" office:value="891.2" calcext:value-type="float">
            <text:p>891.2</text:p>
          </table:table-cell>
          <table:table-cell office:value-type="float" office:value="866.8" calcext:value-type="float">
            <text:p>866.8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90.67" calcext:value-type="float">
            <text:p>690.67</text:p>
          </table:table-cell>
          <table:table-cell office:value-type="float" office:value="915" calcext:value-type="float">
            <text:p>915</text:p>
          </table:table-cell>
          <table:table-cell office:value-type="float" office:value="865.8" calcext:value-type="float">
            <text:p>865.8</text:p>
          </table:table-cell>
          <table:table-cell office:value-type="float" office:value="1276.8" calcext:value-type="float">
            <text:p>1276.8</text:p>
          </table:table-cell>
        </table:table-row>
        <table:table-row table:style-name="ro1">
          <table:table-cell office:value-type="float" office:value="691.12" calcext:value-type="float">
            <text:p>691.12</text:p>
          </table:table-cell>
          <table:table-cell office:value-type="float" office:value="924.6" calcext:value-type="float">
            <text:p>924.6</text:p>
          </table:table-cell>
          <table:table-cell office:value-type="float" office:value="860.4" calcext:value-type="float">
            <text:p>860.4</text:p>
          </table:table-cell>
          <table:table-cell office:value-type="float" office:value="1289.8" calcext:value-type="float">
            <text:p>1289.8</text:p>
          </table:table-cell>
        </table:table-row>
        <table:table-row table:style-name="ro1">
          <table:table-cell office:value-type="float" office:value="691.56" calcext:value-type="float">
            <text:p>691.56</text:p>
          </table:table-cell>
          <table:table-cell office:value-type="float" office:value="908.6" calcext:value-type="float">
            <text:p>908.6</text:p>
          </table:table-cell>
          <table:table-cell office:value-type="float" office:value="869.2" calcext:value-type="float">
            <text:p>869.2</text:p>
          </table:table-cell>
          <table:table-cell office:value-type="float" office:value="1273.6" calcext:value-type="float">
            <text:p>1273.6</text:p>
          </table:table-cell>
        </table:table-row>
        <table:table-row table:style-name="ro1">
          <table:table-cell office:value-type="float" office:value="692.01" calcext:value-type="float">
            <text:p>692.01</text:p>
          </table:table-cell>
          <table:table-cell office:value-type="float" office:value="871.8" calcext:value-type="float">
            <text:p>871.8</text:p>
          </table:table-cell>
          <table:table-cell office:value-type="float" office:value="876.4" calcext:value-type="float">
            <text:p>876.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692.46" calcext:value-type="float">
            <text:p>692.46</text:p>
          </table:table-cell>
          <table:table-cell office:value-type="float" office:value="867.4" calcext:value-type="float">
            <text:p>867.4</text:p>
          </table:table-cell>
          <table:table-cell office:value-type="float" office:value="864" calcext:value-type="float">
            <text:p>864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692.91" calcext:value-type="float">
            <text:p>692.91</text:p>
          </table:table-cell>
          <table:table-cell office:value-type="float" office:value="869" calcext:value-type="float">
            <text:p>869</text:p>
          </table:table-cell>
          <table:table-cell office:value-type="float" office:value="866.8" calcext:value-type="float">
            <text:p>866.8</text:p>
          </table:table-cell>
          <table:table-cell office:value-type="float" office:value="1249.6" calcext:value-type="float">
            <text:p>1249.6</text:p>
          </table:table-cell>
        </table:table-row>
        <table:table-row table:style-name="ro1">
          <table:table-cell office:value-type="float" office:value="693.36" calcext:value-type="float">
            <text:p>693.36</text:p>
          </table:table-cell>
          <table:table-cell office:value-type="float" office:value="869.6" calcext:value-type="float">
            <text:p>869.6</text:p>
          </table:table-cell>
          <table:table-cell office:value-type="float" office:value="875.2" calcext:value-type="float">
            <text:p>875.2</text:p>
          </table:table-cell>
          <table:table-cell office:value-type="float" office:value="1254.8" calcext:value-type="float">
            <text:p>1254.8</text:p>
          </table:table-cell>
        </table:table-row>
        <table:table-row table:style-name="ro1">
          <table:table-cell office:value-type="float" office:value="693.8" calcext:value-type="float">
            <text:p>693.8</text:p>
          </table:table-cell>
          <table:table-cell office:value-type="float" office:value="872.8" calcext:value-type="float">
            <text:p>872.8</text:p>
          </table:table-cell>
          <table:table-cell office:value-type="float" office:value="872.4" calcext:value-type="float">
            <text:p>872.4</text:p>
          </table:table-cell>
          <table:table-cell office:value-type="float" office:value="1252.4" calcext:value-type="float">
            <text:p>1252.4</text:p>
          </table:table-cell>
        </table:table-row>
        <table:table-row table:style-name="ro1">
          <table:table-cell office:value-type="float" office:value="694.25" calcext:value-type="float">
            <text:p>694.25</text:p>
          </table:table-cell>
          <table:table-cell office:value-type="float" office:value="868.6" calcext:value-type="float">
            <text:p>868.6</text:p>
          </table:table-cell>
          <table:table-cell office:value-type="float" office:value="866.2" calcext:value-type="float">
            <text:p>866.2</text:p>
          </table:table-cell>
          <table:table-cell office:value-type="float" office:value="1227.2" calcext:value-type="float">
            <text:p>1227.2</text:p>
          </table:table-cell>
        </table:table-row>
        <table:table-row table:style-name="ro1">
          <table:table-cell office:value-type="float" office:value="694.7" calcext:value-type="float">
            <text:p>694.7</text:p>
          </table:table-cell>
          <table:table-cell office:value-type="float" office:value="867" calcext:value-type="float">
            <text:p>867</text:p>
          </table:table-cell>
          <table:table-cell office:value-type="float" office:value="867.8" calcext:value-type="float">
            <text:p>867.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695.15" calcext:value-type="float">
            <text:p>695.15</text:p>
          </table:table-cell>
          <table:table-cell office:value-type="float" office:value="877.8" calcext:value-type="float">
            <text:p>877.8</text:p>
          </table:table-cell>
          <table:table-cell office:value-type="float" office:value="861.4" calcext:value-type="float">
            <text:p>861.4</text:p>
          </table:table-cell>
          <table:table-cell office:value-type="float" office:value="1227.8" calcext:value-type="float">
            <text:p>1227.8</text:p>
          </table:table-cell>
        </table:table-row>
        <table:table-row table:style-name="ro1">
          <table:table-cell office:value-type="float" office:value="695.6" calcext:value-type="float">
            <text:p>695.6</text:p>
          </table:table-cell>
          <table:table-cell office:value-type="float" office:value="917.8" calcext:value-type="float">
            <text:p>917.8</text:p>
          </table:table-cell>
          <table:table-cell office:value-type="float" office:value="869.2" calcext:value-type="float">
            <text:p>869.2</text:p>
          </table:table-cell>
          <table:table-cell office:value-type="float" office:value="1212.2" calcext:value-type="float">
            <text:p>1212.2</text:p>
          </table:table-cell>
        </table:table-row>
        <table:table-row table:style-name="ro1">
          <table:table-cell office:value-type="float" office:value="696.04" calcext:value-type="float">
            <text:p>696.04</text:p>
          </table:table-cell>
          <table:table-cell office:value-type="float" office:value="972.4" calcext:value-type="float">
            <text:p>972.4</text:p>
          </table:table-cell>
          <table:table-cell office:value-type="float" office:value="873" calcext:value-type="float">
            <text:p>873</text:p>
          </table:table-cell>
          <table:table-cell office:value-type="float" office:value="1221.4" calcext:value-type="float">
            <text:p>1221.4</text:p>
          </table:table-cell>
        </table:table-row>
        <table:table-row table:style-name="ro1">
          <table:table-cell office:value-type="float" office:value="696.49" calcext:value-type="float">
            <text:p>696.49</text:p>
          </table:table-cell>
          <table:table-cell office:value-type="float" office:value="1090" calcext:value-type="float">
            <text:p>1090</text:p>
          </table:table-cell>
          <table:table-cell office:value-type="float" office:value="864" calcext:value-type="float">
            <text:p>864</text:p>
          </table:table-cell>
          <table:table-cell office:value-type="float" office:value="1210.8" calcext:value-type="float">
            <text:p>1210.8</text:p>
          </table:table-cell>
        </table:table-row>
        <table:table-row table:style-name="ro1">
          <table:table-cell office:value-type="float" office:value="696.94" calcext:value-type="float">
            <text:p>696.94</text:p>
          </table:table-cell>
          <table:table-cell office:value-type="float" office:value="1103.6" calcext:value-type="float">
            <text:p>1103.6</text:p>
          </table:table-cell>
          <table:table-cell office:value-type="float" office:value="864.2" calcext:value-type="float">
            <text:p>864.2</text:p>
          </table:table-cell>
          <table:table-cell office:value-type="float" office:value="1195.6" calcext:value-type="float">
            <text:p>1195.6</text:p>
          </table:table-cell>
        </table:table-row>
        <table:table-row table:style-name="ro1">
          <table:table-cell office:value-type="float" office:value="697.39" calcext:value-type="float">
            <text:p>697.39</text:p>
          </table:table-cell>
          <table:table-cell office:value-type="float" office:value="978.2" calcext:value-type="float">
            <text:p>978.2</text:p>
          </table:table-cell>
          <table:table-cell office:value-type="float" office:value="881" calcext:value-type="float">
            <text:p>881</text:p>
          </table:table-cell>
          <table:table-cell office:value-type="float" office:value="1198.2" calcext:value-type="float">
            <text:p>1198.2</text:p>
          </table:table-cell>
        </table:table-row>
        <table:table-row table:style-name="ro1">
          <table:table-cell office:value-type="float" office:value="697.84" calcext:value-type="float">
            <text:p>697.84</text:p>
          </table:table-cell>
          <table:table-cell office:value-type="float" office:value="891.2" calcext:value-type="float">
            <text:p>891.2</text:p>
          </table:table-cell>
          <table:table-cell office:value-type="float" office:value="862.8" calcext:value-type="float">
            <text:p>862.8</text:p>
          </table:table-cell>
          <table:table-cell office:value-type="float" office:value="1203.8" calcext:value-type="float">
            <text:p>1203.8</text:p>
          </table:table-cell>
        </table:table-row>
        <table:table-row table:style-name="ro1">
          <table:table-cell office:value-type="float" office:value="698.28" calcext:value-type="float">
            <text:p>698.28</text:p>
          </table:table-cell>
          <table:table-cell office:value-type="float" office:value="882.8" calcext:value-type="float">
            <text:p>882.8</text:p>
          </table:table-cell>
          <table:table-cell office:value-type="float" office:value="863.4" calcext:value-type="float">
            <text:p>863.4</text:p>
          </table:table-cell>
          <table:table-cell office:value-type="float" office:value="1180.6" calcext:value-type="float">
            <text:p>1180.6</text:p>
          </table:table-cell>
        </table:table-row>
        <table:table-row table:style-name="ro1">
          <table:table-cell office:value-type="float" office:value="698.73" calcext:value-type="float">
            <text:p>698.73</text:p>
          </table:table-cell>
          <table:table-cell office:value-type="float" office:value="859.2" calcext:value-type="float">
            <text:p>859.2</text:p>
          </table:table-cell>
          <table:table-cell office:value-type="float" office:value="878" calcext:value-type="float">
            <text:p>878</text:p>
          </table:table-cell>
          <table:table-cell office:value-type="float" office:value="1171.4" calcext:value-type="float">
            <text:p>1171.4</text:p>
          </table:table-cell>
        </table:table-row>
        <table:table-row table:style-name="ro1">
          <table:table-cell office:value-type="float" office:value="699.18" calcext:value-type="float">
            <text:p>699.18</text:p>
          </table:table-cell>
          <table:table-cell office:value-type="float" office:value="870.6" calcext:value-type="float">
            <text:p>870.6</text:p>
          </table:table-cell>
          <table:table-cell office:value-type="float" office:value="857.8" calcext:value-type="float">
            <text:p>857.8</text:p>
          </table:table-cell>
          <table:table-cell office:value-type="float" office:value="1183.6" calcext:value-type="float">
            <text:p>1183.6</text:p>
          </table:table-cell>
        </table:table-row>
        <table:table-row table:style-name="ro1">
          <table:table-cell office:value-type="float" office:value="699.63" calcext:value-type="float">
            <text:p>699.63</text:p>
          </table:table-cell>
          <table:table-cell office:value-type="float" office:value="872.2" calcext:value-type="float">
            <text:p>872.2</text:p>
          </table:table-cell>
          <table:table-cell office:value-type="float" office:value="867.8" calcext:value-type="float">
            <text:p>867.8</text:p>
          </table:table-cell>
          <table:table-cell office:value-type="float" office:value="1163.6" calcext:value-type="float">
            <text:p>1163.6</text:p>
          </table:table-cell>
        </table:table-row>
        <table:table-row table:style-name="ro1">
          <table:table-cell office:value-type="float" office:value="700.07" calcext:value-type="float">
            <text:p>700.07</text:p>
          </table:table-cell>
          <table:table-cell office:value-type="float" office:value="860.4" calcext:value-type="float">
            <text:p>860.4</text:p>
          </table:table-cell>
          <table:table-cell office:value-type="float" office:value="875.6" calcext:value-type="float">
            <text:p>875.6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65.8" calcext:value-type="float">
            <text:p>865.8</text:p>
          </table:table-cell>
          <table:table-cell office:value-type="float" office:value="864.8" calcext:value-type="float">
            <text:p>864.8</text:p>
          </table:table-cell>
          <table:table-cell office:value-type="float" office:value="1171.8" calcext:value-type="float">
            <text:p>1171.8</text:p>
          </table:table-cell>
        </table:table-row>
        <table:table-row table:style-name="ro1">
          <table:table-cell office:value-type="float" office:value="700.97" calcext:value-type="float">
            <text:p>700.97</text:p>
          </table:table-cell>
          <table:table-cell office:value-type="float" office:value="866.8" calcext:value-type="float">
            <text:p>866.8</text:p>
          </table:table-cell>
          <table:table-cell office:value-type="float" office:value="868.8" calcext:value-type="float">
            <text:p>868.8</text:p>
          </table:table-cell>
          <table:table-cell office:value-type="float" office:value="1141.8" calcext:value-type="float">
            <text:p>1141.8</text:p>
          </table:table-cell>
        </table:table-row>
        <table:table-row table:style-name="ro1">
          <table:table-cell office:value-type="float" office:value="701.42" calcext:value-type="float">
            <text:p>701.42</text:p>
          </table:table-cell>
          <table:table-cell office:value-type="float" office:value="859.4" calcext:value-type="float">
            <text:p>859.4</text:p>
          </table:table-cell>
          <table:table-cell office:value-type="float" office:value="876" calcext:value-type="float">
            <text:p>87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701.86" calcext:value-type="float">
            <text:p>701.86</text:p>
          </table:table-cell>
          <table:table-cell office:value-type="float" office:value="870.4" calcext:value-type="float">
            <text:p>870.4</text:p>
          </table:table-cell>
          <table:table-cell office:value-type="float" office:value="865" calcext:value-type="float">
            <text:p>86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702.31" calcext:value-type="float">
            <text:p>702.31</text:p>
          </table:table-cell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 office:value-type="float" office:value="1142.4" calcext:value-type="float">
            <text:p>1142.4</text:p>
          </table:table-cell>
        </table:table-row>
        <table:table-row table:style-name="ro1">
          <table:table-cell office:value-type="float" office:value="702.76" calcext:value-type="float">
            <text:p>702.76</text:p>
          </table:table-cell>
          <table:table-cell office:value-type="float" office:value="865.6" calcext:value-type="float">
            <text:p>865.6</text:p>
          </table:table-cell>
          <table:table-cell office:value-type="float" office:value="869.8" calcext:value-type="float">
            <text:p>869.8</text:p>
          </table:table-cell>
          <table:table-cell office:value-type="float" office:value="1139.2" calcext:value-type="float">
            <text:p>1139.2</text:p>
          </table:table-cell>
        </table:table-row>
        <table:table-row table:style-name="ro1">
          <table:table-cell office:value-type="float" office:value="703.21" calcext:value-type="float">
            <text:p>703.21</text:p>
          </table:table-cell>
          <table:table-cell office:value-type="float" office:value="884.2" calcext:value-type="float">
            <text:p>884.2</text:p>
          </table:table-cell>
          <table:table-cell office:value-type="float" office:value="917.8" calcext:value-type="float">
            <text:p>917.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703.65" calcext:value-type="float">
            <text:p>703.65</text:p>
          </table:table-cell>
          <table:table-cell office:value-type="float" office:value="871" calcext:value-type="float">
            <text:p>871</text:p>
          </table:table-cell>
          <table:table-cell office:value-type="float" office:value="872.2" calcext:value-type="float">
            <text:p>872.2</text:p>
          </table:table-cell>
          <table:table-cell office:value-type="float" office:value="1129.6" calcext:value-type="float">
            <text:p>1129.6</text:p>
          </table:table-cell>
        </table:table-row>
        <table:table-row table:style-name="ro1">
          <table:table-cell office:value-type="float" office:value="704.1" calcext:value-type="float">
            <text:p>704.1</text:p>
          </table:table-cell>
          <table:table-cell office:value-type="float" office:value="867" calcext:value-type="float">
            <text:p>867</text:p>
          </table:table-cell>
          <table:table-cell office:value-type="float" office:value="875.2" calcext:value-type="float">
            <text:p>875.2</text:p>
          </table:table-cell>
          <table:table-cell office:value-type="float" office:value="1119.6" calcext:value-type="float">
            <text:p>1119.6</text:p>
          </table:table-cell>
        </table:table-row>
        <table:table-row table:style-name="ro1">
          <table:table-cell office:value-type="float" office:value="704.55" calcext:value-type="float">
            <text:p>704.55</text:p>
          </table:table-cell>
          <table:table-cell office:value-type="float" office:value="878" calcext:value-type="float">
            <text:p>878</text:p>
          </table:table-cell>
          <table:table-cell office:value-type="float" office:value="871.2" calcext:value-type="float">
            <text:p>871.2</text:p>
          </table:table-cell>
          <table:table-cell office:value-type="float" office:value="1131.6" calcext:value-type="float">
            <text:p>1131.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70.6" calcext:value-type="float">
            <text:p>870.6</text:p>
          </table:table-cell>
          <table:table-cell office:value-type="float" office:value="875.6" calcext:value-type="float">
            <text:p>875.6</text:p>
          </table:table-cell>
          <table:table-cell office:value-type="float" office:value="1108.6" calcext:value-type="float">
            <text:p>1108.6</text:p>
          </table:table-cell>
        </table:table-row>
        <table:table-row table:style-name="ro1">
          <table:table-cell office:value-type="float" office:value="705.44" calcext:value-type="float">
            <text:p>705.44</text:p>
          </table:table-cell>
          <table:table-cell office:value-type="float" office:value="881.6" calcext:value-type="float">
            <text:p>881.6</text:p>
          </table:table-cell>
          <table:table-cell office:value-type="float" office:value="870.2" calcext:value-type="float">
            <text:p>870.2</text:p>
          </table:table-cell>
          <table:table-cell office:value-type="float" office:value="1113.2" calcext:value-type="float">
            <text:p>1113.2</text:p>
          </table:table-cell>
        </table:table-row>
        <table:table-row table:style-name="ro1">
          <table:table-cell office:value-type="float" office:value="705.89" calcext:value-type="float">
            <text:p>705.89</text:p>
          </table:table-cell>
          <table:table-cell office:value-type="float" office:value="936" calcext:value-type="float">
            <text:p>936</text:p>
          </table:table-cell>
          <table:table-cell office:value-type="float" office:value="871.6" calcext:value-type="float">
            <text:p>871.6</text:p>
          </table:table-cell>
          <table:table-cell office:value-type="float" office:value="1112.6" calcext:value-type="float">
            <text:p>1112.6</text:p>
          </table:table-cell>
        </table:table-row>
        <table:table-row table:style-name="ro1">
          <table:table-cell office:value-type="float" office:value="706.34" calcext:value-type="float">
            <text:p>706.34</text:p>
          </table:table-cell>
          <table:table-cell office:value-type="float" office:value="987.8" calcext:value-type="float">
            <text:p>987.8</text:p>
          </table:table-cell>
          <table:table-cell office:value-type="float" office:value="869.4" calcext:value-type="float">
            <text:p>869.4</text:p>
          </table:table-cell>
          <table:table-cell office:value-type="float" office:value="1095.2" calcext:value-type="float">
            <text:p>1095.2</text:p>
          </table:table-cell>
        </table:table-row>
        <table:table-row table:style-name="ro1">
          <table:table-cell office:value-type="float" office:value="706.79" calcext:value-type="float">
            <text:p>706.79</text:p>
          </table:table-cell>
          <table:table-cell office:value-type="float" office:value="1058.8" calcext:value-type="float">
            <text:p>1058.8</text:p>
          </table:table-cell>
          <table:table-cell office:value-type="float" office:value="874" calcext:value-type="float">
            <text:p>874</text:p>
          </table:table-cell>
          <table:table-cell office:value-type="float" office:value="1104.6" calcext:value-type="float">
            <text:p>1104.6</text:p>
          </table:table-cell>
        </table:table-row>
        <table:table-row table:style-name="ro1">
          <table:table-cell office:value-type="float" office:value="707.23" calcext:value-type="float">
            <text:p>707.23</text:p>
          </table:table-cell>
          <table:table-cell office:value-type="float" office:value="1044.2" calcext:value-type="float">
            <text:p>1044.2</text:p>
          </table:table-cell>
          <table:table-cell office:value-type="float" office:value="874.2" calcext:value-type="float">
            <text:p>874.2</text:p>
          </table:table-cell>
          <table:table-cell office:value-type="float" office:value="1098.6" calcext:value-type="float">
            <text:p>1098.6</text:p>
          </table:table-cell>
        </table:table-row>
        <table:table-row table:style-name="ro1">
          <table:table-cell office:value-type="float" office:value="707.68" calcext:value-type="float">
            <text:p>707.68</text:p>
          </table:table-cell>
          <table:table-cell office:value-type="float" office:value="952.2" calcext:value-type="float">
            <text:p>952.2</text:p>
          </table:table-cell>
          <table:table-cell office:value-type="float" office:value="866.6" calcext:value-type="float">
            <text:p>866.6</text:p>
          </table:table-cell>
          <table:table-cell office:value-type="float" office:value="1072.6" calcext:value-type="float">
            <text:p>1072.6</text:p>
          </table:table-cell>
        </table:table-row>
        <table:table-row table:style-name="ro1">
          <table:table-cell office:value-type="float" office:value="708.13" calcext:value-type="float">
            <text:p>708.13</text:p>
          </table:table-cell>
          <table:table-cell office:value-type="float" office:value="886.4" calcext:value-type="float">
            <text:p>886.4</text:p>
          </table:table-cell>
          <table:table-cell office:value-type="float" office:value="878.4" calcext:value-type="float">
            <text:p>878.4</text:p>
          </table:table-cell>
          <table:table-cell office:value-type="float" office:value="1086.6" calcext:value-type="float">
            <text:p>1086.6</text:p>
          </table:table-cell>
        </table:table-row>
        <table:table-row table:style-name="ro1">
          <table:table-cell office:value-type="float" office:value="708.58" calcext:value-type="float">
            <text:p>708.58</text:p>
          </table:table-cell>
          <table:table-cell office:value-type="float" office:value="882.2" calcext:value-type="float">
            <text:p>882.2</text:p>
          </table:table-cell>
          <table:table-cell office:value-type="float" office:value="875.8" calcext:value-type="float">
            <text:p>875.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709.02" calcext:value-type="float">
            <text:p>709.02</text:p>
          </table:table-cell>
          <table:table-cell office:value-type="float" office:value="883.2" calcext:value-type="float">
            <text:p>883.2</text:p>
          </table:table-cell>
          <table:table-cell office:value-type="float" office:value="870.6" calcext:value-type="float">
            <text:p>870.6</text:p>
          </table:table-cell>
          <table:table-cell office:value-type="float" office:value="1090.8" calcext:value-type="float">
            <text:p>1090.8</text:p>
          </table:table-cell>
        </table:table-row>
        <table:table-row table:style-name="ro1">
          <table:table-cell office:value-type="float" office:value="709.47" calcext:value-type="float">
            <text:p>709.47</text:p>
          </table:table-cell>
          <table:table-cell office:value-type="float" office:value="870.4" calcext:value-type="float">
            <text:p>870.4</text:p>
          </table:table-cell>
          <table:table-cell office:value-type="float" office:value="884.6" calcext:value-type="float">
            <text:p>884.6</text:p>
          </table:table-cell>
          <table:table-cell office:value-type="float" office:value="1081.6" calcext:value-type="float">
            <text:p>1081.6</text:p>
          </table:table-cell>
        </table:table-row>
        <table:table-row table:style-name="ro1">
          <table:table-cell office:value-type="float" office:value="709.92" calcext:value-type="float">
            <text:p>709.92</text:p>
          </table:table-cell>
          <table:table-cell office:value-type="float" office:value="877" calcext:value-type="float">
            <text:p>877</text:p>
          </table:table-cell>
          <table:table-cell office:value-type="float" office:value="866.2" calcext:value-type="float">
            <text:p>866.2</text:p>
          </table:table-cell>
          <table:table-cell office:value-type="float" office:value="1077.8" calcext:value-type="float">
            <text:p>1077.8</text:p>
          </table:table-cell>
        </table:table-row>
        <table:table-row table:style-name="ro1">
          <table:table-cell office:value-type="float" office:value="710.36" calcext:value-type="float">
            <text:p>710.36</text:p>
          </table:table-cell>
          <table:table-cell office:value-type="float" office:value="870.6" calcext:value-type="float">
            <text:p>870.6</text:p>
          </table:table-cell>
          <table:table-cell office:value-type="float" office:value="877.8" calcext:value-type="float">
            <text:p>877.8</text:p>
          </table:table-cell>
          <table:table-cell office:value-type="float" office:value="1070.6" calcext:value-type="float">
            <text:p>1070.6</text:p>
          </table:table-cell>
        </table:table-row>
        <table:table-row table:style-name="ro1">
          <table:table-cell office:value-type="float" office:value="710.81" calcext:value-type="float">
            <text:p>710.81</text:p>
          </table:table-cell>
          <table:table-cell office:value-type="float" office:value="877.8" calcext:value-type="float">
            <text:p>877.8</text:p>
          </table:table-cell>
          <table:table-cell office:value-type="float" office:value="964.6" calcext:value-type="float">
            <text:p>964.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711.26" calcext:value-type="float">
            <text:p>711.26</text:p>
          </table:table-cell>
          <table:table-cell office:value-type="float" office:value="875.6" calcext:value-type="float">
            <text:p>875.6</text:p>
          </table:table-cell>
          <table:table-cell office:value-type="float" office:value="878" calcext:value-type="float">
            <text:p>878</text:p>
          </table:table-cell>
          <table:table-cell office:value-type="float" office:value="1082.8" calcext:value-type="float">
            <text:p>1082.8</text:p>
          </table:table-cell>
        </table:table-row>
        <table:table-row table:style-name="ro1">
          <table:table-cell office:value-type="float" office:value="711.71" calcext:value-type="float">
            <text:p>711.71</text:p>
          </table:table-cell>
          <table:table-cell office:value-type="float" office:value="869.8" calcext:value-type="float">
            <text:p>869.8</text:p>
          </table:table-cell>
          <table:table-cell office:value-type="float" office:value="858.8" calcext:value-type="float">
            <text:p>858.8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712.15" calcext:value-type="float">
            <text:p>712.15</text:p>
          </table:table-cell>
          <table:table-cell office:value-type="float" office:value="863.4" calcext:value-type="float">
            <text:p>863.4</text:p>
          </table:table-cell>
          <table:table-cell office:value-type="float" office:value="875.8" calcext:value-type="float">
            <text:p>875.8</text:p>
          </table:table-cell>
          <table:table-cell office:value-type="float" office:value="1062.8" calcext:value-type="float">
            <text:p>1062.8</text:p>
          </table:table-cell>
        </table:table-row>
        <table:table-row table:style-name="ro1">
          <table:table-cell office:value-type="float" office:value="712.6" calcext:value-type="float">
            <text:p>712.6</text:p>
          </table:table-cell>
          <table:table-cell office:value-type="float" office:value="864.6" calcext:value-type="float">
            <text:p>864.6</text:p>
          </table:table-cell>
          <table:table-cell office:value-type="float" office:value="862" calcext:value-type="float">
            <text:p>862</text:p>
          </table:table-cell>
          <table:table-cell office:value-type="float" office:value="1059.6" calcext:value-type="float">
            <text:p>1059.6</text:p>
          </table:table-cell>
        </table:table-row>
        <table:table-row table:style-name="ro1">
          <table:table-cell office:value-type="float" office:value="713.05" calcext:value-type="float">
            <text:p>713.05</text:p>
          </table:table-cell>
          <table:table-cell office:value-type="float" office:value="873" calcext:value-type="float">
            <text:p>873</text:p>
          </table:table-cell>
          <table:table-cell office:value-type="float" office:value="868.2" calcext:value-type="float">
            <text:p>868.2</text:p>
          </table:table-cell>
          <table:table-cell office:value-type="float" office:value="1049.8" calcext:value-type="float">
            <text:p>1049.8</text:p>
          </table:table-cell>
        </table:table-row>
        <table:table-row table:style-name="ro1">
          <table:table-cell office:value-type="float" office:value="713.49" calcext:value-type="float">
            <text:p>713.49</text:p>
          </table:table-cell>
          <table:table-cell office:value-type="float" office:value="864.4" calcext:value-type="float">
            <text:p>864.4</text:p>
          </table:table-cell>
          <table:table-cell office:value-type="float" office:value="881.6" calcext:value-type="float">
            <text:p>881.6</text:p>
          </table:table-cell>
          <table:table-cell office:value-type="float" office:value="1058.2" calcext:value-type="float">
            <text:p>1058.2</text:p>
          </table:table-cell>
        </table:table-row>
        <table:table-row table:style-name="ro1">
          <table:table-cell office:value-type="float" office:value="713.94" calcext:value-type="float">
            <text:p>713.94</text:p>
          </table:table-cell>
          <table:table-cell office:value-type="float" office:value="872.8" calcext:value-type="float">
            <text:p>872.8</text:p>
          </table:table-cell>
          <table:table-cell office:value-type="float" office:value="865.4" calcext:value-type="float">
            <text:p>865.4</text:p>
          </table:table-cell>
          <table:table-cell office:value-type="float" office:value="1059.8" calcext:value-type="float">
            <text:p>1059.8</text:p>
          </table:table-cell>
        </table:table-row>
        <table:table-row table:style-name="ro1">
          <table:table-cell office:value-type="float" office:value="714.39" calcext:value-type="float">
            <text:p>714.39</text:p>
          </table:table-cell>
          <table:table-cell office:value-type="float" office:value="884.6" calcext:value-type="float">
            <text:p>884.6</text:p>
          </table:table-cell>
          <table:table-cell office:value-type="float" office:value="868" calcext:value-type="float">
            <text:p>868</text:p>
          </table:table-cell>
          <table:table-cell office:value-type="float" office:value="1045.4" calcext:value-type="float">
            <text:p>1045.4</text:p>
          </table:table-cell>
        </table:table-row>
        <table:table-row table:style-name="ro1">
          <table:table-cell office:value-type="float" office:value="714.83" calcext:value-type="float">
            <text:p>714.83</text:p>
          </table:table-cell>
          <table:table-cell office:value-type="float" office:value="882.8" calcext:value-type="float">
            <text:p>882.8</text:p>
          </table:table-cell>
          <table:table-cell office:value-type="float" office:value="880.4" calcext:value-type="float">
            <text:p>880.4</text:p>
          </table:table-cell>
          <table:table-cell office:value-type="float" office:value="1046.8" calcext:value-type="float">
            <text:p>1046.8</text:p>
          </table:table-cell>
        </table:table-row>
        <table:table-row table:style-name="ro1">
          <table:table-cell office:value-type="float" office:value="715.28" calcext:value-type="float">
            <text:p>715.28</text:p>
          </table:table-cell>
          <table:table-cell office:value-type="float" office:value="886.8" calcext:value-type="float">
            <text:p>886.8</text:p>
          </table:table-cell>
          <table:table-cell office:value-type="float" office:value="864" calcext:value-type="float">
            <text:p>864</text:p>
          </table:table-cell>
          <table:table-cell office:value-type="float" office:value="1043.4" calcext:value-type="float">
            <text:p>1043.4</text:p>
          </table:table-cell>
        </table:table-row>
        <table:table-row table:style-name="ro1">
          <table:table-cell office:value-type="float" office:value="715.73" calcext:value-type="float">
            <text:p>715.73</text:p>
          </table:table-cell>
          <table:table-cell office:value-type="float" office:value="881.2" calcext:value-type="float">
            <text:p>881.2</text:p>
          </table:table-cell>
          <table:table-cell office:value-type="float" office:value="862" calcext:value-type="float">
            <text:p>862</text:p>
          </table:table-cell>
          <table:table-cell office:value-type="float" office:value="1034.2" calcext:value-type="float">
            <text:p>1034.2</text:p>
          </table:table-cell>
        </table:table-row>
        <table:table-row table:style-name="ro1">
          <table:table-cell office:value-type="float" office:value="716.17" calcext:value-type="float">
            <text:p>716.17</text:p>
          </table:table-cell>
          <table:table-cell office:value-type="float" office:value="864.2" calcext:value-type="float">
            <text:p>864.2</text:p>
          </table:table-cell>
          <table:table-cell office:value-type="float" office:value="879.6" calcext:value-type="float">
            <text:p>879.6</text:p>
          </table:table-cell>
          <table:table-cell office:value-type="float" office:value="1035.2" calcext:value-type="float">
            <text:p>1035.2</text:p>
          </table:table-cell>
        </table:table-row>
        <table:table-row table:style-name="ro1">
          <table:table-cell office:value-type="float" office:value="716.62" calcext:value-type="float">
            <text:p>716.62</text:p>
          </table:table-cell>
          <table:table-cell office:value-type="float" office:value="863.8" calcext:value-type="float">
            <text:p>863.8</text:p>
          </table:table-cell>
          <table:table-cell office:value-type="float" office:value="861.4" calcext:value-type="float">
            <text:p>861.4</text:p>
          </table:table-cell>
          <table:table-cell office:value-type="float" office:value="1029.4" calcext:value-type="float">
            <text:p>1029.4</text:p>
          </table:table-cell>
        </table:table-row>
        <table:table-row table:style-name="ro1">
          <table:table-cell office:value-type="float" office:value="717.07" calcext:value-type="float">
            <text:p>717.07</text:p>
          </table:table-cell>
          <table:table-cell office:value-type="float" office:value="876" calcext:value-type="float">
            <text:p>876</text:p>
          </table:table-cell>
          <table:table-cell office:value-type="float" office:value="868.4" calcext:value-type="float">
            <text:p>868.4</text:p>
          </table:table-cell>
          <table:table-cell office:value-type="float" office:value="1024.4" calcext:value-type="float">
            <text:p>1024.4</text:p>
          </table:table-cell>
        </table:table-row>
        <table:table-row table:style-name="ro1">
          <table:table-cell office:value-type="float" office:value="717.51" calcext:value-type="float">
            <text:p>717.51</text:p>
          </table:table-cell>
          <table:table-cell office:value-type="float" office:value="859.8" calcext:value-type="float">
            <text:p>859.8</text:p>
          </table:table-cell>
          <table:table-cell office:value-type="float" office:value="872.4" calcext:value-type="float">
            <text:p>872.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17.96" calcext:value-type="float">
            <text:p>717.96</text:p>
          </table:table-cell>
          <table:table-cell office:value-type="float" office:value="873.6" calcext:value-type="float">
            <text:p>873.6</text:p>
          </table:table-cell>
          <table:table-cell office:value-type="float" office:value="867.2" calcext:value-type="float">
            <text:p>867.2</text:p>
          </table:table-cell>
          <table:table-cell office:value-type="float" office:value="1032.8" calcext:value-type="float">
            <text:p>1032.8</text:p>
          </table:table-cell>
        </table:table-row>
        <table:table-row table:style-name="ro1">
          <table:table-cell office:value-type="float" office:value="718.41" calcext:value-type="float">
            <text:p>718.41</text:p>
          </table:table-cell>
          <table:table-cell office:value-type="float" office:value="876.6" calcext:value-type="float">
            <text:p>876.6</text:p>
          </table:table-cell>
          <table:table-cell office:value-type="float" office:value="868.2" calcext:value-type="float">
            <text:p>868.2</text:p>
          </table:table-cell>
          <table:table-cell office:value-type="float" office:value="1016.8" calcext:value-type="float">
            <text:p>1016.8</text:p>
          </table:table-cell>
        </table:table-row>
        <table:table-row table:style-name="ro1">
          <table:table-cell office:value-type="float" office:value="718.85" calcext:value-type="float">
            <text:p>718.85</text:p>
          </table:table-cell>
          <table:table-cell office:value-type="float" office:value="853.4" calcext:value-type="float">
            <text:p>853.4</text:p>
          </table:table-cell>
          <table:table-cell office:value-type="float" office:value="872" calcext:value-type="float">
            <text:p>87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719.3" calcext:value-type="float">
            <text:p>719.3</text:p>
          </table:table-cell>
          <table:table-cell office:value-type="float" office:value="854.6" calcext:value-type="float">
            <text:p>854.6</text:p>
          </table:table-cell>
          <table:table-cell office:value-type="float" office:value="862" calcext:value-type="float">
            <text:p>862</text:p>
          </table:table-cell>
          <table:table-cell office:value-type="float" office:value="1024.4" calcext:value-type="float">
            <text:p>1024.4</text:p>
          </table:table-cell>
        </table:table-row>
        <table:table-row table:style-name="ro1">
          <table:table-cell office:value-type="float" office:value="719.75" calcext:value-type="float">
            <text:p>719.75</text:p>
          </table:table-cell>
          <table:table-cell office:value-type="float" office:value="867.6" calcext:value-type="float">
            <text:p>867.6</text:p>
          </table:table-cell>
          <table:table-cell office:value-type="float" office:value="860.8" calcext:value-type="float">
            <text:p>860.8</text:p>
          </table:table-cell>
          <table:table-cell office:value-type="float" office:value="1017.2" calcext:value-type="float">
            <text:p>1017.2</text:p>
          </table:table-cell>
        </table:table-row>
        <table:table-row table:style-name="ro1">
          <table:table-cell office:value-type="float" office:value="720.19" calcext:value-type="float">
            <text:p>720.19</text:p>
          </table:table-cell>
          <table:table-cell office:value-type="float" office:value="858.6" calcext:value-type="float">
            <text:p>858.6</text:p>
          </table:table-cell>
          <table:table-cell office:value-type="float" office:value="876.4" calcext:value-type="float">
            <text:p>876.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720.64" calcext:value-type="float">
            <text:p>720.64</text:p>
          </table:table-cell>
          <table:table-cell office:value-type="float" office:value="868" calcext:value-type="float">
            <text:p>868</text:p>
          </table:table-cell>
          <table:table-cell office:value-type="float" office:value="864.2" calcext:value-type="float">
            <text:p>864.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721.09" calcext:value-type="float">
            <text:p>721.09</text:p>
          </table:table-cell>
          <table:table-cell office:value-type="float" office:value="868.8" calcext:value-type="float">
            <text:p>868.8</text:p>
          </table:table-cell>
          <table:table-cell office:value-type="float" office:value="865.4" calcext:value-type="float">
            <text:p>865.4</text:p>
          </table:table-cell>
          <table:table-cell office:value-type="float" office:value="1003.2" calcext:value-type="float">
            <text:p>1003.2</text:p>
          </table:table-cell>
        </table:table-row>
        <table:table-row table:style-name="ro1">
          <table:table-cell office:value-type="float" office:value="721.53" calcext:value-type="float">
            <text:p>721.53</text:p>
          </table:table-cell>
          <table:table-cell office:value-type="float" office:value="854.2" calcext:value-type="float">
            <text:p>854.2</text:p>
          </table:table-cell>
          <table:table-cell office:value-type="float" office:value="876" calcext:value-type="float">
            <text:p>876</text:p>
          </table:table-cell>
          <table:table-cell office:value-type="float" office:value="1000.8" calcext:value-type="float">
            <text:p>1000.8</text:p>
          </table:table-cell>
        </table:table-row>
        <table:table-row table:style-name="ro1">
          <table:table-cell office:value-type="float" office:value="721.98" calcext:value-type="float">
            <text:p>721.98</text:p>
          </table:table-cell>
          <table:table-cell office:value-type="float" office:value="861.4" calcext:value-type="float">
            <text:p>861.4</text:p>
          </table:table-cell>
          <table:table-cell office:value-type="float" office:value="875" calcext:value-type="float">
            <text:p>875</text:p>
          </table:table-cell>
          <table:table-cell office:value-type="float" office:value="1002.4" calcext:value-type="float">
            <text:p>1002.4</text:p>
          </table:table-cell>
        </table:table-row>
        <table:table-row table:style-name="ro1">
          <table:table-cell office:value-type="float" office:value="722.43" calcext:value-type="float">
            <text:p>722.43</text:p>
          </table:table-cell>
          <table:table-cell office:value-type="float" office:value="874" calcext:value-type="float">
            <text:p>874</text:p>
          </table:table-cell>
          <table:table-cell office:value-type="float" office:value="859.8" calcext:value-type="float">
            <text:p>859.8</text:p>
          </table:table-cell>
          <table:table-cell office:value-type="float" office:value="993.2" calcext:value-type="float">
            <text:p>993.2</text:p>
          </table:table-cell>
        </table:table-row>
        <table:table-row table:style-name="ro1">
          <table:table-cell office:value-type="float" office:value="722.87" calcext:value-type="float">
            <text:p>722.87</text:p>
          </table:table-cell>
          <table:table-cell office:value-type="float" office:value="861.8" calcext:value-type="float">
            <text:p>861.8</text:p>
          </table:table-cell>
          <table:table-cell office:value-type="float" office:value="873.4" calcext:value-type="float">
            <text:p>873.4</text:p>
          </table:table-cell>
          <table:table-cell office:value-type="float" office:value="993.6" calcext:value-type="float">
            <text:p>993.6</text:p>
          </table:table-cell>
        </table:table-row>
        <table:table-row table:style-name="ro1">
          <table:table-cell office:value-type="float" office:value="723.32" calcext:value-type="float">
            <text:p>723.32</text:p>
          </table:table-cell>
          <table:table-cell office:value-type="float" office:value="859.2" calcext:value-type="float">
            <text:p>859.2</text:p>
          </table:table-cell>
          <table:table-cell office:value-type="float" office:value="874.8" calcext:value-type="float">
            <text:p>874.8</text:p>
          </table:table-cell>
          <table:table-cell office:value-type="float" office:value="1006.8" calcext:value-type="float">
            <text:p>1006.8</text:p>
          </table:table-cell>
        </table:table-row>
        <table:table-row table:style-name="ro1">
          <table:table-cell office:value-type="float" office:value="723.76" calcext:value-type="float">
            <text:p>723.76</text:p>
          </table:table-cell>
          <table:table-cell office:value-type="float" office:value="869" calcext:value-type="float">
            <text:p>869</text:p>
          </table:table-cell>
          <table:table-cell office:value-type="float" office:value="867.2" calcext:value-type="float">
            <text:p>867.2</text:p>
          </table:table-cell>
          <table:table-cell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724.21" calcext:value-type="float">
            <text:p>724.21</text:p>
          </table:table-cell>
          <table:table-cell office:value-type="float" office:value="857.8" calcext:value-type="float">
            <text:p>857.8</text:p>
          </table:table-cell>
          <table:table-cell office:value-type="float" office:value="876.8" calcext:value-type="float">
            <text:p>876.8</text:p>
          </table:table-cell>
          <table:table-cell office:value-type="float" office:value="995.4" calcext:value-type="float">
            <text:p>995.4</text:p>
          </table:table-cell>
        </table:table-row>
        <table:table-row table:style-name="ro1">
          <table:table-cell office:value-type="float" office:value="724.66" calcext:value-type="float">
            <text:p>724.66</text:p>
          </table:table-cell>
          <table:table-cell office:value-type="float" office:value="871.8" calcext:value-type="float">
            <text:p>871.8</text:p>
          </table:table-cell>
          <table:table-cell office:value-type="float" office:value="857.4" calcext:value-type="float">
            <text:p>857.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25.1" calcext:value-type="float">
            <text:p>725.1</text:p>
          </table:table-cell>
          <table:table-cell office:value-type="float" office:value="870.4" calcext:value-type="float">
            <text:p>870.4</text:p>
          </table:table-cell>
          <table:table-cell office:value-type="float" office:value="868.2" calcext:value-type="float">
            <text:p>868.2</text:p>
          </table:table-cell>
          <table:table-cell office:value-type="float" office:value="988.4" calcext:value-type="float">
            <text:p>988.4</text:p>
          </table:table-cell>
        </table:table-row>
        <table:table-row table:style-name="ro1">
          <table:table-cell office:value-type="float" office:value="725.55" calcext:value-type="float">
            <text:p>725.55</text:p>
          </table:table-cell>
          <table:table-cell office:value-type="float" office:value="861.6" calcext:value-type="float">
            <text:p>861.6</text:p>
          </table:table-cell>
          <table:table-cell office:value-type="float" office:value="864" calcext:value-type="float">
            <text:p>864</text:p>
          </table:table-cell>
          <table:table-cell office:value-type="float" office:value="985.2" calcext:value-type="float">
            <text:p>985.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77.6" calcext:value-type="float">
            <text:p>877.6</text:p>
          </table:table-cell>
          <table:table-cell office:value-type="float" office:value="866.2" calcext:value-type="float">
            <text:p>866.2</text:p>
          </table:table-cell>
          <table:table-cell office:value-type="float" office:value="997.4" calcext:value-type="float">
            <text:p>997.4</text:p>
          </table:table-cell>
        </table:table-row>
        <table:table-row table:style-name="ro1">
          <table:table-cell office:value-type="float" office:value="726.44" calcext:value-type="float">
            <text:p>726.44</text:p>
          </table:table-cell>
          <table:table-cell office:value-type="float" office:value="891.6" calcext:value-type="float">
            <text:p>891.6</text:p>
          </table:table-cell>
          <table:table-cell office:value-type="float" office:value="873.4" calcext:value-type="float">
            <text:p>873.4</text:p>
          </table:table-cell>
          <table:table-cell office:value-type="float" office:value="982.6" calcext:value-type="float">
            <text:p>982.6</text:p>
          </table:table-cell>
        </table:table-row>
        <table:table-row table:style-name="ro1">
          <table:table-cell office:value-type="float" office:value="726.89" calcext:value-type="float">
            <text:p>726.89</text:p>
          </table:table-cell>
          <table:table-cell office:value-type="float" office:value="896" calcext:value-type="float">
            <text:p>896</text:p>
          </table:table-cell>
          <table:table-cell office:value-type="float" office:value="881.6" calcext:value-type="float">
            <text:p>881.6</text:p>
          </table:table-cell>
          <table:table-cell office:value-type="float" office:value="986.8" calcext:value-type="float">
            <text:p>986.8</text:p>
          </table:table-cell>
        </table:table-row>
        <table:table-row table:style-name="ro1">
          <table:table-cell office:value-type="float" office:value="727.33" calcext:value-type="float">
            <text:p>727.33</text:p>
          </table:table-cell>
          <table:table-cell office:value-type="float" office:value="913.6" calcext:value-type="float">
            <text:p>913.6</text:p>
          </table:table-cell>
          <table:table-cell office:value-type="float" office:value="866.2" calcext:value-type="float">
            <text:p>866.2</text:p>
          </table:table-cell>
          <table:table-cell office:value-type="float" office:value="980.8" calcext:value-type="float">
            <text:p>980.8</text:p>
          </table:table-cell>
        </table:table-row>
        <table:table-row table:style-name="ro1">
          <table:table-cell office:value-type="float" office:value="727.78" calcext:value-type="float">
            <text:p>727.78</text:p>
          </table:table-cell>
          <table:table-cell office:value-type="float" office:value="915.8" calcext:value-type="float">
            <text:p>915.8</text:p>
          </table:table-cell>
          <table:table-cell office:value-type="float" office:value="862.2" calcext:value-type="float">
            <text:p>862.2</text:p>
          </table:table-cell>
          <table:table-cell office:value-type="float" office:value="977.2" calcext:value-type="float">
            <text:p>977.2</text:p>
          </table:table-cell>
        </table:table-row>
        <table:table-row table:style-name="ro1">
          <table:table-cell office:value-type="float" office:value="728.23" calcext:value-type="float">
            <text:p>728.23</text:p>
          </table:table-cell>
          <table:table-cell office:value-type="float" office:value="888" calcext:value-type="float">
            <text:p>888</text:p>
          </table:table-cell>
          <table:table-cell office:value-type="float" office:value="869.2" calcext:value-type="float">
            <text:p>869.2</text:p>
          </table:table-cell>
          <table:table-cell office:value-type="float" office:value="978.6" calcext:value-type="float">
            <text:p>978.6</text:p>
          </table:table-cell>
        </table:table-row>
        <table:table-row table:style-name="ro1">
          <table:table-cell office:value-type="float" office:value="728.67" calcext:value-type="float">
            <text:p>728.67</text:p>
          </table:table-cell>
          <table:table-cell office:value-type="float" office:value="874.4" calcext:value-type="float">
            <text:p>874.4</text:p>
          </table:table-cell>
          <table:table-cell office:value-type="float" office:value="869.4" calcext:value-type="float">
            <text:p>869.4</text:p>
          </table:table-cell>
          <table:table-cell office:value-type="float" office:value="977.6" calcext:value-type="float">
            <text:p>977.6</text:p>
          </table:table-cell>
        </table:table-row>
        <table:table-row table:style-name="ro1">
          <table:table-cell office:value-type="float" office:value="729.12" calcext:value-type="float">
            <text:p>729.12</text:p>
          </table:table-cell>
          <table:table-cell office:value-type="float" office:value="876.2" calcext:value-type="float">
            <text:p>876.2</text:p>
          </table:table-cell>
          <table:table-cell office:value-type="float" office:value="875.4" calcext:value-type="float">
            <text:p>875.4</text:p>
          </table:table-cell>
          <table:table-cell office:value-type="float" office:value="967.6" calcext:value-type="float">
            <text:p>967.6</text:p>
          </table:table-cell>
        </table:table-row>
        <table:table-row table:style-name="ro1">
          <table:table-cell office:value-type="float" office:value="729.56" calcext:value-type="float">
            <text:p>729.56</text:p>
          </table:table-cell>
          <table:table-cell office:value-type="float" office:value="857.8" calcext:value-type="float">
            <text:p>857.8</text:p>
          </table:table-cell>
          <table:table-cell office:value-type="float" office:value="878.4" calcext:value-type="float">
            <text:p>878.4</text:p>
          </table:table-cell>
          <table:table-cell office:value-type="float" office:value="974.4" calcext:value-type="float">
            <text:p>974.4</text:p>
          </table:table-cell>
        </table:table-row>
        <table:table-row table:style-name="ro1">
          <table:table-cell office:value-type="float" office:value="730.01" calcext:value-type="float">
            <text:p>730.01</text:p>
          </table:table-cell>
          <table:table-cell office:value-type="float" office:value="865" calcext:value-type="float">
            <text:p>865</text:p>
          </table:table-cell>
          <table:table-cell office:value-type="float" office:value="877.2" calcext:value-type="float">
            <text:p>877.2</text:p>
          </table:table-cell>
          <table:table-cell office:value-type="float" office:value="975.2" calcext:value-type="float">
            <text:p>975.2</text:p>
          </table:table-cell>
        </table:table-row>
        <table:table-row table:style-name="ro1">
          <table:table-cell office:value-type="float" office:value="730.46" calcext:value-type="float">
            <text:p>730.46</text:p>
          </table:table-cell>
          <table:table-cell office:value-type="float" office:value="867.8" calcext:value-type="float">
            <text:p>867.8</text:p>
          </table:table-cell>
          <table:table-cell office:value-type="float" office:value="860" calcext:value-type="float">
            <text:p>860</text:p>
          </table:table-cell>
          <table:table-cell office:value-type="float" office:value="963.8" calcext:value-type="float">
            <text:p>963.8</text:p>
          </table:table-cell>
        </table:table-row>
        <table:table-row table:style-name="ro1">
          <table:table-cell office:value-type="float" office:value="730.9" calcext:value-type="float">
            <text:p>730.9</text:p>
          </table:table-cell>
          <table:table-cell office:value-type="float" office:value="860.4" calcext:value-type="float">
            <text:p>860.4</text:p>
          </table:table-cell>
          <table:table-cell office:value-type="float" office:value="875.2" calcext:value-type="float">
            <text:p>875.2</text:p>
          </table:table-cell>
          <table:table-cell office:value-type="float" office:value="962.8" calcext:value-type="float">
            <text:p>962.8</text:p>
          </table:table-cell>
        </table:table-row>
        <table:table-row table:style-name="ro1">
          <table:table-cell office:value-type="float" office:value="731.35" calcext:value-type="float">
            <text:p>731.35</text:p>
          </table:table-cell>
          <table:table-cell office:value-type="float" office:value="857.6" calcext:value-type="float">
            <text:p>857.6</text:p>
          </table:table-cell>
          <table:table-cell office:value-type="float" office:value="864.2" calcext:value-type="float">
            <text:p>864.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731.79" calcext:value-type="float">
            <text:p>731.79</text:p>
          </table:table-cell>
          <table:table-cell office:value-type="float" office:value="870.6" calcext:value-type="float">
            <text:p>870.6</text:p>
          </table:table-cell>
          <table:table-cell office:value-type="float" office:value="864.2" calcext:value-type="float">
            <text:p>864.2</text:p>
          </table:table-cell>
          <table:table-cell office:value-type="float" office:value="956.6" calcext:value-type="float">
            <text:p>956.6</text:p>
          </table:table-cell>
        </table:table-row>
        <table:table-row table:style-name="ro1">
          <table:table-cell office:value-type="float" office:value="732.24" calcext:value-type="float">
            <text:p>732.24</text:p>
          </table:table-cell>
          <table:table-cell office:value-type="float" office:value="850" calcext:value-type="float">
            <text:p>850</text:p>
          </table:table-cell>
          <table:table-cell office:value-type="float" office:value="874.2" calcext:value-type="float">
            <text:p>874.2</text:p>
          </table:table-cell>
          <table:table-cell office:value-type="float" office:value="969.6" calcext:value-type="float">
            <text:p>969.6</text:p>
          </table:table-cell>
        </table:table-row>
        <table:table-row table:style-name="ro1">
          <table:table-cell office:value-type="float" office:value="732.69" calcext:value-type="float">
            <text:p>732.69</text:p>
          </table:table-cell>
          <table:table-cell office:value-type="float" office:value="862.2" calcext:value-type="float">
            <text:p>862.2</text:p>
          </table:table-cell>
          <table:table-cell office:value-type="float" office:value="873.4" calcext:value-type="float">
            <text:p>873.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733.13" calcext:value-type="float">
            <text:p>733.13</text:p>
          </table:table-cell>
          <table:table-cell office:value-type="float" office:value="869" calcext:value-type="float">
            <text:p>869</text:p>
          </table:table-cell>
          <table:table-cell office:value-type="float" office:value="849.6" calcext:value-type="float">
            <text:p>849.6</text:p>
          </table:table-cell>
          <table:table-cell office:value-type="float" office:value="952.2" calcext:value-type="float">
            <text:p>952.2</text:p>
          </table:table-cell>
        </table:table-row>
        <table:table-row table:style-name="ro1">
          <table:table-cell office:value-type="float" office:value="733.58" calcext:value-type="float">
            <text:p>733.58</text:p>
          </table:table-cell>
          <table:table-cell office:value-type="float" office:value="852.6" calcext:value-type="float">
            <text:p>852.6</text:p>
          </table:table-cell>
          <table:table-cell office:value-type="float" office:value="875.8" calcext:value-type="float">
            <text:p>875.8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734.02" calcext:value-type="float">
            <text:p>734.02</text:p>
          </table:table-cell>
          <table:table-cell office:value-type="float" office:value="863.2" calcext:value-type="float">
            <text:p>863.2</text:p>
          </table:table-cell>
          <table:table-cell office:value-type="float" office:value="870" calcext:value-type="float">
            <text:p>870</text:p>
          </table:table-cell>
          <table:table-cell office:value-type="float" office:value="966.2" calcext:value-type="float">
            <text:p>966.2</text:p>
          </table:table-cell>
        </table:table-row>
        <table:table-row table:style-name="ro1">
          <table:table-cell office:value-type="float" office:value="734.47" calcext:value-type="float">
            <text:p>734.47</text:p>
          </table:table-cell>
          <table:table-cell office:value-type="float" office:value="872.8" calcext:value-type="float">
            <text:p>872.8</text:p>
          </table:table-cell>
          <table:table-cell office:value-type="float" office:value="857.2" calcext:value-type="float">
            <text:p>857.2</text:p>
          </table:table-cell>
          <table:table-cell office:value-type="float" office:value="957.8" calcext:value-type="float">
            <text:p>957.8</text:p>
          </table:table-cell>
        </table:table-row>
        <table:table-row table:style-name="ro1">
          <table:table-cell office:value-type="float" office:value="734.91" calcext:value-type="float">
            <text:p>734.91</text:p>
          </table:table-cell>
          <table:table-cell office:value-type="float" office:value="867.2" calcext:value-type="float">
            <text:p>867.2</text:p>
          </table:table-cell>
          <table:table-cell office:value-type="float" office:value="867.4" calcext:value-type="float">
            <text:p>867.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735.36" calcext:value-type="float">
            <text:p>735.36</text:p>
          </table:table-cell>
          <table:table-cell office:value-type="float" office:value="862.8" calcext:value-type="float">
            <text:p>862.8</text:p>
          </table:table-cell>
          <table:table-cell office:value-type="float" office:value="865.4" calcext:value-type="float">
            <text:p>865.4</text:p>
          </table:table-cell>
          <table:table-cell office:value-type="float" office:value="953.6" calcext:value-type="float">
            <text:p>953.6</text:p>
          </table:table-cell>
        </table:table-row>
        <table:table-row table:style-name="ro1">
          <table:table-cell office:value-type="float" office:value="735.8" calcext:value-type="float">
            <text:p>735.8</text:p>
          </table:table-cell>
          <table:table-cell office:value-type="float" office:value="877.8" calcext:value-type="float">
            <text:p>877.8</text:p>
          </table:table-cell>
          <table:table-cell office:value-type="float" office:value="860.6" calcext:value-type="float">
            <text:p>860.6</text:p>
          </table:table-cell>
          <table:table-cell office:value-type="float" office:value="942.2" calcext:value-type="float">
            <text:p>942.2</text:p>
          </table:table-cell>
        </table:table-row>
        <table:table-row table:style-name="ro1">
          <table:table-cell office:value-type="float" office:value="736.25" calcext:value-type="float">
            <text:p>736.25</text:p>
          </table:table-cell>
          <table:table-cell office:value-type="float" office:value="871.6" calcext:value-type="float">
            <text:p>871.6</text:p>
          </table:table-cell>
          <table:table-cell office:value-type="float" office:value="870" calcext:value-type="float">
            <text:p>87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36.7" calcext:value-type="float">
            <text:p>736.7</text:p>
          </table:table-cell>
          <table:table-cell office:value-type="float" office:value="873.4" calcext:value-type="float">
            <text:p>873.4</text:p>
          </table:table-cell>
          <table:table-cell office:value-type="float" office:value="861.8" calcext:value-type="float">
            <text:p>861.8</text:p>
          </table:table-cell>
          <table:table-cell office:value-type="float" office:value="953.4" calcext:value-type="float">
            <text:p>953.4</text:p>
          </table:table-cell>
        </table:table-row>
        <table:table-row table:style-name="ro1">
          <table:table-cell office:value-type="float" office:value="737.14" calcext:value-type="float">
            <text:p>737.14</text:p>
          </table:table-cell>
          <table:table-cell office:value-type="float" office:value="892.6" calcext:value-type="float">
            <text:p>892.6</text:p>
          </table:table-cell>
          <table:table-cell office:value-type="float" office:value="859.8" calcext:value-type="float">
            <text:p>859.8</text:p>
          </table:table-cell>
          <table:table-cell office:value-type="float" office:value="948.4" calcext:value-type="float">
            <text:p>948.4</text:p>
          </table:table-cell>
        </table:table-row>
        <table:table-row table:style-name="ro1">
          <table:table-cell office:value-type="float" office:value="737.59" calcext:value-type="float">
            <text:p>737.59</text:p>
          </table:table-cell>
          <table:table-cell office:value-type="float" office:value="948.4" calcext:value-type="float">
            <text:p>948.4</text:p>
          </table:table-cell>
          <table:table-cell office:value-type="float" office:value="873.4" calcext:value-type="float">
            <text:p>873.4</text:p>
          </table:table-cell>
          <table:table-cell office:value-type="float" office:value="944.8" calcext:value-type="float">
            <text:p>944.8</text:p>
          </table:table-cell>
        </table:table-row>
        <table:table-row table:style-name="ro1">
          <table:table-cell office:value-type="float" office:value="738.03" calcext:value-type="float">
            <text:p>738.03</text:p>
          </table:table-cell>
          <table:table-cell office:value-type="float" office:value="1064.6" calcext:value-type="float">
            <text:p>1064.6</text:p>
          </table:table-cell>
          <table:table-cell office:value-type="float" office:value="870.6" calcext:value-type="float">
            <text:p>870.6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738.48" calcext:value-type="float">
            <text:p>738.48</text:p>
          </table:table-cell>
          <table:table-cell office:value-type="float" office:value="1178.6" calcext:value-type="float">
            <text:p>1178.6</text:p>
          </table:table-cell>
          <table:table-cell office:value-type="float" office:value="855.2" calcext:value-type="float">
            <text:p>855.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738.92" calcext:value-type="float">
            <text:p>738.92</text:p>
          </table:table-cell>
          <table:table-cell office:value-type="float" office:value="1137.8" calcext:value-type="float">
            <text:p>1137.8</text:p>
          </table:table-cell>
          <table:table-cell office:value-type="float" office:value="874.2" calcext:value-type="float">
            <text:p>874.2</text:p>
          </table:table-cell>
          <table:table-cell office:value-type="float" office:value="959.2" calcext:value-type="float">
            <text:p>959.2</text:p>
          </table:table-cell>
        </table:table-row>
        <table:table-row table:style-name="ro1">
          <table:table-cell office:value-type="float" office:value="739.37" calcext:value-type="float">
            <text:p>739.37</text:p>
          </table:table-cell>
          <table:table-cell office:value-type="float" office:value="980.6" calcext:value-type="float">
            <text:p>980.6</text:p>
          </table:table-cell>
          <table:table-cell office:value-type="float" office:value="871.6" calcext:value-type="float">
            <text:p>871.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39.81" calcext:value-type="float">
            <text:p>739.81</text:p>
          </table:table-cell>
          <table:table-cell office:value-type="float" office:value="892.4" calcext:value-type="float">
            <text:p>892.4</text:p>
          </table:table-cell>
          <table:table-cell office:value-type="float" office:value="858" calcext:value-type="float">
            <text:p>858</text:p>
          </table:table-cell>
          <table:table-cell office:value-type="float" office:value="941.4" calcext:value-type="float">
            <text:p>941.4</text:p>
          </table:table-cell>
        </table:table-row>
        <table:table-row table:style-name="ro1">
          <table:table-cell office:value-type="float" office:value="740.26" calcext:value-type="float">
            <text:p>740.26</text:p>
          </table:table-cell>
          <table:table-cell office:value-type="float" office:value="866.2" calcext:value-type="float">
            <text:p>866.2</text:p>
          </table:table-cell>
          <table:table-cell office:value-type="float" office:value="863.8" calcext:value-type="float">
            <text:p>863.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740.7" calcext:value-type="float">
            <text:p>740.7</text:p>
          </table:table-cell>
          <table:table-cell office:value-type="float" office:value="871.2" calcext:value-type="float">
            <text:p>871.2</text:p>
          </table:table-cell>
          <table:table-cell office:value-type="float" office:value="865.2" calcext:value-type="float">
            <text:p>865.2</text:p>
          </table:table-cell>
          <table:table-cell office:value-type="float" office:value="946.8" calcext:value-type="float">
            <text:p>946.8</text:p>
          </table:table-cell>
        </table:table-row>
        <table:table-row table:style-name="ro1">
          <table:table-cell office:value-type="float" office:value="741.15" calcext:value-type="float">
            <text:p>741.15</text:p>
          </table:table-cell>
          <table:table-cell office:value-type="float" office:value="868.8" calcext:value-type="float">
            <text:p>868.8</text:p>
          </table:table-cell>
          <table:table-cell office:value-type="float" office:value="864.6" calcext:value-type="float">
            <text:p>864.6</text:p>
          </table:table-cell>
          <table:table-cell office:value-type="float" office:value="933.4" calcext:value-type="float">
            <text:p>933.4</text:p>
          </table:table-cell>
        </table:table-row>
        <table:table-row table:style-name="ro1">
          <table:table-cell office:value-type="float" office:value="741.6" calcext:value-type="float">
            <text:p>741.6</text:p>
          </table:table-cell>
          <table:table-cell office:value-type="float" office:value="864" calcext:value-type="float">
            <text:p>864</text:p>
          </table:table-cell>
          <table:table-cell office:value-type="float" office:value="863.6" calcext:value-type="float">
            <text:p>863.6</text:p>
          </table:table-cell>
          <table:table-cell office:value-type="float" office:value="935.6" calcext:value-type="float">
            <text:p>935.6</text:p>
          </table:table-cell>
        </table:table-row>
        <table:table-row table:style-name="ro1">
          <table:table-cell office:value-type="float" office:value="742.04" calcext:value-type="float">
            <text:p>742.04</text:p>
          </table:table-cell>
          <table:table-cell office:value-type="float" office:value="860.4" calcext:value-type="float">
            <text:p>860.4</text:p>
          </table:table-cell>
          <table:table-cell office:value-type="float" office:value="869.6" calcext:value-type="float">
            <text:p>869.6</text:p>
          </table:table-cell>
          <table:table-cell office:value-type="float" office:value="944.8" calcext:value-type="float">
            <text:p>944.8</text:p>
          </table:table-cell>
        </table:table-row>
        <table:table-row table:style-name="ro1">
          <table:table-cell office:value-type="float" office:value="742.49" calcext:value-type="float">
            <text:p>742.49</text:p>
          </table:table-cell>
          <table:table-cell office:value-type="float" office:value="877.6" calcext:value-type="float">
            <text:p>877.6</text:p>
          </table:table-cell>
          <table:table-cell office:value-type="float" office:value="862" calcext:value-type="float">
            <text:p>862</text:p>
          </table:table-cell>
          <table:table-cell office:value-type="float" office:value="938.4" calcext:value-type="float">
            <text:p>938.4</text:p>
          </table:table-cell>
        </table:table-row>
        <table:table-row table:style-name="ro1">
          <table:table-cell office:value-type="float" office:value="742.93" calcext:value-type="float">
            <text:p>742.93</text:p>
          </table:table-cell>
          <table:table-cell office:value-type="float" office:value="859.8" calcext:value-type="float">
            <text:p>859.8</text:p>
          </table:table-cell>
          <table:table-cell office:value-type="float" office:value="871" calcext:value-type="float">
            <text:p>871</text:p>
          </table:table-cell>
          <table:table-cell office:value-type="float" office:value="937.8" calcext:value-type="float">
            <text:p>937.8</text:p>
          </table:table-cell>
        </table:table-row>
        <table:table-row table:style-name="ro1">
          <table:table-cell office:value-type="float" office:value="743.38" calcext:value-type="float">
            <text:p>743.38</text:p>
          </table:table-cell>
          <table:table-cell office:value-type="float" office:value="871.6" calcext:value-type="float">
            <text:p>871.6</text:p>
          </table:table-cell>
          <table:table-cell office:value-type="float" office:value="868" calcext:value-type="float">
            <text:p>86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743.82" calcext:value-type="float">
            <text:p>743.82</text:p>
          </table:table-cell>
          <table:table-cell office:value-type="float" office:value="874.4" calcext:value-type="float">
            <text:p>874.4</text:p>
          </table:table-cell>
          <table:table-cell office:value-type="float" office:value="856" calcext:value-type="float">
            <text:p>856</text:p>
          </table:table-cell>
          <table:table-cell office:value-type="float" office:value="931.4" calcext:value-type="float">
            <text:p>931.4</text:p>
          </table:table-cell>
        </table:table-row>
        <table:table-row table:style-name="ro1">
          <table:table-cell office:value-type="float" office:value="744.27" calcext:value-type="float">
            <text:p>744.27</text:p>
          </table:table-cell>
          <table:table-cell office:value-type="float" office:value="862.4" calcext:value-type="float">
            <text:p>862.4</text:p>
          </table:table-cell>
          <table:table-cell office:value-type="float" office:value="867.2" calcext:value-type="float">
            <text:p>867.2</text:p>
          </table:table-cell>
          <table:table-cell office:value-type="float" office:value="935.6" calcext:value-type="float">
            <text:p>935.6</text:p>
          </table:table-cell>
        </table:table-row>
        <table:table-row table:style-name="ro1">
          <table:table-cell office:value-type="float" office:value="744.71" calcext:value-type="float">
            <text:p>744.71</text:p>
          </table:table-cell>
          <table:table-cell office:value-type="float" office:value="863.8" calcext:value-type="float">
            <text:p>863.8</text:p>
          </table:table-cell>
          <table:table-cell office:value-type="float" office:value="865.6" calcext:value-type="float">
            <text:p>865.6</text:p>
          </table:table-cell>
          <table:table-cell office:value-type="float" office:value="942.8" calcext:value-type="float">
            <text:p>942.8</text:p>
          </table:table-cell>
        </table:table-row>
        <table:table-row table:style-name="ro1">
          <table:table-cell office:value-type="float" office:value="745.16" calcext:value-type="float">
            <text:p>745.16</text:p>
          </table:table-cell>
          <table:table-cell office:value-type="float" office:value="880.2" calcext:value-type="float">
            <text:p>880.2</text:p>
          </table:table-cell>
          <table:table-cell office:value-type="float" office:value="860.2" calcext:value-type="float">
            <text:p>860.2</text:p>
          </table:table-cell>
          <table:table-cell office:value-type="float" office:value="922.2" calcext:value-type="float">
            <text:p>922.2</text:p>
          </table:table-cell>
        </table:table-row>
        <table:table-row table:style-name="ro1">
          <table:table-cell office:value-type="float" office:value="745.6" calcext:value-type="float">
            <text:p>745.6</text:p>
          </table:table-cell>
          <table:table-cell office:value-type="float" office:value="863.8" calcext:value-type="float">
            <text:p>863.8</text:p>
          </table:table-cell>
          <table:table-cell office:value-type="float" office:value="868.8" calcext:value-type="float">
            <text:p>868.8</text:p>
          </table:table-cell>
          <table:table-cell office:value-type="float" office:value="929.4" calcext:value-type="float">
            <text:p>929.4</text:p>
          </table:table-cell>
        </table:table-row>
        <table:table-row table:style-name="ro1">
          <table:table-cell office:value-type="float" office:value="746.05" calcext:value-type="float">
            <text:p>746.05</text:p>
          </table:table-cell>
          <table:table-cell office:value-type="float" office:value="866.8" calcext:value-type="float">
            <text:p>866.8</text:p>
          </table:table-cell>
          <table:table-cell office:value-type="float" office:value="864.6" calcext:value-type="float">
            <text:p>864.6</text:p>
          </table:table-cell>
          <table:table-cell office:value-type="float" office:value="918.4" calcext:value-type="float">
            <text:p>918.4</text:p>
          </table:table-cell>
        </table:table-row>
        <table:table-row table:style-name="ro1">
          <table:table-cell office:value-type="float" office:value="746.49" calcext:value-type="float">
            <text:p>746.49</text:p>
          </table:table-cell>
          <table:table-cell office:value-type="float" office:value="876.8" calcext:value-type="float">
            <text:p>876.8</text:p>
          </table:table-cell>
          <table:table-cell office:value-type="float" office:value="857" calcext:value-type="float">
            <text:p>857</text:p>
          </table:table-cell>
          <table:table-cell office:value-type="float" office:value="929.2" calcext:value-type="float">
            <text:p>929.2</text:p>
          </table:table-cell>
        </table:table-row>
        <table:table-row table:style-name="ro1">
          <table:table-cell office:value-type="float" office:value="746.94" calcext:value-type="float">
            <text:p>746.94</text:p>
          </table:table-cell>
          <table:table-cell office:value-type="float" office:value="865.6" calcext:value-type="float">
            <text:p>865.6</text:p>
          </table:table-cell>
          <table:table-cell office:value-type="float" office:value="872" calcext:value-type="float">
            <text:p>87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747.38" calcext:value-type="float">
            <text:p>747.38</text:p>
          </table:table-cell>
          <table:table-cell office:value-type="float" office:value="870.2" calcext:value-type="float">
            <text:p>870.2</text:p>
          </table:table-cell>
          <table:table-cell office:value-type="float" office:value="860.4" calcext:value-type="float">
            <text:p>860.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747.83" calcext:value-type="float">
            <text:p>747.83</text:p>
          </table:table-cell>
          <table:table-cell office:value-type="float" office:value="877.2" calcext:value-type="float">
            <text:p>877.2</text:p>
          </table:table-cell>
          <table:table-cell office:value-type="float" office:value="862" calcext:value-type="float">
            <text:p>862</text:p>
          </table:table-cell>
          <table:table-cell office:value-type="float" office:value="926.6" calcext:value-type="float">
            <text:p>926.6</text:p>
          </table:table-cell>
        </table:table-row>
        <table:table-row table:style-name="ro1">
          <table:table-cell office:value-type="float" office:value="748.27" calcext:value-type="float">
            <text:p>748.27</text:p>
          </table:table-cell>
          <table:table-cell office:value-type="float" office:value="871.8" calcext:value-type="float">
            <text:p>871.8</text:p>
          </table:table-cell>
          <table:table-cell office:value-type="float" office:value="864.6" calcext:value-type="float">
            <text:p>864.6</text:p>
          </table:table-cell>
          <table:table-cell office:value-type="float" office:value="922.8" calcext:value-type="float">
            <text:p>922.8</text:p>
          </table:table-cell>
        </table:table-row>
        <table:table-row table:style-name="ro1">
          <table:table-cell office:value-type="float" office:value="748.72" calcext:value-type="float">
            <text:p>748.72</text:p>
          </table:table-cell>
          <table:table-cell office:value-type="float" office:value="875.4" calcext:value-type="float">
            <text:p>875.4</text:p>
          </table:table-cell>
          <table:table-cell office:value-type="float" office:value="870.6" calcext:value-type="float">
            <text:p>870.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49.16" calcext:value-type="float">
            <text:p>749.16</text:p>
          </table:table-cell>
          <table:table-cell office:value-type="float" office:value="889.2" calcext:value-type="float">
            <text:p>889.2</text:p>
          </table:table-cell>
          <table:table-cell office:value-type="float" office:value="863.8" calcext:value-type="float">
            <text:p>863.8</text:p>
          </table:table-cell>
          <table:table-cell office:value-type="float" office:value="915.8" calcext:value-type="float">
            <text:p>915.8</text:p>
          </table:table-cell>
        </table:table-row>
        <table:table-row table:style-name="ro1">
          <table:table-cell office:value-type="float" office:value="749.61" calcext:value-type="float">
            <text:p>749.61</text:p>
          </table:table-cell>
          <table:table-cell office:value-type="float" office:value="944.4" calcext:value-type="float">
            <text:p>944.4</text:p>
          </table:table-cell>
          <table:table-cell office:value-type="float" office:value="860.4" calcext:value-type="float">
            <text:p>860.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750.05" calcext:value-type="float">
            <text:p>750.05</text:p>
          </table:table-cell>
          <table:table-cell office:value-type="float" office:value="1076" calcext:value-type="float">
            <text:p>1076</text:p>
          </table:table-cell>
          <table:table-cell office:value-type="float" office:value="870.6" calcext:value-type="float">
            <text:p>870.6</text:p>
          </table:table-cell>
          <table:table-cell office:value-type="float" office:value="925.6" calcext:value-type="float">
            <text:p>925.6</text:p>
          </table:table-cell>
        </table:table-row>
        <table:table-row table:style-name="ro1">
          <table:table-cell office:value-type="float" office:value="750.49" calcext:value-type="float">
            <text:p>750.49</text:p>
          </table:table-cell>
          <table:table-cell office:value-type="float" office:value="1231.4" calcext:value-type="float">
            <text:p>1231.4</text:p>
          </table:table-cell>
          <table:table-cell office:value-type="float" office:value="855.6" calcext:value-type="float">
            <text:p>855.6</text:p>
          </table:table-cell>
          <table:table-cell office:value-type="float" office:value="918.8" calcext:value-type="float">
            <text:p>918.8</text:p>
          </table:table-cell>
        </table:table-row>
        <table:table-row table:style-name="ro1">
          <table:table-cell office:value-type="float" office:value="750.94" calcext:value-type="float">
            <text:p>750.94</text:p>
          </table:table-cell>
          <table:table-cell office:value-type="float" office:value="1253" calcext:value-type="float">
            <text:p>1253</text:p>
          </table:table-cell>
          <table:table-cell office:value-type="float" office:value="870" calcext:value-type="float">
            <text:p>870</text:p>
          </table:table-cell>
          <table:table-cell office:value-type="float" office:value="922.2" calcext:value-type="float">
            <text:p>922.2</text:p>
          </table:table-cell>
        </table:table-row>
        <table:table-row table:style-name="ro1">
          <table:table-cell office:value-type="float" office:value="751.38" calcext:value-type="float">
            <text:p>751.38</text:p>
          </table:table-cell>
          <table:table-cell office:value-type="float" office:value="1208.2" calcext:value-type="float">
            <text:p>1208.2</text:p>
          </table:table-cell>
          <table:table-cell office:value-type="float" office:value="872" calcext:value-type="float">
            <text:p>872</text:p>
          </table:table-cell>
          <table:table-cell office:value-type="float" office:value="927.4" calcext:value-type="float">
            <text:p>927.4</text:p>
          </table:table-cell>
        </table:table-row>
        <table:table-row table:style-name="ro1">
          <table:table-cell office:value-type="float" office:value="751.83" calcext:value-type="float">
            <text:p>751.83</text:p>
          </table:table-cell>
          <table:table-cell office:value-type="float" office:value="1187.4" calcext:value-type="float">
            <text:p>1187.4</text:p>
          </table:table-cell>
          <table:table-cell office:value-type="float" office:value="860.4" calcext:value-type="float">
            <text:p>860.4</text:p>
          </table:table-cell>
          <table:table-cell office:value-type="float" office:value="910.2" calcext:value-type="float">
            <text:p>910.2</text:p>
          </table:table-cell>
        </table:table-row>
        <table:table-row table:style-name="ro1">
          <table:table-cell office:value-type="float" office:value="752.27" calcext:value-type="float">
            <text:p>752.27</text:p>
          </table:table-cell>
          <table:table-cell office:value-type="float" office:value="1025.2" calcext:value-type="float">
            <text:p>1025.2</text:p>
          </table:table-cell>
          <table:table-cell office:value-type="float" office:value="870.4" calcext:value-type="float">
            <text:p>870.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52.72" calcext:value-type="float">
            <text:p>752.72</text:p>
          </table:table-cell>
          <table:table-cell office:value-type="float" office:value="908.8" calcext:value-type="float">
            <text:p>908.8</text:p>
          </table:table-cell>
          <table:table-cell office:value-type="float" office:value="865.6" calcext:value-type="float">
            <text:p>865.6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753.16" calcext:value-type="float">
            <text:p>753.16</text:p>
          </table:table-cell>
          <table:table-cell office:value-type="float" office:value="884.4" calcext:value-type="float">
            <text:p>884.4</text:p>
          </table:table-cell>
          <table:table-cell office:value-type="float" office:value="865.8" calcext:value-type="float">
            <text:p>865.8</text:p>
          </table:table-cell>
          <table:table-cell office:value-type="float" office:value="913.8" calcext:value-type="float">
            <text:p>913.8</text:p>
          </table:table-cell>
        </table:table-row>
        <table:table-row table:style-name="ro1">
          <table:table-cell office:value-type="float" office:value="753.61" calcext:value-type="float">
            <text:p>753.61</text:p>
          </table:table-cell>
          <table:table-cell office:value-type="float" office:value="864.8" calcext:value-type="float">
            <text:p>864.8</text:p>
          </table:table-cell>
          <table:table-cell office:value-type="float" office:value="870" calcext:value-type="float">
            <text:p>870</text:p>
          </table:table-cell>
          <table:table-cell office:value-type="float" office:value="921.4" calcext:value-type="float">
            <text:p>921.4</text:p>
          </table:table-cell>
        </table:table-row>
        <table:table-row table:style-name="ro1">
          <table:table-cell office:value-type="float" office:value="754.05" calcext:value-type="float">
            <text:p>754.05</text:p>
          </table:table-cell>
          <table:table-cell office:value-type="float" office:value="869" calcext:value-type="float">
            <text:p>869</text:p>
          </table:table-cell>
          <table:table-cell office:value-type="float" office:value="864.8" calcext:value-type="float">
            <text:p>864.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754.5" calcext:value-type="float">
            <text:p>754.5</text:p>
          </table:table-cell>
          <table:table-cell office:value-type="float" office:value="880.8" calcext:value-type="float">
            <text:p>880.8</text:p>
          </table:table-cell>
          <table:table-cell office:value-type="float" office:value="858.2" calcext:value-type="float">
            <text:p>858.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54.94" calcext:value-type="float">
            <text:p>754.94</text:p>
          </table:table-cell>
          <table:table-cell office:value-type="float" office:value="869.2" calcext:value-type="float">
            <text:p>869.2</text:p>
          </table:table-cell>
          <table:table-cell office:value-type="float" office:value="873.8" calcext:value-type="float">
            <text:p>873.8</text:p>
          </table:table-cell>
          <table:table-cell office:value-type="float" office:value="922.2" calcext:value-type="float">
            <text:p>922.2</text:p>
          </table:table-cell>
        </table:table-row>
        <table:table-row table:style-name="ro1">
          <table:table-cell office:value-type="float" office:value="755.38" calcext:value-type="float">
            <text:p>755.38</text:p>
          </table:table-cell>
          <table:table-cell office:value-type="float" office:value="868.6" calcext:value-type="float">
            <text:p>868.6</text:p>
          </table:table-cell>
          <table:table-cell office:value-type="float" office:value="867.8" calcext:value-type="float">
            <text:p>867.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755.83" calcext:value-type="float">
            <text:p>755.83</text:p>
          </table:table-cell>
          <table:table-cell office:value-type="float" office:value="864.6" calcext:value-type="float">
            <text:p>864.6</text:p>
          </table:table-cell>
          <table:table-cell office:value-type="float" office:value="860.2" calcext:value-type="float">
            <text:p>860.2</text:p>
          </table:table-cell>
          <table:table-cell office:value-type="float" office:value="910.4" calcext:value-type="float">
            <text:p>910.4</text:p>
          </table:table-cell>
        </table:table-row>
        <table:table-row table:style-name="ro1">
          <table:table-cell office:value-type="float" office:value="756.27" calcext:value-type="float">
            <text:p>756.27</text:p>
          </table:table-cell>
          <table:table-cell office:value-type="float" office:value="863.4" calcext:value-type="float">
            <text:p>863.4</text:p>
          </table:table-cell>
          <table:table-cell office:value-type="float" office:value="862.8" calcext:value-type="float">
            <text:p>862.8</text:p>
          </table:table-cell>
          <table:table-cell office:value-type="float" office:value="911.6" calcext:value-type="float">
            <text:p>911.6</text:p>
          </table:table-cell>
        </table:table-row>
        <table:table-row table:style-name="ro1">
          <table:table-cell office:value-type="float" office:value="756.72" calcext:value-type="float">
            <text:p>756.72</text:p>
          </table:table-cell>
          <table:table-cell office:value-type="float" office:value="869.2" calcext:value-type="float">
            <text:p>869.2</text:p>
          </table:table-cell>
          <table:table-cell office:value-type="float" office:value="867.6" calcext:value-type="float">
            <text:p>867.6</text:p>
          </table:table-cell>
          <table:table-cell office:value-type="float" office:value="917.8" calcext:value-type="float">
            <text:p>917.8</text:p>
          </table:table-cell>
        </table:table-row>
        <table:table-row table:style-name="ro1">
          <table:table-cell office:value-type="float" office:value="757.16" calcext:value-type="float">
            <text:p>757.16</text:p>
          </table:table-cell>
          <table:table-cell office:value-type="float" office:value="873.6" calcext:value-type="float">
            <text:p>873.6</text:p>
          </table:table-cell>
          <table:table-cell office:value-type="float" office:value="859.6" calcext:value-type="float">
            <text:p>859.6</text:p>
          </table:table-cell>
          <table:table-cell office:value-type="float" office:value="909.4" calcext:value-type="float">
            <text:p>909.4</text:p>
          </table:table-cell>
        </table:table-row>
        <table:table-row table:style-name="ro1">
          <table:table-cell office:value-type="float" office:value="757.61" calcext:value-type="float">
            <text:p>757.61</text:p>
          </table:table-cell>
          <table:table-cell office:value-type="float" office:value="862.6" calcext:value-type="float">
            <text:p>862.6</text:p>
          </table:table-cell>
          <table:table-cell office:value-type="float" office:value="874.2" calcext:value-type="float">
            <text:p>874.2</text:p>
          </table:table-cell>
          <table:table-cell office:value-type="float" office:value="904.8" calcext:value-type="float">
            <text:p>904.8</text:p>
          </table:table-cell>
        </table:table-row>
        <table:table-row table:style-name="ro1">
          <table:table-cell office:value-type="float" office:value="758.05" calcext:value-type="float">
            <text:p>758.05</text:p>
          </table:table-cell>
          <table:table-cell office:value-type="float" office:value="862.8" calcext:value-type="float">
            <text:p>862.8</text:p>
          </table:table-cell>
          <table:table-cell office:value-type="float" office:value="867.2" calcext:value-type="float">
            <text:p>867.2</text:p>
          </table:table-cell>
          <table:table-cell office:value-type="float" office:value="920.6" calcext:value-type="float">
            <text:p>920.6</text:p>
          </table:table-cell>
        </table:table-row>
        <table:table-row table:style-name="ro1">
          <table:table-cell office:value-type="float" office:value="758.5" calcext:value-type="float">
            <text:p>758.5</text:p>
          </table:table-cell>
          <table:table-cell office:value-type="float" office:value="873" calcext:value-type="float">
            <text:p>873</text:p>
          </table:table-cell>
          <table:table-cell office:value-type="float" office:value="859" calcext:value-type="float">
            <text:p>859</text:p>
          </table:table-cell>
          <table:table-cell office:value-type="float" office:value="914.4" calcext:value-type="float">
            <text:p>914.4</text:p>
          </table:table-cell>
        </table:table-row>
        <table:table-row table:style-name="ro1">
          <table:table-cell office:value-type="float" office:value="758.94" calcext:value-type="float">
            <text:p>758.94</text:p>
          </table:table-cell>
          <table:table-cell table:number-columns-repeated="2" office:value-type="float" office:value="861.2" calcext:value-type="float">
            <text:p>861.2</text:p>
          </table:table-cell>
          <table:table-cell office:value-type="float" office:value="919.8" calcext:value-type="float">
            <text:p>919.8</text:p>
          </table:table-cell>
        </table:table-row>
        <table:table-row table:style-name="ro1">
          <table:table-cell office:value-type="float" office:value="759.38" calcext:value-type="float">
            <text:p>759.38</text:p>
          </table:table-cell>
          <table:table-cell office:value-type="float" office:value="864.4" calcext:value-type="float">
            <text:p>864.4</text:p>
          </table:table-cell>
          <table:table-cell office:value-type="float" office:value="864.6" calcext:value-type="float">
            <text:p>864.6</text:p>
          </table:table-cell>
          <table:table-cell office:value-type="float" office:value="912.8" calcext:value-type="float">
            <text:p>912.8</text:p>
          </table:table-cell>
        </table:table-row>
        <table:table-row table:style-name="ro1">
          <table:table-cell office:value-type="float" office:value="759.83" calcext:value-type="float">
            <text:p>759.83</text:p>
          </table:table-cell>
          <table:table-cell office:value-type="float" office:value="883.4" calcext:value-type="float">
            <text:p>883.4</text:p>
          </table:table-cell>
          <table:table-cell office:value-type="float" office:value="872.6" calcext:value-type="float">
            <text:p>872.6</text:p>
          </table:table-cell>
          <table:table-cell office:value-type="float" office:value="905.2" calcext:value-type="float">
            <text:p>905.2</text:p>
          </table:table-cell>
        </table:table-row>
        <table:table-row table:style-name="ro1">
          <table:table-cell office:value-type="float" office:value="760.27" calcext:value-type="float">
            <text:p>760.27</text:p>
          </table:table-cell>
          <table:table-cell office:value-type="float" office:value="873" calcext:value-type="float">
            <text:p>873</text:p>
          </table:table-cell>
          <table:table-cell office:value-type="float" office:value="863.4" calcext:value-type="float">
            <text:p>863.4</text:p>
          </table:table-cell>
          <table:table-cell office:value-type="float" office:value="910.6" calcext:value-type="float">
            <text:p>910.6</text:p>
          </table:table-cell>
        </table:table-row>
        <table:table-row table:style-name="ro1">
          <table:table-cell office:value-type="float" office:value="760.72" calcext:value-type="float">
            <text:p>760.72</text:p>
          </table:table-cell>
          <table:table-cell office:value-type="float" office:value="864.6" calcext:value-type="float">
            <text:p>864.6</text:p>
          </table:table-cell>
          <table:table-cell office:value-type="float" office:value="877.8" calcext:value-type="float">
            <text:p>877.8</text:p>
          </table:table-cell>
          <table:table-cell office:value-type="float" office:value="918.6" calcext:value-type="float">
            <text:p>918.6</text:p>
          </table:table-cell>
        </table:table-row>
        <table:table-row table:style-name="ro1">
          <table:table-cell office:value-type="float" office:value="761.16" calcext:value-type="float">
            <text:p>761.16</text:p>
          </table:table-cell>
          <table:table-cell office:value-type="float" office:value="884.8" calcext:value-type="float">
            <text:p>884.8</text:p>
          </table:table-cell>
          <table:table-cell office:value-type="float" office:value="858.2" calcext:value-type="float">
            <text:p>858.2</text:p>
          </table:table-cell>
          <table:table-cell office:value-type="float" office:value="904.4" calcext:value-type="float">
            <text:p>904.4</text:p>
          </table:table-cell>
        </table:table-row>
        <table:table-row table:style-name="ro1">
          <table:table-cell office:value-type="float" office:value="761.6" calcext:value-type="float">
            <text:p>761.6</text:p>
          </table:table-cell>
          <table:table-cell office:value-type="float" office:value="870.4" calcext:value-type="float">
            <text:p>870.4</text:p>
          </table:table-cell>
          <table:table-cell office:value-type="float" office:value="871.4" calcext:value-type="float">
            <text:p>871.4</text:p>
          </table:table-cell>
          <table:table-cell office:value-type="float" office:value="911.2" calcext:value-type="float">
            <text:p>911.2</text:p>
          </table:table-cell>
        </table:table-row>
        <table:table-row table:style-name="ro1">
          <table:table-cell office:value-type="float" office:value="762.05" calcext:value-type="float">
            <text:p>762.05</text:p>
          </table:table-cell>
          <table:table-cell office:value-type="float" office:value="883" calcext:value-type="float">
            <text:p>883</text:p>
          </table:table-cell>
          <table:table-cell office:value-type="float" office:value="870.8" calcext:value-type="float">
            <text:p>870.8</text:p>
          </table:table-cell>
          <table:table-cell office:value-type="float" office:value="912.2" calcext:value-type="float">
            <text:p>912.2</text:p>
          </table:table-cell>
        </table:table-row>
        <table:table-row table:style-name="ro1">
          <table:table-cell office:value-type="float" office:value="762.49" calcext:value-type="float">
            <text:p>762.49</text:p>
          </table:table-cell>
          <table:table-cell office:value-type="float" office:value="971.4" calcext:value-type="float">
            <text:p>971.4</text:p>
          </table:table-cell>
          <table:table-cell office:value-type="float" office:value="852.8" calcext:value-type="float">
            <text:p>852.8</text:p>
          </table:table-cell>
          <table:table-cell office:value-type="float" office:value="912.8" calcext:value-type="float">
            <text:p>912.8</text:p>
          </table:table-cell>
        </table:table-row>
        <table:table-row table:style-name="ro1">
          <table:table-cell office:value-type="float" office:value="762.94" calcext:value-type="float">
            <text:p>762.94</text:p>
          </table:table-cell>
          <table:table-cell office:value-type="float" office:value="1233" calcext:value-type="float">
            <text:p>1233</text:p>
          </table:table-cell>
          <table:table-cell office:value-type="float" office:value="867.4" calcext:value-type="float">
            <text:p>867.4</text:p>
          </table:table-cell>
          <table:table-cell office:value-type="float" office:value="908.8" calcext:value-type="float">
            <text:p>908.8</text:p>
          </table:table-cell>
        </table:table-row>
        <table:table-row table:style-name="ro1">
          <table:table-cell office:value-type="float" office:value="763.38" calcext:value-type="float">
            <text:p>763.38</text:p>
          </table:table-cell>
          <table:table-cell office:value-type="float" office:value="1587.4" calcext:value-type="float">
            <text:p>1587.4</text:p>
          </table:table-cell>
          <table:table-cell office:value-type="float" office:value="885.8" calcext:value-type="float">
            <text:p>885.8</text:p>
          </table:table-cell>
          <table:table-cell office:value-type="float" office:value="920.2" calcext:value-type="float">
            <text:p>920.2</text:p>
          </table:table-cell>
        </table:table-row>
        <table:table-row table:style-name="ro1">
          <table:table-cell office:value-type="float" office:value="763.82" calcext:value-type="float">
            <text:p>763.82</text:p>
          </table:table-cell>
          <table:table-cell office:value-type="float" office:value="1724.8" calcext:value-type="float">
            <text:p>1724.8</text:p>
          </table:table-cell>
          <table:table-cell office:value-type="float" office:value="863.4" calcext:value-type="float">
            <text:p>863.4</text:p>
          </table:table-cell>
          <table:table-cell office:value-type="float" office:value="908.4" calcext:value-type="float">
            <text:p>908.4</text:p>
          </table:table-cell>
        </table:table-row>
        <table:table-row table:style-name="ro1">
          <table:table-cell office:value-type="float" office:value="764.27" calcext:value-type="float">
            <text:p>764.27</text:p>
          </table:table-cell>
          <table:table-cell office:value-type="float" office:value="1373.6" calcext:value-type="float">
            <text:p>1373.6</text:p>
          </table:table-cell>
          <table:table-cell office:value-type="float" office:value="875" calcext:value-type="float">
            <text:p>875</text:p>
          </table:table-cell>
          <table:table-cell office:value-type="float" office:value="910.2" calcext:value-type="float">
            <text:p>910.2</text:p>
          </table:table-cell>
        </table:table-row>
        <table:table-row table:style-name="ro1">
          <table:table-cell office:value-type="float" office:value="764.71" calcext:value-type="float">
            <text:p>764.71</text:p>
          </table:table-cell>
          <table:table-cell office:value-type="float" office:value="1008.4" calcext:value-type="float">
            <text:p>1008.4</text:p>
          </table:table-cell>
          <table:table-cell office:value-type="float" office:value="864.6" calcext:value-type="float">
            <text:p>864.6</text:p>
          </table:table-cell>
          <table:table-cell office:value-type="float" office:value="904.6" calcext:value-type="float">
            <text:p>904.6</text:p>
          </table:table-cell>
        </table:table-row>
        <table:table-row table:style-name="ro1">
          <table:table-cell office:value-type="float" office:value="765.16" calcext:value-type="float">
            <text:p>765.16</text:p>
          </table:table-cell>
          <table:table-cell office:value-type="float" office:value="900.2" calcext:value-type="float">
            <text:p>900.2</text:p>
          </table:table-cell>
          <table:table-cell office:value-type="float" office:value="854.4" calcext:value-type="float">
            <text:p>854.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65.6" calcext:value-type="float">
            <text:p>765.6</text:p>
          </table:table-cell>
          <table:table-cell office:value-type="float" office:value="878.8" calcext:value-type="float">
            <text:p>878.8</text:p>
          </table:table-cell>
          <table:table-cell office:value-type="float" office:value="865.2" calcext:value-type="float">
            <text:p>865.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766.04" calcext:value-type="float">
            <text:p>766.04</text:p>
          </table:table-cell>
          <table:table-cell office:value-type="float" office:value="871.2" calcext:value-type="float">
            <text:p>871.2</text:p>
          </table:table-cell>
          <table:table-cell office:value-type="float" office:value="867" calcext:value-type="float">
            <text:p>867</text:p>
          </table:table-cell>
          <table:table-cell office:value-type="float" office:value="902.6" calcext:value-type="float">
            <text:p>902.6</text:p>
          </table:table-cell>
        </table:table-row>
        <table:table-row table:style-name="ro1">
          <table:table-cell office:value-type="float" office:value="766.49" calcext:value-type="float">
            <text:p>766.49</text:p>
          </table:table-cell>
          <table:table-cell office:value-type="float" office:value="882" calcext:value-type="float">
            <text:p>882</text:p>
          </table:table-cell>
          <table:table-cell office:value-type="float" office:value="860.8" calcext:value-type="float">
            <text:p>860.8</text:p>
          </table:table-cell>
          <table:table-cell office:value-type="float" office:value="900.2" calcext:value-type="float">
            <text:p>900.2</text:p>
          </table:table-cell>
        </table:table-row>
        <table:table-row table:style-name="ro1">
          <table:table-cell office:value-type="float" office:value="766.93" calcext:value-type="float">
            <text:p>766.93</text:p>
          </table:table-cell>
          <table:table-cell office:value-type="float" office:value="868" calcext:value-type="float">
            <text:p>868</text:p>
          </table:table-cell>
          <table:table-cell office:value-type="float" office:value="875.6" calcext:value-type="float">
            <text:p>875.6</text:p>
          </table:table-cell>
          <table:table-cell office:value-type="float" office:value="893.2" calcext:value-type="float">
            <text:p>893.2</text:p>
          </table:table-cell>
        </table:table-row>
        <table:table-row table:style-name="ro1">
          <table:table-cell office:value-type="float" office:value="767.38" calcext:value-type="float">
            <text:p>767.38</text:p>
          </table:table-cell>
          <table:table-cell office:value-type="float" office:value="865.8" calcext:value-type="float">
            <text:p>865.8</text:p>
          </table:table-cell>
          <table:table-cell office:value-type="float" office:value="862.8" calcext:value-type="float">
            <text:p>862.8</text:p>
          </table:table-cell>
          <table:table-cell office:value-type="float" office:value="906.8" calcext:value-type="float">
            <text:p>906.8</text:p>
          </table:table-cell>
        </table:table-row>
        <table:table-row table:style-name="ro1">
          <table:table-cell office:value-type="float" office:value="767.82" calcext:value-type="float">
            <text:p>767.82</text:p>
          </table:table-cell>
          <table:table-cell office:value-type="float" office:value="876.4" calcext:value-type="float">
            <text:p>876.4</text:p>
          </table:table-cell>
          <table:table-cell office:value-type="float" office:value="860" calcext:value-type="float">
            <text:p>860</text:p>
          </table:table-cell>
          <table:table-cell office:value-type="float" office:value="897.6" calcext:value-type="float">
            <text:p>897.6</text:p>
          </table:table-cell>
        </table:table-row>
        <table:table-row table:style-name="ro1">
          <table:table-cell office:value-type="float" office:value="768.26" calcext:value-type="float">
            <text:p>768.26</text:p>
          </table:table-cell>
          <table:table-cell office:value-type="float" office:value="856.2" calcext:value-type="float">
            <text:p>856.2</text:p>
          </table:table-cell>
          <table:table-cell office:value-type="float" office:value="867.2" calcext:value-type="float">
            <text:p>867.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68.71" calcext:value-type="float">
            <text:p>768.71</text:p>
          </table:table-cell>
          <table:table-cell office:value-type="float" office:value="868.6" calcext:value-type="float">
            <text:p>868.6</text:p>
          </table:table-cell>
          <table:table-cell office:value-type="float" office:value="873" calcext:value-type="float">
            <text:p>873</text:p>
          </table:table-cell>
          <table:table-cell office:value-type="float" office:value="900.2" calcext:value-type="float">
            <text:p>900.2</text:p>
          </table:table-cell>
        </table:table-row>
        <table:table-row table:style-name="ro1">
          <table:table-cell office:value-type="float" office:value="769.15" calcext:value-type="float">
            <text:p>769.15</text:p>
          </table:table-cell>
          <table:table-cell office:value-type="float" office:value="872.6" calcext:value-type="float">
            <text:p>872.6</text:p>
          </table:table-cell>
          <table:table-cell office:value-type="float" office:value="863.6" calcext:value-type="float">
            <text:p>863.6</text:p>
          </table:table-cell>
          <table:table-cell office:value-type="float" office:value="905.2" calcext:value-type="float">
            <text:p>905.2</text:p>
          </table:table-cell>
        </table:table-row>
        <table:table-row table:style-name="ro1">
          <table:table-cell office:value-type="float" office:value="769.59" calcext:value-type="float">
            <text:p>769.59</text:p>
          </table:table-cell>
          <table:table-cell office:value-type="float" office:value="864.6" calcext:value-type="float">
            <text:p>864.6</text:p>
          </table:table-cell>
          <table:table-cell office:value-type="float" office:value="872.4" calcext:value-type="float">
            <text:p>872.4</text:p>
          </table:table-cell>
          <table:table-cell office:value-type="float" office:value="891.4" calcext:value-type="float">
            <text:p>891.4</text:p>
          </table:table-cell>
        </table:table-row>
        <table:table-row table:style-name="ro1">
          <table:table-cell office:value-type="float" office:value="770.04" calcext:value-type="float">
            <text:p>770.04</text:p>
          </table:table-cell>
          <table:table-cell office:value-type="float" office:value="873.2" calcext:value-type="float">
            <text:p>873.2</text:p>
          </table:table-cell>
          <table:table-cell office:value-type="float" office:value="872.2" calcext:value-type="float">
            <text:p>872.2</text:p>
          </table:table-cell>
          <table:table-cell office:value-type="float" office:value="896.2" calcext:value-type="float">
            <text:p>896.2</text:p>
          </table:table-cell>
        </table:table-row>
        <table:table-row table:style-name="ro1">
          <table:table-cell office:value-type="float" office:value="770.48" calcext:value-type="float">
            <text:p>770.48</text:p>
          </table:table-cell>
          <table:table-cell office:value-type="float" office:value="871.8" calcext:value-type="float">
            <text:p>871.8</text:p>
          </table:table-cell>
          <table:table-cell office:value-type="float" office:value="860.4" calcext:value-type="float">
            <text:p>860.4</text:p>
          </table:table-cell>
          <table:table-cell office:value-type="float" office:value="895.6" calcext:value-type="float">
            <text:p>895.6</text:p>
          </table:table-cell>
        </table:table-row>
        <table:table-row table:style-name="ro1">
          <table:table-cell office:value-type="float" office:value="770.92" calcext:value-type="float">
            <text:p>770.92</text:p>
          </table:table-cell>
          <table:table-cell table:number-columns-repeated="2" office:value-type="float" office:value="863.2" calcext:value-type="float">
            <text:p>863.2</text:p>
          </table:table-cell>
          <table:table-cell office:value-type="float" office:value="900.8" calcext:value-type="float">
            <text:p>900.8</text:p>
          </table:table-cell>
        </table:table-row>
        <table:table-row table:style-name="ro1">
          <table:table-cell office:value-type="float" office:value="771.37" calcext:value-type="float">
            <text:p>771.37</text:p>
          </table:table-cell>
          <table:table-cell office:value-type="float" office:value="894" calcext:value-type="float">
            <text:p>894</text:p>
          </table:table-cell>
          <table:table-cell office:value-type="float" office:value="873.2" calcext:value-type="float">
            <text:p>873.2</text:p>
          </table:table-cell>
          <table:table-cell office:value-type="float" office:value="906.6" calcext:value-type="float">
            <text:p>906.6</text:p>
          </table:table-cell>
        </table:table-row>
        <table:table-row table:style-name="ro1">
          <table:table-cell office:value-type="float" office:value="771.81" calcext:value-type="float">
            <text:p>771.81</text:p>
          </table:table-cell>
          <table:table-cell office:value-type="float" office:value="994" calcext:value-type="float">
            <text:p>994</text:p>
          </table:table-cell>
          <table:table-cell office:value-type="float" office:value="858.4" calcext:value-type="float">
            <text:p>858.4</text:p>
          </table:table-cell>
          <table:table-cell office:value-type="float" office:value="898.6" calcext:value-type="float">
            <text:p>898.6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1121.6" calcext:value-type="float">
            <text:p>1121.6</text:p>
          </table:table-cell>
          <table:table-cell office:value-type="float" office:value="867" calcext:value-type="float">
            <text:p>867</text:p>
          </table:table-cell>
          <table:table-cell office:value-type="float" office:value="893.6" calcext:value-type="float">
            <text:p>893.6</text:p>
          </table:table-cell>
        </table:table-row>
        <table:table-row table:style-name="ro1">
          <table:table-cell office:value-type="float" office:value="772.7" calcext:value-type="float">
            <text:p>772.7</text:p>
          </table:table-cell>
          <table:table-cell office:value-type="float" office:value="1171.6" calcext:value-type="float">
            <text:p>1171.6</text:p>
          </table:table-cell>
          <table:table-cell office:value-type="float" office:value="869.8" calcext:value-type="float">
            <text:p>869.8</text:p>
          </table:table-cell>
          <table:table-cell office:value-type="float" office:value="900.2" calcext:value-type="float">
            <text:p>900.2</text:p>
          </table:table-cell>
        </table:table-row>
        <table:table-row table:style-name="ro1">
          <table:table-cell office:value-type="float" office:value="773.14" calcext:value-type="float">
            <text:p>773.14</text:p>
          </table:table-cell>
          <table:table-cell office:value-type="float" office:value="1072.2" calcext:value-type="float">
            <text:p>1072.2</text:p>
          </table:table-cell>
          <table:table-cell office:value-type="float" office:value="858.8" calcext:value-type="float">
            <text:p>858.8</text:p>
          </table:table-cell>
          <table:table-cell office:value-type="float" office:value="898.2" calcext:value-type="float">
            <text:p>898.2</text:p>
          </table:table-cell>
        </table:table-row>
        <table:table-row table:style-name="ro1">
          <table:table-cell office:value-type="float" office:value="773.58" calcext:value-type="float">
            <text:p>773.58</text:p>
          </table:table-cell>
          <table:table-cell office:value-type="float" office:value="923.6" calcext:value-type="float">
            <text:p>923.6</text:p>
          </table:table-cell>
          <table:table-cell office:value-type="float" office:value="874" calcext:value-type="float">
            <text:p>874</text:p>
          </table:table-cell>
          <table:table-cell office:value-type="float" office:value="892.8" calcext:value-type="float">
            <text:p>892.8</text:p>
          </table:table-cell>
        </table:table-row>
        <table:table-row table:style-name="ro1">
          <table:table-cell office:value-type="float" office:value="774.03" calcext:value-type="float">
            <text:p>774.03</text:p>
          </table:table-cell>
          <table:table-cell office:value-type="float" office:value="879.2" calcext:value-type="float">
            <text:p>879.2</text:p>
          </table:table-cell>
          <table:table-cell office:value-type="float" office:value="871.8" calcext:value-type="float">
            <text:p>871.8</text:p>
          </table:table-cell>
          <table:table-cell office:value-type="float" office:value="896.6" calcext:value-type="float">
            <text:p>896.6</text:p>
          </table:table-cell>
        </table:table-row>
        <table:table-row table:style-name="ro1">
          <table:table-cell office:value-type="float" office:value="774.47" calcext:value-type="float">
            <text:p>774.47</text:p>
          </table:table-cell>
          <table:table-cell office:value-type="float" office:value="881.2" calcext:value-type="float">
            <text:p>881.2</text:p>
          </table:table-cell>
          <table:table-cell office:value-type="float" office:value="860.8" calcext:value-type="float">
            <text:p>860.8</text:p>
          </table:table-cell>
          <table:table-cell office:value-type="float" office:value="900.6" calcext:value-type="float">
            <text:p>900.6</text:p>
          </table:table-cell>
        </table:table-row>
        <table:table-row table:style-name="ro1">
          <table:table-cell office:value-type="float" office:value="774.91" calcext:value-type="float">
            <text:p>774.91</text:p>
          </table:table-cell>
          <table:table-cell office:value-type="float" office:value="863.4" calcext:value-type="float">
            <text:p>863.4</text:p>
          </table:table-cell>
          <table:table-cell office:value-type="float" office:value="875.2" calcext:value-type="float">
            <text:p>875.2</text:p>
          </table:table-cell>
          <table:table-cell office:value-type="float" office:value="889.6" calcext:value-type="float">
            <text:p>889.6</text:p>
          </table:table-cell>
        </table:table-row>
        <table:table-row table:style-name="ro1">
          <table:table-cell office:value-type="float" office:value="775.36" calcext:value-type="float">
            <text:p>775.36</text:p>
          </table:table-cell>
          <table:table-cell office:value-type="float" office:value="866.8" calcext:value-type="float">
            <text:p>866.8</text:p>
          </table:table-cell>
          <table:table-cell office:value-type="float" office:value="875.8" calcext:value-type="float">
            <text:p>875.8</text:p>
          </table:table-cell>
          <table:table-cell office:value-type="float" office:value="898.8" calcext:value-type="float">
            <text:p>898.8</text:p>
          </table:table-cell>
        </table:table-row>
        <table:table-row table:style-name="ro1">
          <table:table-cell office:value-type="float" office:value="775.8" calcext:value-type="float">
            <text:p>775.8</text:p>
          </table:table-cell>
          <table:table-cell office:value-type="float" office:value="872.6" calcext:value-type="float">
            <text:p>872.6</text:p>
          </table:table-cell>
          <table:table-cell office:value-type="float" office:value="863.8" calcext:value-type="float">
            <text:p>863.8</text:p>
          </table:table-cell>
          <table:table-cell office:value-type="float" office:value="897.2" calcext:value-type="float">
            <text:p>897.2</text:p>
          </table:table-cell>
        </table:table-row>
        <table:table-row table:style-name="ro1">
          <table:table-cell office:value-type="float" office:value="776.24" calcext:value-type="float">
            <text:p>776.24</text:p>
          </table:table-cell>
          <table:table-cell office:value-type="float" office:value="862.2" calcext:value-type="float">
            <text:p>862.2</text:p>
          </table:table-cell>
          <table:table-cell office:value-type="float" office:value="869.2" calcext:value-type="float">
            <text:p>869.2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776.69" calcext:value-type="float">
            <text:p>776.69</text:p>
          </table:table-cell>
          <table:table-cell office:value-type="float" office:value="866.6" calcext:value-type="float">
            <text:p>866.6</text:p>
          </table:table-cell>
          <table:table-cell office:value-type="float" office:value="869.4" calcext:value-type="float">
            <text:p>869.4</text:p>
          </table:table-cell>
          <table:table-cell office:value-type="float" office:value="893.6" calcext:value-type="float">
            <text:p>893.6</text:p>
          </table:table-cell>
        </table:table-row>
        <table:table-row table:style-name="ro1">
          <table:table-cell office:value-type="float" office:value="777.13" calcext:value-type="float">
            <text:p>777.13</text:p>
          </table:table-cell>
          <table:table-cell office:value-type="float" office:value="872" calcext:value-type="float">
            <text:p>872</text:p>
          </table:table-cell>
          <table:table-cell office:value-type="float" office:value="856" calcext:value-type="float">
            <text:p>856</text:p>
          </table:table-cell>
          <table:table-cell office:value-type="float" office:value="889.8" calcext:value-type="float">
            <text:p>889.8</text:p>
          </table:table-cell>
        </table:table-row>
        <table:table-row table:style-name="ro1">
          <table:table-cell office:value-type="float" office:value="777.57" calcext:value-type="float">
            <text:p>777.57</text:p>
          </table:table-cell>
          <table:table-cell office:value-type="float" office:value="860.8" calcext:value-type="float">
            <text:p>860.8</text:p>
          </table:table-cell>
          <table:table-cell office:value-type="float" office:value="867.2" calcext:value-type="float">
            <text:p>867.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78.02" calcext:value-type="float">
            <text:p>778.02</text:p>
          </table:table-cell>
          <table:table-cell office:value-type="float" office:value="870.4" calcext:value-type="float">
            <text:p>870.4</text:p>
          </table:table-cell>
          <table:table-cell office:value-type="float" office:value="866" calcext:value-type="float">
            <text:p>86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78.46" calcext:value-type="float">
            <text:p>778.46</text:p>
          </table:table-cell>
          <table:table-cell office:value-type="float" office:value="873.6" calcext:value-type="float">
            <text:p>873.6</text:p>
          </table:table-cell>
          <table:table-cell office:value-type="float" office:value="856.2" calcext:value-type="float">
            <text:p>856.2</text:p>
          </table:table-cell>
          <table:table-cell office:value-type="float" office:value="887.6" calcext:value-type="float">
            <text:p>887.6</text:p>
          </table:table-cell>
        </table:table-row>
        <table:table-row table:style-name="ro1">
          <table:table-cell office:value-type="float" office:value="778.9" calcext:value-type="float">
            <text:p>778.9</text:p>
          </table:table-cell>
          <table:table-cell office:value-type="float" office:value="871.4" calcext:value-type="float">
            <text:p>871.4</text:p>
          </table:table-cell>
          <table:table-cell office:value-type="float" office:value="875.4" calcext:value-type="float">
            <text:p>875.4</text:p>
          </table:table-cell>
          <table:table-cell office:value-type="float" office:value="886.2" calcext:value-type="float">
            <text:p>886.2</text:p>
          </table:table-cell>
        </table:table-row>
        <table:table-row table:style-name="ro1">
          <table:table-cell office:value-type="float" office:value="779.35" calcext:value-type="float">
            <text:p>779.35</text:p>
          </table:table-cell>
          <table:table-cell office:value-type="float" office:value="867" calcext:value-type="float">
            <text:p>867</text:p>
          </table:table-cell>
          <table:table-cell office:value-type="float" office:value="877" calcext:value-type="float">
            <text:p>877</text:p>
          </table:table-cell>
          <table:table-cell office:value-type="float" office:value="891.2" calcext:value-type="float">
            <text:p>891.2</text:p>
          </table:table-cell>
        </table:table-row>
        <table:table-row table:style-name="ro1">
          <table:table-cell office:value-type="float" office:value="779.79" calcext:value-type="float">
            <text:p>779.79</text:p>
          </table:table-cell>
          <table:table-cell office:value-type="float" office:value="877.4" calcext:value-type="float">
            <text:p>877.4</text:p>
          </table:table-cell>
          <table:table-cell office:value-type="float" office:value="849.4" calcext:value-type="float">
            <text:p>849.4</text:p>
          </table:table-cell>
          <table:table-cell office:value-type="float" office:value="888.4" calcext:value-type="float">
            <text:p>888.4</text:p>
          </table:table-cell>
        </table:table-row>
        <table:table-row table:style-name="ro1">
          <table:table-cell office:value-type="float" office:value="780.23" calcext:value-type="float">
            <text:p>780.23</text:p>
          </table:table-cell>
          <table:table-cell office:value-type="float" office:value="866.2" calcext:value-type="float">
            <text:p>866.2</text:p>
          </table:table-cell>
          <table:table-cell office:value-type="float" office:value="867" calcext:value-type="float">
            <text:p>867</text:p>
          </table:table-cell>
          <table:table-cell office:value-type="float" office:value="884.8" calcext:value-type="float">
            <text:p>884.8</text:p>
          </table:table-cell>
        </table:table-row>
        <table:table-row table:style-name="ro1">
          <table:table-cell office:value-type="float" office:value="780.67" calcext:value-type="float">
            <text:p>780.67</text:p>
          </table:table-cell>
          <table:table-cell office:value-type="float" office:value="868.8" calcext:value-type="float">
            <text:p>868.8</text:p>
          </table:table-cell>
          <table:table-cell office:value-type="float" office:value="874.4" calcext:value-type="float">
            <text:p>874.4</text:p>
          </table:table-cell>
          <table:table-cell office:value-type="float" office:value="892.6" calcext:value-type="float">
            <text:p>892.6</text:p>
          </table:table-cell>
        </table:table-row>
        <table:table-row table:style-name="ro1">
          <table:table-cell office:value-type="float" office:value="781.12" calcext:value-type="float">
            <text:p>781.12</text:p>
          </table:table-cell>
          <table:table-cell office:value-type="float" office:value="872.6" calcext:value-type="float">
            <text:p>872.6</text:p>
          </table:table-cell>
          <table:table-cell office:value-type="float" office:value="860.8" calcext:value-type="float">
            <text:p>860.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81.56" calcext:value-type="float">
            <text:p>781.56</text:p>
          </table:table-cell>
          <table:table-cell office:value-type="float" office:value="868.2" calcext:value-type="float">
            <text:p>868.2</text:p>
          </table:table-cell>
          <table:table-cell office:value-type="float" office:value="879.8" calcext:value-type="float">
            <text:p>879.8</text:p>
          </table:table-cell>
          <table:table-cell office:value-type="float" office:value="883.8" calcext:value-type="float">
            <text:p>883.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61.4" calcext:value-type="float">
            <text:p>861.4</text:p>
          </table:table-cell>
          <table:table-cell office:value-type="float" office:value="875.8" calcext:value-type="float">
            <text:p>875.8</text:p>
          </table:table-cell>
          <table:table-cell office:value-type="float" office:value="889.4" calcext:value-type="float">
            <text:p>889.4</text:p>
          </table:table-cell>
        </table:table-row>
        <table:table-row table:style-name="ro1">
          <table:table-cell office:value-type="float" office:value="782.45" calcext:value-type="float">
            <text:p>782.45</text:p>
          </table:table-cell>
          <table:table-cell office:value-type="float" office:value="869" calcext:value-type="float">
            <text:p>869</text:p>
          </table:table-cell>
          <table:table-cell office:value-type="float" office:value="858.6" calcext:value-type="float">
            <text:p>858.6</text:p>
          </table:table-cell>
          <table:table-cell office:value-type="float" office:value="887.2" calcext:value-type="float">
            <text:p>887.2</text:p>
          </table:table-cell>
        </table:table-row>
        <table:table-row table:style-name="ro1">
          <table:table-cell office:value-type="float" office:value="782.89" calcext:value-type="float">
            <text:p>782.89</text:p>
          </table:table-cell>
          <table:table-cell office:value-type="float" office:value="857" calcext:value-type="float">
            <text:p>857</text:p>
          </table:table-cell>
          <table:table-cell office:value-type="float" office:value="864" calcext:value-type="float">
            <text:p>864</text:p>
          </table:table-cell>
          <table:table-cell office:value-type="float" office:value="892.8" calcext:value-type="float">
            <text:p>892.8</text:p>
          </table:table-cell>
        </table:table-row>
        <table:table-row table:style-name="ro1">
          <table:table-cell office:value-type="float" office:value="783.33" calcext:value-type="float">
            <text:p>783.33</text:p>
          </table:table-cell>
          <table:table-cell office:value-type="float" office:value="865" calcext:value-type="float">
            <text:p>865</text:p>
          </table:table-cell>
          <table:table-cell office:value-type="float" office:value="862.8" calcext:value-type="float">
            <text:p>862.8</text:p>
          </table:table-cell>
          <table:table-cell office:value-type="float" office:value="892.6" calcext:value-type="float">
            <text:p>892.6</text:p>
          </table:table-cell>
        </table:table-row>
        <table:table-row table:style-name="ro1">
          <table:table-cell office:value-type="float" office:value="783.77" calcext:value-type="float">
            <text:p>783.77</text:p>
          </table:table-cell>
          <table:table-cell office:value-type="float" office:value="870.2" calcext:value-type="float">
            <text:p>870.2</text:p>
          </table:table-cell>
          <table:table-cell office:value-type="float" office:value="857.4" calcext:value-type="float">
            <text:p>857.4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84.22" calcext:value-type="float">
            <text:p>784.22</text:p>
          </table:table-cell>
          <table:table-cell office:value-type="float" office:value="865.2" calcext:value-type="float">
            <text:p>865.2</text:p>
          </table:table-cell>
          <table:table-cell office:value-type="float" office:value="867.2" calcext:value-type="float">
            <text:p>867.2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784.66" calcext:value-type="float">
            <text:p>784.66</text:p>
          </table:table-cell>
          <table:table-cell office:value-type="float" office:value="861.6" calcext:value-type="float">
            <text:p>861.6</text:p>
          </table:table-cell>
          <table:table-cell office:value-type="float" office:value="866" calcext:value-type="float">
            <text:p>866</text:p>
          </table:table-cell>
          <table:table-cell office:value-type="float" office:value="887.4" calcext:value-type="float">
            <text:p>887.4</text:p>
          </table:table-cell>
        </table:table-row>
        <table:table-row table:style-name="ro1">
          <table:table-cell office:value-type="float" office:value="785.1" calcext:value-type="float">
            <text:p>785.1</text:p>
          </table:table-cell>
          <table:table-cell office:value-type="float" office:value="872.6" calcext:value-type="float">
            <text:p>872.6</text:p>
          </table:table-cell>
          <table:table-cell office:value-type="float" office:value="852.4" calcext:value-type="float">
            <text:p>852.4</text:p>
          </table:table-cell>
          <table:table-cell office:value-type="float" office:value="884.4" calcext:value-type="float">
            <text:p>884.4</text:p>
          </table:table-cell>
        </table:table-row>
        <table:table-row table:style-name="ro1">
          <table:table-cell office:value-type="float" office:value="785.55" calcext:value-type="float">
            <text:p>785.55</text:p>
          </table:table-cell>
          <table:table-cell office:value-type="float" office:value="861.2" calcext:value-type="float">
            <text:p>861.2</text:p>
          </table:table-cell>
          <table:table-cell office:value-type="float" office:value="869.6" calcext:value-type="float">
            <text:p>869.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85.99" calcext:value-type="float">
            <text:p>785.99</text:p>
          </table:table-cell>
          <table:table-cell office:value-type="float" office:value="854.4" calcext:value-type="float">
            <text:p>854.4</text:p>
          </table:table-cell>
          <table:table-cell office:value-type="float" office:value="881.4" calcext:value-type="float">
            <text:p>881.4</text:p>
          </table:table-cell>
          <table:table-cell office:value-type="float" office:value="882.4" calcext:value-type="float">
            <text:p>882.4</text:p>
          </table:table-cell>
        </table:table-row>
        <table:table-row table:style-name="ro1">
          <table:table-cell office:value-type="float" office:value="786.43" calcext:value-type="float">
            <text:p>786.43</text:p>
          </table:table-cell>
          <table:table-cell office:value-type="float" office:value="871" calcext:value-type="float">
            <text:p>871</text:p>
          </table:table-cell>
          <table:table-cell office:value-type="float" office:value="853.4" calcext:value-type="float">
            <text:p>853.4</text:p>
          </table:table-cell>
          <table:table-cell office:value-type="float" office:value="886.4" calcext:value-type="float">
            <text:p>886.4</text:p>
          </table:table-cell>
        </table:table-row>
        <table:table-row table:style-name="ro1">
          <table:table-cell office:value-type="float" office:value="786.87" calcext:value-type="float">
            <text:p>786.87</text:p>
          </table:table-cell>
          <table:table-cell office:value-type="float" office:value="861.2" calcext:value-type="float">
            <text:p>861.2</text:p>
          </table:table-cell>
          <table:table-cell office:value-type="float" office:value="865" calcext:value-type="float">
            <text:p>865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787.32" calcext:value-type="float">
            <text:p>787.32</text:p>
          </table:table-cell>
          <table:table-cell office:value-type="float" office:value="855.2" calcext:value-type="float">
            <text:p>855.2</text:p>
          </table:table-cell>
          <table:table-cell office:value-type="float" office:value="872.2" calcext:value-type="float">
            <text:p>872.2</text:p>
          </table:table-cell>
          <table:table-cell office:value-type="float" office:value="894.4" calcext:value-type="float">
            <text:p>894.4</text:p>
          </table:table-cell>
        </table:table-row>
        <table:table-row table:style-name="ro1">
          <table:table-cell office:value-type="float" office:value="787.76" calcext:value-type="float">
            <text:p>787.76</text:p>
          </table:table-cell>
          <table:table-cell office:value-type="float" office:value="865.2" calcext:value-type="float">
            <text:p>865.2</text:p>
          </table:table-cell>
          <table:table-cell office:value-type="float" office:value="858.2" calcext:value-type="float">
            <text:p>858.2</text:p>
          </table:table-cell>
          <table:table-cell office:value-type="float" office:value="882.2" calcext:value-type="float">
            <text:p>882.2</text:p>
          </table:table-cell>
        </table:table-row>
        <table:table-row table:style-name="ro1">
          <table:table-cell office:value-type="float" office:value="788.2" calcext:value-type="float">
            <text:p>788.2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788.64" calcext:value-type="float">
            <text:p>788.64</text:p>
          </table:table-cell>
          <table:table-cell office:value-type="float" office:value="872" calcext:value-type="float">
            <text:p>872</text:p>
          </table:table-cell>
          <table:table-cell office:value-type="float" office:value="872.2" calcext:value-type="float">
            <text:p>872.2</text:p>
          </table:table-cell>
          <table:table-cell office:value-type="float" office:value="889.6" calcext:value-type="float">
            <text:p>889.6</text:p>
          </table:table-cell>
        </table:table-row>
        <table:table-row table:style-name="ro1">
          <table:table-cell office:value-type="float" office:value="789.09" calcext:value-type="float">
            <text:p>789.09</text:p>
          </table:table-cell>
          <table:table-cell office:value-type="float" office:value="872.4" calcext:value-type="float">
            <text:p>872.4</text:p>
          </table:table-cell>
          <table:table-cell office:value-type="float" office:value="854.2" calcext:value-type="float">
            <text:p>854.2</text:p>
          </table:table-cell>
          <table:table-cell office:value-type="float" office:value="888.4" calcext:value-type="float">
            <text:p>888.4</text:p>
          </table:table-cell>
        </table:table-row>
        <table:table-row table:style-name="ro1">
          <table:table-cell office:value-type="float" office:value="789.53" calcext:value-type="float">
            <text:p>789.53</text:p>
          </table:table-cell>
          <table:table-cell table:number-columns-repeated="2" office:value-type="float" office:value="870.2" calcext:value-type="float">
            <text:p>870.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89.97" calcext:value-type="float">
            <text:p>789.97</text:p>
          </table:table-cell>
          <table:table-cell office:value-type="float" office:value="860" calcext:value-type="float">
            <text:p>860</text:p>
          </table:table-cell>
          <table:table-cell office:value-type="float" office:value="872" calcext:value-type="float">
            <text:p>872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90.41" calcext:value-type="float">
            <text:p>790.41</text:p>
          </table:table-cell>
          <table:table-cell office:value-type="float" office:value="872.4" calcext:value-type="float">
            <text:p>872.4</text:p>
          </table:table-cell>
          <table:table-cell office:value-type="float" office:value="853.2" calcext:value-type="float">
            <text:p>853.2</text:p>
          </table:table-cell>
          <table:table-cell office:value-type="float" office:value="884.6" calcext:value-type="float">
            <text:p>884.6</text:p>
          </table:table-cell>
        </table:table-row>
        <table:table-row table:style-name="ro1">
          <table:table-cell office:value-type="float" office:value="790.86" calcext:value-type="float">
            <text:p>790.86</text:p>
          </table:table-cell>
          <table:table-cell office:value-type="float" office:value="872" calcext:value-type="float">
            <text:p>872</text:p>
          </table:table-cell>
          <table:table-cell office:value-type="float" office:value="863.4" calcext:value-type="float">
            <text:p>863.4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table-cell office:value-type="float" office:value="791.3" calcext:value-type="float">
            <text:p>791.3</text:p>
          </table:table-cell>
          <table:table-cell office:value-type="float" office:value="870.6" calcext:value-type="float">
            <text:p>870.6</text:p>
          </table:table-cell>
          <table:table-cell office:value-type="float" office:value="868" calcext:value-type="float">
            <text:p>86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91.74" calcext:value-type="float">
            <text:p>791.74</text:p>
          </table:table-cell>
          <table:table-cell office:value-type="float" office:value="868.2" calcext:value-type="float">
            <text:p>868.2</text:p>
          </table:table-cell>
          <table:table-cell office:value-type="float" office:value="853.6" calcext:value-type="float">
            <text:p>853.6</text:p>
          </table:table-cell>
          <table:table-cell office:value-type="float" office:value="886.6" calcext:value-type="float">
            <text:p>886.6</text:p>
          </table:table-cell>
        </table:table-row>
        <table:table-row table:style-name="ro1">
          <table:table-cell office:value-type="float" office:value="792.18" calcext:value-type="float">
            <text:p>792.18</text:p>
          </table:table-cell>
          <table:table-cell office:value-type="float" office:value="861.2" calcext:value-type="float">
            <text:p>861.2</text:p>
          </table:table-cell>
          <table:table-cell office:value-type="float" office:value="869.8" calcext:value-type="float">
            <text:p>869.8</text:p>
          </table:table-cell>
          <table:table-cell office:value-type="float" office:value="875.4" calcext:value-type="float">
            <text:p>875.4</text:p>
          </table:table-cell>
        </table:table-row>
        <table:table-row table:style-name="ro1">
          <table:table-cell office:value-type="float" office:value="792.62" calcext:value-type="float">
            <text:p>792.62</text:p>
          </table:table-cell>
          <table:table-cell office:value-type="float" office:value="866.2" calcext:value-type="float">
            <text:p>866.2</text:p>
          </table:table-cell>
          <table:table-cell office:value-type="float" office:value="872" calcext:value-type="float">
            <text:p>872</text:p>
          </table:table-cell>
          <table:table-cell office:value-type="float" office:value="881.4" calcext:value-type="float">
            <text:p>881.4</text:p>
          </table:table-cell>
        </table:table-row>
        <table:table-row table:style-name="ro1">
          <table:table-cell office:value-type="float" office:value="793.07" calcext:value-type="float">
            <text:p>793.07</text:p>
          </table:table-cell>
          <table:table-cell office:value-type="float" office:value="863.4" calcext:value-type="float">
            <text:p>863.4</text:p>
          </table:table-cell>
          <table:table-cell office:value-type="float" office:value="854" calcext:value-type="float">
            <text:p>854</text:p>
          </table:table-cell>
          <table:table-cell office:value-type="float" office:value="876.4" calcext:value-type="float">
            <text:p>876.4</text:p>
          </table:table-cell>
        </table:table-row>
        <table:table-row table:style-name="ro1">
          <table:table-cell office:value-type="float" office:value="793.51" calcext:value-type="float">
            <text:p>793.51</text:p>
          </table:table-cell>
          <table:table-cell office:value-type="float" office:value="871.2" calcext:value-type="float">
            <text:p>871.2</text:p>
          </table:table-cell>
          <table:table-cell office:value-type="float" office:value="870.8" calcext:value-type="float">
            <text:p>870.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93.95" calcext:value-type="float">
            <text:p>793.95</text:p>
          </table:table-cell>
          <table:table-cell office:value-type="float" office:value="903" calcext:value-type="float">
            <text:p>903</text:p>
          </table:table-cell>
          <table:table-cell office:value-type="float" office:value="869.8" calcext:value-type="float">
            <text:p>869.8</text:p>
          </table:table-cell>
          <table:table-cell office:value-type="float" office:value="883.6" calcext:value-type="float">
            <text:p>883.6</text:p>
          </table:table-cell>
        </table:table-row>
        <table:table-row table:style-name="ro1">
          <table:table-cell office:value-type="float" office:value="794.39" calcext:value-type="float">
            <text:p>794.39</text:p>
          </table:table-cell>
          <table:table-cell office:value-type="float" office:value="997" calcext:value-type="float">
            <text:p>997</text:p>
          </table:table-cell>
          <table:table-cell office:value-type="float" office:value="860.6" calcext:value-type="float">
            <text:p>860.6</text:p>
          </table:table-cell>
          <table:table-cell office:value-type="float" office:value="889.2" calcext:value-type="float">
            <text:p>889.2</text:p>
          </table:table-cell>
        </table:table-row>
        <table:table-row table:style-name="ro1">
          <table:table-cell office:value-type="float" office:value="794.84" calcext:value-type="float">
            <text:p>794.84</text:p>
          </table:table-cell>
          <table:table-cell office:value-type="float" office:value="1091.4" calcext:value-type="float">
            <text:p>1091.4</text:p>
          </table:table-cell>
          <table:table-cell office:value-type="float" office:value="863" calcext:value-type="float">
            <text:p>863</text:p>
          </table:table-cell>
          <table:table-cell office:value-type="float" office:value="882.6" calcext:value-type="float">
            <text:p>882.6</text:p>
          </table:table-cell>
        </table:table-row>
        <table:table-row table:style-name="ro1">
          <table:table-cell office:value-type="float" office:value="795.28" calcext:value-type="float">
            <text:p>795.28</text:p>
          </table:table-cell>
          <table:table-cell office:value-type="float" office:value="1067.8" calcext:value-type="float">
            <text:p>1067.8</text:p>
          </table:table-cell>
          <table:table-cell office:value-type="float" office:value="873.2" calcext:value-type="float">
            <text:p>873.2</text:p>
          </table:table-cell>
          <table:table-cell office:value-type="float" office:value="883.6" calcext:value-type="float">
            <text:p>883.6</text:p>
          </table:table-cell>
        </table:table-row>
        <table:table-row table:style-name="ro1">
          <table:table-cell office:value-type="float" office:value="795.72" calcext:value-type="float">
            <text:p>795.72</text:p>
          </table:table-cell>
          <table:table-cell office:value-type="float" office:value="963" calcext:value-type="float">
            <text:p>963</text:p>
          </table:table-cell>
          <table:table-cell office:value-type="float" office:value="855" calcext:value-type="float">
            <text:p>85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96.16" calcext:value-type="float">
            <text:p>796.16</text:p>
          </table:table-cell>
          <table:table-cell office:value-type="float" office:value="889.2" calcext:value-type="float">
            <text:p>889.2</text:p>
          </table:table-cell>
          <table:table-cell office:value-type="float" office:value="862.8" calcext:value-type="float">
            <text:p>862.8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796.6" calcext:value-type="float">
            <text:p>796.6</text:p>
          </table:table-cell>
          <table:table-cell office:value-type="float" office:value="860.8" calcext:value-type="float">
            <text:p>860.8</text:p>
          </table:table-cell>
          <table:table-cell office:value-type="float" office:value="878.2" calcext:value-type="float">
            <text:p>878.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97.05" calcext:value-type="float">
            <text:p>797.05</text:p>
          </table:table-cell>
          <table:table-cell office:value-type="float" office:value="877.4" calcext:value-type="float">
            <text:p>877.4</text:p>
          </table:table-cell>
          <table:table-cell office:value-type="float" office:value="861.2" calcext:value-type="float">
            <text:p>861.2</text:p>
          </table:table-cell>
          <table:table-cell office:value-type="float" office:value="883.2" calcext:value-type="float">
            <text:p>883.2</text:p>
          </table:table-cell>
        </table:table-row>
        <table:table-row table:style-name="ro1">
          <table:table-cell office:value-type="float" office:value="797.49" calcext:value-type="float">
            <text:p>797.49</text:p>
          </table:table-cell>
          <table:table-cell office:value-type="float" office:value="872.6" calcext:value-type="float">
            <text:p>872.6</text:p>
          </table:table-cell>
          <table:table-cell office:value-type="float" office:value="872" calcext:value-type="float">
            <text:p>872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table-cell office:value-type="float" office:value="797.93" calcext:value-type="float">
            <text:p>797.93</text:p>
          </table:table-cell>
          <table:table-cell office:value-type="float" office:value="859.4" calcext:value-type="float">
            <text:p>859.4</text:p>
          </table:table-cell>
          <table:table-cell office:value-type="float" office:value="867.2" calcext:value-type="float">
            <text:p>867.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98.37" calcext:value-type="float">
            <text:p>798.37</text:p>
          </table:table-cell>
          <table:table-cell office:value-type="float" office:value="872.4" calcext:value-type="float">
            <text:p>872.4</text:p>
          </table:table-cell>
          <table:table-cell office:value-type="float" office:value="855.8" calcext:value-type="float">
            <text:p>855.8</text:p>
          </table:table-cell>
          <table:table-cell office:value-type="float" office:value="883.2" calcext:value-type="float">
            <text:p>883.2</text:p>
          </table:table-cell>
        </table:table-row>
        <table:table-row table:style-name="ro1">
          <table:table-cell office:value-type="float" office:value="798.81" calcext:value-type="float">
            <text:p>798.81</text:p>
          </table:table-cell>
          <table:table-cell office:value-type="float" office:value="865.8" calcext:value-type="float">
            <text:p>865.8</text:p>
          </table:table-cell>
          <table:table-cell office:value-type="float" office:value="869.2" calcext:value-type="float">
            <text:p>869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799.26" calcext:value-type="float">
            <text:p>799.26</text:p>
          </table:table-cell>
          <table:table-cell office:value-type="float" office:value="868.6" calcext:value-type="float">
            <text:p>868.6</text:p>
          </table:table-cell>
          <table:table-cell office:value-type="float" office:value="876" calcext:value-type="float">
            <text:p>876</text:p>
          </table:table-cell>
          <table:table-cell office:value-type="float" office:value="887.4" calcext:value-type="float">
            <text:p>887.4</text:p>
          </table:table-cell>
        </table:table-row>
        <table:table-row table:style-name="ro1">
          <table:table-cell office:value-type="float" office:value="799.7" calcext:value-type="float">
            <text:p>799.7</text:p>
          </table:table-cell>
          <table:table-cell office:value-type="float" office:value="888.4" calcext:value-type="float">
            <text:p>888.4</text:p>
          </table:table-cell>
          <table:table-cell office:value-type="float" office:value="857.4" calcext:value-type="float">
            <text:p>857.4</text:p>
          </table:table-cell>
          <table:table-cell office:value-type="float" office:value="878.8" calcext:value-type="float">
            <text:p>878.8</text:p>
          </table:table-cell>
        </table:table-row>
        <table:table-row table:style-name="ro1">
          <table:table-cell office:value-type="float" office:value="800.14" calcext:value-type="float">
            <text:p>800.14</text:p>
          </table:table-cell>
          <table:table-cell office:value-type="float" office:value="938" calcext:value-type="float">
            <text:p>938</text:p>
          </table:table-cell>
          <table:table-cell office:value-type="float" office:value="867.6" calcext:value-type="float">
            <text:p>867.6</text:p>
          </table:table-cell>
          <table:table-cell office:value-type="float" office:value="880.4" calcext:value-type="float">
            <text:p>880.4</text:p>
          </table:table-cell>
        </table:table-row>
        <table:table-row table:style-name="ro1">
          <table:table-cell office:value-type="float" office:value="800.58" calcext:value-type="float">
            <text:p>800.58</text:p>
          </table:table-cell>
          <table:table-cell office:value-type="float" office:value="1005" calcext:value-type="float">
            <text:p>1005</text:p>
          </table:table-cell>
          <table:table-cell office:value-type="float" office:value="873.8" calcext:value-type="float">
            <text:p>873.8</text:p>
          </table:table-cell>
          <table:table-cell office:value-type="float" office:value="890.8" calcext:value-type="float">
            <text:p>890.8</text:p>
          </table:table-cell>
        </table:table-row>
        <table:table-row table:style-name="ro1">
          <table:table-cell office:value-type="float" office:value="801.02" calcext:value-type="float">
            <text:p>801.02</text:p>
          </table:table-cell>
          <table:table-cell office:value-type="float" office:value="1110" calcext:value-type="float">
            <text:p>1110</text:p>
          </table:table-cell>
          <table:table-cell office:value-type="float" office:value="866.8" calcext:value-type="float">
            <text:p>866.8</text:p>
          </table:table-cell>
          <table:table-cell office:value-type="float" office:value="886.2" calcext:value-type="float">
            <text:p>886.2</text:p>
          </table:table-cell>
        </table:table-row>
        <table:table-row table:style-name="ro1">
          <table:table-cell office:value-type="float" office:value="801.46" calcext:value-type="float">
            <text:p>801.46</text:p>
          </table:table-cell>
          <table:table-cell office:value-type="float" office:value="1163.6" calcext:value-type="float">
            <text:p>1163.6</text:p>
          </table:table-cell>
          <table:table-cell office:value-type="float" office:value="871" calcext:value-type="float">
            <text:p>871</text:p>
          </table:table-cell>
          <table:table-cell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801.91" calcext:value-type="float">
            <text:p>801.91</text:p>
          </table:table-cell>
          <table:table-cell office:value-type="float" office:value="1106" calcext:value-type="float">
            <text:p>1106</text:p>
          </table:table-cell>
          <table:table-cell office:value-type="float" office:value="873.2" calcext:value-type="float">
            <text:p>873.2</text:p>
          </table:table-cell>
          <table:table-cell office:value-type="float" office:value="886.8" calcext:value-type="float">
            <text:p>886.8</text:p>
          </table:table-cell>
        </table:table-row>
        <table:table-row table:style-name="ro1">
          <table:table-cell office:value-type="float" office:value="802.35" calcext:value-type="float">
            <text:p>802.35</text:p>
          </table:table-cell>
          <table:table-cell office:value-type="float" office:value="984.6" calcext:value-type="float">
            <text:p>984.6</text:p>
          </table:table-cell>
          <table:table-cell office:value-type="float" office:value="864.8" calcext:value-type="float">
            <text:p>864.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02.79" calcext:value-type="float">
            <text:p>802.79</text:p>
          </table:table-cell>
          <table:table-cell office:value-type="float" office:value="896.4" calcext:value-type="float">
            <text:p>896.4</text:p>
          </table:table-cell>
          <table:table-cell office:value-type="float" office:value="871.4" calcext:value-type="float">
            <text:p>871.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03.23" calcext:value-type="float">
            <text:p>803.23</text:p>
          </table:table-cell>
          <table:table-cell office:value-type="float" office:value="871.4" calcext:value-type="float">
            <text:p>871.4</text:p>
          </table:table-cell>
          <table:table-cell office:value-type="float" office:value="869" calcext:value-type="float">
            <text:p>869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03.67" calcext:value-type="float">
            <text:p>803.67</text:p>
          </table:table-cell>
          <table:table-cell office:value-type="float" office:value="871.8" calcext:value-type="float">
            <text:p>871.8</text:p>
          </table:table-cell>
          <table:table-cell office:value-type="float" office:value="861.4" calcext:value-type="float">
            <text:p>861.4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804.11" calcext:value-type="float">
            <text:p>804.11</text:p>
          </table:table-cell>
          <table:table-cell office:value-type="float" office:value="872.2" calcext:value-type="float">
            <text:p>872.2</text:p>
          </table:table-cell>
          <table:table-cell office:value-type="float" office:value="858.6" calcext:value-type="float">
            <text:p>858.6</text:p>
          </table:table-cell>
          <table:table-cell office:value-type="float" office:value="886.2" calcext:value-type="float">
            <text:p>886.2</text:p>
          </table:table-cell>
        </table:table-row>
        <table:table-row table:style-name="ro1">
          <table:table-cell office:value-type="float" office:value="804.56" calcext:value-type="float">
            <text:p>804.56</text:p>
          </table:table-cell>
          <table:table-cell office:value-type="float" office:value="858.6" calcext:value-type="float">
            <text:p>858.6</text:p>
          </table:table-cell>
          <table:table-cell office:value-type="float" office:value="867.6" calcext:value-type="float">
            <text:p>867.6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74.4" calcext:value-type="float">
            <text:p>874.4</text:p>
          </table:table-cell>
          <table:table-cell office:value-type="float" office:value="865.2" calcext:value-type="float">
            <text:p>865.2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805.44" calcext:value-type="float">
            <text:p>805.44</text:p>
          </table:table-cell>
          <table:table-cell office:value-type="float" office:value="870" calcext:value-type="float">
            <text:p>870</text:p>
          </table:table-cell>
          <table:table-cell office:value-type="float" office:value="860.4" calcext:value-type="float">
            <text:p>860.4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805.88" calcext:value-type="float">
            <text:p>805.88</text:p>
          </table:table-cell>
          <table:table-cell office:value-type="float" office:value="871.6" calcext:value-type="float">
            <text:p>871.6</text:p>
          </table:table-cell>
          <table:table-cell office:value-type="float" office:value="870.8" calcext:value-type="float">
            <text:p>870.8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806.32" calcext:value-type="float">
            <text:p>806.32</text:p>
          </table:table-cell>
          <table:table-cell office:value-type="float" office:value="874.4" calcext:value-type="float">
            <text:p>874.4</text:p>
          </table:table-cell>
          <table:table-cell office:value-type="float" office:value="853.4" calcext:value-type="float">
            <text:p>853.4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806.76" calcext:value-type="float">
            <text:p>806.76</text:p>
          </table:table-cell>
          <table:table-cell office:value-type="float" office:value="872" calcext:value-type="float">
            <text:p>872</text:p>
          </table:table-cell>
          <table:table-cell office:value-type="float" office:value="856.4" calcext:value-type="float">
            <text:p>856.4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807.2" calcext:value-type="float">
            <text:p>807.2</text:p>
          </table:table-cell>
          <table:table-cell office:value-type="float" office:value="865.6" calcext:value-type="float">
            <text:p>865.6</text:p>
          </table:table-cell>
          <table:table-cell office:value-type="float" office:value="874.2" calcext:value-type="float">
            <text:p>874.2</text:p>
          </table:table-cell>
          <table:table-cell office:value-type="float" office:value="885.4" calcext:value-type="float">
            <text:p>885.4</text:p>
          </table:table-cell>
        </table:table-row>
        <table:table-row table:style-name="ro1">
          <table:table-cell office:value-type="float" office:value="807.65" calcext:value-type="float">
            <text:p>807.65</text:p>
          </table:table-cell>
          <table:table-cell office:value-type="float" office:value="871.2" calcext:value-type="float">
            <text:p>871.2</text:p>
          </table:table-cell>
          <table:table-cell office:value-type="float" office:value="863.2" calcext:value-type="float">
            <text:p>863.2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808.09" calcext:value-type="float">
            <text:p>808.09</text:p>
          </table:table-cell>
          <table:table-cell office:value-type="float" office:value="879" calcext:value-type="float">
            <text:p>879</text:p>
          </table:table-cell>
          <table:table-cell office:value-type="float" office:value="868" calcext:value-type="float">
            <text:p>86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08.53" calcext:value-type="float">
            <text:p>808.53</text:p>
          </table:table-cell>
          <table:table-cell office:value-type="float" office:value="865.4" calcext:value-type="float">
            <text:p>865.4</text:p>
          </table:table-cell>
          <table:table-cell office:value-type="float" office:value="875.8" calcext:value-type="float">
            <text:p>875.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08.97" calcext:value-type="float">
            <text:p>808.97</text:p>
          </table:table-cell>
          <table:table-cell office:value-type="float" office:value="872.4" calcext:value-type="float">
            <text:p>872.4</text:p>
          </table:table-cell>
          <table:table-cell office:value-type="float" office:value="867.2" calcext:value-type="float">
            <text:p>867.2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809.41" calcext:value-type="float">
            <text:p>809.41</text:p>
          </table:table-cell>
          <table:table-cell office:value-type="float" office:value="901.8" calcext:value-type="float">
            <text:p>901.8</text:p>
          </table:table-cell>
          <table:table-cell office:value-type="float" office:value="872.4" calcext:value-type="float">
            <text:p>872.4</text:p>
          </table:table-cell>
          <table:table-cell office:value-type="float" office:value="884.6" calcext:value-type="float">
            <text:p>884.6</text:p>
          </table:table-cell>
        </table:table-row>
        <table:table-row table:style-name="ro1">
          <table:table-cell office:value-type="float" office:value="809.85" calcext:value-type="float">
            <text:p>809.85</text:p>
          </table:table-cell>
          <table:table-cell office:value-type="float" office:value="1007.8" calcext:value-type="float">
            <text:p>1007.8</text:p>
          </table:table-cell>
          <table:table-cell office:value-type="float" office:value="871.2" calcext:value-type="float">
            <text:p>871.2</text:p>
          </table:table-cell>
          <table:table-cell office:value-type="float" office:value="879.4" calcext:value-type="float">
            <text:p>879.4</text:p>
          </table:table-cell>
        </table:table-row>
        <table:table-row table:style-name="ro1">
          <table:table-cell office:value-type="float" office:value="810.29" calcext:value-type="float">
            <text:p>810.29</text:p>
          </table:table-cell>
          <table:table-cell office:value-type="float" office:value="1153.8" calcext:value-type="float">
            <text:p>1153.8</text:p>
          </table:table-cell>
          <table:table-cell office:value-type="float" office:value="855.2" calcext:value-type="float">
            <text:p>855.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10.73" calcext:value-type="float">
            <text:p>810.73</text:p>
          </table:table-cell>
          <table:table-cell office:value-type="float" office:value="1315.2" calcext:value-type="float">
            <text:p>1315.2</text:p>
          </table:table-cell>
          <table:table-cell office:value-type="float" office:value="874" calcext:value-type="float">
            <text:p>874</text:p>
          </table:table-cell>
          <table:table-cell office:value-type="float" office:value="881.2" calcext:value-type="float">
            <text:p>881.2</text:p>
          </table:table-cell>
        </table:table-row>
        <table:table-row table:style-name="ro1">
          <table:table-cell office:value-type="float" office:value="811.18" calcext:value-type="float">
            <text:p>811.18</text:p>
          </table:table-cell>
          <table:table-cell office:value-type="float" office:value="1546.4" calcext:value-type="float">
            <text:p>1546.4</text:p>
          </table:table-cell>
          <table:table-cell office:value-type="float" office:value="873.2" calcext:value-type="float">
            <text:p>873.2</text:p>
          </table:table-cell>
          <table:table-cell office:value-type="float" office:value="881.4" calcext:value-type="float">
            <text:p>881.4</text:p>
          </table:table-cell>
        </table:table-row>
        <table:table-row table:style-name="ro1">
          <table:table-cell office:value-type="float" office:value="811.62" calcext:value-type="float">
            <text:p>811.62</text:p>
          </table:table-cell>
          <table:table-cell office:value-type="float" office:value="1734.4" calcext:value-type="float">
            <text:p>1734.4</text:p>
          </table:table-cell>
          <table:table-cell office:value-type="float" office:value="863.2" calcext:value-type="float">
            <text:p>863.2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812.06" calcext:value-type="float">
            <text:p>812.06</text:p>
          </table:table-cell>
          <table:table-cell office:value-type="float" office:value="1559" calcext:value-type="float">
            <text:p>1559</text:p>
          </table:table-cell>
          <table:table-cell office:value-type="float" office:value="861.4" calcext:value-type="float">
            <text:p>861.4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812.5" calcext:value-type="float">
            <text:p>812.5</text:p>
          </table:table-cell>
          <table:table-cell office:value-type="float" office:value="1146.8" calcext:value-type="float">
            <text:p>1146.8</text:p>
          </table:table-cell>
          <table:table-cell office:value-type="float" office:value="867.2" calcext:value-type="float">
            <text:p>867.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12.94" calcext:value-type="float">
            <text:p>812.94</text:p>
          </table:table-cell>
          <table:table-cell office:value-type="float" office:value="947.4" calcext:value-type="float">
            <text:p>947.4</text:p>
          </table:table-cell>
          <table:table-cell office:value-type="float" office:value="863.4" calcext:value-type="float">
            <text:p>863.4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813.38" calcext:value-type="float">
            <text:p>813.38</text:p>
          </table:table-cell>
          <table:table-cell office:value-type="float" office:value="899.2" calcext:value-type="float">
            <text:p>899.2</text:p>
          </table:table-cell>
          <table:table-cell office:value-type="float" office:value="866.2" calcext:value-type="float">
            <text:p>866.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13.82" calcext:value-type="float">
            <text:p>813.82</text:p>
          </table:table-cell>
          <table:table-cell office:value-type="float" office:value="880" calcext:value-type="float">
            <text:p>880</text:p>
          </table:table-cell>
          <table:table-cell office:value-type="float" office:value="865.2" calcext:value-type="float">
            <text:p>865.2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814.26" calcext:value-type="float">
            <text:p>814.26</text:p>
          </table:table-cell>
          <table:table-cell office:value-type="float" office:value="877.8" calcext:value-type="float">
            <text:p>877.8</text:p>
          </table:table-cell>
          <table:table-cell office:value-type="float" office:value="846.2" calcext:value-type="float">
            <text:p>846.2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814.7" calcext:value-type="float">
            <text:p>814.7</text:p>
          </table:table-cell>
          <table:table-cell office:value-type="float" office:value="877.8" calcext:value-type="float">
            <text:p>877.8</text:p>
          </table:table-cell>
          <table:table-cell office:value-type="float" office:value="864.6" calcext:value-type="float">
            <text:p>864.6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815.14" calcext:value-type="float">
            <text:p>815.14</text:p>
          </table:table-cell>
          <table:table-cell office:value-type="float" office:value="869" calcext:value-type="float">
            <text:p>869</text:p>
          </table:table-cell>
          <table:table-cell office:value-type="float" office:value="880" calcext:value-type="float">
            <text:p>88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15.59" calcext:value-type="float">
            <text:p>815.59</text:p>
          </table:table-cell>
          <table:table-cell office:value-type="float" office:value="876.8" calcext:value-type="float">
            <text:p>876.8</text:p>
          </table:table-cell>
          <table:table-cell office:value-type="float" office:value="871.2" calcext:value-type="float">
            <text:p>871.2</text:p>
          </table:table-cell>
          <table:table-cell office:value-type="float" office:value="884.4" calcext:value-type="float">
            <text:p>884.4</text:p>
          </table:table-cell>
        </table:table-row>
        <table:table-row table:style-name="ro1">
          <table:table-cell office:value-type="float" office:value="816.03" calcext:value-type="float">
            <text:p>816.03</text:p>
          </table:table-cell>
          <table:table-cell office:value-type="float" office:value="876.8" calcext:value-type="float">
            <text:p>876.8</text:p>
          </table:table-cell>
          <table:table-cell office:value-type="float" office:value="862.6" calcext:value-type="float">
            <text:p>862.6</text:p>
          </table:table-cell>
          <table:table-cell office:value-type="float" office:value="875.8" calcext:value-type="float">
            <text:p>875.8</text:p>
          </table:table-cell>
        </table:table-row>
        <table:table-row table:style-name="ro1">
          <table:table-cell office:value-type="float" office:value="816.47" calcext:value-type="float">
            <text:p>816.47</text:p>
          </table:table-cell>
          <table:table-cell office:value-type="float" office:value="863" calcext:value-type="float">
            <text:p>863</text:p>
          </table:table-cell>
          <table:table-cell office:value-type="float" office:value="875.2" calcext:value-type="float">
            <text:p>875.2</text:p>
          </table:table-cell>
          <table:table-cell office:value-type="float" office:value="881.2" calcext:value-type="float">
            <text:p>881.2</text:p>
          </table:table-cell>
        </table:table-row>
        <table:table-row table:style-name="ro1">
          <table:table-cell office:value-type="float" office:value="816.91" calcext:value-type="float">
            <text:p>816.91</text:p>
          </table:table-cell>
          <table:table-cell office:value-type="float" office:value="868.2" calcext:value-type="float">
            <text:p>868.2</text:p>
          </table:table-cell>
          <table:table-cell office:value-type="float" office:value="860" calcext:value-type="float">
            <text:p>860</text:p>
          </table:table-cell>
          <table:table-cell office:value-type="float" office:value="879.4" calcext:value-type="float">
            <text:p>879.4</text:p>
          </table:table-cell>
        </table:table-row>
        <table:table-row table:style-name="ro1">
          <table:table-cell office:value-type="float" office:value="817.35" calcext:value-type="float">
            <text:p>817.35</text:p>
          </table:table-cell>
          <table:table-cell office:value-type="float" office:value="873.8" calcext:value-type="float">
            <text:p>873.8</text:p>
          </table:table-cell>
          <table:table-cell office:value-type="float" office:value="864.8" calcext:value-type="float">
            <text:p>864.8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17.79" calcext:value-type="float">
            <text:p>817.79</text:p>
          </table:table-cell>
          <table:table-cell office:value-type="float" office:value="859.2" calcext:value-type="float">
            <text:p>859.2</text:p>
          </table:table-cell>
          <table:table-cell office:value-type="float" office:value="872.6" calcext:value-type="float">
            <text:p>872.6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818.23" calcext:value-type="float">
            <text:p>818.23</text:p>
          </table:table-cell>
          <table:table-cell office:value-type="float" office:value="867.2" calcext:value-type="float">
            <text:p>867.2</text:p>
          </table:table-cell>
          <table:table-cell office:value-type="float" office:value="858" calcext:value-type="float">
            <text:p>858</text:p>
          </table:table-cell>
          <table:table-cell office:value-type="float" office:value="880.4" calcext:value-type="float">
            <text:p>880.4</text:p>
          </table:table-cell>
        </table:table-row>
        <table:table-row table:style-name="ro1">
          <table:table-cell office:value-type="float" office:value="818.67" calcext:value-type="float">
            <text:p>818.67</text:p>
          </table:table-cell>
          <table:table-cell office:value-type="float" office:value="868.6" calcext:value-type="float">
            <text:p>868.6</text:p>
          </table:table-cell>
          <table:table-cell office:value-type="float" office:value="865.6" calcext:value-type="float">
            <text:p>865.6</text:p>
          </table:table-cell>
          <table:table-cell office:value-type="float" office:value="876.4" calcext:value-type="float">
            <text:p>876.4</text:p>
          </table:table-cell>
        </table:table-row>
        <table:table-row table:style-name="ro1">
          <table:table-cell office:value-type="float" office:value="819.11" calcext:value-type="float">
            <text:p>819.11</text:p>
          </table:table-cell>
          <table:table-cell office:value-type="float" office:value="862.8" calcext:value-type="float">
            <text:p>862.8</text:p>
          </table:table-cell>
          <table:table-cell office:value-type="float" office:value="870.6" calcext:value-type="float">
            <text:p>870.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19.55" calcext:value-type="float">
            <text:p>819.55</text:p>
          </table:table-cell>
          <table:table-cell office:value-type="float" office:value="875.8" calcext:value-type="float">
            <text:p>875.8</text:p>
          </table:table-cell>
          <table:table-cell office:value-type="float" office:value="855" calcext:value-type="float">
            <text:p>855</text:p>
          </table:table-cell>
          <table:table-cell office:value-type="float" office:value="880.4" calcext:value-type="float">
            <text:p>880.4</text:p>
          </table:table-cell>
        </table:table-row>
        <table:table-row table:style-name="ro1">
          <table:table-cell office:value-type="float" office:value="819.99" calcext:value-type="float">
            <text:p>819.99</text:p>
          </table:table-cell>
          <table:table-cell office:value-type="float" office:value="876.2" calcext:value-type="float">
            <text:p>876.2</text:p>
          </table:table-cell>
          <table:table-cell office:value-type="float" office:value="867.8" calcext:value-type="float">
            <text:p>867.8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820.43" calcext:value-type="float">
            <text:p>820.43</text:p>
          </table:table-cell>
          <table:table-cell office:value-type="float" office:value="860" calcext:value-type="float">
            <text:p>860</text:p>
          </table:table-cell>
          <table:table-cell office:value-type="float" office:value="869.2" calcext:value-type="float">
            <text:p>869.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20.87" calcext:value-type="float">
            <text:p>820.87</text:p>
          </table:table-cell>
          <table:table-cell office:value-type="float" office:value="867" calcext:value-type="float">
            <text:p>867</text:p>
          </table:table-cell>
          <table:table-cell office:value-type="float" office:value="860.2" calcext:value-type="float">
            <text:p>860.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21.32" calcext:value-type="float">
            <text:p>821.32</text:p>
          </table:table-cell>
          <table:table-cell office:value-type="float" office:value="871.8" calcext:value-type="float">
            <text:p>871.8</text:p>
          </table:table-cell>
          <table:table-cell office:value-type="float" office:value="863.6" calcext:value-type="float">
            <text:p>863.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21.76" calcext:value-type="float">
            <text:p>821.76</text:p>
          </table:table-cell>
          <table:table-cell office:value-type="float" office:value="856.6" calcext:value-type="float">
            <text:p>856.6</text:p>
          </table:table-cell>
          <table:table-cell office:value-type="float" office:value="871" calcext:value-type="float">
            <text:p>871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822.2" calcext:value-type="float">
            <text:p>822.2</text:p>
          </table:table-cell>
          <table:table-cell office:value-type="float" office:value="870.2" calcext:value-type="float">
            <text:p>870.2</text:p>
          </table:table-cell>
          <table:table-cell office:value-type="float" office:value="853.2" calcext:value-type="float">
            <text:p>853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822.64" calcext:value-type="float">
            <text:p>822.64</text:p>
          </table:table-cell>
          <table:table-cell office:value-type="float" office:value="871" calcext:value-type="float">
            <text:p>871</text:p>
          </table:table-cell>
          <table:table-cell office:value-type="float" office:value="868.6" calcext:value-type="float">
            <text:p>868.6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823.08" calcext:value-type="float">
            <text:p>823.08</text:p>
          </table:table-cell>
          <table:table-cell office:value-type="float" office:value="864.4" calcext:value-type="float">
            <text:p>864.4</text:p>
          </table:table-cell>
          <table:table-cell office:value-type="float" office:value="875.8" calcext:value-type="float">
            <text:p>875.8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823.52" calcext:value-type="float">
            <text:p>823.52</text:p>
          </table:table-cell>
          <table:table-cell office:value-type="float" office:value="875.4" calcext:value-type="float">
            <text:p>875.4</text:p>
          </table:table-cell>
          <table:table-cell office:value-type="float" office:value="855.2" calcext:value-type="float">
            <text:p>855.2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823.96" calcext:value-type="float">
            <text:p>823.96</text:p>
          </table:table-cell>
          <table:table-cell office:value-type="float" office:value="867.6" calcext:value-type="float">
            <text:p>867.6</text:p>
          </table:table-cell>
          <table:table-cell office:value-type="float" office:value="854.8" calcext:value-type="float">
            <text:p>854.8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824.4" calcext:value-type="float">
            <text:p>824.4</text:p>
          </table:table-cell>
          <table:table-cell office:value-type="float" office:value="862.6" calcext:value-type="float">
            <text:p>862.6</text:p>
          </table:table-cell>
          <table:table-cell office:value-type="float" office:value="874.6" calcext:value-type="float">
            <text:p>874.6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824.84" calcext:value-type="float">
            <text:p>824.84</text:p>
          </table:table-cell>
          <table:table-cell office:value-type="float" office:value="873.4" calcext:value-type="float">
            <text:p>873.4</text:p>
          </table:table-cell>
          <table:table-cell office:value-type="float" office:value="853" calcext:value-type="float">
            <text:p>853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825.28" calcext:value-type="float">
            <text:p>825.28</text:p>
          </table:table-cell>
          <table:table-cell office:value-type="float" office:value="878.2" calcext:value-type="float">
            <text:p>878.2</text:p>
          </table:table-cell>
          <table:table-cell office:value-type="float" office:value="865.4" calcext:value-type="float">
            <text:p>865.4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825.72" calcext:value-type="float">
            <text:p>825.72</text:p>
          </table:table-cell>
          <table:table-cell office:value-type="float" office:value="896" calcext:value-type="float">
            <text:p>896</text:p>
          </table:table-cell>
          <table:table-cell office:value-type="float" office:value="866.8" calcext:value-type="float">
            <text:p>866.8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826.16" calcext:value-type="float">
            <text:p>826.16</text:p>
          </table:table-cell>
          <table:table-cell office:value-type="float" office:value="956" calcext:value-type="float">
            <text:p>956</text:p>
          </table:table-cell>
          <table:table-cell office:value-type="float" office:value="864.6" calcext:value-type="float">
            <text:p>864.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826.6" calcext:value-type="float">
            <text:p>826.6</text:p>
          </table:table-cell>
          <table:table-cell office:value-type="float" office:value="999.6" calcext:value-type="float">
            <text:p>999.6</text:p>
          </table:table-cell>
          <table:table-cell office:value-type="float" office:value="878.8" calcext:value-type="float">
            <text:p>878.8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827.04" calcext:value-type="float">
            <text:p>827.04</text:p>
          </table:table-cell>
          <table:table-cell office:value-type="float" office:value="947" calcext:value-type="float">
            <text:p>947</text:p>
          </table:table-cell>
          <table:table-cell office:value-type="float" office:value="869.2" calcext:value-type="float">
            <text:p>869.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27.48" calcext:value-type="float">
            <text:p>827.48</text:p>
          </table:table-cell>
          <table:table-cell office:value-type="float" office:value="900.2" calcext:value-type="float">
            <text:p>900.2</text:p>
          </table:table-cell>
          <table:table-cell office:value-type="float" office:value="865.6" calcext:value-type="float">
            <text:p>865.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27.92" calcext:value-type="float">
            <text:p>827.92</text:p>
          </table:table-cell>
          <table:table-cell office:value-type="float" office:value="879.6" calcext:value-type="float">
            <text:p>879.6</text:p>
          </table:table-cell>
          <table:table-cell office:value-type="float" office:value="851" calcext:value-type="float">
            <text:p>851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828.36" calcext:value-type="float">
            <text:p>828.36</text:p>
          </table:table-cell>
          <table:table-cell office:value-type="float" office:value="863.6" calcext:value-type="float">
            <text:p>863.6</text:p>
          </table:table-cell>
          <table:table-cell office:value-type="float" office:value="872.8" calcext:value-type="float">
            <text:p>872.8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828.8" calcext:value-type="float">
            <text:p>828.8</text:p>
          </table:table-cell>
          <table:table-cell office:value-type="float" office:value="864" calcext:value-type="float">
            <text:p>864</text:p>
          </table:table-cell>
          <table:table-cell office:value-type="float" office:value="859.6" calcext:value-type="float">
            <text:p>859.6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829.24" calcext:value-type="float">
            <text:p>829.24</text:p>
          </table:table-cell>
          <table:table-cell office:value-type="float" office:value="873.6" calcext:value-type="float">
            <text:p>873.6</text:p>
          </table:table-cell>
          <table:table-cell office:value-type="float" office:value="863.6" calcext:value-type="float">
            <text:p>863.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29.68" calcext:value-type="float">
            <text:p>829.68</text:p>
          </table:table-cell>
          <table:table-cell office:value-type="float" office:value="869.4" calcext:value-type="float">
            <text:p>869.4</text:p>
          </table:table-cell>
          <table:table-cell office:value-type="float" office:value="927.8" calcext:value-type="float">
            <text:p>927.8</text:p>
          </table:table-cell>
          <table:table-cell office:value-type="float" office:value="897.2" calcext:value-type="float">
            <text:p>897.2</text:p>
          </table:table-cell>
        </table:table-row>
        <table:table-row table:style-name="ro1">
          <table:table-cell office:value-type="float" office:value="830.12" calcext:value-type="float">
            <text:p>830.12</text:p>
          </table:table-cell>
          <table:table-cell office:value-type="float" office:value="868.6" calcext:value-type="float">
            <text:p>868.6</text:p>
          </table:table-cell>
          <table:table-cell office:value-type="float" office:value="865.2" calcext:value-type="float">
            <text:p>865.2</text:p>
          </table:table-cell>
          <table:table-cell office:value-type="float" office:value="881.6" calcext:value-type="float">
            <text:p>881.6</text:p>
          </table:table-cell>
        </table:table-row>
        <table:table-row table:style-name="ro1">
          <table:table-cell office:value-type="float" office:value="830.56" calcext:value-type="float">
            <text:p>830.56</text:p>
          </table:table-cell>
          <table:table-cell office:value-type="float" office:value="872.2" calcext:value-type="float">
            <text:p>872.2</text:p>
          </table:table-cell>
          <table:table-cell office:value-type="float" office:value="859" calcext:value-type="float">
            <text:p>859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63.2" calcext:value-type="float">
            <text:p>863.2</text:p>
          </table:table-cell>
          <table:table-cell office:value-type="float" office:value="863.4" calcext:value-type="float">
            <text:p>863.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31.44" calcext:value-type="float">
            <text:p>831.44</text:p>
          </table:table-cell>
          <table:table-cell office:value-type="float" office:value="870.6" calcext:value-type="float">
            <text:p>870.6</text:p>
          </table:table-cell>
          <table:table-cell office:value-type="float" office:value="861.8" calcext:value-type="float">
            <text:p>861.8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831.88" calcext:value-type="float">
            <text:p>831.88</text:p>
          </table:table-cell>
          <table:table-cell office:value-type="float" office:value="869.4" calcext:value-type="float">
            <text:p>869.4</text:p>
          </table:table-cell>
          <table:table-cell office:value-type="float" office:value="860" calcext:value-type="float">
            <text:p>860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832.32" calcext:value-type="float">
            <text:p>832.32</text:p>
          </table:table-cell>
          <table:table-cell office:value-type="float" office:value="861.8" calcext:value-type="float">
            <text:p>861.8</text:p>
          </table:table-cell>
          <table:table-cell office:value-type="float" office:value="873.6" calcext:value-type="float">
            <text:p>873.6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832.76" calcext:value-type="float">
            <text:p>832.76</text:p>
          </table:table-cell>
          <table:table-cell office:value-type="float" office:value="868" calcext:value-type="float">
            <text:p>868</text:p>
          </table:table-cell>
          <table:table-cell office:value-type="float" office:value="863.4" calcext:value-type="float">
            <text:p>863.4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833.2" calcext:value-type="float">
            <text:p>833.2</text:p>
          </table:table-cell>
          <table:table-cell office:value-type="float" office:value="866.6" calcext:value-type="float">
            <text:p>866.6</text:p>
          </table:table-cell>
          <table:table-cell office:value-type="float" office:value="859.4" calcext:value-type="float">
            <text:p>859.4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833.64" calcext:value-type="float">
            <text:p>833.64</text:p>
          </table:table-cell>
          <table:table-cell office:value-type="float" office:value="858.2" calcext:value-type="float">
            <text:p>858.2</text:p>
          </table:table-cell>
          <table:table-cell office:value-type="float" office:value="882.8" calcext:value-type="float">
            <text:p>882.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34.08" calcext:value-type="float">
            <text:p>834.08</text:p>
          </table:table-cell>
          <table:table-cell office:value-type="float" office:value="870.4" calcext:value-type="float">
            <text:p>870.4</text:p>
          </table:table-cell>
          <table:table-cell office:value-type="float" office:value="867" calcext:value-type="float">
            <text:p>867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834.52" calcext:value-type="float">
            <text:p>834.52</text:p>
          </table:table-cell>
          <table:table-cell office:value-type="float" office:value="871" calcext:value-type="float">
            <text:p>871</text:p>
          </table:table-cell>
          <table:table-cell office:value-type="float" office:value="864.8" calcext:value-type="float">
            <text:p>864.8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834.96" calcext:value-type="float">
            <text:p>834.96</text:p>
          </table:table-cell>
          <table:table-cell office:value-type="float" office:value="860.4" calcext:value-type="float">
            <text:p>860.4</text:p>
          </table:table-cell>
          <table:table-cell office:value-type="float" office:value="872" calcext:value-type="float">
            <text:p>872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835.4" calcext:value-type="float">
            <text:p>835.4</text:p>
          </table:table-cell>
          <table:table-cell office:value-type="float" office:value="859.6" calcext:value-type="float">
            <text:p>859.6</text:p>
          </table:table-cell>
          <table:table-cell office:value-type="float" office:value="871.4" calcext:value-type="float">
            <text:p>871.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35.84" calcext:value-type="float">
            <text:p>835.84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836.28" calcext:value-type="float">
            <text:p>836.28</text:p>
          </table:table-cell>
          <table:table-cell office:value-type="float" office:value="856.6" calcext:value-type="float">
            <text:p>856.6</text:p>
          </table:table-cell>
          <table:table-cell office:value-type="float" office:value="870.6" calcext:value-type="float">
            <text:p>870.6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836.72" calcext:value-type="float">
            <text:p>836.72</text:p>
          </table:table-cell>
          <table:table-cell office:value-type="float" office:value="868.8" calcext:value-type="float">
            <text:p>868.8</text:p>
          </table:table-cell>
          <table:table-cell office:value-type="float" office:value="861.8" calcext:value-type="float">
            <text:p>861.8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837.16" calcext:value-type="float">
            <text:p>837.16</text:p>
          </table:table-cell>
          <table:table-cell office:value-type="float" office:value="873.6" calcext:value-type="float">
            <text:p>873.6</text:p>
          </table:table-cell>
          <table:table-cell office:value-type="float" office:value="866.6" calcext:value-type="float">
            <text:p>866.6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837.6" calcext:value-type="float">
            <text:p>837.6</text:p>
          </table:table-cell>
          <table:table-cell office:value-type="float" office:value="863.2" calcext:value-type="float">
            <text:p>863.2</text:p>
          </table:table-cell>
          <table:table-cell office:value-type="float" office:value="874" calcext:value-type="float">
            <text:p>874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838.04" calcext:value-type="float">
            <text:p>838.04</text:p>
          </table:table-cell>
          <table:table-cell office:value-type="float" office:value="872" calcext:value-type="float">
            <text:p>872</text:p>
          </table:table-cell>
          <table:table-cell office:value-type="float" office:value="861.8" calcext:value-type="float">
            <text:p>861.8</text:p>
          </table:table-cell>
          <table:table-cell office:value-type="float" office:value="886.4" calcext:value-type="float">
            <text:p>886.4</text:p>
          </table:table-cell>
        </table:table-row>
        <table:table-row table:style-name="ro1">
          <table:table-cell office:value-type="float" office:value="838.48" calcext:value-type="float">
            <text:p>838.48</text:p>
          </table:table-cell>
          <table:table-cell office:value-type="float" office:value="864.2" calcext:value-type="float">
            <text:p>864.2</text:p>
          </table:table-cell>
          <table:table-cell office:value-type="float" office:value="866.6" calcext:value-type="float">
            <text:p>866.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38.92" calcext:value-type="float">
            <text:p>838.92</text:p>
          </table:table-cell>
          <table:table-cell office:value-type="float" office:value="852.8" calcext:value-type="float">
            <text:p>852.8</text:p>
          </table:table-cell>
          <table:table-cell office:value-type="float" office:value="882.8" calcext:value-type="float">
            <text:p>882.8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839.36" calcext:value-type="float">
            <text:p>839.36</text:p>
          </table:table-cell>
          <table:table-cell office:value-type="float" office:value="866.8" calcext:value-type="float">
            <text:p>866.8</text:p>
          </table:table-cell>
          <table:table-cell office:value-type="float" office:value="865.2" calcext:value-type="float">
            <text:p>865.2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839.8" calcext:value-type="float">
            <text:p>839.8</text:p>
          </table:table-cell>
          <table:table-cell office:value-type="float" office:value="891.6" calcext:value-type="float">
            <text:p>891.6</text:p>
          </table:table-cell>
          <table:table-cell office:value-type="float" office:value="857.8" calcext:value-type="float">
            <text:p>857.8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840.23" calcext:value-type="float">
            <text:p>840.23</text:p>
          </table:table-cell>
          <table:table-cell office:value-type="float" office:value="956" calcext:value-type="float">
            <text:p>956</text:p>
          </table:table-cell>
          <table:table-cell office:value-type="float" office:value="881.8" calcext:value-type="float">
            <text:p>881.8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840.67" calcext:value-type="float">
            <text:p>840.67</text:p>
          </table:table-cell>
          <table:table-cell office:value-type="float" office:value="1057.8" calcext:value-type="float">
            <text:p>1057.8</text:p>
          </table:table-cell>
          <table:table-cell office:value-type="float" office:value="856.6" calcext:value-type="float">
            <text:p>856.6</text:p>
          </table:table-cell>
          <table:table-cell office:value-type="float" office:value="878.6" calcext:value-type="float">
            <text:p>878.6</text:p>
          </table:table-cell>
        </table:table-row>
        <table:table-row table:style-name="ro1">
          <table:table-cell office:value-type="float" office:value="841.11" calcext:value-type="float">
            <text:p>841.11</text:p>
          </table:table-cell>
          <table:table-cell office:value-type="float" office:value="1083" calcext:value-type="float">
            <text:p>1083</text:p>
          </table:table-cell>
          <table:table-cell office:value-type="float" office:value="874" calcext:value-type="float">
            <text:p>874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841.55" calcext:value-type="float">
            <text:p>841.55</text:p>
          </table:table-cell>
          <table:table-cell office:value-type="float" office:value="1020.2" calcext:value-type="float">
            <text:p>1020.2</text:p>
          </table:table-cell>
          <table:table-cell office:value-type="float" office:value="877" calcext:value-type="float">
            <text:p>877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841.99" calcext:value-type="float">
            <text:p>841.99</text:p>
          </table:table-cell>
          <table:table-cell office:value-type="float" office:value="1070.6" calcext:value-type="float">
            <text:p>1070.6</text:p>
          </table:table-cell>
          <table:table-cell office:value-type="float" office:value="862.8" calcext:value-type="float">
            <text:p>862.8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table-cell office:value-type="float" office:value="842.43" calcext:value-type="float">
            <text:p>842.43</text:p>
          </table:table-cell>
          <table:table-cell office:value-type="float" office:value="1187.8" calcext:value-type="float">
            <text:p>1187.8</text:p>
          </table:table-cell>
          <table:table-cell office:value-type="float" office:value="862.8" calcext:value-type="float">
            <text:p>862.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42.87" calcext:value-type="float">
            <text:p>842.87</text:p>
          </table:table-cell>
          <table:table-cell office:value-type="float" office:value="1152.4" calcext:value-type="float">
            <text:p>1152.4</text:p>
          </table:table-cell>
          <table:table-cell office:value-type="float" office:value="875.4" calcext:value-type="float">
            <text:p>875.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43.31" calcext:value-type="float">
            <text:p>843.31</text:p>
          </table:table-cell>
          <table:table-cell office:value-type="float" office:value="995.4" calcext:value-type="float">
            <text:p>995.4</text:p>
          </table:table-cell>
          <table:table-cell office:value-type="float" office:value="860.4" calcext:value-type="float">
            <text:p>860.4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843.75" calcext:value-type="float">
            <text:p>843.75</text:p>
          </table:table-cell>
          <table:table-cell office:value-type="float" office:value="918.6" calcext:value-type="float">
            <text:p>918.6</text:p>
          </table:table-cell>
          <table:table-cell office:value-type="float" office:value="863.8" calcext:value-type="float">
            <text:p>863.8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844.19" calcext:value-type="float">
            <text:p>844.19</text:p>
          </table:table-cell>
          <table:table-cell office:value-type="float" office:value="873.2" calcext:value-type="float">
            <text:p>873.2</text:p>
          </table:table-cell>
          <table:table-cell office:value-type="float" office:value="890.6" calcext:value-type="float">
            <text:p>890.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44.63" calcext:value-type="float">
            <text:p>844.63</text:p>
          </table:table-cell>
          <table:table-cell office:value-type="float" office:value="867.4" calcext:value-type="float">
            <text:p>867.4</text:p>
          </table:table-cell>
          <table:table-cell office:value-type="float" office:value="862.2" calcext:value-type="float">
            <text:p>862.2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845.07" calcext:value-type="float">
            <text:p>845.07</text:p>
          </table:table-cell>
          <table:table-cell office:value-type="float" office:value="876.6" calcext:value-type="float">
            <text:p>876.6</text:p>
          </table:table-cell>
          <table:table-cell office:value-type="float" office:value="866" calcext:value-type="float">
            <text:p>866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845.51" calcext:value-type="float">
            <text:p>845.51</text:p>
          </table:table-cell>
          <table:table-cell office:value-type="float" office:value="864.4" calcext:value-type="float">
            <text:p>864.4</text:p>
          </table:table-cell>
          <table:table-cell office:value-type="float" office:value="873.8" calcext:value-type="float">
            <text:p>873.8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845.95" calcext:value-type="float">
            <text:p>845.95</text:p>
          </table:table-cell>
          <table:table-cell office:value-type="float" office:value="870.2" calcext:value-type="float">
            <text:p>870.2</text:p>
          </table:table-cell>
          <table:table-cell office:value-type="float" office:value="859.4" calcext:value-type="float">
            <text:p>859.4</text:p>
          </table:table-cell>
          <table:table-cell office:value-type="float" office:value="879.4" calcext:value-type="float">
            <text:p>879.4</text:p>
          </table:table-cell>
        </table:table-row>
        <table:table-row table:style-name="ro1">
          <table:table-cell office:value-type="float" office:value="846.38" calcext:value-type="float">
            <text:p>846.38</text:p>
          </table:table-cell>
          <table:table-cell office:value-type="float" office:value="877.8" calcext:value-type="float">
            <text:p>877.8</text:p>
          </table:table-cell>
          <table:table-cell office:value-type="float" office:value="857.6" calcext:value-type="float">
            <text:p>857.6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846.82" calcext:value-type="float">
            <text:p>846.82</text:p>
          </table:table-cell>
          <table:table-cell office:value-type="float" office:value="874" calcext:value-type="float">
            <text:p>874</text:p>
          </table:table-cell>
          <table:table-cell office:value-type="float" office:value="916.4" calcext:value-type="float">
            <text:p>916.4</text:p>
          </table:table-cell>
          <table:table-cell office:value-type="float" office:value="896.6" calcext:value-type="float">
            <text:p>896.6</text:p>
          </table:table-cell>
        </table:table-row>
        <table:table-row table:style-name="ro1">
          <table:table-cell office:value-type="float" office:value="847.26" calcext:value-type="float">
            <text:p>847.26</text:p>
          </table:table-cell>
          <table:table-cell office:value-type="float" office:value="874.2" calcext:value-type="float">
            <text:p>874.2</text:p>
          </table:table-cell>
          <table:table-cell office:value-type="float" office:value="867.8" calcext:value-type="float">
            <text:p>867.8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847.7" calcext:value-type="float">
            <text:p>847.7</text:p>
          </table:table-cell>
          <table:table-cell office:value-type="float" office:value="877.2" calcext:value-type="float">
            <text:p>877.2</text:p>
          </table:table-cell>
          <table:table-cell office:value-type="float" office:value="862.4" calcext:value-type="float">
            <text:p>862.4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848.14" calcext:value-type="float">
            <text:p>848.14</text:p>
          </table:table-cell>
          <table:table-cell office:value-type="float" office:value="860.6" calcext:value-type="float">
            <text:p>860.6</text:p>
          </table:table-cell>
          <table:table-cell table:number-columns-repeated="2"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848.58" calcext:value-type="float">
            <text:p>848.58</text:p>
          </table:table-cell>
          <table:table-cell office:value-type="float" office:value="864.2" calcext:value-type="float">
            <text:p>864.2</text:p>
          </table:table-cell>
          <table:table-cell office:value-type="float" office:value="862.2" calcext:value-type="float">
            <text:p>862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849.02" calcext:value-type="float">
            <text:p>849.02</text:p>
          </table:table-cell>
          <table:table-cell office:value-type="float" office:value="860.6" calcext:value-type="float">
            <text:p>860.6</text:p>
          </table:table-cell>
          <table:table-cell office:value-type="float" office:value="861.4" calcext:value-type="float">
            <text:p>861.4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849.46" calcext:value-type="float">
            <text:p>849.46</text:p>
          </table:table-cell>
          <table:table-cell office:value-type="float" office:value="860" calcext:value-type="float">
            <text:p>860</text:p>
          </table:table-cell>
          <table:table-cell office:value-type="float" office:value="869" calcext:value-type="float">
            <text:p>869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849.9" calcext:value-type="float">
            <text:p>849.9</text:p>
          </table:table-cell>
          <table:table-cell office:value-type="float" office:value="870" calcext:value-type="float">
            <text:p>870</text:p>
          </table:table-cell>
          <table:table-cell office:value-type="float" office:value="861.8" calcext:value-type="float">
            <text:p>861.8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850.33" calcext:value-type="float">
            <text:p>850.33</text:p>
          </table:table-cell>
          <table:table-cell office:value-type="float" office:value="897.4" calcext:value-type="float">
            <text:p>897.4</text:p>
          </table:table-cell>
          <table:table-cell office:value-type="float" office:value="958.4" calcext:value-type="float">
            <text:p>958.4</text:p>
          </table:table-cell>
          <table:table-cell office:value-type="float" office:value="918.2" calcext:value-type="float">
            <text:p>918.2</text:p>
          </table:table-cell>
        </table:table-row>
        <table:table-row table:style-name="ro1">
          <table:table-cell office:value-type="float" office:value="850.77" calcext:value-type="float">
            <text:p>850.77</text:p>
          </table:table-cell>
          <table:table-cell office:value-type="float" office:value="857.2" calcext:value-type="float">
            <text:p>857.2</text:p>
          </table:table-cell>
          <table:table-cell office:value-type="float" office:value="884.2" calcext:value-type="float">
            <text:p>884.2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51.21" calcext:value-type="float">
            <text:p>851.21</text:p>
          </table:table-cell>
          <table:table-cell office:value-type="float" office:value="884" calcext:value-type="float">
            <text:p>884</text:p>
          </table:table-cell>
          <table:table-cell office:value-type="float" office:value="857.4" calcext:value-type="float">
            <text:p>857.4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851.65" calcext:value-type="float">
            <text:p>851.65</text:p>
          </table:table-cell>
          <table:table-cell office:value-type="float" office:value="921.4" calcext:value-type="float">
            <text:p>921.4</text:p>
          </table:table-cell>
          <table:table-cell office:value-type="float" office:value="857.2" calcext:value-type="float">
            <text:p>857.2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852.09" calcext:value-type="float">
            <text:p>852.09</text:p>
          </table:table-cell>
          <table:table-cell office:value-type="float" office:value="937" calcext:value-type="float">
            <text:p>937</text:p>
          </table:table-cell>
          <table:table-cell office:value-type="float" office:value="864.2" calcext:value-type="float">
            <text:p>864.2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852.53" calcext:value-type="float">
            <text:p>852.53</text:p>
          </table:table-cell>
          <table:table-cell office:value-type="float" office:value="949.4" calcext:value-type="float">
            <text:p>949.4</text:p>
          </table:table-cell>
          <table:table-cell office:value-type="float" office:value="853.8" calcext:value-type="float">
            <text:p>853.8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852.97" calcext:value-type="float">
            <text:p>852.97</text:p>
          </table:table-cell>
          <table:table-cell office:value-type="float" office:value="912.8" calcext:value-type="float">
            <text:p>912.8</text:p>
          </table:table-cell>
          <table:table-cell office:value-type="float" office:value="858.8" calcext:value-type="float">
            <text:p>858.8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853.41" calcext:value-type="float">
            <text:p>853.41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53.84" calcext:value-type="float">
            <text:p>853.84</text:p>
          </table:table-cell>
          <table:table-cell office:value-type="float" office:value="880.8" calcext:value-type="float">
            <text:p>880.8</text:p>
          </table:table-cell>
          <table:table-cell office:value-type="float" office:value="868.8" calcext:value-type="float">
            <text:p>868.8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854.28" calcext:value-type="float">
            <text:p>854.28</text:p>
          </table:table-cell>
          <table:table-cell office:value-type="float" office:value="876.8" calcext:value-type="float">
            <text:p>876.8</text:p>
          </table:table-cell>
          <table:table-cell office:value-type="float" office:value="864" calcext:value-type="float">
            <text:p>864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854.72" calcext:value-type="float">
            <text:p>854.72</text:p>
          </table:table-cell>
          <table:table-cell office:value-type="float" office:value="865.2" calcext:value-type="float">
            <text:p>865.2</text:p>
          </table:table-cell>
          <table:table-cell office:value-type="float" office:value="863.8" calcext:value-type="float">
            <text:p>863.8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855.16" calcext:value-type="float">
            <text:p>855.16</text:p>
          </table:table-cell>
          <table:table-cell office:value-type="float" office:value="868.2" calcext:value-type="float">
            <text:p>868.2</text:p>
          </table:table-cell>
          <table:table-cell office:value-type="float" office:value="861.8" calcext:value-type="float">
            <text:p>861.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55.6" calcext:value-type="float">
            <text:p>855.6</text:p>
          </table:table-cell>
          <table:table-cell office:value-type="float" office:value="866" calcext:value-type="float">
            <text:p>866</text:p>
          </table:table-cell>
          <table:table-cell office:value-type="float" office:value="865.6" calcext:value-type="float">
            <text:p>865.6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856.04" calcext:value-type="float">
            <text:p>856.04</text:p>
          </table:table-cell>
          <table:table-cell office:value-type="float" office:value="862.4" calcext:value-type="float">
            <text:p>862.4</text:p>
          </table:table-cell>
          <table:table-cell office:value-type="float" office:value="873.4" calcext:value-type="float">
            <text:p>873.4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856.48" calcext:value-type="float">
            <text:p>856.48</text:p>
          </table:table-cell>
          <table:table-cell office:value-type="float" office:value="864.2" calcext:value-type="float">
            <text:p>864.2</text:p>
          </table:table-cell>
          <table:table-cell office:value-type="float" office:value="862.4" calcext:value-type="float">
            <text:p>862.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56.91" calcext:value-type="float">
            <text:p>856.91</text:p>
          </table:table-cell>
          <table:table-cell office:value-type="float" office:value="874.6" calcext:value-type="float">
            <text:p>874.6</text:p>
          </table:table-cell>
          <table:table-cell office:value-type="float" office:value="864.4" calcext:value-type="float">
            <text:p>864.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57.35" calcext:value-type="float">
            <text:p>857.35</text:p>
          </table:table-cell>
          <table:table-cell office:value-type="float" office:value="861.8" calcext:value-type="float">
            <text:p>861.8</text:p>
          </table:table-cell>
          <table:table-cell office:value-type="float" office:value="869.6" calcext:value-type="float">
            <text:p>869.6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857.79" calcext:value-type="float">
            <text:p>857.79</text:p>
          </table:table-cell>
          <table:table-cell office:value-type="float" office:value="863" calcext:value-type="float">
            <text:p>863</text:p>
          </table:table-cell>
          <table:table-cell office:value-type="float" office:value="860.6" calcext:value-type="float">
            <text:p>860.6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858.23" calcext:value-type="float">
            <text:p>858.23</text:p>
          </table:table-cell>
          <table:table-cell office:value-type="float" office:value="869.4" calcext:value-type="float">
            <text:p>869.4</text:p>
          </table:table-cell>
          <table:table-cell office:value-type="float" office:value="856.8" calcext:value-type="float">
            <text:p>856.8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858.67" calcext:value-type="float">
            <text:p>858.67</text:p>
          </table:table-cell>
          <table:table-cell office:value-type="float" office:value="855.6" calcext:value-type="float">
            <text:p>855.6</text:p>
          </table:table-cell>
          <table:table-cell office:value-type="float" office:value="869.6" calcext:value-type="float">
            <text:p>869.6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859.11" calcext:value-type="float">
            <text:p>859.11</text:p>
          </table:table-cell>
          <table:table-cell office:value-type="float" office:value="862.4" calcext:value-type="float">
            <text:p>862.4</text:p>
          </table:table-cell>
          <table:table-cell office:value-type="float" office:value="856" calcext:value-type="float">
            <text:p>85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59.55" calcext:value-type="float">
            <text:p>859.55</text:p>
          </table:table-cell>
          <table:table-cell office:value-type="float" office:value="870.4" calcext:value-type="float">
            <text:p>870.4</text:p>
          </table:table-cell>
          <table:table-cell office:value-type="float" office:value="857" calcext:value-type="float">
            <text:p>857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859.98" calcext:value-type="float">
            <text:p>859.98</text:p>
          </table:table-cell>
          <table:table-cell office:value-type="float" office:value="857.2" calcext:value-type="float">
            <text:p>857.2</text:p>
          </table:table-cell>
          <table:table-cell office:value-type="float" office:value="883" calcext:value-type="float">
            <text:p>883</text:p>
          </table:table-cell>
          <table:table-cell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860.42" calcext:value-type="float">
            <text:p>860.42</text:p>
          </table:table-cell>
          <table:table-cell office:value-type="float" office:value="870.6" calcext:value-type="float">
            <text:p>870.6</text:p>
          </table:table-cell>
          <table:table-cell office:value-type="float" office:value="863.8" calcext:value-type="float">
            <text:p>863.8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860.86" calcext:value-type="float">
            <text:p>860.86</text:p>
          </table:table-cell>
          <table:table-cell office:value-type="float" office:value="876.8" calcext:value-type="float">
            <text:p>876.8</text:p>
          </table:table-cell>
          <table:table-cell office:value-type="float" office:value="862.4" calcext:value-type="float">
            <text:p>862.4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861.3" calcext:value-type="float">
            <text:p>861.3</text:p>
          </table:table-cell>
          <table:table-cell office:value-type="float" office:value="857.8" calcext:value-type="float">
            <text:p>857.8</text:p>
          </table:table-cell>
          <table:table-cell office:value-type="float" office:value="869" calcext:value-type="float">
            <text:p>86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61.74" calcext:value-type="float">
            <text:p>861.74</text:p>
          </table:table-cell>
          <table:table-cell table:number-columns-repeated="2" office:value-type="float" office:value="858.8" calcext:value-type="float">
            <text:p>858.8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862.17" calcext:value-type="float">
            <text:p>862.17</text:p>
          </table:table-cell>
          <table:table-cell office:value-type="float" office:value="879.2" calcext:value-type="float">
            <text:p>879.2</text:p>
          </table:table-cell>
          <table:table-cell office:value-type="float" office:value="858.4" calcext:value-type="float">
            <text:p>858.4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862.61" calcext:value-type="float">
            <text:p>862.61</text:p>
          </table:table-cell>
          <table:table-cell office:value-type="float" office:value="857.2" calcext:value-type="float">
            <text:p>857.2</text:p>
          </table:table-cell>
          <table:table-cell office:value-type="float" office:value="878" calcext:value-type="float">
            <text:p>87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63.05" calcext:value-type="float">
            <text:p>863.05</text:p>
          </table:table-cell>
          <table:table-cell office:value-type="float" office:value="859.2" calcext:value-type="float">
            <text:p>859.2</text:p>
          </table:table-cell>
          <table:table-cell office:value-type="float" office:value="858.6" calcext:value-type="float">
            <text:p>858.6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863.49" calcext:value-type="float">
            <text:p>863.49</text:p>
          </table:table-cell>
          <table:table-cell office:value-type="float" office:value="871.6" calcext:value-type="float">
            <text:p>871.6</text:p>
          </table:table-cell>
          <table:table-cell office:value-type="float" office:value="857" calcext:value-type="float">
            <text:p>857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863.93" calcext:value-type="float">
            <text:p>863.93</text:p>
          </table:table-cell>
          <table:table-cell office:value-type="float" office:value="871.6" calcext:value-type="float">
            <text:p>871.6</text:p>
          </table:table-cell>
          <table:table-cell office:value-type="float" office:value="874.4" calcext:value-type="float">
            <text:p>874.4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864.36" calcext:value-type="float">
            <text:p>864.36</text:p>
          </table:table-cell>
          <table:table-cell office:value-type="float" office:value="867.2" calcext:value-type="float">
            <text:p>867.2</text:p>
          </table:table-cell>
          <table:table-cell office:value-type="float" office:value="853.6" calcext:value-type="float">
            <text:p>853.6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864.8" calcext:value-type="float">
            <text:p>864.8</text:p>
          </table:table-cell>
          <table:table-cell office:value-type="float" office:value="874.2" calcext:value-type="float">
            <text:p>874.2</text:p>
          </table:table-cell>
          <table:table-cell office:value-type="float" office:value="866.4" calcext:value-type="float">
            <text:p>866.4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865.24" calcext:value-type="float">
            <text:p>865.24</text:p>
          </table:table-cell>
          <table:table-cell office:value-type="float" office:value="861.4" calcext:value-type="float">
            <text:p>861.4</text:p>
          </table:table-cell>
          <table:table-cell office:value-type="float" office:value="873.2" calcext:value-type="float">
            <text:p>873.2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865.68" calcext:value-type="float">
            <text:p>865.68</text:p>
          </table:table-cell>
          <table:table-cell office:value-type="float" office:value="868.2" calcext:value-type="float">
            <text:p>868.2</text:p>
          </table:table-cell>
          <table:table-cell office:value-type="float" office:value="853.6" calcext:value-type="float">
            <text:p>853.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66.12" calcext:value-type="float">
            <text:p>866.12</text:p>
          </table:table-cell>
          <table:table-cell office:value-type="float" office:value="877.6" calcext:value-type="float">
            <text:p>877.6</text:p>
          </table:table-cell>
          <table:table-cell office:value-type="float" office:value="861.8" calcext:value-type="float">
            <text:p>861.8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866.55" calcext:value-type="float">
            <text:p>866.55</text:p>
          </table:table-cell>
          <table:table-cell office:value-type="float" office:value="873.4" calcext:value-type="float">
            <text:p>873.4</text:p>
          </table:table-cell>
          <table:table-cell office:value-type="float" office:value="868.8" calcext:value-type="float">
            <text:p>868.8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866.99" calcext:value-type="float">
            <text:p>866.99</text:p>
          </table:table-cell>
          <table:table-cell office:value-type="float" office:value="884.4" calcext:value-type="float">
            <text:p>884.4</text:p>
          </table:table-cell>
          <table:table-cell office:value-type="float" office:value="863.4" calcext:value-type="float">
            <text:p>863.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67.43" calcext:value-type="float">
            <text:p>867.43</text:p>
          </table:table-cell>
          <table:table-cell office:value-type="float" office:value="892" calcext:value-type="float">
            <text:p>892</text:p>
          </table:table-cell>
          <table:table-cell office:value-type="float" office:value="855" calcext:value-type="float">
            <text:p>855</text:p>
          </table:table-cell>
          <table:table-cell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867.87" calcext:value-type="float">
            <text:p>867.87</text:p>
          </table:table-cell>
          <table:table-cell office:value-type="float" office:value="867.2" calcext:value-type="float">
            <text:p>867.2</text:p>
          </table:table-cell>
          <table:table-cell office:value-type="float" office:value="868.2" calcext:value-type="float">
            <text:p>868.2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868.31" calcext:value-type="float">
            <text:p>868.31</text:p>
          </table:table-cell>
          <table:table-cell office:value-type="float" office:value="870.4" calcext:value-type="float">
            <text:p>870.4</text:p>
          </table:table-cell>
          <table:table-cell office:value-type="float" office:value="855" calcext:value-type="float">
            <text:p>855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868.74" calcext:value-type="float">
            <text:p>868.74</text:p>
          </table:table-cell>
          <table:table-cell office:value-type="float" office:value="869.2" calcext:value-type="float">
            <text:p>869.2</text:p>
          </table:table-cell>
          <table:table-cell office:value-type="float" office:value="858.8" calcext:value-type="float">
            <text:p>858.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69.18" calcext:value-type="float">
            <text:p>869.18</text:p>
          </table:table-cell>
          <table:table-cell office:value-type="float" office:value="868.2" calcext:value-type="float">
            <text:p>868.2</text:p>
          </table:table-cell>
          <table:table-cell office:value-type="float" office:value="871.8" calcext:value-type="float">
            <text:p>871.8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869.62" calcext:value-type="float">
            <text:p>869.62</text:p>
          </table:table-cell>
          <table:table-cell office:value-type="float" office:value="861.4" calcext:value-type="float">
            <text:p>861.4</text:p>
          </table:table-cell>
          <table:table-cell office:value-type="float" office:value="864" calcext:value-type="float">
            <text:p>864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870.06" calcext:value-type="float">
            <text:p>870.06</text:p>
          </table:table-cell>
          <table:table-cell office:value-type="float" office:value="880.6" calcext:value-type="float">
            <text:p>880.6</text:p>
          </table:table-cell>
          <table:table-cell office:value-type="float" office:value="866.4" calcext:value-type="float">
            <text:p>866.4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870.49" calcext:value-type="float">
            <text:p>870.49</text:p>
          </table:table-cell>
          <table:table-cell office:value-type="float" office:value="865.4" calcext:value-type="float">
            <text:p>865.4</text:p>
          </table:table-cell>
          <table:table-cell office:value-type="float" office:value="865.8" calcext:value-type="float">
            <text:p>865.8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870.93" calcext:value-type="float">
            <text:p>870.93</text:p>
          </table:table-cell>
          <table:table-cell office:value-type="float" office:value="858.2" calcext:value-type="float">
            <text:p>858.2</text:p>
          </table:table-cell>
          <table:table-cell office:value-type="float" office:value="851.4" calcext:value-type="float">
            <text:p>851.4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871.37" calcext:value-type="float">
            <text:p>871.37</text:p>
          </table:table-cell>
          <table:table-cell office:value-type="float" office:value="866.4" calcext:value-type="float">
            <text:p>866.4</text:p>
          </table:table-cell>
          <table:table-cell office:value-type="float" office:value="862" calcext:value-type="float">
            <text:p>862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871.81" calcext:value-type="float">
            <text:p>871.81</text:p>
          </table:table-cell>
          <table:table-cell office:value-type="float" office:value="859" calcext:value-type="float">
            <text:p>859</text:p>
          </table:table-cell>
          <table:table-cell office:value-type="float" office:value="868.2" calcext:value-type="float">
            <text:p>868.2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872.24" calcext:value-type="float">
            <text:p>872.24</text:p>
          </table:table-cell>
          <table:table-cell office:value-type="float" office:value="860.6" calcext:value-type="float">
            <text:p>860.6</text:p>
          </table:table-cell>
          <table:table-cell office:value-type="float" office:value="863.2" calcext:value-type="float">
            <text:p>863.2</text:p>
          </table:table-cell>
          <table:table-cell office:value-type="float" office:value="875.4" calcext:value-type="float">
            <text:p>875.4</text:p>
          </table:table-cell>
        </table:table-row>
        <table:table-row table:style-name="ro1">
          <table:table-cell office:value-type="float" office:value="872.68" calcext:value-type="float">
            <text:p>872.68</text:p>
          </table:table-cell>
          <table:table-cell office:value-type="float" office:value="868.6" calcext:value-type="float">
            <text:p>868.6</text:p>
          </table:table-cell>
          <table:table-cell office:value-type="float" office:value="862.4" calcext:value-type="float">
            <text:p>862.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73.12" calcext:value-type="float">
            <text:p>873.12</text:p>
          </table:table-cell>
          <table:table-cell office:value-type="float" office:value="860.4" calcext:value-type="float">
            <text:p>860.4</text:p>
          </table:table-cell>
          <table:table-cell office:value-type="float" office:value="872.6" calcext:value-type="float">
            <text:p>872.6</text:p>
          </table:table-cell>
          <table:table-cell office:value-type="float" office:value="862.6" calcext:value-type="float">
            <text:p>862.6</text:p>
          </table:table-cell>
        </table:table-row>
        <table:table-row table:style-name="ro1">
          <table:table-cell office:value-type="float" office:value="873.56" calcext:value-type="float">
            <text:p>873.56</text:p>
          </table:table-cell>
          <table:table-cell office:value-type="float" office:value="860.2" calcext:value-type="float">
            <text:p>860.2</text:p>
          </table:table-cell>
          <table:table-cell office:value-type="float" office:value="852" calcext:value-type="float">
            <text:p>85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873.99" calcext:value-type="float">
            <text:p>873.99</text:p>
          </table:table-cell>
          <table:table-cell office:value-type="float" office:value="868.8" calcext:value-type="float">
            <text:p>868.8</text:p>
          </table:table-cell>
          <table:table-cell office:value-type="float" office:value="853.6" calcext:value-type="float">
            <text:p>853.6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874.43" calcext:value-type="float">
            <text:p>874.43</text:p>
          </table:table-cell>
          <table:table-cell office:value-type="float" office:value="858.6" calcext:value-type="float">
            <text:p>858.6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4.87" calcext:value-type="float">
            <text:p>874.87</text:p>
          </table:table-cell>
          <table:table-cell office:value-type="float" office:value="860.2" calcext:value-type="float">
            <text:p>860.2</text:p>
          </table:table-cell>
          <table:table-cell office:value-type="float" office:value="864.4" calcext:value-type="float">
            <text:p>864.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75.31" calcext:value-type="float">
            <text:p>875.31</text:p>
          </table:table-cell>
          <table:table-cell office:value-type="float" office:value="869.6" calcext:value-type="float">
            <text:p>869.6</text:p>
          </table:table-cell>
          <table:table-cell office:value-type="float" office:value="858.2" calcext:value-type="float">
            <text:p>858.2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875.74" calcext:value-type="float">
            <text:p>875.74</text:p>
          </table:table-cell>
          <table:table-cell office:value-type="float" office:value="864.2" calcext:value-type="float">
            <text:p>864.2</text:p>
          </table:table-cell>
          <table:table-cell office:value-type="float" office:value="863.8" calcext:value-type="float">
            <text:p>863.8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876.18" calcext:value-type="float">
            <text:p>876.18</text:p>
          </table:table-cell>
          <table:table-cell office:value-type="float" office:value="876.8" calcext:value-type="float">
            <text:p>876.8</text:p>
          </table:table-cell>
          <table:table-cell office:value-type="float" office:value="892.2" calcext:value-type="float">
            <text:p>892.2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876.62" calcext:value-type="float">
            <text:p>876.62</text:p>
          </table:table-cell>
          <table:table-cell office:value-type="float" office:value="871.4" calcext:value-type="float">
            <text:p>871.4</text:p>
          </table:table-cell>
          <table:table-cell office:value-type="float" office:value="856.4" calcext:value-type="float">
            <text:p>856.4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877.06" calcext:value-type="float">
            <text:p>877.06</text:p>
          </table:table-cell>
          <table:table-cell office:value-type="float" office:value="866" calcext:value-type="float">
            <text:p>866</text:p>
          </table:table-cell>
          <table:table-cell office:value-type="float" office:value="870.6" calcext:value-type="float">
            <text:p>870.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77.49" calcext:value-type="float">
            <text:p>877.49</text:p>
          </table:table-cell>
          <table:table-cell office:value-type="float" office:value="863.6" calcext:value-type="float">
            <text:p>863.6</text:p>
          </table:table-cell>
          <table:table-cell office:value-type="float" office:value="863.8" calcext:value-type="float">
            <text:p>863.8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877.93" calcext:value-type="float">
            <text:p>877.93</text:p>
          </table:table-cell>
          <table:table-cell office:value-type="float" office:value="860.8" calcext:value-type="float">
            <text:p>860.8</text:p>
          </table:table-cell>
          <table:table-cell office:value-type="float" office:value="859" calcext:value-type="float">
            <text:p>859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878.37" calcext:value-type="float">
            <text:p>878.37</text:p>
          </table:table-cell>
          <table:table-cell office:value-type="float" office:value="858.6" calcext:value-type="float">
            <text:p>858.6</text:p>
          </table:table-cell>
          <table:table-cell office:value-type="float" office:value="852.8" calcext:value-type="float">
            <text:p>852.8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878.81" calcext:value-type="float">
            <text:p>878.81</text:p>
          </table:table-cell>
          <table:table-cell office:value-type="float" office:value="867" calcext:value-type="float">
            <text:p>867</text:p>
          </table:table-cell>
          <table:table-cell office:value-type="float" office:value="862.6" calcext:value-type="float">
            <text:p>862.6</text:p>
          </table:table-cell>
          <table:table-cell office:value-type="float" office:value="875.8" calcext:value-type="float">
            <text:p>875.8</text:p>
          </table:table-cell>
        </table:table-row>
        <table:table-row table:style-name="ro1">
          <table:table-cell office:value-type="float" office:value="879.24" calcext:value-type="float">
            <text:p>879.24</text:p>
          </table:table-cell>
          <table:table-cell office:value-type="float" office:value="867.4" calcext:value-type="float">
            <text:p>867.4</text:p>
          </table:table-cell>
          <table:table-cell office:value-type="float" office:value="866.4" calcext:value-type="float">
            <text:p>866.4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879.68" calcext:value-type="float">
            <text:p>879.68</text:p>
          </table:table-cell>
          <table:table-cell office:value-type="float" office:value="856.2" calcext:value-type="float">
            <text:p>856.2</text:p>
          </table:table-cell>
          <table:table-cell office:value-type="float" office:value="872" calcext:value-type="float">
            <text:p>87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80.12" calcext:value-type="float">
            <text:p>880.12</text:p>
          </table:table-cell>
          <table:table-cell office:value-type="float" office:value="862.2" calcext:value-type="float">
            <text:p>862.2</text:p>
          </table:table-cell>
          <table:table-cell office:value-type="float" office:value="859.2" calcext:value-type="float">
            <text:p>859.2</text:p>
          </table:table-cell>
          <table:table-cell office:value-type="float" office:value="876.8" calcext:value-type="float">
            <text:p>876.8</text:p>
          </table:table-cell>
        </table:table-row>
        <table:table-row table:style-name="ro1">
          <table:table-cell office:value-type="float" office:value="880.55" calcext:value-type="float">
            <text:p>880.55</text:p>
          </table:table-cell>
          <table:table-cell office:value-type="float" office:value="876.8" calcext:value-type="float">
            <text:p>876.8</text:p>
          </table:table-cell>
          <table:table-cell office:value-type="float" office:value="858.8" calcext:value-type="float">
            <text:p>858.8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880.99" calcext:value-type="float">
            <text:p>880.99</text:p>
          </table:table-cell>
          <table:table-cell office:value-type="float" office:value="859.2" calcext:value-type="float">
            <text:p>859.2</text:p>
          </table:table-cell>
          <table:table-cell office:value-type="float" office:value="872" calcext:value-type="float">
            <text:p>872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881.43" calcext:value-type="float">
            <text:p>881.43</text:p>
          </table:table-cell>
          <table:table-cell office:value-type="float" office:value="870.4" calcext:value-type="float">
            <text:p>870.4</text:p>
          </table:table-cell>
          <table:table-cell office:value-type="float" office:value="861.8" calcext:value-type="float">
            <text:p>861.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81.87" calcext:value-type="float">
            <text:p>881.87</text:p>
          </table:table-cell>
          <table:table-cell office:value-type="float" office:value="873.2" calcext:value-type="float">
            <text:p>873.2</text:p>
          </table:table-cell>
          <table:table-cell office:value-type="float" office:value="861.2" calcext:value-type="float">
            <text:p>861.2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882.3" calcext:value-type="float">
            <text:p>882.3</text:p>
          </table:table-cell>
          <table:table-cell office:value-type="float" office:value="863.8" calcext:value-type="float">
            <text:p>863.8</text:p>
          </table:table-cell>
          <table:table-cell office:value-type="float" office:value="870.4" calcext:value-type="float">
            <text:p>870.4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882.74" calcext:value-type="float">
            <text:p>882.74</text:p>
          </table:table-cell>
          <table:table-cell office:value-type="float" office:value="862.2" calcext:value-type="float">
            <text:p>862.2</text:p>
          </table:table-cell>
          <table:table-cell office:value-type="float" office:value="868.6" calcext:value-type="float">
            <text:p>868.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83.18" calcext:value-type="float">
            <text:p>883.18</text:p>
          </table:table-cell>
          <table:table-cell office:value-type="float" office:value="872.8" calcext:value-type="float">
            <text:p>872.8</text:p>
          </table:table-cell>
          <table:table-cell office:value-type="float" office:value="855.8" calcext:value-type="float">
            <text:p>855.8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883.61" calcext:value-type="float">
            <text:p>883.61</text:p>
          </table:table-cell>
          <table:table-cell office:value-type="float" office:value="860.2" calcext:value-type="float">
            <text:p>860.2</text:p>
          </table:table-cell>
          <table:table-cell office:value-type="float" office:value="866.8" calcext:value-type="float">
            <text:p>866.8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884.05" calcext:value-type="float">
            <text:p>884.05</text:p>
          </table:table-cell>
          <table:table-cell office:value-type="float" office:value="853.6" calcext:value-type="float">
            <text:p>853.6</text:p>
          </table:table-cell>
          <table:table-cell office:value-type="float" office:value="863.4" calcext:value-type="float">
            <text:p>863.4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884.49" calcext:value-type="float">
            <text:p>884.49</text:p>
          </table:table-cell>
          <table:table-cell office:value-type="float" office:value="860.4" calcext:value-type="float">
            <text:p>860.4</text:p>
          </table:table-cell>
          <table:table-cell office:value-type="float" office:value="852.6" calcext:value-type="float">
            <text:p>852.6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884.92" calcext:value-type="float">
            <text:p>884.92</text:p>
          </table:table-cell>
          <table:table-cell office:value-type="float" office:value="865.4" calcext:value-type="float">
            <text:p>865.4</text:p>
          </table:table-cell>
          <table:table-cell office:value-type="float" office:value="873.8" calcext:value-type="float">
            <text:p>873.8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885.36" calcext:value-type="float">
            <text:p>885.36</text:p>
          </table:table-cell>
          <table:table-cell office:value-type="float" office:value="868.2" calcext:value-type="float">
            <text:p>868.2</text:p>
          </table:table-cell>
          <table:table-cell office:value-type="float" office:value="861.8" calcext:value-type="float">
            <text:p>861.8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885.8" calcext:value-type="float">
            <text:p>885.8</text:p>
          </table:table-cell>
          <table:table-cell office:value-type="float" office:value="873.6" calcext:value-type="float">
            <text:p>873.6</text:p>
          </table:table-cell>
          <table:table-cell office:value-type="float" office:value="866.4" calcext:value-type="float">
            <text:p>866.4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886.23" calcext:value-type="float">
            <text:p>886.23</text:p>
          </table:table-cell>
          <table:table-cell office:value-type="float" office:value="854.4" calcext:value-type="float">
            <text:p>854.4</text:p>
          </table:table-cell>
          <table:table-cell office:value-type="float" office:value="862" calcext:value-type="float">
            <text:p>86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86.67" calcext:value-type="float">
            <text:p>886.67</text:p>
          </table:table-cell>
          <table:table-cell office:value-type="float" office:value="861.6" calcext:value-type="float">
            <text:p>861.6</text:p>
          </table:table-cell>
          <table:table-cell office:value-type="float" office:value="871.2" calcext:value-type="float">
            <text:p>871.2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887.11" calcext:value-type="float">
            <text:p>887.11</text:p>
          </table:table-cell>
          <table:table-cell office:value-type="float" office:value="866.8" calcext:value-type="float">
            <text:p>866.8</text:p>
          </table:table-cell>
          <table:table-cell office:value-type="float" office:value="864.2" calcext:value-type="float">
            <text:p>864.2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887.54" calcext:value-type="float">
            <text:p>887.54</text:p>
          </table:table-cell>
          <table:table-cell office:value-type="float" office:value="860.2" calcext:value-type="float">
            <text:p>860.2</text:p>
          </table:table-cell>
          <table:table-cell office:value-type="float" office:value="868.8" calcext:value-type="float">
            <text:p>868.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87.98" calcext:value-type="float">
            <text:p>887.98</text:p>
          </table:table-cell>
          <table:table-cell office:value-type="float" office:value="862.6" calcext:value-type="float">
            <text:p>862.6</text:p>
          </table:table-cell>
          <table:table-cell office:value-type="float" office:value="862.2" calcext:value-type="float">
            <text:p>862.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88.42" calcext:value-type="float">
            <text:p>888.42</text:p>
          </table:table-cell>
          <table:table-cell office:value-type="float" office:value="874.6" calcext:value-type="float">
            <text:p>874.6</text:p>
          </table:table-cell>
          <table:table-cell office:value-type="float" office:value="863.8" calcext:value-type="float">
            <text:p>863.8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888.85" calcext:value-type="float">
            <text:p>888.85</text:p>
          </table:table-cell>
          <table:table-cell office:value-type="float" office:value="858.2" calcext:value-type="float">
            <text:p>858.2</text:p>
          </table:table-cell>
          <table:table-cell office:value-type="float" office:value="862.4" calcext:value-type="float">
            <text:p>862.4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889.29" calcext:value-type="float">
            <text:p>889.29</text:p>
          </table:table-cell>
          <table:table-cell office:value-type="float" office:value="868" calcext:value-type="float">
            <text:p>868</text:p>
          </table:table-cell>
          <table:table-cell office:value-type="float" office:value="915" calcext:value-type="float">
            <text:p>91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89.73" calcext:value-type="float">
            <text:p>889.73</text:p>
          </table:table-cell>
          <table:table-cell office:value-type="float" office:value="879.8" calcext:value-type="float">
            <text:p>879.8</text:p>
          </table:table-cell>
          <table:table-cell office:value-type="float" office:value="870.2" calcext:value-type="float">
            <text:p>870.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90.16" calcext:value-type="float">
            <text:p>890.16</text:p>
          </table:table-cell>
          <table:table-cell office:value-type="float" office:value="862" calcext:value-type="float">
            <text:p>862</text:p>
          </table:table-cell>
          <table:table-cell office:value-type="float" office:value="870.8" calcext:value-type="float">
            <text:p>870.8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float" office:value="890.6" calcext:value-type="float">
            <text:p>890.6</text:p>
          </table:table-cell>
          <table:table-cell office:value-type="float" office:value="864.2" calcext:value-type="float">
            <text:p>864.2</text:p>
          </table:table-cell>
          <table:table-cell office:value-type="float" office:value="859.8" calcext:value-type="float">
            <text:p>859.8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891.04" calcext:value-type="float">
            <text:p>891.04</text:p>
          </table:table-cell>
          <table:table-cell office:value-type="float" office:value="879.8" calcext:value-type="float">
            <text:p>879.8</text:p>
          </table:table-cell>
          <table:table-cell office:value-type="float" office:value="855.2" calcext:value-type="float">
            <text:p>855.2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891.47" calcext:value-type="float">
            <text:p>891.47</text:p>
          </table:table-cell>
          <table:table-cell office:value-type="float" office:value="866.6" calcext:value-type="float">
            <text:p>866.6</text:p>
          </table:table-cell>
          <table:table-cell office:value-type="float" office:value="870.8" calcext:value-type="float">
            <text:p>870.8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891.91" calcext:value-type="float">
            <text:p>891.91</text:p>
          </table:table-cell>
          <table:table-cell office:value-type="float" office:value="861" calcext:value-type="float">
            <text:p>861</text:p>
          </table:table-cell>
          <table:table-cell office:value-type="float" office:value="863.8" calcext:value-type="float">
            <text:p>863.8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892.35" calcext:value-type="float">
            <text:p>892.35</text:p>
          </table:table-cell>
          <table:table-cell office:value-type="float" office:value="871.6" calcext:value-type="float">
            <text:p>871.6</text:p>
          </table:table-cell>
          <table:table-cell office:value-type="float" office:value="861.4" calcext:value-type="float">
            <text:p>861.4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892.78" calcext:value-type="float">
            <text:p>892.78</text:p>
          </table:table-cell>
          <table:table-cell office:value-type="float" office:value="860.2" calcext:value-type="float">
            <text:p>860.2</text:p>
          </table:table-cell>
          <table:table-cell office:value-type="float" office:value="863.4" calcext:value-type="float">
            <text:p>863.4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893.22" calcext:value-type="float">
            <text:p>893.22</text:p>
          </table:table-cell>
          <table:table-cell office:value-type="float" office:value="866" calcext:value-type="float">
            <text:p>866</text:p>
          </table:table-cell>
          <table:table-cell office:value-type="float" office:value="866.4" calcext:value-type="float">
            <text:p>866.4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float" office:value="893.65" calcext:value-type="float">
            <text:p>893.65</text:p>
          </table:table-cell>
          <table:table-cell office:value-type="float" office:value="873" calcext:value-type="float">
            <text:p>873</text:p>
          </table:table-cell>
          <table:table-cell office:value-type="float" office:value="873.8" calcext:value-type="float">
            <text:p>873.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94.09" calcext:value-type="float">
            <text:p>894.09</text:p>
          </table:table-cell>
          <table:table-cell office:value-type="float" office:value="861.2" calcext:value-type="float">
            <text:p>861.2</text:p>
          </table:table-cell>
          <table:table-cell office:value-type="float" office:value="867.4" calcext:value-type="float">
            <text:p>867.4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894.53" calcext:value-type="float">
            <text:p>894.53</text:p>
          </table:table-cell>
          <table:table-cell office:value-type="float" office:value="861.4" calcext:value-type="float">
            <text:p>861.4</text:p>
          </table:table-cell>
          <table:table-cell office:value-type="float" office:value="863" calcext:value-type="float">
            <text:p>86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94.96" calcext:value-type="float">
            <text:p>894.96</text:p>
          </table:table-cell>
          <table:table-cell office:value-type="float" office:value="873.4" calcext:value-type="float">
            <text:p>873.4</text:p>
          </table:table-cell>
          <table:table-cell office:value-type="float" office:value="863.2" calcext:value-type="float">
            <text:p>863.2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895.4" calcext:value-type="float">
            <text:p>895.4</text:p>
          </table:table-cell>
          <table:table-cell office:value-type="float" office:value="867" calcext:value-type="float">
            <text:p>867</text:p>
          </table:table-cell>
          <table:table-cell office:value-type="float" office:value="868.6" calcext:value-type="float">
            <text:p>868.6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895.84" calcext:value-type="float">
            <text:p>895.84</text:p>
          </table:table-cell>
          <table:table-cell office:value-type="float" office:value="873.2" calcext:value-type="float">
            <text:p>873.2</text:p>
          </table:table-cell>
          <table:table-cell office:value-type="float" office:value="869.8" calcext:value-type="float">
            <text:p>869.8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896.27" calcext:value-type="float">
            <text:p>896.27</text:p>
          </table:table-cell>
          <table:table-cell office:value-type="float" office:value="871.8" calcext:value-type="float">
            <text:p>871.8</text:p>
          </table:table-cell>
          <table:table-cell office:value-type="float" office:value="856.4" calcext:value-type="float">
            <text:p>856.4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896.71" calcext:value-type="float">
            <text:p>896.71</text:p>
          </table:table-cell>
          <table:table-cell office:value-type="float" office:value="865.4" calcext:value-type="float">
            <text:p>865.4</text:p>
          </table:table-cell>
          <table:table-cell office:value-type="float" office:value="868.2" calcext:value-type="float">
            <text:p>868.2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897.14" calcext:value-type="float">
            <text:p>897.14</text:p>
          </table:table-cell>
          <table:table-cell office:value-type="float" office:value="857" calcext:value-type="float">
            <text:p>857</text:p>
          </table:table-cell>
          <table:table-cell office:value-type="float" office:value="862.4" calcext:value-type="float">
            <text:p>862.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97.58" calcext:value-type="float">
            <text:p>897.58</text:p>
          </table:table-cell>
          <table:table-cell office:value-type="float" office:value="869.4" calcext:value-type="float">
            <text:p>869.4</text:p>
          </table:table-cell>
          <table:table-cell office:value-type="float" office:value="856.2" calcext:value-type="float">
            <text:p>856.2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898.02" calcext:value-type="float">
            <text:p>898.02</text:p>
          </table:table-cell>
          <table:table-cell office:value-type="float" office:value="856.6" calcext:value-type="float">
            <text:p>856.6</text:p>
          </table:table-cell>
          <table:table-cell office:value-type="float" office:value="866.2" calcext:value-type="float">
            <text:p>866.2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898.45" calcext:value-type="float">
            <text:p>898.45</text:p>
          </table:table-cell>
          <table:table-cell office:value-type="float" office:value="863.8" calcext:value-type="float">
            <text:p>863.8</text:p>
          </table:table-cell>
          <table:table-cell office:value-type="float" office:value="874.6" calcext:value-type="float">
            <text:p>874.6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898.89" calcext:value-type="float">
            <text:p>898.89</text:p>
          </table:table-cell>
          <table:table-cell office:value-type="float" office:value="873" calcext:value-type="float">
            <text:p>873</text:p>
          </table:table-cell>
          <table:table-cell office:value-type="float" office:value="862" calcext:value-type="float">
            <text:p>862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899.32" calcext:value-type="float">
            <text:p>899.32</text:p>
          </table:table-cell>
          <table:table-cell office:value-type="float" office:value="858.2" calcext:value-type="float">
            <text:p>858.2</text:p>
          </table:table-cell>
          <table:table-cell office:value-type="float" office:value="866.4" calcext:value-type="float">
            <text:p>866.4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899.76" calcext:value-type="float">
            <text:p>899.76</text:p>
          </table:table-cell>
          <table:table-cell office:value-type="float" office:value="861.2" calcext:value-type="float">
            <text:p>861.2</text:p>
          </table:table-cell>
          <table:table-cell office:value-type="float" office:value="869" calcext:value-type="float">
            <text:p>869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900.2" calcext:value-type="float">
            <text:p>900.2</text:p>
          </table:table-cell>
          <table:table-cell office:value-type="float" office:value="870.4" calcext:value-type="float">
            <text:p>870.4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00.63" calcext:value-type="float">
            <text:p>900.63</text:p>
          </table:table-cell>
          <table:table-cell office:value-type="float" office:value="863.4" calcext:value-type="float">
            <text:p>863.4</text:p>
          </table:table-cell>
          <table:table-cell office:value-type="float" office:value="865.6" calcext:value-type="float">
            <text:p>865.6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901.07" calcext:value-type="float">
            <text:p>901.07</text:p>
          </table:table-cell>
          <table:table-cell office:value-type="float" office:value="850.6" calcext:value-type="float">
            <text:p>850.6</text:p>
          </table:table-cell>
          <table:table-cell office:value-type="float" office:value="867.2" calcext:value-type="float">
            <text:p>867.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01.5" calcext:value-type="float">
            <text:p>901.5</text:p>
          </table:table-cell>
          <table:table-cell office:value-type="float" office:value="864.2" calcext:value-type="float">
            <text:p>864.2</text:p>
          </table:table-cell>
          <table:table-cell office:value-type="float" office:value="856.8" calcext:value-type="float">
            <text:p>856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901.94" calcext:value-type="float">
            <text:p>901.94</text:p>
          </table:table-cell>
          <table:table-cell office:value-type="float" office:value="855.8" calcext:value-type="float">
            <text:p>855.8</text:p>
          </table:table-cell>
          <table:table-cell office:value-type="float" office:value="864.4" calcext:value-type="float">
            <text:p>864.4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902.38" calcext:value-type="float">
            <text:p>902.38</text:p>
          </table:table-cell>
          <table:table-cell office:value-type="float" office:value="860" calcext:value-type="float">
            <text:p>860</text:p>
          </table:table-cell>
          <table:table-cell office:value-type="float" office:value="864.6" calcext:value-type="float">
            <text:p>864.6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902.81" calcext:value-type="float">
            <text:p>902.81</text:p>
          </table:table-cell>
          <table:table-cell office:value-type="float" office:value="866" calcext:value-type="float">
            <text:p>866</text:p>
          </table:table-cell>
          <table:table-cell office:value-type="float" office:value="864.8" calcext:value-type="float">
            <text:p>864.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903.25" calcext:value-type="float">
            <text:p>903.25</text:p>
          </table:table-cell>
          <table:table-cell office:value-type="float" office:value="857.6" calcext:value-type="float">
            <text:p>857.6</text:p>
          </table:table-cell>
          <table:table-cell office:value-type="float" office:value="863.6" calcext:value-type="float">
            <text:p>863.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903.68" calcext:value-type="float">
            <text:p>903.68</text:p>
          </table:table-cell>
          <table:table-cell office:value-type="float" office:value="871.4" calcext:value-type="float">
            <text:p>871.4</text:p>
          </table:table-cell>
          <table:table-cell office:value-type="float" office:value="861.8" calcext:value-type="float">
            <text:p>861.8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904.12" calcext:value-type="float">
            <text:p>904.12</text:p>
          </table:table-cell>
          <table:table-cell office:value-type="float" office:value="880.6" calcext:value-type="float">
            <text:p>880.6</text:p>
          </table:table-cell>
          <table:table-cell office:value-type="float" office:value="865.6" calcext:value-type="float">
            <text:p>865.6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904.55" calcext:value-type="float">
            <text:p>904.55</text:p>
          </table:table-cell>
          <table:table-cell office:value-type="float" office:value="859.8" calcext:value-type="float">
            <text:p>859.8</text:p>
          </table:table-cell>
          <table:table-cell office:value-type="float" office:value="874.6" calcext:value-type="float">
            <text:p>874.6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904.99" calcext:value-type="float">
            <text:p>904.99</text:p>
          </table:table-cell>
          <table:table-cell office:value-type="float" office:value="854.8" calcext:value-type="float">
            <text:p>854.8</text:p>
          </table:table-cell>
          <table:table-cell office:value-type="float" office:value="876.6" calcext:value-type="float">
            <text:p>876.6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905.43" calcext:value-type="float">
            <text:p>905.43</text:p>
          </table:table-cell>
          <table:table-cell office:value-type="float" office:value="869.8" calcext:value-type="float">
            <text:p>869.8</text:p>
          </table:table-cell>
          <table:table-cell office:value-type="float" office:value="847.4" calcext:value-type="float">
            <text:p>847.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05.86" calcext:value-type="float">
            <text:p>905.86</text:p>
          </table:table-cell>
          <table:table-cell office:value-type="float" office:value="871" calcext:value-type="float">
            <text:p>871</text:p>
          </table:table-cell>
          <table:table-cell office:value-type="float" office:value="880.8" calcext:value-type="float">
            <text:p>880.8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906.3" calcext:value-type="float">
            <text:p>906.3</text:p>
          </table:table-cell>
          <table:table-cell office:value-type="float" office:value="863.6" calcext:value-type="float">
            <text:p>863.6</text:p>
          </table:table-cell>
          <table:table-cell office:value-type="float" office:value="867.4" calcext:value-type="float">
            <text:p>867.4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float" office:value="906.73" calcext:value-type="float">
            <text:p>906.73</text:p>
          </table:table-cell>
          <table:table-cell office:value-type="float" office:value="867.8" calcext:value-type="float">
            <text:p>867.8</text:p>
          </table:table-cell>
          <table:table-cell office:value-type="float" office:value="855" calcext:value-type="float">
            <text:p>855</text:p>
          </table:table-cell>
          <table:table-cell office:value-type="float" office:value="872.2" calcext:value-type="float">
            <text:p>872.2</text:p>
          </table:table-cell>
        </table:table-row>
        <table:table-row table:style-name="ro1">
          <table:table-cell office:value-type="float" office:value="907.17" calcext:value-type="float">
            <text:p>907.17</text:p>
          </table:table-cell>
          <table:table-cell office:value-type="float" office:value="874.8" calcext:value-type="float">
            <text:p>874.8</text:p>
          </table:table-cell>
          <table:table-cell office:value-type="float" office:value="932.4" calcext:value-type="float">
            <text:p>932.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07.6" calcext:value-type="float">
            <text:p>907.6</text:p>
          </table:table-cell>
          <table:table-cell office:value-type="float" office:value="858.6" calcext:value-type="float">
            <text:p>858.6</text:p>
          </table:table-cell>
          <table:table-cell office:value-type="float" office:value="869.6" calcext:value-type="float">
            <text:p>869.6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908.04" calcext:value-type="float">
            <text:p>908.04</text:p>
          </table:table-cell>
          <table:table-cell office:value-type="float" office:value="869.8" calcext:value-type="float">
            <text:p>869.8</text:p>
          </table:table-cell>
          <table:table-cell office:value-type="float" office:value="861.6" calcext:value-type="float">
            <text:p>861.6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908.47" calcext:value-type="float">
            <text:p>908.47</text:p>
          </table:table-cell>
          <table:table-cell office:value-type="float" office:value="863.4" calcext:value-type="float">
            <text:p>863.4</text:p>
          </table:table-cell>
          <table:table-cell office:value-type="float" office:value="870.4" calcext:value-type="float">
            <text:p>870.4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908.91" calcext:value-type="float">
            <text:p>908.91</text:p>
          </table:table-cell>
          <table:table-cell office:value-type="float" office:value="859.8" calcext:value-type="float">
            <text:p>859.8</text:p>
          </table:table-cell>
          <table:table-cell office:value-type="float" office:value="860.2" calcext:value-type="float">
            <text:p>860.2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909.34" calcext:value-type="float">
            <text:p>909.34</text:p>
          </table:table-cell>
          <table:table-cell office:value-type="float" office:value="863.8" calcext:value-type="float">
            <text:p>863.8</text:p>
          </table:table-cell>
          <table:table-cell office:value-type="float" office:value="862.6" calcext:value-type="float">
            <text:p>862.6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909.78" calcext:value-type="float">
            <text:p>909.78</text:p>
          </table:table-cell>
          <table:table-cell office:value-type="float" office:value="866.6" calcext:value-type="float">
            <text:p>866.6</text:p>
          </table:table-cell>
          <table:table-cell office:value-type="float" office:value="868.2" calcext:value-type="float">
            <text:p>868.2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910.22" calcext:value-type="float">
            <text:p>910.22</text:p>
          </table:table-cell>
          <table:table-cell office:value-type="float" office:value="856.2" calcext:value-type="float">
            <text:p>856.2</text:p>
          </table:table-cell>
          <table:table-cell office:value-type="float" office:value="855" calcext:value-type="float">
            <text:p>855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910.65" calcext:value-type="float">
            <text:p>910.65</text:p>
          </table:table-cell>
          <table:table-cell office:value-type="float" office:value="871.8" calcext:value-type="float">
            <text:p>871.8</text:p>
          </table:table-cell>
          <table:table-cell office:value-type="float" office:value="856.6" calcext:value-type="float">
            <text:p>856.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11.09" calcext:value-type="float">
            <text:p>911.09</text:p>
          </table:table-cell>
          <table:table-cell office:value-type="float" office:value="861.6" calcext:value-type="float">
            <text:p>861.6</text:p>
          </table:table-cell>
          <table:table-cell office:value-type="float" office:value="864.8" calcext:value-type="float">
            <text:p>864.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11.52" calcext:value-type="float">
            <text:p>911.52</text:p>
          </table:table-cell>
          <table:table-cell office:value-type="float" office:value="875" calcext:value-type="float">
            <text:p>875</text:p>
          </table:table-cell>
          <table:table-cell office:value-type="float" office:value="861.6" calcext:value-type="float">
            <text:p>861.6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911.96" calcext:value-type="float">
            <text:p>911.96</text:p>
          </table:table-cell>
          <table:table-cell office:value-type="float" office:value="957.6" calcext:value-type="float">
            <text:p>957.6</text:p>
          </table:table-cell>
          <table:table-cell office:value-type="float" office:value="852.4" calcext:value-type="float">
            <text:p>852.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912.39" calcext:value-type="float">
            <text:p>912.39</text:p>
          </table:table-cell>
          <table:table-cell office:value-type="float" office:value="1018.6" calcext:value-type="float">
            <text:p>1018.6</text:p>
          </table:table-cell>
          <table:table-cell office:value-type="float" office:value="861.4" calcext:value-type="float">
            <text:p>861.4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912.83" calcext:value-type="float">
            <text:p>912.83</text:p>
          </table:table-cell>
          <table:table-cell office:value-type="float" office:value="963.4" calcext:value-type="float">
            <text:p>963.4</text:p>
          </table:table-cell>
          <table:table-cell office:value-type="float" office:value="863.6" calcext:value-type="float">
            <text:p>863.6</text:p>
          </table:table-cell>
          <table:table-cell office:value-type="float" office:value="873.4" calcext:value-type="float">
            <text:p>873.4</text:p>
          </table:table-cell>
        </table:table-row>
        <table:table-row table:style-name="ro1">
          <table:table-cell office:value-type="float" office:value="913.26" calcext:value-type="float">
            <text:p>913.26</text:p>
          </table:table-cell>
          <table:table-cell office:value-type="float" office:value="919" calcext:value-type="float">
            <text:p>919</text:p>
          </table:table-cell>
          <table:table-cell office:value-type="float" office:value="857.4" calcext:value-type="float">
            <text:p>857.4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913.7" calcext:value-type="float">
            <text:p>913.7</text:p>
          </table:table-cell>
          <table:table-cell office:value-type="float" office:value="877.8" calcext:value-type="float">
            <text:p>877.8</text:p>
          </table:table-cell>
          <table:table-cell office:value-type="float" office:value="866.8" calcext:value-type="float">
            <text:p>866.8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914.13" calcext:value-type="float">
            <text:p>914.13</text:p>
          </table:table-cell>
          <table:table-cell office:value-type="float" office:value="862.6" calcext:value-type="float">
            <text:p>862.6</text:p>
          </table:table-cell>
          <table:table-cell office:value-type="float" office:value="864.4" calcext:value-type="float">
            <text:p>864.4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914.57" calcext:value-type="float">
            <text:p>914.57</text:p>
          </table:table-cell>
          <table:table-cell office:value-type="float" office:value="878.6" calcext:value-type="float">
            <text:p>878.6</text:p>
          </table:table-cell>
          <table:table-cell office:value-type="float" office:value="863.4" calcext:value-type="float">
            <text:p>863.4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70.8" calcext:value-type="float">
            <text:p>870.8</text:p>
          </table:table-cell>
          <table:table-cell office:value-type="float" office:value="863.8" calcext:value-type="float">
            <text:p>863.8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915.44" calcext:value-type="float">
            <text:p>915.44</text:p>
          </table:table-cell>
          <table:table-cell office:value-type="float" office:value="868.2" calcext:value-type="float">
            <text:p>868.2</text:p>
          </table:table-cell>
          <table:table-cell office:value-type="float" office:value="860.6" calcext:value-type="float">
            <text:p>860.6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915.87" calcext:value-type="float">
            <text:p>915.87</text:p>
          </table:table-cell>
          <table:table-cell office:value-type="float" office:value="877" calcext:value-type="float">
            <text:p>877</text:p>
          </table:table-cell>
          <table:table-cell office:value-type="float" office:value="867" calcext:value-type="float">
            <text:p>867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916.31" calcext:value-type="float">
            <text:p>916.31</text:p>
          </table:table-cell>
          <table:table-cell office:value-type="float" office:value="863" calcext:value-type="float">
            <text:p>863</text:p>
          </table:table-cell>
          <table:table-cell office:value-type="float" office:value="869" calcext:value-type="float">
            <text:p>869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916.74" calcext:value-type="float">
            <text:p>916.74</text:p>
          </table:table-cell>
          <table:table-cell office:value-type="float" office:value="863.4" calcext:value-type="float">
            <text:p>863.4</text:p>
          </table:table-cell>
          <table:table-cell office:value-type="float" office:value="866.4" calcext:value-type="float">
            <text:p>866.4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917.18" calcext:value-type="float">
            <text:p>917.18</text:p>
          </table:table-cell>
          <table:table-cell office:value-type="float" office:value="866.4" calcext:value-type="float">
            <text:p>866.4</text:p>
          </table:table-cell>
          <table:table-cell office:value-type="float" office:value="855.8" calcext:value-type="float">
            <text:p>855.8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917.61" calcext:value-type="float">
            <text:p>917.61</text:p>
          </table:table-cell>
          <table:table-cell office:value-type="float" office:value="854.8" calcext:value-type="float">
            <text:p>854.8</text:p>
          </table:table-cell>
          <table:table-cell office:value-type="float" office:value="875" calcext:value-type="float">
            <text:p>875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918.05" calcext:value-type="float">
            <text:p>918.05</text:p>
          </table:table-cell>
          <table:table-cell office:value-type="float" office:value="859" calcext:value-type="float">
            <text:p>859</text:p>
          </table:table-cell>
          <table:table-cell office:value-type="float" office:value="867.4" calcext:value-type="float">
            <text:p>867.4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918.48" calcext:value-type="float">
            <text:p>918.48</text:p>
          </table:table-cell>
          <table:table-cell office:value-type="float" office:value="873.6" calcext:value-type="float">
            <text:p>873.6</text:p>
          </table:table-cell>
          <table:table-cell office:value-type="float" office:value="883" calcext:value-type="float">
            <text:p>883</text:p>
          </table:table-cell>
          <table:table-cell office:value-type="float" office:value="881.6" calcext:value-type="float">
            <text:p>881.6</text:p>
          </table:table-cell>
        </table:table-row>
        <table:table-row table:style-name="ro1">
          <table:table-cell office:value-type="float" office:value="918.92" calcext:value-type="float">
            <text:p>918.92</text:p>
          </table:table-cell>
          <table:table-cell office:value-type="float" office:value="876.8" calcext:value-type="float">
            <text:p>876.8</text:p>
          </table:table-cell>
          <table:table-cell office:value-type="float" office:value="872.4" calcext:value-type="float">
            <text:p>872.4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919.35" calcext:value-type="float">
            <text:p>919.35</text:p>
          </table:table-cell>
          <table:table-cell office:value-type="float" office:value="858.2" calcext:value-type="float">
            <text:p>858.2</text:p>
          </table:table-cell>
          <table:table-cell office:value-type="float" office:value="862.4" calcext:value-type="float">
            <text:p>862.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919.79" calcext:value-type="float">
            <text:p>919.79</text:p>
          </table:table-cell>
          <table:table-cell office:value-type="float" office:value="874.4" calcext:value-type="float">
            <text:p>874.4</text:p>
          </table:table-cell>
          <table:table-cell office:value-type="float" office:value="859.2" calcext:value-type="float">
            <text:p>859.2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920.22" calcext:value-type="float">
            <text:p>920.22</text:p>
          </table:table-cell>
          <table:table-cell office:value-type="float" office:value="861.2" calcext:value-type="float">
            <text:p>861.2</text:p>
          </table:table-cell>
          <table:table-cell office:value-type="float" office:value="864.8" calcext:value-type="float">
            <text:p>864.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20.66" calcext:value-type="float">
            <text:p>920.66</text:p>
          </table:table-cell>
          <table:table-cell office:value-type="float" office:value="860" calcext:value-type="float">
            <text:p>860</text:p>
          </table:table-cell>
          <table:table-cell office:value-type="float" office:value="876" calcext:value-type="float">
            <text:p>876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921.09" calcext:value-type="float">
            <text:p>921.09</text:p>
          </table:table-cell>
          <table:table-cell office:value-type="float" office:value="866.6" calcext:value-type="float">
            <text:p>866.6</text:p>
          </table:table-cell>
          <table:table-cell office:value-type="float" office:value="863.8" calcext:value-type="float">
            <text:p>863.8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921.53" calcext:value-type="float">
            <text:p>921.53</text:p>
          </table:table-cell>
          <table:table-cell office:value-type="float" office:value="874.4" calcext:value-type="float">
            <text:p>874.4</text:p>
          </table:table-cell>
          <table:table-cell office:value-type="float" office:value="869.4" calcext:value-type="float">
            <text:p>869.4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921.96" calcext:value-type="float">
            <text:p>921.96</text:p>
          </table:table-cell>
          <table:table-cell office:value-type="float" office:value="870.6" calcext:value-type="float">
            <text:p>870.6</text:p>
          </table:table-cell>
          <table:table-cell office:value-type="float" office:value="866" calcext:value-type="float">
            <text:p>866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922.39" calcext:value-type="float">
            <text:p>922.39</text:p>
          </table:table-cell>
          <table:table-cell office:value-type="float" office:value="898.2" calcext:value-type="float">
            <text:p>898.2</text:p>
          </table:table-cell>
          <table:table-cell office:value-type="float" office:value="858.8" calcext:value-type="float">
            <text:p>858.8</text:p>
          </table:table-cell>
          <table:table-cell office:value-type="float" office:value="868.2" calcext:value-type="float">
            <text:p>868.2</text:p>
          </table:table-cell>
        </table:table-row>
        <table:table-row table:style-name="ro1">
          <table:table-cell office:value-type="float" office:value="922.83" calcext:value-type="float">
            <text:p>922.83</text:p>
          </table:table-cell>
          <table:table-cell office:value-type="float" office:value="892.6" calcext:value-type="float">
            <text:p>892.6</text:p>
          </table:table-cell>
          <table:table-cell office:value-type="float" office:value="868" calcext:value-type="float">
            <text:p>868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923.26" calcext:value-type="float">
            <text:p>923.26</text:p>
          </table:table-cell>
          <table:table-cell office:value-type="float" office:value="880.6" calcext:value-type="float">
            <text:p>880.6</text:p>
          </table:table-cell>
          <table:table-cell office:value-type="float" office:value="875.6" calcext:value-type="float">
            <text:p>875.6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923.7" calcext:value-type="float">
            <text:p>923.7</text:p>
          </table:table-cell>
          <table:table-cell office:value-type="float" office:value="874.4" calcext:value-type="float">
            <text:p>874.4</text:p>
          </table:table-cell>
          <table:table-cell office:value-type="float" office:value="854.2" calcext:value-type="float">
            <text:p>854.2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924.13" calcext:value-type="float">
            <text:p>924.13</text:p>
          </table:table-cell>
          <table:table-cell office:value-type="float" office:value="870.8" calcext:value-type="float">
            <text:p>870.8</text:p>
          </table:table-cell>
          <table:table-cell office:value-type="float" office:value="872" calcext:value-type="float">
            <text:p>872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924.57" calcext:value-type="float">
            <text:p>924.57</text:p>
          </table:table-cell>
          <table:table-cell office:value-type="float" office:value="859.8" calcext:value-type="float">
            <text:p>859.8</text:p>
          </table:table-cell>
          <table:table-cell office:value-type="float" office:value="865.8" calcext:value-type="float">
            <text:p>865.8</text:p>
          </table:table-cell>
          <table:table-cell office:value-type="float" office:value="872.2" calcext:value-type="float">
            <text:p>872.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60.6" calcext:value-type="float">
            <text:p>860.6</text:p>
          </table:table-cell>
          <table:table-cell office:value-type="float" office:value="859.4" calcext:value-type="float">
            <text:p>859.4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925.44" calcext:value-type="float">
            <text:p>925.44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925.87" calcext:value-type="float">
            <text:p>925.87</text:p>
          </table:table-cell>
          <table:table-cell office:value-type="float" office:value="864.2" calcext:value-type="float">
            <text:p>864.2</text:p>
          </table:table-cell>
          <table:table-cell office:value-type="float" office:value="870.2" calcext:value-type="float">
            <text:p>870.2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926.31" calcext:value-type="float">
            <text:p>926.31</text:p>
          </table:table-cell>
          <table:table-cell office:value-type="float" office:value="870" calcext:value-type="float">
            <text:p>870</text:p>
          </table:table-cell>
          <table:table-cell office:value-type="float" office:value="858.6" calcext:value-type="float">
            <text:p>858.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26.74" calcext:value-type="float">
            <text:p>926.74</text:p>
          </table:table-cell>
          <table:table-cell office:value-type="float" office:value="864.2" calcext:value-type="float">
            <text:p>864.2</text:p>
          </table:table-cell>
          <table:table-cell office:value-type="float" office:value="874" calcext:value-type="float">
            <text:p>874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927.17" calcext:value-type="float">
            <text:p>927.17</text:p>
          </table:table-cell>
          <table:table-cell office:value-type="float" office:value="861" calcext:value-type="float">
            <text:p>861</text:p>
          </table:table-cell>
          <table:table-cell office:value-type="float" office:value="874.4" calcext:value-type="float">
            <text:p>874.4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927.61" calcext:value-type="float">
            <text:p>927.61</text:p>
          </table:table-cell>
          <table:table-cell office:value-type="float" office:value="866.4" calcext:value-type="float">
            <text:p>866.4</text:p>
          </table:table-cell>
          <table:table-cell office:value-type="float" office:value="854.2" calcext:value-type="float">
            <text:p>854.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28.04" calcext:value-type="float">
            <text:p>928.04</text:p>
          </table:table-cell>
          <table:table-cell office:value-type="float" office:value="872" calcext:value-type="float">
            <text:p>872</text:p>
          </table:table-cell>
          <table:table-cell office:value-type="float" office:value="861.4" calcext:value-type="float">
            <text:p>861.4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928.48" calcext:value-type="float">
            <text:p>928.48</text:p>
          </table:table-cell>
          <table:table-cell office:value-type="float" office:value="861" calcext:value-type="float">
            <text:p>861</text:p>
          </table:table-cell>
          <table:table-cell office:value-type="float" office:value="868.6" calcext:value-type="float">
            <text:p>868.6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928.91" calcext:value-type="float">
            <text:p>928.91</text:p>
          </table:table-cell>
          <table:table-cell office:value-type="float" office:value="870.6" calcext:value-type="float">
            <text:p>870.6</text:p>
          </table:table-cell>
          <table:table-cell office:value-type="float" office:value="866.4" calcext:value-type="float">
            <text:p>866.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29.35" calcext:value-type="float">
            <text:p>929.35</text:p>
          </table:table-cell>
          <table:table-cell office:value-type="float" office:value="866.4" calcext:value-type="float">
            <text:p>866.4</text:p>
          </table:table-cell>
          <table:table-cell office:value-type="float" office:value="865.2" calcext:value-type="float">
            <text:p>865.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29.78" calcext:value-type="float">
            <text:p>929.78</text:p>
          </table:table-cell>
          <table:table-cell office:value-type="float" office:value="867.6" calcext:value-type="float">
            <text:p>867.6</text:p>
          </table:table-cell>
          <table:table-cell office:value-type="float" office:value="872" calcext:value-type="float">
            <text:p>872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930.21" calcext:value-type="float">
            <text:p>930.21</text:p>
          </table:table-cell>
          <table:table-cell office:value-type="float" office:value="866.8" calcext:value-type="float">
            <text:p>866.8</text:p>
          </table:table-cell>
          <table:table-cell office:value-type="float" office:value="850.8" calcext:value-type="float">
            <text:p>850.8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930.65" calcext:value-type="float">
            <text:p>930.65</text:p>
          </table:table-cell>
          <table:table-cell office:value-type="float" office:value="870" calcext:value-type="float">
            <text:p>870</text:p>
          </table:table-cell>
          <table:table-cell office:value-type="float" office:value="867.2" calcext:value-type="float">
            <text:p>867.2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931.08" calcext:value-type="float">
            <text:p>931.08</text:p>
          </table:table-cell>
          <table:table-cell office:value-type="float" office:value="858" calcext:value-type="float">
            <text:p>858</text:p>
          </table:table-cell>
          <table:table-cell office:value-type="float" office:value="875.8" calcext:value-type="float">
            <text:p>875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931.52" calcext:value-type="float">
            <text:p>931.52</text:p>
          </table:table-cell>
          <table:table-cell office:value-type="float" office:value="868.8" calcext:value-type="float">
            <text:p>868.8</text:p>
          </table:table-cell>
          <table:table-cell office:value-type="float" office:value="857.6" calcext:value-type="float">
            <text:p>857.6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931.95" calcext:value-type="float">
            <text:p>931.95</text:p>
          </table:table-cell>
          <table:table-cell office:value-type="float" office:value="866.6" calcext:value-type="float">
            <text:p>866.6</text:p>
          </table:table-cell>
          <table:table-cell office:value-type="float" office:value="872.6" calcext:value-type="float">
            <text:p>872.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932.38" calcext:value-type="float">
            <text:p>932.38</text:p>
          </table:table-cell>
          <table:table-cell office:value-type="float" office:value="863.2" calcext:value-type="float">
            <text:p>863.2</text:p>
          </table:table-cell>
          <table:table-cell office:value-type="float" office:value="872.4" calcext:value-type="float">
            <text:p>872.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932.82" calcext:value-type="float">
            <text:p>932.82</text:p>
          </table:table-cell>
          <table:table-cell office:value-type="float" office:value="864.8" calcext:value-type="float">
            <text:p>864.8</text:p>
          </table:table-cell>
          <table:table-cell office:value-type="float" office:value="861.2" calcext:value-type="float">
            <text:p>861.2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933.25" calcext:value-type="float">
            <text:p>933.25</text:p>
          </table:table-cell>
          <table:table-cell office:value-type="float" office:value="869.4" calcext:value-type="float">
            <text:p>869.4</text:p>
          </table:table-cell>
          <table:table-cell office:value-type="float" office:value="870.6" calcext:value-type="float">
            <text:p>870.6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933.69" calcext:value-type="float">
            <text:p>933.69</text:p>
          </table:table-cell>
          <table:table-cell office:value-type="float" office:value="864.4" calcext:value-type="float">
            <text:p>864.4</text:p>
          </table:table-cell>
          <table:table-cell office:value-type="float" office:value="874.2" calcext:value-type="float">
            <text:p>874.2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934.12" calcext:value-type="float">
            <text:p>934.12</text:p>
          </table:table-cell>
          <table:table-cell office:value-type="float" office:value="866" calcext:value-type="float">
            <text:p>866</text:p>
          </table:table-cell>
          <table:table-cell office:value-type="float" office:value="850.8" calcext:value-type="float">
            <text:p>850.8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934.55" calcext:value-type="float">
            <text:p>934.55</text:p>
          </table:table-cell>
          <table:table-cell table:number-columns-repeated="2" office:value-type="float" office:value="872.2" calcext:value-type="float">
            <text:p>872.2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934.99" calcext:value-type="float">
            <text:p>934.99</text:p>
          </table:table-cell>
          <table:table-cell office:value-type="float" office:value="862.2" calcext:value-type="float">
            <text:p>862.2</text:p>
          </table:table-cell>
          <table:table-cell office:value-type="float" office:value="880.6" calcext:value-type="float">
            <text:p>880.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935.42" calcext:value-type="float">
            <text:p>935.42</text:p>
          </table:table-cell>
          <table:table-cell office:value-type="float" office:value="877.8" calcext:value-type="float">
            <text:p>877.8</text:p>
          </table:table-cell>
          <table:table-cell office:value-type="float" office:value="858.2" calcext:value-type="float">
            <text:p>858.2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935.86" calcext:value-type="float">
            <text:p>935.86</text:p>
          </table:table-cell>
          <table:table-cell office:value-type="float" office:value="869" calcext:value-type="float">
            <text:p>869</text:p>
          </table:table-cell>
          <table:table-cell office:value-type="float" office:value="868.2" calcext:value-type="float">
            <text:p>868.2</text:p>
          </table:table-cell>
          <table:table-cell office:value-type="float" office:value="855.6" calcext:value-type="float">
            <text:p>855.6</text:p>
          </table:table-cell>
        </table:table-row>
        <table:table-row table:style-name="ro1">
          <table:table-cell office:value-type="float" office:value="936.29" calcext:value-type="float">
            <text:p>936.29</text:p>
          </table:table-cell>
          <table:table-cell office:value-type="float" office:value="865.8" calcext:value-type="float">
            <text:p>865.8</text:p>
          </table:table-cell>
          <table:table-cell office:value-type="float" office:value="868.8" calcext:value-type="float">
            <text:p>868.8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936.72" calcext:value-type="float">
            <text:p>936.72</text:p>
          </table:table-cell>
          <table:table-cell office:value-type="float" office:value="864.2" calcext:value-type="float">
            <text:p>864.2</text:p>
          </table:table-cell>
          <table:table-cell office:value-type="float" office:value="851.2" calcext:value-type="float">
            <text:p>851.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37.16" calcext:value-type="float">
            <text:p>937.16</text:p>
          </table:table-cell>
          <table:table-cell office:value-type="float" office:value="869.2" calcext:value-type="float">
            <text:p>869.2</text:p>
          </table:table-cell>
          <table:table-cell office:value-type="float" office:value="862.8" calcext:value-type="float">
            <text:p>862.8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937.59" calcext:value-type="float">
            <text:p>937.59</text:p>
          </table:table-cell>
          <table:table-cell office:value-type="float" office:value="865.6" calcext:value-type="float">
            <text:p>865.6</text:p>
          </table:table-cell>
          <table:table-cell office:value-type="float" office:value="875.8" calcext:value-type="float">
            <text:p>875.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38.02" calcext:value-type="float">
            <text:p>938.02</text:p>
          </table:table-cell>
          <table:table-cell office:value-type="float" office:value="869.6" calcext:value-type="float">
            <text:p>869.6</text:p>
          </table:table-cell>
          <table:table-cell office:value-type="float" office:value="856.4" calcext:value-type="float">
            <text:p>856.4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938.46" calcext:value-type="float">
            <text:p>938.46</text:p>
          </table:table-cell>
          <table:table-cell office:value-type="float" office:value="872.6" calcext:value-type="float">
            <text:p>872.6</text:p>
          </table:table-cell>
          <table:table-cell office:value-type="float" office:value="873.2" calcext:value-type="float">
            <text:p>873.2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938.89" calcext:value-type="float">
            <text:p>938.89</text:p>
          </table:table-cell>
          <table:table-cell office:value-type="float" office:value="868.2" calcext:value-type="float">
            <text:p>868.2</text:p>
          </table:table-cell>
          <table:table-cell office:value-type="float" office:value="878.6" calcext:value-type="float">
            <text:p>878.6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939.33" calcext:value-type="float">
            <text:p>939.33</text:p>
          </table:table-cell>
          <table:table-cell office:value-type="float" office:value="868.4" calcext:value-type="float">
            <text:p>868.4</text:p>
          </table:table-cell>
          <table:table-cell office:value-type="float" office:value="850.6" calcext:value-type="float">
            <text:p>850.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39.76" calcext:value-type="float">
            <text:p>939.76</text:p>
          </table:table-cell>
          <table:table-cell office:value-type="float" office:value="872.2" calcext:value-type="float">
            <text:p>872.2</text:p>
          </table:table-cell>
          <table:table-cell office:value-type="float" office:value="872.4" calcext:value-type="float">
            <text:p>872.4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940.19" calcext:value-type="float">
            <text:p>940.19</text:p>
          </table:table-cell>
          <table:table-cell office:value-type="float" office:value="867" calcext:value-type="float">
            <text:p>867</text:p>
          </table:table-cell>
          <table:table-cell office:value-type="float" office:value="865.6" calcext:value-type="float">
            <text:p>865.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940.63" calcext:value-type="float">
            <text:p>940.63</text:p>
          </table:table-cell>
          <table:table-cell office:value-type="float" office:value="854.6" calcext:value-type="float">
            <text:p>854.6</text:p>
          </table:table-cell>
          <table:table-cell office:value-type="float" office:value="852.8" calcext:value-type="float">
            <text:p>852.8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941.06" calcext:value-type="float">
            <text:p>941.06</text:p>
          </table:table-cell>
          <table:table-cell office:value-type="float" office:value="873.6" calcext:value-type="float">
            <text:p>873.6</text:p>
          </table:table-cell>
          <table:table-cell office:value-type="float" office:value="861.8" calcext:value-type="float">
            <text:p>861.8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941.49" calcext:value-type="float">
            <text:p>941.49</text:p>
          </table:table-cell>
          <table:table-cell office:value-type="float" office:value="858.2" calcext:value-type="float">
            <text:p>858.2</text:p>
          </table:table-cell>
          <table:table-cell office:value-type="float" office:value="859.8" calcext:value-type="float">
            <text:p>859.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41.93" calcext:value-type="float">
            <text:p>941.93</text:p>
          </table:table-cell>
          <table:table-cell office:value-type="float" office:value="862.6" calcext:value-type="float">
            <text:p>862.6</text:p>
          </table:table-cell>
          <table:table-cell office:value-type="float" office:value="847.6" calcext:value-type="float">
            <text:p>847.6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942.36" calcext:value-type="float">
            <text:p>942.36</text:p>
          </table:table-cell>
          <table:table-cell office:value-type="float" office:value="882.4" calcext:value-type="float">
            <text:p>882.4</text:p>
          </table:table-cell>
          <table:table-cell office:value-type="float" office:value="870" calcext:value-type="float">
            <text:p>870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942.79" calcext:value-type="float">
            <text:p>942.79</text:p>
          </table:table-cell>
          <table:table-cell office:value-type="float" office:value="853.8" calcext:value-type="float">
            <text:p>853.8</text:p>
          </table:table-cell>
          <table:table-cell office:value-type="float" office:value="877" calcext:value-type="float">
            <text:p>87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943.23" calcext:value-type="float">
            <text:p>943.23</text:p>
          </table:table-cell>
          <table:table-cell office:value-type="float" office:value="858" calcext:value-type="float">
            <text:p>858</text:p>
          </table:table-cell>
          <table:table-cell office:value-type="float" office:value="855.2" calcext:value-type="float">
            <text:p>855.2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943.66" calcext:value-type="float">
            <text:p>943.66</text:p>
          </table:table-cell>
          <table:table-cell office:value-type="float" office:value="865.4" calcext:value-type="float">
            <text:p>865.4</text:p>
          </table:table-cell>
          <table:table-cell office:value-type="float" office:value="863" calcext:value-type="float">
            <text:p>863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944.09" calcext:value-type="float">
            <text:p>944.09</text:p>
          </table:table-cell>
          <table:table-cell office:value-type="float" office:value="855.2" calcext:value-type="float">
            <text:p>855.2</text:p>
          </table:table-cell>
          <table:table-cell office:value-type="float" office:value="871.6" calcext:value-type="float">
            <text:p>871.6</text:p>
          </table:table-cell>
          <table:table-cell office:value-type="float" office:value="869.2" calcext:value-type="float">
            <text:p>869.2</text:p>
          </table:table-cell>
        </table:table-row>
        <table:table-row table:style-name="ro1">
          <table:table-cell office:value-type="float" office:value="944.53" calcext:value-type="float">
            <text:p>944.53</text:p>
          </table:table-cell>
          <table:table-cell office:value-type="float" office:value="868.4" calcext:value-type="float">
            <text:p>868.4</text:p>
          </table:table-cell>
          <table:table-cell office:value-type="float" office:value="850" calcext:value-type="float">
            <text:p>850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944.96" calcext:value-type="float">
            <text:p>944.96</text:p>
          </table:table-cell>
          <table:table-cell office:value-type="float" office:value="871.6" calcext:value-type="float">
            <text:p>871.6</text:p>
          </table:table-cell>
          <table:table-cell office:value-type="float" office:value="867.6" calcext:value-type="float">
            <text:p>867.6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945.39" calcext:value-type="float">
            <text:p>945.39</text:p>
          </table:table-cell>
          <table:table-cell office:value-type="float" office:value="856.2" calcext:value-type="float">
            <text:p>856.2</text:p>
          </table:table-cell>
          <table:table-cell office:value-type="float" office:value="876.8" calcext:value-type="float">
            <text:p>876.8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945.83" calcext:value-type="float">
            <text:p>945.83</text:p>
          </table:table-cell>
          <table:table-cell office:value-type="float" office:value="865.2" calcext:value-type="float">
            <text:p>865.2</text:p>
          </table:table-cell>
          <table:table-cell office:value-type="float" office:value="858.2" calcext:value-type="float">
            <text:p>858.2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946.26" calcext:value-type="float">
            <text:p>946.26</text:p>
          </table:table-cell>
          <table:table-cell office:value-type="float" office:value="870" calcext:value-type="float">
            <text:p>870</text:p>
          </table:table-cell>
          <table:table-cell office:value-type="float" office:value="869.8" calcext:value-type="float">
            <text:p>869.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46.69" calcext:value-type="float">
            <text:p>946.69</text:p>
          </table:table-cell>
          <table:table-cell office:value-type="float" office:value="867.4" calcext:value-type="float">
            <text:p>867.4</text:p>
          </table:table-cell>
          <table:table-cell office:value-type="float" office:value="877.6" calcext:value-type="float">
            <text:p>877.6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947.13" calcext:value-type="float">
            <text:p>947.13</text:p>
          </table:table-cell>
          <table:table-cell office:value-type="float" office:value="870.6" calcext:value-type="float">
            <text:p>870.6</text:p>
          </table:table-cell>
          <table:table-cell office:value-type="float" office:value="852.6" calcext:value-type="float">
            <text:p>852.6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947.56" calcext:value-type="float">
            <text:p>947.56</text:p>
          </table:table-cell>
          <table:table-cell office:value-type="float" office:value="865.6" calcext:value-type="float">
            <text:p>865.6</text:p>
          </table:table-cell>
          <table:table-cell office:value-type="float" office:value="867" calcext:value-type="float">
            <text:p>867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947.99" calcext:value-type="float">
            <text:p>947.99</text:p>
          </table:table-cell>
          <table:table-cell office:value-type="float" office:value="857" calcext:value-type="float">
            <text:p>857</text:p>
          </table:table-cell>
          <table:table-cell office:value-type="float" office:value="874.4" calcext:value-type="float">
            <text:p>874.4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948.43" calcext:value-type="float">
            <text:p>948.43</text:p>
          </table:table-cell>
          <table:table-cell office:value-type="float" office:value="861.8" calcext:value-type="float">
            <text:p>861.8</text:p>
          </table:table-cell>
          <table:table-cell office:value-type="float" office:value="862.6" calcext:value-type="float">
            <text:p>862.6</text:p>
          </table:table-cell>
          <table:table-cell office:value-type="float" office:value="874.2" calcext:value-type="float">
            <text:p>874.2</text:p>
          </table:table-cell>
        </table:table-row>
        <table:table-row table:style-name="ro1">
          <table:table-cell office:value-type="float" office:value="948.86" calcext:value-type="float">
            <text:p>948.86</text:p>
          </table:table-cell>
          <table:table-cell office:value-type="float" office:value="872" calcext:value-type="float">
            <text:p>872</text:p>
          </table:table-cell>
          <table:table-cell office:value-type="float" office:value="864.8" calcext:value-type="float">
            <text:p>864.8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949.29" calcext:value-type="float">
            <text:p>949.29</text:p>
          </table:table-cell>
          <table:table-cell office:value-type="float" office:value="860.6" calcext:value-type="float">
            <text:p>860.6</text:p>
          </table:table-cell>
          <table:table-cell office:value-type="float" office:value="873.2" calcext:value-type="float">
            <text:p>873.2</text:p>
          </table:table-cell>
          <table:table-cell office:value-type="float" office:value="858.2" calcext:value-type="float">
            <text:p>858.2</text:p>
          </table:table-cell>
        </table:table-row>
        <table:table-row table:style-name="ro1">
          <table:table-cell office:value-type="float" office:value="949.73" calcext:value-type="float">
            <text:p>949.73</text:p>
          </table:table-cell>
          <table:table-cell office:value-type="float" office:value="864.4" calcext:value-type="float">
            <text:p>864.4</text:p>
          </table:table-cell>
          <table:table-cell office:value-type="float" office:value="854.8" calcext:value-type="float">
            <text:p>854.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950.16" calcext:value-type="float">
            <text:p>950.16</text:p>
          </table:table-cell>
          <table:table-cell office:value-type="float" office:value="875.4" calcext:value-type="float">
            <text:p>875.4</text:p>
          </table:table-cell>
          <table:table-cell office:value-type="float" office:value="868.6" calcext:value-type="float">
            <text:p>868.6</text:p>
          </table:table-cell>
          <table:table-cell office:value-type="float" office:value="873.8" calcext:value-type="float">
            <text:p>873.8</text:p>
          </table:table-cell>
        </table:table-row>
        <table:table-row table:style-name="ro1">
          <table:table-cell office:value-type="float" office:value="950.59" calcext:value-type="float">
            <text:p>950.59</text:p>
          </table:table-cell>
          <table:table-cell office:value-type="float" office:value="857.8" calcext:value-type="float">
            <text:p>857.8</text:p>
          </table:table-cell>
          <table:table-cell office:value-type="float" office:value="874.8" calcext:value-type="float">
            <text:p>874.8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951.02" calcext:value-type="float">
            <text:p>951.02</text:p>
          </table:table-cell>
          <table:table-cell office:value-type="float" office:value="861.4" calcext:value-type="float">
            <text:p>861.4</text:p>
          </table:table-cell>
          <table:table-cell office:value-type="float" office:value="859.6" calcext:value-type="float">
            <text:p>859.6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951.46" calcext:value-type="float">
            <text:p>951.46</text:p>
          </table:table-cell>
          <table:table-cell office:value-type="float" office:value="864.2" calcext:value-type="float">
            <text:p>864.2</text:p>
          </table:table-cell>
          <table:table-cell office:value-type="float" office:value="864.4" calcext:value-type="float">
            <text:p>864.4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951.89" calcext:value-type="float">
            <text:p>951.89</text:p>
          </table:table-cell>
          <table:table-cell office:value-type="float" office:value="857.2" calcext:value-type="float">
            <text:p>857.2</text:p>
          </table:table-cell>
          <table:table-cell office:value-type="float" office:value="871.4" calcext:value-type="float">
            <text:p>871.4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952.32" calcext:value-type="float">
            <text:p>952.32</text:p>
          </table:table-cell>
          <table:table-cell office:value-type="float" office:value="869.6" calcext:value-type="float">
            <text:p>869.6</text:p>
          </table:table-cell>
          <table:table-cell office:value-type="float" office:value="859.8" calcext:value-type="float">
            <text:p>859.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52.76" calcext:value-type="float">
            <text:p>952.76</text:p>
          </table:table-cell>
          <table:table-cell office:value-type="float" office:value="867" calcext:value-type="float">
            <text:p>867</text:p>
          </table:table-cell>
          <table:table-cell office:value-type="float" office:value="863.2" calcext:value-type="float">
            <text:p>863.2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953.19" calcext:value-type="float">
            <text:p>953.19</text:p>
          </table:table-cell>
          <table:table-cell office:value-type="float" office:value="863.8" calcext:value-type="float">
            <text:p>863.8</text:p>
          </table:table-cell>
          <table:table-cell office:value-type="float" office:value="866" calcext:value-type="float">
            <text:p>866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953.62" calcext:value-type="float">
            <text:p>953.62</text:p>
          </table:table-cell>
          <table:table-cell office:value-type="float" office:value="873.8" calcext:value-type="float">
            <text:p>873.8</text:p>
          </table:table-cell>
          <table:table-cell office:value-type="float" office:value="855.6" calcext:value-type="float">
            <text:p>855.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954.05" calcext:value-type="float">
            <text:p>954.05</text:p>
          </table:table-cell>
          <table:table-cell office:value-type="float" office:value="866.4" calcext:value-type="float">
            <text:p>866.4</text:p>
          </table:table-cell>
          <table:table-cell office:value-type="float" office:value="864.2" calcext:value-type="float">
            <text:p>864.2</text:p>
          </table:table-cell>
          <table:table-cell office:value-type="float" office:value="857.4" calcext:value-type="float">
            <text:p>857.4</text:p>
          </table:table-cell>
        </table:table-row>
        <table:table-row table:style-name="ro1">
          <table:table-cell office:value-type="float" office:value="954.49" calcext:value-type="float">
            <text:p>954.49</text:p>
          </table:table-cell>
          <table:table-cell office:value-type="float" office:value="866.6" calcext:value-type="float">
            <text:p>866.6</text:p>
          </table:table-cell>
          <table:table-cell office:value-type="float" office:value="870.8" calcext:value-type="float">
            <text:p>870.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954.92" calcext:value-type="float">
            <text:p>954.92</text:p>
          </table:table-cell>
          <table:table-cell office:value-type="float" office:value="861.8" calcext:value-type="float">
            <text:p>861.8</text:p>
          </table:table-cell>
          <table:table-cell office:value-type="float" office:value="860.2" calcext:value-type="float">
            <text:p>860.2</text:p>
          </table:table-cell>
          <table:table-cell office:value-type="float" office:value="871.8" calcext:value-type="float">
            <text:p>871.8</text:p>
          </table:table-cell>
        </table:table-row>
        <table:table-row table:style-name="ro1">
          <table:table-cell office:value-type="float" office:value="955.35" calcext:value-type="float">
            <text:p>955.35</text:p>
          </table:table-cell>
          <table:table-cell office:value-type="float" office:value="875.4" calcext:value-type="float">
            <text:p>875.4</text:p>
          </table:table-cell>
          <table:table-cell office:value-type="float" office:value="858" calcext:value-type="float">
            <text:p>858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955.78" calcext:value-type="float">
            <text:p>955.78</text:p>
          </table:table-cell>
          <table:table-cell office:value-type="float" office:value="860.4" calcext:value-type="float">
            <text:p>860.4</text:p>
          </table:table-cell>
          <table:table-cell office:value-type="float" office:value="863.8" calcext:value-type="float">
            <text:p>863.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56.22" calcext:value-type="float">
            <text:p>956.22</text:p>
          </table:table-cell>
          <table:table-cell office:value-type="float" office:value="863" calcext:value-type="float">
            <text:p>863</text:p>
          </table:table-cell>
          <table:table-cell office:value-type="float" office:value="862.6" calcext:value-type="float">
            <text:p>862.6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956.65" calcext:value-type="float">
            <text:p>956.65</text:p>
          </table:table-cell>
          <table:table-cell office:value-type="float" office:value="866.4" calcext:value-type="float">
            <text:p>866.4</text:p>
          </table:table-cell>
          <table:table-cell office:value-type="float" office:value="866.2" calcext:value-type="float">
            <text:p>866.2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957.08" calcext:value-type="float">
            <text:p>957.08</text:p>
          </table:table-cell>
          <table:table-cell office:value-type="float" office:value="850.2" calcext:value-type="float">
            <text:p>850.2</text:p>
          </table:table-cell>
          <table:table-cell office:value-type="float" office:value="869.6" calcext:value-type="float">
            <text:p>869.6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957.52" calcext:value-type="float">
            <text:p>957.52</text:p>
          </table:table-cell>
          <table:table-cell office:value-type="float" office:value="859.6" calcext:value-type="float">
            <text:p>859.6</text:p>
          </table:table-cell>
          <table:table-cell office:value-type="float" office:value="862.6" calcext:value-type="float">
            <text:p>862.6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957.95" calcext:value-type="float">
            <text:p>957.95</text:p>
          </table:table-cell>
          <table:table-cell office:value-type="float" office:value="862.4" calcext:value-type="float">
            <text:p>862.4</text:p>
          </table:table-cell>
          <table:table-cell office:value-type="float" office:value="861" calcext:value-type="float">
            <text:p>861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958.38" calcext:value-type="float">
            <text:p>958.38</text:p>
          </table:table-cell>
          <table:table-cell office:value-type="float" office:value="856.8" calcext:value-type="float">
            <text:p>856.8</text:p>
          </table:table-cell>
          <table:table-cell office:value-type="float" office:value="869.2" calcext:value-type="float">
            <text:p>869.2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958.81" calcext:value-type="float">
            <text:p>958.81</text:p>
          </table:table-cell>
          <table:table-cell office:value-type="float" office:value="866.4" calcext:value-type="float">
            <text:p>866.4</text:p>
          </table:table-cell>
          <table:table-cell office:value-type="float" office:value="857.4" calcext:value-type="float">
            <text:p>857.4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959.25" calcext:value-type="float">
            <text:p>959.25</text:p>
          </table:table-cell>
          <table:table-cell office:value-type="float" office:value="875.6" calcext:value-type="float">
            <text:p>875.6</text:p>
          </table:table-cell>
          <table:table-cell office:value-type="float" office:value="873.4" calcext:value-type="float">
            <text:p>873.4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959.68" calcext:value-type="float">
            <text:p>959.68</text:p>
          </table:table-cell>
          <table:table-cell office:value-type="float" office:value="860.8" calcext:value-type="float">
            <text:p>860.8</text:p>
          </table:table-cell>
          <table:table-cell office:value-type="float" office:value="867" calcext:value-type="float">
            <text:p>867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960.11" calcext:value-type="float">
            <text:p>960.11</text:p>
          </table:table-cell>
          <table:table-cell office:value-type="float" office:value="869.8" calcext:value-type="float">
            <text:p>869.8</text:p>
          </table:table-cell>
          <table:table-cell office:value-type="float" office:value="857.4" calcext:value-type="float">
            <text:p>857.4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960.54" calcext:value-type="float">
            <text:p>960.54</text:p>
          </table:table-cell>
          <table:table-cell office:value-type="float" office:value="872.2" calcext:value-type="float">
            <text:p>872.2</text:p>
          </table:table-cell>
          <table:table-cell office:value-type="float" office:value="859.6" calcext:value-type="float">
            <text:p>859.6</text:p>
          </table:table-cell>
          <table:table-cell office:value-type="float" office:value="857.6" calcext:value-type="float">
            <text:p>857.6</text:p>
          </table:table-cell>
        </table:table-row>
        <table:table-row table:style-name="ro1">
          <table:table-cell office:value-type="float" office:value="960.98" calcext:value-type="float">
            <text:p>960.98</text:p>
          </table:table-cell>
          <table:table-cell office:value-type="float" office:value="860.2" calcext:value-type="float">
            <text:p>860.2</text:p>
          </table:table-cell>
          <table:table-cell office:value-type="float" office:value="875.4" calcext:value-type="float">
            <text:p>875.4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961.41" calcext:value-type="float">
            <text:p>961.41</text:p>
          </table:table-cell>
          <table:table-cell office:value-type="float" office:value="863" calcext:value-type="float">
            <text:p>863</text:p>
          </table:table-cell>
          <table:table-cell office:value-type="float" office:value="860.8" calcext:value-type="float">
            <text:p>860.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61.84" calcext:value-type="float">
            <text:p>961.84</text:p>
          </table:table-cell>
          <table:table-cell office:value-type="float" office:value="871.2" calcext:value-type="float">
            <text:p>871.2</text:p>
          </table:table-cell>
          <table:table-cell office:value-type="float" office:value="867.4" calcext:value-type="float">
            <text:p>867.4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962.27" calcext:value-type="float">
            <text:p>962.27</text:p>
          </table:table-cell>
          <table:table-cell office:value-type="float" office:value="856.4" calcext:value-type="float">
            <text:p>856.4</text:p>
          </table:table-cell>
          <table:table-cell office:value-type="float" office:value="883" calcext:value-type="float">
            <text:p>883</text:p>
          </table:table-cell>
          <table:table-cell office:value-type="float" office:value="860.8" calcext:value-type="float">
            <text:p>860.8</text:p>
          </table:table-cell>
        </table:table-row>
        <table:table-row table:style-name="ro1">
          <table:table-cell office:value-type="float" office:value="962.7" calcext:value-type="float">
            <text:p>962.7</text:p>
          </table:table-cell>
          <table:table-cell office:value-type="float" office:value="862" calcext:value-type="float">
            <text:p>862</text:p>
          </table:table-cell>
          <table:table-cell office:value-type="float" office:value="857.4" calcext:value-type="float">
            <text:p>857.4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963.14" calcext:value-type="float">
            <text:p>963.14</text:p>
          </table:table-cell>
          <table:table-cell office:value-type="float" office:value="869.8" calcext:value-type="float">
            <text:p>869.8</text:p>
          </table:table-cell>
          <table:table-cell office:value-type="float" office:value="863.4" calcext:value-type="float">
            <text:p>863.4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963.57" calcext:value-type="float">
            <text:p>963.57</text:p>
          </table:table-cell>
          <table:table-cell office:value-type="float" office:value="857" calcext:value-type="float">
            <text:p>857</text:p>
          </table:table-cell>
          <table:table-cell office:value-type="float" office:value="870.8" calcext:value-type="float">
            <text:p>870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67.4" calcext:value-type="float">
            <text:p>867.4</text:p>
          </table:table-cell>
          <table:table-cell office:value-type="float" office:value="858.4" calcext:value-type="float">
            <text:p>858.4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964.43" calcext:value-type="float">
            <text:p>964.43</text:p>
          </table:table-cell>
          <table:table-cell office:value-type="float" office:value="875.2" calcext:value-type="float">
            <text:p>875.2</text:p>
          </table:table-cell>
          <table:table-cell office:value-type="float" office:value="869" calcext:value-type="float">
            <text:p>869</text:p>
          </table:table-cell>
          <table:table-cell office:value-type="float" office:value="856.2" calcext:value-type="float">
            <text:p>856.2</text:p>
          </table:table-cell>
        </table:table-row>
        <table:table-row table:style-name="ro1">
          <table:table-cell office:value-type="float" office:value="964.87" calcext:value-type="float">
            <text:p>964.87</text:p>
          </table:table-cell>
          <table:table-cell office:value-type="float" office:value="861.6" calcext:value-type="float">
            <text:p>861.6</text:p>
          </table:table-cell>
          <table:table-cell office:value-type="float" office:value="869.2" calcext:value-type="float">
            <text:p>869.2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965.3" calcext:value-type="float">
            <text:p>965.3</text:p>
          </table:table-cell>
          <table:table-cell office:value-type="float" office:value="867.8" calcext:value-type="float">
            <text:p>867.8</text:p>
          </table:table-cell>
          <table:table-cell office:value-type="float" office:value="861.4" calcext:value-type="float">
            <text:p>861.4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965.73" calcext:value-type="float">
            <text:p>965.73</text:p>
          </table:table-cell>
          <table:table-cell office:value-type="float" office:value="895.2" calcext:value-type="float">
            <text:p>895.2</text:p>
          </table:table-cell>
          <table:table-cell office:value-type="float" office:value="868.8" calcext:value-type="float">
            <text:p>868.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966.16" calcext:value-type="float">
            <text:p>966.16</text:p>
          </table:table-cell>
          <table:table-cell office:value-type="float" office:value="880" calcext:value-type="float">
            <text:p>880</text:p>
          </table:table-cell>
          <table:table-cell office:value-type="float" office:value="878.4" calcext:value-type="float">
            <text:p>878.4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966.59" calcext:value-type="float">
            <text:p>966.59</text:p>
          </table:table-cell>
          <table:table-cell office:value-type="float" office:value="879.4" calcext:value-type="float">
            <text:p>879.4</text:p>
          </table:table-cell>
          <table:table-cell office:value-type="float" office:value="855.8" calcext:value-type="float">
            <text:p>855.8</text:p>
          </table:table-cell>
          <table:table-cell office:value-type="float" office:value="872.4" calcext:value-type="float">
            <text:p>872.4</text:p>
          </table:table-cell>
        </table:table-row>
        <table:table-row table:style-name="ro1">
          <table:table-cell office:value-type="float" office:value="967.03" calcext:value-type="float">
            <text:p>967.03</text:p>
          </table:table-cell>
          <table:table-cell office:value-type="float" office:value="872.4" calcext:value-type="float">
            <text:p>872.4</text:p>
          </table:table-cell>
          <table:table-cell office:value-type="float" office:value="863.8" calcext:value-type="float">
            <text:p>863.8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967.46" calcext:value-type="float">
            <text:p>967.46</text:p>
          </table:table-cell>
          <table:table-cell office:value-type="float" office:value="864" calcext:value-type="float">
            <text:p>864</text:p>
          </table:table-cell>
          <table:table-cell office:value-type="float" office:value="866.6" calcext:value-type="float">
            <text:p>866.6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967.89" calcext:value-type="float">
            <text:p>967.89</text:p>
          </table:table-cell>
          <table:table-cell office:value-type="float" office:value="865.4" calcext:value-type="float">
            <text:p>865.4</text:p>
          </table:table-cell>
          <table:table-cell office:value-type="float" office:value="868.6" calcext:value-type="float">
            <text:p>868.6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968.32" calcext:value-type="float">
            <text:p>968.32</text:p>
          </table:table-cell>
          <table:table-cell office:value-type="float" office:value="864.4" calcext:value-type="float">
            <text:p>864.4</text:p>
          </table:table-cell>
          <table:table-cell office:value-type="float" office:value="861.2" calcext:value-type="float">
            <text:p>861.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968.75" calcext:value-type="float">
            <text:p>968.75</text:p>
          </table:table-cell>
          <table:table-cell office:value-type="float" office:value="858.4" calcext:value-type="float">
            <text:p>858.4</text:p>
          </table:table-cell>
          <table:table-cell office:value-type="float" office:value="870.4" calcext:value-type="float">
            <text:p>870.4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969.19" calcext:value-type="float">
            <text:p>969.19</text:p>
          </table:table-cell>
          <table:table-cell office:value-type="float" office:value="864.8" calcext:value-type="float">
            <text:p>864.8</text:p>
          </table:table-cell>
          <table:table-cell office:value-type="float" office:value="865.4" calcext:value-type="float">
            <text:p>865.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969.62" calcext:value-type="float">
            <text:p>969.62</text:p>
          </table:table-cell>
          <table:table-cell office:value-type="float" office:value="866.6" calcext:value-type="float">
            <text:p>866.6</text:p>
          </table:table-cell>
          <table:table-cell office:value-type="float" office:value="873.2" calcext:value-type="float">
            <text:p>873.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970.05" calcext:value-type="float">
            <text:p>970.05</text:p>
          </table:table-cell>
          <table:table-cell office:value-type="float" office:value="852.4" calcext:value-type="float">
            <text:p>852.4</text:p>
          </table:table-cell>
          <table:table-cell office:value-type="float" office:value="869" calcext:value-type="float">
            <text:p>86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70.48" calcext:value-type="float">
            <text:p>970.48</text:p>
          </table:table-cell>
          <table:table-cell office:value-type="float" office:value="867.2" calcext:value-type="float">
            <text:p>867.2</text:p>
          </table:table-cell>
          <table:table-cell office:value-type="float" office:value="841" calcext:value-type="float">
            <text:p>841</text:p>
          </table:table-cell>
          <table:table-cell office:value-type="float" office:value="855.2" calcext:value-type="float">
            <text:p>855.2</text:p>
          </table:table-cell>
        </table:table-row>
        <table:table-row table:style-name="ro1">
          <table:table-cell office:value-type="float" office:value="970.91" calcext:value-type="float">
            <text:p>970.91</text:p>
          </table:table-cell>
          <table:table-cell office:value-type="float" office:value="872.2" calcext:value-type="float">
            <text:p>872.2</text:p>
          </table:table-cell>
          <table:table-cell office:value-type="float" office:value="860.6" calcext:value-type="float">
            <text:p>860.6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971.34" calcext:value-type="float">
            <text:p>971.34</text:p>
          </table:table-cell>
          <table:table-cell office:value-type="float" office:value="864.8" calcext:value-type="float">
            <text:p>864.8</text:p>
          </table:table-cell>
          <table:table-cell office:value-type="float" office:value="872.4" calcext:value-type="float">
            <text:p>872.4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971.78" calcext:value-type="float">
            <text:p>971.78</text:p>
          </table:table-cell>
          <table:table-cell office:value-type="float" office:value="857.6" calcext:value-type="float">
            <text:p>857.6</text:p>
          </table:table-cell>
          <table:table-cell office:value-type="float" office:value="856" calcext:value-type="float">
            <text:p>856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972.21" calcext:value-type="float">
            <text:p>972.21</text:p>
          </table:table-cell>
          <table:table-cell office:value-type="float" office:value="857.6" calcext:value-type="float">
            <text:p>857.6</text:p>
          </table:table-cell>
          <table:table-cell office:value-type="float" office:value="867.8" calcext:value-type="float">
            <text:p>867.8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972.64" calcext:value-type="float">
            <text:p>972.64</text:p>
          </table:table-cell>
          <table:table-cell office:value-type="float" office:value="854" calcext:value-type="float">
            <text:p>854</text:p>
          </table:table-cell>
          <table:table-cell office:value-type="float" office:value="871.8" calcext:value-type="float">
            <text:p>871.8</text:p>
          </table:table-cell>
          <table:table-cell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973.07" calcext:value-type="float">
            <text:p>973.07</text:p>
          </table:table-cell>
          <table:table-cell office:value-type="float" office:value="865.2" calcext:value-type="float">
            <text:p>865.2</text:p>
          </table:table-cell>
          <table:table-cell office:value-type="float" office:value="865.4" calcext:value-type="float">
            <text:p>865.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73.5" calcext:value-type="float">
            <text:p>973.5</text:p>
          </table:table-cell>
          <table:table-cell office:value-type="float" office:value="868.8" calcext:value-type="float">
            <text:p>868.8</text:p>
          </table:table-cell>
          <table:table-cell office:value-type="float" office:value="879.2" calcext:value-type="float">
            <text:p>879.2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973.93" calcext:value-type="float">
            <text:p>973.93</text:p>
          </table:table-cell>
          <table:table-cell office:value-type="float" office:value="862.4" calcext:value-type="float">
            <text:p>862.4</text:p>
          </table:table-cell>
          <table:table-cell office:value-type="float" office:value="864.8" calcext:value-type="float">
            <text:p>864.8</text:p>
          </table:table-cell>
          <table:table-cell office:value-type="float" office:value="855.8" calcext:value-type="float">
            <text:p>855.8</text:p>
          </table:table-cell>
        </table:table-row>
        <table:table-row table:style-name="ro1">
          <table:table-cell office:value-type="float" office:value="974.37" calcext:value-type="float">
            <text:p>974.37</text:p>
          </table:table-cell>
          <table:table-cell office:value-type="float" office:value="854.6" calcext:value-type="float">
            <text:p>854.6</text:p>
          </table:table-cell>
          <table:table-cell office:value-type="float" office:value="856" calcext:value-type="float">
            <text:p>856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974.8" calcext:value-type="float">
            <text:p>974.8</text:p>
          </table:table-cell>
          <table:table-cell office:value-type="float" office:value="867.4" calcext:value-type="float">
            <text:p>867.4</text:p>
          </table:table-cell>
          <table:table-cell office:value-type="float" office:value="861.4" calcext:value-type="float">
            <text:p>861.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975.23" calcext:value-type="float">
            <text:p>975.23</text:p>
          </table:table-cell>
          <table:table-cell office:value-type="float" office:value="851.6" calcext:value-type="float">
            <text:p>851.6</text:p>
          </table:table-cell>
          <table:table-cell office:value-type="float" office:value="877.8" calcext:value-type="float">
            <text:p>877.8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975.66" calcext:value-type="float">
            <text:p>975.66</text:p>
          </table:table-cell>
          <table:table-cell office:value-type="float" office:value="860.8" calcext:value-type="float">
            <text:p>860.8</text:p>
          </table:table-cell>
          <table:table-cell office:value-type="float" office:value="867.4" calcext:value-type="float">
            <text:p>867.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76.09" calcext:value-type="float">
            <text:p>976.09</text:p>
          </table:table-cell>
          <table:table-cell office:value-type="float" office:value="870.4" calcext:value-type="float">
            <text:p>870.4</text:p>
          </table:table-cell>
          <table:table-cell office:value-type="float" office:value="869" calcext:value-type="float">
            <text:p>869</text:p>
          </table:table-cell>
          <table:table-cell office:value-type="float" office:value="853.2" calcext:value-type="float">
            <text:p>853.2</text:p>
          </table:table-cell>
        </table:table-row>
        <table:table-row table:style-name="ro1">
          <table:table-cell office:value-type="float" office:value="976.52" calcext:value-type="float">
            <text:p>976.52</text:p>
          </table:table-cell>
          <table:table-cell office:value-type="float" office:value="854.6" calcext:value-type="float">
            <text:p>854.6</text:p>
          </table:table-cell>
          <table:table-cell office:value-type="float" office:value="871.4" calcext:value-type="float">
            <text:p>871.4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976.96" calcext:value-type="float">
            <text:p>976.96</text:p>
          </table:table-cell>
          <table:table-cell office:value-type="float" office:value="860" calcext:value-type="float">
            <text:p>860</text:p>
          </table:table-cell>
          <table:table-cell office:value-type="float" office:value="861.2" calcext:value-type="float">
            <text:p>861.2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977.39" calcext:value-type="float">
            <text:p>977.39</text:p>
          </table:table-cell>
          <table:table-cell office:value-type="float" office:value="877.2" calcext:value-type="float">
            <text:p>877.2</text:p>
          </table:table-cell>
          <table:table-cell office:value-type="float" office:value="864.8" calcext:value-type="float">
            <text:p>864.8</text:p>
          </table:table-cell>
          <table:table-cell office:value-type="float" office:value="851.8" calcext:value-type="float">
            <text:p>851.8</text:p>
          </table:table-cell>
        </table:table-row>
        <table:table-row table:style-name="ro1">
          <table:table-cell office:value-type="float" office:value="977.82" calcext:value-type="float">
            <text:p>977.82</text:p>
          </table:table-cell>
          <table:table-cell office:value-type="float" office:value="867.2" calcext:value-type="float">
            <text:p>867.2</text:p>
          </table:table-cell>
          <table:table-cell office:value-type="float" office:value="879.2" calcext:value-type="float">
            <text:p>879.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978.25" calcext:value-type="float">
            <text:p>978.25</text:p>
          </table:table-cell>
          <table:table-cell office:value-type="float" office:value="873.2" calcext:value-type="float">
            <text:p>873.2</text:p>
          </table:table-cell>
          <table:table-cell office:value-type="float" office:value="866" calcext:value-type="float">
            <text:p>866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978.68" calcext:value-type="float">
            <text:p>978.68</text:p>
          </table:table-cell>
          <table:table-cell office:value-type="float" office:value="876.4" calcext:value-type="float">
            <text:p>876.4</text:p>
          </table:table-cell>
          <table:table-cell office:value-type="float" office:value="860" calcext:value-type="float">
            <text:p>86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979.11" calcext:value-type="float">
            <text:p>979.11</text:p>
          </table:table-cell>
          <table:table-cell office:value-type="float" office:value="859.6" calcext:value-type="float">
            <text:p>859.6</text:p>
          </table:table-cell>
          <table:table-cell office:value-type="float" office:value="868.6" calcext:value-type="float">
            <text:p>868.6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979.54" calcext:value-type="float">
            <text:p>979.54</text:p>
          </table:table-cell>
          <table:table-cell office:value-type="float" office:value="867.6" calcext:value-type="float">
            <text:p>867.6</text:p>
          </table:table-cell>
          <table:table-cell office:value-type="float" office:value="859" calcext:value-type="float">
            <text:p>85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979.97" calcext:value-type="float">
            <text:p>979.97</text:p>
          </table:table-cell>
          <table:table-cell office:value-type="float" office:value="873.2" calcext:value-type="float">
            <text:p>873.2</text:p>
          </table:table-cell>
          <table:table-cell office:value-type="float" office:value="859.8" calcext:value-type="float">
            <text:p>859.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80.41" calcext:value-type="float">
            <text:p>980.41</text:p>
          </table:table-cell>
          <table:table-cell office:value-type="float" office:value="850" calcext:value-type="float">
            <text:p>850</text:p>
          </table:table-cell>
          <table:table-cell office:value-type="float" office:value="870" calcext:value-type="float">
            <text:p>870</text:p>
          </table:table-cell>
          <table:table-cell office:value-type="float" office:value="864.6" calcext:value-type="float">
            <text:p>864.6</text:p>
          </table:table-cell>
        </table:table-row>
        <table:table-row table:style-name="ro1">
          <table:table-cell office:value-type="float" office:value="980.84" calcext:value-type="float">
            <text:p>980.84</text:p>
          </table:table-cell>
          <table:table-cell office:value-type="float" office:value="863" calcext:value-type="float">
            <text:p>863</text:p>
          </table:table-cell>
          <table:table-cell office:value-type="float" office:value="860.8" calcext:value-type="float">
            <text:p>860.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81.27" calcext:value-type="float">
            <text:p>981.27</text:p>
          </table:table-cell>
          <table:table-cell office:value-type="float" office:value="866.4" calcext:value-type="float">
            <text:p>866.4</text:p>
          </table:table-cell>
          <table:table-cell office:value-type="float" office:value="857.4" calcext:value-type="float">
            <text:p>857.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81.7" calcext:value-type="float">
            <text:p>981.7</text:p>
          </table:table-cell>
          <table:table-cell table:number-columns-repeated="2" office:value-type="float" office:value="861.2" calcext:value-type="float">
            <text:p>861.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82.13" calcext:value-type="float">
            <text:p>982.13</text:p>
          </table:table-cell>
          <table:table-cell office:value-type="float" office:value="864.8" calcext:value-type="float">
            <text:p>864.8</text:p>
          </table:table-cell>
          <table:table-cell office:value-type="float" office:value="863" calcext:value-type="float">
            <text:p>863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82.56" calcext:value-type="float">
            <text:p>982.56</text:p>
          </table:table-cell>
          <table:table-cell office:value-type="float" office:value="873.2" calcext:value-type="float">
            <text:p>873.2</text:p>
          </table:table-cell>
          <table:table-cell office:value-type="float" office:value="851.4" calcext:value-type="float">
            <text:p>851.4</text:p>
          </table:table-cell>
          <table:table-cell office:value-type="float" office:value="853.2" calcext:value-type="float">
            <text:p>853.2</text:p>
          </table:table-cell>
        </table:table-row>
        <table:table-row table:style-name="ro1">
          <table:table-cell office:value-type="float" office:value="982.99" calcext:value-type="float">
            <text:p>982.99</text:p>
          </table:table-cell>
          <table:table-cell office:value-type="float" office:value="856.6" calcext:value-type="float">
            <text:p>856.6</text:p>
          </table:table-cell>
          <table:table-cell office:value-type="float" office:value="874.6" calcext:value-type="float">
            <text:p>874.6</text:p>
          </table:table-cell>
          <table:table-cell office:value-type="float" office:value="860.8" calcext:value-type="float">
            <text:p>860.8</text:p>
          </table:table-cell>
        </table:table-row>
        <table:table-row table:style-name="ro1">
          <table:table-cell office:value-type="float" office:value="983.42" calcext:value-type="float">
            <text:p>983.42</text:p>
          </table:table-cell>
          <table:table-cell office:value-type="float" office:value="865" calcext:value-type="float">
            <text:p>865</text:p>
          </table:table-cell>
          <table:table-cell office:value-type="float" office:value="854.6" calcext:value-type="float">
            <text:p>854.6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983.85" calcext:value-type="float">
            <text:p>983.85</text:p>
          </table:table-cell>
          <table:table-cell office:value-type="float" office:value="877" calcext:value-type="float">
            <text:p>877</text:p>
          </table:table-cell>
          <table:table-cell office:value-type="float" office:value="865.4" calcext:value-type="float">
            <text:p>865.4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984.29" calcext:value-type="float">
            <text:p>984.29</text:p>
          </table:table-cell>
          <table:table-cell office:value-type="float" office:value="854.8" calcext:value-type="float">
            <text:p>854.8</text:p>
          </table:table-cell>
          <table:table-cell office:value-type="float" office:value="877.6" calcext:value-type="float">
            <text:p>877.6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984.72" calcext:value-type="float">
            <text:p>984.72</text:p>
          </table:table-cell>
          <table:table-cell office:value-type="float" office:value="872" calcext:value-type="float">
            <text:p>872</text:p>
          </table:table-cell>
          <table:table-cell office:value-type="float" office:value="863.8" calcext:value-type="float">
            <text:p>863.8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985.15" calcext:value-type="float">
            <text:p>985.15</text:p>
          </table:table-cell>
          <table:table-cell office:value-type="float" office:value="870.8" calcext:value-type="float">
            <text:p>870.8</text:p>
          </table:table-cell>
          <table:table-cell office:value-type="float" office:value="855.8" calcext:value-type="float">
            <text:p>855.8</text:p>
          </table:table-cell>
          <table:table-cell office:value-type="float" office:value="855.4" calcext:value-type="float">
            <text:p>855.4</text:p>
          </table:table-cell>
        </table:table-row>
        <table:table-row table:style-name="ro1">
          <table:table-cell office:value-type="float" office:value="985.58" calcext:value-type="float">
            <text:p>985.58</text:p>
          </table:table-cell>
          <table:table-cell office:value-type="float" office:value="862.6" calcext:value-type="float">
            <text:p>862.6</text:p>
          </table:table-cell>
          <table:table-cell office:value-type="float" office:value="872.6" calcext:value-type="float">
            <text:p>872.6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986.01" calcext:value-type="float">
            <text:p>986.01</text:p>
          </table:table-cell>
          <table:table-cell office:value-type="float" office:value="860.4" calcext:value-type="float">
            <text:p>860.4</text:p>
          </table:table-cell>
          <table:table-cell office:value-type="float" office:value="865.8" calcext:value-type="float">
            <text:p>865.8</text:p>
          </table:table-cell>
          <table:table-cell office:value-type="float" office:value="856.6" calcext:value-type="float">
            <text:p>856.6</text:p>
          </table:table-cell>
        </table:table-row>
        <table:table-row table:style-name="ro1">
          <table:table-cell office:value-type="float" office:value="986.44" calcext:value-type="float">
            <text:p>986.44</text:p>
          </table:table-cell>
          <table:table-cell office:value-type="float" office:value="861.8" calcext:value-type="float">
            <text:p>861.8</text:p>
          </table:table-cell>
          <table:table-cell office:value-type="float" office:value="864.2" calcext:value-type="float">
            <text:p>864.2</text:p>
          </table:table-cell>
          <table:table-cell office:value-type="float" office:value="848.2" calcext:value-type="float">
            <text:p>848.2</text:p>
          </table:table-cell>
        </table:table-row>
        <table:table-row table:style-name="ro1">
          <table:table-cell office:value-type="float" office:value="986.87" calcext:value-type="float">
            <text:p>986.87</text:p>
          </table:table-cell>
          <table:table-cell office:value-type="float" office:value="864.4" calcext:value-type="float">
            <text:p>864.4</text:p>
          </table:table-cell>
          <table:table-cell office:value-type="float" office:value="865.6" calcext:value-type="float">
            <text:p>865.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87.3" calcext:value-type="float">
            <text:p>987.3</text:p>
          </table:table-cell>
          <table:table-cell office:value-type="float" office:value="863.6" calcext:value-type="float">
            <text:p>863.6</text:p>
          </table:table-cell>
          <table:table-cell office:value-type="float" office:value="859.2" calcext:value-type="float">
            <text:p>859.2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987.73" calcext:value-type="float">
            <text:p>987.73</text:p>
          </table:table-cell>
          <table:table-cell office:value-type="float" office:value="872.6" calcext:value-type="float">
            <text:p>872.6</text:p>
          </table:table-cell>
          <table:table-cell office:value-type="float" office:value="862.4" calcext:value-type="float">
            <text:p>862.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88.16" calcext:value-type="float">
            <text:p>988.16</text:p>
          </table:table-cell>
          <table:table-cell office:value-type="float" office:value="859.4" calcext:value-type="float">
            <text:p>859.4</text:p>
          </table:table-cell>
          <table:table-cell office:value-type="float" office:value="873.2" calcext:value-type="float">
            <text:p>873.2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988.59" calcext:value-type="float">
            <text:p>988.59</text:p>
          </table:table-cell>
          <table:table-cell table:number-columns-repeated="2" office:value-type="float" office:value="859.6" calcext:value-type="float">
            <text:p>859.6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989.03" calcext:value-type="float">
            <text:p>989.03</text:p>
          </table:table-cell>
          <table:table-cell office:value-type="float" office:value="874.2" calcext:value-type="float">
            <text:p>874.2</text:p>
          </table:table-cell>
          <table:table-cell office:value-type="float" office:value="863.8" calcext:value-type="float">
            <text:p>863.8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989.46" calcext:value-type="float">
            <text:p>989.46</text:p>
          </table:table-cell>
          <table:table-cell office:value-type="float" office:value="856" calcext:value-type="float">
            <text:p>856</text:p>
          </table:table-cell>
          <table:table-cell office:value-type="float" office:value="874.8" calcext:value-type="float">
            <text:p>874.8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989.89" calcext:value-type="float">
            <text:p>989.89</text:p>
          </table:table-cell>
          <table:table-cell office:value-type="float" office:value="859.6" calcext:value-type="float">
            <text:p>859.6</text:p>
          </table:table-cell>
          <table:table-cell office:value-type="float" office:value="848" calcext:value-type="float">
            <text:p>848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990.32" calcext:value-type="float">
            <text:p>990.32</text:p>
          </table:table-cell>
          <table:table-cell office:value-type="float" office:value="870.6" calcext:value-type="float">
            <text:p>870.6</text:p>
          </table:table-cell>
          <table:table-cell office:value-type="float" office:value="861.4" calcext:value-type="float">
            <text:p>861.4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990.75" calcext:value-type="float">
            <text:p>990.75</text:p>
          </table:table-cell>
          <table:table-cell office:value-type="float" office:value="856" calcext:value-type="float">
            <text:p>856</text:p>
          </table:table-cell>
          <table:table-cell office:value-type="float" office:value="867" calcext:value-type="float">
            <text:p>867</text:p>
          </table:table-cell>
          <table:table-cell office:value-type="float" office:value="854.4" calcext:value-type="float">
            <text:p>854.4</text:p>
          </table:table-cell>
        </table:table-row>
        <table:table-row table:style-name="ro1">
          <table:table-cell office:value-type="float" office:value="991.18" calcext:value-type="float">
            <text:p>991.18</text:p>
          </table:table-cell>
          <table:table-cell office:value-type="float" office:value="861.2" calcext:value-type="float">
            <text:p>861.2</text:p>
          </table:table-cell>
          <table:table-cell office:value-type="float" office:value="863.2" calcext:value-type="float">
            <text:p>863.2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991.61" calcext:value-type="float">
            <text:p>991.61</text:p>
          </table:table-cell>
          <table:table-cell office:value-type="float" office:value="875.6" calcext:value-type="float">
            <text:p>875.6</text:p>
          </table:table-cell>
          <table:table-cell office:value-type="float" office:value="867.2" calcext:value-type="float">
            <text:p>867.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92.04" calcext:value-type="float">
            <text:p>992.04</text:p>
          </table:table-cell>
          <table:table-cell office:value-type="float" office:value="856.6" calcext:value-type="float">
            <text:p>856.6</text:p>
          </table:table-cell>
          <table:table-cell office:value-type="float" office:value="869.4" calcext:value-type="float">
            <text:p>869.4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992.47" calcext:value-type="float">
            <text:p>992.47</text:p>
          </table:table-cell>
          <table:table-cell office:value-type="float" office:value="869" calcext:value-type="float">
            <text:p>869</text:p>
          </table:table-cell>
          <table:table-cell office:value-type="float" office:value="863" calcext:value-type="float">
            <text:p>863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992.9" calcext:value-type="float">
            <text:p>992.9</text:p>
          </table:table-cell>
          <table:table-cell office:value-type="float" office:value="867.2" calcext:value-type="float">
            <text:p>867.2</text:p>
          </table:table-cell>
          <table:table-cell office:value-type="float" office:value="865.2" calcext:value-type="float">
            <text:p>865.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93.33" calcext:value-type="float">
            <text:p>993.33</text:p>
          </table:table-cell>
          <table:table-cell office:value-type="float" office:value="855" calcext:value-type="float">
            <text:p>855</text:p>
          </table:table-cell>
          <table:table-cell office:value-type="float" office:value="868.6" calcext:value-type="float">
            <text:p>868.6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993.76" calcext:value-type="float">
            <text:p>993.76</text:p>
          </table:table-cell>
          <table:table-cell office:value-type="float" office:value="859.6" calcext:value-type="float">
            <text:p>859.6</text:p>
          </table:table-cell>
          <table:table-cell office:value-type="float" office:value="860.8" calcext:value-type="float">
            <text:p>860.8</text:p>
          </table:table-cell>
          <table:table-cell office:value-type="float" office:value="855.6" calcext:value-type="float">
            <text:p>855.6</text:p>
          </table:table-cell>
        </table:table-row>
        <table:table-row table:style-name="ro1">
          <table:table-cell office:value-type="float" office:value="994.19" calcext:value-type="float">
            <text:p>994.19</text:p>
          </table:table-cell>
          <table:table-cell office:value-type="float" office:value="873.8" calcext:value-type="float">
            <text:p>873.8</text:p>
          </table:table-cell>
          <table:table-cell office:value-type="float" office:value="863" calcext:value-type="float">
            <text:p>863</text:p>
          </table:table-cell>
          <table:table-cell office:value-type="float" office:value="852.2" calcext:value-type="float">
            <text:p>852.2</text:p>
          </table:table-cell>
        </table:table-row>
        <table:table-row table:style-name="ro1">
          <table:table-cell office:value-type="float" office:value="994.62" calcext:value-type="float">
            <text:p>994.62</text:p>
          </table:table-cell>
          <table:table-cell office:value-type="float" office:value="860.4" calcext:value-type="float">
            <text:p>860.4</text:p>
          </table:table-cell>
          <table:table-cell office:value-type="float" office:value="871" calcext:value-type="float">
            <text:p>87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95.05" calcext:value-type="float">
            <text:p>995.05</text:p>
          </table:table-cell>
          <table:table-cell office:value-type="float" office:value="861" calcext:value-type="float">
            <text:p>861</text:p>
          </table:table-cell>
          <table:table-cell office:value-type="float" office:value="855.8" calcext:value-type="float">
            <text:p>855.8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995.48" calcext:value-type="float">
            <text:p>995.48</text:p>
          </table:table-cell>
          <table:table-cell office:value-type="float" office:value="868.6" calcext:value-type="float">
            <text:p>868.6</text:p>
          </table:table-cell>
          <table:table-cell office:value-type="float" office:value="854.8" calcext:value-type="float">
            <text:p>854.8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995.91" calcext:value-type="float">
            <text:p>995.91</text:p>
          </table:table-cell>
          <table:table-cell office:value-type="float" office:value="863.4" calcext:value-type="float">
            <text:p>863.4</text:p>
          </table:table-cell>
          <table:table-cell office:value-type="float" office:value="880.4" calcext:value-type="float">
            <text:p>880.4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996.34" calcext:value-type="float">
            <text:p>996.34</text:p>
          </table:table-cell>
          <table:table-cell office:value-type="float" office:value="866.6" calcext:value-type="float">
            <text:p>866.6</text:p>
          </table:table-cell>
          <table:table-cell office:value-type="float" office:value="868.2" calcext:value-type="float">
            <text:p>868.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96.77" calcext:value-type="float">
            <text:p>996.77</text:p>
          </table:table-cell>
          <table:table-cell office:value-type="float" office:value="861.4" calcext:value-type="float">
            <text:p>861.4</text:p>
          </table:table-cell>
          <table:table-cell office:value-type="float" office:value="852.6" calcext:value-type="float">
            <text:p>852.6</text:p>
          </table:table-cell>
          <table:table-cell office:value-type="float" office:value="856.8" calcext:value-type="float">
            <text:p>856.8</text:p>
          </table:table-cell>
        </table:table-row>
        <table:table-row table:style-name="ro1">
          <table:table-cell office:value-type="float" office:value="997.2" calcext:value-type="float">
            <text:p>997.2</text:p>
          </table:table-cell>
          <table:table-cell office:value-type="float" office:value="850.6" calcext:value-type="float">
            <text:p>850.6</text:p>
          </table:table-cell>
          <table:table-cell office:value-type="float" office:value="859.4" calcext:value-type="float">
            <text:p>859.4</text:p>
          </table:table-cell>
          <table:table-cell office:value-type="float" office:value="855.2" calcext:value-type="float">
            <text:p>855.2</text:p>
          </table:table-cell>
        </table:table-row>
        <table:table-row table:style-name="ro1">
          <table:table-cell office:value-type="float" office:value="997.63" calcext:value-type="float">
            <text:p>997.63</text:p>
          </table:table-cell>
          <table:table-cell office:value-type="float" office:value="860" calcext:value-type="float">
            <text:p>860</text:p>
          </table:table-cell>
          <table:table-cell office:value-type="float" office:value="884.2" calcext:value-type="float">
            <text:p>884.2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998.06" calcext:value-type="float">
            <text:p>998.06</text:p>
          </table:table-cell>
          <table:table-cell office:value-type="float" office:value="868" calcext:value-type="float">
            <text:p>868</text:p>
          </table:table-cell>
          <table:table-cell office:value-type="float" office:value="865.6" calcext:value-type="float">
            <text:p>865.6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998.49" calcext:value-type="float">
            <text:p>998.49</text:p>
          </table:table-cell>
          <table:table-cell office:value-type="float" office:value="852.8" calcext:value-type="float">
            <text:p>852.8</text:p>
          </table:table-cell>
          <table:table-cell office:value-type="float" office:value="862.8" calcext:value-type="float">
            <text:p>862.8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998.92" calcext:value-type="float">
            <text:p>998.92</text:p>
          </table:table-cell>
          <table:table-cell office:value-type="float" office:value="859.6" calcext:value-type="float">
            <text:p>859.6</text:p>
          </table:table-cell>
          <table:table-cell office:value-type="float" office:value="859" calcext:value-type="float">
            <text:p>85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999.36" calcext:value-type="float">
            <text:p>999.36</text:p>
          </table:table-cell>
          <table:table-cell office:value-type="float" office:value="862.6" calcext:value-type="float">
            <text:p>862.6</text:p>
          </table:table-cell>
          <table:table-cell office:value-type="float" office:value="855.8" calcext:value-type="float">
            <text:p>855.8</text:p>
          </table:table-cell>
          <table:table-cell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999.79" calcext:value-type="float">
            <text:p>999.79</text:p>
          </table:table-cell>
          <table:table-cell office:value-type="float" office:value="860.4" calcext:value-type="float">
            <text:p>860.4</text:p>
          </table:table-cell>
          <table:table-cell office:value-type="float" office:value="863.2" calcext:value-type="float">
            <text:p>863.2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1000.22" calcext:value-type="float">
            <text:p>1000.22</text:p>
          </table:table-cell>
          <table:table-cell office:value-type="float" office:value="865.2" calcext:value-type="float">
            <text:p>865.2</text:p>
          </table:table-cell>
          <table:table-cell office:value-type="float" office:value="856.8" calcext:value-type="float">
            <text:p>856.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000.65" calcext:value-type="float">
            <text:p>1000.65</text:p>
          </table:table-cell>
          <table:table-cell office:value-type="float" office:value="877.2" calcext:value-type="float">
            <text:p>877.2</text:p>
          </table:table-cell>
          <table:table-cell office:value-type="float" office:value="859.6" calcext:value-type="float">
            <text:p>859.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01.08" calcext:value-type="float">
            <text:p>1001.08</text:p>
          </table:table-cell>
          <table:table-cell office:value-type="float" office:value="862.8" calcext:value-type="float">
            <text:p>862.8</text:p>
          </table:table-cell>
          <table:table-cell office:value-type="float" office:value="873" calcext:value-type="float">
            <text:p>873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1001.51" calcext:value-type="float">
            <text:p>1001.51</text:p>
          </table:table-cell>
          <table:table-cell office:value-type="float" office:value="863" calcext:value-type="float">
            <text:p>863</text:p>
          </table:table-cell>
          <table:table-cell office:value-type="float" office:value="859.2" calcext:value-type="float">
            <text:p>859.2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001.94" calcext:value-type="float">
            <text:p>1001.94</text:p>
          </table:table-cell>
          <table:table-cell office:value-type="float" office:value="872.8" calcext:value-type="float">
            <text:p>872.8</text:p>
          </table:table-cell>
          <table:table-cell office:value-type="float" office:value="855.4" calcext:value-type="float">
            <text:p>855.4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1002.37" calcext:value-type="float">
            <text:p>1002.37</text:p>
          </table:table-cell>
          <table:table-cell office:value-type="float" office:value="856" calcext:value-type="float">
            <text:p>856</text:p>
          </table:table-cell>
          <table:table-cell office:value-type="float" office:value="874.8" calcext:value-type="float">
            <text:p>874.8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1002.8" calcext:value-type="float">
            <text:p>1002.8</text:p>
          </table:table-cell>
          <table:table-cell office:value-type="float" office:value="860" calcext:value-type="float">
            <text:p>860</text:p>
          </table:table-cell>
          <table:table-cell office:value-type="float" office:value="846.4" calcext:value-type="float">
            <text:p>846.4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1003.23" calcext:value-type="float">
            <text:p>1003.23</text:p>
          </table:table-cell>
          <table:table-cell office:value-type="float" office:value="867.6" calcext:value-type="float">
            <text:p>867.6</text:p>
          </table:table-cell>
          <table:table-cell office:value-type="float" office:value="857" calcext:value-type="float">
            <text:p>857</text:p>
          </table:table-cell>
          <table:table-cell office:value-type="float" office:value="852.6" calcext:value-type="float">
            <text:p>852.6</text:p>
          </table:table-cell>
        </table:table-row>
        <table:table-row table:style-name="ro1">
          <table:table-cell office:value-type="float" office:value="1003.65" calcext:value-type="float">
            <text:p>1003.65</text:p>
          </table:table-cell>
          <table:table-cell office:value-type="float" office:value="859.2" calcext:value-type="float">
            <text:p>859.2</text:p>
          </table:table-cell>
          <table:table-cell office:value-type="float" office:value="865.4" calcext:value-type="float">
            <text:p>865.4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1004.08" calcext:value-type="float">
            <text:p>1004.08</text:p>
          </table:table-cell>
          <table:table-cell office:value-type="float" office:value="852.8" calcext:value-type="float">
            <text:p>852.8</text:p>
          </table:table-cell>
          <table:table-cell office:value-type="float" office:value="861.4" calcext:value-type="float">
            <text:p>861.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04.51" calcext:value-type="float">
            <text:p>1004.51</text:p>
          </table:table-cell>
          <table:table-cell office:value-type="float" office:value="875.8" calcext:value-type="float">
            <text:p>875.8</text:p>
          </table:table-cell>
          <table:table-cell office:value-type="float" office:value="859.2" calcext:value-type="float">
            <text:p>859.2</text:p>
          </table:table-cell>
          <table:table-cell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1004.94" calcext:value-type="float">
            <text:p>1004.94</text:p>
          </table:table-cell>
          <table:table-cell office:value-type="float" office:value="853.8" calcext:value-type="float">
            <text:p>853.8</text:p>
          </table:table-cell>
          <table:table-cell office:value-type="float" office:value="872.4" calcext:value-type="float">
            <text:p>872.4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1005.37" calcext:value-type="float">
            <text:p>1005.37</text:p>
          </table:table-cell>
          <table:table-cell office:value-type="float" office:value="862.2" calcext:value-type="float">
            <text:p>862.2</text:p>
          </table:table-cell>
          <table:table-cell office:value-type="float" office:value="856.8" calcext:value-type="float">
            <text:p>856.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05.8" calcext:value-type="float">
            <text:p>1005.8</text:p>
          </table:table-cell>
          <table:table-cell office:value-type="float" office:value="869" calcext:value-type="float">
            <text:p>869</text:p>
          </table:table-cell>
          <table:table-cell office:value-type="float" office:value="864.4" calcext:value-type="float">
            <text:p>864.4</text:p>
          </table:table-cell>
          <table:table-cell office:value-type="float" office:value="852.2" calcext:value-type="float">
            <text:p>852.2</text:p>
          </table:table-cell>
        </table:table-row>
        <table:table-row table:style-name="ro1">
          <table:table-cell office:value-type="float" office:value="1006.23" calcext:value-type="float">
            <text:p>1006.23</text:p>
          </table:table-cell>
          <table:table-cell office:value-type="float" office:value="861.4" calcext:value-type="float">
            <text:p>861.4</text:p>
          </table:table-cell>
          <table:table-cell office:value-type="float" office:value="874.6" calcext:value-type="float">
            <text:p>874.6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1006.66" calcext:value-type="float">
            <text:p>1006.66</text:p>
          </table:table-cell>
          <table:table-cell office:value-type="float" office:value="863.6" calcext:value-type="float">
            <text:p>863.6</text:p>
          </table:table-cell>
          <table:table-cell office:value-type="float" office:value="862.2" calcext:value-type="float">
            <text:p>862.2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1007.09" calcext:value-type="float">
            <text:p>1007.09</text:p>
          </table:table-cell>
          <table:table-cell office:value-type="float" office:value="874.2" calcext:value-type="float">
            <text:p>874.2</text:p>
          </table:table-cell>
          <table:table-cell office:value-type="float" office:value="865.6" calcext:value-type="float">
            <text:p>865.6</text:p>
          </table:table-cell>
          <table:table-cell office:value-type="float" office:value="856.4" calcext:value-type="float">
            <text:p>856.4</text:p>
          </table:table-cell>
        </table:table-row>
        <table:table-row table:style-name="ro1">
          <table:table-cell office:value-type="float" office:value="1007.52" calcext:value-type="float">
            <text:p>1007.52</text:p>
          </table:table-cell>
          <table:table-cell office:value-type="float" office:value="859.4" calcext:value-type="float">
            <text:p>859.4</text:p>
          </table:table-cell>
          <table:table-cell office:value-type="float" office:value="869.6" calcext:value-type="float">
            <text:p>869.6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1007.95" calcext:value-type="float">
            <text:p>1007.95</text:p>
          </table:table-cell>
          <table:table-cell office:value-type="float" office:value="861.6" calcext:value-type="float">
            <text:p>861.6</text:p>
          </table:table-cell>
          <table:table-cell office:value-type="float" office:value="861.4" calcext:value-type="float">
            <text:p>861.4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1008.38" calcext:value-type="float">
            <text:p>1008.38</text:p>
          </table:table-cell>
          <table:table-cell office:value-type="float" office:value="872.4" calcext:value-type="float">
            <text:p>872.4</text:p>
          </table:table-cell>
          <table:table-cell office:value-type="float" office:value="866" calcext:value-type="float">
            <text:p>866</text:p>
          </table:table-cell>
          <table:table-cell office:value-type="float" office:value="853.8" calcext:value-type="float">
            <text:p>853.8</text:p>
          </table:table-cell>
        </table:table-row>
        <table:table-row table:style-name="ro1">
          <table:table-cell office:value-type="float" office:value="1008.81" calcext:value-type="float">
            <text:p>1008.81</text:p>
          </table:table-cell>
          <table:table-cell office:value-type="float" office:value="858" calcext:value-type="float">
            <text:p>858</text:p>
          </table:table-cell>
          <table:table-cell office:value-type="float" office:value="860.6" calcext:value-type="float">
            <text:p>860.6</text:p>
          </table:table-cell>
          <table:table-cell office:value-type="float" office:value="860.8" calcext:value-type="float">
            <text:p>860.8</text:p>
          </table:table-cell>
        </table:table-row>
        <table:table-row table:style-name="ro1">
          <table:table-cell office:value-type="float" office:value="1009.24" calcext:value-type="float">
            <text:p>1009.24</text:p>
          </table:table-cell>
          <table:table-cell office:value-type="float" office:value="864.4" calcext:value-type="float">
            <text:p>864.4</text:p>
          </table:table-cell>
          <table:table-cell office:value-type="float" office:value="855.4" calcext:value-type="float">
            <text:p>855.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009.67" calcext:value-type="float">
            <text:p>1009.67</text:p>
          </table:table-cell>
          <table:table-cell office:value-type="float" office:value="872.8" calcext:value-type="float">
            <text:p>872.8</text:p>
          </table:table-cell>
          <table:table-cell office:value-type="float" office:value="855.4" calcext:value-type="float">
            <text:p>855.4</text:p>
          </table:table-cell>
          <table:table-cell office:value-type="float" office:value="852.2" calcext:value-type="float">
            <text:p>852.2</text:p>
          </table:table-cell>
        </table:table-row>
        <table:table-row table:style-name="ro1">
          <table:table-cell office:value-type="float" office:value="1010.1" calcext:value-type="float">
            <text:p>1010.1</text:p>
          </table:table-cell>
          <table:table-cell office:value-type="float" office:value="853.8" calcext:value-type="float">
            <text:p>853.8</text:p>
          </table:table-cell>
          <table:table-cell office:value-type="float" office:value="861.4" calcext:value-type="float">
            <text:p>861.4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1010.53" calcext:value-type="float">
            <text:p>1010.53</text:p>
          </table:table-cell>
          <table:table-cell office:value-type="float" office:value="860.4" calcext:value-type="float">
            <text:p>860.4</text:p>
          </table:table-cell>
          <table:table-cell office:value-type="float" office:value="856.8" calcext:value-type="float">
            <text:p>856.8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1010.96" calcext:value-type="float">
            <text:p>1010.96</text:p>
          </table:table-cell>
          <table:table-cell office:value-type="float" office:value="877" calcext:value-type="float">
            <text:p>877</text:p>
          </table:table-cell>
          <table:table-cell office:value-type="float" office:value="866.6" calcext:value-type="float">
            <text:p>866.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11.39" calcext:value-type="float">
            <text:p>1011.39</text:p>
          </table:table-cell>
          <table:table-cell office:value-type="float" office:value="866.6" calcext:value-type="float">
            <text:p>866.6</text:p>
          </table:table-cell>
          <table:table-cell office:value-type="float" office:value="865.8" calcext:value-type="float">
            <text:p>865.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11.82" calcext:value-type="float">
            <text:p>1011.82</text:p>
          </table:table-cell>
          <table:table-cell office:value-type="float" office:value="870.2" calcext:value-type="float">
            <text:p>870.2</text:p>
          </table:table-cell>
          <table:table-cell office:value-type="float" office:value="862.4" calcext:value-type="float">
            <text:p>862.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012.25" calcext:value-type="float">
            <text:p>1012.25</text:p>
          </table:table-cell>
          <table:table-cell office:value-type="float" office:value="871.8" calcext:value-type="float">
            <text:p>871.8</text:p>
          </table:table-cell>
          <table:table-cell office:value-type="float" office:value="861.8" calcext:value-type="float">
            <text:p>861.8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1012.68" calcext:value-type="float">
            <text:p>1012.68</text:p>
          </table:table-cell>
          <table:table-cell office:value-type="float" office:value="866.6" calcext:value-type="float">
            <text:p>866.6</text:p>
          </table:table-cell>
          <table:table-cell office:value-type="float" office:value="870.6" calcext:value-type="float">
            <text:p>870.6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1013.11" calcext:value-type="float">
            <text:p>1013.11</text:p>
          </table:table-cell>
          <table:table-cell office:value-type="float" office:value="859.4" calcext:value-type="float">
            <text:p>859.4</text:p>
          </table:table-cell>
          <table:table-cell office:value-type="float" office:value="865.8" calcext:value-type="float">
            <text:p>865.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13.54" calcext:value-type="float">
            <text:p>1013.54</text:p>
          </table:table-cell>
          <table:table-cell office:value-type="float" office:value="880.2" calcext:value-type="float">
            <text:p>880.2</text:p>
          </table:table-cell>
          <table:table-cell office:value-type="float" office:value="862" calcext:value-type="float">
            <text:p>862</text:p>
          </table:table-cell>
          <table:table-cell office:value-type="float" office:value="856.6" calcext:value-type="float">
            <text:p>856.6</text:p>
          </table:table-cell>
        </table:table-row>
        <table:table-row table:style-name="ro1">
          <table:table-cell office:value-type="float" office:value="1013.96" calcext:value-type="float">
            <text:p>1013.96</text:p>
          </table:table-cell>
          <table:table-cell office:value-type="float" office:value="876.8" calcext:value-type="float">
            <text:p>876.8</text:p>
          </table:table-cell>
          <table:table-cell office:value-type="float" office:value="872.6" calcext:value-type="float">
            <text:p>872.6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1014.39" calcext:value-type="float">
            <text:p>1014.39</text:p>
          </table:table-cell>
          <table:table-cell office:value-type="float" office:value="893.2" calcext:value-type="float">
            <text:p>893.2</text:p>
          </table:table-cell>
          <table:table-cell office:value-type="float" office:value="860.4" calcext:value-type="float">
            <text:p>860.4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1014.82" calcext:value-type="float">
            <text:p>1014.82</text:p>
          </table:table-cell>
          <table:table-cell office:value-type="float" office:value="884" calcext:value-type="float">
            <text:p>884</text:p>
          </table:table-cell>
          <table:table-cell office:value-type="float" office:value="871.2" calcext:value-type="float">
            <text:p>871.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15.25" calcext:value-type="float">
            <text:p>1015.25</text:p>
          </table:table-cell>
          <table:table-cell office:value-type="float" office:value="869.6" calcext:value-type="float">
            <text:p>869.6</text:p>
          </table:table-cell>
          <table:table-cell office:value-type="float" office:value="864.8" calcext:value-type="float">
            <text:p>864.8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1015.68" calcext:value-type="float">
            <text:p>1015.68</text:p>
          </table:table-cell>
          <table:table-cell office:value-type="float" office:value="866.8" calcext:value-type="float">
            <text:p>866.8</text:p>
          </table:table-cell>
          <table:table-cell office:value-type="float" office:value="853.6" calcext:value-type="float">
            <text:p>853.6</text:p>
          </table:table-cell>
          <table:table-cell office:value-type="float" office:value="855.6" calcext:value-type="float">
            <text:p>855.6</text:p>
          </table:table-cell>
        </table:table-row>
        <table:table-row table:style-name="ro1">
          <table:table-cell office:value-type="float" office:value="1016.11" calcext:value-type="float">
            <text:p>1016.11</text:p>
          </table:table-cell>
          <table:table-cell office:value-type="float" office:value="873.4" calcext:value-type="float">
            <text:p>873.4</text:p>
          </table:table-cell>
          <table:table-cell office:value-type="float" office:value="870.4" calcext:value-type="float">
            <text:p>870.4</text:p>
          </table:table-cell>
          <table:table-cell office:value-type="float" office:value="856.2" calcext:value-type="float">
            <text:p>856.2</text:p>
          </table:table-cell>
        </table:table-row>
        <table:table-row table:style-name="ro1">
          <table:table-cell office:value-type="float" office:value="1016.54" calcext:value-type="float">
            <text:p>1016.54</text:p>
          </table:table-cell>
          <table:table-cell office:value-type="float" office:value="869.2" calcext:value-type="float">
            <text:p>869.2</text:p>
          </table:table-cell>
          <table:table-cell office:value-type="float" office:value="872" calcext:value-type="float">
            <text:p>872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1016.97" calcext:value-type="float">
            <text:p>1016.97</text:p>
          </table:table-cell>
          <table:table-cell office:value-type="float" office:value="861.4" calcext:value-type="float">
            <text:p>861.4</text:p>
          </table:table-cell>
          <table:table-cell office:value-type="float" office:value="860.6" calcext:value-type="float">
            <text:p>860.6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1017.4" calcext:value-type="float">
            <text:p>1017.4</text:p>
          </table:table-cell>
          <table:table-cell office:value-type="float" office:value="872.6" calcext:value-type="float">
            <text:p>872.6</text:p>
          </table:table-cell>
          <table:table-cell office:value-type="float" office:value="859" calcext:value-type="float">
            <text:p>859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1017.83" calcext:value-type="float">
            <text:p>1017.83</text:p>
          </table:table-cell>
          <table:table-cell office:value-type="float" office:value="857.8" calcext:value-type="float">
            <text:p>857.8</text:p>
          </table:table-cell>
          <table:table-cell office:value-type="float" office:value="863.6" calcext:value-type="float">
            <text:p>863.6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1018.26" calcext:value-type="float">
            <text:p>1018.26</text:p>
          </table:table-cell>
          <table:table-cell office:value-type="float" office:value="894.4" calcext:value-type="float">
            <text:p>894.4</text:p>
          </table:table-cell>
          <table:table-cell office:value-type="float" office:value="962.4" calcext:value-type="float">
            <text:p>962.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018.68" calcext:value-type="float">
            <text:p>1018.68</text:p>
          </table:table-cell>
          <table:table-cell office:value-type="float" office:value="867.6" calcext:value-type="float">
            <text:p>867.6</text:p>
          </table:table-cell>
          <table:table-cell office:value-type="float" office:value="868" calcext:value-type="float">
            <text:p>868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1019.11" calcext:value-type="float">
            <text:p>1019.11</text:p>
          </table:table-cell>
          <table:table-cell office:value-type="float" office:value="868.4" calcext:value-type="float">
            <text:p>868.4</text:p>
          </table:table-cell>
          <table:table-cell office:value-type="float" office:value="873" calcext:value-type="float">
            <text:p>873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1019.54" calcext:value-type="float">
            <text:p>1019.54</text:p>
          </table:table-cell>
          <table:table-cell office:value-type="float" office:value="872" calcext:value-type="float">
            <text:p>872</text:p>
          </table:table-cell>
          <table:table-cell office:value-type="float" office:value="858.8" calcext:value-type="float">
            <text:p>858.8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1019.97" calcext:value-type="float">
            <text:p>1019.97</text:p>
          </table:table-cell>
          <table:table-cell office:value-type="float" office:value="871.2" calcext:value-type="float">
            <text:p>871.2</text:p>
          </table:table-cell>
          <table:table-cell office:value-type="float" office:value="854.6" calcext:value-type="float">
            <text:p>854.6</text:p>
          </table:table-cell>
          <table:table-cell office:value-type="float" office:value="852.6" calcext:value-type="float">
            <text:p>852.6</text:p>
          </table:table-cell>
        </table:table-row>
        <table:table-row table:style-name="ro1">
          <table:table-cell office:value-type="float" office:value="1020.4" calcext:value-type="float">
            <text:p>1020.4</text:p>
          </table:table-cell>
          <table:table-cell office:value-type="float" office:value="865.8" calcext:value-type="float">
            <text:p>865.8</text:p>
          </table:table-cell>
          <table:table-cell office:value-type="float" office:value="866.2" calcext:value-type="float">
            <text:p>866.2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1020.83" calcext:value-type="float">
            <text:p>1020.83</text:p>
          </table:table-cell>
          <table:table-cell office:value-type="float" office:value="864.4" calcext:value-type="float">
            <text:p>864.4</text:p>
          </table:table-cell>
          <table:table-cell office:value-type="float" office:value="859" calcext:value-type="float">
            <text:p>859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1021.26" calcext:value-type="float">
            <text:p>1021.26</text:p>
          </table:table-cell>
          <table:table-cell office:value-type="float" office:value="868.6" calcext:value-type="float">
            <text:p>868.6</text:p>
          </table:table-cell>
          <table:table-cell office:value-type="float" office:value="858.2" calcext:value-type="float">
            <text:p>858.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21.69" calcext:value-type="float">
            <text:p>1021.69</text:p>
          </table:table-cell>
          <table:table-cell office:value-type="float" office:value="855.4" calcext:value-type="float">
            <text:p>855.4</text:p>
          </table:table-cell>
          <table:table-cell office:value-type="float" office:value="860.4" calcext:value-type="float">
            <text:p>860.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22.12" calcext:value-type="float">
            <text:p>1022.12</text:p>
          </table:table-cell>
          <table:table-cell office:value-type="float" office:value="864.8" calcext:value-type="float">
            <text:p>864.8</text:p>
          </table:table-cell>
          <table:table-cell office:value-type="float" office:value="868.8" calcext:value-type="float">
            <text:p>868.8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1022.54" calcext:value-type="float">
            <text:p>1022.54</text:p>
          </table:table-cell>
          <table:table-cell office:value-type="float" office:value="869.6" calcext:value-type="float">
            <text:p>869.6</text:p>
          </table:table-cell>
          <table:table-cell office:value-type="float" office:value="858.4" calcext:value-type="float">
            <text:p>858.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22.97" calcext:value-type="float">
            <text:p>1022.97</text:p>
          </table:table-cell>
          <table:table-cell office:value-type="float" office:value="856.6" calcext:value-type="float">
            <text:p>856.6</text:p>
          </table:table-cell>
          <table:table-cell office:value-type="float" office:value="861" calcext:value-type="float">
            <text:p>8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023.4" calcext:value-type="float">
            <text:p>1023.4</text:p>
          </table:table-cell>
          <table:table-cell office:value-type="float" office:value="859.8" calcext:value-type="float">
            <text:p>859.8</text:p>
          </table:table-cell>
          <table:table-cell office:value-type="float" office:value="863.8" calcext:value-type="float">
            <text:p>863.8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1023.83" calcext:value-type="float">
            <text:p>1023.83</text:p>
          </table:table-cell>
          <table:table-cell office:value-type="float" office:value="871.8" calcext:value-type="float">
            <text:p>871.8</text:p>
          </table:table-cell>
          <table:table-cell office:value-type="float" office:value="857" calcext:value-type="float">
            <text:p>85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24.26" calcext:value-type="float">
            <text:p>1024.26</text:p>
          </table:table-cell>
          <table:table-cell office:value-type="float" office:value="856.6" calcext:value-type="float">
            <text:p>856.6</text:p>
          </table:table-cell>
          <table:table-cell office:value-type="float" office:value="871.4" calcext:value-type="float">
            <text:p>871.4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1024.69" calcext:value-type="float">
            <text:p>1024.69</text:p>
          </table:table-cell>
          <table:table-cell office:value-type="float" office:value="868.2" calcext:value-type="float">
            <text:p>868.2</text:p>
          </table:table-cell>
          <table:table-cell office:value-type="float" office:value="866.2" calcext:value-type="float">
            <text:p>866.2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1025.12" calcext:value-type="float">
            <text:p>1025.12</text:p>
          </table:table-cell>
          <table:table-cell office:value-type="float" office:value="871.4" calcext:value-type="float">
            <text:p>871.4</text:p>
          </table:table-cell>
          <table:table-cell office:value-type="float" office:value="865" calcext:value-type="float">
            <text:p>865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1025.55" calcext:value-type="float">
            <text:p>1025.55</text:p>
          </table:table-cell>
          <table:table-cell office:value-type="float" office:value="863.8" calcext:value-type="float">
            <text:p>863.8</text:p>
          </table:table-cell>
          <table:table-cell office:value-type="float" office:value="870" calcext:value-type="float">
            <text:p>8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25.97" calcext:value-type="float">
            <text:p>1025.97</text:p>
          </table:table-cell>
          <table:table-cell office:value-type="float" office:value="860.2" calcext:value-type="float">
            <text:p>860.2</text:p>
          </table:table-cell>
          <table:table-cell office:value-type="float" office:value="861.6" calcext:value-type="float">
            <text:p>861.6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1026.4" calcext:value-type="float">
            <text:p>1026.4</text:p>
          </table:table-cell>
          <table:table-cell office:value-type="float" office:value="874.2" calcext:value-type="float">
            <text:p>874.2</text:p>
          </table:table-cell>
          <table:table-cell office:value-type="float" office:value="859.6" calcext:value-type="float">
            <text:p>859.6</text:p>
          </table:table-cell>
          <table:table-cell office:value-type="float" office:value="856.8" calcext:value-type="float">
            <text:p>856.8</text:p>
          </table:table-cell>
        </table:table-row>
        <table:table-row table:style-name="ro1">
          <table:table-cell office:value-type="float" office:value="1026.83" calcext:value-type="float">
            <text:p>1026.83</text:p>
          </table:table-cell>
          <table:table-cell office:value-type="float" office:value="863.6" calcext:value-type="float">
            <text:p>863.6</text:p>
          </table:table-cell>
          <table:table-cell office:value-type="float" office:value="870" calcext:value-type="float">
            <text:p>87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027.26" calcext:value-type="float">
            <text:p>1027.26</text:p>
          </table:table-cell>
          <table:table-cell office:value-type="float" office:value="860.2" calcext:value-type="float">
            <text:p>860.2</text:p>
          </table:table-cell>
          <table:table-cell office:value-type="float" office:value="863.2" calcext:value-type="float">
            <text:p>863.2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1027.69" calcext:value-type="float">
            <text:p>1027.69</text:p>
          </table:table-cell>
          <table:table-cell office:value-type="float" office:value="869.6" calcext:value-type="float">
            <text:p>869.6</text:p>
          </table:table-cell>
          <table:table-cell office:value-type="float" office:value="853.6" calcext:value-type="float">
            <text:p>853.6</text:p>
          </table:table-cell>
          <table:table-cell office:value-type="float" office:value="860.8" calcext:value-type="float">
            <text:p>860.8</text:p>
          </table:table-cell>
        </table:table-row>
        <table:table-row table:style-name="ro1">
          <table:table-cell office:value-type="float" office:value="1028.12" calcext:value-type="float">
            <text:p>1028.12</text:p>
          </table:table-cell>
          <table:table-cell office:value-type="float" office:value="867.8" calcext:value-type="float">
            <text:p>867.8</text:p>
          </table:table-cell>
          <table:table-cell office:value-type="float" office:value="861.6" calcext:value-type="float">
            <text:p>861.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028.54" calcext:value-type="float">
            <text:p>1028.54</text:p>
          </table:table-cell>
          <table:table-cell office:value-type="float" office:value="863" calcext:value-type="float">
            <text:p>863</text:p>
          </table:table-cell>
          <table:table-cell office:value-type="float" office:value="859" calcext:value-type="float">
            <text:p>859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1028.97" calcext:value-type="float">
            <text:p>1028.97</text:p>
          </table:table-cell>
          <table:table-cell office:value-type="float" office:value="866" calcext:value-type="float">
            <text:p>866</text:p>
          </table:table-cell>
          <table:table-cell office:value-type="float" office:value="859.8" calcext:value-type="float">
            <text:p>859.8</text:p>
          </table:table-cell>
          <table:table-cell office:value-type="float" office:value="858.4" calcext:value-type="float">
            <text:p>858.4</text:p>
          </table:table-cell>
        </table:table-row>
        <table:table-row table:style-name="ro1">
          <table:table-cell office:value-type="float" office:value="1029.4" calcext:value-type="float">
            <text:p>1029.4</text:p>
          </table:table-cell>
          <table:table-cell office:value-type="float" office:value="868.4" calcext:value-type="float">
            <text:p>868.4</text:p>
          </table:table-cell>
          <table:table-cell office:value-type="float" office:value="861.8" calcext:value-type="float">
            <text:p>861.8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1029.83" calcext:value-type="float">
            <text:p>1029.83</text:p>
          </table:table-cell>
          <table:table-cell office:value-type="float" office:value="859.8" calcext:value-type="float">
            <text:p>859.8</text:p>
          </table:table-cell>
          <table:table-cell office:value-type="float" office:value="865.8" calcext:value-type="float">
            <text:p>865.8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1030.26" calcext:value-type="float">
            <text:p>1030.26</text:p>
          </table:table-cell>
          <table:table-cell office:value-type="float" office:value="872.2" calcext:value-type="float">
            <text:p>872.2</text:p>
          </table:table-cell>
          <table:table-cell office:value-type="float" office:value="873.4" calcext:value-type="float">
            <text:p>873.4</text:p>
          </table:table-cell>
          <table:table-cell office:value-type="float" office:value="855.8" calcext:value-type="float">
            <text:p>855.8</text:p>
          </table:table-cell>
        </table:table-row>
        <table:table-row table:style-name="ro1">
          <table:table-cell office:value-type="float" office:value="1030.69" calcext:value-type="float">
            <text:p>1030.69</text:p>
          </table:table-cell>
          <table:table-cell office:value-type="float" office:value="865.8" calcext:value-type="float">
            <text:p>865.8</text:p>
          </table:table-cell>
          <table:table-cell office:value-type="float" office:value="868" calcext:value-type="float">
            <text:p>86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31.12" calcext:value-type="float">
            <text:p>1031.12</text:p>
          </table:table-cell>
          <table:table-cell office:value-type="float" office:value="860" calcext:value-type="float">
            <text:p>860</text:p>
          </table:table-cell>
          <table:table-cell office:value-type="float" office:value="851.8" calcext:value-type="float">
            <text:p>851.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031.54" calcext:value-type="float">
            <text:p>1031.54</text:p>
          </table:table-cell>
          <table:table-cell office:value-type="float" office:value="873.2" calcext:value-type="float">
            <text:p>873.2</text:p>
          </table:table-cell>
          <table:table-cell office:value-type="float" office:value="865" calcext:value-type="float">
            <text:p>865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1031.97" calcext:value-type="float">
            <text:p>1031.97</text:p>
          </table:table-cell>
          <table:table-cell office:value-type="float" office:value="861" calcext:value-type="float">
            <text:p>861</text:p>
          </table:table-cell>
          <table:table-cell office:value-type="float" office:value="871.2" calcext:value-type="float">
            <text:p>871.2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1032.4" calcext:value-type="float">
            <text:p>1032.4</text:p>
          </table:table-cell>
          <table:table-cell office:value-type="float" office:value="860.4" calcext:value-type="float">
            <text:p>860.4</text:p>
          </table:table-cell>
          <table:table-cell office:value-type="float" office:value="866.6" calcext:value-type="float">
            <text:p>866.6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float" office:value="1032.83" calcext:value-type="float">
            <text:p>1032.83</text:p>
          </table:table-cell>
          <table:table-cell office:value-type="float" office:value="872.2" calcext:value-type="float">
            <text:p>872.2</text:p>
          </table:table-cell>
          <table:table-cell office:value-type="float" office:value="866.2" calcext:value-type="float">
            <text:p>866.2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033.26" calcext:value-type="float">
            <text:p>1033.26</text:p>
          </table:table-cell>
          <table:table-cell office:value-type="float" office:value="867.8" calcext:value-type="float">
            <text:p>867.8</text:p>
          </table:table-cell>
          <table:table-cell office:value-type="float" office:value="871" calcext:value-type="float">
            <text:p>87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33.68" calcext:value-type="float">
            <text:p>1033.68</text:p>
          </table:table-cell>
          <table:table-cell office:value-type="float" office:value="864.6" calcext:value-type="float">
            <text:p>864.6</text:p>
          </table:table-cell>
          <table:table-cell office:value-type="float" office:value="869.4" calcext:value-type="float">
            <text:p>869.4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office:value-type="float" office:value="1034.11" calcext:value-type="float">
            <text:p>1034.11</text:p>
          </table:table-cell>
          <table:table-cell office:value-type="float" office:value="865.2" calcext:value-type="float">
            <text:p>865.2</text:p>
          </table:table-cell>
          <table:table-cell office:value-type="float" office:value="858.4" calcext:value-type="float">
            <text:p>858.4</text:p>
          </table:table-cell>
          <table:table-cell office:value-type="float" office:value="854.8" calcext:value-type="float">
            <text:p>854.8</text:p>
          </table:table-cell>
        </table:table-row>
        <table:table-row table:style-name="ro1">
          <table:table-cell office:value-type="float" office:value="1034.54" calcext:value-type="float">
            <text:p>1034.54</text:p>
          </table:table-cell>
          <table:table-cell office:value-type="float" office:value="867" calcext:value-type="float">
            <text:p>867</text:p>
          </table:table-cell>
          <table:table-cell office:value-type="float" office:value="877.2" calcext:value-type="float">
            <text:p>877.2</text:p>
          </table:table-cell>
          <table:table-cell office:value-type="float" office:value="862.2" calcext:value-type="float">
            <text:p>862.2</text:p>
          </table:table-cell>
        </table:table-row>
        <table:table-row table:style-name="ro1">
          <table:table-cell office:value-type="float" office:value="1034.97" calcext:value-type="float">
            <text:p>1034.97</text:p>
          </table:table-cell>
          <table:table-cell office:value-type="float" office:value="850.2" calcext:value-type="float">
            <text:p>850.2</text:p>
          </table:table-cell>
          <table:table-cell office:value-type="float" office:value="865" calcext:value-type="float">
            <text:p>865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1035.4" calcext:value-type="float">
            <text:p>1035.4</text:p>
          </table:table-cell>
          <table:table-cell office:value-type="float" office:value="862.2" calcext:value-type="float">
            <text:p>862.2</text:p>
          </table:table-cell>
          <table:table-cell office:value-type="float" office:value="853.2" calcext:value-type="float">
            <text:p>853.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35.82" calcext:value-type="float">
            <text:p>1035.82</text:p>
          </table:table-cell>
          <table:table-cell office:value-type="float" office:value="863.6" calcext:value-type="float">
            <text:p>863.6</text:p>
          </table:table-cell>
          <table:table-cell office:value-type="float" office:value="870.6" calcext:value-type="float">
            <text:p>870.6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1036.25" calcext:value-type="float">
            <text:p>1036.25</text:p>
          </table:table-cell>
          <table:table-cell office:value-type="float" office:value="857.4" calcext:value-type="float">
            <text:p>857.4</text:p>
          </table:table-cell>
          <table:table-cell office:value-type="float" office:value="861" calcext:value-type="float">
            <text:p>861</text:p>
          </table:table-cell>
          <table:table-cell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1036.68" calcext:value-type="float">
            <text:p>1036.68</text:p>
          </table:table-cell>
          <table:table-cell office:value-type="float" office:value="862.6" calcext:value-type="float">
            <text:p>862.6</text:p>
          </table:table-cell>
          <table:table-cell office:value-type="float" office:value="861.4" calcext:value-type="float">
            <text:p>861.4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1037.11" calcext:value-type="float">
            <text:p>1037.11</text:p>
          </table:table-cell>
          <table:table-cell office:value-type="float" office:value="867.8" calcext:value-type="float">
            <text:p>867.8</text:p>
          </table:table-cell>
          <table:table-cell office:value-type="float" office:value="870" calcext:value-type="float">
            <text:p>870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037.54" calcext:value-type="float">
            <text:p>1037.54</text:p>
          </table:table-cell>
          <table:table-cell office:value-type="float" office:value="867.8" calcext:value-type="float">
            <text:p>867.8</text:p>
          </table:table-cell>
          <table:table-cell office:value-type="float" office:value="857.4" calcext:value-type="float">
            <text:p>857.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037.96" calcext:value-type="float">
            <text:p>1037.96</text:p>
          </table:table-cell>
          <table:table-cell office:value-type="float" office:value="865.4" calcext:value-type="float">
            <text:p>865.4</text:p>
          </table:table-cell>
          <table:table-cell office:value-type="float" office:value="861.8" calcext:value-type="float">
            <text:p>861.8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38.39" calcext:value-type="float">
            <text:p>1038.39</text:p>
          </table:table-cell>
          <table:table-cell office:value-type="float" office:value="860.8" calcext:value-type="float">
            <text:p>860.8</text:p>
          </table:table-cell>
          <table:table-cell office:value-type="float" office:value="868" calcext:value-type="float">
            <text:p>86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38.82" calcext:value-type="float">
            <text:p>1038.82</text:p>
          </table:table-cell>
          <table:table-cell office:value-type="float" office:value="860.4" calcext:value-type="float">
            <text:p>860.4</text:p>
          </table:table-cell>
          <table:table-cell office:value-type="float" office:value="867.8" calcext:value-type="float">
            <text:p>867.8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float" office:value="1039.25" calcext:value-type="float">
            <text:p>1039.25</text:p>
          </table:table-cell>
          <table:table-cell table:number-columns-repeated="2" office:value-type="float" office:value="867.4" calcext:value-type="float">
            <text:p>867.4</text:p>
          </table:table-cell>
          <table:table-cell office:value-type="float" office:value="858.4" calcext:value-type="float">
            <text:p>858.4</text:p>
          </table:table-cell>
        </table:table-row>
        <table:table-row table:style-name="ro1">
          <table:table-cell office:value-type="float" office:value="1039.68" calcext:value-type="float">
            <text:p>1039.68</text:p>
          </table:table-cell>
          <table:table-cell office:value-type="float" office:value="865.2" calcext:value-type="float">
            <text:p>865.2</text:p>
          </table:table-cell>
          <table:table-cell office:value-type="float" office:value="878.4" calcext:value-type="float">
            <text:p>878.4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1040.1" calcext:value-type="float">
            <text:p>1040.1</text:p>
          </table:table-cell>
          <table:table-cell office:value-type="float" office:value="859.2" calcext:value-type="float">
            <text:p>859.2</text:p>
          </table:table-cell>
          <table:table-cell office:value-type="float" office:value="861" calcext:value-type="float">
            <text:p>86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40.53" calcext:value-type="float">
            <text:p>1040.53</text:p>
          </table:table-cell>
          <table:table-cell office:value-type="float" office:value="865.4" calcext:value-type="float">
            <text:p>865.4</text:p>
          </table:table-cell>
          <table:table-cell office:value-type="float" office:value="867.2" calcext:value-type="float">
            <text:p>867.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40.96" calcext:value-type="float">
            <text:p>1040.96</text:p>
          </table:table-cell>
          <table:table-cell office:value-type="float" office:value="858.6" calcext:value-type="float">
            <text:p>858.6</text:p>
          </table:table-cell>
          <table:table-cell office:value-type="float" office:value="870.6" calcext:value-type="float">
            <text:p>870.6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41.39" calcext:value-type="float">
            <text:p>1041.39</text:p>
          </table:table-cell>
          <table:table-cell office:value-type="float" office:value="862.2" calcext:value-type="float">
            <text:p>862.2</text:p>
          </table:table-cell>
          <table:table-cell office:value-type="float" office:value="857.4" calcext:value-type="float">
            <text:p>857.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041.81" calcext:value-type="float">
            <text:p>1041.81</text:p>
          </table:table-cell>
          <table:table-cell office:value-type="float" office:value="869.4" calcext:value-type="float">
            <text:p>869.4</text:p>
          </table:table-cell>
          <table:table-cell office:value-type="float" office:value="864.4" calcext:value-type="float">
            <text:p>864.4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42.24" calcext:value-type="float">
            <text:p>1042.24</text:p>
          </table:table-cell>
          <table:table-cell office:value-type="float" office:value="865.4" calcext:value-type="float">
            <text:p>865.4</text:p>
          </table:table-cell>
          <table:table-cell office:value-type="float" office:value="871.8" calcext:value-type="float">
            <text:p>871.8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1042.67" calcext:value-type="float">
            <text:p>1042.67</text:p>
          </table:table-cell>
          <table:table-cell office:value-type="float" office:value="860.8" calcext:value-type="float">
            <text:p>860.8</text:p>
          </table:table-cell>
          <table:table-cell office:value-type="float" office:value="869" calcext:value-type="float">
            <text:p>869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43.1" calcext:value-type="float">
            <text:p>1043.1</text:p>
          </table:table-cell>
          <table:table-cell office:value-type="float" office:value="870.4" calcext:value-type="float">
            <text:p>870.4</text:p>
          </table:table-cell>
          <table:table-cell office:value-type="float" office:value="859" calcext:value-type="float">
            <text:p>85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043.52" calcext:value-type="float">
            <text:p>1043.52</text:p>
          </table:table-cell>
          <table:table-cell office:value-type="float" office:value="865.4" calcext:value-type="float">
            <text:p>865.4</text:p>
          </table:table-cell>
          <table:table-cell office:value-type="float" office:value="866.4" calcext:value-type="float">
            <text:p>866.4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1043.95" calcext:value-type="float">
            <text:p>1043.95</text:p>
          </table:table-cell>
          <table:table-cell office:value-type="float" office:value="862.8" calcext:value-type="float">
            <text:p>862.8</text:p>
          </table:table-cell>
          <table:table-cell office:value-type="float" office:value="871.2" calcext:value-type="float">
            <text:p>871.2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1044.38" calcext:value-type="float">
            <text:p>1044.38</text:p>
          </table:table-cell>
          <table:table-cell office:value-type="float" office:value="864.8" calcext:value-type="float">
            <text:p>864.8</text:p>
          </table:table-cell>
          <table:table-cell office:value-type="float" office:value="862.6" calcext:value-type="float">
            <text:p>862.6</text:p>
          </table:table-cell>
          <table:table-cell office:value-type="float" office:value="852.8" calcext:value-type="float">
            <text:p>852.8</text:p>
          </table:table-cell>
        </table:table-row>
        <table:table-row table:style-name="ro1">
          <table:table-cell office:value-type="float" office:value="1044.81" calcext:value-type="float">
            <text:p>1044.81</text:p>
          </table:table-cell>
          <table:table-cell office:value-type="float" office:value="862.8" calcext:value-type="float">
            <text:p>862.8</text:p>
          </table:table-cell>
          <table:table-cell office:value-type="float" office:value="870" calcext:value-type="float">
            <text:p>870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045.23" calcext:value-type="float">
            <text:p>1045.23</text:p>
          </table:table-cell>
          <table:table-cell office:value-type="float" office:value="860.4" calcext:value-type="float">
            <text:p>860.4</text:p>
          </table:table-cell>
          <table:table-cell office:value-type="float" office:value="864.4" calcext:value-type="float">
            <text:p>864.4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1045.66" calcext:value-type="float">
            <text:p>1045.66</text:p>
          </table:table-cell>
          <table:table-cell office:value-type="float" office:value="860" calcext:value-type="float">
            <text:p>860</text:p>
          </table:table-cell>
          <table:table-cell office:value-type="float" office:value="863.6" calcext:value-type="float">
            <text:p>863.6</text:p>
          </table:table-cell>
          <table:table-cell office:value-type="float" office:value="855.8" calcext:value-type="float">
            <text:p>855.8</text:p>
          </table:table-cell>
        </table:table-row>
        <table:table-row table:style-name="ro1">
          <table:table-cell office:value-type="float" office:value="1046.09" calcext:value-type="float">
            <text:p>1046.09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1046.52" calcext:value-type="float">
            <text:p>1046.52</text:p>
          </table:table-cell>
          <table:table-cell office:value-type="float" office:value="851.8" calcext:value-type="float">
            <text:p>851.8</text:p>
          </table:table-cell>
          <table:table-cell office:value-type="float" office:value="863.8" calcext:value-type="float">
            <text:p>863.8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1046.94" calcext:value-type="float">
            <text:p>1046.94</text:p>
          </table:table-cell>
          <table:table-cell office:value-type="float" office:value="870.2" calcext:value-type="float">
            <text:p>870.2</text:p>
          </table:table-cell>
          <table:table-cell office:value-type="float" office:value="865" calcext:value-type="float">
            <text:p>865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1047.37" calcext:value-type="float">
            <text:p>1047.37</text:p>
          </table:table-cell>
          <table:table-cell office:value-type="float" office:value="863.2" calcext:value-type="float">
            <text:p>863.2</text:p>
          </table:table-cell>
          <table:table-cell office:value-type="float" office:value="874.4" calcext:value-type="float">
            <text:p>874.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047.8" calcext:value-type="float">
            <text:p>1047.8</text:p>
          </table:table-cell>
          <table:table-cell office:value-type="float" office:value="860.8" calcext:value-type="float">
            <text:p>860.8</text:p>
          </table:table-cell>
          <table:table-cell office:value-type="float" office:value="866.6" calcext:value-type="float">
            <text:p>866.6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1048.23" calcext:value-type="float">
            <text:p>1048.23</text:p>
          </table:table-cell>
          <table:table-cell office:value-type="float" office:value="861.2" calcext:value-type="float">
            <text:p>861.2</text:p>
          </table:table-cell>
          <table:table-cell office:value-type="float" office:value="858.4" calcext:value-type="float">
            <text:p>858.4</text:p>
          </table:table-cell>
          <table:table-cell office:value-type="float" office:value="855.8" calcext:value-type="float">
            <text:p>855.8</text:p>
          </table:table-cell>
        </table:table-row>
        <table:table-row table:style-name="ro1">
          <table:table-cell office:value-type="float" office:value="1048.65" calcext:value-type="float">
            <text:p>1048.65</text:p>
          </table:table-cell>
          <table:table-cell office:value-type="float" office:value="856.2" calcext:value-type="float">
            <text:p>856.2</text:p>
          </table:table-cell>
          <table:table-cell office:value-type="float" office:value="870.8" calcext:value-type="float">
            <text:p>870.8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1049.08" calcext:value-type="float">
            <text:p>1049.08</text:p>
          </table:table-cell>
          <table:table-cell office:value-type="float" office:value="860.2" calcext:value-type="float">
            <text:p>860.2</text:p>
          </table:table-cell>
          <table:table-cell office:value-type="float" office:value="855.6" calcext:value-type="float">
            <text:p>855.6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1049.51" calcext:value-type="float">
            <text:p>1049.51</text:p>
          </table:table-cell>
          <table:table-cell office:value-type="float" office:value="866" calcext:value-type="float">
            <text:p>866</text:p>
          </table:table-cell>
          <table:table-cell office:value-type="float" office:value="851.8" calcext:value-type="float">
            <text:p>851.8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1049.93" calcext:value-type="float">
            <text:p>1049.93</text:p>
          </table:table-cell>
          <table:table-cell office:value-type="float" office:value="867.2" calcext:value-type="float">
            <text:p>867.2</text:p>
          </table:table-cell>
          <table:table-cell office:value-type="float" office:value="869.8" calcext:value-type="float">
            <text:p>869.8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1050.36" calcext:value-type="float">
            <text:p>1050.36</text:p>
          </table:table-cell>
          <table:table-cell office:value-type="float" office:value="861.6" calcext:value-type="float">
            <text:p>861.6</text:p>
          </table:table-cell>
          <table:table-cell office:value-type="float" office:value="860.8" calcext:value-type="float">
            <text:p>860.8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1050.79" calcext:value-type="float">
            <text:p>1050.79</text:p>
          </table:table-cell>
          <table:table-cell office:value-type="float" office:value="869.8" calcext:value-type="float">
            <text:p>869.8</text:p>
          </table:table-cell>
          <table:table-cell office:value-type="float" office:value="861.6" calcext:value-type="float">
            <text:p>861.6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1051.22" calcext:value-type="float">
            <text:p>1051.22</text:p>
          </table:table-cell>
          <table:table-cell office:value-type="float" office:value="867.2" calcext:value-type="float">
            <text:p>867.2</text:p>
          </table:table-cell>
          <table:table-cell office:value-type="float" office:value="871" calcext:value-type="float">
            <text:p>871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1051.64" calcext:value-type="float">
            <text:p>1051.64</text:p>
          </table:table-cell>
          <table:table-cell office:value-type="float" office:value="863.6" calcext:value-type="float">
            <text:p>863.6</text:p>
          </table:table-cell>
          <table:table-cell office:value-type="float" office:value="855.6" calcext:value-type="float">
            <text:p>855.6</text:p>
          </table:table-cell>
          <table:table-cell office:value-type="float" office:value="862.6" calcext:value-type="float">
            <text:p>862.6</text:p>
          </table:table-cell>
        </table:table-row>
        <table:table-row table:style-name="ro1">
          <table:table-cell office:value-type="float" office:value="1052.07" calcext:value-type="float">
            <text:p>1052.07</text:p>
          </table:table-cell>
          <table:table-cell office:value-type="float" office:value="870" calcext:value-type="float">
            <text:p>870</text:p>
          </table:table-cell>
          <table:table-cell office:value-type="float" office:value="858.6" calcext:value-type="float">
            <text:p>858.6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1052.5" calcext:value-type="float">
            <text:p>1052.5</text:p>
          </table:table-cell>
          <table:table-cell office:value-type="float" office:value="860.6" calcext:value-type="float">
            <text:p>860.6</text:p>
          </table:table-cell>
          <table:table-cell office:value-type="float" office:value="866.6" calcext:value-type="float">
            <text:p>866.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052.92" calcext:value-type="float">
            <text:p>1052.92</text:p>
          </table:table-cell>
          <table:table-cell office:value-type="float" office:value="853.8" calcext:value-type="float">
            <text:p>853.8</text:p>
          </table:table-cell>
          <table:table-cell office:value-type="float" office:value="868.8" calcext:value-type="float">
            <text:p>868.8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053.35" calcext:value-type="float">
            <text:p>1053.35</text:p>
          </table:table-cell>
          <table:table-cell office:value-type="float" office:value="870" calcext:value-type="float">
            <text:p>870</text:p>
          </table:table-cell>
          <table:table-cell office:value-type="float" office:value="848" calcext:value-type="float">
            <text:p>848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1053.78" calcext:value-type="float">
            <text:p>1053.78</text:p>
          </table:table-cell>
          <table:table-cell office:value-type="float" office:value="862.8" calcext:value-type="float">
            <text:p>862.8</text:p>
          </table:table-cell>
          <table:table-cell office:value-type="float" office:value="867" calcext:value-type="float">
            <text:p>867</text:p>
          </table:table-cell>
          <table:table-cell office:value-type="float" office:value="855.4" calcext:value-type="float">
            <text:p>855.4</text:p>
          </table:table-cell>
        </table:table-row>
        <table:table-row table:style-name="ro1">
          <table:table-cell office:value-type="float" office:value="1054.2" calcext:value-type="float">
            <text:p>1054.2</text:p>
          </table:table-cell>
          <table:table-cell office:value-type="float" office:value="862.8" calcext:value-type="float">
            <text:p>862.8</text:p>
          </table:table-cell>
          <table:table-cell office:value-type="float" office:value="861.2" calcext:value-type="float">
            <text:p>861.2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054.63" calcext:value-type="float">
            <text:p>1054.63</text:p>
          </table:table-cell>
          <table:table-cell office:value-type="float" office:value="898.8" calcext:value-type="float">
            <text:p>898.8</text:p>
          </table:table-cell>
          <table:table-cell office:value-type="float" office:value="1020.8" calcext:value-type="float">
            <text:p>1020.8</text:p>
          </table:table-cell>
          <table:table-cell office:value-type="float" office:value="948.8" calcext:value-type="float">
            <text:p>948.8</text:p>
          </table:table-cell>
        </table:table-row>
        <table:table-row table:style-name="ro1">
          <table:table-cell office:value-type="float" office:value="1055.06" calcext:value-type="float">
            <text:p>1055.06</text:p>
          </table:table-cell>
          <table:table-cell office:value-type="float" office:value="871.6" calcext:value-type="float">
            <text:p>871.6</text:p>
          </table:table-cell>
          <table:table-cell office:value-type="float" office:value="890.2" calcext:value-type="float">
            <text:p>890.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055.49" calcext:value-type="float">
            <text:p>1055.49</text:p>
          </table:table-cell>
          <table:table-cell office:value-type="float" office:value="856" calcext:value-type="float">
            <text:p>856</text:p>
          </table:table-cell>
          <table:table-cell office:value-type="float" office:value="868.4" calcext:value-type="float">
            <text:p>868.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055.91" calcext:value-type="float">
            <text:p>1055.91</text:p>
          </table:table-cell>
          <table:table-cell office:value-type="float" office:value="865.4" calcext:value-type="float">
            <text:p>865.4</text:p>
          </table:table-cell>
          <table:table-cell office:value-type="float" office:value="861.4" calcext:value-type="float">
            <text:p>861.4</text:p>
          </table:table-cell>
          <table:table-cell office:value-type="float" office:value="862.6" calcext:value-type="float">
            <text:p>862.6</text:p>
          </table:table-cell>
        </table:table-row>
        <table:table-row table:style-name="ro1">
          <table:table-cell office:value-type="float" office:value="1056.34" calcext:value-type="float">
            <text:p>1056.34</text:p>
          </table:table-cell>
          <table:table-cell office:value-type="float" office:value="863.8" calcext:value-type="float">
            <text:p>863.8</text:p>
          </table:table-cell>
          <table:table-cell office:value-type="float" office:value="867.4" calcext:value-type="float">
            <text:p>867.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56.77" calcext:value-type="float">
            <text:p>1056.77</text:p>
          </table:table-cell>
          <table:table-cell office:value-type="float" office:value="859.4" calcext:value-type="float">
            <text:p>859.4</text:p>
          </table:table-cell>
          <table:table-cell office:value-type="float" office:value="864.6" calcext:value-type="float">
            <text:p>864.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57.19" calcext:value-type="float">
            <text:p>1057.19</text:p>
          </table:table-cell>
          <table:table-cell office:value-type="float" office:value="880.4" calcext:value-type="float">
            <text:p>880.4</text:p>
          </table:table-cell>
          <table:table-cell office:value-type="float" office:value="856.4" calcext:value-type="float">
            <text:p>856.4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1057.62" calcext:value-type="float">
            <text:p>1057.62</text:p>
          </table:table-cell>
          <table:table-cell office:value-type="float" office:value="866.6" calcext:value-type="float">
            <text:p>866.6</text:p>
          </table:table-cell>
          <table:table-cell office:value-type="float" office:value="871.4" calcext:value-type="float">
            <text:p>871.4</text:p>
          </table:table-cell>
          <table:table-cell office:value-type="float" office:value="862.6" calcext:value-type="float">
            <text:p>862.6</text:p>
          </table:table-cell>
        </table:table-row>
        <table:table-row table:style-name="ro1">
          <table:table-cell office:value-type="float" office:value="1058.05" calcext:value-type="float">
            <text:p>1058.05</text:p>
          </table:table-cell>
          <table:table-cell office:value-type="float" office:value="855" calcext:value-type="float">
            <text:p>855</text:p>
          </table:table-cell>
          <table:table-cell office:value-type="float" office:value="862.6" calcext:value-type="float">
            <text:p>862.6</text:p>
          </table:table-cell>
          <table:table-cell office:value-type="float" office:value="855.4" calcext:value-type="float">
            <text:p>855.4</text:p>
          </table:table-cell>
        </table:table-row>
        <table:table-row table:style-name="ro1">
          <table:table-cell office:value-type="float" office:value="1058.47" calcext:value-type="float">
            <text:p>1058.47</text:p>
          </table:table-cell>
          <table:table-cell office:value-type="float" office:value="869.6" calcext:value-type="float">
            <text:p>869.6</text:p>
          </table:table-cell>
          <table:table-cell office:value-type="float" office:value="852.6" calcext:value-type="float">
            <text:p>852.6</text:p>
          </table:table-cell>
          <table:table-cell office:value-type="float" office:value="856.4" calcext:value-type="float">
            <text:p>856.4</text:p>
          </table:table-cell>
        </table:table-row>
        <table:table-row table:style-name="ro1">
          <table:table-cell office:value-type="float" office:value="1058.9" calcext:value-type="float">
            <text:p>1058.9</text:p>
          </table:table-cell>
          <table:table-cell office:value-type="float" office:value="877.6" calcext:value-type="float">
            <text:p>877.6</text:p>
          </table:table-cell>
          <table:table-cell office:value-type="float" office:value="882.2" calcext:value-type="float">
            <text:p>882.2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1059.33" calcext:value-type="float">
            <text:p>1059.33</text:p>
          </table:table-cell>
          <table:table-cell office:value-type="float" office:value="859.6" calcext:value-type="float">
            <text:p>859.6</text:p>
          </table:table-cell>
          <table:table-cell office:value-type="float" office:value="865.8" calcext:value-type="float">
            <text:p>865.8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1059.75" calcext:value-type="float">
            <text:p>1059.75</text:p>
          </table:table-cell>
          <table:table-cell office:value-type="float" office:value="867.6" calcext:value-type="float">
            <text:p>867.6</text:p>
          </table:table-cell>
          <table:table-cell office:value-type="float" office:value="858" calcext:value-type="float">
            <text:p>858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060.18" calcext:value-type="float">
            <text:p>1060.18</text:p>
          </table:table-cell>
          <table:table-cell office:value-type="float" office:value="874" calcext:value-type="float">
            <text:p>874</text:p>
          </table:table-cell>
          <table:table-cell office:value-type="float" office:value="868.4" calcext:value-type="float">
            <text:p>868.4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60.61" calcext:value-type="float">
            <text:p>1060.61</text:p>
          </table:table-cell>
          <table:table-cell office:value-type="float" office:value="858" calcext:value-type="float">
            <text:p>858</text:p>
          </table:table-cell>
          <table:table-cell office:value-type="float" office:value="867" calcext:value-type="float">
            <text:p>867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1061.03" calcext:value-type="float">
            <text:p>1061.03</text:p>
          </table:table-cell>
          <table:table-cell office:value-type="float" office:value="866" calcext:value-type="float">
            <text:p>866</text:p>
          </table:table-cell>
          <table:table-cell office:value-type="float" office:value="856.6" calcext:value-type="float">
            <text:p>856.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061.46" calcext:value-type="float">
            <text:p>1061.46</text:p>
          </table:table-cell>
          <table:table-cell office:value-type="float" office:value="861.2" calcext:value-type="float">
            <text:p>861.2</text:p>
          </table:table-cell>
          <table:table-cell office:value-type="float" office:value="871.4" calcext:value-type="float">
            <text:p>871.4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1061.89" calcext:value-type="float">
            <text:p>1061.89</text:p>
          </table:table-cell>
          <table:table-cell office:value-type="float" office:value="858.4" calcext:value-type="float">
            <text:p>858.4</text:p>
          </table:table-cell>
          <table:table-cell office:value-type="float" office:value="864" calcext:value-type="float">
            <text:p>864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1062.31" calcext:value-type="float">
            <text:p>1062.31</text:p>
          </table:table-cell>
          <table:table-cell office:value-type="float" office:value="866.2" calcext:value-type="float">
            <text:p>866.2</text:p>
          </table:table-cell>
          <table:table-cell office:value-type="float" office:value="851.4" calcext:value-type="float">
            <text:p>851.4</text:p>
          </table:table-cell>
          <table:table-cell office:value-type="float" office:value="852.6" calcext:value-type="float">
            <text:p>852.6</text:p>
          </table:table-cell>
        </table:table-row>
        <table:table-row table:style-name="ro1">
          <table:table-cell office:value-type="float" office:value="1062.74" calcext:value-type="float">
            <text:p>1062.74</text:p>
          </table:table-cell>
          <table:table-cell office:value-type="float" office:value="868.4" calcext:value-type="float">
            <text:p>868.4</text:p>
          </table:table-cell>
          <table:table-cell office:value-type="float" office:value="863.6" calcext:value-type="float">
            <text:p>863.6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63.16" calcext:value-type="float">
            <text:p>1063.16</text:p>
          </table:table-cell>
          <table:table-cell office:value-type="float" office:value="858.4" calcext:value-type="float">
            <text:p>858.4</text:p>
          </table:table-cell>
          <table:table-cell office:value-type="float" office:value="868.8" calcext:value-type="float">
            <text:p>868.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063.59" calcext:value-type="float">
            <text:p>1063.59</text:p>
          </table:table-cell>
          <table:table-cell office:value-type="float" office:value="866.8" calcext:value-type="float">
            <text:p>866.8</text:p>
          </table:table-cell>
          <table:table-cell office:value-type="float" office:value="857.8" calcext:value-type="float">
            <text:p>857.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64.02" calcext:value-type="float">
            <text:p>1064.02</text:p>
          </table:table-cell>
          <table:table-cell office:value-type="float" office:value="865.4" calcext:value-type="float">
            <text:p>865.4</text:p>
          </table:table-cell>
          <table:table-cell office:value-type="float" office:value="860.8" calcext:value-type="float">
            <text:p>860.8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1064.44" calcext:value-type="float">
            <text:p>1064.44</text:p>
          </table:table-cell>
          <table:table-cell office:value-type="float" office:value="858" calcext:value-type="float">
            <text:p>858</text:p>
          </table:table-cell>
          <table:table-cell office:value-type="float" office:value="856.4" calcext:value-type="float">
            <text:p>856.4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1064.87" calcext:value-type="float">
            <text:p>1064.87</text:p>
          </table:table-cell>
          <table:table-cell office:value-type="float" office:value="872.2" calcext:value-type="float">
            <text:p>872.2</text:p>
          </table:table-cell>
          <table:table-cell office:value-type="float" office:value="856.8" calcext:value-type="float">
            <text:p>856.8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1065.3" calcext:value-type="float">
            <text:p>1065.3</text:p>
          </table:table-cell>
          <table:table-cell office:value-type="float" office:value="873.4" calcext:value-type="float">
            <text:p>873.4</text:p>
          </table:table-cell>
          <table:table-cell office:value-type="float" office:value="876.6" calcext:value-type="float">
            <text:p>876.6</text:p>
          </table:table-cell>
          <table:table-cell office:value-type="float" office:value="849.8" calcext:value-type="float">
            <text:p>849.8</text:p>
          </table:table-cell>
        </table:table-row>
        <table:table-row table:style-name="ro1">
          <table:table-cell office:value-type="float" office:value="1065.72" calcext:value-type="float">
            <text:p>1065.72</text:p>
          </table:table-cell>
          <table:table-cell office:value-type="float" office:value="862.8" calcext:value-type="float">
            <text:p>862.8</text:p>
          </table:table-cell>
          <table:table-cell office:value-type="float" office:value="868" calcext:value-type="float">
            <text:p>868</text:p>
          </table:table-cell>
          <table:table-cell office:value-type="float" office:value="869.8" calcext:value-type="float">
            <text:p>869.8</text:p>
          </table:table-cell>
        </table:table-row>
        <table:table-row table:style-name="ro1">
          <table:table-cell office:value-type="float" office:value="1066.15" calcext:value-type="float">
            <text:p>1066.15</text:p>
          </table:table-cell>
          <table:table-cell office:value-type="float" office:value="869.4" calcext:value-type="float">
            <text:p>869.4</text:p>
          </table:table-cell>
          <table:table-cell office:value-type="float" office:value="845.2" calcext:value-type="float">
            <text:p>845.2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1066.57" calcext:value-type="float">
            <text:p>1066.57</text:p>
          </table:table-cell>
          <table:table-cell office:value-type="float" office:value="870.2" calcext:value-type="float">
            <text:p>870.2</text:p>
          </table:table-cell>
          <table:table-cell office:value-type="float" office:value="861.2" calcext:value-type="float">
            <text:p>861.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61.6" calcext:value-type="float">
            <text:p>861.6</text:p>
          </table:table-cell>
          <table:table-cell office:value-type="float" office:value="864" calcext:value-type="float">
            <text:p>86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067.43" calcext:value-type="float">
            <text:p>1067.43</text:p>
          </table:table-cell>
          <table:table-cell office:value-type="float" office:value="860.6" calcext:value-type="float">
            <text:p>860.6</text:p>
          </table:table-cell>
          <table:table-cell office:value-type="float" office:value="857" calcext:value-type="float">
            <text:p>857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1067.85" calcext:value-type="float">
            <text:p>1067.85</text:p>
          </table:table-cell>
          <table:table-cell office:value-type="float" office:value="863.8" calcext:value-type="float">
            <text:p>863.8</text:p>
          </table:table-cell>
          <table:table-cell office:value-type="float" office:value="872.4" calcext:value-type="float">
            <text:p>872.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68.28" calcext:value-type="float">
            <text:p>1068.28</text:p>
          </table:table-cell>
          <table:table-cell office:value-type="float" office:value="859" calcext:value-type="float">
            <text:p>859</text:p>
          </table:table-cell>
          <table:table-cell office:value-type="float" office:value="875.4" calcext:value-type="float">
            <text:p>875.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68.71" calcext:value-type="float">
            <text:p>1068.71</text:p>
          </table:table-cell>
          <table:table-cell office:value-type="float" office:value="857.6" calcext:value-type="float">
            <text:p>857.6</text:p>
          </table:table-cell>
          <table:table-cell office:value-type="float" office:value="862.4" calcext:value-type="float">
            <text:p>862.4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1069.13" calcext:value-type="float">
            <text:p>1069.13</text:p>
          </table:table-cell>
          <table:table-cell office:value-type="float" office:value="870" calcext:value-type="float">
            <text:p>870</text:p>
          </table:table-cell>
          <table:table-cell office:value-type="float" office:value="873.6" calcext:value-type="float">
            <text:p>873.6</text:p>
          </table:table-cell>
          <table:table-cell office:value-type="float" office:value="856.8" calcext:value-type="float">
            <text:p>856.8</text:p>
          </table:table-cell>
        </table:table-row>
        <table:table-row table:style-name="ro1">
          <table:table-cell office:value-type="float" office:value="1069.56" calcext:value-type="float">
            <text:p>1069.56</text:p>
          </table:table-cell>
          <table:table-cell office:value-type="float" office:value="856.6" calcext:value-type="float">
            <text:p>856.6</text:p>
          </table:table-cell>
          <table:table-cell office:value-type="float" office:value="863.4" calcext:value-type="float">
            <text:p>863.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069.98" calcext:value-type="float">
            <text:p>1069.98</text:p>
          </table:table-cell>
          <table:table-cell office:value-type="float" office:value="867.2" calcext:value-type="float">
            <text:p>867.2</text:p>
          </table:table-cell>
          <table:table-cell office:value-type="float" office:value="852" calcext:value-type="float">
            <text:p>852</text:p>
          </table:table-cell>
          <table:table-cell office:value-type="float" office:value="857.4" calcext:value-type="float">
            <text:p>857.4</text:p>
          </table:table-cell>
        </table:table-row>
        <table:table-row table:style-name="ro1">
          <table:table-cell office:value-type="float" office:value="1070.41" calcext:value-type="float">
            <text:p>1070.41</text:p>
          </table:table-cell>
          <table:table-cell office:value-type="float" office:value="870.4" calcext:value-type="float">
            <text:p>870.4</text:p>
          </table:table-cell>
          <table:table-cell office:value-type="float" office:value="869.4" calcext:value-type="float">
            <text:p>869.4</text:p>
          </table:table-cell>
          <table:table-cell office:value-type="float" office:value="852.8" calcext:value-type="float">
            <text:p>852.8</text:p>
          </table:table-cell>
        </table:table-row>
        <table:table-row table:style-name="ro1">
          <table:table-cell office:value-type="float" office:value="1070.84" calcext:value-type="float">
            <text:p>1070.84</text:p>
          </table:table-cell>
          <table:table-cell office:value-type="float" office:value="855.2" calcext:value-type="float">
            <text:p>855.2</text:p>
          </table:table-cell>
          <table:table-cell office:value-type="float" office:value="873.4" calcext:value-type="float">
            <text:p>873.4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1071.26" calcext:value-type="float">
            <text:p>1071.26</text:p>
          </table:table-cell>
          <table:table-cell office:value-type="float" office:value="870" calcext:value-type="float">
            <text:p>870</text:p>
          </table:table-cell>
          <table:table-cell office:value-type="float" office:value="859.6" calcext:value-type="float">
            <text:p>859.6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1071.69" calcext:value-type="float">
            <text:p>1071.69</text:p>
          </table:table-cell>
          <table:table-cell office:value-type="float" office:value="869.6" calcext:value-type="float">
            <text:p>869.6</text:p>
          </table:table-cell>
          <table:table-cell office:value-type="float" office:value="872.4" calcext:value-type="float">
            <text:p>872.4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1072.11" calcext:value-type="float">
            <text:p>1072.11</text:p>
          </table:table-cell>
          <table:table-cell office:value-type="float" office:value="860.6" calcext:value-type="float">
            <text:p>860.6</text:p>
          </table:table-cell>
          <table:table-cell office:value-type="float" office:value="866.6" calcext:value-type="float">
            <text:p>866.6</text:p>
          </table:table-cell>
          <table:table-cell office:value-type="float" office:value="850.6" calcext:value-type="float">
            <text:p>850.6</text:p>
          </table:table-cell>
        </table:table-row>
        <table:table-row table:style-name="ro1">
          <table:table-cell office:value-type="float" office:value="1072.54" calcext:value-type="float">
            <text:p>1072.54</text:p>
          </table:table-cell>
          <table:table-cell office:value-type="float" office:value="870.6" calcext:value-type="float">
            <text:p>870.6</text:p>
          </table:table-cell>
          <table:table-cell office:value-type="float" office:value="878.4" calcext:value-type="float">
            <text:p>878.4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1072.97" calcext:value-type="float">
            <text:p>1072.97</text:p>
          </table:table-cell>
          <table:table-cell office:value-type="float" office:value="869" calcext:value-type="float">
            <text:p>869</text:p>
          </table:table-cell>
          <table:table-cell office:value-type="float" office:value="875.8" calcext:value-type="float">
            <text:p>875.8</text:p>
          </table:table-cell>
          <table:table-cell office:value-type="float" office:value="858.4" calcext:value-type="float">
            <text:p>858.4</text:p>
          </table:table-cell>
        </table:table-row>
        <table:table-row table:style-name="ro1">
          <table:table-cell office:value-type="float" office:value="1073.39" calcext:value-type="float">
            <text:p>1073.39</text:p>
          </table:table-cell>
          <table:table-cell office:value-type="float" office:value="849.8" calcext:value-type="float">
            <text:p>849.8</text:p>
          </table:table-cell>
          <table:table-cell office:value-type="float" office:value="879.8" calcext:value-type="float">
            <text:p>879.8</text:p>
          </table:table-cell>
          <table:table-cell office:value-type="float" office:value="867.2" calcext:value-type="float">
            <text:p>867.2</text:p>
          </table:table-cell>
        </table:table-row>
        <table:table-row table:style-name="ro1">
          <table:table-cell office:value-type="float" office:value="1073.82" calcext:value-type="float">
            <text:p>1073.82</text:p>
          </table:table-cell>
          <table:table-cell office:value-type="float" office:value="856.6" calcext:value-type="float">
            <text:p>856.6</text:p>
          </table:table-cell>
          <table:table-cell office:value-type="float" office:value="855.6" calcext:value-type="float">
            <text:p>855.6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1074.24" calcext:value-type="float">
            <text:p>1074.24</text:p>
          </table:table-cell>
          <table:table-cell office:value-type="float" office:value="870.6" calcext:value-type="float">
            <text:p>870.6</text:p>
          </table:table-cell>
          <table:table-cell office:value-type="float" office:value="875.8" calcext:value-type="float">
            <text:p>875.8</text:p>
          </table:table-cell>
          <table:table-cell office:value-type="float" office:value="860.4" calcext:value-type="float">
            <text:p>860.4</text:p>
          </table:table-cell>
        </table:table-row>
        <table:table-row table:style-name="ro1">
          <table:table-cell office:value-type="float" office:value="1074.67" calcext:value-type="float">
            <text:p>1074.67</text:p>
          </table:table-cell>
          <table:table-cell office:value-type="float" office:value="852.4" calcext:value-type="float">
            <text:p>852.4</text:p>
          </table:table-cell>
          <table:table-cell office:value-type="float" office:value="859.6" calcext:value-type="float">
            <text:p>859.6</text:p>
          </table:table-cell>
          <table:table-cell office:value-type="float" office:value="856.8" calcext:value-type="float">
            <text:p>856.8</text:p>
          </table:table-cell>
        </table:table-row>
        <table:table-row table:style-name="ro1">
          <table:table-cell office:value-type="float" office:value="1075.09" calcext:value-type="float">
            <text:p>1075.09</text:p>
          </table:table-cell>
          <table:table-cell office:value-type="float" office:value="862.4" calcext:value-type="float">
            <text:p>862.4</text:p>
          </table:table-cell>
          <table:table-cell office:value-type="float" office:value="857.4" calcext:value-type="float">
            <text:p>857.4</text:p>
          </table:table-cell>
          <table:table-cell office:value-type="float" office:value="855.2" calcext:value-type="float">
            <text:p>855.2</text:p>
          </table:table-cell>
        </table:table-row>
        <table:table-row table:style-name="ro1">
          <table:table-cell office:value-type="float" office:value="1075.52" calcext:value-type="float">
            <text:p>1075.52</text:p>
          </table:table-cell>
          <table:table-cell office:value-type="float" office:value="870.6" calcext:value-type="float">
            <text:p>870.6</text:p>
          </table:table-cell>
          <table:table-cell office:value-type="float" office:value="862.4" calcext:value-type="float">
            <text:p>862.4</text:p>
          </table:table-cell>
          <table:table-cell office:value-type="float" office:value="855.6" calcext:value-type="float">
            <text:p>855.6</text:p>
          </table:table-cell>
        </table:table-row>
        <table:table-row table:style-name="ro1">
          <table:table-cell office:value-type="float" office:value="1075.95" calcext:value-type="float">
            <text:p>1075.95</text:p>
          </table:table-cell>
          <table:table-cell office:value-type="float" office:value="859" calcext:value-type="float">
            <text:p>859</text:p>
          </table:table-cell>
          <table:table-cell office:value-type="float" office:value="863.4" calcext:value-type="float">
            <text:p>863.4</text:p>
          </table:table-cell>
          <table:table-cell office:value-type="float" office:value="856.8" calcext:value-type="float">
            <text:p>856.8</text:p>
          </table:table-cell>
        </table:table-row>
        <table:table-row table:style-name="ro1">
          <table:table-cell office:value-type="float" office:value="1076.37" calcext:value-type="float">
            <text:p>1076.37</text:p>
          </table:table-cell>
          <table:table-cell office:value-type="float" office:value="863.4" calcext:value-type="float">
            <text:p>863.4</text:p>
          </table:table-cell>
          <table:table-cell office:value-type="float" office:value="855.6" calcext:value-type="float">
            <text:p>855.6</text:p>
          </table:table-cell>
          <table:table-cell office:value-type="float" office:value="865.8" calcext:value-type="float">
            <text:p>865.8</text:p>
          </table:table-cell>
        </table:table-row>
        <table:table-row table:style-name="ro1">
          <table:table-cell office:value-type="float" office:value="1076.8" calcext:value-type="float">
            <text:p>1076.8</text:p>
          </table:table-cell>
          <table:table-cell office:value-type="float" office:value="873.4" calcext:value-type="float">
            <text:p>873.4</text:p>
          </table:table-cell>
          <table:table-cell office:value-type="float" office:value="865.8" calcext:value-type="float">
            <text:p>865.8</text:p>
          </table:table-cell>
          <table:table-cell office:value-type="float" office:value="856.2" calcext:value-type="float">
            <text:p>856.2</text:p>
          </table:table-cell>
        </table:table-row>
        <table:table-row table:style-name="ro1">
          <table:table-cell office:value-type="float" office:value="1077.22" calcext:value-type="float">
            <text:p>1077.22</text:p>
          </table:table-cell>
          <table:table-cell office:value-type="float" office:value="858" calcext:value-type="float">
            <text:p>858</text:p>
          </table:table-cell>
          <table:table-cell office:value-type="float" office:value="870" calcext:value-type="float">
            <text:p>870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1077.65" calcext:value-type="float">
            <text:p>1077.65</text:p>
          </table:table-cell>
          <table:table-cell office:value-type="float" office:value="864.2" calcext:value-type="float">
            <text:p>864.2</text:p>
          </table:table-cell>
          <table:table-cell office:value-type="float" office:value="857.4" calcext:value-type="float">
            <text:p>857.4</text:p>
          </table:table-cell>
          <table:table-cell office:value-type="float" office:value="855.8" calcext:value-type="float">
            <text:p>855.8</text:p>
          </table:table-cell>
        </table:table-row>
        <table:table-row table:style-name="ro1">
          <table:table-cell office:value-type="float" office:value="1078.07" calcext:value-type="float">
            <text:p>1078.07</text:p>
          </table:table-cell>
          <table:table-cell office:value-type="float" office:value="870.4" calcext:value-type="float">
            <text:p>870.4</text:p>
          </table:table-cell>
          <table:table-cell office:value-type="float" office:value="863.8" calcext:value-type="float">
            <text:p>863.8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1078.5" calcext:value-type="float">
            <text:p>1078.5</text:p>
          </table:table-cell>
          <table:table-cell office:value-type="float" office:value="855.6" calcext:value-type="float">
            <text:p>855.6</text:p>
          </table:table-cell>
          <table:table-cell office:value-type="float" office:value="866.4" calcext:value-type="float">
            <text:p>866.4</text:p>
          </table:table-cell>
          <table:table-cell office:value-type="float" office:value="870.4" calcext:value-type="float">
            <text:p>870.4</text:p>
          </table:table-cell>
        </table:table-row>
        <table:table-row table:style-name="ro1">
          <table:table-cell office:value-type="float" office:value="1078.92" calcext:value-type="float">
            <text:p>1078.92</text:p>
          </table:table-cell>
          <table:table-cell office:value-type="float" office:value="855.2" calcext:value-type="float">
            <text:p>855.2</text:p>
          </table:table-cell>
          <table:table-cell office:value-type="float" office:value="857.4" calcext:value-type="float">
            <text:p>857.4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1079.35" calcext:value-type="float">
            <text:p>1079.35</text:p>
          </table:table-cell>
          <table:table-cell office:value-type="float" office:value="868.6" calcext:value-type="float">
            <text:p>868.6</text:p>
          </table:table-cell>
          <table:table-cell office:value-type="float" office:value="865.6" calcext:value-type="float">
            <text:p>865.6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79.78" calcext:value-type="float">
            <text:p>1079.78</text:p>
          </table:table-cell>
          <table:table-cell office:value-type="float" office:value="853.6" calcext:value-type="float">
            <text:p>853.6</text:p>
          </table:table-cell>
          <table:table-cell office:value-type="float" office:value="862.2" calcext:value-type="float">
            <text:p>862.2</text:p>
          </table:table-cell>
          <table:table-cell office:value-type="float" office:value="858.2" calcext:value-type="float">
            <text:p>858.2</text:p>
          </table:table-cell>
        </table:table-row>
        <table:table-row table:style-name="ro1">
          <table:table-cell office:value-type="float" office:value="1080.2" calcext:value-type="float">
            <text:p>1080.2</text:p>
          </table:table-cell>
          <table:table-cell office:value-type="float" office:value="859.8" calcext:value-type="float">
            <text:p>859.8</text:p>
          </table:table-cell>
          <table:table-cell table:number-columns-repeated="2"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1080.63" calcext:value-type="float">
            <text:p>1080.63</text:p>
          </table:table-cell>
          <table:table-cell office:value-type="float" office:value="868.8" calcext:value-type="float">
            <text:p>868.8</text:p>
          </table:table-cell>
          <table:table-cell office:value-type="float" office:value="868.4" calcext:value-type="float">
            <text:p>868.4</text:p>
          </table:table-cell>
          <table:table-cell office:value-type="float" office:value="862.6" calcext:value-type="float">
            <text:p>862.6</text:p>
          </table:table-cell>
        </table:table-row>
        <table:table-row table:style-name="ro1">
          <table:table-cell office:value-type="float" office:value="1081.05" calcext:value-type="float">
            <text:p>1081.05</text:p>
          </table:table-cell>
          <table:table-cell office:value-type="float" office:value="861.2" calcext:value-type="float">
            <text:p>861.2</text:p>
          </table:table-cell>
          <table:table-cell office:value-type="float" office:value="884.2" calcext:value-type="float">
            <text:p>884.2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1081.48" calcext:value-type="float">
            <text:p>1081.48</text:p>
          </table:table-cell>
          <table:table-cell office:value-type="float" office:value="861.8" calcext:value-type="float">
            <text:p>861.8</text:p>
          </table:table-cell>
          <table:table-cell office:value-type="float" office:value="853.8" calcext:value-type="float">
            <text:p>853.8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1081.9" calcext:value-type="float">
            <text:p>1081.9</text:p>
          </table:table-cell>
          <table:table-cell office:value-type="float" office:value="870.2" calcext:value-type="float">
            <text:p>870.2</text:p>
          </table:table-cell>
          <table:table-cell table:number-columns-repeated="2"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1082.33" calcext:value-type="float">
            <text:p>1082.33</text:p>
          </table:table-cell>
          <table:table-cell office:value-type="float" office:value="863.2" calcext:value-type="float">
            <text:p>863.2</text:p>
          </table:table-cell>
          <table:table-cell office:value-type="float" office:value="869.4" calcext:value-type="float">
            <text:p>869.4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1082.75" calcext:value-type="float">
            <text:p>1082.75</text:p>
          </table:table-cell>
          <table:table-cell office:value-type="float" office:value="865.6" calcext:value-type="float">
            <text:p>865.6</text:p>
          </table:table-cell>
          <table:table-cell office:value-type="float" office:value="852.6" calcext:value-type="float">
            <text:p>852.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83.18" calcext:value-type="float">
            <text:p>1083.18</text:p>
          </table:table-cell>
          <table:table-cell office:value-type="float" office:value="882.6" calcext:value-type="float">
            <text:p>882.6</text:p>
          </table:table-cell>
          <table:table-cell office:value-type="float" office:value="868.6" calcext:value-type="float">
            <text:p>868.6</text:p>
          </table:table-cell>
          <table:table-cell office:value-type="float" office:value="852.6" calcext:value-type="float">
            <text:p>852.6</text:p>
          </table:table-cell>
        </table:table-row>
        <table:table-row table:style-name="ro1">
          <table:table-cell office:value-type="float" office:value="1083.6" calcext:value-type="float">
            <text:p>1083.6</text:p>
          </table:table-cell>
          <table:table-cell office:value-type="float" office:value="855" calcext:value-type="float">
            <text:p>855</text:p>
          </table:table-cell>
          <table:table-cell office:value-type="float" office:value="873" calcext:value-type="float">
            <text:p>873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1084.03" calcext:value-type="float">
            <text:p>1084.03</text:p>
          </table:table-cell>
          <table:table-cell office:value-type="float" office:value="865.8" calcext:value-type="float">
            <text:p>865.8</text:p>
          </table:table-cell>
          <table:table-cell office:value-type="float" office:value="850.2" calcext:value-type="float">
            <text:p>850.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084.45" calcext:value-type="float">
            <text:p>1084.45</text:p>
          </table:table-cell>
          <table:table-cell office:value-type="float" office:value="868.2" calcext:value-type="float">
            <text:p>868.2</text:p>
          </table:table-cell>
          <table:table-cell office:value-type="float" office:value="872.6" calcext:value-type="float">
            <text:p>872.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84.88" calcext:value-type="float">
            <text:p>1084.88</text:p>
          </table:table-cell>
          <table:table-cell office:value-type="float" office:value="856.2" calcext:value-type="float">
            <text:p>856.2</text:p>
          </table:table-cell>
          <table:table-cell office:value-type="float" office:value="873.4" calcext:value-type="float">
            <text:p>873.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85.3" calcext:value-type="float">
            <text:p>1085.3</text:p>
          </table:table-cell>
          <table:table-cell office:value-type="float" office:value="864" calcext:value-type="float">
            <text:p>864</text:p>
          </table:table-cell>
          <table:table-cell office:value-type="float" office:value="861.8" calcext:value-type="float">
            <text:p>861.8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1085.73" calcext:value-type="float">
            <text:p>1085.73</text:p>
          </table:table-cell>
          <table:table-cell office:value-type="float" office:value="864.6" calcext:value-type="float">
            <text:p>864.6</text:p>
          </table:table-cell>
          <table:table-cell office:value-type="float" office:value="864" calcext:value-type="float">
            <text:p>864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086.15" calcext:value-type="float">
            <text:p>1086.15</text:p>
          </table:table-cell>
          <table:table-cell office:value-type="float" office:value="856.6" calcext:value-type="float">
            <text:p>856.6</text:p>
          </table:table-cell>
          <table:table-cell office:value-type="float" office:value="867" calcext:value-type="float">
            <text:p>867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1086.58" calcext:value-type="float">
            <text:p>1086.58</text:p>
          </table:table-cell>
          <table:table-cell office:value-type="float" office:value="855.6" calcext:value-type="float">
            <text:p>855.6</text:p>
          </table:table-cell>
          <table:table-cell office:value-type="float" office:value="857.6" calcext:value-type="float">
            <text:p>857.6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72.6" calcext:value-type="float">
            <text:p>872.6</text:p>
          </table:table-cell>
          <table:table-cell office:value-type="float" office:value="859.2" calcext:value-type="float">
            <text:p>859.2</text:p>
          </table:table-cell>
          <table:table-cell office:value-type="float" office:value="864.2" calcext:value-type="float">
            <text:p>864.2</text:p>
          </table:table-cell>
        </table:table-row>
        <table:table-row table:style-name="ro1">
          <table:table-cell office:value-type="float" office:value="1087.43" calcext:value-type="float">
            <text:p>1087.43</text:p>
          </table:table-cell>
          <table:table-cell office:value-type="float" office:value="862" calcext:value-type="float">
            <text:p>862</text:p>
          </table:table-cell>
          <table:table-cell office:value-type="float" office:value="870.4" calcext:value-type="float">
            <text:p>870.4</text:p>
          </table:table-cell>
          <table:table-cell office:value-type="float" office:value="852.6" calcext:value-type="float">
            <text:p>852.6</text:p>
          </table:table-cell>
        </table:table-row>
        <table:table-row table:style-name="ro1">
          <table:table-cell office:value-type="float" office:value="1087.85" calcext:value-type="float">
            <text:p>1087.85</text:p>
          </table:table-cell>
          <table:table-cell office:value-type="float" office:value="867.6" calcext:value-type="float">
            <text:p>867.6</text:p>
          </table:table-cell>
          <table:table-cell office:value-type="float" office:value="855.4" calcext:value-type="float">
            <text:p>855.4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1088.28" calcext:value-type="float">
            <text:p>1088.28</text:p>
          </table:table-cell>
          <table:table-cell office:value-type="float" office:value="876.2" calcext:value-type="float">
            <text:p>876.2</text:p>
          </table:table-cell>
          <table:table-cell office:value-type="float" office:value="872.2" calcext:value-type="float">
            <text:p>872.2</text:p>
          </table:table-cell>
          <table:table-cell office:value-type="float" office:value="862.2" calcext:value-type="float">
            <text:p>862.2</text:p>
          </table:table-cell>
        </table:table-row>
        <table:table-row table:style-name="ro1">
          <table:table-cell office:value-type="float" office:value="1088.7" calcext:value-type="float">
            <text:p>1088.7</text:p>
          </table:table-cell>
          <table:table-cell office:value-type="float" office:value="854.6" calcext:value-type="float">
            <text:p>854.6</text:p>
          </table:table-cell>
          <table:table-cell office:value-type="float" office:value="881.4" calcext:value-type="float">
            <text:p>881.4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1089.13" calcext:value-type="float">
            <text:p>1089.13</text:p>
          </table:table-cell>
          <table:table-cell office:value-type="float" office:value="856.4" calcext:value-type="float">
            <text:p>856.4</text:p>
          </table:table-cell>
          <table:table-cell office:value-type="float" office:value="861.4" calcext:value-type="float">
            <text:p>861.4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1089.55" calcext:value-type="float">
            <text:p>1089.55</text:p>
          </table:table-cell>
          <table:table-cell office:value-type="float" office:value="862.6" calcext:value-type="float">
            <text:p>862.6</text:p>
          </table:table-cell>
          <table:table-cell office:value-type="float" office:value="875.4" calcext:value-type="float">
            <text:p>875.4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1089.98" calcext:value-type="float">
            <text:p>1089.98</text:p>
          </table:table-cell>
          <table:table-cell office:value-type="float" office:value="849.6" calcext:value-type="float">
            <text:p>849.6</text:p>
          </table:table-cell>
          <table:table-cell office:value-type="float" office:value="863.2" calcext:value-type="float">
            <text:p>863.2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1090.4" calcext:value-type="float">
            <text:p>1090.4</text:p>
          </table:table-cell>
          <table:table-cell office:value-type="float" office:value="866.6" calcext:value-type="float">
            <text:p>866.6</text:p>
          </table:table-cell>
          <table:table-cell office:value-type="float" office:value="853" calcext:value-type="float">
            <text:p>853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1090.83" calcext:value-type="float">
            <text:p>1090.83</text:p>
          </table:table-cell>
          <table:table-cell office:value-type="float" office:value="868.6" calcext:value-type="float">
            <text:p>868.6</text:p>
          </table:table-cell>
          <table:table-cell office:value-type="float" office:value="861.6" calcext:value-type="float">
            <text:p>861.6</text:p>
          </table:table-cell>
          <table:table-cell office:value-type="float" office:value="865.4" calcext:value-type="float">
            <text:p>865.4</text:p>
          </table:table-cell>
        </table:table-row>
        <table:table-row table:style-name="ro1">
          <table:table-cell office:value-type="float" office:value="1091.25" calcext:value-type="float">
            <text:p>1091.25</text:p>
          </table:table-cell>
          <table:table-cell office:value-type="float" office:value="848" calcext:value-type="float">
            <text:p>848</text:p>
          </table:table-cell>
          <table:table-cell office:value-type="float" office:value="864.4" calcext:value-type="float">
            <text:p>864.4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1091.68" calcext:value-type="float">
            <text:p>1091.68</text:p>
          </table:table-cell>
          <table:table-cell office:value-type="float" office:value="863.8" calcext:value-type="float">
            <text:p>863.8</text:p>
          </table:table-cell>
          <table:table-cell office:value-type="float" office:value="850.8" calcext:value-type="float">
            <text:p>850.8</text:p>
          </table:table-cell>
          <table:table-cell office:value-type="float" office:value="861.4" calcext:value-type="float">
            <text:p>861.4</text:p>
          </table:table-cell>
        </table:table-row>
        <table:table-row table:style-name="ro1">
          <table:table-cell office:value-type="float" office:value="1092.1" calcext:value-type="float">
            <text:p>1092.1</text:p>
          </table:table-cell>
          <table:table-cell office:value-type="float" office:value="873.2" calcext:value-type="float">
            <text:p>873.2</text:p>
          </table:table-cell>
          <table:table-cell office:value-type="float" office:value="858.2" calcext:value-type="float">
            <text:p>858.2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1092.53" calcext:value-type="float">
            <text:p>1092.53</text:p>
          </table:table-cell>
          <table:table-cell office:value-type="float" office:value="862.6" calcext:value-type="float">
            <text:p>862.6</text:p>
          </table:table-cell>
          <table:table-cell office:value-type="float" office:value="859.6" calcext:value-type="float">
            <text:p>859.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92.95" calcext:value-type="float">
            <text:p>1092.95</text:p>
          </table:table-cell>
          <table:table-cell office:value-type="float" office:value="865.8" calcext:value-type="float">
            <text:p>865.8</text:p>
          </table:table-cell>
          <table:table-cell office:value-type="float" office:value="861.8" calcext:value-type="float">
            <text:p>861.8</text:p>
          </table:table-cell>
          <table:table-cell office:value-type="float" office:value="856.8" calcext:value-type="float">
            <text:p>856.8</text:p>
          </table:table-cell>
        </table:table-row>
        <table:table-row table:style-name="ro1">
          <table:table-cell office:value-type="float" office:value="1093.38" calcext:value-type="float">
            <text:p>1093.38</text:p>
          </table:table-cell>
          <table:table-cell office:value-type="float" office:value="871.8" calcext:value-type="float">
            <text:p>871.8</text:p>
          </table:table-cell>
          <table:table-cell office:value-type="float" office:value="864" calcext:value-type="float">
            <text:p>864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1093.8" calcext:value-type="float">
            <text:p>1093.8</text:p>
          </table:table-cell>
          <table:table-cell office:value-type="float" office:value="853.2" calcext:value-type="float">
            <text:p>853.2</text:p>
          </table:table-cell>
          <table:table-cell office:value-type="float" office:value="870.4" calcext:value-type="float">
            <text:p>870.4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94.23" calcext:value-type="float">
            <text:p>1094.23</text:p>
          </table:table-cell>
          <table:table-cell office:value-type="float" office:value="865.2" calcext:value-type="float">
            <text:p>865.2</text:p>
          </table:table-cell>
          <table:table-cell office:value-type="float" office:value="852" calcext:value-type="float">
            <text:p>852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1094.65" calcext:value-type="float">
            <text:p>1094.65</text:p>
          </table:table-cell>
          <table:table-cell office:value-type="float" office:value="876.6" calcext:value-type="float">
            <text:p>876.6</text:p>
          </table:table-cell>
          <table:table-cell office:value-type="float" office:value="870.2" calcext:value-type="float">
            <text:p>870.2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1095.07" calcext:value-type="float">
            <text:p>1095.07</text:p>
          </table:table-cell>
          <table:table-cell office:value-type="float" office:value="854.2" calcext:value-type="float">
            <text:p>854.2</text:p>
          </table:table-cell>
          <table:table-cell office:value-type="float" office:value="866.8" calcext:value-type="float">
            <text:p>866.8</text:p>
          </table:table-cell>
          <table:table-cell office:value-type="float" office:value="850.6" calcext:value-type="float">
            <text:p>850.6</text:p>
          </table:table-cell>
        </table:table-row>
        <table:table-row table:style-name="ro1">
          <table:table-cell office:value-type="float" office:value="1095.5" calcext:value-type="float">
            <text:p>1095.5</text:p>
          </table:table-cell>
          <table:table-cell office:value-type="float" office:value="866.6" calcext:value-type="float">
            <text:p>866.6</text:p>
          </table:table-cell>
          <table:table-cell office:value-type="float" office:value="859.4" calcext:value-type="float">
            <text:p>859.4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1095.92" calcext:value-type="float">
            <text:p>1095.92</text:p>
          </table:table-cell>
          <table:table-cell office:value-type="float" office:value="875" calcext:value-type="float">
            <text:p>875</text:p>
          </table:table-cell>
          <table:table-cell office:value-type="float" office:value="865.6" calcext:value-type="float">
            <text:p>865.6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1096.35" calcext:value-type="float">
            <text:p>1096.35</text:p>
          </table:table-cell>
          <table:table-cell office:value-type="float" office:value="859" calcext:value-type="float">
            <text:p>859</text:p>
          </table:table-cell>
          <table:table-cell office:value-type="float" office:value="873.2" calcext:value-type="float">
            <text:p>873.2</text:p>
          </table:table-cell>
          <table:table-cell office:value-type="float" office:value="865.6" calcext:value-type="float">
            <text:p>865.6</text:p>
          </table:table-cell>
        </table:table-row>
        <table:table-row table:style-name="ro1">
          <table:table-cell office:value-type="float" office:value="1096.77" calcext:value-type="float">
            <text:p>1096.77</text:p>
          </table:table-cell>
          <table:table-cell office:value-type="float" office:value="869.4" calcext:value-type="float">
            <text:p>869.4</text:p>
          </table:table-cell>
          <table:table-cell office:value-type="float" office:value="861.8" calcext:value-type="float">
            <text:p>861.8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097.2" calcext:value-type="float">
            <text:p>1097.2</text:p>
          </table:table-cell>
          <table:table-cell office:value-type="float" office:value="873.2" calcext:value-type="float">
            <text:p>873.2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97.62" calcext:value-type="float">
            <text:p>1097.62</text:p>
          </table:table-cell>
          <table:table-cell office:value-type="float" office:value="856" calcext:value-type="float">
            <text:p>856</text:p>
          </table:table-cell>
          <table:table-cell office:value-type="float" office:value="864.2" calcext:value-type="float">
            <text:p>864.2</text:p>
          </table:table-cell>
          <table:table-cell office:value-type="float" office:value="857.4" calcext:value-type="float">
            <text:p>857.4</text:p>
          </table:table-cell>
        </table:table-row>
        <table:table-row table:style-name="ro1">
          <table:table-cell office:value-type="float" office:value="1098.05" calcext:value-type="float">
            <text:p>1098.05</text:p>
          </table:table-cell>
          <table:table-cell office:value-type="float" office:value="863.2" calcext:value-type="float">
            <text:p>863.2</text:p>
          </table:table-cell>
          <table:table-cell office:value-type="float" office:value="861.4" calcext:value-type="float">
            <text:p>861.4</text:p>
          </table:table-cell>
          <table:table-cell office:value-type="float" office:value="874.4" calcext:value-type="float">
            <text:p>874.4</text:p>
          </table:table-cell>
        </table:table-row>
        <table:table-row table:style-name="ro1">
          <table:table-cell office:value-type="float" office:value="1098.47" calcext:value-type="float">
            <text:p>1098.47</text:p>
          </table:table-cell>
          <table:table-cell office:value-type="float" office:value="872.8" calcext:value-type="float">
            <text:p>872.8</text:p>
          </table:table-cell>
          <table:table-cell office:value-type="float" office:value="869" calcext:value-type="float">
            <text:p>869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1098.89" calcext:value-type="float">
            <text:p>1098.89</text:p>
          </table:table-cell>
          <table:table-cell office:value-type="float" office:value="859.4" calcext:value-type="float">
            <text:p>859.4</text:p>
          </table:table-cell>
          <table:table-cell office:value-type="float" office:value="868.2" calcext:value-type="float">
            <text:p>868.2</text:p>
          </table:table-cell>
          <table:table-cell office:value-type="float" office:value="851.6" calcext:value-type="float">
            <text:p>851.6</text:p>
          </table:table-cell>
        </table:table-row>
        <table:table-row table:style-name="ro1">
          <table:table-cell office:value-type="float" office:value="1099.32" calcext:value-type="float">
            <text:p>1099.32</text:p>
          </table:table-cell>
          <table:table-cell office:value-type="float" office:value="862.4" calcext:value-type="float">
            <text:p>862.4</text:p>
          </table:table-cell>
          <table:table-cell office:value-type="float" office:value="860.8" calcext:value-type="float">
            <text:p>860.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99.74" calcext:value-type="float">
            <text:p>1099.74</text:p>
          </table:table-cell>
          <table:table-cell office:value-type="float" office:value="871" calcext:value-type="float">
            <text:p>871</text:p>
          </table:table-cell>
          <table:table-cell office:value-type="float" office:value="868.6" calcext:value-type="float">
            <text:p>868.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00.17" calcext:value-type="float">
            <text:p>1100.17</text:p>
          </table:table-cell>
          <table:table-cell office:value-type="float" office:value="851.8" calcext:value-type="float">
            <text:p>851.8</text:p>
          </table:table-cell>
          <table:table-cell office:value-type="float" office:value="869.8" calcext:value-type="float">
            <text:p>869.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100.59" calcext:value-type="float">
            <text:p>1100.59</text:p>
          </table:table-cell>
          <table:table-cell office:value-type="float" office:value="867.4" calcext:value-type="float">
            <text:p>867.4</text:p>
          </table:table-cell>
          <table:table-cell office:value-type="float" office:value="864.6" calcext:value-type="float">
            <text:p>864.6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101.02" calcext:value-type="float">
            <text:p>1101.02</text:p>
          </table:table-cell>
          <table:table-cell office:value-type="float" office:value="870.2" calcext:value-type="float">
            <text:p>870.2</text:p>
          </table:table-cell>
          <table:table-cell office:value-type="float" office:value="864.8" calcext:value-type="float">
            <text:p>864.8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1101.44" calcext:value-type="float">
            <text:p>1101.44</text:p>
          </table:table-cell>
          <table:table-cell office:value-type="float" office:value="858.6" calcext:value-type="float">
            <text:p>858.6</text:p>
          </table:table-cell>
          <table:table-cell office:value-type="float" office:value="874.4" calcext:value-type="float">
            <text:p>874.4</text:p>
          </table:table-cell>
          <table:table-cell office:value-type="float" office:value="858.2" calcext:value-type="float">
            <text:p>858.2</text:p>
          </table:table-cell>
        </table:table-row>
        <table:table-row table:style-name="ro1">
          <table:table-cell office:value-type="float" office:value="1101.86" calcext:value-type="float">
            <text:p>1101.86</text:p>
          </table:table-cell>
          <table:table-cell office:value-type="float" office:value="866.8" calcext:value-type="float">
            <text:p>866.8</text:p>
          </table:table-cell>
          <table:table-cell office:value-type="float" office:value="866" calcext:value-type="float">
            <text:p>866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102.29" calcext:value-type="float">
            <text:p>1102.29</text:p>
          </table:table-cell>
          <table:table-cell office:value-type="float" office:value="867" calcext:value-type="float">
            <text:p>867</text:p>
          </table:table-cell>
          <table:table-cell office:value-type="float" office:value="864.4" calcext:value-type="float">
            <text:p>864.4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1102.71" calcext:value-type="float">
            <text:p>1102.71</text:p>
          </table:table-cell>
          <table:table-cell office:value-type="float" office:value="854" calcext:value-type="float">
            <text:p>854</text:p>
          </table:table-cell>
          <table:table-cell office:value-type="float" office:value="866.4" calcext:value-type="float">
            <text:p>866.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103.14" calcext:value-type="float">
            <text:p>1103.14</text:p>
          </table:table-cell>
          <table:table-cell office:value-type="float" office:value="865.8" calcext:value-type="float">
            <text:p>865.8</text:p>
          </table:table-cell>
          <table:table-cell office:value-type="float" office:value="853.6" calcext:value-type="float">
            <text:p>853.6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103.56" calcext:value-type="float">
            <text:p>1103.56</text:p>
          </table:table-cell>
          <table:table-cell office:value-type="float" office:value="876.8" calcext:value-type="float">
            <text:p>876.8</text:p>
          </table:table-cell>
          <table:table-cell office:value-type="float" office:value="868" calcext:value-type="float">
            <text:p>868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1103.98" calcext:value-type="float">
            <text:p>1103.98</text:p>
          </table:table-cell>
          <table:table-cell office:value-type="float" office:value="862.6" calcext:value-type="float">
            <text:p>862.6</text:p>
          </table:table-cell>
          <table:table-cell office:value-type="float" office:value="878.8" calcext:value-type="float">
            <text:p>878.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104.41" calcext:value-type="float">
            <text:p>1104.41</text:p>
          </table:table-cell>
          <table:table-cell office:value-type="float" office:value="868.2" calcext:value-type="float">
            <text:p>868.2</text:p>
          </table:table-cell>
          <table:table-cell office:value-type="float" office:value="859.2" calcext:value-type="float">
            <text:p>859.2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1104.83" calcext:value-type="float">
            <text:p>1104.83</text:p>
          </table:table-cell>
          <table:table-cell office:value-type="float" office:value="873.4" calcext:value-type="float">
            <text:p>873.4</text:p>
          </table:table-cell>
          <table:table-cell office:value-type="float" office:value="867.2" calcext:value-type="float">
            <text:p>867.2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1105.26" calcext:value-type="float">
            <text:p>1105.26</text:p>
          </table:table-cell>
          <table:table-cell office:value-type="float" office:value="861.4" calcext:value-type="float">
            <text:p>861.4</text:p>
          </table:table-cell>
          <table:table-cell office:value-type="float" office:value="872.8" calcext:value-type="float">
            <text:p>872.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105.68" calcext:value-type="float">
            <text:p>1105.68</text:p>
          </table:table-cell>
          <table:table-cell office:value-type="float" office:value="860.8" calcext:value-type="float">
            <text:p>860.8</text:p>
          </table:table-cell>
          <table:table-cell office:value-type="float" office:value="858.8" calcext:value-type="float">
            <text:p>858.8</text:p>
          </table:table-cell>
          <table:table-cell office:value-type="float" office:value="868.6" calcext:value-type="float">
            <text:p>868.6</text:p>
          </table:table-cell>
        </table:table-row>
        <table:table-row table:style-name="ro1">
          <table:table-cell office:value-type="float" office:value="1106.1" calcext:value-type="float">
            <text:p>1106.1</text:p>
          </table:table-cell>
          <table:table-cell office:value-type="float" office:value="870.2" calcext:value-type="float">
            <text:p>870.2</text:p>
          </table:table-cell>
          <table:table-cell office:value-type="float" office:value="863.8" calcext:value-type="float">
            <text:p>863.8</text:p>
          </table:table-cell>
          <table:table-cell office:value-type="float" office:value="859.6" calcext:value-type="float">
            <text:p>859.6</text:p>
          </table:table-cell>
        </table:table-row>
        <table:table-row table:style-name="ro1">
          <table:table-cell office:value-type="float" office:value="1106.53" calcext:value-type="float">
            <text:p>1106.53</text:p>
          </table:table-cell>
          <table:table-cell office:value-type="float" office:value="862.2" calcext:value-type="float">
            <text:p>862.2</text:p>
          </table:table-cell>
          <table:table-cell office:value-type="float" office:value="868.6" calcext:value-type="float">
            <text:p>868.6</text:p>
          </table:table-cell>
          <table:table-cell office:value-type="float" office:value="858.4" calcext:value-type="float">
            <text:p>858.4</text:p>
          </table:table-cell>
        </table:table-row>
        <table:table-row table:style-name="ro1">
          <table:table-cell office:value-type="float" office:value="1106.95" calcext:value-type="float">
            <text:p>1106.95</text:p>
          </table:table-cell>
          <table:table-cell office:value-type="float" office:value="868.6" calcext:value-type="float">
            <text:p>868.6</text:p>
          </table:table-cell>
          <table:table-cell office:value-type="float" office:value="864" calcext:value-type="float">
            <text:p>864</text:p>
          </table:table-cell>
          <table:table-cell office:value-type="float" office:value="858.4" calcext:value-type="float">
            <text:p>858.4</text:p>
          </table:table-cell>
        </table:table-row>
        <table:table-row table:style-name="ro1">
          <table:table-cell office:value-type="float" office:value="1107.38" calcext:value-type="float">
            <text:p>1107.38</text:p>
          </table:table-cell>
          <table:table-cell office:value-type="float" office:value="863.6" calcext:value-type="float">
            <text:p>863.6</text:p>
          </table:table-cell>
          <table:table-cell office:value-type="float" office:value="872.4" calcext:value-type="float">
            <text:p>872.4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1107.8" calcext:value-type="float">
            <text:p>1107.8</text:p>
          </table:table-cell>
          <table:table-cell office:value-type="float" office:value="853" calcext:value-type="float">
            <text:p>853</text:p>
          </table:table-cell>
          <table:table-cell office:value-type="float" office:value="871.6" calcext:value-type="float">
            <text:p>871.6</text:p>
          </table:table-cell>
          <table:table-cell office:value-type="float" office:value="862.2" calcext:value-type="float">
            <text:p>862.2</text:p>
          </table:table-cell>
        </table:table-row>
        <table:table-row table:style-name="ro1">
          <table:table-cell office:value-type="float" office:value="1108.22" calcext:value-type="float">
            <text:p>1108.22</text:p>
          </table:table-cell>
          <table:table-cell office:value-type="float" office:value="867.6" calcext:value-type="float">
            <text:p>867.6</text:p>
          </table:table-cell>
          <table:table-cell office:value-type="float" office:value="857" calcext:value-type="float">
            <text:p>85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108.65" calcext:value-type="float">
            <text:p>1108.65</text:p>
          </table:table-cell>
          <table:table-cell office:value-type="float" office:value="875" calcext:value-type="float">
            <text:p>875</text:p>
          </table:table-cell>
          <table:table-cell office:value-type="float" office:value="857.4" calcext:value-type="float">
            <text:p>857.4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1109.07" calcext:value-type="float">
            <text:p>1109.07</text:p>
          </table:table-cell>
          <table:table-cell office:value-type="float" office:value="846.8" calcext:value-type="float">
            <text:p>846.8</text:p>
          </table:table-cell>
          <table:table-cell office:value-type="float" office:value="865.6" calcext:value-type="float">
            <text:p>865.6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1109.49" calcext:value-type="float">
            <text:p>1109.49</text:p>
          </table:table-cell>
          <table:table-cell office:value-type="float" office:value="856" calcext:value-type="float">
            <text:p>856</text:p>
          </table:table-cell>
          <table:table-cell office:value-type="float" office:value="860" calcext:value-type="float">
            <text:p>860</text:p>
          </table:table-cell>
          <table:table-cell office:value-type="float" office:value="864.2" calcext:value-type="float">
            <text:p>86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8T14:12:32.676546249</dc:date>
    <dc:creator>Ed Baker</dc:creator>
    <meta:editing-duration>PT28M49S</meta:editing-duration>
    <meta:editing-cycles>1</meta:editing-cycles>
    <meta:document-statistic meta:table-count="1" meta:cell-count="8196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" chart:maximum="6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08cm" svg:height="24.092cm" xlink:href=".." xlink:type="simple" chart:class="chart:scatter" chart:style-name="ch1">
        <chart:title svg:x="13.616cm" svg:y="0.616cm" chart:style-name="ch2">
          <text:p>Comparison of emission spectra</text:p>
        </chart:title>
        <chart:legend chart:legend-position="bottom" svg:x="13.086cm" svg:y="23.282cm" style:legend-expansion="wide" chart:style-name="ch3"/>
        <chart:plot-area chart:style-name="ch4" table:cell-range-address="actinic_tube.A1:actinic_tube.D2049" chart:data-source-has-labels="row" svg:x="1.71cm" svg:y="1.918cm" svg:width="31.422cm" svg:height="19.879cm">
          <chartooo:coordinate-region svg:x="3.02cm" svg:y="2.132cm" svg:width="29.793cm" svg:height="18.991cm"/>
          <chart:axis chart:dimension="x" chart:name="primary-x" chart:style-name="ch5">
            <chart:title svg:x="16.124cm" svg:y="22.279cm" chart:style-name="ch6">
              <text:p>Wavelength (nm)</text:p>
            </chart:title>
          </chart:axis>
          <chart:axis chart:dimension="y" chart:name="primary-y" chart:style-name="ch7">
            <chart:title svg:x="0.451cm" svg:y="13.381cm" chart:style-name="ch8">
              <text:p>Frequency (counts)</text:p>
            </chart:title>
            <chart:grid chart:style-name="ch9" chart:class="major"/>
          </chart:axis>
          <chart:series chart:style-name="ch10" chart:values-cell-range-address="actinic_tube.B2:actinic_tube.B2049" chart:label-cell-address="actinic_tube.B1:actinic_tube.B1" chart:class="chart:scatter">
            <chart:domain table:cell-range-address="actinic_tube.A2:actinic_tube.A2049"/>
            <chart:data-point chart:repeated="2048"/>
          </chart:series>
          <chart:series chart:style-name="ch11" chart:values-cell-range-address="actinic_tube.C2:actinic_tube.C2049" chart:label-cell-address="actinic_tube.C1:actinic_tube.C1" chart:class="chart:scatter">
            <chart:data-point chart:repeated="2048"/>
          </chart:series>
          <chart:series chart:style-name="ch12" chart:values-cell-range-address="actinic_tube.D2:actinic_tube.D2049" chart:label-cell-address="actinic_tube.D1:actinic_tube.D1" chart:class="chart:scatter">
            <chart:data-point chart:repeated="20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inic</text:p>
                <draw:g>
                  <svg:desc>actinic_tube.B1:actinic_tube.B1</svg:desc>
                </draw:g>
              </table:table-cell>
              <table:table-cell office:value-type="string">
                <text:p>NightLife</text:p>
                <draw:g>
                  <svg:desc>actinic_tube.C1:actinic_tube.C1</svg:desc>
                </draw:g>
              </table:table-cell>
              <table:table-cell office:value-type="string">
                <text:p>WhiteLED</text:p>
                <draw:g>
                  <svg:desc>actinic_tube.D1:actinic_tub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.87">
                <text:p>187.87</text:p>
                <draw:g>
                  <svg:desc>actinic_tube.A2:actinic_tube.A2049</svg:desc>
                </draw:g>
              </table:table-cell>
              <table:table-cell office:value-type="float" office:value="858.8">
                <text:p>858.8</text:p>
                <draw:g>
                  <svg:desc>actinic_tube.B2:actinic_tube.B2049</svg:desc>
                </draw:g>
              </table:table-cell>
              <table:table-cell office:value-type="float" office:value="855.6">
                <text:p>855.6</text:p>
                <draw:g>
                  <svg:desc>actinic_tube.C2:actinic_tube.C2049</svg:desc>
                </draw:g>
              </table:table-cell>
              <table:table-cell office:value-type="float" office:value="867.4">
                <text:p>867.4</text:p>
                <draw:g>
                  <svg:desc>actinic_tube.D2:actinic_tube.D2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.35">
                <text:p>188.35</text:p>
              </table:table-cell>
              <table:table-cell office:value-type="float" office:value="867.6">
                <text:p>867.6</text:p>
              </table:table-cell>
              <table:table-cell office:value-type="float" office:value="850.6">
                <text:p>850.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82">
                <text:p>188.82</text:p>
              </table:table-cell>
              <table:table-cell office:value-type="float" office:value="855.2">
                <text:p>855.2</text:p>
              </table:table-cell>
              <table:table-cell office:value-type="float" office:value="850.6">
                <text:p>850.6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3">
                <text:p>189.3</text:p>
              </table:table-cell>
              <table:table-cell office:value-type="float" office:value="863.4">
                <text:p>863.4</text:p>
              </table:table-cell>
              <table:table-cell office:value-type="float" office:value="868.4">
                <text:p>868.4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.78">
                <text:p>189.78</text:p>
              </table:table-cell>
              <table:table-cell office:value-type="float" office:value="866.8">
                <text:p>866.8</text:p>
              </table:table-cell>
              <table:table-cell office:value-type="float" office:value="853.4">
                <text:p>853.4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26">
                <text:p>190.26</text:p>
              </table:table-cell>
              <table:table-cell office:value-type="float" office:value="863">
                <text:p>863</text:p>
              </table:table-cell>
              <table:table-cell office:value-type="float" office:value="858.6">
                <text:p>858.6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.74">
                <text:p>190.74</text:p>
              </table:table-cell>
              <table:table-cell office:value-type="float" office:value="863.8">
                <text:p>863.8</text:p>
              </table:table-cell>
              <table:table-cell office:value-type="float" office:value="862.4">
                <text:p>862.4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.21">
                <text:p>191.21</text:p>
              </table:table-cell>
              <table:table-cell office:value-type="float" office:value="864.2">
                <text:p>864.2</text:p>
              </table:table-cell>
              <table:table-cell office:value-type="float" office:value="861.2">
                <text:p>861.2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.69">
                <text:p>191.69</text:p>
              </table:table-cell>
              <table:table-cell office:value-type="float" office:value="869.8">
                <text:p>869.8</text:p>
              </table:table-cell>
              <table:table-cell office:value-type="float" office:value="868.2">
                <text:p>868.2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.17">
                <text:p>192.17</text:p>
              </table:table-cell>
              <table:table-cell office:value-type="float" office:value="866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65">
                <text:p>192.65</text:p>
              </table:table-cell>
              <table:table-cell office:value-type="float" office:value="864.2">
                <text:p>864.2</text:p>
              </table:table-cell>
              <table:table-cell office:value-type="float" office:value="859">
                <text:p>859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12">
                <text:p>193.12</text:p>
              </table:table-cell>
              <table:table-cell office:value-type="float" office:value="852.8">
                <text:p>852.8</text:p>
              </table:table-cell>
              <table:table-cell office:value-type="float" office:value="860.8">
                <text:p>860.8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.6">
                <text:p>193.6</text:p>
              </table:table-cell>
              <table:table-cell office:value-type="float" office:value="868.6">
                <text:p>868.6</text:p>
              </table:table-cell>
              <table:table-cell office:value-type="float" office:value="878">
                <text:p>87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.08">
                <text:p>194.08</text:p>
              </table:table-cell>
              <table:table-cell office:value-type="float" office:value="867.6">
                <text:p>867.6</text:p>
              </table:table-cell>
              <table:table-cell office:value-type="float" office:value="864">
                <text:p>864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.56">
                <text:p>194.56</text:p>
              </table:table-cell>
              <table:table-cell office:value-type="float" office:value="858.4">
                <text:p>858.4</text:p>
              </table:table-cell>
              <table:table-cell office:value-type="float" office:value="864.2">
                <text:p>864.2</text:p>
              </table:table-cell>
              <table:table-cell office:value-type="float" office:value="852.2">
                <text:p>85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04">
                <text:p>195.04</text:p>
              </table:table-cell>
              <table:table-cell office:value-type="float" office:value="859.6">
                <text:p>859.6</text:p>
              </table:table-cell>
              <table:table-cell office:value-type="float" office:value="871">
                <text:p>871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.51">
                <text:p>195.51</text:p>
              </table:table-cell>
              <table:table-cell office:value-type="float" office:value="863.2">
                <text:p>863.2</text:p>
              </table:table-cell>
              <table:table-cell office:value-type="float" office:value="849.4">
                <text:p>849.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.99">
                <text:p>195.99</text:p>
              </table:table-cell>
              <table:table-cell office:value-type="float" office:value="864.4">
                <text:p>864.4</text:p>
              </table:table-cell>
              <table:table-cell office:value-type="float" office:value="864.6">
                <text:p>864.6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.47">
                <text:p>196.47</text:p>
              </table:table-cell>
              <table:table-cell office:value-type="float" office:value="867">
                <text:p>867</text:p>
              </table:table-cell>
              <table:table-cell office:value-type="float" office:value="864.2">
                <text:p>864.2</text:p>
              </table:table-cell>
              <table:table-cell office:value-type="float" office:value="862.2">
                <text:p>86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95">
                <text:p>196.95</text:p>
              </table:table-cell>
              <table:table-cell office:value-type="float" office:value="863.8">
                <text:p>863.8</text:p>
              </table:table-cell>
              <table:table-cell office:value-type="float" office:value="855.4">
                <text:p>855.4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.42">
                <text:p>197.42</text:p>
              </table:table-cell>
              <table:table-cell office:value-type="float" office:value="861">
                <text:p>861</text:p>
              </table:table-cell>
              <table:table-cell office:value-type="float" office:value="862.2">
                <text:p>862.2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.9">
                <text:p>197.9</text:p>
              </table:table-cell>
              <table:table-cell office:value-type="float" office:value="860.4">
                <text:p>860.4</text:p>
              </table:table-cell>
              <table:table-cell office:value-type="float" office:value="869.6">
                <text:p>869.6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.38">
                <text:p>198.38</text:p>
              </table:table-cell>
              <table:table-cell office:value-type="float" office:value="870.6">
                <text:p>870.6</text:p>
              </table:table-cell>
              <table:table-cell office:value-type="float" office:value="863.4">
                <text:p>863.4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.86">
                <text:p>198.86</text:p>
              </table:table-cell>
              <table:table-cell office:value-type="float" office:value="866.6">
                <text:p>866.6</text:p>
              </table:table-cell>
              <table:table-cell office:value-type="float" office:value="867">
                <text:p>867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.33">
                <text:p>199.33</text:p>
              </table:table-cell>
              <table:table-cell office:value-type="float" office:value="865.8">
                <text:p>865.8</text:p>
              </table:table-cell>
              <table:table-cell office:value-type="float" office:value="866">
                <text:p>866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.81">
                <text:p>199.81</text:p>
              </table:table-cell>
              <table:table-cell office:value-type="float" office:value="860.6">
                <text:p>860.6</text:p>
              </table:table-cell>
              <table:table-cell office:value-type="float" office:value="857">
                <text:p>857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.29">
                <text:p>200.29</text:p>
              </table:table-cell>
              <table:table-cell office:value-type="float" office:value="862.6">
                <text:p>862.6</text:p>
              </table:table-cell>
              <table:table-cell office:value-type="float" office:value="866.8">
                <text:p>866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.77">
                <text:p>200.77</text:p>
              </table:table-cell>
              <table:table-cell office:value-type="float" office:value="868.6">
                <text:p>868.6</text:p>
              </table:table-cell>
              <table:table-cell office:value-type="float" office:value="871">
                <text:p>871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.24">
                <text:p>201.24</text:p>
              </table:table-cell>
              <table:table-cell office:value-type="float" office:value="861.2">
                <text:p>861.2</text:p>
              </table:table-cell>
              <table:table-cell office:value-type="float" office:value="863.8">
                <text:p>863.8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.72">
                <text:p>201.72</text:p>
              </table:table-cell>
              <table:table-cell office:value-type="float" office:value="862.8">
                <text:p>862.8</text:p>
              </table:table-cell>
              <table:table-cell office:value-type="float" office:value="866.2">
                <text:p>866.2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.2">
                <text:p>202.2</text:p>
              </table:table-cell>
              <table:table-cell office:value-type="float" office:value="862">
                <text:p>862</text:p>
              </table:table-cell>
              <table:table-cell office:value-type="float" office:value="874.4">
                <text:p>874.4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.67">
                <text:p>202.67</text:p>
              </table:table-cell>
              <table:table-cell office:value-type="float" office:value="867.4">
                <text:p>867.4</text:p>
              </table:table-cell>
              <table:table-cell office:value-type="float" office:value="853.2">
                <text:p>853.2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3.15">
                <text:p>203.15</text:p>
              </table:table-cell>
              <table:table-cell office:value-type="float" office:value="864.8">
                <text:p>864.8</text:p>
              </table:table-cell>
              <table:table-cell office:value-type="float" office:value="869.4">
                <text:p>869.4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.63">
                <text:p>203.63</text:p>
              </table:table-cell>
              <table:table-cell office:value-type="float" office:value="870.8">
                <text:p>870.8</text:p>
              </table:table-cell>
              <table:table-cell office:value-type="float" office:value="880">
                <text:p>880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.11">
                <text:p>204.11</text:p>
              </table:table-cell>
              <table:table-cell office:value-type="float" office:value="870">
                <text:p>870</text:p>
              </table:table-cell>
              <table:table-cell office:value-type="float" office:value="861.8">
                <text:p>861.8</text:p>
              </table:table-cell>
              <table:table-cell office:value-type="float" office:value="875.4">
                <text:p>87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.58">
                <text:p>204.58</text:p>
              </table:table-cell>
              <table:table-cell office:value-type="float" office:value="864.8">
                <text:p>864.8</text:p>
              </table:table-cell>
              <table:table-cell office:value-type="float" office:value="870.8">
                <text:p>870.8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.06">
                <text:p>205.06</text:p>
              </table:table-cell>
              <table:table-cell office:value-type="float" office:value="864.2">
                <text:p>864.2</text:p>
              </table:table-cell>
              <table:table-cell office:value-type="float" office:value="873.6">
                <text:p>873.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.54">
                <text:p>205.54</text:p>
              </table:table-cell>
              <table:table-cell office:value-type="float" office:value="875">
                <text:p>875</text:p>
              </table:table-cell>
              <table:table-cell office:value-type="float" office:value="863.8">
                <text:p>863.8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.01">
                <text:p>206.01</text:p>
              </table:table-cell>
              <table:table-cell office:value-type="float" office:value="864.4">
                <text:p>864.4</text:p>
              </table:table-cell>
              <table:table-cell office:value-type="float" office:value="869.4">
                <text:p>869.4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6.49">
                <text:p>206.49</text:p>
              </table:table-cell>
              <table:table-cell office:value-type="float" office:value="870.2">
                <text:p>870.2</text:p>
              </table:table-cell>
              <table:table-cell office:value-type="float" office:value="872.8">
                <text:p>872.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6.97">
                <text:p>206.97</text:p>
              </table:table-cell>
              <table:table-cell office:value-type="float" office:value="865.4">
                <text:p>865.4</text:p>
              </table:table-cell>
              <table:table-cell office:value-type="float" office:value="865.4">
                <text:p>865.4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.45">
                <text:p>207.45</text:p>
              </table:table-cell>
              <table:table-cell office:value-type="float" office:value="862.8">
                <text:p>862.8</text:p>
              </table:table-cell>
              <table:table-cell office:value-type="float" office:value="871.8">
                <text:p>871.8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92">
                <text:p>207.92</text:p>
              </table:table-cell>
              <table:table-cell office:value-type="float" office:value="867.8">
                <text:p>867.8</text:p>
              </table:table-cell>
              <table:table-cell office:value-type="float" office:value="872.8">
                <text:p>872.8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8.4">
                <text:p>208.4</text:p>
              </table:table-cell>
              <table:table-cell office:value-type="float" office:value="866">
                <text:p>866</text:p>
              </table:table-cell>
              <table:table-cell office:value-type="float" office:value="869">
                <text:p>869</text:p>
              </table:table-cell>
              <table:table-cell office:value-type="float" office:value="879.2">
                <text:p>879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8.88">
                <text:p>208.88</text:p>
              </table:table-cell>
              <table:table-cell office:value-type="float" office:value="867.4">
                <text:p>867.4</text:p>
              </table:table-cell>
              <table:table-cell office:value-type="float" office:value="875.4">
                <text:p>875.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.35">
                <text:p>209.35</text:p>
              </table:table-cell>
              <table:table-cell office:value-type="float" office:value="876.6">
                <text:p>876.6</text:p>
              </table:table-cell>
              <table:table-cell office:value-type="float" office:value="876.2">
                <text:p>876.2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.83">
                <text:p>209.83</text:p>
              </table:table-cell>
              <table:table-cell office:value-type="float" office:value="868.4">
                <text:p>868.4</text:p>
              </table:table-cell>
              <table:table-cell office:value-type="float" office:value="866.4">
                <text:p>866.4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0.31">
                <text:p>210.31</text:p>
              </table:table-cell>
              <table:table-cell office:value-type="float" office:value="862.6">
                <text:p>862.6</text:p>
              </table:table-cell>
              <table:table-cell office:value-type="float" office:value="865.8">
                <text:p>865.8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.78">
                <text:p>210.78</text:p>
              </table:table-cell>
              <table:table-cell office:value-type="float" office:value="874.8">
                <text:p>874.8</text:p>
              </table:table-cell>
              <table:table-cell office:value-type="float" office:value="865.2">
                <text:p>865.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.26">
                <text:p>211.26</text:p>
              </table:table-cell>
              <table:table-cell office:value-type="float" office:value="873.8">
                <text:p>873.8</text:p>
              </table:table-cell>
              <table:table-cell office:value-type="float" office:value="863.8">
                <text:p>863.8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.74">
                <text:p>211.74</text:p>
              </table:table-cell>
              <table:table-cell office:value-type="float" office:value="861.8">
                <text:p>861.8</text:p>
              </table:table-cell>
              <table:table-cell office:value-type="float" office:value="873.6">
                <text:p>873.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.21">
                <text:p>212.21</text:p>
              </table:table-cell>
              <table:table-cell office:value-type="float" office:value="864.2">
                <text:p>864.2</text:p>
              </table:table-cell>
              <table:table-cell office:value-type="float" office:value="884.4">
                <text:p>884.4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.69">
                <text:p>212.69</text:p>
              </table:table-cell>
              <table:table-cell office:value-type="float" office:value="871.6">
                <text:p>871.6</text:p>
              </table:table-cell>
              <table:table-cell office:value-type="float" office:value="857.6">
                <text:p>857.6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3.17">
                <text:p>213.17</text:p>
              </table:table-cell>
              <table:table-cell office:value-type="float" office:value="865.2">
                <text:p>865.2</text:p>
              </table:table-cell>
              <table:table-cell office:value-type="float" office:value="871.6">
                <text:p>871.6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3.64">
                <text:p>213.64</text:p>
              </table:table-cell>
              <table:table-cell office:value-type="float" office:value="886.4">
                <text:p>886.4</text:p>
              </table:table-cell>
              <table:table-cell office:value-type="float" office:value="924.8">
                <text:p>924.8</text:p>
              </table:table-cell>
              <table:table-cell office:value-type="float" office:value="892.6">
                <text:p>89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4.12">
                <text:p>214.12</text:p>
              </table:table-cell>
              <table:table-cell office:value-type="float" office:value="883">
                <text:p>883</text:p>
              </table:table-cell>
              <table:table-cell office:value-type="float" office:value="870.6">
                <text:p>870.6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4.6">
                <text:p>214.6</text:p>
              </table:table-cell>
              <table:table-cell office:value-type="float" office:value="859.6">
                <text:p>859.6</text:p>
              </table:table-cell>
              <table:table-cell office:value-type="float" office:value="873.4">
                <text:p>873.4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.07">
                <text:p>215.07</text:p>
              </table:table-cell>
              <table:table-cell office:value-type="float" office:value="863.8">
                <text:p>863.8</text:p>
              </table:table-cell>
              <table:table-cell office:value-type="float" office:value="879">
                <text:p>879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5.55">
                <text:p>215.55</text:p>
              </table:table-cell>
              <table:table-cell office:value-type="float" office:value="871.8">
                <text:p>871.8</text:p>
              </table:table-cell>
              <table:table-cell office:value-type="float" office:value="869.6">
                <text:p>869.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6.03">
                <text:p>216.03</text:p>
              </table:table-cell>
              <table:table-cell office:value-type="float" office:value="860.4">
                <text:p>860.4</text:p>
              </table:table-cell>
              <table:table-cell office:value-type="float" office:value="871.8">
                <text:p>871.8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.5">
                <text:p>216.5</text:p>
              </table:table-cell>
              <table:table-cell office:value-type="float" office:value="872.4">
                <text:p>872.4</text:p>
              </table:table-cell>
              <table:table-cell office:value-type="float" office:value="879.8">
                <text:p>879.8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6.98">
                <text:p>216.98</text:p>
              </table:table-cell>
              <table:table-cell office:value-type="float" office:value="868.6">
                <text:p>868.6</text:p>
              </table:table-cell>
              <table:table-cell office:value-type="float" office:value="868.6">
                <text:p>868.6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7.45">
                <text:p>217.45</text:p>
              </table:table-cell>
              <table:table-cell office:value-type="float" office:value="860">
                <text:p>860</text:p>
              </table:table-cell>
              <table:table-cell office:value-type="float" office:value="874">
                <text:p>874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.93">
                <text:p>217.93</text:p>
              </table:table-cell>
              <table:table-cell office:value-type="float" office:value="860">
                <text:p>860</text:p>
              </table:table-cell>
              <table:table-cell office:value-type="float" office:value="877.6">
                <text:p>877.6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8.41">
                <text:p>218.41</text:p>
              </table:table-cell>
              <table:table-cell office:value-type="float" office:value="875.4">
                <text:p>875.4</text:p>
              </table:table-cell>
              <table:table-cell office:value-type="float" office:value="868.8">
                <text:p>868.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.88">
                <text:p>218.88</text:p>
              </table:table-cell>
              <table:table-cell office:value-type="float" office:value="867.6">
                <text:p>867.6</text:p>
              </table:table-cell>
              <table:table-cell office:value-type="float" office:value="864">
                <text:p>864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9.36">
                <text:p>219.36</text:p>
              </table:table-cell>
              <table:table-cell office:value-type="float" office:value="877.6">
                <text:p>877.6</text:p>
              </table:table-cell>
              <table:table-cell office:value-type="float" office:value="889.2">
                <text:p>88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9.84">
                <text:p>219.84</text:p>
              </table:table-cell>
              <table:table-cell office:value-type="float" office:value="871.8">
                <text:p>871.8</text:p>
              </table:table-cell>
              <table:table-cell office:value-type="float" office:value="865">
                <text:p>865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.31">
                <text:p>220.31</text:p>
              </table:table-cell>
              <table:table-cell office:value-type="float" office:value="867.2">
                <text:p>867.2</text:p>
              </table:table-cell>
              <table:table-cell office:value-type="float" office:value="868">
                <text:p>8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.79">
                <text:p>220.79</text:p>
              </table:table-cell>
              <table:table-cell office:value-type="float" office:value="867.6">
                <text:p>867.6</text:p>
              </table:table-cell>
              <table:table-cell office:value-type="float" office:value="879.2">
                <text:p>879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.26">
                <text:p>221.26</text:p>
              </table:table-cell>
              <table:table-cell office:value-type="float" office:value="869.2">
                <text:p>869.2</text:p>
              </table:table-cell>
              <table:table-cell office:value-type="float" office:value="861.2">
                <text:p>861.2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.74">
                <text:p>221.74</text:p>
              </table:table-cell>
              <table:table-cell office:value-type="float" office:value="860.6">
                <text:p>860.6</text:p>
              </table:table-cell>
              <table:table-cell office:value-type="float" office:value="866.6">
                <text:p>866.6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2.22">
                <text:p>222.22</text:p>
              </table:table-cell>
              <table:table-cell office:value-type="float" office:value="869.4">
                <text:p>869.4</text:p>
              </table:table-cell>
              <table:table-cell office:value-type="float" office:value="873.8">
                <text:p>873.8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69">
                <text:p>222.69</text:p>
              </table:table-cell>
              <table:table-cell office:value-type="float" office:value="874.6">
                <text:p>874.6</text:p>
              </table:table-cell>
              <table:table-cell office:value-type="float" office:value="867.4">
                <text:p>867.4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3.17">
                <text:p>223.17</text:p>
              </table:table-cell>
              <table:table-cell office:value-type="float" office:value="864">
                <text:p>864</text:p>
              </table:table-cell>
              <table:table-cell office:value-type="float" office:value="867">
                <text:p>867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3.64">
                <text:p>223.64</text:p>
              </table:table-cell>
              <table:table-cell office:value-type="float" office:value="866.8">
                <text:p>866.8</text:p>
              </table:table-cell>
              <table:table-cell office:value-type="float" office:value="877.2">
                <text:p>877.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4.12">
                <text:p>224.12</text:p>
              </table:table-cell>
              <table:table-cell office:value-type="float" office:value="868.4">
                <text:p>868.4</text:p>
              </table:table-cell>
              <table:table-cell office:value-type="float" office:value="870">
                <text:p>870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4.6">
                <text:p>224.6</text:p>
              </table:table-cell>
              <table:table-cell office:value-type="float" office:value="860.8">
                <text:p>860.8</text:p>
              </table:table-cell>
              <table:table-cell office:value-type="float" office:value="869.4">
                <text:p>869.4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.07">
                <text:p>225.07</text:p>
              </table:table-cell>
              <table:table-cell office:value-type="float" office:value="862.8">
                <text:p>862.8</text:p>
              </table:table-cell>
              <table:table-cell office:value-type="float" office:value="879">
                <text:p>879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.55">
                <text:p>225.55</text:p>
              </table:table-cell>
              <table:table-cell office:value-type="float" office:value="869.8">
                <text:p>869.8</text:p>
              </table:table-cell>
              <table:table-cell office:value-type="float" office:value="858">
                <text:p>858</text:p>
              </table:table-cell>
              <table:table-cell office:value-type="float" office:value="882.8">
                <text:p>882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6.02">
                <text:p>226.02</text:p>
              </table:table-cell>
              <table:table-cell office:value-type="float" office:value="873">
                <text:p>873</text:p>
              </table:table-cell>
              <table:table-cell office:value-type="float" office:value="869">
                <text:p>869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6.5">
                <text:p>226.5</text:p>
              </table:table-cell>
              <table:table-cell office:value-type="float" office:value="876.6">
                <text:p>876.6</text:p>
              </table:table-cell>
              <table:table-cell office:value-type="float" office:value="883">
                <text:p>883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.98">
                <text:p>226.98</text:p>
              </table:table-cell>
              <table:table-cell office:value-type="float" office:value="864.4">
                <text:p>864.4</text:p>
              </table:table-cell>
              <table:table-cell office:value-type="float" office:value="862.2">
                <text:p>862.2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7.45">
                <text:p>227.45</text:p>
              </table:table-cell>
              <table:table-cell office:value-type="float" office:value="870.2">
                <text:p>870.2</text:p>
              </table:table-cell>
              <table:table-cell office:value-type="float" office:value="876.2">
                <text:p>876.2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7.93">
                <text:p>227.93</text:p>
              </table:table-cell>
              <table:table-cell office:value-type="float" office:value="863.8">
                <text:p>863.8</text:p>
              </table:table-cell>
              <table:table-cell office:value-type="float" office:value="875.8">
                <text:p>875.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8.4">
                <text:p>228.4</text:p>
              </table:table-cell>
              <table:table-cell office:value-type="float" office:value="869">
                <text:p>869</text:p>
              </table:table-cell>
              <table:table-cell office:value-type="float" office:value="867.2">
                <text:p>867.2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8.88">
                <text:p>228.88</text:p>
              </table:table-cell>
              <table:table-cell office:value-type="float" office:value="864.2">
                <text:p>864.2</text:p>
              </table:table-cell>
              <table:table-cell office:value-type="float" office:value="867.8">
                <text:p>867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9.35">
                <text:p>229.35</text:p>
              </table:table-cell>
              <table:table-cell office:value-type="float" office:value="864.8">
                <text:p>864.8</text:p>
              </table:table-cell>
              <table:table-cell office:value-type="float" office:value="882">
                <text:p>882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9.83">
                <text:p>229.83</text:p>
              </table:table-cell>
              <table:table-cell office:value-type="float" office:value="867.6">
                <text:p>867.6</text:p>
              </table:table-cell>
              <table:table-cell office:value-type="float" office:value="863">
                <text:p>863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0.31">
                <text:p>230.31</text:p>
              </table:table-cell>
              <table:table-cell office:value-type="float" office:value="855.6">
                <text:p>855.6</text:p>
              </table:table-cell>
              <table:table-cell office:value-type="float" office:value="872.2">
                <text:p>872.2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.78">
                <text:p>230.78</text:p>
              </table:table-cell>
              <table:table-cell office:value-type="float" office:value="870.6">
                <text:p>870.6</text:p>
              </table:table-cell>
              <table:table-cell office:value-type="float" office:value="871.6">
                <text:p>871.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.26">
                <text:p>231.26</text:p>
              </table:table-cell>
              <table:table-cell office:value-type="float" office:value="876.4">
                <text:p>876.4</text:p>
              </table:table-cell>
              <table:table-cell office:value-type="float" office:value="868.4">
                <text:p>868.4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1.73">
                <text:p>231.73</text:p>
              </table:table-cell>
              <table:table-cell office:value-type="float" office:value="863.2">
                <text:p>863.2</text:p>
              </table:table-cell>
              <table:table-cell office:value-type="float" office:value="872">
                <text:p>87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.21">
                <text:p>232.21</text:p>
              </table:table-cell>
              <table:table-cell office:value-type="float" office:value="866.6">
                <text:p>866.6</text:p>
              </table:table-cell>
              <table:table-cell office:value-type="float" office:value="872">
                <text:p>872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.68">
                <text:p>232.68</text:p>
              </table:table-cell>
              <table:table-cell office:value-type="float" office:value="868.2">
                <text:p>868.2</text:p>
              </table:table-cell>
              <table:table-cell office:value-type="float" office:value="873.2">
                <text:p>873.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.16">
                <text:p>233.16</text:p>
              </table:table-cell>
              <table:table-cell office:value-type="float" office:value="875.2">
                <text:p>875.2</text:p>
              </table:table-cell>
              <table:table-cell office:value-type="float" office:value="876.2">
                <text:p>876.2</text:p>
              </table:table-cell>
              <table:table-cell office:value-type="float" office:value="885.6">
                <text:p>885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.63">
                <text:p>233.63</text:p>
              </table:table-cell>
              <table:table-cell office:value-type="float" office:value="872.4">
                <text:p>872.4</text:p>
              </table:table-cell>
              <table:table-cell office:value-type="float" office:value="883.4">
                <text:p>883.4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4.11">
                <text:p>234.11</text:p>
              </table:table-cell>
              <table:table-cell office:value-type="float" office:value="878">
                <text:p>878</text:p>
              </table:table-cell>
              <table:table-cell office:value-type="float" office:value="869.2">
                <text:p>869.2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4.58">
                <text:p>234.58</text:p>
              </table:table-cell>
              <table:table-cell office:value-type="float" office:value="855">
                <text:p>855</text:p>
              </table:table-cell>
              <table:table-cell office:value-type="float" office:value="866.4">
                <text:p>866.4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5.06">
                <text:p>235.06</text:p>
              </table:table-cell>
              <table:table-cell office:value-type="float" office:value="868.6">
                <text:p>868.6</text:p>
              </table:table-cell>
              <table:table-cell office:value-type="float" office:value="883.6">
                <text:p>883.6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5.53">
                <text:p>235.53</text:p>
              </table:table-cell>
              <table:table-cell office:value-type="float" office:value="868.6">
                <text:p>868.6</text:p>
              </table:table-cell>
              <table:table-cell office:value-type="float" office:value="862">
                <text:p>862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6.01">
                <text:p>236.01</text:p>
              </table:table-cell>
              <table:table-cell office:value-type="float" office:value="867.6">
                <text:p>867.6</text:p>
              </table:table-cell>
              <table:table-cell office:value-type="float" office:value="865">
                <text:p>865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6.49">
                <text:p>236.49</text:p>
              </table:table-cell>
              <table:table-cell office:value-type="float" office:value="870.2">
                <text:p>870.2</text:p>
              </table:table-cell>
              <table:table-cell office:value-type="float" office:value="893.6">
                <text:p>893.6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6.96">
                <text:p>236.96</text:p>
              </table:table-cell>
              <table:table-cell office:value-type="float" office:value="869">
                <text:p>869</text:p>
              </table:table-cell>
              <table:table-cell office:value-type="float" office:value="867.4">
                <text:p>867.4</text:p>
              </table:table-cell>
              <table:table-cell office:value-type="float" office:value="881.2">
                <text:p>881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7.44">
                <text:p>237.44</text:p>
              </table:table-cell>
              <table:table-cell office:value-type="float" office:value="869.6">
                <text:p>869.6</text:p>
              </table:table-cell>
              <table:table-cell office:value-type="float" office:value="873.8">
                <text:p>873.8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7.91">
                <text:p>237.91</text:p>
              </table:table-cell>
              <table:table-cell office:value-type="float" office:value="875">
                <text:p>875</text:p>
              </table:table-cell>
              <table:table-cell office:value-type="float" office:value="872.8">
                <text:p>872.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.39">
                <text:p>238.39</text:p>
              </table:table-cell>
              <table:table-cell office:value-type="float" office:value="873.2">
                <text:p>873.2</text:p>
              </table:table-cell>
              <table:table-cell office:value-type="float" office:value="867.8">
                <text:p>867.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8.86">
                <text:p>238.86</text:p>
              </table:table-cell>
              <table:table-cell office:value-type="float" office:value="862.6">
                <text:p>862.6</text:p>
              </table:table-cell>
              <table:table-cell office:value-type="float" office:value="870">
                <text:p>870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9.34">
                <text:p>239.34</text:p>
              </table:table-cell>
              <table:table-cell office:value-type="float" office:value="861">
                <text:p>861</text:p>
              </table:table-cell>
              <table:table-cell office:value-type="float" office:value="878.8">
                <text:p>878.8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.81">
                <text:p>239.81</text:p>
              </table:table-cell>
              <table:table-cell office:value-type="float" office:value="875.8">
                <text:p>875.8</text:p>
              </table:table-cell>
              <table:table-cell office:value-type="float" office:value="862">
                <text:p>86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.29">
                <text:p>240.29</text:p>
              </table:table-cell>
              <table:table-cell office:value-type="float" office:value="868.8">
                <text:p>868.8</text:p>
              </table:table-cell>
              <table:table-cell office:value-type="float" office:value="864.8">
                <text:p>864.8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.76">
                <text:p>240.76</text:p>
              </table:table-cell>
              <table:table-cell office:value-type="float" office:value="865.2">
                <text:p>865.2</text:p>
              </table:table-cell>
              <table:table-cell office:value-type="float" office:value="872.6">
                <text:p>872.6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.24">
                <text:p>241.24</text:p>
              </table:table-cell>
              <table:table-cell office:value-type="float" office:value="864.6">
                <text:p>864.6</text:p>
              </table:table-cell>
              <table:table-cell office:value-type="float" office:value="863.2">
                <text:p>863.2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1.71">
                <text:p>241.71</text:p>
              </table:table-cell>
              <table:table-cell office:value-type="float" office:value="868.2">
                <text:p>868.2</text:p>
              </table:table-cell>
              <table:table-cell office:value-type="float" office:value="865.6">
                <text:p>865.6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2.19">
                <text:p>242.19</text:p>
              </table:table-cell>
              <table:table-cell office:value-type="float" office:value="865.4">
                <text:p>865.4</text:p>
              </table:table-cell>
              <table:table-cell office:value-type="float" office:value="871.2">
                <text:p>871.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2.66">
                <text:p>242.66</text:p>
              </table:table-cell>
              <table:table-cell office:value-type="float" office:value="868.6">
                <text:p>868.6</text:p>
              </table:table-cell>
              <table:table-cell office:value-type="float" office:value="871.2">
                <text:p>871.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3.14">
                <text:p>243.14</text:p>
              </table:table-cell>
              <table:table-cell office:value-type="float" office:value="859.6">
                <text:p>859.6</text:p>
              </table:table-cell>
              <table:table-cell office:value-type="float" office:value="869.4">
                <text:p>869.4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3.61">
                <text:p>243.61</text:p>
              </table:table-cell>
              <table:table-cell office:value-type="float" office:value="867.6">
                <text:p>867.6</text:p>
              </table:table-cell>
              <table:table-cell office:value-type="float" office:value="880.8">
                <text:p>880.8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4.08">
                <text:p>244.08</text:p>
              </table:table-cell>
              <table:table-cell office:value-type="float" office:value="866.2">
                <text:p>866.2</text:p>
              </table:table-cell>
              <table:table-cell office:value-type="float" office:value="871.2">
                <text:p>871.2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.56">
                <text:p>244.56</text:p>
              </table:table-cell>
              <table:table-cell office:value-type="float" office:value="865.6">
                <text:p>865.6</text:p>
              </table:table-cell>
              <table:table-cell office:value-type="float" office:value="869.8">
                <text:p>869.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5.03">
                <text:p>245.03</text:p>
              </table:table-cell>
              <table:table-cell office:value-type="float" office:value="871.2">
                <text:p>871.2</text:p>
              </table:table-cell>
              <table:table-cell office:value-type="float" office:value="877.2">
                <text:p>877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.51">
                <text:p>245.51</text:p>
              </table:table-cell>
              <table:table-cell office:value-type="float" office:value="881.6">
                <text:p>881.6</text:p>
              </table:table-cell>
              <table:table-cell office:value-type="float" office:value="859.4">
                <text:p>859.4</text:p>
              </table:table-cell>
              <table:table-cell office:value-type="float" office:value="879.2">
                <text:p>879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.98">
                <text:p>245.98</text:p>
              </table:table-cell>
              <table:table-cell office:value-type="float" office:value="861.8">
                <text:p>861.8</text:p>
              </table:table-cell>
              <table:table-cell office:value-type="float" office:value="861.4">
                <text:p>861.4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.46">
                <text:p>246.46</text:p>
              </table:table-cell>
              <table:table-cell office:value-type="float" office:value="871.6">
                <text:p>871.6</text:p>
              </table:table-cell>
              <table:table-cell office:value-type="float" office:value="880">
                <text:p>88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.93">
                <text:p>246.93</text:p>
              </table:table-cell>
              <table:table-cell office:value-type="float" office:value="880.6">
                <text:p>880.6</text:p>
              </table:table-cell>
              <table:table-cell office:value-type="float" office:value="867.8">
                <text:p>867.8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7.41">
                <text:p>247.41</text:p>
              </table:table-cell>
              <table:table-cell office:value-type="float" office:value="869.8">
                <text:p>869.8</text:p>
              </table:table-cell>
              <table:table-cell office:value-type="float" office:value="856.2">
                <text:p>856.2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7.88">
                <text:p>247.88</text:p>
              </table:table-cell>
              <table:table-cell office:value-type="float" office:value="861.2">
                <text:p>861.2</text:p>
              </table:table-cell>
              <table:table-cell office:value-type="float" office:value="869.2">
                <text:p>869.2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8.36">
                <text:p>248.36</text:p>
              </table:table-cell>
              <table:table-cell office:value-type="float" office:value="875.2">
                <text:p>875.2</text:p>
              </table:table-cell>
              <table:table-cell office:value-type="float" office:value="860.4">
                <text:p>860.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8.83">
                <text:p>248.83</text:p>
              </table:table-cell>
              <table:table-cell office:value-type="float" office:value="872.2">
                <text:p>872.2</text:p>
              </table:table-cell>
              <table:table-cell office:value-type="float" office:value="874.4">
                <text:p>874.4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9.31">
                <text:p>249.31</text:p>
              </table:table-cell>
              <table:table-cell office:value-type="float" office:value="866">
                <text:p>866</text:p>
              </table:table-cell>
              <table:table-cell office:value-type="float" office:value="880.8">
                <text:p>880.8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9.78">
                <text:p>249.78</text:p>
              </table:table-cell>
              <table:table-cell office:value-type="float" office:value="871.6">
                <text:p>871.6</text:p>
              </table:table-cell>
              <table:table-cell office:value-type="float" office:value="869.6">
                <text:p>869.6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0.25">
                <text:p>250.25</text:p>
              </table:table-cell>
              <table:table-cell office:value-type="float" office:value="869.2">
                <text:p>869.2</text:p>
              </table:table-cell>
              <table:table-cell office:value-type="float" office:value="870.6">
                <text:p>870.6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0.73">
                <text:p>250.73</text:p>
              </table:table-cell>
              <table:table-cell office:value-type="float" office:value="862">
                <text:p>862</text:p>
              </table:table-cell>
              <table:table-cell office:value-type="float" office:value="884">
                <text:p>884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1.2">
                <text:p>251.2</text:p>
              </table:table-cell>
              <table:table-cell office:value-type="float" office:value="863.8">
                <text:p>863.8</text:p>
              </table:table-cell>
              <table:table-cell office:value-type="float" office:value="866.8">
                <text:p>866.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1.68">
                <text:p>251.68</text:p>
              </table:table-cell>
              <table:table-cell office:value-type="float" office:value="854.4">
                <text:p>854.4</text:p>
              </table:table-cell>
              <table:table-cell office:value-type="float" office:value="868.4">
                <text:p>868.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2.15">
                <text:p>252.15</text:p>
              </table:table-cell>
              <table:table-cell office:value-type="float" office:value="862">
                <text:p>862</text:p>
              </table:table-cell>
              <table:table-cell office:value-type="float" office:value="882.2">
                <text:p>882.2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2.63">
                <text:p>252.63</text:p>
              </table:table-cell>
              <table:table-cell office:value-type="float" office:value="882.6">
                <text:p>882.6</text:p>
              </table:table-cell>
              <table:table-cell office:value-type="float" office:value="882.4">
                <text:p>882.4</text:p>
              </table:table-cell>
              <table:table-cell office:value-type="float" office:value="904.6">
                <text:p>904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3.1">
                <text:p>253.1</text:p>
              </table:table-cell>
              <table:table-cell office:value-type="float" office:value="868.6">
                <text:p>868.6</text:p>
              </table:table-cell>
              <table:table-cell office:value-type="float" office:value="869.8">
                <text:p>869.8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3.57">
                <text:p>253.57</text:p>
              </table:table-cell>
              <table:table-cell office:value-type="float" office:value="870">
                <text:p>870</text:p>
              </table:table-cell>
              <table:table-cell office:value-type="float" office:value="872.2">
                <text:p>872.2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.05">
                <text:p>254.05</text:p>
              </table:table-cell>
              <table:table-cell office:value-type="float" office:value="877.6">
                <text:p>877.6</text:p>
              </table:table-cell>
              <table:table-cell office:value-type="float" office:value="870.8">
                <text:p>870.8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4.52">
                <text:p>254.52</text:p>
              </table:table-cell>
              <table:table-cell office:value-type="float" office:value="870.2">
                <text:p>870.2</text:p>
              </table:table-cell>
              <table:table-cell office:value-type="float" office:value="864.8">
                <text:p>864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5">
                <text:p>255</text:p>
              </table:table-cell>
              <table:table-cell office:value-type="float" office:value="866.2">
                <text:p>866.2</text:p>
              </table:table-cell>
              <table:table-cell office:value-type="float" office:value="877">
                <text:p>877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5.47">
                <text:p>255.47</text:p>
              </table:table-cell>
              <table:table-cell office:value-type="float" office:value="880.4">
                <text:p>880.4</text:p>
              </table:table-cell>
              <table:table-cell office:value-type="float" office:value="864">
                <text:p>86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.94">
                <text:p>255.94</text:p>
              </table:table-cell>
              <table:table-cell office:value-type="float" office:value="874.2">
                <text:p>874.2</text:p>
              </table:table-cell>
              <table:table-cell office:value-type="float" office:value="865.8">
                <text:p>865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6.42">
                <text:p>256.42</text:p>
              </table:table-cell>
              <table:table-cell office:value-type="float" office:value="866">
                <text:p>866</text:p>
              </table:table-cell>
              <table:table-cell office:value-type="float" office:value="870.8">
                <text:p>870.8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6.89">
                <text:p>256.89</text:p>
              </table:table-cell>
              <table:table-cell office:value-type="float" office:value="867.4">
                <text:p>867.4</text:p>
              </table:table-cell>
              <table:table-cell office:value-type="float" office:value="866.2">
                <text:p>866.2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7.37">
                <text:p>257.37</text:p>
              </table:table-cell>
              <table:table-cell office:value-type="float" office:value="870.8">
                <text:p>870.8</text:p>
              </table:table-cell>
              <table:table-cell office:value-type="float" office:value="861.4">
                <text:p>861.4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7.84">
                <text:p>257.84</text:p>
              </table:table-cell>
              <table:table-cell office:value-type="float" office:value="866.2">
                <text:p>866.2</text:p>
              </table:table-cell>
              <table:table-cell office:value-type="float" office:value="878.6">
                <text:p>878.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8.31">
                <text:p>258.31</text:p>
              </table:table-cell>
              <table:table-cell office:value-type="float" office:value="878">
                <text:p>878</text:p>
              </table:table-cell>
              <table:table-cell office:value-type="float" office:value="870">
                <text:p>870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8.79">
                <text:p>258.79</text:p>
              </table:table-cell>
              <table:table-cell office:value-type="float" office:value="858.6">
                <text:p>858.6</text:p>
              </table:table-cell>
              <table:table-cell office:value-type="float" office:value="877.8">
                <text:p>877.8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9.26">
                <text:p>259.26</text:p>
              </table:table-cell>
              <table:table-cell office:value-type="float" office:value="861.2">
                <text:p>861.2</text:p>
              </table:table-cell>
              <table:table-cell office:value-type="float" office:value="875.2">
                <text:p>875.2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9.74">
                <text:p>259.74</text:p>
              </table:table-cell>
              <table:table-cell office:value-type="float" office:value="876.8">
                <text:p>876.8</text:p>
              </table:table-cell>
              <table:table-cell office:value-type="float" office:value="873">
                <text:p>873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0.21">
                <text:p>260.21</text:p>
              </table:table-cell>
              <table:table-cell office:value-type="float" office:value="864">
                <text:p>864</text:p>
              </table:table-cell>
              <table:table-cell office:value-type="float" office:value="870.4">
                <text:p>870.4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.68">
                <text:p>260.68</text:p>
              </table:table-cell>
              <table:table-cell office:value-type="float" office:value="861.2">
                <text:p>861.2</text:p>
              </table:table-cell>
              <table:table-cell office:value-type="float" office:value="873.6">
                <text:p>873.6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1.16">
                <text:p>261.16</text:p>
              </table:table-cell>
              <table:table-cell office:value-type="float" office:value="872.2">
                <text:p>872.2</text:p>
              </table:table-cell>
              <table:table-cell office:value-type="float" office:value="876.6">
                <text:p>876.6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1.63">
                <text:p>261.63</text:p>
              </table:table-cell>
              <table:table-cell office:value-type="float" office:value="871">
                <text:p>871</text:p>
              </table:table-cell>
              <table:table-cell office:value-type="float" office:value="869.4">
                <text:p>869.4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2.1">
                <text:p>262.1</text:p>
              </table:table-cell>
              <table:table-cell office:value-type="float" office:value="869.4">
                <text:p>869.4</text:p>
              </table:table-cell>
              <table:table-cell office:value-type="float" office:value="875.8">
                <text:p>875.8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2.58">
                <text:p>262.58</text:p>
              </table:table-cell>
              <table:table-cell office:value-type="float" office:value="880.6">
                <text:p>880.6</text:p>
              </table:table-cell>
              <table:table-cell office:value-type="float" office:value="872">
                <text:p>872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3.05">
                <text:p>263.05</text:p>
              </table:table-cell>
              <table:table-cell office:value-type="float" office:value="869.8">
                <text:p>869.8</text:p>
              </table:table-cell>
              <table:table-cell office:value-type="float" office:value="877.6">
                <text:p>877.6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3.53">
                <text:p>263.53</text:p>
              </table:table-cell>
              <table:table-cell office:value-type="float" office:value="860.8">
                <text:p>860.8</text:p>
              </table:table-cell>
              <table:table-cell office:value-type="float" office:value="885.2">
                <text:p>885.2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4">
                <text:p>264</text:p>
              </table:table-cell>
              <table:table-cell office:value-type="float" office:value="872.4">
                <text:p>872.4</text:p>
              </table:table-cell>
              <table:table-cell office:value-type="float" office:value="872.4">
                <text:p>872.4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4.47">
                <text:p>264.47</text:p>
              </table:table-cell>
              <table:table-cell office:value-type="float" office:value="871.8">
                <text:p>871.8</text:p>
              </table:table-cell>
              <table:table-cell office:value-type="float" office:value="871.6">
                <text:p>871.6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4.95">
                <text:p>264.95</text:p>
              </table:table-cell>
              <table:table-cell office:value-type="float" office:value="864.8">
                <text:p>864.8</text:p>
              </table:table-cell>
              <table:table-cell office:value-type="float" office:value="877.4">
                <text:p>877.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5.42">
                <text:p>265.42</text:p>
              </table:table-cell>
              <table:table-cell office:value-type="float" office:value="879.2">
                <text:p>879.2</text:p>
              </table:table-cell>
              <table:table-cell office:value-type="float" office:value="865">
                <text:p>86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5.89">
                <text:p>265.89</text:p>
              </table:table-cell>
              <table:table-cell office:value-type="float" office:value="874.2">
                <text:p>874.2</text:p>
              </table:table-cell>
              <table:table-cell office:value-type="float" office:value="867.2">
                <text:p>867.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6.37">
                <text:p>266.37</text:p>
              </table:table-cell>
              <table:table-cell office:value-type="float" office:value="859.8">
                <text:p>859.8</text:p>
              </table:table-cell>
              <table:table-cell office:value-type="float" office:value="883.4">
                <text:p>883.4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6.84">
                <text:p>266.84</text:p>
              </table:table-cell>
              <table:table-cell office:value-type="float" office:value="863">
                <text:p>863</text:p>
              </table:table-cell>
              <table:table-cell office:value-type="float" office:value="863.8">
                <text:p>863.8</text:p>
              </table:table-cell>
              <table:table-cell office:value-type="float" office:value="879.2">
                <text:p>879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7.31">
                <text:p>267.31</text:p>
              </table:table-cell>
              <table:table-cell office:value-type="float" office:value="868">
                <text:p>868</text:p>
              </table:table-cell>
              <table:table-cell office:value-type="float" office:value="862.6">
                <text:p>862.6</text:p>
              </table:table-cell>
              <table:table-cell office:value-type="float" office:value="882.8">
                <text:p>882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7.79">
                <text:p>267.79</text:p>
              </table:table-cell>
              <table:table-cell office:value-type="float" office:value="862.6">
                <text:p>862.6</text:p>
              </table:table-cell>
              <table:table-cell office:value-type="float" office:value="877.4">
                <text:p>877.4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8.26">
                <text:p>268.26</text:p>
              </table:table-cell>
              <table:table-cell office:value-type="float" office:value="882.6">
                <text:p>882.6</text:p>
              </table:table-cell>
              <table:table-cell office:value-type="float" office:value="938.2">
                <text:p>938.2</text:p>
              </table:table-cell>
              <table:table-cell office:value-type="float" office:value="903.6">
                <text:p>903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8.73">
                <text:p>268.73</text:p>
              </table:table-cell>
              <table:table-cell office:value-type="float" office:value="875.2">
                <text:p>875.2</text:p>
              </table:table-cell>
              <table:table-cell office:value-type="float" office:value="879.8">
                <text:p>879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9.21">
                <text:p>269.21</text:p>
              </table:table-cell>
              <table:table-cell office:value-type="float" office:value="864.4">
                <text:p>864.4</text:p>
              </table:table-cell>
              <table:table-cell office:value-type="float" office:value="881">
                <text:p>881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9.68">
                <text:p>269.68</text:p>
              </table:table-cell>
              <table:table-cell office:value-type="float" office:value="873.2">
                <text:p>873.2</text:p>
              </table:table-cell>
              <table:table-cell office:value-type="float" office:value="874">
                <text:p>874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0.15">
                <text:p>270.15</text:p>
              </table:table-cell>
              <table:table-cell office:value-type="float" office:value="879">
                <text:p>879</text:p>
              </table:table-cell>
              <table:table-cell office:value-type="float" office:value="874">
                <text:p>874</text:p>
              </table:table-cell>
              <table:table-cell office:value-type="float" office:value="875.8">
                <text:p>875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0.63">
                <text:p>270.63</text:p>
              </table:table-cell>
              <table:table-cell office:value-type="float" office:value="860">
                <text:p>860</text:p>
              </table:table-cell>
              <table:table-cell office:value-type="float" office:value="881.4">
                <text:p>881.4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1.1">
                <text:p>271.1</text:p>
              </table:table-cell>
              <table:table-cell office:value-type="float" office:value="877.6">
                <text:p>877.6</text:p>
              </table:table-cell>
              <table:table-cell office:value-type="float" office:value="867.8">
                <text:p>867.8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1.57">
                <text:p>271.57</text:p>
              </table:table-cell>
              <table:table-cell office:value-type="float" office:value="873.8">
                <text:p>873.8</text:p>
              </table:table-cell>
              <table:table-cell office:value-type="float" office:value="864.6">
                <text:p>864.6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.05">
                <text:p>272.05</text:p>
              </table:table-cell>
              <table:table-cell office:value-type="float" office:value="869">
                <text:p>869</text:p>
              </table:table-cell>
              <table:table-cell office:value-type="float" office:value="876.2">
                <text:p>876.2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2.52">
                <text:p>272.52</text:p>
              </table:table-cell>
              <table:table-cell office:value-type="float" office:value="869.8">
                <text:p>869.8</text:p>
              </table:table-cell>
              <table:table-cell office:value-type="float" office:value="865.8">
                <text:p>865.8</text:p>
              </table:table-cell>
              <table:table-cell office:value-type="float" office:value="883.8">
                <text:p>883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2.99">
                <text:p>272.99</text:p>
              </table:table-cell>
              <table:table-cell office:value-type="float" office:value="867.4">
                <text:p>867.4</text:p>
              </table:table-cell>
              <table:table-cell office:value-type="float" office:value="870">
                <text:p>870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3.46">
                <text:p>273.46</text:p>
              </table:table-cell>
              <table:table-cell office:value-type="float" office:value="872.6">
                <text:p>872.6</text:p>
              </table:table-cell>
              <table:table-cell office:value-type="float" office:value="876.4">
                <text:p>876.4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.94">
                <text:p>273.94</text:p>
              </table:table-cell>
              <table:table-cell office:value-type="float" office:value="883.2">
                <text:p>883.2</text:p>
              </table:table-cell>
              <table:table-cell office:value-type="float" office:value="874.8">
                <text:p>874.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4.41">
                <text:p>274.41</text:p>
              </table:table-cell>
              <table:table-cell office:value-type="float" office:value="873.2">
                <text:p>873.2</text:p>
              </table:table-cell>
              <table:table-cell office:value-type="float" office:value="862.2">
                <text:p>862.2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.88">
                <text:p>274.88</text:p>
              </table:table-cell>
              <table:table-cell office:value-type="float" office:value="874">
                <text:p>874</text:p>
              </table:table-cell>
              <table:table-cell office:value-type="float" office:value="868.4">
                <text:p>868.4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5.36">
                <text:p>275.36</text:p>
              </table:table-cell>
              <table:table-cell office:value-type="float" office:value="869">
                <text:p>869</text:p>
              </table:table-cell>
              <table:table-cell office:value-type="float" office:value="875.4">
                <text:p>875.4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5.83">
                <text:p>275.83</text:p>
              </table:table-cell>
              <table:table-cell office:value-type="float" office:value="871.8">
                <text:p>871.8</text:p>
              </table:table-cell>
              <table:table-cell office:value-type="float" office:value="871.2">
                <text:p>871.2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6.3">
                <text:p>276.3</text:p>
              </table:table-cell>
              <table:table-cell office:value-type="float" office:value="856">
                <text:p>856</text:p>
              </table:table-cell>
              <table:table-cell office:value-type="float" office:value="873.8">
                <text:p>873.8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.77">
                <text:p>276.77</text:p>
              </table:table-cell>
              <table:table-cell office:value-type="float" office:value="873.4">
                <text:p>873.4</text:p>
              </table:table-cell>
              <table:table-cell office:value-type="float" office:value="872">
                <text:p>872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7.25">
                <text:p>277.25</text:p>
              </table:table-cell>
              <table:table-cell office:value-type="float" office:value="867.4">
                <text:p>867.4</text:p>
              </table:table-cell>
              <table:table-cell office:value-type="float" office:value="856.8">
                <text:p>856.8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7.72">
                <text:p>277.72</text:p>
              </table:table-cell>
              <table:table-cell office:value-type="float" office:value="865.8">
                <text:p>865.8</text:p>
              </table:table-cell>
              <table:table-cell office:value-type="float" office:value="874.6">
                <text:p>874.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8.19">
                <text:p>278.19</text:p>
              </table:table-cell>
              <table:table-cell office:value-type="float" office:value="867">
                <text:p>867</text:p>
              </table:table-cell>
              <table:table-cell office:value-type="float" office:value="876.8">
                <text:p>876.8</text:p>
              </table:table-cell>
              <table:table-cell office:value-type="float" office:value="881.6">
                <text:p>881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8.67">
                <text:p>278.67</text:p>
              </table:table-cell>
              <table:table-cell office:value-type="float" office:value="878">
                <text:p>878</text:p>
              </table:table-cell>
              <table:table-cell office:value-type="float" office:value="864.2">
                <text:p>864.2</text:p>
              </table:table-cell>
              <table:table-cell office:value-type="float" office:value="875.4">
                <text:p>875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9.14">
                <text:p>279.14</text:p>
              </table:table-cell>
              <table:table-cell office:value-type="float" office:value="870.6">
                <text:p>870.6</text:p>
              </table:table-cell>
              <table:table-cell office:value-type="float" office:value="872.4">
                <text:p>872.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9.61">
                <text:p>279.61</text:p>
              </table:table-cell>
              <table:table-cell office:value-type="float" office:value="871.2">
                <text:p>871.2</text:p>
              </table:table-cell>
              <table:table-cell office:value-type="float" office:value="874.4">
                <text:p>874.4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0.08">
                <text:p>280.08</text:p>
              </table:table-cell>
              <table:table-cell office:value-type="float" office:value="868.6">
                <text:p>868.6</text:p>
              </table:table-cell>
              <table:table-cell office:value-type="float" office:value="867.6">
                <text:p>867.6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0.56">
                <text:p>280.56</text:p>
              </table:table-cell>
              <table:table-cell office:value-type="float" office:value="866">
                <text:p>866</text:p>
              </table:table-cell>
              <table:table-cell office:value-type="float" office:value="878">
                <text:p>878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1.03">
                <text:p>281.03</text:p>
              </table:table-cell>
              <table:table-cell office:value-type="float" office:value="885">
                <text:p>885</text:p>
              </table:table-cell>
              <table:table-cell office:value-type="float" office:value="878">
                <text:p>87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1.5">
                <text:p>281.5</text:p>
              </table:table-cell>
              <table:table-cell office:value-type="float" office:value="868.6">
                <text:p>868.6</text:p>
              </table:table-cell>
              <table:table-cell office:value-type="float" office:value="870.8">
                <text:p>870.8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1.97">
                <text:p>281.97</text:p>
              </table:table-cell>
              <table:table-cell office:value-type="float" office:value="866.6">
                <text:p>866.6</text:p>
              </table:table-cell>
              <table:table-cell office:value-type="float" office:value="872.4">
                <text:p>872.4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2.45">
                <text:p>282.45</text:p>
              </table:table-cell>
              <table:table-cell office:value-type="float" office:value="879.2">
                <text:p>879.2</text:p>
              </table:table-cell>
              <table:table-cell office:value-type="float" office:value="868.4">
                <text:p>868.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2.92">
                <text:p>282.92</text:p>
              </table:table-cell>
              <table:table-cell office:value-type="float" office:value="869.8">
                <text:p>869.8</text:p>
              </table:table-cell>
              <table:table-cell office:value-type="float" office:value="872.6">
                <text:p>872.6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3.39">
                <text:p>283.39</text:p>
              </table:table-cell>
              <table:table-cell office:value-type="float" office:value="861.4">
                <text:p>861.4</text:p>
              </table:table-cell>
              <table:table-cell office:value-type="float" office:value="874.2">
                <text:p>874.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3.86">
                <text:p>283.86</text:p>
              </table:table-cell>
              <table:table-cell office:value-type="float" office:value="881.6">
                <text:p>881.6</text:p>
              </table:table-cell>
              <table:table-cell office:value-type="float" office:value="868">
                <text:p>86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4.34">
                <text:p>284.34</text:p>
              </table:table-cell>
              <table:table-cell office:value-type="float" office:value="868.4">
                <text:p>868.4</text:p>
              </table:table-cell>
              <table:table-cell office:value-type="float" office:value="871.6">
                <text:p>871.6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4.81">
                <text:p>284.81</text:p>
              </table:table-cell>
              <table:table-cell office:value-type="float" office:value="873">
                <text:p>873</text:p>
              </table:table-cell>
              <table:table-cell office:value-type="float" office:value="881.8">
                <text:p>881.8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5.28">
                <text:p>285.28</text:p>
              </table:table-cell>
              <table:table-cell office:value-type="float" office:value="872">
                <text:p>872</text:p>
              </table:table-cell>
              <table:table-cell office:value-type="float" office:value="876.2">
                <text:p>876.2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5.75">
                <text:p>285.75</text:p>
              </table:table-cell>
              <table:table-cell office:value-type="float" office:value="864.2">
                <text:p>864.2</text:p>
              </table:table-cell>
              <table:table-cell office:value-type="float" office:value="863.8">
                <text:p>863.8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6.23">
                <text:p>286.23</text:p>
              </table:table-cell>
              <table:table-cell office:value-type="float" office:value="873.6">
                <text:p>873.6</text:p>
              </table:table-cell>
              <table:table-cell office:value-type="float" office:value="878.8">
                <text:p>878.8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6.7">
                <text:p>286.7</text:p>
              </table:table-cell>
              <table:table-cell office:value-type="float" office:value="871.4">
                <text:p>871.4</text:p>
              </table:table-cell>
              <table:table-cell office:value-type="float" office:value="884.2">
                <text:p>884.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7.17">
                <text:p>287.17</text:p>
              </table:table-cell>
              <table:table-cell office:value-type="float" office:value="865.8">
                <text:p>865.8</text:p>
              </table:table-cell>
              <table:table-cell office:value-type="float" office:value="860.8">
                <text:p>860.8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7.64">
                <text:p>287.64</text:p>
              </table:table-cell>
              <table:table-cell office:value-type="float" office:value="867.2">
                <text:p>867.2</text:p>
              </table:table-cell>
              <table:table-cell office:value-type="float" office:value="881">
                <text:p>881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8.11">
                <text:p>288.11</text:p>
              </table:table-cell>
              <table:table-cell office:value-type="float" office:value="882.4">
                <text:p>882.4</text:p>
              </table:table-cell>
              <table:table-cell office:value-type="float" office:value="877.6">
                <text:p>877.6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.59">
                <text:p>288.59</text:p>
              </table:table-cell>
              <table:table-cell office:value-type="float" office:value="878.8">
                <text:p>878.8</text:p>
              </table:table-cell>
              <table:table-cell office:value-type="float" office:value="873">
                <text:p>87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9.06">
                <text:p>289.06</text:p>
              </table:table-cell>
              <table:table-cell office:value-type="float" office:value="868.4">
                <text:p>868.4</text:p>
              </table:table-cell>
              <table:table-cell office:value-type="float" office:value="867.6">
                <text:p>867.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9.53">
                <text:p>289.53</text:p>
              </table:table-cell>
              <table:table-cell office:value-type="float" office:value="884.2">
                <text:p>884.2</text:p>
              </table:table-cell>
              <table:table-cell office:value-type="float" office:value="871.4">
                <text:p>871.4</text:p>
              </table:table-cell>
              <table:table-cell office:value-type="float" office:value="882.4">
                <text:p>882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0">
                <text:p>290</text:p>
              </table:table-cell>
              <table:table-cell office:value-type="float" office:value="867.2">
                <text:p>867.2</text:p>
              </table:table-cell>
              <table:table-cell office:value-type="float" office:value="866.6">
                <text:p>866.6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0.47">
                <text:p>290.47</text:p>
              </table:table-cell>
              <table:table-cell office:value-type="float" office:value="869">
                <text:p>869</text:p>
              </table:table-cell>
              <table:table-cell office:value-type="float" office:value="881.2">
                <text:p>881.2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0.95">
                <text:p>290.95</text:p>
              </table:table-cell>
              <table:table-cell office:value-type="float" office:value="874.2">
                <text:p>874.2</text:p>
              </table:table-cell>
              <table:table-cell office:value-type="float" office:value="878.4">
                <text:p>878.4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1.42">
                <text:p>291.42</text:p>
              </table:table-cell>
              <table:table-cell office:value-type="float" office:value="872.2">
                <text:p>872.2</text:p>
              </table:table-cell>
              <table:table-cell office:value-type="float" office:value="860.4">
                <text:p>860.4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1.89">
                <text:p>291.89</text:p>
              </table:table-cell>
              <table:table-cell office:value-type="float" office:value="877.6">
                <text:p>877.6</text:p>
              </table:table-cell>
              <table:table-cell office:value-type="float" office:value="883">
                <text:p>883</text:p>
              </table:table-cell>
              <table:table-cell office:value-type="float" office:value="875.8">
                <text:p>875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2.36">
                <text:p>292.36</text:p>
              </table:table-cell>
              <table:table-cell office:value-type="float" office:value="872.4">
                <text:p>872.4</text:p>
              </table:table-cell>
              <table:table-cell office:value-type="float" office:value="883.4">
                <text:p>883.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.83">
                <text:p>292.83</text:p>
              </table:table-cell>
              <table:table-cell office:value-type="float" office:value="873.2">
                <text:p>873.2</text:p>
              </table:table-cell>
              <table:table-cell office:value-type="float" office:value="873.8">
                <text:p>873.8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3.31">
                <text:p>293.31</text:p>
              </table:table-cell>
              <table:table-cell office:value-type="float" office:value="863.8">
                <text:p>863.8</text:p>
              </table:table-cell>
              <table:table-cell office:value-type="float" office:value="875.6">
                <text:p>875.6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3.78">
                <text:p>293.78</text:p>
              </table:table-cell>
              <table:table-cell office:value-type="float" office:value="873.6">
                <text:p>873.6</text:p>
              </table:table-cell>
              <table:table-cell office:value-type="float" office:value="874.6">
                <text:p>874.6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4.25">
                <text:p>294.25</text:p>
              </table:table-cell>
              <table:table-cell office:value-type="float" office:value="877">
                <text:p>877</text:p>
              </table:table-cell>
              <table:table-cell office:value-type="float" office:value="860">
                <text:p>860</text:p>
              </table:table-cell>
              <table:table-cell office:value-type="float" office:value="882.4">
                <text:p>882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4.72">
                <text:p>294.72</text:p>
              </table:table-cell>
              <table:table-cell office:value-type="float" office:value="865.8">
                <text:p>865.8</text:p>
              </table:table-cell>
              <table:table-cell office:value-type="float" office:value="876.6">
                <text:p>876.6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5.19">
                <text:p>295.19</text:p>
              </table:table-cell>
              <table:table-cell office:value-type="float" office:value="874.4">
                <text:p>874.4</text:p>
              </table:table-cell>
              <table:table-cell office:value-type="float" office:value="880.8">
                <text:p>880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5.66">
                <text:p>295.66</text:p>
              </table:table-cell>
              <table:table-cell office:value-type="float" office:value="866.4">
                <text:p>866.4</text:p>
              </table:table-cell>
              <table:table-cell office:value-type="float" office:value="859.6">
                <text:p>859.6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6.14">
                <text:p>296.14</text:p>
              </table:table-cell>
              <table:table-cell office:value-type="float" office:value="861">
                <text:p>861</text:p>
              </table:table-cell>
              <table:table-cell office:value-type="float" office:value="875.8">
                <text:p>875.8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6.61">
                <text:p>296.61</text:p>
              </table:table-cell>
              <table:table-cell office:value-type="float" office:value="877.6">
                <text:p>877.6</text:p>
              </table:table-cell>
              <table:table-cell office:value-type="float" office:value="888.6">
                <text:p>888.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7.08">
                <text:p>297.08</text:p>
              </table:table-cell>
              <table:table-cell office:value-type="float" office:value="873.6">
                <text:p>873.6</text:p>
              </table:table-cell>
              <table:table-cell office:value-type="float" office:value="869.2">
                <text:p>869.2</text:p>
              </table:table-cell>
              <table:table-cell office:value-type="float" office:value="884.6">
                <text:p>884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7.55">
                <text:p>297.55</text:p>
              </table:table-cell>
              <table:table-cell office:value-type="float" office:value="870.6">
                <text:p>870.6</text:p>
              </table:table-cell>
              <table:table-cell office:value-type="float" office:value="875.8">
                <text:p>875.8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8.02">
                <text:p>298.02</text:p>
              </table:table-cell>
              <table:table-cell office:value-type="float" office:value="879">
                <text:p>879</text:p>
              </table:table-cell>
              <table:table-cell office:value-type="float" office:value="879.6">
                <text:p>879.6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49">
                <text:p>298.49</text:p>
              </table:table-cell>
              <table:table-cell office:value-type="float" office:value="869.4">
                <text:p>869.4</text:p>
              </table:table-cell>
              <table:table-cell office:value-type="float" office:value="860.4">
                <text:p>860.4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8.97">
                <text:p>298.97</text:p>
              </table:table-cell>
              <table:table-cell office:value-type="float" office:value="873.4">
                <text:p>873.4</text:p>
              </table:table-cell>
              <table:table-cell office:value-type="float" office:value="875.2">
                <text:p>875.2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9.44">
                <text:p>299.44</text:p>
              </table:table-cell>
              <table:table-cell office:value-type="float" office:value="875.8">
                <text:p>875.8</text:p>
              </table:table-cell>
              <table:table-cell office:value-type="float" office:value="882.4">
                <text:p>882.4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9.91">
                <text:p>299.91</text:p>
              </table:table-cell>
              <table:table-cell office:value-type="float" office:value="872.2">
                <text:p>872.2</text:p>
              </table:table-cell>
              <table:table-cell office:value-type="float" office:value="868.6">
                <text:p>868.6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0.38">
                <text:p>300.38</text:p>
              </table:table-cell>
              <table:table-cell office:value-type="float" office:value="857">
                <text:p>857</text:p>
              </table:table-cell>
              <table:table-cell office:value-type="float" office:value="874.8">
                <text:p>874.8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0.85">
                <text:p>300.85</text:p>
              </table:table-cell>
              <table:table-cell office:value-type="float" office:value="870.6">
                <text:p>870.6</text:p>
              </table:table-cell>
              <table:table-cell office:value-type="float" office:value="880">
                <text:p>880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1.32">
                <text:p>301.32</text:p>
              </table:table-cell>
              <table:table-cell office:value-type="float" office:value="872.2">
                <text:p>872.2</text:p>
              </table:table-cell>
              <table:table-cell office:value-type="float" office:value="867.2">
                <text:p>867.2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1.79">
                <text:p>301.79</text:p>
              </table:table-cell>
              <table:table-cell office:value-type="float" office:value="874">
                <text:p>874</text:p>
              </table:table-cell>
              <table:table-cell office:value-type="float" office:value="878.8">
                <text:p>878.8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2.26">
                <text:p>302.26</text:p>
              </table:table-cell>
              <table:table-cell office:value-type="float" office:value="876.4">
                <text:p>876.4</text:p>
              </table:table-cell>
              <table:table-cell office:value-type="float" office:value="880.8">
                <text:p>880.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2.74">
                <text:p>302.74</text:p>
              </table:table-cell>
              <table:table-cell office:value-type="float" office:value="873.4">
                <text:p>873.4</text:p>
              </table:table-cell>
              <table:table-cell office:value-type="float" office:value="865.8">
                <text:p>865.8</text:p>
              </table:table-cell>
              <table:table-cell office:value-type="float" office:value="881.4">
                <text:p>881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.21">
                <text:p>303.21</text:p>
              </table:table-cell>
              <table:table-cell office:value-type="float" office:value="871.4">
                <text:p>871.4</text:p>
              </table:table-cell>
              <table:table-cell office:value-type="float" office:value="882.8">
                <text:p>882.8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3.68">
                <text:p>303.68</text:p>
              </table:table-cell>
              <table:table-cell office:value-type="float" office:value="871.8">
                <text:p>871.8</text:p>
              </table:table-cell>
              <table:table-cell office:value-type="float" office:value="877">
                <text:p>877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4.15">
                <text:p>304.15</text:p>
              </table:table-cell>
              <table:table-cell office:value-type="float" office:value="874.4">
                <text:p>874.4</text:p>
              </table:table-cell>
              <table:table-cell office:value-type="float" office:value="862">
                <text:p>862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4.62">
                <text:p>304.62</text:p>
              </table:table-cell>
              <table:table-cell office:value-type="float" office:value="874.6">
                <text:p>874.6</text:p>
              </table:table-cell>
              <table:table-cell office:value-type="float" office:value="873.2">
                <text:p>873.2</text:p>
              </table:table-cell>
              <table:table-cell office:value-type="float" office:value="867.4">
                <text:p>867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5.09">
                <text:p>305.09</text:p>
              </table:table-cell>
              <table:table-cell office:value-type="float" office:value="880">
                <text:p>880</text:p>
              </table:table-cell>
              <table:table-cell office:value-type="float" office:value="877.2">
                <text:p>877.2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.56">
                <text:p>305.56</text:p>
              </table:table-cell>
              <table:table-cell office:value-type="float" office:value="864.6">
                <text:p>864.6</text:p>
              </table:table-cell>
              <table:table-cell office:value-type="float" office:value="869">
                <text:p>869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6.03">
                <text:p>306.03</text:p>
              </table:table-cell>
              <table:table-cell office:value-type="float" office:value="865.4">
                <text:p>865.4</text:p>
              </table:table-cell>
              <table:table-cell office:value-type="float" office:value="878">
                <text:p>878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6.51">
                <text:p>306.51</text:p>
              </table:table-cell>
              <table:table-cell office:value-type="float" office:value="869.2">
                <text:p>869.2</text:p>
              </table:table-cell>
              <table:table-cell office:value-type="float" office:value="885.2">
                <text:p>885.2</text:p>
              </table:table-cell>
              <table:table-cell office:value-type="float" office:value="885.6">
                <text:p>885.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6.98">
                <text:p>306.98</text:p>
              </table:table-cell>
              <table:table-cell office:value-type="float" office:value="867.8">
                <text:p>867.8</text:p>
              </table:table-cell>
              <table:table-cell office:value-type="float" office:value="880.8">
                <text:p>880.8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7.45">
                <text:p>307.45</text:p>
              </table:table-cell>
              <table:table-cell office:value-type="float" office:value="871.2">
                <text:p>871.2</text:p>
              </table:table-cell>
              <table:table-cell office:value-type="float" office:value="889">
                <text:p>889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7.92">
                <text:p>307.92</text:p>
              </table:table-cell>
              <table:table-cell office:value-type="float" office:value="876.4">
                <text:p>876.4</text:p>
              </table:table-cell>
              <table:table-cell office:value-type="float" office:value="874">
                <text:p>874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8.39">
                <text:p>308.39</text:p>
              </table:table-cell>
              <table:table-cell office:value-type="float" office:value="866.6">
                <text:p>866.6</text:p>
              </table:table-cell>
              <table:table-cell office:value-type="float" office:value="873">
                <text:p>87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8.86">
                <text:p>308.86</text:p>
              </table:table-cell>
              <table:table-cell office:value-type="float" office:value="861.6">
                <text:p>861.6</text:p>
              </table:table-cell>
              <table:table-cell office:value-type="float" office:value="883.4">
                <text:p>883.4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9.33">
                <text:p>309.33</text:p>
              </table:table-cell>
              <table:table-cell office:value-type="float" office:value="869.8">
                <text:p>869.8</text:p>
              </table:table-cell>
              <table:table-cell office:value-type="float" office:value="881.8">
                <text:p>881.8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9.8">
                <text:p>309.8</text:p>
              </table:table-cell>
              <table:table-cell office:value-type="float" office:value="878">
                <text:p>878</text:p>
              </table:table-cell>
              <table:table-cell office:value-type="float" office:value="869.8">
                <text:p>869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0.27">
                <text:p>310.27</text:p>
              </table:table-cell>
              <table:table-cell office:value-type="float" office:value="869.6">
                <text:p>869.6</text:p>
              </table:table-cell>
              <table:table-cell office:value-type="float" office:value="870.6">
                <text:p>870.6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0.74">
                <text:p>310.74</text:p>
              </table:table-cell>
              <table:table-cell office:value-type="float" office:value="883.2">
                <text:p>883.2</text:p>
              </table:table-cell>
              <table:table-cell office:value-type="float" office:value="876.8">
                <text:p>876.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1.21">
                <text:p>311.21</text:p>
              </table:table-cell>
              <table:table-cell office:value-type="float" office:value="877">
                <text:p>877</text:p>
              </table:table-cell>
              <table:table-cell office:value-type="float" office:value="857.6">
                <text:p>857.6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1.68">
                <text:p>311.68</text:p>
              </table:table-cell>
              <table:table-cell office:value-type="float" office:value="870">
                <text:p>870</text:p>
              </table:table-cell>
              <table:table-cell office:value-type="float" office:value="878.2">
                <text:p>878.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.16">
                <text:p>312.16</text:p>
              </table:table-cell>
              <table:table-cell office:value-type="float" office:value="879.2">
                <text:p>879.2</text:p>
              </table:table-cell>
              <table:table-cell office:value-type="float" office:value="870.4">
                <text:p>870.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.63">
                <text:p>312.63</text:p>
              </table:table-cell>
              <table:table-cell office:value-type="float" office:value="893">
                <text:p>893</text:p>
              </table:table-cell>
              <table:table-cell office:value-type="float" office:value="863.6">
                <text:p>863.6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.1">
                <text:p>313.1</text:p>
              </table:table-cell>
              <table:table-cell office:value-type="float" office:value="893.4">
                <text:p>893.4</text:p>
              </table:table-cell>
              <table:table-cell office:value-type="float" office:value="873.4">
                <text:p>873.4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3.57">
                <text:p>313.57</text:p>
              </table:table-cell>
              <table:table-cell office:value-type="float" office:value="887.8">
                <text:p>887.8</text:p>
              </table:table-cell>
              <table:table-cell office:value-type="float" office:value="887.8">
                <text:p>887.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4.04">
                <text:p>314.04</text:p>
              </table:table-cell>
              <table:table-cell office:value-type="float" office:value="874">
                <text:p>874</text:p>
              </table:table-cell>
              <table:table-cell office:value-type="float" office:value="870">
                <text:p>870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4.51">
                <text:p>314.51</text:p>
              </table:table-cell>
              <table:table-cell office:value-type="float" office:value="878.8">
                <text:p>878.8</text:p>
              </table:table-cell>
              <table:table-cell office:value-type="float" office:value="874.6">
                <text:p>874.6</text:p>
              </table:table-cell>
              <table:table-cell office:value-type="float" office:value="862.2">
                <text:p>862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4.98">
                <text:p>314.98</text:p>
              </table:table-cell>
              <table:table-cell office:value-type="float" office:value="882.8">
                <text:p>882.8</text:p>
              </table:table-cell>
              <table:table-cell office:value-type="float" office:value="870.8">
                <text:p>870.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5.45">
                <text:p>315.45</text:p>
              </table:table-cell>
              <table:table-cell office:value-type="float" office:value="881.2">
                <text:p>881.2</text:p>
              </table:table-cell>
              <table:table-cell office:value-type="float" office:value="866">
                <text:p>866</text:p>
              </table:table-cell>
              <table:table-cell office:value-type="float" office:value="880.8">
                <text:p>880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5.92">
                <text:p>315.92</text:p>
              </table:table-cell>
              <table:table-cell office:value-type="float" office:value="866">
                <text:p>866</text:p>
              </table:table-cell>
              <table:table-cell office:value-type="float" office:value="872.2">
                <text:p>872.2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6.39">
                <text:p>316.39</text:p>
              </table:table-cell>
              <table:table-cell office:value-type="float" office:value="874.8">
                <text:p>874.8</text:p>
              </table:table-cell>
              <table:table-cell office:value-type="float" office:value="875.2">
                <text:p>875.2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6.86">
                <text:p>316.86</text:p>
              </table:table-cell>
              <table:table-cell office:value-type="float" office:value="882.2">
                <text:p>882.2</text:p>
              </table:table-cell>
              <table:table-cell office:value-type="float" office:value="869.2">
                <text:p>869.2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7.33">
                <text:p>317.33</text:p>
              </table:table-cell>
              <table:table-cell office:value-type="float" office:value="870.2">
                <text:p>870.2</text:p>
              </table:table-cell>
              <table:table-cell office:value-type="float" office:value="869">
                <text:p>869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7.8">
                <text:p>317.8</text:p>
              </table:table-cell>
              <table:table-cell office:value-type="float" office:value="880.6">
                <text:p>880.6</text:p>
              </table:table-cell>
              <table:table-cell office:value-type="float" office:value="885.6">
                <text:p>885.6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8.27">
                <text:p>318.27</text:p>
              </table:table-cell>
              <table:table-cell office:value-type="float" office:value="878.6">
                <text:p>878.6</text:p>
              </table:table-cell>
              <table:table-cell office:value-type="float" office:value="867.8">
                <text:p>867.8</text:p>
              </table:table-cell>
              <table:table-cell office:value-type="float" office:value="882.4">
                <text:p>882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8.74">
                <text:p>318.74</text:p>
              </table:table-cell>
              <table:table-cell office:value-type="float" office:value="868.6">
                <text:p>868.6</text:p>
              </table:table-cell>
              <table:table-cell office:value-type="float" office:value="875.8">
                <text:p>875.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9.21">
                <text:p>319.21</text:p>
              </table:table-cell>
              <table:table-cell office:value-type="float" office:value="875">
                <text:p>875</text:p>
              </table:table-cell>
              <table:table-cell office:value-type="float" office:value="880.2">
                <text:p>880.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9.68">
                <text:p>319.68</text:p>
              </table:table-cell>
              <table:table-cell office:value-type="float" office:value="876.2">
                <text:p>876.2</text:p>
              </table:table-cell>
              <table:table-cell office:value-type="float" office:value="879.6">
                <text:p>879.6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0.15">
                <text:p>320.15</text:p>
              </table:table-cell>
              <table:table-cell office:value-type="float" office:value="871">
                <text:p>871</text:p>
              </table:table-cell>
              <table:table-cell office:value-type="float" office:value="878.6">
                <text:p>878.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0.62">
                <text:p>320.62</text:p>
              </table:table-cell>
              <table:table-cell office:value-type="float" office:value="874.2">
                <text:p>874.2</text:p>
              </table:table-cell>
              <table:table-cell office:value-type="float" office:value="876">
                <text:p>87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1.09">
                <text:p>321.09</text:p>
              </table:table-cell>
              <table:table-cell office:value-type="float" office:value="869.8">
                <text:p>869.8</text:p>
              </table:table-cell>
              <table:table-cell office:value-type="float" office:value="869.8">
                <text:p>869.8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1.56">
                <text:p>321.56</text:p>
              </table:table-cell>
              <table:table-cell office:value-type="float" office:value="875.8">
                <text:p>875.8</text:p>
              </table:table-cell>
              <table:table-cell office:value-type="float" office:value="878">
                <text:p>878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2.03">
                <text:p>322.03</text:p>
              </table:table-cell>
              <table:table-cell office:value-type="float" office:value="873">
                <text:p>873</text:p>
              </table:table-cell>
              <table:table-cell office:value-type="float" office:value="878.2">
                <text:p>878.2</text:p>
              </table:table-cell>
              <table:table-cell office:value-type="float" office:value="884.8">
                <text:p>884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2.5">
                <text:p>322.5</text:p>
              </table:table-cell>
              <table:table-cell office:value-type="float" office:value="886.4">
                <text:p>886.4</text:p>
              </table:table-cell>
              <table:table-cell office:value-type="float" office:value="868.8">
                <text:p>868.8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2.97">
                <text:p>322.97</text:p>
              </table:table-cell>
              <table:table-cell office:value-type="float" office:value="873.8">
                <text:p>873.8</text:p>
              </table:table-cell>
              <table:table-cell office:value-type="float" office:value="877.6">
                <text:p>877.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3.44">
                <text:p>323.44</text:p>
              </table:table-cell>
              <table:table-cell office:value-type="float" office:value="877.2">
                <text:p>877.2</text:p>
              </table:table-cell>
              <table:table-cell office:value-type="float" office:value="882.8">
                <text:p>882.8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3.91">
                <text:p>323.91</text:p>
              </table:table-cell>
              <table:table-cell office:value-type="float" office:value="879.4">
                <text:p>879.4</text:p>
              </table:table-cell>
              <table:table-cell office:value-type="float" office:value="861.4">
                <text:p>861.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4.38">
                <text:p>324.38</text:p>
              </table:table-cell>
              <table:table-cell office:value-type="float" office:value="872.2">
                <text:p>872.2</text:p>
              </table:table-cell>
              <table:table-cell office:value-type="float" office:value="885.4">
                <text:p>885.4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4.85">
                <text:p>324.85</text:p>
              </table:table-cell>
              <table:table-cell office:value-type="float" office:value="878.6">
                <text:p>878.6</text:p>
              </table:table-cell>
              <table:table-cell office:value-type="float" office:value="879.8">
                <text:p>879.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5.32">
                <text:p>325.32</text:p>
              </table:table-cell>
              <table:table-cell office:value-type="float" office:value="874.2">
                <text:p>874.2</text:p>
              </table:table-cell>
              <table:table-cell office:value-type="float" office:value="864.2">
                <text:p>864.2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5.79">
                <text:p>325.79</text:p>
              </table:table-cell>
              <table:table-cell office:value-type="float" office:value="875.2">
                <text:p>875.2</text:p>
              </table:table-cell>
              <table:table-cell office:value-type="float" office:value="880.8">
                <text:p>880.8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6.26">
                <text:p>326.26</text:p>
              </table:table-cell>
              <table:table-cell office:value-type="float" office:value="879.8">
                <text:p>879.8</text:p>
              </table:table-cell>
              <table:table-cell office:value-type="float" office:value="875.2">
                <text:p>875.2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6.73">
                <text:p>326.73</text:p>
              </table:table-cell>
              <table:table-cell office:value-type="float" office:value="874">
                <text:p>874</text:p>
              </table:table-cell>
              <table:table-cell office:value-type="float" office:value="862.4">
                <text:p>862.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7.2">
                <text:p>327.2</text:p>
              </table:table-cell>
              <table:table-cell office:value-type="float" office:value="866.4">
                <text:p>866.4</text:p>
              </table:table-cell>
              <table:table-cell office:value-type="float" office:value="875.8">
                <text:p>875.8</text:p>
              </table:table-cell>
              <table:table-cell office:value-type="float" office:value="876.4">
                <text:p>876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7.67">
                <text:p>327.67</text:p>
              </table:table-cell>
              <table:table-cell office:value-type="float" office:value="879.6">
                <text:p>879.6</text:p>
              </table:table-cell>
              <table:table-cell office:value-type="float" office:value="876.6">
                <text:p>876.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8.14">
                <text:p>328.14</text:p>
              </table:table-cell>
              <table:table-cell office:value-type="float" office:value="881">
                <text:p>881</text:p>
              </table:table-cell>
              <table:table-cell office:value-type="float" office:value="868.4">
                <text:p>868.4</text:p>
              </table:table-cell>
              <table:table-cell office:value-type="float" office:value="887.8">
                <text:p>887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8.61">
                <text:p>328.61</text:p>
              </table:table-cell>
              <table:table-cell office:value-type="float" office:value="873">
                <text:p>873</text:p>
              </table:table-cell>
              <table:table-cell office:value-type="float" office:value="877.2">
                <text:p>877.2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9.08">
                <text:p>329.08</text:p>
              </table:table-cell>
              <table:table-cell office:value-type="float" office:value="876">
                <text:p>876</text:p>
              </table:table-cell>
              <table:table-cell office:value-type="float" office:value="878.4">
                <text:p>878.4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9.55">
                <text:p>329.55</text:p>
              </table:table-cell>
              <table:table-cell office:value-type="float" office:value="880.6">
                <text:p>880.6</text:p>
              </table:table-cell>
              <table:table-cell office:value-type="float" office:value="872.2">
                <text:p>872.2</text:p>
              </table:table-cell>
              <table:table-cell office:value-type="float" office:value="886.6">
                <text:p>886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0.02">
                <text:p>330.02</text:p>
              </table:table-cell>
              <table:table-cell office:value-type="float" office:value="872.6">
                <text:p>872.6</text:p>
              </table:table-cell>
              <table:table-cell office:value-type="float" office:value="877.6">
                <text:p>877.6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0.49">
                <text:p>330.49</text:p>
              </table:table-cell>
              <table:table-cell office:value-type="float" office:value="875.8">
                <text:p>875.8</text:p>
              </table:table-cell>
              <table:table-cell office:value-type="float" office:value="884">
                <text:p>884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0.96">
                <text:p>330.96</text:p>
              </table:table-cell>
              <table:table-cell office:value-type="float" office:value="885.6">
                <text:p>885.6</text:p>
              </table:table-cell>
              <table:table-cell office:value-type="float" office:value="867">
                <text:p>86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1.43">
                <text:p>331.43</text:p>
              </table:table-cell>
              <table:table-cell office:value-type="float" office:value="873.6">
                <text:p>873.6</text:p>
              </table:table-cell>
              <table:table-cell office:value-type="float" office:value="881.4">
                <text:p>881.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1.9">
                <text:p>331.9</text:p>
              </table:table-cell>
              <table:table-cell office:value-type="float" office:value="876.6">
                <text:p>876.6</text:p>
              </table:table-cell>
              <table:table-cell office:value-type="float" office:value="882.6">
                <text:p>882.6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2.37">
                <text:p>332.37</text:p>
              </table:table-cell>
              <table:table-cell office:value-type="float" office:value="876.8">
                <text:p>876.8</text:p>
              </table:table-cell>
              <table:table-cell office:value-type="float" office:value="872.8">
                <text:p>872.8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2.84">
                <text:p>332.84</text:p>
              </table:table-cell>
              <table:table-cell office:value-type="float" office:value="867">
                <text:p>867</text:p>
              </table:table-cell>
              <table:table-cell office:value-type="float" office:value="881.4">
                <text:p>881.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3.31">
                <text:p>333.31</text:p>
              </table:table-cell>
              <table:table-cell office:value-type="float" office:value="873.8">
                <text:p>873.8</text:p>
              </table:table-cell>
              <table:table-cell office:value-type="float" office:value="880.4">
                <text:p>880.4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3.78">
                <text:p>333.78</text:p>
              </table:table-cell>
              <table:table-cell office:value-type="float" office:value="881.2">
                <text:p>881.2</text:p>
              </table:table-cell>
              <table:table-cell office:value-type="float" office:value="867.2">
                <text:p>867.2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4.25">
                <text:p>334.25</text:p>
              </table:table-cell>
              <table:table-cell office:value-type="float" office:value="885.2">
                <text:p>885.2</text:p>
              </table:table-cell>
              <table:table-cell office:value-type="float" office:value="877.2">
                <text:p>877.2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4.72">
                <text:p>334.72</text:p>
              </table:table-cell>
              <table:table-cell office:value-type="float" office:value="879.4">
                <text:p>879.4</text:p>
              </table:table-cell>
              <table:table-cell office:value-type="float" office:value="877.8">
                <text:p>877.8</text:p>
              </table:table-cell>
              <table:table-cell office:value-type="float" office:value="878.2">
                <text:p>878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5.19">
                <text:p>335.19</text:p>
              </table:table-cell>
              <table:table-cell office:value-type="float" office:value="882.8">
                <text:p>882.8</text:p>
              </table:table-cell>
              <table:table-cell office:value-type="float" office:value="871.8">
                <text:p>871.8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5.65">
                <text:p>335.65</text:p>
              </table:table-cell>
              <table:table-cell office:value-type="float" office:value="869">
                <text:p>869</text:p>
              </table:table-cell>
              <table:table-cell office:value-type="float" office:value="887.2">
                <text:p>887.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6.12">
                <text:p>336.12</text:p>
              </table:table-cell>
              <table:table-cell office:value-type="float" office:value="876.8">
                <text:p>876.8</text:p>
              </table:table-cell>
              <table:table-cell office:value-type="float" office:value="877.6">
                <text:p>877.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6.59">
                <text:p>336.59</text:p>
              </table:table-cell>
              <table:table-cell office:value-type="float" office:value="879.8">
                <text:p>879.8</text:p>
              </table:table-cell>
              <table:table-cell office:value-type="float" office:value="861">
                <text:p>861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7.06">
                <text:p>337.06</text:p>
              </table:table-cell>
              <table:table-cell office:value-type="float" office:value="874">
                <text:p>874</text:p>
              </table:table-cell>
              <table:table-cell office:value-type="float" office:value="879">
                <text:p>879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7.53">
                <text:p>337.53</text:p>
              </table:table-cell>
              <table:table-cell office:value-type="float" office:value="885.8">
                <text:p>885.8</text:p>
              </table:table-cell>
              <table:table-cell office:value-type="float" office:value="876">
                <text:p>876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8">
                <text:p>338</text:p>
              </table:table-cell>
              <table:table-cell office:value-type="float" office:value="883.8">
                <text:p>883.8</text:p>
              </table:table-cell>
              <table:table-cell office:value-type="float" office:value="864.8">
                <text:p>864.8</text:p>
              </table:table-cell>
              <table:table-cell office:value-type="float" office:value="882.6">
                <text:p>882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8.47">
                <text:p>338.47</text:p>
              </table:table-cell>
              <table:table-cell office:value-type="float" office:value="871.4">
                <text:p>871.4</text:p>
              </table:table-cell>
              <table:table-cell office:value-type="float" office:value="870.8">
                <text:p>870.8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8.94">
                <text:p>338.94</text:p>
              </table:table-cell>
              <table:table-cell office:value-type="float" office:value="880.6">
                <text:p>880.6</text:p>
              </table:table-cell>
              <table:table-cell office:value-type="float" office:value="882.8">
                <text:p>882.8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9.41">
                <text:p>339.41</text:p>
              </table:table-cell>
              <table:table-cell office:value-type="float" office:value="882.8">
                <text:p>882.8</text:p>
              </table:table-cell>
              <table:table-cell office:value-type="float" office:value="878.4">
                <text:p>878.4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9.88">
                <text:p>339.88</text:p>
              </table:table-cell>
              <table:table-cell office:value-type="float" office:value="879.4">
                <text:p>879.4</text:p>
              </table:table-cell>
              <table:table-cell office:value-type="float" office:value="871">
                <text:p>871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0.35">
                <text:p>340.35</text:p>
              </table:table-cell>
              <table:table-cell office:value-type="float" office:value="884.8">
                <text:p>884.8</text:p>
              </table:table-cell>
              <table:table-cell office:value-type="float" office:value="881.8">
                <text:p>881.8</text:p>
              </table:table-cell>
              <table:table-cell office:value-type="float" office:value="882.8">
                <text:p>882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0.82">
                <text:p>340.82</text:p>
              </table:table-cell>
              <table:table-cell office:value-type="float" office:value="888.6">
                <text:p>888.6</text:p>
              </table:table-cell>
              <table:table-cell office:value-type="float" office:value="868.4">
                <text:p>868.4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1.28">
                <text:p>341.28</text:p>
              </table:table-cell>
              <table:table-cell office:value-type="float" office:value="886.4">
                <text:p>886.4</text:p>
              </table:table-cell>
              <table:table-cell office:value-type="float" office:value="882.2">
                <text:p>882.2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.75">
                <text:p>341.75</text:p>
              </table:table-cell>
              <table:table-cell office:value-type="float" office:value="889.4">
                <text:p>889.4</text:p>
              </table:table-cell>
              <table:table-cell office:value-type="float" office:value="887">
                <text:p>887</text:p>
              </table:table-cell>
              <table:table-cell office:value-type="float" office:value="875.8">
                <text:p>875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2.22">
                <text:p>342.22</text:p>
              </table:table-cell>
              <table:table-cell office:value-type="float" office:value="900.2">
                <text:p>900.2</text:p>
              </table:table-cell>
              <table:table-cell office:value-type="float" office:value="864.6">
                <text:p>864.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2.69">
                <text:p>342.69</text:p>
              </table:table-cell>
              <table:table-cell office:value-type="float" office:value="887.8">
                <text:p>887.8</text:p>
              </table:table-cell>
              <table:table-cell office:value-type="float" office:value="872">
                <text:p>872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3.16">
                <text:p>343.16</text:p>
              </table:table-cell>
              <table:table-cell office:value-type="float" office:value="887.6">
                <text:p>887.6</text:p>
              </table:table-cell>
              <table:table-cell office:value-type="float" office:value="874">
                <text:p>874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3.63">
                <text:p>343.63</text:p>
              </table:table-cell>
              <table:table-cell office:value-type="float" office:value="895.2">
                <text:p>895.2</text:p>
              </table:table-cell>
              <table:table-cell office:value-type="float" office:value="870.8">
                <text:p>870.8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4.1">
                <text:p>344.1</text:p>
              </table:table-cell>
              <table:table-cell office:value-type="float" office:value="889.6">
                <text:p>889.6</text:p>
              </table:table-cell>
              <table:table-cell office:value-type="float" office:value="881.2">
                <text:p>881.2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4.57">
                <text:p>344.57</text:p>
              </table:table-cell>
              <table:table-cell office:value-type="float" office:value="897">
                <text:p>897</text:p>
              </table:table-cell>
              <table:table-cell office:value-type="float" office:value="886.4">
                <text:p>886.4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.04">
                <text:p>345.04</text:p>
              </table:table-cell>
              <table:table-cell office:value-type="float" office:value="900.2">
                <text:p>900.2</text:p>
              </table:table-cell>
              <table:table-cell office:value-type="float" office:value="866.4">
                <text:p>866.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5.5">
                <text:p>345.5</text:p>
              </table:table-cell>
              <table:table-cell office:value-type="float" office:value="895.2">
                <text:p>895.2</text:p>
              </table:table-cell>
              <table:table-cell office:value-type="float" office:value="880.6">
                <text:p>880.6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5.97">
                <text:p>345.97</text:p>
              </table:table-cell>
              <table:table-cell office:value-type="float" office:value="906.4">
                <text:p>906.4</text:p>
              </table:table-cell>
              <table:table-cell office:value-type="float" office:value="885.6">
                <text:p>885.6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6.44">
                <text:p>346.44</text:p>
              </table:table-cell>
              <table:table-cell office:value-type="float" office:value="918.8">
                <text:p>918.8</text:p>
              </table:table-cell>
              <table:table-cell office:value-type="float" office:value="862.4">
                <text:p>862.4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.91">
                <text:p>346.91</text:p>
              </table:table-cell>
              <table:table-cell office:value-type="float" office:value="915.4">
                <text:p>915.4</text:p>
              </table:table-cell>
              <table:table-cell office:value-type="float" office:value="888.8">
                <text:p>888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.38">
                <text:p>347.38</text:p>
              </table:table-cell>
              <table:table-cell office:value-type="float" office:value="926.2">
                <text:p>926.2</text:p>
              </table:table-cell>
              <table:table-cell office:value-type="float" office:value="881.8">
                <text:p>881.8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7.85">
                <text:p>347.85</text:p>
              </table:table-cell>
              <table:table-cell office:value-type="float" office:value="935.6">
                <text:p>935.6</text:p>
              </table:table-cell>
              <table:table-cell office:value-type="float" office:value="873">
                <text:p>873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8.32">
                <text:p>348.32</text:p>
              </table:table-cell>
              <table:table-cell office:value-type="float" office:value="928.2">
                <text:p>928.2</text:p>
              </table:table-cell>
              <table:table-cell office:value-type="float" office:value="882.6">
                <text:p>882.6</text:p>
              </table:table-cell>
              <table:table-cell office:value-type="float" office:value="862.8">
                <text:p>862.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8.78">
                <text:p>348.78</text:p>
              </table:table-cell>
              <table:table-cell office:value-type="float" office:value="944.6">
                <text:p>944.6</text:p>
              </table:table-cell>
              <table:table-cell office:value-type="float" office:value="884.6">
                <text:p>884.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9.25">
                <text:p>349.25</text:p>
              </table:table-cell>
              <table:table-cell office:value-type="float" office:value="963.6">
                <text:p>963.6</text:p>
              </table:table-cell>
              <table:table-cell office:value-type="float" office:value="876.8">
                <text:p>876.8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9.72">
                <text:p>349.72</text:p>
              </table:table-cell>
              <table:table-cell office:value-type="float" office:value="959.4">
                <text:p>959.4</text:p>
              </table:table-cell>
              <table:table-cell office:value-type="float" office:value="881.4">
                <text:p>881.4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0.19">
                <text:p>350.19</text:p>
              </table:table-cell>
              <table:table-cell office:value-type="float" office:value="991">
                <text:p>991</text:p>
              </table:table-cell>
              <table:table-cell office:value-type="float" office:value="882">
                <text:p>88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0.66">
                <text:p>350.66</text:p>
              </table:table-cell>
              <table:table-cell office:value-type="float" office:value="1019.6">
                <text:p>1019.6</text:p>
              </table:table-cell>
              <table:table-cell office:value-type="float" office:value="861.4">
                <text:p>861.4</text:p>
              </table:table-cell>
              <table:table-cell office:value-type="float" office:value="881.2">
                <text:p>881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1.13">
                <text:p>351.13</text:p>
              </table:table-cell>
              <table:table-cell office:value-type="float" office:value="1029">
                <text:p>1029</text:p>
              </table:table-cell>
              <table:table-cell office:value-type="float" office:value="874.8">
                <text:p>874.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1.59">
                <text:p>351.59</text:p>
              </table:table-cell>
              <table:table-cell office:value-type="float" office:value="1056.8">
                <text:p>1056.8</text:p>
              </table:table-cell>
              <table:table-cell office:value-type="float" office:value="886.4">
                <text:p>886.4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2.06">
                <text:p>352.06</text:p>
              </table:table-cell>
              <table:table-cell office:value-type="float" office:value="1090.6">
                <text:p>1090.6</text:p>
              </table:table-cell>
              <table:table-cell office:value-type="float" office:value="876.8">
                <text:p>876.8</text:p>
              </table:table-cell>
              <table:table-cell office:value-type="float" office:value="882.2">
                <text:p>882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2.53">
                <text:p>352.53</text:p>
              </table:table-cell>
              <table:table-cell office:value-type="float" office:value="1125.6">
                <text:p>1125.6</text:p>
              </table:table-cell>
              <table:table-cell office:value-type="float" office:value="877.2">
                <text:p>877.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1166.8">
                <text:p>1166.8</text:p>
              </table:table-cell>
              <table:table-cell office:value-type="float" office:value="887.4">
                <text:p>887.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.47">
                <text:p>353.47</text:p>
              </table:table-cell>
              <table:table-cell office:value-type="float" office:value="1217.6">
                <text:p>1217.6</text:p>
              </table:table-cell>
              <table:table-cell office:value-type="float" office:value="865.6">
                <text:p>865.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.94">
                <text:p>353.94</text:p>
              </table:table-cell>
              <table:table-cell office:value-type="float" office:value="1270.8">
                <text:p>1270.8</text:p>
              </table:table-cell>
              <table:table-cell office:value-type="float" office:value="877.2">
                <text:p>877.2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.4">
                <text:p>354.4</text:p>
              </table:table-cell>
              <table:table-cell office:value-type="float" office:value="1336">
                <text:p>1336</text:p>
              </table:table-cell>
              <table:table-cell office:value-type="float" office:value="878.6">
                <text:p>878.6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.87">
                <text:p>354.87</text:p>
              </table:table-cell>
              <table:table-cell office:value-type="float" office:value="1422.6">
                <text:p>1422.6</text:p>
              </table:table-cell>
              <table:table-cell office:value-type="float" office:value="876.4">
                <text:p>876.4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.34">
                <text:p>355.34</text:p>
              </table:table-cell>
              <table:table-cell office:value-type="float" office:value="1498.4">
                <text:p>1498.4</text:p>
              </table:table-cell>
              <table:table-cell office:value-type="float" office:value="882.6">
                <text:p>882.6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.81">
                <text:p>355.81</text:p>
              </table:table-cell>
              <table:table-cell office:value-type="float" office:value="1609">
                <text:p>1609</text:p>
              </table:table-cell>
              <table:table-cell office:value-type="float" office:value="877.4">
                <text:p>877.4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.28">
                <text:p>356.28</text:p>
              </table:table-cell>
              <table:table-cell office:value-type="float" office:value="1735.2">
                <text:p>1735.2</text:p>
              </table:table-cell>
              <table:table-cell office:value-type="float" office:value="873.2">
                <text:p>873.2</text:p>
              </table:table-cell>
              <table:table-cell office:value-type="float" office:value="882.6">
                <text:p>882.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74">
                <text:p>356.74</text:p>
              </table:table-cell>
              <table:table-cell office:value-type="float" office:value="1849.2">
                <text:p>1849.2</text:p>
              </table:table-cell>
              <table:table-cell office:value-type="float" office:value="867.2">
                <text:p>867.2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21">
                <text:p>357.21</text:p>
              </table:table-cell>
              <table:table-cell office:value-type="float" office:value="2001.8">
                <text:p>2001.8</text:p>
              </table:table-cell>
              <table:table-cell office:value-type="float" office:value="902.6">
                <text:p>902.6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7.68">
                <text:p>357.68</text:p>
              </table:table-cell>
              <table:table-cell office:value-type="float" office:value="2183.2">
                <text:p>2183.2</text:p>
              </table:table-cell>
              <table:table-cell office:value-type="float" office:value="873.2">
                <text:p>873.2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8.15">
                <text:p>358.15</text:p>
              </table:table-cell>
              <table:table-cell office:value-type="float" office:value="2375">
                <text:p>2375</text:p>
              </table:table-cell>
              <table:table-cell office:value-type="float" office:value="879.2">
                <text:p>879.2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8.62">
                <text:p>358.62</text:p>
              </table:table-cell>
              <table:table-cell office:value-type="float" office:value="2556.6">
                <text:p>2556.6</text:p>
              </table:table-cell>
              <table:table-cell office:value-type="float" office:value="889.8">
                <text:p>889.8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9.08">
                <text:p>359.08</text:p>
              </table:table-cell>
              <table:table-cell office:value-type="float" office:value="2794.2">
                <text:p>2794.2</text:p>
              </table:table-cell>
              <table:table-cell office:value-type="float" office:value="874.6">
                <text:p>874.6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55">
                <text:p>359.55</text:p>
              </table:table-cell>
              <table:table-cell office:value-type="float" office:value="3050.8">
                <text:p>3050.8</text:p>
              </table:table-cell>
              <table:table-cell office:value-type="float" office:value="949.2">
                <text:p>949.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0.02">
                <text:p>360.02</text:p>
              </table:table-cell>
              <table:table-cell office:value-type="float" office:value="3332.6">
                <text:p>3332.6</text:p>
              </table:table-cell>
              <table:table-cell office:value-type="float" office:value="903">
                <text:p>903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0.49">
                <text:p>360.49</text:p>
              </table:table-cell>
              <table:table-cell office:value-type="float" office:value="3622">
                <text:p>3622</text:p>
              </table:table-cell>
              <table:table-cell office:value-type="float" office:value="873.4">
                <text:p>873.4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0.96">
                <text:p>360.96</text:p>
              </table:table-cell>
              <table:table-cell office:value-type="float" office:value="3954.2">
                <text:p>3954.2</text:p>
              </table:table-cell>
              <table:table-cell office:value-type="float" office:value="879.8">
                <text:p>879.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1.42">
                <text:p>361.42</text:p>
              </table:table-cell>
              <table:table-cell office:value-type="float" office:value="4383.8">
                <text:p>4383.8</text:p>
              </table:table-cell>
              <table:table-cell office:value-type="float" office:value="879.8">
                <text:p>879.8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1.89">
                <text:p>361.89</text:p>
              </table:table-cell>
              <table:table-cell office:value-type="float" office:value="4809.2">
                <text:p>4809.2</text:p>
              </table:table-cell>
              <table:table-cell office:value-type="float" office:value="869.2">
                <text:p>869.2</text:p>
              </table:table-cell>
              <table:table-cell office:value-type="float" office:value="881.6">
                <text:p>881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2.36">
                <text:p>362.36</text:p>
              </table:table-cell>
              <table:table-cell office:value-type="float" office:value="5182.4">
                <text:p>5182.4</text:p>
              </table:table-cell>
              <table:table-cell office:value-type="float" office:value="877.8">
                <text:p>877.8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2.83">
                <text:p>362.83</text:p>
              </table:table-cell>
              <table:table-cell office:value-type="float" office:value="5521.6">
                <text:p>5521.6</text:p>
              </table:table-cell>
              <table:table-cell office:value-type="float" office:value="889.4">
                <text:p>889.4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3.29">
                <text:p>363.29</text:p>
              </table:table-cell>
              <table:table-cell office:value-type="float" office:value="5902">
                <text:p>5902</text:p>
              </table:table-cell>
              <table:table-cell office:value-type="float" office:value="870.6">
                <text:p>870.6</text:p>
              </table:table-cell>
              <table:table-cell office:value-type="float" office:value="885.4">
                <text:p>885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3.76">
                <text:p>363.76</text:p>
              </table:table-cell>
              <table:table-cell office:value-type="float" office:value="6226.6">
                <text:p>6226.6</text:p>
              </table:table-cell>
              <table:table-cell office:value-type="float" office:value="877.4">
                <text:p>877.4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4.23">
                <text:p>364.23</text:p>
              </table:table-cell>
              <table:table-cell office:value-type="float" office:value="6773.4">
                <text:p>6773.4</text:p>
              </table:table-cell>
              <table:table-cell office:value-type="float" office:value="894.8">
                <text:p>894.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4.7">
                <text:p>364.7</text:p>
              </table:table-cell>
              <table:table-cell office:value-type="float" office:value="7442.8">
                <text:p>7442.8</text:p>
              </table:table-cell>
              <table:table-cell office:value-type="float" office:value="868.2">
                <text:p>868.2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5.16">
                <text:p>365.16</text:p>
              </table:table-cell>
              <table:table-cell office:value-type="float" office:value="7923.8">
                <text:p>7923.8</text:p>
              </table:table-cell>
              <table:table-cell office:value-type="float" office:value="889.8">
                <text:p>889.8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5.63">
                <text:p>365.63</text:p>
              </table:table-cell>
              <table:table-cell office:value-type="float" office:value="7876.4">
                <text:p>7876.4</text:p>
              </table:table-cell>
              <table:table-cell office:value-type="float" office:value="894.4">
                <text:p>894.4</text:p>
              </table:table-cell>
              <table:table-cell office:value-type="float" office:value="882.4">
                <text:p>882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6.1">
                <text:p>366.1</text:p>
              </table:table-cell>
              <table:table-cell office:value-type="float" office:value="7835">
                <text:p>7835</text:p>
              </table:table-cell>
              <table:table-cell office:value-type="float" office:value="870.2">
                <text:p>870.2</text:p>
              </table:table-cell>
              <table:table-cell office:value-type="float" office:value="882.8">
                <text:p>882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6.57">
                <text:p>366.57</text:p>
              </table:table-cell>
              <table:table-cell office:value-type="float" office:value="7912">
                <text:p>7912</text:p>
              </table:table-cell>
              <table:table-cell office:value-type="float" office:value="893.8">
                <text:p>893.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7.03">
                <text:p>367.03</text:p>
              </table:table-cell>
              <table:table-cell office:value-type="float" office:value="7996.6">
                <text:p>7996.6</text:p>
              </table:table-cell>
              <table:table-cell office:value-type="float" office:value="895">
                <text:p>895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7.5">
                <text:p>367.5</text:p>
              </table:table-cell>
              <table:table-cell office:value-type="float" office:value="8141.8">
                <text:p>8141.8</text:p>
              </table:table-cell>
              <table:table-cell office:value-type="float" office:value="885.4">
                <text:p>885.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7.97">
                <text:p>367.97</text:p>
              </table:table-cell>
              <table:table-cell office:value-type="float" office:value="8249">
                <text:p>8249</text:p>
              </table:table-cell>
              <table:table-cell office:value-type="float" office:value="892">
                <text:p>892</text:p>
              </table:table-cell>
              <table:table-cell office:value-type="float" office:value="867.4">
                <text:p>867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8.44">
                <text:p>368.44</text:p>
              </table:table-cell>
              <table:table-cell office:value-type="float" office:value="8387">
                <text:p>8387</text:p>
              </table:table-cell>
              <table:table-cell office:value-type="float" office:value="890.2">
                <text:p>890.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8.9">
                <text:p>368.9</text:p>
              </table:table-cell>
              <table:table-cell office:value-type="float" office:value="8387.6">
                <text:p>8387.6</text:p>
              </table:table-cell>
              <table:table-cell office:value-type="float" office:value="882.8">
                <text:p>882.8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9.37">
                <text:p>369.37</text:p>
              </table:table-cell>
              <table:table-cell office:value-type="float" office:value="8458">
                <text:p>8458</text:p>
              </table:table-cell>
              <table:table-cell office:value-type="float" office:value="890">
                <text:p>89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9.84">
                <text:p>369.84</text:p>
              </table:table-cell>
              <table:table-cell office:value-type="float" office:value="8493.2">
                <text:p>8493.2</text:p>
              </table:table-cell>
              <table:table-cell office:value-type="float" office:value="904">
                <text:p>904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0.31">
                <text:p>370.31</text:p>
              </table:table-cell>
              <table:table-cell office:value-type="float" office:value="8521">
                <text:p>8521</text:p>
              </table:table-cell>
              <table:table-cell office:value-type="float" office:value="891.2">
                <text:p>891.2</text:p>
              </table:table-cell>
              <table:table-cell office:value-type="float" office:value="882.4">
                <text:p>882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0.77">
                <text:p>370.77</text:p>
              </table:table-cell>
              <table:table-cell office:value-type="float" office:value="8450.2">
                <text:p>8450.2</text:p>
              </table:table-cell>
              <table:table-cell office:value-type="float" office:value="899.4">
                <text:p>899.4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1.24">
                <text:p>371.24</text:p>
              </table:table-cell>
              <table:table-cell office:value-type="float" office:value="8347.8">
                <text:p>8347.8</text:p>
              </table:table-cell>
              <table:table-cell office:value-type="float" office:value="918.8">
                <text:p>918.8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1.71">
                <text:p>371.71</text:p>
              </table:table-cell>
              <table:table-cell office:value-type="float" office:value="8194.8">
                <text:p>8194.8</text:p>
              </table:table-cell>
              <table:table-cell office:value-type="float" office:value="904.2">
                <text:p>904.2</text:p>
              </table:table-cell>
              <table:table-cell office:value-type="float" office:value="886.6">
                <text:p>886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2.17">
                <text:p>372.17</text:p>
              </table:table-cell>
              <table:table-cell office:value-type="float" office:value="8072.6">
                <text:p>8072.6</text:p>
              </table:table-cell>
              <table:table-cell office:value-type="float" office:value="913.2">
                <text:p>913.2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2.64">
                <text:p>372.64</text:p>
              </table:table-cell>
              <table:table-cell office:value-type="float" office:value="7959.2">
                <text:p>7959.2</text:p>
              </table:table-cell>
              <table:table-cell office:value-type="float" office:value="921.6">
                <text:p>921.6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3.11">
                <text:p>373.11</text:p>
              </table:table-cell>
              <table:table-cell office:value-type="float" office:value="7821.2">
                <text:p>7821.2</text:p>
              </table:table-cell>
              <table:table-cell office:value-type="float" office:value="917">
                <text:p>917</text:p>
              </table:table-cell>
              <table:table-cell office:value-type="float" office:value="882.8">
                <text:p>882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3.58">
                <text:p>373.58</text:p>
              </table:table-cell>
              <table:table-cell office:value-type="float" office:value="7593.4">
                <text:p>7593.4</text:p>
              </table:table-cell>
              <table:table-cell office:value-type="float" office:value="929.4">
                <text:p>929.4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4.04">
                <text:p>374.04</text:p>
              </table:table-cell>
              <table:table-cell office:value-type="float" office:value="7364.4">
                <text:p>7364.4</text:p>
              </table:table-cell>
              <table:table-cell office:value-type="float" office:value="950.8">
                <text:p>950.8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4.51">
                <text:p>374.51</text:p>
              </table:table-cell>
              <table:table-cell office:value-type="float" office:value="7214">
                <text:p>7214</text:p>
              </table:table-cell>
              <table:table-cell office:value-type="float" office:value="947.8">
                <text:p>947.8</text:p>
              </table:table-cell>
              <table:table-cell office:value-type="float" office:value="886.8">
                <text:p>886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4.98">
                <text:p>374.98</text:p>
              </table:table-cell>
              <table:table-cell office:value-type="float" office:value="7048.2">
                <text:p>7048.2</text:p>
              </table:table-cell>
              <table:table-cell office:value-type="float" office:value="976">
                <text:p>976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5.44">
                <text:p>375.44</text:p>
              </table:table-cell>
              <table:table-cell office:value-type="float" office:value="6815">
                <text:p>6815</text:p>
              </table:table-cell>
              <table:table-cell office:value-type="float" office:value="976.4">
                <text:p>976.4</text:p>
              </table:table-cell>
              <table:table-cell office:value-type="float" office:value="877.2">
                <text:p>877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5.91">
                <text:p>375.91</text:p>
              </table:table-cell>
              <table:table-cell office:value-type="float" office:value="6635.8">
                <text:p>6635.8</text:p>
              </table:table-cell>
              <table:table-cell office:value-type="float" office:value="988.8">
                <text:p>988.8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6.38">
                <text:p>376.38</text:p>
              </table:table-cell>
              <table:table-cell office:value-type="float" office:value="6364.4">
                <text:p>6364.4</text:p>
              </table:table-cell>
              <table:table-cell office:value-type="float" office:value="1012.2">
                <text:p>1012.2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6.84">
                <text:p>376.84</text:p>
              </table:table-cell>
              <table:table-cell office:value-type="float" office:value="6147.2">
                <text:p>6147.2</text:p>
              </table:table-cell>
              <table:table-cell office:value-type="float" office:value="1032">
                <text:p>1032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7.31">
                <text:p>377.31</text:p>
              </table:table-cell>
              <table:table-cell office:value-type="float" office:value="5950.6">
                <text:p>5950.6</text:p>
              </table:table-cell>
              <table:table-cell office:value-type="float" office:value="1051.2">
                <text:p>1051.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7.78">
                <text:p>377.78</text:p>
              </table:table-cell>
              <table:table-cell office:value-type="float" office:value="5708.4">
                <text:p>5708.4</text:p>
              </table:table-cell>
              <table:table-cell office:value-type="float" office:value="1084.2">
                <text:p>1084.2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8.24">
                <text:p>378.24</text:p>
              </table:table-cell>
              <table:table-cell office:value-type="float" office:value="5503.6">
                <text:p>5503.6</text:p>
              </table:table-cell>
              <table:table-cell office:value-type="float" office:value="1111.8">
                <text:p>1111.8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8.71">
                <text:p>378.71</text:p>
              </table:table-cell>
              <table:table-cell office:value-type="float" office:value="5287.4">
                <text:p>5287.4</text:p>
              </table:table-cell>
              <table:table-cell office:value-type="float" office:value="1132.2">
                <text:p>1132.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9.18">
                <text:p>379.18</text:p>
              </table:table-cell>
              <table:table-cell office:value-type="float" office:value="5046.2">
                <text:p>5046.2</text:p>
              </table:table-cell>
              <table:table-cell office:value-type="float" office:value="1177">
                <text:p>11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9.65">
                <text:p>379.65</text:p>
              </table:table-cell>
              <table:table-cell office:value-type="float" office:value="4862">
                <text:p>4862</text:p>
              </table:table-cell>
              <table:table-cell office:value-type="float" office:value="1219.4">
                <text:p>1219.4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0.11">
                <text:p>380.11</text:p>
              </table:table-cell>
              <table:table-cell office:value-type="float" office:value="4684.4">
                <text:p>4684.4</text:p>
              </table:table-cell>
              <table:table-cell office:value-type="float" office:value="1269.2">
                <text:p>1269.2</text:p>
              </table:table-cell>
              <table:table-cell office:value-type="float" office:value="893.2">
                <text:p>893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0.58">
                <text:p>380.58</text:p>
              </table:table-cell>
              <table:table-cell office:value-type="float" office:value="4478">
                <text:p>4478</text:p>
              </table:table-cell>
              <table:table-cell office:value-type="float" office:value="1320.2">
                <text:p>1320.2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1.04">
                <text:p>381.04</text:p>
              </table:table-cell>
              <table:table-cell office:value-type="float" office:value="4269.2">
                <text:p>4269.2</text:p>
              </table:table-cell>
              <table:table-cell office:value-type="float" office:value="1384.4">
                <text:p>1384.4</text:p>
              </table:table-cell>
              <table:table-cell office:value-type="float" office:value="884.4">
                <text:p>884.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1.51">
                <text:p>381.51</text:p>
              </table:table-cell>
              <table:table-cell office:value-type="float" office:value="4115.8">
                <text:p>4115.8</text:p>
              </table:table-cell>
              <table:table-cell office:value-type="float" office:value="1452.8">
                <text:p>1452.8</text:p>
              </table:table-cell>
              <table:table-cell office:value-type="float" office:value="883.8">
                <text:p>883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1.98">
                <text:p>381.98</text:p>
              </table:table-cell>
              <table:table-cell office:value-type="float" office:value="3946.6">
                <text:p>3946.6</text:p>
              </table:table-cell>
              <table:table-cell office:value-type="float" office:value="1526.4">
                <text:p>1526.4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2.44">
                <text:p>382.44</text:p>
              </table:table-cell>
              <table:table-cell office:value-type="float" office:value="3808">
                <text:p>3808</text:p>
              </table:table-cell>
              <table:table-cell office:value-type="float" office:value="1637.4">
                <text:p>1637.4</text:p>
              </table:table-cell>
              <table:table-cell office:value-type="float" office:value="878.2">
                <text:p>878.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2.91">
                <text:p>382.91</text:p>
              </table:table-cell>
              <table:table-cell office:value-type="float" office:value="3620.2">
                <text:p>3620.2</text:p>
              </table:table-cell>
              <table:table-cell office:value-type="float" office:value="1720.6">
                <text:p>1720.6</text:p>
              </table:table-cell>
              <table:table-cell office:value-type="float" office:value="889.4">
                <text:p>889.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3.38">
                <text:p>383.38</text:p>
              </table:table-cell>
              <table:table-cell office:value-type="float" office:value="3512.6">
                <text:p>3512.6</text:p>
              </table:table-cell>
              <table:table-cell office:value-type="float" office:value="1836">
                <text:p>1836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3.84">
                <text:p>383.84</text:p>
              </table:table-cell>
              <table:table-cell office:value-type="float" office:value="3351.6">
                <text:p>3351.6</text:p>
              </table:table-cell>
              <table:table-cell office:value-type="float" office:value="1981.6">
                <text:p>1981.6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4.31">
                <text:p>384.31</text:p>
              </table:table-cell>
              <table:table-cell office:value-type="float" office:value="3242">
                <text:p>3242</text:p>
              </table:table-cell>
              <table:table-cell office:value-type="float" office:value="2101.4">
                <text:p>2101.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4.78">
                <text:p>384.78</text:p>
              </table:table-cell>
              <table:table-cell office:value-type="float" office:value="3103.2">
                <text:p>3103.2</text:p>
              </table:table-cell>
              <table:table-cell office:value-type="float" office:value="2269.4">
                <text:p>2269.4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5.24">
                <text:p>385.24</text:p>
              </table:table-cell>
              <table:table-cell office:value-type="float" office:value="2953.4">
                <text:p>2953.4</text:p>
              </table:table-cell>
              <table:table-cell office:value-type="float" office:value="2463">
                <text:p>2463</text:p>
              </table:table-cell>
              <table:table-cell office:value-type="float" office:value="880.4">
                <text:p>880.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5.71">
                <text:p>385.71</text:p>
              </table:table-cell>
              <table:table-cell office:value-type="float" office:value="2925.2">
                <text:p>2925.2</text:p>
              </table:table-cell>
              <table:table-cell office:value-type="float" office:value="2910.8">
                <text:p>2910.8</text:p>
              </table:table-cell>
              <table:table-cell office:value-type="float" office:value="1012.8">
                <text:p>1012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6.18">
                <text:p>386.18</text:p>
              </table:table-cell>
              <table:table-cell office:value-type="float" office:value="2753.6">
                <text:p>2753.6</text:p>
              </table:table-cell>
              <table:table-cell office:value-type="float" office:value="2921.6">
                <text:p>2921.6</text:p>
              </table:table-cell>
              <table:table-cell office:value-type="float" office:value="887.8">
                <text:p>887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6.64">
                <text:p>386.64</text:p>
              </table:table-cell>
              <table:table-cell office:value-type="float" office:value="2647.8">
                <text:p>2647.8</text:p>
              </table:table-cell>
              <table:table-cell office:value-type="float" office:value="3131.2">
                <text:p>3131.2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7.11">
                <text:p>387.11</text:p>
              </table:table-cell>
              <table:table-cell office:value-type="float" office:value="2549.6">
                <text:p>2549.6</text:p>
              </table:table-cell>
              <table:table-cell office:value-type="float" office:value="3423.4">
                <text:p>3423.4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7.57">
                <text:p>387.57</text:p>
              </table:table-cell>
              <table:table-cell office:value-type="float" office:value="2471">
                <text:p>2471</text:p>
              </table:table-cell>
              <table:table-cell office:value-type="float" office:value="3776.6">
                <text:p>3776.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8.04">
                <text:p>388.04</text:p>
              </table:table-cell>
              <table:table-cell office:value-type="float" office:value="2371.6">
                <text:p>2371.6</text:p>
              </table:table-cell>
              <table:table-cell office:value-type="float" office:value="4121.2">
                <text:p>4121.2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8.51">
                <text:p>388.51</text:p>
              </table:table-cell>
              <table:table-cell office:value-type="float" office:value="2297.4">
                <text:p>2297.4</text:p>
              </table:table-cell>
              <table:table-cell office:value-type="float" office:value="4505.2">
                <text:p>4505.2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8.97">
                <text:p>388.97</text:p>
              </table:table-cell>
              <table:table-cell office:value-type="float" office:value="2206.8">
                <text:p>2206.8</text:p>
              </table:table-cell>
              <table:table-cell office:value-type="float" office:value="4966">
                <text:p>4966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9.44">
                <text:p>389.44</text:p>
              </table:table-cell>
              <table:table-cell office:value-type="float" office:value="2136.8">
                <text:p>2136.8</text:p>
              </table:table-cell>
              <table:table-cell office:value-type="float" office:value="5460.4">
                <text:p>5460.4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9.91">
                <text:p>389.91</text:p>
              </table:table-cell>
              <table:table-cell office:value-type="float" office:value="2067.4">
                <text:p>2067.4</text:p>
              </table:table-cell>
              <table:table-cell office:value-type="float" office:value="5915.6">
                <text:p>5915.6</text:p>
              </table:table-cell>
              <table:table-cell office:value-type="float" office:value="888.6">
                <text:p>888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0.37">
                <text:p>390.37</text:p>
              </table:table-cell>
              <table:table-cell office:value-type="float" office:value="1994">
                <text:p>1994</text:p>
              </table:table-cell>
              <table:table-cell office:value-type="float" office:value="6487.6">
                <text:p>6487.6</text:p>
              </table:table-cell>
              <table:table-cell office:value-type="float" office:value="879.4">
                <text:p>879.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0.84">
                <text:p>390.84</text:p>
              </table:table-cell>
              <table:table-cell office:value-type="float" office:value="1911">
                <text:p>1911</text:p>
              </table:table-cell>
              <table:table-cell office:value-type="float" office:value="7088">
                <text:p>708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1.3">
                <text:p>391.3</text:p>
              </table:table-cell>
              <table:table-cell office:value-type="float" office:value="1856.6">
                <text:p>1856.6</text:p>
              </table:table-cell>
              <table:table-cell office:value-type="float" office:value="7657">
                <text:p>7657</text:p>
              </table:table-cell>
              <table:table-cell office:value-type="float" office:value="888.4">
                <text:p>88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1.77">
                <text:p>391.77</text:p>
              </table:table-cell>
              <table:table-cell office:value-type="float" office:value="1803.8">
                <text:p>1803.8</text:p>
              </table:table-cell>
              <table:table-cell office:value-type="float" office:value="8386.4">
                <text:p>8386.4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2.24">
                <text:p>392.24</text:p>
              </table:table-cell>
              <table:table-cell office:value-type="float" office:value="1724.6">
                <text:p>1724.6</text:p>
              </table:table-cell>
              <table:table-cell office:value-type="float" office:value="8967">
                <text:p>8967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2.7">
                <text:p>392.7</text:p>
              </table:table-cell>
              <table:table-cell office:value-type="float" office:value="1699">
                <text:p>1699</text:p>
              </table:table-cell>
              <table:table-cell office:value-type="float" office:value="9732.6">
                <text:p>9732.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3.17">
                <text:p>393.17</text:p>
              </table:table-cell>
              <table:table-cell office:value-type="float" office:value="1633.2">
                <text:p>1633.2</text:p>
              </table:table-cell>
              <table:table-cell office:value-type="float" office:value="10224.6">
                <text:p>10224.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3.63">
                <text:p>393.63</text:p>
              </table:table-cell>
              <table:table-cell office:value-type="float" office:value="1579.6">
                <text:p>1579.6</text:p>
              </table:table-cell>
              <table:table-cell office:value-type="float" office:value="11048.2">
                <text:p>11048.2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4.1">
                <text:p>394.1</text:p>
              </table:table-cell>
              <table:table-cell office:value-type="float" office:value="1542.4">
                <text:p>1542.4</text:p>
              </table:table-cell>
              <table:table-cell office:value-type="float" office:value="11693.4">
                <text:p>11693.4</text:p>
              </table:table-cell>
              <table:table-cell office:value-type="float" office:value="887.8">
                <text:p>887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4.56">
                <text:p>394.56</text:p>
              </table:table-cell>
              <table:table-cell office:value-type="float" office:value="1491.8">
                <text:p>1491.8</text:p>
              </table:table-cell>
              <table:table-cell office:value-type="float" office:value="12417">
                <text:p>12417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5.03">
                <text:p>395.03</text:p>
              </table:table-cell>
              <table:table-cell office:value-type="float" office:value="1465.4">
                <text:p>1465.4</text:p>
              </table:table-cell>
              <table:table-cell office:value-type="float" office:value="12955">
                <text:p>12955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5.5">
                <text:p>395.5</text:p>
              </table:table-cell>
              <table:table-cell office:value-type="float" office:value="1417.8">
                <text:p>1417.8</text:p>
              </table:table-cell>
              <table:table-cell office:value-type="float" office:value="13364.8">
                <text:p>13364.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5.96">
                <text:p>395.96</text:p>
              </table:table-cell>
              <table:table-cell office:value-type="float" office:value="1387.6">
                <text:p>1387.6</text:p>
              </table:table-cell>
              <table:table-cell office:value-type="float" office:value="13900.2">
                <text:p>13900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6.43">
                <text:p>396.43</text:p>
              </table:table-cell>
              <table:table-cell office:value-type="float" office:value="1350">
                <text:p>1350</text:p>
              </table:table-cell>
              <table:table-cell office:value-type="float" office:value="14240.4">
                <text:p>14240.4</text:p>
              </table:table-cell>
              <table:table-cell office:value-type="float" office:value="876.2">
                <text:p>876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6.89">
                <text:p>396.89</text:p>
              </table:table-cell>
              <table:table-cell office:value-type="float" office:value="1331.4">
                <text:p>1331.4</text:p>
              </table:table-cell>
              <table:table-cell office:value-type="float" office:value="14694.6">
                <text:p>14694.6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7.36">
                <text:p>397.36</text:p>
              </table:table-cell>
              <table:table-cell office:value-type="float" office:value="1296.4">
                <text:p>1296.4</text:p>
              </table:table-cell>
              <table:table-cell office:value-type="float" office:value="14897">
                <text:p>14897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7.82">
                <text:p>397.82</text:p>
              </table:table-cell>
              <table:table-cell office:value-type="float" office:value="1266.8">
                <text:p>1266.8</text:p>
              </table:table-cell>
              <table:table-cell office:value-type="float" office:value="14836.8">
                <text:p>14836.8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8.29">
                <text:p>398.29</text:p>
              </table:table-cell>
              <table:table-cell office:value-type="float" office:value="1241.2">
                <text:p>1241.2</text:p>
              </table:table-cell>
              <table:table-cell office:value-type="float" office:value="14878">
                <text:p>14878</text:p>
              </table:table-cell>
              <table:table-cell office:value-type="float" office:value="881.6">
                <text:p>881.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8.76">
                <text:p>398.76</text:p>
              </table:table-cell>
              <table:table-cell office:value-type="float" office:value="1214.2">
                <text:p>1214.2</text:p>
              </table:table-cell>
              <table:table-cell office:value-type="float" office:value="14896.6">
                <text:p>14896.6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9.22">
                <text:p>399.22</text:p>
              </table:table-cell>
              <table:table-cell office:value-type="float" office:value="1187.4">
                <text:p>1187.4</text:p>
              </table:table-cell>
              <table:table-cell office:value-type="float" office:value="14716.2">
                <text:p>14716.2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9.69">
                <text:p>399.69</text:p>
              </table:table-cell>
              <table:table-cell office:value-type="float" office:value="1181.6">
                <text:p>1181.6</text:p>
              </table:table-cell>
              <table:table-cell office:value-type="float" office:value="14630">
                <text:p>14630</text:p>
              </table:table-cell>
              <table:table-cell office:value-type="float" office:value="902.4">
                <text:p>902.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0.15">
                <text:p>400.15</text:p>
              </table:table-cell>
              <table:table-cell office:value-type="float" office:value="1163.4">
                <text:p>1163.4</text:p>
              </table:table-cell>
              <table:table-cell office:value-type="float" office:value="14317.6">
                <text:p>14317.6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0.62">
                <text:p>400.62</text:p>
              </table:table-cell>
              <table:table-cell office:value-type="float" office:value="1140.8">
                <text:p>1140.8</text:p>
              </table:table-cell>
              <table:table-cell office:value-type="float" office:value="14023">
                <text:p>1402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1.08">
                <text:p>401.08</text:p>
              </table:table-cell>
              <table:table-cell office:value-type="float" office:value="1130">
                <text:p>1130</text:p>
              </table:table-cell>
              <table:table-cell office:value-type="float" office:value="13434.6">
                <text:p>13434.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1.55">
                <text:p>401.55</text:p>
              </table:table-cell>
              <table:table-cell office:value-type="float" office:value="1119.6">
                <text:p>1119.6</text:p>
              </table:table-cell>
              <table:table-cell office:value-type="float" office:value="12916.8">
                <text:p>12916.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2.01">
                <text:p>402.01</text:p>
              </table:table-cell>
              <table:table-cell office:value-type="float" office:value="1121">
                <text:p>1121</text:p>
              </table:table-cell>
              <table:table-cell office:value-type="float" office:value="12501.6">
                <text:p>12501.6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2.48">
                <text:p>402.48</text:p>
              </table:table-cell>
              <table:table-cell office:value-type="float" office:value="1157.6">
                <text:p>1157.6</text:p>
              </table:table-cell>
              <table:table-cell office:value-type="float" office:value="11797.4">
                <text:p>11797.4</text:p>
              </table:table-cell>
              <table:table-cell office:value-type="float" office:value="886.6">
                <text:p>886.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2.94">
                <text:p>402.94</text:p>
              </table:table-cell>
              <table:table-cell office:value-type="float" office:value="1252.6">
                <text:p>1252.6</text:p>
              </table:table-cell>
              <table:table-cell office:value-type="float" office:value="11230">
                <text:p>1123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3.41">
                <text:p>403.41</text:p>
              </table:table-cell>
              <table:table-cell office:value-type="float" office:value="1582.8">
                <text:p>1582.8</text:p>
              </table:table-cell>
              <table:table-cell office:value-type="float" office:value="10674.6">
                <text:p>10674.6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3.87">
                <text:p>403.87</text:p>
              </table:table-cell>
              <table:table-cell office:value-type="float" office:value="2199.6">
                <text:p>2199.6</text:p>
              </table:table-cell>
              <table:table-cell office:value-type="float" office:value="10060">
                <text:p>1006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4.34">
                <text:p>404.34</text:p>
              </table:table-cell>
              <table:table-cell office:value-type="float" office:value="3037.2">
                <text:p>3037.2</text:p>
              </table:table-cell>
              <table:table-cell office:value-type="float" office:value="9441.2">
                <text:p>9441.2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4.81">
                <text:p>404.81</text:p>
              </table:table-cell>
              <table:table-cell office:value-type="float" office:value="3307.8">
                <text:p>3307.8</text:p>
              </table:table-cell>
              <table:table-cell office:value-type="float" office:value="8799.6">
                <text:p>8799.6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5.27">
                <text:p>405.27</text:p>
              </table:table-cell>
              <table:table-cell office:value-type="float" office:value="2346.2">
                <text:p>2346.2</text:p>
              </table:table-cell>
              <table:table-cell office:value-type="float" office:value="8312.6">
                <text:p>8312.6</text:p>
              </table:table-cell>
              <table:table-cell office:value-type="float" office:value="883.6">
                <text:p>883.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5.74">
                <text:p>405.74</text:p>
              </table:table-cell>
              <table:table-cell office:value-type="float" office:value="1445.2">
                <text:p>1445.2</text:p>
              </table:table-cell>
              <table:table-cell office:value-type="float" office:value="7714.2">
                <text:p>7714.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6.2">
                <text:p>406.2</text:p>
              </table:table-cell>
              <table:table-cell office:value-type="float" office:value="1164.4">
                <text:p>1164.4</text:p>
              </table:table-cell>
              <table:table-cell office:value-type="float" office:value="7342.8">
                <text:p>7342.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6.67">
                <text:p>406.67</text:p>
              </table:table-cell>
              <table:table-cell office:value-type="float" office:value="1128.8">
                <text:p>1128.8</text:p>
              </table:table-cell>
              <table:table-cell office:value-type="float" office:value="6847.6">
                <text:p>6847.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7.13">
                <text:p>407.13</text:p>
              </table:table-cell>
              <table:table-cell office:value-type="float" office:value="1143.2">
                <text:p>1143.2</text:p>
              </table:table-cell>
              <table:table-cell office:value-type="float" office:value="6470.4">
                <text:p>6470.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7.6">
                <text:p>407.6</text:p>
              </table:table-cell>
              <table:table-cell office:value-type="float" office:value="1165.8">
                <text:p>1165.8</text:p>
              </table:table-cell>
              <table:table-cell office:value-type="float" office:value="6121.8">
                <text:p>6121.8</text:p>
              </table:table-cell>
              <table:table-cell office:value-type="float" office:value="889.8">
                <text:p>889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8.06">
                <text:p>408.06</text:p>
              </table:table-cell>
              <table:table-cell office:value-type="float" office:value="1161">
                <text:p>1161</text:p>
              </table:table-cell>
              <table:table-cell office:value-type="float" office:value="5768.4">
                <text:p>5768.4</text:p>
              </table:table-cell>
              <table:table-cell office:value-type="float" office:value="887.8">
                <text:p>887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8.53">
                <text:p>408.53</text:p>
              </table:table-cell>
              <table:table-cell office:value-type="float" office:value="1085">
                <text:p>1085</text:p>
              </table:table-cell>
              <table:table-cell office:value-type="float" office:value="5494.4">
                <text:p>5494.4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8.99">
                <text:p>408.99</text:p>
              </table:table-cell>
              <table:table-cell office:value-type="float" office:value="1013.6">
                <text:p>1013.6</text:p>
              </table:table-cell>
              <table:table-cell office:value-type="float" office:value="5170.2">
                <text:p>5170.2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.46">
                <text:p>409.46</text:p>
              </table:table-cell>
              <table:table-cell office:value-type="float" office:value="1003.6">
                <text:p>1003.6</text:p>
              </table:table-cell>
              <table:table-cell office:value-type="float" office:value="4877.4">
                <text:p>4877.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9.92">
                <text:p>409.92</text:p>
              </table:table-cell>
              <table:table-cell office:value-type="float" office:value="984.2">
                <text:p>984.2</text:p>
              </table:table-cell>
              <table:table-cell office:value-type="float" office:value="4642.8">
                <text:p>4642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0.39">
                <text:p>410.39</text:p>
              </table:table-cell>
              <table:table-cell office:value-type="float" office:value="984">
                <text:p>984</text:p>
              </table:table-cell>
              <table:table-cell office:value-type="float" office:value="4381.4">
                <text:p>4381.4</text:p>
              </table:table-cell>
              <table:table-cell office:value-type="float" office:value="885.4">
                <text:p>885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0.85">
                <text:p>410.85</text:p>
              </table:table-cell>
              <table:table-cell office:value-type="float" office:value="987.6">
                <text:p>987.6</text:p>
              </table:table-cell>
              <table:table-cell office:value-type="float" office:value="4178.6">
                <text:p>4178.6</text:p>
              </table:table-cell>
              <table:table-cell office:value-type="float" office:value="898.2">
                <text:p>898.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1.31">
                <text:p>411.31</text:p>
              </table:table-cell>
              <table:table-cell office:value-type="float" office:value="971.8">
                <text:p>971.8</text:p>
              </table:table-cell>
              <table:table-cell office:value-type="float" office:value="3955.2">
                <text:p>3955.2</text:p>
              </table:table-cell>
              <table:table-cell office:value-type="float" office:value="879.2">
                <text:p>879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1.78">
                <text:p>411.78</text:p>
              </table:table-cell>
              <table:table-cell office:value-type="float" office:value="963.8">
                <text:p>963.8</text:p>
              </table:table-cell>
              <table:table-cell office:value-type="float" office:value="3851.4">
                <text:p>3851.4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2.24">
                <text:p>412.24</text:p>
              </table:table-cell>
              <table:table-cell office:value-type="float" office:value="970">
                <text:p>970</text:p>
              </table:table-cell>
              <table:table-cell office:value-type="float" office:value="3642.6">
                <text:p>3642.6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2.71">
                <text:p>412.71</text:p>
              </table:table-cell>
              <table:table-cell office:value-type="float" office:value="957.4">
                <text:p>957.4</text:p>
              </table:table-cell>
              <table:table-cell office:value-type="float" office:value="3432.4">
                <text:p>3432.4</text:p>
              </table:table-cell>
              <table:table-cell office:value-type="float" office:value="880.8">
                <text:p>880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3.17">
                <text:p>413.17</text:p>
              </table:table-cell>
              <table:table-cell office:value-type="float" office:value="955">
                <text:p>955</text:p>
              </table:table-cell>
              <table:table-cell office:value-type="float" office:value="3292.2">
                <text:p>3292.2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3.64">
                <text:p>413.64</text:p>
              </table:table-cell>
              <table:table-cell office:value-type="float" office:value="959.6">
                <text:p>959.6</text:p>
              </table:table-cell>
              <table:table-cell office:value-type="float" office:value="3094.4">
                <text:p>3094.4</text:p>
              </table:table-cell>
              <table:table-cell office:value-type="float" office:value="890.6">
                <text:p>890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4.1">
                <text:p>414.1</text:p>
              </table:table-cell>
              <table:table-cell office:value-type="float" office:value="943.4">
                <text:p>943.4</text:p>
              </table:table-cell>
              <table:table-cell office:value-type="float" office:value="2955">
                <text:p>2955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4.57">
                <text:p>414.57</text:p>
              </table:table-cell>
              <table:table-cell office:value-type="float" office:value="951.6">
                <text:p>951.6</text:p>
              </table:table-cell>
              <table:table-cell office:value-type="float" office:value="2867">
                <text:p>286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5.03">
                <text:p>415.03</text:p>
              </table:table-cell>
              <table:table-cell office:value-type="float" office:value="951.8">
                <text:p>951.8</text:p>
              </table:table-cell>
              <table:table-cell office:value-type="float" office:value="2706.6">
                <text:p>2706.6</text:p>
              </table:table-cell>
              <table:table-cell office:value-type="float" office:value="892.8">
                <text:p>892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5.5">
                <text:p>415.5</text:p>
              </table:table-cell>
              <table:table-cell office:value-type="float" office:value="931.6">
                <text:p>931.6</text:p>
              </table:table-cell>
              <table:table-cell office:value-type="float" office:value="2569.2">
                <text:p>2569.2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5.96">
                <text:p>415.96</text:p>
              </table:table-cell>
              <table:table-cell office:value-type="float" office:value="933.2">
                <text:p>933.2</text:p>
              </table:table-cell>
              <table:table-cell office:value-type="float" office:value="2470.2">
                <text:p>2470.2</text:p>
              </table:table-cell>
              <table:table-cell office:value-type="float" office:value="888.6">
                <text:p>888.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6.43">
                <text:p>416.43</text:p>
              </table:table-cell>
              <table:table-cell office:value-type="float" office:value="945.2">
                <text:p>945.2</text:p>
              </table:table-cell>
              <table:table-cell office:value-type="float" office:value="2390.4">
                <text:p>2390.4</text:p>
              </table:table-cell>
              <table:table-cell office:value-type="float" office:value="896.4">
                <text:p>896.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6.89">
                <text:p>416.89</text:p>
              </table:table-cell>
              <table:table-cell office:value-type="float" office:value="940.6">
                <text:p>940.6</text:p>
              </table:table-cell>
              <table:table-cell office:value-type="float" office:value="2282.6">
                <text:p>2282.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7.35">
                <text:p>417.35</text:p>
              </table:table-cell>
              <table:table-cell office:value-type="float" office:value="931.6">
                <text:p>931.6</text:p>
              </table:table-cell>
              <table:table-cell office:value-type="float" office:value="2230.4">
                <text:p>2230.4</text:p>
              </table:table-cell>
              <table:table-cell office:value-type="float" office:value="888.2">
                <text:p>888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7.82">
                <text:p>417.82</text:p>
              </table:table-cell>
              <table:table-cell office:value-type="float" office:value="934.4">
                <text:p>934.4</text:p>
              </table:table-cell>
              <table:table-cell office:value-type="float" office:value="2158.6">
                <text:p>2158.6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8.28">
                <text:p>418.28</text:p>
              </table:table-cell>
              <table:table-cell office:value-type="float" office:value="932.6">
                <text:p>932.6</text:p>
              </table:table-cell>
              <table:table-cell office:value-type="float" office:value="2085.6">
                <text:p>2085.6</text:p>
              </table:table-cell>
              <table:table-cell office:value-type="float" office:value="888.2">
                <text:p>888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8.75">
                <text:p>418.75</text:p>
              </table:table-cell>
              <table:table-cell office:value-type="float" office:value="928.4">
                <text:p>928.4</text:p>
              </table:table-cell>
              <table:table-cell office:value-type="float" office:value="2019">
                <text:p>2019</text:p>
              </table:table-cell>
              <table:table-cell office:value-type="float" office:value="897.2">
                <text:p>897.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9.21">
                <text:p>419.21</text:p>
              </table:table-cell>
              <table:table-cell office:value-type="float" office:value="935.6">
                <text:p>935.6</text:p>
              </table:table-cell>
              <table:table-cell office:value-type="float" office:value="1993.2">
                <text:p>1993.2</text:p>
              </table:table-cell>
              <table:table-cell office:value-type="float" office:value="907.8">
                <text:p>907.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9.68">
                <text:p>419.68</text:p>
              </table:table-cell>
              <table:table-cell office:value-type="float" office:value="931">
                <text:p>931</text:p>
              </table:table-cell>
              <table:table-cell office:value-type="float" office:value="1937.2">
                <text:p>1937.2</text:p>
              </table:table-cell>
              <table:table-cell office:value-type="float" office:value="897.2">
                <text:p>897.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.14">
                <text:p>420.14</text:p>
              </table:table-cell>
              <table:table-cell office:value-type="float" office:value="932.2">
                <text:p>932.2</text:p>
              </table:table-cell>
              <table:table-cell office:value-type="float" office:value="1913.6">
                <text:p>1913.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0.61">
                <text:p>420.61</text:p>
              </table:table-cell>
              <table:table-cell office:value-type="float" office:value="944.4">
                <text:p>944.4</text:p>
              </table:table-cell>
              <table:table-cell office:value-type="float" office:value="1862.4">
                <text:p>1862.4</text:p>
              </table:table-cell>
              <table:table-cell office:value-type="float" office:value="896.4">
                <text:p>896.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1.07">
                <text:p>421.07</text:p>
              </table:table-cell>
              <table:table-cell office:value-type="float" office:value="927.8">
                <text:p>927.8</text:p>
              </table:table-cell>
              <table:table-cell office:value-type="float" office:value="1851.2">
                <text:p>1851.2</text:p>
              </table:table-cell>
              <table:table-cell office:value-type="float" office:value="899.8">
                <text:p>899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1.53">
                <text:p>421.53</text:p>
              </table:table-cell>
              <table:table-cell office:value-type="float" office:value="920.8">
                <text:p>920.8</text:p>
              </table:table-cell>
              <table:table-cell office:value-type="float" office:value="1837.4">
                <text:p>1837.4</text:p>
              </table:table-cell>
              <table:table-cell office:value-type="float" office:value="905.2">
                <text:p>905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2">
                <text:p>422</text:p>
              </table:table-cell>
              <table:table-cell office:value-type="float" office:value="930.2">
                <text:p>930.2</text:p>
              </table:table-cell>
              <table:table-cell office:value-type="float" office:value="1809.4">
                <text:p>1809.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2.46">
                <text:p>422.46</text:p>
              </table:table-cell>
              <table:table-cell office:value-type="float" office:value="922">
                <text:p>922</text:p>
              </table:table-cell>
              <table:table-cell office:value-type="float" office:value="1793.4">
                <text:p>1793.4</text:p>
              </table:table-cell>
              <table:table-cell office:value-type="float" office:value="913.2">
                <text:p>913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2.93">
                <text:p>422.93</text:p>
              </table:table-cell>
              <table:table-cell office:value-type="float" office:value="924">
                <text:p>924</text:p>
              </table:table-cell>
              <table:table-cell office:value-type="float" office:value="1794.4">
                <text:p>1794.4</text:p>
              </table:table-cell>
              <table:table-cell office:value-type="float" office:value="921.4">
                <text:p>921.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3.39">
                <text:p>423.39</text:p>
              </table:table-cell>
              <table:table-cell office:value-type="float" office:value="927.2">
                <text:p>927.2</text:p>
              </table:table-cell>
              <table:table-cell office:value-type="float" office:value="1769.8">
                <text:p>1769.8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3.85">
                <text:p>423.85</text:p>
              </table:table-cell>
              <table:table-cell office:value-type="float" office:value="926">
                <text:p>926</text:p>
              </table:table-cell>
              <table:table-cell office:value-type="float" office:value="1772.6">
                <text:p>1772.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4.32">
                <text:p>424.32</text:p>
              </table:table-cell>
              <table:table-cell office:value-type="float" office:value="930.8">
                <text:p>930.8</text:p>
              </table:table-cell>
              <table:table-cell office:value-type="float" office:value="1803">
                <text:p>1803</text:p>
              </table:table-cell>
              <table:table-cell office:value-type="float" office:value="933.4">
                <text:p>933.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4.78">
                <text:p>424.78</text:p>
              </table:table-cell>
              <table:table-cell office:value-type="float" office:value="930.2">
                <text:p>930.2</text:p>
              </table:table-cell>
              <table:table-cell office:value-type="float" office:value="1812.6">
                <text:p>1812.6</text:p>
              </table:table-cell>
              <table:table-cell office:value-type="float" office:value="939.2">
                <text:p>939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5.25">
                <text:p>425.25</text:p>
              </table:table-cell>
              <table:table-cell office:value-type="float" office:value="932.2">
                <text:p>932.2</text:p>
              </table:table-cell>
              <table:table-cell office:value-type="float" office:value="1792.2">
                <text:p>1792.2</text:p>
              </table:table-cell>
              <table:table-cell office:value-type="float" office:value="936.4">
                <text:p>936.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5.71">
                <text:p>425.71</text:p>
              </table:table-cell>
              <table:table-cell office:value-type="float" office:value="927">
                <text:p>927</text:p>
              </table:table-cell>
              <table:table-cell office:value-type="float" office:value="1814.4">
                <text:p>1814.4</text:p>
              </table:table-cell>
              <table:table-cell office:value-type="float" office:value="947.8">
                <text:p>947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6.17">
                <text:p>426.17</text:p>
              </table:table-cell>
              <table:table-cell office:value-type="float" office:value="937">
                <text:p>937</text:p>
              </table:table-cell>
              <table:table-cell office:value-type="float" office:value="1836.6">
                <text:p>1836.6</text:p>
              </table:table-cell>
              <table:table-cell office:value-type="float" office:value="963.8">
                <text:p>963.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6.64">
                <text:p>426.64</text:p>
              </table:table-cell>
              <table:table-cell office:value-type="float" office:value="933.4">
                <text:p>933.4</text:p>
              </table:table-cell>
              <table:table-cell office:value-type="float" office:value="1843.8">
                <text:p>1843.8</text:p>
              </table:table-cell>
              <table:table-cell office:value-type="float" office:value="957.4">
                <text:p>957.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7.1">
                <text:p>427.1</text:p>
              </table:table-cell>
              <table:table-cell office:value-type="float" office:value="930.2">
                <text:p>930.2</text:p>
              </table:table-cell>
              <table:table-cell office:value-type="float" office:value="1901.4">
                <text:p>1901.4</text:p>
              </table:table-cell>
              <table:table-cell office:value-type="float" office:value="959.2">
                <text:p>959.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7.57">
                <text:p>427.57</text:p>
              </table:table-cell>
              <table:table-cell office:value-type="float" office:value="943">
                <text:p>943</text:p>
              </table:table-cell>
              <table:table-cell office:value-type="float" office:value="1917.8">
                <text:p>1917.8</text:p>
              </table:table-cell>
              <table:table-cell office:value-type="float" office:value="973.4">
                <text:p>973.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8.03">
                <text:p>428.03</text:p>
              </table:table-cell>
              <table:table-cell office:value-type="float" office:value="933.6">
                <text:p>933.6</text:p>
              </table:table-cell>
              <table:table-cell office:value-type="float" office:value="1941.2">
                <text:p>1941.2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8.49">
                <text:p>428.49</text:p>
              </table:table-cell>
              <table:table-cell office:value-type="float" office:value="929.4">
                <text:p>929.4</text:p>
              </table:table-cell>
              <table:table-cell office:value-type="float" office:value="1986.8">
                <text:p>1986.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8.96">
                <text:p>428.96</text:p>
              </table:table-cell>
              <table:table-cell office:value-type="float" office:value="940.6">
                <text:p>940.6</text:p>
              </table:table-cell>
              <table:table-cell office:value-type="float" office:value="2002.8">
                <text:p>2002.8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9.42">
                <text:p>429.42</text:p>
              </table:table-cell>
              <table:table-cell office:value-type="float" office:value="936">
                <text:p>936</text:p>
              </table:table-cell>
              <table:table-cell office:value-type="float" office:value="2055.8">
                <text:p>2055.8</text:p>
              </table:table-cell>
              <table:table-cell office:value-type="float" office:value="1013.2">
                <text:p>1013.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9.88">
                <text:p>429.88</text:p>
              </table:table-cell>
              <table:table-cell office:value-type="float" office:value="946.6">
                <text:p>946.6</text:p>
              </table:table-cell>
              <table:table-cell office:value-type="float" office:value="2105">
                <text:p>210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0.35">
                <text:p>430.35</text:p>
              </table:table-cell>
              <table:table-cell office:value-type="float" office:value="948">
                <text:p>948</text:p>
              </table:table-cell>
              <table:table-cell office:value-type="float" office:value="2187.8">
                <text:p>2187.8</text:p>
              </table:table-cell>
              <table:table-cell office:value-type="float" office:value="1053.6">
                <text:p>1053.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0.81">
                <text:p>430.81</text:p>
              </table:table-cell>
              <table:table-cell office:value-type="float" office:value="943.4">
                <text:p>943.4</text:p>
              </table:table-cell>
              <table:table-cell office:value-type="float" office:value="2165.4">
                <text:p>2165.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1.28">
                <text:p>431.28</text:p>
              </table:table-cell>
              <table:table-cell office:value-type="float" office:value="960.2">
                <text:p>960.2</text:p>
              </table:table-cell>
              <table:table-cell office:value-type="float" office:value="2265.2">
                <text:p>2265.2</text:p>
              </table:table-cell>
              <table:table-cell office:value-type="float" office:value="1066.8">
                <text:p>1066.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1.74">
                <text:p>431.74</text:p>
              </table:table-cell>
              <table:table-cell office:value-type="float" office:value="956.4">
                <text:p>956.4</text:p>
              </table:table-cell>
              <table:table-cell office:value-type="float" office:value="2321.6">
                <text:p>2321.6</text:p>
              </table:table-cell>
              <table:table-cell office:value-type="float" office:value="1098.2">
                <text:p>1098.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32.2">
                <text:p>432.2</text:p>
              </table:table-cell>
              <table:table-cell office:value-type="float" office:value="977.2">
                <text:p>977.2</text:p>
              </table:table-cell>
              <table:table-cell office:value-type="float" office:value="2388.4">
                <text:p>2388.4</text:p>
              </table:table-cell>
              <table:table-cell office:value-type="float" office:value="1123.6">
                <text:p>1123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32.67">
                <text:p>432.67</text:p>
              </table:table-cell>
              <table:table-cell office:value-type="float" office:value="1001.2">
                <text:p>1001.2</text:p>
              </table:table-cell>
              <table:table-cell office:value-type="float" office:value="2462.6">
                <text:p>2462.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3.13">
                <text:p>433.13</text:p>
              </table:table-cell>
              <table:table-cell office:value-type="float" office:value="1065.8">
                <text:p>1065.8</text:p>
              </table:table-cell>
              <table:table-cell office:value-type="float" office:value="2563.6">
                <text:p>2563.6</text:p>
              </table:table-cell>
              <table:table-cell office:value-type="float" office:value="1180.2">
                <text:p>1180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33.59">
                <text:p>433.59</text:p>
              </table:table-cell>
              <table:table-cell office:value-type="float" office:value="1201">
                <text:p>1201</text:p>
              </table:table-cell>
              <table:table-cell office:value-type="float" office:value="2616.8">
                <text:p>2616.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34.06">
                <text:p>434.06</text:p>
              </table:table-cell>
              <table:table-cell office:value-type="float" office:value="1723">
                <text:p>1723</text:p>
              </table:table-cell>
              <table:table-cell office:value-type="float" office:value="2676.6">
                <text:p>2676.6</text:p>
              </table:table-cell>
              <table:table-cell office:value-type="float" office:value="1210.8">
                <text:p>1210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4.52">
                <text:p>434.52</text:p>
              </table:table-cell>
              <table:table-cell office:value-type="float" office:value="3308.6">
                <text:p>3308.6</text:p>
              </table:table-cell>
              <table:table-cell office:value-type="float" office:value="2772.6">
                <text:p>2772.6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4.98">
                <text:p>434.98</text:p>
              </table:table-cell>
              <table:table-cell office:value-type="float" office:value="5721.2">
                <text:p>5721.2</text:p>
              </table:table-cell>
              <table:table-cell office:value-type="float" office:value="2854.4">
                <text:p>2854.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35.45">
                <text:p>435.45</text:p>
              </table:table-cell>
              <table:table-cell office:value-type="float" office:value="9239.6">
                <text:p>9239.6</text:p>
              </table:table-cell>
              <table:table-cell office:value-type="float" office:value="2953.2">
                <text:p>2953.2</text:p>
              </table:table-cell>
              <table:table-cell office:value-type="float" office:value="1324.2">
                <text:p>1324.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35.91">
                <text:p>435.91</text:p>
              </table:table-cell>
              <table:table-cell office:value-type="float" office:value="11439.4">
                <text:p>11439.4</text:p>
              </table:table-cell>
              <table:table-cell office:value-type="float" office:value="3067.6">
                <text:p>3067.6</text:p>
              </table:table-cell>
              <table:table-cell office:value-type="float" office:value="1364.2">
                <text:p>1364.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36.37">
                <text:p>436.37</text:p>
              </table:table-cell>
              <table:table-cell office:value-type="float" office:value="7779.2">
                <text:p>7779.2</text:p>
              </table:table-cell>
              <table:table-cell office:value-type="float" office:value="3181">
                <text:p>3181</text:p>
              </table:table-cell>
              <table:table-cell office:value-type="float" office:value="1404.8">
                <text:p>1404.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6.84">
                <text:p>436.84</text:p>
              </table:table-cell>
              <table:table-cell office:value-type="float" office:value="3065.2">
                <text:p>3065.2</text:p>
              </table:table-cell>
              <table:table-cell office:value-type="float" office:value="3277.2">
                <text:p>3277.2</text:p>
              </table:table-cell>
              <table:table-cell office:value-type="float" office:value="1445.6">
                <text:p>1445.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37.3">
                <text:p>437.3</text:p>
              </table:table-cell>
              <table:table-cell office:value-type="float" office:value="1552">
                <text:p>1552</text:p>
              </table:table-cell>
              <table:table-cell office:value-type="float" office:value="3355.6">
                <text:p>3355.6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37.76">
                <text:p>437.76</text:p>
              </table:table-cell>
              <table:table-cell office:value-type="float" office:value="1199.8">
                <text:p>1199.8</text:p>
              </table:table-cell>
              <table:table-cell office:value-type="float" office:value="3522.6">
                <text:p>3522.6</text:p>
              </table:table-cell>
              <table:table-cell office:value-type="float" office:value="1532.8">
                <text:p>1532.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38.23">
                <text:p>438.23</text:p>
              </table:table-cell>
              <table:table-cell office:value-type="float" office:value="1069.8">
                <text:p>1069.8</text:p>
              </table:table-cell>
              <table:table-cell office:value-type="float" office:value="3631.4">
                <text:p>3631.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38.69">
                <text:p>438.69</text:p>
              </table:table-cell>
              <table:table-cell office:value-type="float" office:value="1016.8">
                <text:p>1016.8</text:p>
              </table:table-cell>
              <table:table-cell office:value-type="float" office:value="3670.4">
                <text:p>3670.4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9.15">
                <text:p>439.15</text:p>
              </table:table-cell>
              <table:table-cell office:value-type="float" office:value="987.8">
                <text:p>987.8</text:p>
              </table:table-cell>
              <table:table-cell office:value-type="float" office:value="3834.6">
                <text:p>3834.6</text:p>
              </table:table-cell>
              <table:table-cell office:value-type="float" office:value="1716.8">
                <text:p>1716.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39.62">
                <text:p>439.62</text:p>
              </table:table-cell>
              <table:table-cell office:value-type="float" office:value="954.4">
                <text:p>954.4</text:p>
              </table:table-cell>
              <table:table-cell office:value-type="float" office:value="3953">
                <text:p>3953</text:p>
              </table:table-cell>
              <table:table-cell office:value-type="float" office:value="1787.4">
                <text:p>1787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0.08">
                <text:p>440.08</text:p>
              </table:table-cell>
              <table:table-cell office:value-type="float" office:value="951">
                <text:p>951</text:p>
              </table:table-cell>
              <table:table-cell office:value-type="float" office:value="4088.2">
                <text:p>4088.2</text:p>
              </table:table-cell>
              <table:table-cell office:value-type="float" office:value="1870.6">
                <text:p>1870.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40.54">
                <text:p>440.54</text:p>
              </table:table-cell>
              <table:table-cell office:value-type="float" office:value="945">
                <text:p>945</text:p>
              </table:table-cell>
              <table:table-cell office:value-type="float" office:value="4159.6">
                <text:p>4159.6</text:p>
              </table:table-cell>
              <table:table-cell office:value-type="float" office:value="1951.2">
                <text:p>1951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1">
                <text:p>441</text:p>
              </table:table-cell>
              <table:table-cell office:value-type="float" office:value="938">
                <text:p>938</text:p>
              </table:table-cell>
              <table:table-cell office:value-type="float" office:value="4319.2">
                <text:p>4319.2</text:p>
              </table:table-cell>
              <table:table-cell office:value-type="float" office:value="2045.8">
                <text:p>2045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41.47">
                <text:p>441.47</text:p>
              </table:table-cell>
              <table:table-cell office:value-type="float" office:value="941.2">
                <text:p>941.2</text:p>
              </table:table-cell>
              <table:table-cell office:value-type="float" office:value="4480.8">
                <text:p>4480.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1.93">
                <text:p>441.93</text:p>
              </table:table-cell>
              <table:table-cell office:value-type="float" office:value="939.6">
                <text:p>939.6</text:p>
              </table:table-cell>
              <table:table-cell office:value-type="float" office:value="4712.4">
                <text:p>4712.4</text:p>
              </table:table-cell>
              <table:table-cell office:value-type="float" office:value="2300.2">
                <text:p>2300.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2.39">
                <text:p>442.39</text:p>
              </table:table-cell>
              <table:table-cell office:value-type="float" office:value="929">
                <text:p>929</text:p>
              </table:table-cell>
              <table:table-cell office:value-type="float" office:value="4873.6">
                <text:p>4873.6</text:p>
              </table:table-cell>
              <table:table-cell office:value-type="float" office:value="2389.2">
                <text:p>2389.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2.86">
                <text:p>442.86</text:p>
              </table:table-cell>
              <table:table-cell office:value-type="float" office:value="938.6">
                <text:p>938.6</text:p>
              </table:table-cell>
              <table:table-cell office:value-type="float" office:value="4933.2">
                <text:p>4933.2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3.32">
                <text:p>443.32</text:p>
              </table:table-cell>
              <table:table-cell office:value-type="float" office:value="942">
                <text:p>942</text:p>
              </table:table-cell>
              <table:table-cell office:value-type="float" office:value="5099.2">
                <text:p>5099.2</text:p>
              </table:table-cell>
              <table:table-cell office:value-type="float" office:value="2649.6">
                <text:p>2649.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3.78">
                <text:p>443.78</text:p>
              </table:table-cell>
              <table:table-cell office:value-type="float" office:value="939.4">
                <text:p>939.4</text:p>
              </table:table-cell>
              <table:table-cell office:value-type="float" office:value="5154.8">
                <text:p>5154.8</text:p>
              </table:table-cell>
              <table:table-cell office:value-type="float" office:value="2796.4">
                <text:p>2796.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4.25">
                <text:p>444.25</text:p>
              </table:table-cell>
              <table:table-cell office:value-type="float" office:value="932.2">
                <text:p>932.2</text:p>
              </table:table-cell>
              <table:table-cell office:value-type="float" office:value="5328">
                <text:p>5328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4.71">
                <text:p>444.71</text:p>
              </table:table-cell>
              <table:table-cell office:value-type="float" office:value="928.8">
                <text:p>928.8</text:p>
              </table:table-cell>
              <table:table-cell office:value-type="float" office:value="5374.6">
                <text:p>5374.6</text:p>
              </table:table-cell>
              <table:table-cell office:value-type="float" office:value="3111.8">
                <text:p>3111.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5.17">
                <text:p>445.17</text:p>
              </table:table-cell>
              <table:table-cell office:value-type="float" office:value="924.2">
                <text:p>924.2</text:p>
              </table:table-cell>
              <table:table-cell office:value-type="float" office:value="5592.6">
                <text:p>5592.6</text:p>
              </table:table-cell>
              <table:table-cell office:value-type="float" office:value="3312.4">
                <text:p>3312.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5.63">
                <text:p>445.63</text:p>
              </table:table-cell>
              <table:table-cell office:value-type="float" office:value="924.6">
                <text:p>924.6</text:p>
              </table:table-cell>
              <table:table-cell office:value-type="float" office:value="5580.6">
                <text:p>5580.6</text:p>
              </table:table-cell>
              <table:table-cell office:value-type="float" office:value="3493.4">
                <text:p>3493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6.1">
                <text:p>446.1</text:p>
              </table:table-cell>
              <table:table-cell office:value-type="float" office:value="935.6">
                <text:p>935.6</text:p>
              </table:table-cell>
              <table:table-cell office:value-type="float" office:value="5618.4">
                <text:p>5618.4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6.56">
                <text:p>446.56</text:p>
              </table:table-cell>
              <table:table-cell office:value-type="float" office:value="916.4">
                <text:p>916.4</text:p>
              </table:table-cell>
              <table:table-cell office:value-type="float" office:value="5756.4">
                <text:p>5756.4</text:p>
              </table:table-cell>
              <table:table-cell office:value-type="float" office:value="3932.8">
                <text:p>3932.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7.02">
                <text:p>447.02</text:p>
              </table:table-cell>
              <table:table-cell office:value-type="float" office:value="918.6">
                <text:p>918.6</text:p>
              </table:table-cell>
              <table:table-cell office:value-type="float" office:value="5886">
                <text:p>5886</text:p>
              </table:table-cell>
              <table:table-cell office:value-type="float" office:value="4213.2">
                <text:p>4213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7.48">
                <text:p>447.48</text:p>
              </table:table-cell>
              <table:table-cell office:value-type="float" office:value="929.6">
                <text:p>929.6</text:p>
              </table:table-cell>
              <table:table-cell office:value-type="float" office:value="5915">
                <text:p>5915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7.95">
                <text:p>447.95</text:p>
              </table:table-cell>
              <table:table-cell office:value-type="float" office:value="914.8">
                <text:p>914.8</text:p>
              </table:table-cell>
              <table:table-cell office:value-type="float" office:value="5909.4">
                <text:p>5909.4</text:p>
              </table:table-cell>
              <table:table-cell office:value-type="float" office:value="4701.4">
                <text:p>4701.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8.41">
                <text:p>448.41</text:p>
              </table:table-cell>
              <table:table-cell office:value-type="float" office:value="920.6">
                <text:p>920.6</text:p>
              </table:table-cell>
              <table:table-cell office:value-type="float" office:value="5961.2">
                <text:p>5961.2</text:p>
              </table:table-cell>
              <table:table-cell office:value-type="float" office:value="4919.2">
                <text:p>4919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8.87">
                <text:p>448.87</text:p>
              </table:table-cell>
              <table:table-cell office:value-type="float" office:value="920.6">
                <text:p>920.6</text:p>
              </table:table-cell>
              <table:table-cell office:value-type="float" office:value="5953.4">
                <text:p>5953.4</text:p>
              </table:table-cell>
              <table:table-cell office:value-type="float" office:value="5220.6">
                <text:p>5220.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9.33">
                <text:p>449.33</text:p>
              </table:table-cell>
              <table:table-cell office:value-type="float" office:value="915.2">
                <text:p>915.2</text:p>
              </table:table-cell>
              <table:table-cell office:value-type="float" office:value="6060.4">
                <text:p>6060.4</text:p>
              </table:table-cell>
              <table:table-cell office:value-type="float" office:value="5563.2">
                <text:p>5563.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9.8">
                <text:p>449.8</text:p>
              </table:table-cell>
              <table:table-cell office:value-type="float" office:value="920.6">
                <text:p>920.6</text:p>
              </table:table-cell>
              <table:table-cell office:value-type="float" office:value="5879">
                <text:p>5879</text:p>
              </table:table-cell>
              <table:table-cell office:value-type="float" office:value="5720.6">
                <text:p>5720.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0.26">
                <text:p>450.26</text:p>
              </table:table-cell>
              <table:table-cell office:value-type="float" office:value="917.2">
                <text:p>917.2</text:p>
              </table:table-cell>
              <table:table-cell office:value-type="float" office:value="5891.6">
                <text:p>5891.6</text:p>
              </table:table-cell>
              <table:table-cell office:value-type="float" office:value="5975.6">
                <text:p>5975.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0.72">
                <text:p>450.72</text:p>
              </table:table-cell>
              <table:table-cell office:value-type="float" office:value="917.2">
                <text:p>917.2</text:p>
              </table:table-cell>
              <table:table-cell office:value-type="float" office:value="5858.8">
                <text:p>5858.8</text:p>
              </table:table-cell>
              <table:table-cell office:value-type="float" office:value="6220.6">
                <text:p>6220.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51.18">
                <text:p>451.18</text:p>
              </table:table-cell>
              <table:table-cell office:value-type="float" office:value="913.8">
                <text:p>913.8</text:p>
              </table:table-cell>
              <table:table-cell office:value-type="float" office:value="5762">
                <text:p>5762</text:p>
              </table:table-cell>
              <table:table-cell office:value-type="float" office:value="6488.4">
                <text:p>6488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51.65">
                <text:p>451.65</text:p>
              </table:table-cell>
              <table:table-cell office:value-type="float" office:value="912.2">
                <text:p>912.2</text:p>
              </table:table-cell>
              <table:table-cell office:value-type="float" office:value="5706.2">
                <text:p>5706.2</text:p>
              </table:table-cell>
              <table:table-cell office:value-type="float" office:value="6763.2">
                <text:p>6763.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52.11">
                <text:p>452.11</text:p>
              </table:table-cell>
              <table:table-cell office:value-type="float" office:value="908.8">
                <text:p>908.8</text:p>
              </table:table-cell>
              <table:table-cell office:value-type="float" office:value="5621.6">
                <text:p>5621.6</text:p>
              </table:table-cell>
              <table:table-cell office:value-type="float" office:value="6983.6">
                <text:p>6983.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2.57">
                <text:p>452.57</text:p>
              </table:table-cell>
              <table:table-cell office:value-type="float" office:value="914.2">
                <text:p>914.2</text:p>
              </table:table-cell>
              <table:table-cell office:value-type="float" office:value="5518.2">
                <text:p>5518.2</text:p>
              </table:table-cell>
              <table:table-cell office:value-type="float" office:value="7039.4">
                <text:p>7039.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3.03">
                <text:p>453.03</text:p>
              </table:table-cell>
              <table:table-cell office:value-type="float" office:value="920.2">
                <text:p>920.2</text:p>
              </table:table-cell>
              <table:table-cell office:value-type="float" office:value="5563">
                <text:p>5563</text:p>
              </table:table-cell>
              <table:table-cell office:value-type="float" office:value="7355.2">
                <text:p>7355.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3.5">
                <text:p>453.5</text:p>
              </table:table-cell>
              <table:table-cell office:value-type="float" office:value="910.4">
                <text:p>910.4</text:p>
              </table:table-cell>
              <table:table-cell office:value-type="float" office:value="5481.8">
                <text:p>5481.8</text:p>
              </table:table-cell>
              <table:table-cell office:value-type="float" office:value="7453.6">
                <text:p>7453.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3.96">
                <text:p>453.96</text:p>
              </table:table-cell>
              <table:table-cell office:value-type="float" office:value="922.4">
                <text:p>922.4</text:p>
              </table:table-cell>
              <table:table-cell office:value-type="float" office:value="5375.2">
                <text:p>5375.2</text:p>
              </table:table-cell>
              <table:table-cell office:value-type="float" office:value="7596.4">
                <text:p>7596.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4.42">
                <text:p>454.42</text:p>
              </table:table-cell>
              <table:table-cell office:value-type="float" office:value="916">
                <text:p>916</text:p>
              </table:table-cell>
              <table:table-cell office:value-type="float" office:value="5198">
                <text:p>5198</text:p>
              </table:table-cell>
              <table:table-cell office:value-type="float" office:value="7523.6">
                <text:p>7523.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4.88">
                <text:p>454.88</text:p>
              </table:table-cell>
              <table:table-cell office:value-type="float" office:value="920.8">
                <text:p>920.8</text:p>
              </table:table-cell>
              <table:table-cell office:value-type="float" office:value="5182.4">
                <text:p>5182.4</text:p>
              </table:table-cell>
              <table:table-cell office:value-type="float" office:value="7696.2">
                <text:p>7696.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5.35">
                <text:p>455.35</text:p>
              </table:table-cell>
              <table:table-cell office:value-type="float" office:value="921.4">
                <text:p>921.4</text:p>
              </table:table-cell>
              <table:table-cell office:value-type="float" office:value="5091">
                <text:p>5091</text:p>
              </table:table-cell>
              <table:table-cell office:value-type="float" office:value="7780.2">
                <text:p>7780.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5.81">
                <text:p>455.81</text:p>
              </table:table-cell>
              <table:table-cell office:value-type="float" office:value="924.8">
                <text:p>924.8</text:p>
              </table:table-cell>
              <table:table-cell office:value-type="float" office:value="4965.4">
                <text:p>4965.4</text:p>
              </table:table-cell>
              <table:table-cell office:value-type="float" office:value="7802.8">
                <text:p>7802.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6.27">
                <text:p>456.27</text:p>
              </table:table-cell>
              <table:table-cell office:value-type="float" office:value="924.8">
                <text:p>924.8</text:p>
              </table:table-cell>
              <table:table-cell office:value-type="float" office:value="4874">
                <text:p>4874</text:p>
              </table:table-cell>
              <table:table-cell office:value-type="float" office:value="7893.8">
                <text:p>7893.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6.73">
                <text:p>456.73</text:p>
              </table:table-cell>
              <table:table-cell office:value-type="float" office:value="921">
                <text:p>921</text:p>
              </table:table-cell>
              <table:table-cell office:value-type="float" office:value="4638.6">
                <text:p>4638.6</text:p>
              </table:table-cell>
              <table:table-cell office:value-type="float" office:value="7631.6">
                <text:p>7631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7.19">
                <text:p>457.19</text:p>
              </table:table-cell>
              <table:table-cell office:value-type="float" office:value="917.4">
                <text:p>917.4</text:p>
              </table:table-cell>
              <table:table-cell office:value-type="float" office:value="4498.2">
                <text:p>4498.2</text:p>
              </table:table-cell>
              <table:table-cell office:value-type="float" office:value="7583.2">
                <text:p>7583.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7.66">
                <text:p>457.66</text:p>
              </table:table-cell>
              <table:table-cell office:value-type="float" office:value="915.8">
                <text:p>915.8</text:p>
              </table:table-cell>
              <table:table-cell office:value-type="float" office:value="4411">
                <text:p>4411</text:p>
              </table:table-cell>
              <table:table-cell office:value-type="float" office:value="7503.6">
                <text:p>7503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58.12">
                <text:p>458.12</text:p>
              </table:table-cell>
              <table:table-cell office:value-type="float" office:value="924.6">
                <text:p>924.6</text:p>
              </table:table-cell>
              <table:table-cell office:value-type="float" office:value="4246">
                <text:p>4246</text:p>
              </table:table-cell>
              <table:table-cell office:value-type="float" office:value="7382.6">
                <text:p>7382.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58.58">
                <text:p>458.58</text:p>
              </table:table-cell>
              <table:table-cell office:value-type="float" office:value="914">
                <text:p>914</text:p>
              </table:table-cell>
              <table:table-cell office:value-type="float" office:value="4188.4">
                <text:p>4188.4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59.04">
                <text:p>459.04</text:p>
              </table:table-cell>
              <table:table-cell office:value-type="float" office:value="916">
                <text:p>916</text:p>
              </table:table-cell>
              <table:table-cell office:value-type="float" office:value="4093">
                <text:p>4093</text:p>
              </table:table-cell>
              <table:table-cell office:value-type="float" office:value="7173.2">
                <text:p>7173.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59.5">
                <text:p>459.5</text:p>
              </table:table-cell>
              <table:table-cell office:value-type="float" office:value="914.8">
                <text:p>914.8</text:p>
              </table:table-cell>
              <table:table-cell office:value-type="float" office:value="3985">
                <text:p>3985</text:p>
              </table:table-cell>
              <table:table-cell office:value-type="float" office:value="7104.6">
                <text:p>7104.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59.97">
                <text:p>459.97</text:p>
              </table:table-cell>
              <table:table-cell office:value-type="float" office:value="922.8">
                <text:p>922.8</text:p>
              </table:table-cell>
              <table:table-cell office:value-type="float" office:value="3925.4">
                <text:p>3925.4</text:p>
              </table:table-cell>
              <table:table-cell office:value-type="float" office:value="7016.6">
                <text:p>7016.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0.43">
                <text:p>460.43</text:p>
              </table:table-cell>
              <table:table-cell office:value-type="float" office:value="915.8">
                <text:p>915.8</text:p>
              </table:table-cell>
              <table:table-cell office:value-type="float" office:value="3826.8">
                <text:p>3826.8</text:p>
              </table:table-cell>
              <table:table-cell office:value-type="float" office:value="6924.2">
                <text:p>6924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0.89">
                <text:p>460.89</text:p>
              </table:table-cell>
              <table:table-cell office:value-type="float" office:value="916.6">
                <text:p>916.6</text:p>
              </table:table-cell>
              <table:table-cell office:value-type="float" office:value="3608.8">
                <text:p>3608.8</text:p>
              </table:table-cell>
              <table:table-cell office:value-type="float" office:value="6625.2">
                <text:p>6625.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1.35">
                <text:p>461.35</text:p>
              </table:table-cell>
              <table:table-cell office:value-type="float" office:value="923.4">
                <text:p>923.4</text:p>
              </table:table-cell>
              <table:table-cell office:value-type="float" office:value="3579.4">
                <text:p>3579.4</text:p>
              </table:table-cell>
              <table:table-cell office:value-type="float" office:value="6587.2">
                <text:p>6587.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1.81">
                <text:p>461.81</text:p>
              </table:table-cell>
              <table:table-cell office:value-type="float" office:value="912.4">
                <text:p>912.4</text:p>
              </table:table-cell>
              <table:table-cell office:value-type="float" office:value="3449">
                <text:p>3449</text:p>
              </table:table-cell>
              <table:table-cell office:value-type="float" office:value="6397.6">
                <text:p>6397.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2.28">
                <text:p>462.28</text:p>
              </table:table-cell>
              <table:table-cell office:value-type="float" office:value="914.2">
                <text:p>914.2</text:p>
              </table:table-cell>
              <table:table-cell office:value-type="float" office:value="3387.6">
                <text:p>3387.6</text:p>
              </table:table-cell>
              <table:table-cell office:value-type="float" office:value="6265.6">
                <text:p>6265.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2.74">
                <text:p>462.74</text:p>
              </table:table-cell>
              <table:table-cell office:value-type="float" office:value="914">
                <text:p>914</text:p>
              </table:table-cell>
              <table:table-cell office:value-type="float" office:value="3208">
                <text:p>3208</text:p>
              </table:table-cell>
              <table:table-cell office:value-type="float" office:value="6135.8">
                <text:p>6135.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3.2">
                <text:p>463.2</text:p>
              </table:table-cell>
              <table:table-cell office:value-type="float" office:value="917.6">
                <text:p>917.6</text:p>
              </table:table-cell>
              <table:table-cell office:value-type="float" office:value="3236.6">
                <text:p>3236.6</text:p>
              </table:table-cell>
              <table:table-cell office:value-type="float" office:value="6100.6">
                <text:p>6100.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63.66">
                <text:p>463.66</text:p>
              </table:table-cell>
              <table:table-cell office:value-type="float" office:value="915.8">
                <text:p>915.8</text:p>
              </table:table-cell>
              <table:table-cell office:value-type="float" office:value="3193.2">
                <text:p>3193.2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64.12">
                <text:p>464.12</text:p>
              </table:table-cell>
              <table:table-cell office:value-type="float" office:value="925.4">
                <text:p>925.4</text:p>
              </table:table-cell>
              <table:table-cell office:value-type="float" office:value="3091">
                <text:p>3091</text:p>
              </table:table-cell>
              <table:table-cell office:value-type="float" office:value="5903.6">
                <text:p>5903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64.58">
                <text:p>464.58</text:p>
              </table:table-cell>
              <table:table-cell office:value-type="float" office:value="921.6">
                <text:p>921.6</text:p>
              </table:table-cell>
              <table:table-cell office:value-type="float" office:value="3013.4">
                <text:p>3013.4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5.05">
                <text:p>465.05</text:p>
              </table:table-cell>
              <table:table-cell office:value-type="float" office:value="922.8">
                <text:p>922.8</text:p>
              </table:table-cell>
              <table:table-cell office:value-type="float" office:value="2972.2">
                <text:p>2972.2</text:p>
              </table:table-cell>
              <table:table-cell office:value-type="float" office:value="5755.4">
                <text:p>5755.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5.51">
                <text:p>465.51</text:p>
              </table:table-cell>
              <table:table-cell office:value-type="float" office:value="917">
                <text:p>917</text:p>
              </table:table-cell>
              <table:table-cell office:value-type="float" office:value="2853.4">
                <text:p>2853.4</text:p>
              </table:table-cell>
              <table:table-cell office:value-type="float" office:value="5569.4">
                <text:p>5569.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5.97">
                <text:p>465.97</text:p>
              </table:table-cell>
              <table:table-cell office:value-type="float" office:value="908">
                <text:p>908</text:p>
              </table:table-cell>
              <table:table-cell office:value-type="float" office:value="2776.2">
                <text:p>2776.2</text:p>
              </table:table-cell>
              <table:table-cell office:value-type="float" office:value="5554.4">
                <text:p>5554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6.43">
                <text:p>466.43</text:p>
              </table:table-cell>
              <table:table-cell office:value-type="float" office:value="921.4">
                <text:p>921.4</text:p>
              </table:table-cell>
              <table:table-cell office:value-type="float" office:value="2741.6">
                <text:p>2741.6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6.89">
                <text:p>466.89</text:p>
              </table:table-cell>
              <table:table-cell office:value-type="float" office:value="924.4">
                <text:p>924.4</text:p>
              </table:table-cell>
              <table:table-cell office:value-type="float" office:value="2638.8">
                <text:p>2638.8</text:p>
              </table:table-cell>
              <table:table-cell office:value-type="float" office:value="5376.4">
                <text:p>5376.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7.35">
                <text:p>467.35</text:p>
              </table:table-cell>
              <table:table-cell office:value-type="float" office:value="916">
                <text:p>916</text:p>
              </table:table-cell>
              <table:table-cell office:value-type="float" office:value="2631.6">
                <text:p>2631.6</text:p>
              </table:table-cell>
              <table:table-cell office:value-type="float" office:value="5392.6">
                <text:p>5392.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67.81">
                <text:p>467.81</text:p>
              </table:table-cell>
              <table:table-cell office:value-type="float" office:value="922">
                <text:p>922</text:p>
              </table:table-cell>
              <table:table-cell office:value-type="float" office:value="2588.6">
                <text:p>2588.6</text:p>
              </table:table-cell>
              <table:table-cell office:value-type="float" office:value="5268.6">
                <text:p>5268.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68.28">
                <text:p>468.28</text:p>
              </table:table-cell>
              <table:table-cell office:value-type="float" office:value="919.2">
                <text:p>919.2</text:p>
              </table:table-cell>
              <table:table-cell office:value-type="float" office:value="2519.4">
                <text:p>2519.4</text:p>
              </table:table-cell>
              <table:table-cell office:value-type="float" office:value="5251.6">
                <text:p>5251.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68.74">
                <text:p>468.74</text:p>
              </table:table-cell>
              <table:table-cell office:value-type="float" office:value="913">
                <text:p>913</text:p>
              </table:table-cell>
              <table:table-cell office:value-type="float" office:value="2456.4">
                <text:p>2456.4</text:p>
              </table:table-cell>
              <table:table-cell office:value-type="float" office:value="5098.6">
                <text:p>5098.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69.2">
                <text:p>469.2</text:p>
              </table:table-cell>
              <table:table-cell office:value-type="float" office:value="927.4">
                <text:p>927.4</text:p>
              </table:table-cell>
              <table:table-cell office:value-type="float" office:value="2441">
                <text:p>2441</text:p>
              </table:table-cell>
              <table:table-cell office:value-type="float" office:value="5084.8">
                <text:p>5084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69.66">
                <text:p>469.66</text:p>
              </table:table-cell>
              <table:table-cell office:value-type="float" office:value="927.2">
                <text:p>927.2</text:p>
              </table:table-cell>
              <table:table-cell office:value-type="float" office:value="2369.4">
                <text:p>2369.4</text:p>
              </table:table-cell>
              <table:table-cell office:value-type="float" office:value="5027.6">
                <text:p>5027.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70.12">
                <text:p>470.12</text:p>
              </table:table-cell>
              <table:table-cell office:value-type="float" office:value="912.8">
                <text:p>912.8</text:p>
              </table:table-cell>
              <table:table-cell office:value-type="float" office:value="2331">
                <text:p>2331</text:p>
              </table:table-cell>
              <table:table-cell office:value-type="float" office:value="4937.4">
                <text:p>4937.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0.58">
                <text:p>470.58</text:p>
              </table:table-cell>
              <table:table-cell office:value-type="float" office:value="909.4">
                <text:p>909.4</text:p>
              </table:table-cell>
              <table:table-cell office:value-type="float" office:value="2272">
                <text:p>2272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1.04">
                <text:p>471.04</text:p>
              </table:table-cell>
              <table:table-cell office:value-type="float" office:value="916">
                <text:p>916</text:p>
              </table:table-cell>
              <table:table-cell office:value-type="float" office:value="2208">
                <text:p>2208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1.5">
                <text:p>471.5</text:p>
              </table:table-cell>
              <table:table-cell office:value-type="float" office:value="914.4">
                <text:p>914.4</text:p>
              </table:table-cell>
              <table:table-cell office:value-type="float" office:value="2197">
                <text:p>2197</text:p>
              </table:table-cell>
              <table:table-cell office:value-type="float" office:value="4702.4">
                <text:p>4702.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1.97">
                <text:p>471.97</text:p>
              </table:table-cell>
              <table:table-cell office:value-type="float" office:value="910.8">
                <text:p>910.8</text:p>
              </table:table-cell>
              <table:table-cell office:value-type="float" office:value="2158.4">
                <text:p>2158.4</text:p>
              </table:table-cell>
              <table:table-cell office:value-type="float" office:value="4662.6">
                <text:p>4662.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2.43">
                <text:p>472.43</text:p>
              </table:table-cell>
              <table:table-cell office:value-type="float" office:value="918">
                <text:p>918</text:p>
              </table:table-cell>
              <table:table-cell office:value-type="float" office:value="2118.6">
                <text:p>2118.6</text:p>
              </table:table-cell>
              <table:table-cell office:value-type="float" office:value="4599.4">
                <text:p>4599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2.89">
                <text:p>472.89</text:p>
              </table:table-cell>
              <table:table-cell office:value-type="float" office:value="915">
                <text:p>915</text:p>
              </table:table-cell>
              <table:table-cell office:value-type="float" office:value="2084.8">
                <text:p>2084.8</text:p>
              </table:table-cell>
              <table:table-cell office:value-type="float" office:value="4526.8">
                <text:p>4526.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3.35">
                <text:p>473.35</text:p>
              </table:table-cell>
              <table:table-cell office:value-type="float" office:value="915.4">
                <text:p>915.4</text:p>
              </table:table-cell>
              <table:table-cell office:value-type="float" office:value="2080.4">
                <text:p>2080.4</text:p>
              </table:table-cell>
              <table:table-cell office:value-type="float" office:value="4501.2">
                <text:p>4501.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3.81">
                <text:p>473.81</text:p>
              </table:table-cell>
              <table:table-cell office:value-type="float" office:value="924.8">
                <text:p>924.8</text:p>
              </table:table-cell>
              <table:table-cell office:value-type="float" office:value="2029.6">
                <text:p>2029.6</text:p>
              </table:table-cell>
              <table:table-cell office:value-type="float" office:value="4411.8">
                <text:p>4411.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4.27">
                <text:p>474.27</text:p>
              </table:table-cell>
              <table:table-cell office:value-type="float" office:value="908.8">
                <text:p>908.8</text:p>
              </table:table-cell>
              <table:table-cell office:value-type="float" office:value="2019.8">
                <text:p>2019.8</text:p>
              </table:table-cell>
              <table:table-cell office:value-type="float" office:value="4311.4">
                <text:p>4311.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4.73">
                <text:p>474.73</text:p>
              </table:table-cell>
              <table:table-cell office:value-type="float" office:value="908.8">
                <text:p>908.8</text:p>
              </table:table-cell>
              <table:table-cell office:value-type="float" office:value="1972.2">
                <text:p>1972.2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75.19">
                <text:p>475.19</text:p>
              </table:table-cell>
              <table:table-cell office:value-type="float" office:value="908.8">
                <text:p>908.8</text:p>
              </table:table-cell>
              <table:table-cell office:value-type="float" office:value="1950.8">
                <text:p>1950.8</text:p>
              </table:table-cell>
              <table:table-cell office:value-type="float" office:value="4189.4">
                <text:p>4189.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5.65">
                <text:p>475.65</text:p>
              </table:table-cell>
              <table:table-cell office:value-type="float" office:value="917.6">
                <text:p>917.6</text:p>
              </table:table-cell>
              <table:table-cell office:value-type="float" office:value="1967.2">
                <text:p>1967.2</text:p>
              </table:table-cell>
              <table:table-cell office:value-type="float" office:value="4113.8">
                <text:p>4113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76.12">
                <text:p>476.12</text:p>
              </table:table-cell>
              <table:table-cell office:value-type="float" office:value="922">
                <text:p>922</text:p>
              </table:table-cell>
              <table:table-cell office:value-type="float" office:value="1927.8">
                <text:p>1927.8</text:p>
              </table:table-cell>
              <table:table-cell office:value-type="float" office:value="4075.6">
                <text:p>4075.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76.58">
                <text:p>476.58</text:p>
              </table:table-cell>
              <table:table-cell office:value-type="float" office:value="924">
                <text:p>924</text:p>
              </table:table-cell>
              <table:table-cell office:value-type="float" office:value="1898.2">
                <text:p>1898.2</text:p>
              </table:table-cell>
              <table:table-cell office:value-type="float" office:value="4008.8">
                <text:p>4008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77.04">
                <text:p>477.04</text:p>
              </table:table-cell>
              <table:table-cell office:value-type="float" office:value="907.2">
                <text:p>907.2</text:p>
              </table:table-cell>
              <table:table-cell office:value-type="float" office:value="1891.8">
                <text:p>1891.8</text:p>
              </table:table-cell>
              <table:table-cell office:value-type="float" office:value="3938.6">
                <text:p>3938.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7.5">
                <text:p>477.5</text:p>
              </table:table-cell>
              <table:table-cell office:value-type="float" office:value="906.8">
                <text:p>906.8</text:p>
              </table:table-cell>
              <table:table-cell office:value-type="float" office:value="1856.2">
                <text:p>1856.2</text:p>
              </table:table-cell>
              <table:table-cell office:value-type="float" office:value="3844.8">
                <text:p>3844.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7.96">
                <text:p>477.96</text:p>
              </table:table-cell>
              <table:table-cell office:value-type="float" office:value="924">
                <text:p>924</text:p>
              </table:table-cell>
              <table:table-cell office:value-type="float" office:value="1854">
                <text:p>1854</text:p>
              </table:table-cell>
              <table:table-cell office:value-type="float" office:value="3882.8">
                <text:p>3882.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8.42">
                <text:p>478.42</text:p>
              </table:table-cell>
              <table:table-cell office:value-type="float" office:value="912.2">
                <text:p>912.2</text:p>
              </table:table-cell>
              <table:table-cell office:value-type="float" office:value="1829.6">
                <text:p>1829.6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8.88">
                <text:p>478.88</text:p>
              </table:table-cell>
              <table:table-cell office:value-type="float" office:value="902">
                <text:p>902</text:p>
              </table:table-cell>
              <table:table-cell office:value-type="float" office:value="1825">
                <text:p>1825</text:p>
              </table:table-cell>
              <table:table-cell office:value-type="float" office:value="3771.8">
                <text:p>3771.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9.34">
                <text:p>479.34</text:p>
              </table:table-cell>
              <table:table-cell office:value-type="float" office:value="913">
                <text:p>913</text:p>
              </table:table-cell>
              <table:table-cell office:value-type="float" office:value="1803.6">
                <text:p>1803.6</text:p>
              </table:table-cell>
              <table:table-cell office:value-type="float" office:value="3708.6">
                <text:p>3708.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9.8">
                <text:p>479.8</text:p>
              </table:table-cell>
              <table:table-cell office:value-type="float" office:value="908.4">
                <text:p>908.4</text:p>
              </table:table-cell>
              <table:table-cell office:value-type="float" office:value="1795.8">
                <text:p>1795.8</text:p>
              </table:table-cell>
              <table:table-cell office:value-type="float" office:value="3661.6">
                <text:p>3661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80.26">
                <text:p>480.26</text:p>
              </table:table-cell>
              <table:table-cell office:value-type="float" office:value="914.8">
                <text:p>914.8</text:p>
              </table:table-cell>
              <table:table-cell office:value-type="float" office:value="1796">
                <text:p>1796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0.72">
                <text:p>480.72</text:p>
              </table:table-cell>
              <table:table-cell office:value-type="float" office:value="917.4">
                <text:p>917.4</text:p>
              </table:table-cell>
              <table:table-cell office:value-type="float" office:value="1794.8">
                <text:p>1794.8</text:p>
              </table:table-cell>
              <table:table-cell office:value-type="float" office:value="3582.4">
                <text:p>3582.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81.18">
                <text:p>481.18</text:p>
              </table:table-cell>
              <table:table-cell office:value-type="float" office:value="908.2">
                <text:p>908.2</text:p>
              </table:table-cell>
              <table:table-cell office:value-type="float" office:value="1817.4">
                <text:p>1817.4</text:p>
              </table:table-cell>
              <table:table-cell office:value-type="float" office:value="3547.4">
                <text:p>3547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81.65">
                <text:p>481.65</text:p>
              </table:table-cell>
              <table:table-cell office:value-type="float" office:value="914">
                <text:p>914</text:p>
              </table:table-cell>
              <table:table-cell office:value-type="float" office:value="1809.4">
                <text:p>1809.4</text:p>
              </table:table-cell>
              <table:table-cell office:value-type="float" office:value="3505.8">
                <text:p>3505.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82.11">
                <text:p>482.11</text:p>
              </table:table-cell>
              <table:table-cell office:value-type="float" office:value="912">
                <text:p>912</text:p>
              </table:table-cell>
              <table:table-cell office:value-type="float" office:value="1799">
                <text:p>1799</text:p>
              </table:table-cell>
              <table:table-cell office:value-type="float" office:value="3504.4">
                <text:p>3504.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82.57">
                <text:p>482.57</text:p>
              </table:table-cell>
              <table:table-cell office:value-type="float" office:value="907.8">
                <text:p>907.8</text:p>
              </table:table-cell>
              <table:table-cell office:value-type="float" office:value="1808.4">
                <text:p>1808.4</text:p>
              </table:table-cell>
              <table:table-cell office:value-type="float" office:value="3464.2">
                <text:p>3464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3.03">
                <text:p>483.03</text:p>
              </table:table-cell>
              <table:table-cell office:value-type="float" office:value="930.8">
                <text:p>930.8</text:p>
              </table:table-cell>
              <table:table-cell office:value-type="float" office:value="1905.4">
                <text:p>1905.4</text:p>
              </table:table-cell>
              <table:table-cell office:value-type="float" office:value="3482.2">
                <text:p>3482.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83.49">
                <text:p>483.49</text:p>
              </table:table-cell>
              <table:table-cell office:value-type="float" office:value="915.8">
                <text:p>915.8</text:p>
              </table:table-cell>
              <table:table-cell office:value-type="float" office:value="1811.2">
                <text:p>1811.2</text:p>
              </table:table-cell>
              <table:table-cell office:value-type="float" office:value="3458.8">
                <text:p>3458.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83.95">
                <text:p>483.95</text:p>
              </table:table-cell>
              <table:table-cell office:value-type="float" office:value="905.8">
                <text:p>905.8</text:p>
              </table:table-cell>
              <table:table-cell office:value-type="float" office:value="1813.2">
                <text:p>1813.2</text:p>
              </table:table-cell>
              <table:table-cell office:value-type="float" office:value="3360.4">
                <text:p>3360.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84.41">
                <text:p>484.41</text:p>
              </table:table-cell>
              <table:table-cell office:value-type="float" office:value="932.2">
                <text:p>932.2</text:p>
              </table:table-cell>
              <table:table-cell office:value-type="float" office:value="1969">
                <text:p>1969</text:p>
              </table:table-cell>
              <table:table-cell office:value-type="float" office:value="3436.8">
                <text:p>3436.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84.87">
                <text:p>484.87</text:p>
              </table:table-cell>
              <table:table-cell office:value-type="float" office:value="913.4">
                <text:p>913.4</text:p>
              </table:table-cell>
              <table:table-cell office:value-type="float" office:value="1828">
                <text:p>1828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85.33">
                <text:p>485.33</text:p>
              </table:table-cell>
              <table:table-cell office:value-type="float" office:value="910">
                <text:p>910</text:p>
              </table:table-cell>
              <table:table-cell office:value-type="float" office:value="1847.4">
                <text:p>1847.4</text:p>
              </table:table-cell>
              <table:table-cell office:value-type="float" office:value="3290.4">
                <text:p>3290.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85.79">
                <text:p>485.79</text:p>
              </table:table-cell>
              <table:table-cell office:value-type="float" office:value="921">
                <text:p>921</text:p>
              </table:table-cell>
              <table:table-cell office:value-type="float" office:value="1867">
                <text:p>1867</text:p>
              </table:table-cell>
              <table:table-cell office:value-type="float" office:value="3288.6">
                <text:p>3288.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86.25">
                <text:p>486.25</text:p>
              </table:table-cell>
              <table:table-cell office:value-type="float" office:value="916.6">
                <text:p>916.6</text:p>
              </table:table-cell>
              <table:table-cell office:value-type="float" office:value="1873.6">
                <text:p>1873.6</text:p>
              </table:table-cell>
              <table:table-cell office:value-type="float" office:value="3266.2">
                <text:p>3266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86.71">
                <text:p>486.71</text:p>
              </table:table-cell>
              <table:table-cell office:value-type="float" office:value="907">
                <text:p>907</text:p>
              </table:table-cell>
              <table:table-cell office:value-type="float" office:value="1896.6">
                <text:p>1896.6</text:p>
              </table:table-cell>
              <table:table-cell office:value-type="float" office:value="3227.8">
                <text:p>3227.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87.17">
                <text:p>487.17</text:p>
              </table:table-cell>
              <table:table-cell office:value-type="float" office:value="923.8">
                <text:p>923.8</text:p>
              </table:table-cell>
              <table:table-cell office:value-type="float" office:value="1917">
                <text:p>1917</text:p>
              </table:table-cell>
              <table:table-cell office:value-type="float" office:value="3190.4">
                <text:p>3190.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87.63">
                <text:p>487.63</text:p>
              </table:table-cell>
              <table:table-cell office:value-type="float" office:value="920">
                <text:p>920</text:p>
              </table:table-cell>
              <table:table-cell office:value-type="float" office:value="1912">
                <text:p>1912</text:p>
              </table:table-cell>
              <table:table-cell office:value-type="float" office:value="3166.6">
                <text:p>3166.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88.09">
                <text:p>488.09</text:p>
              </table:table-cell>
              <table:table-cell office:value-type="float" office:value="911.8">
                <text:p>911.8</text:p>
              </table:table-cell>
              <table:table-cell office:value-type="float" office:value="1958.6">
                <text:p>1958.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88.55">
                <text:p>488.55</text:p>
              </table:table-cell>
              <table:table-cell office:value-type="float" office:value="909.4">
                <text:p>909.4</text:p>
              </table:table-cell>
              <table:table-cell office:value-type="float" office:value="1970.4">
                <text:p>1970.4</text:p>
              </table:table-cell>
              <table:table-cell office:value-type="float" office:value="3088.8">
                <text:p>3088.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89.01">
                <text:p>489.01</text:p>
              </table:table-cell>
              <table:table-cell office:value-type="float" office:value="914.8">
                <text:p>914.8</text:p>
              </table:table-cell>
              <table:table-cell office:value-type="float" office:value="1962.2">
                <text:p>1962.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89.47">
                <text:p>489.47</text:p>
              </table:table-cell>
              <table:table-cell office:value-type="float" office:value="913">
                <text:p>913</text:p>
              </table:table-cell>
              <table:table-cell office:value-type="float" office:value="1991.4">
                <text:p>1991.4</text:p>
              </table:table-cell>
              <table:table-cell office:value-type="float" office:value="3075.2">
                <text:p>3075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9.93">
                <text:p>489.93</text:p>
              </table:table-cell>
              <table:table-cell office:value-type="float" office:value="917.2">
                <text:p>917.2</text:p>
              </table:table-cell>
              <table:table-cell office:value-type="float" office:value="2039.6">
                <text:p>2039.6</text:p>
              </table:table-cell>
              <table:table-cell office:value-type="float" office:value="3049.6">
                <text:p>3049.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0.39">
                <text:p>490.39</text:p>
              </table:table-cell>
              <table:table-cell office:value-type="float" office:value="951">
                <text:p>951</text:p>
              </table:table-cell>
              <table:table-cell office:value-type="float" office:value="2056.4">
                <text:p>2056.4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90.85">
                <text:p>490.85</text:p>
              </table:table-cell>
              <table:table-cell office:value-type="float" office:value="955">
                <text:p>955</text:p>
              </table:table-cell>
              <table:table-cell office:value-type="float" office:value="2093.4">
                <text:p>2093.4</text:p>
              </table:table-cell>
              <table:table-cell office:value-type="float" office:value="2996.6">
                <text:p>2996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91.31">
                <text:p>491.31</text:p>
              </table:table-cell>
              <table:table-cell office:value-type="float" office:value="999.8">
                <text:p>999.8</text:p>
              </table:table-cell>
              <table:table-cell office:value-type="float" office:value="2155.8">
                <text:p>2155.8</text:p>
              </table:table-cell>
              <table:table-cell office:value-type="float" office:value="3016.2">
                <text:p>3016.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91.77">
                <text:p>491.77</text:p>
              </table:table-cell>
              <table:table-cell office:value-type="float" office:value="1017.4">
                <text:p>1017.4</text:p>
              </table:table-cell>
              <table:table-cell office:value-type="float" office:value="2138.6">
                <text:p>2138.6</text:p>
              </table:table-cell>
              <table:table-cell office:value-type="float" office:value="2991.4">
                <text:p>2991.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92.23">
                <text:p>492.23</text:p>
              </table:table-cell>
              <table:table-cell office:value-type="float" office:value="971.8">
                <text:p>971.8</text:p>
              </table:table-cell>
              <table:table-cell office:value-type="float" office:value="2216.2">
                <text:p>2216.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92.69">
                <text:p>492.69</text:p>
              </table:table-cell>
              <table:table-cell office:value-type="float" office:value="925">
                <text:p>925</text:p>
              </table:table-cell>
              <table:table-cell office:value-type="float" office:value="2220.4">
                <text:p>2220.4</text:p>
              </table:table-cell>
              <table:table-cell office:value-type="float" office:value="2955.6">
                <text:p>2955.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93.15">
                <text:p>493.15</text:p>
              </table:table-cell>
              <table:table-cell office:value-type="float" office:value="924.2">
                <text:p>924.2</text:p>
              </table:table-cell>
              <table:table-cell office:value-type="float" office:value="2271.6">
                <text:p>2271.6</text:p>
              </table:table-cell>
              <table:table-cell office:value-type="float" office:value="2950.8">
                <text:p>2950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93.61">
                <text:p>493.61</text:p>
              </table:table-cell>
              <table:table-cell office:value-type="float" office:value="915">
                <text:p>915</text:p>
              </table:table-cell>
              <table:table-cell office:value-type="float" office:value="2309.2">
                <text:p>2309.2</text:p>
              </table:table-cell>
              <table:table-cell office:value-type="float" office:value="2938.6">
                <text:p>2938.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94.07">
                <text:p>494.07</text:p>
              </table:table-cell>
              <table:table-cell office:value-type="float" office:value="911.8">
                <text:p>911.8</text:p>
              </table:table-cell>
              <table:table-cell office:value-type="float" office:value="2356.8">
                <text:p>2356.8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94.53">
                <text:p>494.53</text:p>
              </table:table-cell>
              <table:table-cell office:value-type="float" office:value="908.8">
                <text:p>908.8</text:p>
              </table:table-cell>
              <table:table-cell office:value-type="float" office:value="2390.6">
                <text:p>2390.6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94.99">
                <text:p>494.99</text:p>
              </table:table-cell>
              <table:table-cell office:value-type="float" office:value="911.6">
                <text:p>911.6</text:p>
              </table:table-cell>
              <table:table-cell office:value-type="float" office:value="2440.8">
                <text:p>2440.8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95.45">
                <text:p>495.45</text:p>
              </table:table-cell>
              <table:table-cell office:value-type="float" office:value="908">
                <text:p>908</text:p>
              </table:table-cell>
              <table:table-cell office:value-type="float" office:value="2488.8">
                <text:p>2488.8</text:p>
              </table:table-cell>
              <table:table-cell office:value-type="float" office:value="2915.6">
                <text:p>2915.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95.91">
                <text:p>495.91</text:p>
              </table:table-cell>
              <table:table-cell office:value-type="float" office:value="917.4">
                <text:p>917.4</text:p>
              </table:table-cell>
              <table:table-cell office:value-type="float" office:value="2511.4">
                <text:p>2511.4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96.37">
                <text:p>496.37</text:p>
              </table:table-cell>
              <table:table-cell office:value-type="float" office:value="907.2">
                <text:p>907.2</text:p>
              </table:table-cell>
              <table:table-cell office:value-type="float" office:value="2594.6">
                <text:p>2594.6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96.83">
                <text:p>496.83</text:p>
              </table:table-cell>
              <table:table-cell office:value-type="float" office:value="909">
                <text:p>909</text:p>
              </table:table-cell>
              <table:table-cell office:value-type="float" office:value="2663.8">
                <text:p>2663.8</text:p>
              </table:table-cell>
              <table:table-cell office:value-type="float" office:value="2972.4">
                <text:p>2972.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7.29">
                <text:p>497.29</text:p>
              </table:table-cell>
              <table:table-cell office:value-type="float" office:value="916.4">
                <text:p>916.4</text:p>
              </table:table-cell>
              <table:table-cell office:value-type="float" office:value="2700.8">
                <text:p>2700.8</text:p>
              </table:table-cell>
              <table:table-cell office:value-type="float" office:value="2972.6">
                <text:p>2972.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97.75">
                <text:p>497.75</text:p>
              </table:table-cell>
              <table:table-cell office:value-type="float" office:value="909.4">
                <text:p>909.4</text:p>
              </table:table-cell>
              <table:table-cell office:value-type="float" office:value="2766">
                <text:p>2766</text:p>
              </table:table-cell>
              <table:table-cell office:value-type="float" office:value="2979.6">
                <text:p>2979.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98.21">
                <text:p>498.21</text:p>
              </table:table-cell>
              <table:table-cell office:value-type="float" office:value="905.4">
                <text:p>905.4</text:p>
              </table:table-cell>
              <table:table-cell office:value-type="float" office:value="2828.4">
                <text:p>2828.4</text:p>
              </table:table-cell>
              <table:table-cell office:value-type="float" office:value="3013.2">
                <text:p>3013.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98.67">
                <text:p>498.67</text:p>
              </table:table-cell>
              <table:table-cell office:value-type="float" office:value="906.6">
                <text:p>906.6</text:p>
              </table:table-cell>
              <table:table-cell office:value-type="float" office:value="2887.2">
                <text:p>2887.2</text:p>
              </table:table-cell>
              <table:table-cell office:value-type="float" office:value="3007.4">
                <text:p>3007.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99.13">
                <text:p>499.13</text:p>
              </table:table-cell>
              <table:table-cell office:value-type="float" office:value="902.6">
                <text:p>902.6</text:p>
              </table:table-cell>
              <table:table-cell office:value-type="float" office:value="2963.2">
                <text:p>2963.2</text:p>
              </table:table-cell>
              <table:table-cell office:value-type="float" office:value="3057.8">
                <text:p>3057.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99.59">
                <text:p>499.59</text:p>
              </table:table-cell>
              <table:table-cell office:value-type="float" office:value="904">
                <text:p>904</text:p>
              </table:table-cell>
              <table:table-cell office:value-type="float" office:value="3019.6">
                <text:p>3019.6</text:p>
              </table:table-cell>
              <table:table-cell office:value-type="float" office:value="3094.8">
                <text:p>3094.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00.05">
                <text:p>500.05</text:p>
              </table:table-cell>
              <table:table-cell office:value-type="float" office:value="906.8">
                <text:p>906.8</text:p>
              </table:table-cell>
              <table:table-cell office:value-type="float" office:value="3056.4">
                <text:p>3056.4</text:p>
              </table:table-cell>
              <table:table-cell office:value-type="float" office:value="3096.8">
                <text:p>3096.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00.51">
                <text:p>500.51</text:p>
              </table:table-cell>
              <table:table-cell office:value-type="float" office:value="905.8">
                <text:p>905.8</text:p>
              </table:table-cell>
              <table:table-cell office:value-type="float" office:value="3116.4">
                <text:p>3116.4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00.97">
                <text:p>500.97</text:p>
              </table:table-cell>
              <table:table-cell office:value-type="float" office:value="911">
                <text:p>911</text:p>
              </table:table-cell>
              <table:table-cell office:value-type="float" office:value="3189.4">
                <text:p>3189.4</text:p>
              </table:table-cell>
              <table:table-cell office:value-type="float" office:value="3187.2">
                <text:p>3187.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1.43">
                <text:p>501.43</text:p>
              </table:table-cell>
              <table:table-cell office:value-type="float" office:value="913.8">
                <text:p>913.8</text:p>
              </table:table-cell>
              <table:table-cell office:value-type="float" office:value="3249.6">
                <text:p>3249.6</text:p>
              </table:table-cell>
              <table:table-cell office:value-type="float" office:value="3231.4">
                <text:p>3231.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01.89">
                <text:p>501.89</text:p>
              </table:table-cell>
              <table:table-cell office:value-type="float" office:value="905.8">
                <text:p>905.8</text:p>
              </table:table-cell>
              <table:table-cell office:value-type="float" office:value="3312">
                <text:p>3312</text:p>
              </table:table-cell>
              <table:table-cell office:value-type="float" office:value="3263.2">
                <text:p>3263.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2.35">
                <text:p>502.35</text:p>
              </table:table-cell>
              <table:table-cell office:value-type="float" office:value="907.2">
                <text:p>907.2</text:p>
              </table:table-cell>
              <table:table-cell office:value-type="float" office:value="3377.4">
                <text:p>3377.4</text:p>
              </table:table-cell>
              <table:table-cell office:value-type="float" office:value="3278.6">
                <text:p>3278.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.8">
                <text:p>502.8</text:p>
              </table:table-cell>
              <table:table-cell office:value-type="float" office:value="908">
                <text:p>908</text:p>
              </table:table-cell>
              <table:table-cell office:value-type="float" office:value="3424.8">
                <text:p>3424.8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03.26">
                <text:p>503.26</text:p>
              </table:table-cell>
              <table:table-cell office:value-type="float" office:value="898.8">
                <text:p>898.8</text:p>
              </table:table-cell>
              <table:table-cell office:value-type="float" office:value="3513.4">
                <text:p>3513.4</text:p>
              </table:table-cell>
              <table:table-cell office:value-type="float" office:value="3385.2">
                <text:p>3385.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03.72">
                <text:p>503.72</text:p>
              </table:table-cell>
              <table:table-cell office:value-type="float" office:value="906.6">
                <text:p>906.6</text:p>
              </table:table-cell>
              <table:table-cell office:value-type="float" office:value="3575.6">
                <text:p>3575.6</text:p>
              </table:table-cell>
              <table:table-cell office:value-type="float" office:value="3421.4">
                <text:p>3421.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4.18">
                <text:p>504.18</text:p>
              </table:table-cell>
              <table:table-cell office:value-type="float" office:value="905.6">
                <text:p>905.6</text:p>
              </table:table-cell>
              <table:table-cell office:value-type="float" office:value="3614.6">
                <text:p>3614.6</text:p>
              </table:table-cell>
              <table:table-cell office:value-type="float" office:value="3491.4">
                <text:p>3491.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4.64">
                <text:p>504.64</text:p>
              </table:table-cell>
              <table:table-cell office:value-type="float" office:value="907">
                <text:p>907</text:p>
              </table:table-cell>
              <table:table-cell office:value-type="float" office:value="3668.4">
                <text:p>3668.4</text:p>
              </table:table-cell>
              <table:table-cell office:value-type="float" office:value="3518.2">
                <text:p>3518.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05.1">
                <text:p>505.1</text:p>
              </table:table-cell>
              <table:table-cell office:value-type="float" office:value="899.8">
                <text:p>899.8</text:p>
              </table:table-cell>
              <table:table-cell office:value-type="float" office:value="3698.6">
                <text:p>3698.6</text:p>
              </table:table-cell>
              <table:table-cell office:value-type="float" office:value="3584.2">
                <text:p>3584.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5.56">
                <text:p>505.56</text:p>
              </table:table-cell>
              <table:table-cell office:value-type="float" office:value="913.4">
                <text:p>913.4</text:p>
              </table:table-cell>
              <table:table-cell office:value-type="float" office:value="3764.8">
                <text:p>3764.8</text:p>
              </table:table-cell>
              <table:table-cell office:value-type="float" office:value="3671.8">
                <text:p>3671.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6.02">
                <text:p>506.02</text:p>
              </table:table-cell>
              <table:table-cell office:value-type="float" office:value="895.8">
                <text:p>895.8</text:p>
              </table:table-cell>
              <table:table-cell office:value-type="float" office:value="3842">
                <text:p>3842</text:p>
              </table:table-cell>
              <table:table-cell office:value-type="float" office:value="3696.2">
                <text:p>3696.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6.48">
                <text:p>506.48</text:p>
              </table:table-cell>
              <table:table-cell office:value-type="float" office:value="900">
                <text:p>900</text:p>
              </table:table-cell>
              <table:table-cell office:value-type="float" office:value="3902.2">
                <text:p>3902.2</text:p>
              </table:table-cell>
              <table:table-cell office:value-type="float" office:value="3751.4">
                <text:p>3751.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06.94">
                <text:p>506.94</text:p>
              </table:table-cell>
              <table:table-cell office:value-type="float" office:value="907.6">
                <text:p>907.6</text:p>
              </table:table-cell>
              <table:table-cell office:value-type="float" office:value="3920.8">
                <text:p>3920.8</text:p>
              </table:table-cell>
              <table:table-cell office:value-type="float" office:value="3811.2">
                <text:p>3811.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07.4">
                <text:p>507.4</text:p>
              </table:table-cell>
              <table:table-cell office:value-type="float" office:value="896.8">
                <text:p>896.8</text:p>
              </table:table-cell>
              <table:table-cell office:value-type="float" office:value="3969.8">
                <text:p>3969.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7.86">
                <text:p>507.86</text:p>
              </table:table-cell>
              <table:table-cell office:value-type="float" office:value="887.6">
                <text:p>887.6</text:p>
              </table:table-cell>
              <table:table-cell office:value-type="float" office:value="4046.6">
                <text:p>4046.6</text:p>
              </table:table-cell>
              <table:table-cell office:value-type="float" office:value="3976.4">
                <text:p>3976.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8.31">
                <text:p>508.31</text:p>
              </table:table-cell>
              <table:table-cell office:value-type="float" office:value="903">
                <text:p>903</text:p>
              </table:table-cell>
              <table:table-cell office:value-type="float" office:value="4101.4">
                <text:p>4101.4</text:p>
              </table:table-cell>
              <table:table-cell office:value-type="float" office:value="4028.2">
                <text:p>4028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08.77">
                <text:p>508.77</text:p>
              </table:table-cell>
              <table:table-cell office:value-type="float" office:value="895.4">
                <text:p>895.4</text:p>
              </table:table-cell>
              <table:table-cell office:value-type="float" office:value="4128.4">
                <text:p>4128.4</text:p>
              </table:table-cell>
              <table:table-cell office:value-type="float" office:value="4069.6">
                <text:p>4069.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09.23">
                <text:p>509.23</text:p>
              </table:table-cell>
              <table:table-cell office:value-type="float" office:value="891.6">
                <text:p>891.6</text:p>
              </table:table-cell>
              <table:table-cell office:value-type="float" office:value="4193.4">
                <text:p>4193.4</text:p>
              </table:table-cell>
              <table:table-cell office:value-type="float" office:value="4168.2">
                <text:p>4168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9.69">
                <text:p>509.69</text:p>
              </table:table-cell>
              <table:table-cell office:value-type="float" office:value="905.6">
                <text:p>905.6</text:p>
              </table:table-cell>
              <table:table-cell office:value-type="float" office:value="4213">
                <text:p>4213</text:p>
              </table:table-cell>
              <table:table-cell office:value-type="float" office:value="4223.6">
                <text:p>4223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10.15">
                <text:p>510.15</text:p>
              </table:table-cell>
              <table:table-cell office:value-type="float" office:value="895.2">
                <text:p>895.2</text:p>
              </table:table-cell>
              <table:table-cell office:value-type="float" office:value="4243.6">
                <text:p>4243.6</text:p>
              </table:table-cell>
              <table:table-cell office:value-type="float" office:value="4282.2">
                <text:p>4282.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10.61">
                <text:p>510.61</text:p>
              </table:table-cell>
              <table:table-cell office:value-type="float" office:value="890.6">
                <text:p>890.6</text:p>
              </table:table-cell>
              <table:table-cell office:value-type="float" office:value="4230.4">
                <text:p>4230.4</text:p>
              </table:table-cell>
              <table:table-cell office:value-type="float" office:value="4371.4">
                <text:p>4371.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1.07">
                <text:p>511.07</text:p>
              </table:table-cell>
              <table:table-cell office:value-type="float" office:value="906.8">
                <text:p>906.8</text:p>
              </table:table-cell>
              <table:table-cell office:value-type="float" office:value="4219.4">
                <text:p>4219.4</text:p>
              </table:table-cell>
              <table:table-cell office:value-type="float" office:value="4482.4">
                <text:p>4482.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11.53">
                <text:p>511.53</text:p>
              </table:table-cell>
              <table:table-cell office:value-type="float" office:value="897.2">
                <text:p>897.2</text:p>
              </table:table-cell>
              <table:table-cell office:value-type="float" office:value="4257.2">
                <text:p>4257.2</text:p>
              </table:table-cell>
              <table:table-cell office:value-type="float" office:value="4596.2">
                <text:p>4596.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11.99">
                <text:p>511.99</text:p>
              </table:table-cell>
              <table:table-cell office:value-type="float" office:value="899.2">
                <text:p>899.2</text:p>
              </table:table-cell>
              <table:table-cell office:value-type="float" office:value="4293.6">
                <text:p>4293.6</text:p>
              </table:table-cell>
              <table:table-cell office:value-type="float" office:value="4660.4">
                <text:p>4660.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12.44">
                <text:p>512.44</text:p>
              </table:table-cell>
              <table:table-cell office:value-type="float" office:value="902.8">
                <text:p>902.8</text:p>
              </table:table-cell>
              <table:table-cell office:value-type="float" office:value="4285.4">
                <text:p>4285.4</text:p>
              </table:table-cell>
              <table:table-cell office:value-type="float" office:value="4723.2">
                <text:p>4723.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12.9">
                <text:p>512.9</text:p>
              </table:table-cell>
              <table:table-cell office:value-type="float" office:value="897.8">
                <text:p>897.8</text:p>
              </table:table-cell>
              <table:table-cell office:value-type="float" office:value="4306.6">
                <text:p>4306.6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3.36">
                <text:p>513.36</text:p>
              </table:table-cell>
              <table:table-cell office:value-type="float" office:value="894.4">
                <text:p>894.4</text:p>
              </table:table-cell>
              <table:table-cell office:value-type="float" office:value="4258">
                <text:p>4258</text:p>
              </table:table-cell>
              <table:table-cell office:value-type="float" office:value="4893.6">
                <text:p>4893.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13.82">
                <text:p>513.82</text:p>
              </table:table-cell>
              <table:table-cell office:value-type="float" office:value="902.4">
                <text:p>902.4</text:p>
              </table:table-cell>
              <table:table-cell office:value-type="float" office:value="4266">
                <text:p>4266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4.28">
                <text:p>514.28</text:p>
              </table:table-cell>
              <table:table-cell office:value-type="float" office:value="904">
                <text:p>904</text:p>
              </table:table-cell>
              <table:table-cell office:value-type="float" office:value="4222.4">
                <text:p>4222.4</text:p>
              </table:table-cell>
              <table:table-cell office:value-type="float" office:value="5121.2">
                <text:p>5121.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4.74">
                <text:p>514.74</text:p>
              </table:table-cell>
              <table:table-cell office:value-type="float" office:value="897.4">
                <text:p>897.4</text:p>
              </table:table-cell>
              <table:table-cell office:value-type="float" office:value="4218">
                <text:p>421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15.2">
                <text:p>515.2</text:p>
              </table:table-cell>
              <table:table-cell office:value-type="float" office:value="902.6">
                <text:p>902.6</text:p>
              </table:table-cell>
              <table:table-cell office:value-type="float" office:value="4209.8">
                <text:p>4209.8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15.66">
                <text:p>515.66</text:p>
              </table:table-cell>
              <table:table-cell office:value-type="float" office:value="888.4">
                <text:p>888.4</text:p>
              </table:table-cell>
              <table:table-cell office:value-type="float" office:value="4203.8">
                <text:p>4203.8</text:p>
              </table:table-cell>
              <table:table-cell office:value-type="float" office:value="5456.6">
                <text:p>5456.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6.11">
                <text:p>516.11</text:p>
              </table:table-cell>
              <table:table-cell office:value-type="float" office:value="889">
                <text:p>889</text:p>
              </table:table-cell>
              <table:table-cell office:value-type="float" office:value="4168.8">
                <text:p>4168.8</text:p>
              </table:table-cell>
              <table:table-cell office:value-type="float" office:value="5549.2">
                <text:p>5549.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16.57">
                <text:p>516.57</text:p>
              </table:table-cell>
              <table:table-cell office:value-type="float" office:value="889.4">
                <text:p>889.4</text:p>
              </table:table-cell>
              <table:table-cell office:value-type="float" office:value="4111.2">
                <text:p>4111.2</text:p>
              </table:table-cell>
              <table:table-cell office:value-type="float" office:value="5656.6">
                <text:p>5656.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17.03">
                <text:p>517.03</text:p>
              </table:table-cell>
              <table:table-cell office:value-type="float" office:value="888.2">
                <text:p>888.2</text:p>
              </table:table-cell>
              <table:table-cell office:value-type="float" office:value="4066.8">
                <text:p>4066.8</text:p>
              </table:table-cell>
              <table:table-cell office:value-type="float" office:value="5736.4">
                <text:p>5736.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17.49">
                <text:p>517.49</text:p>
              </table:table-cell>
              <table:table-cell office:value-type="float" office:value="886.8">
                <text:p>886.8</text:p>
              </table:table-cell>
              <table:table-cell office:value-type="float" office:value="4069.4">
                <text:p>4069.4</text:p>
              </table:table-cell>
              <table:table-cell office:value-type="float" office:value="5868.4">
                <text:p>5868.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17.95">
                <text:p>517.95</text:p>
              </table:table-cell>
              <table:table-cell office:value-type="float" office:value="910">
                <text:p>910</text:p>
              </table:table-cell>
              <table:table-cell office:value-type="float" office:value="3986.2">
                <text:p>3986.2</text:p>
              </table:table-cell>
              <table:table-cell office:value-type="float" office:value="5976.6">
                <text:p>5976.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18.41">
                <text:p>518.41</text:p>
              </table:table-cell>
              <table:table-cell office:value-type="float" office:value="894.2">
                <text:p>894.2</text:p>
              </table:table-cell>
              <table:table-cell office:value-type="float" office:value="3924">
                <text:p>3924</text:p>
              </table:table-cell>
              <table:table-cell office:value-type="float" office:value="6064.4">
                <text:p>6064.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18.87">
                <text:p>518.87</text:p>
              </table:table-cell>
              <table:table-cell office:value-type="float" office:value="896.6">
                <text:p>896.6</text:p>
              </table:table-cell>
              <table:table-cell office:value-type="float" office:value="3899">
                <text:p>3899</text:p>
              </table:table-cell>
              <table:table-cell office:value-type="float" office:value="6225.4">
                <text:p>6225.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9.32">
                <text:p>519.32</text:p>
              </table:table-cell>
              <table:table-cell office:value-type="float" office:value="906.2">
                <text:p>906.2</text:p>
              </table:table-cell>
              <table:table-cell office:value-type="float" office:value="3832">
                <text:p>3832</text:p>
              </table:table-cell>
              <table:table-cell office:value-type="float" office:value="6343.2">
                <text:p>6343.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9.78">
                <text:p>519.78</text:p>
              </table:table-cell>
              <table:table-cell office:value-type="float" office:value="889">
                <text:p>889</text:p>
              </table:table-cell>
              <table:table-cell office:value-type="float" office:value="3839.4">
                <text:p>3839.4</text:p>
              </table:table-cell>
              <table:table-cell office:value-type="float" office:value="6431.2">
                <text:p>6431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0.24">
                <text:p>520.24</text:p>
              </table:table-cell>
              <table:table-cell office:value-type="float" office:value="880.4">
                <text:p>880.4</text:p>
              </table:table-cell>
              <table:table-cell office:value-type="float" office:value="3782.2">
                <text:p>3782.2</text:p>
              </table:table-cell>
              <table:table-cell office:value-type="float" office:value="6577.4">
                <text:p>6577.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0.7">
                <text:p>520.7</text:p>
              </table:table-cell>
              <table:table-cell office:value-type="float" office:value="900.2">
                <text:p>900.2</text:p>
              </table:table-cell>
              <table:table-cell office:value-type="float" office:value="3665.6">
                <text:p>3665.6</text:p>
              </table:table-cell>
              <table:table-cell office:value-type="float" office:value="6682.6">
                <text:p>6682.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1.16">
                <text:p>521.16</text:p>
              </table:table-cell>
              <table:table-cell office:value-type="float" office:value="895.8">
                <text:p>895.8</text:p>
              </table:table-cell>
              <table:table-cell office:value-type="float" office:value="3629.2">
                <text:p>3629.2</text:p>
              </table:table-cell>
              <table:table-cell office:value-type="float" office:value="6839.8">
                <text:p>6839.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1.62">
                <text:p>521.62</text:p>
              </table:table-cell>
              <table:table-cell office:value-type="float" office:value="883.8">
                <text:p>883.8</text:p>
              </table:table-cell>
              <table:table-cell office:value-type="float" office:value="3583.6">
                <text:p>3583.6</text:p>
              </table:table-cell>
              <table:table-cell office:value-type="float" office:value="6904.6">
                <text:p>6904.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22.07">
                <text:p>522.07</text:p>
              </table:table-cell>
              <table:table-cell office:value-type="float" office:value="894">
                <text:p>894</text:p>
              </table:table-cell>
              <table:table-cell office:value-type="float" office:value="3544.4">
                <text:p>3544.4</text:p>
              </table:table-cell>
              <table:table-cell office:value-type="float" office:value="7024.2">
                <text:p>7024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2.53">
                <text:p>522.53</text:p>
              </table:table-cell>
              <table:table-cell office:value-type="float" office:value="898.2">
                <text:p>898.2</text:p>
              </table:table-cell>
              <table:table-cell office:value-type="float" office:value="3492.2">
                <text:p>3492.2</text:p>
              </table:table-cell>
              <table:table-cell office:value-type="float" office:value="7218.2">
                <text:p>7218.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2.99">
                <text:p>522.99</text:p>
              </table:table-cell>
              <table:table-cell office:value-type="float" office:value="893.6">
                <text:p>893.6</text:p>
              </table:table-cell>
              <table:table-cell office:value-type="float" office:value="3427.8">
                <text:p>3427.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23.45">
                <text:p>523.45</text:p>
              </table:table-cell>
              <table:table-cell office:value-type="float" office:value="897">
                <text:p>897</text:p>
              </table:table-cell>
              <table:table-cell office:value-type="float" office:value="3366.2">
                <text:p>3366.2</text:p>
              </table:table-cell>
              <table:table-cell office:value-type="float" office:value="7486.6">
                <text:p>7486.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23.91">
                <text:p>523.91</text:p>
              </table:table-cell>
              <table:table-cell office:value-type="float" office:value="887.8">
                <text:p>887.8</text:p>
              </table:table-cell>
              <table:table-cell office:value-type="float" office:value="3312.2">
                <text:p>3312.2</text:p>
              </table:table-cell>
              <table:table-cell office:value-type="float" office:value="7518.6">
                <text:p>7518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4.36">
                <text:p>524.36</text:p>
              </table:table-cell>
              <table:table-cell office:value-type="float" office:value="884.8">
                <text:p>884.8</text:p>
              </table:table-cell>
              <table:table-cell office:value-type="float" office:value="3229.2">
                <text:p>3229.2</text:p>
              </table:table-cell>
              <table:table-cell office:value-type="float" office:value="7680.2">
                <text:p>7680.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24.82">
                <text:p>524.82</text:p>
              </table:table-cell>
              <table:table-cell office:value-type="float" office:value="896.4">
                <text:p>896.4</text:p>
              </table:table-cell>
              <table:table-cell office:value-type="float" office:value="3174.4">
                <text:p>3174.4</text:p>
              </table:table-cell>
              <table:table-cell office:value-type="float" office:value="7805.4">
                <text:p>7805.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25.28">
                <text:p>525.28</text:p>
              </table:table-cell>
              <table:table-cell office:value-type="float" office:value="890.6">
                <text:p>890.6</text:p>
              </table:table-cell>
              <table:table-cell office:value-type="float" office:value="3164.2">
                <text:p>3164.2</text:p>
              </table:table-cell>
              <table:table-cell office:value-type="float" office:value="7942.6">
                <text:p>7942.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25.74">
                <text:p>525.74</text:p>
              </table:table-cell>
              <table:table-cell office:value-type="float" office:value="893.6">
                <text:p>893.6</text:p>
              </table:table-cell>
              <table:table-cell office:value-type="float" office:value="3123.6">
                <text:p>3123.6</text:p>
              </table:table-cell>
              <table:table-cell office:value-type="float" office:value="8065.6">
                <text:p>8065.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26.2">
                <text:p>526.2</text:p>
              </table:table-cell>
              <table:table-cell office:value-type="float" office:value="894.6">
                <text:p>894.6</text:p>
              </table:table-cell>
              <table:table-cell office:value-type="float" office:value="3076.8">
                <text:p>3076.8</text:p>
              </table:table-cell>
              <table:table-cell office:value-type="float" office:value="8174.2">
                <text:p>8174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6.65">
                <text:p>526.65</text:p>
              </table:table-cell>
              <table:table-cell office:value-type="float" office:value="896.8">
                <text:p>896.8</text:p>
              </table:table-cell>
              <table:table-cell office:value-type="float" office:value="3053.8">
                <text:p>3053.8</text:p>
              </table:table-cell>
              <table:table-cell office:value-type="float" office:value="8279.2">
                <text:p>8279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7.11">
                <text:p>527.11</text:p>
              </table:table-cell>
              <table:table-cell office:value-type="float" office:value="894.8">
                <text:p>894.8</text:p>
              </table:table-cell>
              <table:table-cell office:value-type="float" office:value="3000.2">
                <text:p>3000.2</text:p>
              </table:table-cell>
              <table:table-cell office:value-type="float" office:value="8413.8">
                <text:p>8413.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7.57">
                <text:p>527.57</text:p>
              </table:table-cell>
              <table:table-cell office:value-type="float" office:value="899">
                <text:p>899</text:p>
              </table:table-cell>
              <table:table-cell office:value-type="float" office:value="2937">
                <text:p>2937</text:p>
              </table:table-cell>
              <table:table-cell office:value-type="float" office:value="8550.4">
                <text:p>8550.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8.03">
                <text:p>528.03</text:p>
              </table:table-cell>
              <table:table-cell office:value-type="float" office:value="891.6">
                <text:p>891.6</text:p>
              </table:table-cell>
              <table:table-cell office:value-type="float" office:value="2855.2">
                <text:p>2855.2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28.49">
                <text:p>528.49</text:p>
              </table:table-cell>
              <table:table-cell office:value-type="float" office:value="878.8">
                <text:p>878.8</text:p>
              </table:table-cell>
              <table:table-cell office:value-type="float" office:value="2848.8">
                <text:p>2848.8</text:p>
              </table:table-cell>
              <table:table-cell office:value-type="float" office:value="8788.6">
                <text:p>8788.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28.94">
                <text:p>528.94</text:p>
              </table:table-cell>
              <table:table-cell office:value-type="float" office:value="895.8">
                <text:p>895.8</text:p>
              </table:table-cell>
              <table:table-cell office:value-type="float" office:value="2776.6">
                <text:p>2776.6</text:p>
              </table:table-cell>
              <table:table-cell office:value-type="float" office:value="8870.6">
                <text:p>8870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29.4">
                <text:p>529.4</text:p>
              </table:table-cell>
              <table:table-cell office:value-type="float" office:value="893.8">
                <text:p>893.8</text:p>
              </table:table-cell>
              <table:table-cell office:value-type="float" office:value="2736">
                <text:p>2736</text:p>
              </table:table-cell>
              <table:table-cell office:value-type="float" office:value="8968.2">
                <text:p>8968.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29.86">
                <text:p>529.86</text:p>
              </table:table-cell>
              <table:table-cell office:value-type="float" office:value="879">
                <text:p>879</text:p>
              </table:table-cell>
              <table:table-cell office:value-type="float" office:value="2661.8">
                <text:p>2661.8</text:p>
              </table:table-cell>
              <table:table-cell office:value-type="float" office:value="9092.2">
                <text:p>9092.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30.32">
                <text:p>530.32</text:p>
              </table:table-cell>
              <table:table-cell office:value-type="float" office:value="890.6">
                <text:p>890.6</text:p>
              </table:table-cell>
              <table:table-cell office:value-type="float" office:value="2615.8">
                <text:p>2615.8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30.77">
                <text:p>530.77</text:p>
              </table:table-cell>
              <table:table-cell office:value-type="float" office:value="897.2">
                <text:p>897.2</text:p>
              </table:table-cell>
              <table:table-cell office:value-type="float" office:value="2560.8">
                <text:p>2560.8</text:p>
              </table:table-cell>
              <table:table-cell office:value-type="float" office:value="9284.4">
                <text:p>9284.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31.23">
                <text:p>531.23</text:p>
              </table:table-cell>
              <table:table-cell office:value-type="float" office:value="895">
                <text:p>895</text:p>
              </table:table-cell>
              <table:table-cell office:value-type="float" office:value="2545">
                <text:p>2545</text:p>
              </table:table-cell>
              <table:table-cell office:value-type="float" office:value="9394.2">
                <text:p>9394.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31.69">
                <text:p>531.69</text:p>
              </table:table-cell>
              <table:table-cell office:value-type="float" office:value="895.6">
                <text:p>895.6</text:p>
              </table:table-cell>
              <table:table-cell office:value-type="float" office:value="2502.6">
                <text:p>2502.6</text:p>
              </table:table-cell>
              <table:table-cell office:value-type="float" office:value="9590.2">
                <text:p>9590.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32.15">
                <text:p>532.15</text:p>
              </table:table-cell>
              <table:table-cell office:value-type="float" office:value="886.6">
                <text:p>886.6</text:p>
              </table:table-cell>
              <table:table-cell office:value-type="float" office:value="2428.4">
                <text:p>2428.4</text:p>
              </table:table-cell>
              <table:table-cell office:value-type="float" office:value="9659.6">
                <text:p>9659.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32.61">
                <text:p>532.61</text:p>
              </table:table-cell>
              <table:table-cell office:value-type="float" office:value="892.4">
                <text:p>892.4</text:p>
              </table:table-cell>
              <table:table-cell office:value-type="float" office:value="2422.6">
                <text:p>2422.6</text:p>
              </table:table-cell>
              <table:table-cell office:value-type="float" office:value="9759">
                <text:p>975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33.06">
                <text:p>533.06</text:p>
              </table:table-cell>
              <table:table-cell office:value-type="float" office:value="893">
                <text:p>893</text:p>
              </table:table-cell>
              <table:table-cell office:value-type="float" office:value="2360.6">
                <text:p>2360.6</text:p>
              </table:table-cell>
              <table:table-cell office:value-type="float" office:value="9824.6">
                <text:p>9824.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33.52">
                <text:p>533.52</text:p>
              </table:table-cell>
              <table:table-cell office:value-type="float" office:value="892">
                <text:p>892</text:p>
              </table:table-cell>
              <table:table-cell office:value-type="float" office:value="2336.4">
                <text:p>2336.4</text:p>
              </table:table-cell>
              <table:table-cell office:value-type="float" office:value="9828.6">
                <text:p>9828.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33.98">
                <text:p>533.98</text:p>
              </table:table-cell>
              <table:table-cell office:value-type="float" office:value="894.4">
                <text:p>894.4</text:p>
              </table:table-cell>
              <table:table-cell office:value-type="float" office:value="2319">
                <text:p>2319</text:p>
              </table:table-cell>
              <table:table-cell office:value-type="float" office:value="10027.6">
                <text:p>10027.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34.44">
                <text:p>534.44</text:p>
              </table:table-cell>
              <table:table-cell office:value-type="float" office:value="897.6">
                <text:p>897.6</text:p>
              </table:table-cell>
              <table:table-cell office:value-type="float" office:value="2239.8">
                <text:p>2239.8</text:p>
              </table:table-cell>
              <table:table-cell office:value-type="float" office:value="10102.4">
                <text:p>10102.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34.89">
                <text:p>534.89</text:p>
              </table:table-cell>
              <table:table-cell office:value-type="float" office:value="894">
                <text:p>894</text:p>
              </table:table-cell>
              <table:table-cell office:value-type="float" office:value="2226.6">
                <text:p>2226.6</text:p>
              </table:table-cell>
              <table:table-cell office:value-type="float" office:value="10175.8">
                <text:p>10175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35.35">
                <text:p>535.35</text:p>
              </table:table-cell>
              <table:table-cell office:value-type="float" office:value="878.8">
                <text:p>878.8</text:p>
              </table:table-cell>
              <table:table-cell office:value-type="float" office:value="2204.6">
                <text:p>2204.6</text:p>
              </table:table-cell>
              <table:table-cell office:value-type="float" office:value="10318.2">
                <text:p>10318.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35.81">
                <text:p>535.81</text:p>
              </table:table-cell>
              <table:table-cell office:value-type="float" office:value="894.6">
                <text:p>894.6</text:p>
              </table:table-cell>
              <table:table-cell office:value-type="float" office:value="2142.4">
                <text:p>2142.4</text:p>
              </table:table-cell>
              <table:table-cell office:value-type="float" office:value="10376.6">
                <text:p>10376.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6.27">
                <text:p>536.27</text:p>
              </table:table-cell>
              <table:table-cell office:value-type="float" office:value="885.2">
                <text:p>885.2</text:p>
              </table:table-cell>
              <table:table-cell office:value-type="float" office:value="2115.8">
                <text:p>2115.8</text:p>
              </table:table-cell>
              <table:table-cell office:value-type="float" office:value="10482.8">
                <text:p>10482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36.72">
                <text:p>536.72</text:p>
              </table:table-cell>
              <table:table-cell office:value-type="float" office:value="885">
                <text:p>885</text:p>
              </table:table-cell>
              <table:table-cell office:value-type="float" office:value="2094.8">
                <text:p>2094.8</text:p>
              </table:table-cell>
              <table:table-cell office:value-type="float" office:value="10509.4">
                <text:p>10509.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37.18">
                <text:p>537.18</text:p>
              </table:table-cell>
              <table:table-cell office:value-type="float" office:value="879.6">
                <text:p>879.6</text:p>
              </table:table-cell>
              <table:table-cell office:value-type="float" office:value="2046.2">
                <text:p>2046.2</text:p>
              </table:table-cell>
              <table:table-cell office:value-type="float" office:value="10585.6">
                <text:p>10585.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37.64">
                <text:p>537.64</text:p>
              </table:table-cell>
              <table:table-cell office:value-type="float" office:value="895.6">
                <text:p>895.6</text:p>
              </table:table-cell>
              <table:table-cell office:value-type="float" office:value="2004.4">
                <text:p>2004.4</text:p>
              </table:table-cell>
              <table:table-cell office:value-type="float" office:value="10674.4">
                <text:p>10674.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38.09">
                <text:p>538.09</text:p>
              </table:table-cell>
              <table:table-cell office:value-type="float" office:value="895.2">
                <text:p>895.2</text:p>
              </table:table-cell>
              <table:table-cell office:value-type="float" office:value="1998.4">
                <text:p>1998.4</text:p>
              </table:table-cell>
              <table:table-cell office:value-type="float" office:value="10768.6">
                <text:p>10768.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38.55">
                <text:p>538.55</text:p>
              </table:table-cell>
              <table:table-cell office:value-type="float" office:value="901.4">
                <text:p>901.4</text:p>
              </table:table-cell>
              <table:table-cell office:value-type="float" office:value="1963">
                <text:p>1963</text:p>
              </table:table-cell>
              <table:table-cell office:value-type="float" office:value="10827.6">
                <text:p>10827.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39.01">
                <text:p>539.01</text:p>
              </table:table-cell>
              <table:table-cell office:value-type="float" office:value="899.4">
                <text:p>899.4</text:p>
              </table:table-cell>
              <table:table-cell office:value-type="float" office:value="1919.2">
                <text:p>1919.2</text:p>
              </table:table-cell>
              <table:table-cell office:value-type="float" office:value="10874.8">
                <text:p>10874.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39.47">
                <text:p>539.47</text:p>
              </table:table-cell>
              <table:table-cell office:value-type="float" office:value="893">
                <text:p>893</text:p>
              </table:table-cell>
              <table:table-cell office:value-type="float" office:value="1908.4">
                <text:p>1908.4</text:p>
              </table:table-cell>
              <table:table-cell office:value-type="float" office:value="10938.6">
                <text:p>10938.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39.92">
                <text:p>539.92</text:p>
              </table:table-cell>
              <table:table-cell office:value-type="float" office:value="921.4">
                <text:p>921.4</text:p>
              </table:table-cell>
              <table:table-cell office:value-type="float" office:value="1910.4">
                <text:p>1910.4</text:p>
              </table:table-cell>
              <table:table-cell office:value-type="float" office:value="11033.4">
                <text:p>11033.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40.38">
                <text:p>540.38</text:p>
              </table:table-cell>
              <table:table-cell office:value-type="float" office:value="909">
                <text:p>909</text:p>
              </table:table-cell>
              <table:table-cell office:value-type="float" office:value="1864">
                <text:p>1864</text:p>
              </table:table-cell>
              <table:table-cell office:value-type="float" office:value="11067.8">
                <text:p>11067.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40.84">
                <text:p>540.84</text:p>
              </table:table-cell>
              <table:table-cell office:value-type="float" office:value="901.6">
                <text:p>901.6</text:p>
              </table:table-cell>
              <table:table-cell office:value-type="float" office:value="1840.8">
                <text:p>1840.8</text:p>
              </table:table-cell>
              <table:table-cell office:value-type="float" office:value="11198.8">
                <text:p>11198.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41.29">
                <text:p>541.29</text:p>
              </table:table-cell>
              <table:table-cell office:value-type="float" office:value="915.4">
                <text:p>915.4</text:p>
              </table:table-cell>
              <table:table-cell office:value-type="float" office:value="1790.8">
                <text:p>1790.8</text:p>
              </table:table-cell>
              <table:table-cell office:value-type="float" office:value="11227.6">
                <text:p>11227.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41.75">
                <text:p>541.75</text:p>
              </table:table-cell>
              <table:table-cell office:value-type="float" office:value="914">
                <text:p>914</text:p>
              </table:table-cell>
              <table:table-cell office:value-type="float" office:value="1767">
                <text:p>1767</text:p>
              </table:table-cell>
              <table:table-cell office:value-type="float" office:value="11298.8">
                <text:p>11298.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42.21">
                <text:p>542.21</text:p>
              </table:table-cell>
              <table:table-cell office:value-type="float" office:value="910">
                <text:p>910</text:p>
              </table:table-cell>
              <table:table-cell office:value-type="float" office:value="1759.8">
                <text:p>1759.8</text:p>
              </table:table-cell>
              <table:table-cell office:value-type="float" office:value="11383.4">
                <text:p>11383.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42.67">
                <text:p>542.67</text:p>
              </table:table-cell>
              <table:table-cell office:value-type="float" office:value="940.8">
                <text:p>940.8</text:p>
              </table:table-cell>
              <table:table-cell office:value-type="float" office:value="1718.2">
                <text:p>1718.2</text:p>
              </table:table-cell>
              <table:table-cell office:value-type="float" office:value="11413.8">
                <text:p>11413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43.12">
                <text:p>543.12</text:p>
              </table:table-cell>
              <table:table-cell office:value-type="float" office:value="958.6">
                <text:p>958.6</text:p>
              </table:table-cell>
              <table:table-cell office:value-type="float" office:value="1742.4">
                <text:p>1742.4</text:p>
              </table:table-cell>
              <table:table-cell office:value-type="float" office:value="11539.6">
                <text:p>11539.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43.58">
                <text:p>543.58</text:p>
              </table:table-cell>
              <table:table-cell office:value-type="float" office:value="971.6">
                <text:p>971.6</text:p>
              </table:table-cell>
              <table:table-cell office:value-type="float" office:value="1704.4">
                <text:p>1704.4</text:p>
              </table:table-cell>
              <table:table-cell office:value-type="float" office:value="11575.8">
                <text:p>11575.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44.04">
                <text:p>544.04</text:p>
              </table:table-cell>
              <table:table-cell office:value-type="float" office:value="1156.8">
                <text:p>1156.8</text:p>
              </table:table-cell>
              <table:table-cell office:value-type="float" office:value="1650">
                <text:p>1650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44.49">
                <text:p>544.49</text:p>
              </table:table-cell>
              <table:table-cell office:value-type="float" office:value="2178.4">
                <text:p>2178.4</text:p>
              </table:table-cell>
              <table:table-cell office:value-type="float" office:value="1622.2">
                <text:p>1622.2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44.95">
                <text:p>544.95</text:p>
              </table:table-cell>
              <table:table-cell office:value-type="float" office:value="4640.6">
                <text:p>4640.6</text:p>
              </table:table-cell>
              <table:table-cell office:value-type="float" office:value="1616">
                <text:p>1616</text:p>
              </table:table-cell>
              <table:table-cell office:value-type="float" office:value="11667.8">
                <text:p>11667.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45.41">
                <text:p>545.41</text:p>
              </table:table-cell>
              <table:table-cell office:value-type="float" office:value="8126.8">
                <text:p>8126.8</text:p>
              </table:table-cell>
              <table:table-cell office:value-type="float" office:value="1596.4">
                <text:p>1596.4</text:p>
              </table:table-cell>
              <table:table-cell office:value-type="float" office:value="11751.8">
                <text:p>11751.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45.86">
                <text:p>545.86</text:p>
              </table:table-cell>
              <table:table-cell office:value-type="float" office:value="13166">
                <text:p>13166</text:p>
              </table:table-cell>
              <table:table-cell office:value-type="float" office:value="1587.6">
                <text:p>1587.6</text:p>
              </table:table-cell>
              <table:table-cell office:value-type="float" office:value="11835.6">
                <text:p>11835.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46.32">
                <text:p>546.32</text:p>
              </table:table-cell>
              <table:table-cell office:value-type="float" office:value="14774.8">
                <text:p>14774.8</text:p>
              </table:table-cell>
              <table:table-cell office:value-type="float" office:value="1578">
                <text:p>1578</text:p>
              </table:table-cell>
              <table:table-cell office:value-type="float" office:value="11861">
                <text:p>118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46.78">
                <text:p>546.78</text:p>
              </table:table-cell>
              <table:table-cell office:value-type="float" office:value="8176.2">
                <text:p>8176.2</text:p>
              </table:table-cell>
              <table:table-cell office:value-type="float" office:value="1547.8">
                <text:p>1547.8</text:p>
              </table:table-cell>
              <table:table-cell office:value-type="float" office:value="11911.6">
                <text:p>11911.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47.23">
                <text:p>547.23</text:p>
              </table:table-cell>
              <table:table-cell office:value-type="float" office:value="2498.8">
                <text:p>2498.8</text:p>
              </table:table-cell>
              <table:table-cell office:value-type="float" office:value="1512.8">
                <text:p>1512.8</text:p>
              </table:table-cell>
              <table:table-cell office:value-type="float" office:value="11958.8">
                <text:p>11958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47.69">
                <text:p>547.69</text:p>
              </table:table-cell>
              <table:table-cell office:value-type="float" office:value="1273.6">
                <text:p>1273.6</text:p>
              </table:table-cell>
              <table:table-cell office:value-type="float" office:value="1505">
                <text:p>1505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48.15">
                <text:p>548.15</text:p>
              </table:table-cell>
              <table:table-cell office:value-type="float" office:value="1080.8">
                <text:p>1080.8</text:p>
              </table:table-cell>
              <table:table-cell office:value-type="float" office:value="1460">
                <text:p>1460</text:p>
              </table:table-cell>
              <table:table-cell office:value-type="float" office:value="11992">
                <text:p>119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48.6">
                <text:p>548.6</text:p>
              </table:table-cell>
              <table:table-cell office:value-type="float" office:value="991.8">
                <text:p>991.8</text:p>
              </table:table-cell>
              <table:table-cell office:value-type="float" office:value="1435.8">
                <text:p>1435.8</text:p>
              </table:table-cell>
              <table:table-cell office:value-type="float" office:value="11986.8">
                <text:p>11986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49.06">
                <text:p>549.06</text:p>
              </table:table-cell>
              <table:table-cell office:value-type="float" office:value="950.8">
                <text:p>950.8</text:p>
              </table:table-cell>
              <table:table-cell office:value-type="float" office:value="1434.6">
                <text:p>1434.6</text:p>
              </table:table-cell>
              <table:table-cell office:value-type="float" office:value="12161.4">
                <text:p>12161.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49.52">
                <text:p>549.52</text:p>
              </table:table-cell>
              <table:table-cell office:value-type="float" office:value="940.6">
                <text:p>940.6</text:p>
              </table:table-cell>
              <table:table-cell office:value-type="float" office:value="1401">
                <text:p>1401</text:p>
              </table:table-cell>
              <table:table-cell office:value-type="float" office:value="12053">
                <text:p>120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49.97">
                <text:p>549.97</text:p>
              </table:table-cell>
              <table:table-cell office:value-type="float" office:value="921">
                <text:p>921</text:p>
              </table:table-cell>
              <table:table-cell office:value-type="float" office:value="1398.4">
                <text:p>1398.4</text:p>
              </table:table-cell>
              <table:table-cell office:value-type="float" office:value="12039.8">
                <text:p>12039.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50.43">
                <text:p>550.43</text:p>
              </table:table-cell>
              <table:table-cell office:value-type="float" office:value="901.8">
                <text:p>901.8</text:p>
              </table:table-cell>
              <table:table-cell office:value-type="float" office:value="1382.2">
                <text:p>1382.2</text:p>
              </table:table-cell>
              <table:table-cell office:value-type="float" office:value="12175.8">
                <text:p>12175.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50.89">
                <text:p>550.89</text:p>
              </table:table-cell>
              <table:table-cell office:value-type="float" office:value="897">
                <text:p>897</text:p>
              </table:table-cell>
              <table:table-cell office:value-type="float" office:value="1362.2">
                <text:p>1362.2</text:p>
              </table:table-cell>
              <table:table-cell office:value-type="float" office:value="12180.8">
                <text:p>12180.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51.34">
                <text:p>551.34</text:p>
              </table:table-cell>
              <table:table-cell office:value-type="float" office:value="906.2">
                <text:p>906.2</text:p>
              </table:table-cell>
              <table:table-cell office:value-type="float" office:value="1346">
                <text:p>1346</text:p>
              </table:table-cell>
              <table:table-cell office:value-type="float" office:value="12258.4">
                <text:p>12258.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51.8">
                <text:p>551.8</text:p>
              </table:table-cell>
              <table:table-cell office:value-type="float" office:value="893.6">
                <text:p>893.6</text:p>
              </table:table-cell>
              <table:table-cell office:value-type="float" office:value="1328.4">
                <text:p>1328.4</text:p>
              </table:table-cell>
              <table:table-cell office:value-type="float" office:value="12237">
                <text:p>122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2.26">
                <text:p>552.26</text:p>
              </table:table-cell>
              <table:table-cell office:value-type="float" office:value="890.6">
                <text:p>890.6</text:p>
              </table:table-cell>
              <table:table-cell office:value-type="float" office:value="1300">
                <text:p>1300</text:p>
              </table:table-cell>
              <table:table-cell office:value-type="float" office:value="12210">
                <text:p>12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52.71">
                <text:p>552.71</text:p>
              </table:table-cell>
              <table:table-cell office:value-type="float" office:value="893.4">
                <text:p>893.4</text:p>
              </table:table-cell>
              <table:table-cell office:value-type="float" office:value="1304.6">
                <text:p>1304.6</text:p>
              </table:table-cell>
              <table:table-cell office:value-type="float" office:value="12285.2">
                <text:p>12285.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3.17">
                <text:p>553.17</text:p>
              </table:table-cell>
              <table:table-cell office:value-type="float" office:value="885.4">
                <text:p>885.4</text:p>
              </table:table-cell>
              <table:table-cell office:value-type="float" office:value="1296.8">
                <text:p>1296.8</text:p>
              </table:table-cell>
              <table:table-cell office:value-type="float" office:value="12330.6">
                <text:p>12330.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53.63">
                <text:p>553.63</text:p>
              </table:table-cell>
              <table:table-cell office:value-type="float" office:value="889.8">
                <text:p>889.8</text:p>
              </table:table-cell>
              <table:table-cell office:value-type="float" office:value="1283.6">
                <text:p>1283.6</text:p>
              </table:table-cell>
              <table:table-cell office:value-type="float" office:value="12335.2">
                <text:p>12335.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4.08">
                <text:p>554.08</text:p>
              </table:table-cell>
              <table:table-cell office:value-type="float" office:value="879">
                <text:p>879</text:p>
              </table:table-cell>
              <table:table-cell office:value-type="float" office:value="1262.2">
                <text:p>1262.2</text:p>
              </table:table-cell>
              <table:table-cell office:value-type="float" office:value="12380.4">
                <text:p>12380.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54.54">
                <text:p>554.54</text:p>
              </table:table-cell>
              <table:table-cell office:value-type="float" office:value="880.2">
                <text:p>880.2</text:p>
              </table:table-cell>
              <table:table-cell office:value-type="float" office:value="1248.8">
                <text:p>1248.8</text:p>
              </table:table-cell>
              <table:table-cell office:value-type="float" office:value="12363.8">
                <text:p>12363.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54.99">
                <text:p>554.99</text:p>
              </table:table-cell>
              <table:table-cell office:value-type="float" office:value="893.4">
                <text:p>893.4</text:p>
              </table:table-cell>
              <table:table-cell office:value-type="float" office:value="1240.8">
                <text:p>1240.8</text:p>
              </table:table-cell>
              <table:table-cell office:value-type="float" office:value="12424.6">
                <text:p>12424.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5.45">
                <text:p>555.45</text:p>
              </table:table-cell>
              <table:table-cell office:value-type="float" office:value="883.6">
                <text:p>883.6</text:p>
              </table:table-cell>
              <table:table-cell office:value-type="float" office:value="1224.8">
                <text:p>1224.8</text:p>
              </table:table-cell>
              <table:table-cell office:value-type="float" office:value="12344.6">
                <text:p>12344.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55.91">
                <text:p>555.91</text:p>
              </table:table-cell>
              <table:table-cell office:value-type="float" office:value="871.8">
                <text:p>871.8</text:p>
              </table:table-cell>
              <table:table-cell office:value-type="float" office:value="1221">
                <text:p>1221</text:p>
              </table:table-cell>
              <table:table-cell office:value-type="float" office:value="12442.8">
                <text:p>12442.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56.36">
                <text:p>556.36</text:p>
              </table:table-cell>
              <table:table-cell office:value-type="float" office:value="889.8">
                <text:p>889.8</text:p>
              </table:table-cell>
              <table:table-cell office:value-type="float" office:value="1206.2">
                <text:p>1206.2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56.82">
                <text:p>556.82</text:p>
              </table:table-cell>
              <table:table-cell office:value-type="float" office:value="886.6">
                <text:p>886.6</text:p>
              </table:table-cell>
              <table:table-cell office:value-type="float" office:value="1198.4">
                <text:p>1198.4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7.28">
                <text:p>557.28</text:p>
              </table:table-cell>
              <table:table-cell office:value-type="float" office:value="871.2">
                <text:p>871.2</text:p>
              </table:table-cell>
              <table:table-cell office:value-type="float" office:value="1192.6">
                <text:p>1192.6</text:p>
              </table:table-cell>
              <table:table-cell office:value-type="float" office:value="12355.8">
                <text:p>12355.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57.73">
                <text:p>557.73</text:p>
              </table:table-cell>
              <table:table-cell office:value-type="float" office:value="880">
                <text:p>880</text:p>
              </table:table-cell>
              <table:table-cell office:value-type="float" office:value="1167.8">
                <text:p>1167.8</text:p>
              </table:table-cell>
              <table:table-cell office:value-type="float" office:value="12431.2">
                <text:p>12431.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58.19">
                <text:p>558.19</text:p>
              </table:table-cell>
              <table:table-cell office:value-type="float" office:value="869.2">
                <text:p>869.2</text:p>
              </table:table-cell>
              <table:table-cell office:value-type="float" office:value="1159.6">
                <text:p>1159.6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58.64">
                <text:p>558.64</text:p>
              </table:table-cell>
              <table:table-cell office:value-type="float" office:value="878.8">
                <text:p>878.8</text:p>
              </table:table-cell>
              <table:table-cell office:value-type="float" office:value="1156.4">
                <text:p>1156.4</text:p>
              </table:table-cell>
              <table:table-cell office:value-type="float" office:value="12412.4">
                <text:p>12412.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59.1">
                <text:p>559.1</text:p>
              </table:table-cell>
              <table:table-cell office:value-type="float" office:value="890.4">
                <text:p>890.4</text:p>
              </table:table-cell>
              <table:table-cell office:value-type="float" office:value="1153.2">
                <text:p>1153.2</text:p>
              </table:table-cell>
              <table:table-cell office:value-type="float" office:value="12320.6">
                <text:p>12320.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59.56">
                <text:p>559.56</text:p>
              </table:table-cell>
              <table:table-cell office:value-type="float" office:value="882.4">
                <text:p>882.4</text:p>
              </table:table-cell>
              <table:table-cell office:value-type="float" office:value="1145.2">
                <text:p>1145.2</text:p>
              </table:table-cell>
              <table:table-cell office:value-type="float" office:value="12343.6">
                <text:p>12343.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60.01">
                <text:p>560.01</text:p>
              </table:table-cell>
              <table:table-cell office:value-type="float" office:value="880.4">
                <text:p>880.4</text:p>
              </table:table-cell>
              <table:table-cell office:value-type="float" office:value="1123.4">
                <text:p>1123.4</text:p>
              </table:table-cell>
              <table:table-cell office:value-type="float" office:value="12312">
                <text:p>123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0.47">
                <text:p>560.47</text:p>
              </table:table-cell>
              <table:table-cell office:value-type="float" office:value="878.6">
                <text:p>878.6</text:p>
              </table:table-cell>
              <table:table-cell office:value-type="float" office:value="1130.8">
                <text:p>1130.8</text:p>
              </table:table-cell>
              <table:table-cell office:value-type="float" office:value="12412.4">
                <text:p>12412.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60.92">
                <text:p>560.92</text:p>
              </table:table-cell>
              <table:table-cell office:value-type="float" office:value="881.6">
                <text:p>881.6</text:p>
              </table:table-cell>
              <table:table-cell office:value-type="float" office:value="1119.2">
                <text:p>1119.2</text:p>
              </table:table-cell>
              <table:table-cell office:value-type="float" office:value="12357.2">
                <text:p>12357.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61.38">
                <text:p>561.38</text:p>
              </table:table-cell>
              <table:table-cell office:value-type="float" office:value="873.6">
                <text:p>873.6</text:p>
              </table:table-cell>
              <table:table-cell office:value-type="float" office:value="1111.8">
                <text:p>1111.8</text:p>
              </table:table-cell>
              <table:table-cell office:value-type="float" office:value="12309.2">
                <text:p>12309.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1.84">
                <text:p>561.84</text:p>
              </table:table-cell>
              <table:table-cell office:value-type="float" office:value="883.8">
                <text:p>883.8</text:p>
              </table:table-cell>
              <table:table-cell office:value-type="float" office:value="1100.2">
                <text:p>1100.2</text:p>
              </table:table-cell>
              <table:table-cell office:value-type="float" office:value="12340.2">
                <text:p>12340.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2.29">
                <text:p>562.29</text:p>
              </table:table-cell>
              <table:table-cell office:value-type="float" office:value="876.4">
                <text:p>876.4</text:p>
              </table:table-cell>
              <table:table-cell office:value-type="float" office:value="1097.2">
                <text:p>1097.2</text:p>
              </table:table-cell>
              <table:table-cell office:value-type="float" office:value="12357">
                <text:p>123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62.75">
                <text:p>562.75</text:p>
              </table:table-cell>
              <table:table-cell office:value-type="float" office:value="877.4">
                <text:p>877.4</text:p>
              </table:table-cell>
              <table:table-cell office:value-type="float" office:value="1097">
                <text:p>1097</text:p>
              </table:table-cell>
              <table:table-cell office:value-type="float" office:value="12321.4">
                <text:p>12321.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3.2">
                <text:p>563.2</text:p>
              </table:table-cell>
              <table:table-cell office:value-type="float" office:value="882">
                <text:p>882</text:p>
              </table:table-cell>
              <table:table-cell office:value-type="float" office:value="1079.8">
                <text:p>1079.8</text:p>
              </table:table-cell>
              <table:table-cell office:value-type="float" office:value="12273">
                <text:p>122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63.66">
                <text:p>563.66</text:p>
              </table:table-cell>
              <table:table-cell office:value-type="float" office:value="884.2">
                <text:p>884.2</text:p>
              </table:table-cell>
              <table:table-cell office:value-type="float" office:value="1083.2">
                <text:p>1083.2</text:p>
              </table:table-cell>
              <table:table-cell office:value-type="float" office:value="12357">
                <text:p>123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4.11">
                <text:p>564.11</text:p>
              </table:table-cell>
              <table:table-cell office:value-type="float" office:value="874.2">
                <text:p>874.2</text:p>
              </table:table-cell>
              <table:table-cell office:value-type="float" office:value="1091.8">
                <text:p>1091.8</text:p>
              </table:table-cell>
              <table:table-cell office:value-type="float" office:value="12203.8">
                <text:p>12203.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64.57">
                <text:p>564.57</text:p>
              </table:table-cell>
              <table:table-cell office:value-type="float" office:value="885.2">
                <text:p>885.2</text:p>
              </table:table-cell>
              <table:table-cell office:value-type="float" office:value="1081.6">
                <text:p>1081.6</text:p>
              </table:table-cell>
              <table:table-cell office:value-type="float" office:value="12252.4">
                <text:p>12252.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65.03">
                <text:p>565.03</text:p>
              </table:table-cell>
              <table:table-cell office:value-type="float" office:value="879.2">
                <text:p>879.2</text:p>
              </table:table-cell>
              <table:table-cell office:value-type="float" office:value="1061.8">
                <text:p>1061.8</text:p>
              </table:table-cell>
              <table:table-cell office:value-type="float" office:value="12214.6">
                <text:p>12214.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5.48">
                <text:p>565.48</text:p>
              </table:table-cell>
              <table:table-cell office:value-type="float" office:value="872.4">
                <text:p>872.4</text:p>
              </table:table-cell>
              <table:table-cell office:value-type="float" office:value="1062.6">
                <text:p>1062.6</text:p>
              </table:table-cell>
              <table:table-cell office:value-type="float" office:value="12149.6">
                <text:p>12149.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65.94">
                <text:p>565.94</text:p>
              </table:table-cell>
              <table:table-cell office:value-type="float" office:value="885.2">
                <text:p>885.2</text:p>
              </table:table-cell>
              <table:table-cell office:value-type="float" office:value="1043.8">
                <text:p>1043.8</text:p>
              </table:table-cell>
              <table:table-cell office:value-type="float" office:value="12162">
                <text:p>121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6.39">
                <text:p>566.39</text:p>
              </table:table-cell>
              <table:table-cell office:value-type="float" office:value="888">
                <text:p>888</text:p>
              </table:table-cell>
              <table:table-cell office:value-type="float" office:value="1035.8">
                <text:p>1035.8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6.85">
                <text:p>566.85</text:p>
              </table:table-cell>
              <table:table-cell office:value-type="float" office:value="876.4">
                <text:p>876.4</text:p>
              </table:table-cell>
              <table:table-cell office:value-type="float" office:value="1031.4">
                <text:p>1031.4</text:p>
              </table:table-cell>
              <table:table-cell office:value-type="float" office:value="12094.8">
                <text:p>12094.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7.3">
                <text:p>567.3</text:p>
              </table:table-cell>
              <table:table-cell office:value-type="float" office:value="891">
                <text:p>891</text:p>
              </table:table-cell>
              <table:table-cell office:value-type="float" office:value="1029.2">
                <text:p>1029.2</text:p>
              </table:table-cell>
              <table:table-cell office:value-type="float" office:value="12080.8">
                <text:p>12080.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67.76">
                <text:p>567.76</text:p>
              </table:table-cell>
              <table:table-cell office:value-type="float" office:value="880.4">
                <text:p>880.4</text:p>
              </table:table-cell>
              <table:table-cell office:value-type="float" office:value="1008.4">
                <text:p>1008.4</text:p>
              </table:table-cell>
              <table:table-cell office:value-type="float" office:value="12012.4">
                <text:p>12012.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68.22">
                <text:p>568.22</text:p>
              </table:table-cell>
              <table:table-cell office:value-type="float" office:value="885">
                <text:p>885</text:p>
              </table:table-cell>
              <table:table-cell office:value-type="float" office:value="1027.4">
                <text:p>1027.4</text:p>
              </table:table-cell>
              <table:table-cell office:value-type="float" office:value="11990.6">
                <text:p>11990.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8.67">
                <text:p>568.67</text:p>
              </table:table-cell>
              <table:table-cell office:value-type="float" office:value="889">
                <text:p>889</text:p>
              </table:table-cell>
              <table:table-cell office:value-type="float" office:value="1030.2">
                <text:p>1030.2</text:p>
              </table:table-cell>
              <table:table-cell office:value-type="float" office:value="12046.6">
                <text:p>12046.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69.13">
                <text:p>569.13</text:p>
              </table:table-cell>
              <table:table-cell office:value-type="float" office:value="887.2">
                <text:p>887.2</text:p>
              </table:table-cell>
              <table:table-cell office:value-type="float" office:value="1015.6">
                <text:p>1015.6</text:p>
              </table:table-cell>
              <table:table-cell office:value-type="float" office:value="12051.6">
                <text:p>12051.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69.58">
                <text:p>569.58</text:p>
              </table:table-cell>
              <table:table-cell office:value-type="float" office:value="869.2">
                <text:p>869.2</text:p>
              </table:table-cell>
              <table:table-cell office:value-type="float" office:value="1014.8">
                <text:p>1014.8</text:p>
              </table:table-cell>
              <table:table-cell office:value-type="float" office:value="11900.2">
                <text:p>11900.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70.04">
                <text:p>570.04</text:p>
              </table:table-cell>
              <table:table-cell office:value-type="float" office:value="883.8">
                <text:p>883.8</text:p>
              </table:table-cell>
              <table:table-cell office:value-type="float" office:value="1002.6">
                <text:p>1002.6</text:p>
              </table:table-cell>
              <table:table-cell office:value-type="float" office:value="11872.2">
                <text:p>11872.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70.49">
                <text:p>570.49</text:p>
              </table:table-cell>
              <table:table-cell office:value-type="float" office:value="886.2">
                <text:p>886.2</text:p>
              </table:table-cell>
              <table:table-cell office:value-type="float" office:value="1008.2">
                <text:p>1008.2</text:p>
              </table:table-cell>
              <table:table-cell office:value-type="float" office:value="11837.4">
                <text:p>11837.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70.95">
                <text:p>570.95</text:p>
              </table:table-cell>
              <table:table-cell office:value-type="float" office:value="874.4">
                <text:p>874.4</text:p>
              </table:table-cell>
              <table:table-cell office:value-type="float" office:value="1001.6">
                <text:p>1001.6</text:p>
              </table:table-cell>
              <table:table-cell office:value-type="float" office:value="11735.6">
                <text:p>11735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71.4">
                <text:p>571.4</text:p>
              </table:table-cell>
              <table:table-cell office:value-type="float" office:value="873.6">
                <text:p>873.6</text:p>
              </table:table-cell>
              <table:table-cell office:value-type="float" office:value="1001.8">
                <text:p>1001.8</text:p>
              </table:table-cell>
              <table:table-cell office:value-type="float" office:value="11748.8">
                <text:p>11748.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71.86">
                <text:p>571.86</text:p>
              </table:table-cell>
              <table:table-cell office:value-type="float" office:value="886.2">
                <text:p>886.2</text:p>
              </table:table-cell>
              <table:table-cell office:value-type="float" office:value="984.4">
                <text:p>984.4</text:p>
              </table:table-cell>
              <table:table-cell office:value-type="float" office:value="11702.4">
                <text:p>11702.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72.31">
                <text:p>572.31</text:p>
              </table:table-cell>
              <table:table-cell office:value-type="float" office:value="874.8">
                <text:p>874.8</text:p>
              </table:table-cell>
              <table:table-cell office:value-type="float" office:value="990.4">
                <text:p>990.4</text:p>
              </table:table-cell>
              <table:table-cell office:value-type="float" office:value="11612.8">
                <text:p>11612.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72.77">
                <text:p>572.77</text:p>
              </table:table-cell>
              <table:table-cell office:value-type="float" office:value="873.8">
                <text:p>873.8</text:p>
              </table:table-cell>
              <table:table-cell office:value-type="float" office:value="988.2">
                <text:p>988.2</text:p>
              </table:table-cell>
              <table:table-cell office:value-type="float" office:value="11626">
                <text:p>116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73.22">
                <text:p>573.22</text:p>
              </table:table-cell>
              <table:table-cell office:value-type="float" office:value="884.4">
                <text:p>884.4</text:p>
              </table:table-cell>
              <table:table-cell office:value-type="float" office:value="987">
                <text:p>987</text:p>
              </table:table-cell>
              <table:table-cell office:value-type="float" office:value="11498.2">
                <text:p>11498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73.68">
                <text:p>573.68</text:p>
              </table:table-cell>
              <table:table-cell office:value-type="float" office:value="884.2">
                <text:p>884.2</text:p>
              </table:table-cell>
              <table:table-cell office:value-type="float" office:value="991.6">
                <text:p>991.6</text:p>
              </table:table-cell>
              <table:table-cell office:value-type="float" office:value="11514">
                <text:p>115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74.13">
                <text:p>574.13</text:p>
              </table:table-cell>
              <table:table-cell office:value-type="float" office:value="886.2">
                <text:p>886.2</text:p>
              </table:table-cell>
              <table:table-cell office:value-type="float" office:value="972.6">
                <text:p>972.6</text:p>
              </table:table-cell>
              <table:table-cell office:value-type="float" office:value="11489.6">
                <text:p>11489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74.59">
                <text:p>574.59</text:p>
              </table:table-cell>
              <table:table-cell office:value-type="float" office:value="897.4">
                <text:p>897.4</text:p>
              </table:table-cell>
              <table:table-cell office:value-type="float" office:value="967.6">
                <text:p>967.6</text:p>
              </table:table-cell>
              <table:table-cell office:value-type="float" office:value="11363.8">
                <text:p>11363.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75.04">
                <text:p>575.04</text:p>
              </table:table-cell>
              <table:table-cell office:value-type="float" office:value="913.4">
                <text:p>913.4</text:p>
              </table:table-cell>
              <table:table-cell office:value-type="float" office:value="975.8">
                <text:p>975.8</text:p>
              </table:table-cell>
              <table:table-cell office:value-type="float" office:value="11321.4">
                <text:p>11321.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75.5">
                <text:p>575.5</text:p>
              </table:table-cell>
              <table:table-cell office:value-type="float" office:value="1101">
                <text:p>1101</text:p>
              </table:table-cell>
              <table:table-cell office:value-type="float" office:value="968.4">
                <text:p>968.4</text:p>
              </table:table-cell>
              <table:table-cell office:value-type="float" office:value="11246.4">
                <text:p>11246.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75.95">
                <text:p>575.95</text:p>
              </table:table-cell>
              <table:table-cell office:value-type="float" office:value="1491.4">
                <text:p>1491.4</text:p>
              </table:table-cell>
              <table:table-cell office:value-type="float" office:value="968.4">
                <text:p>968.4</text:p>
              </table:table-cell>
              <table:table-cell office:value-type="float" office:value="11152.2">
                <text:p>11152.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76.41">
                <text:p>576.41</text:p>
              </table:table-cell>
              <table:table-cell office:value-type="float" office:value="1996.8">
                <text:p>1996.8</text:p>
              </table:table-cell>
              <table:table-cell office:value-type="float" office:value="961.2">
                <text:p>961.2</text:p>
              </table:table-cell>
              <table:table-cell office:value-type="float" office:value="11118.4">
                <text:p>11118.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6.86">
                <text:p>576.86</text:p>
              </table:table-cell>
              <table:table-cell office:value-type="float" office:value="2774.8">
                <text:p>2774.8</text:p>
              </table:table-cell>
              <table:table-cell office:value-type="float" office:value="958.2">
                <text:p>958.2</text:p>
              </table:table-cell>
              <table:table-cell office:value-type="float" office:value="11045.8">
                <text:p>11045.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77.32">
                <text:p>577.32</text:p>
              </table:table-cell>
              <table:table-cell office:value-type="float" office:value="2884.6">
                <text:p>2884.6</text:p>
              </table:table-cell>
              <table:table-cell office:value-type="float" office:value="957.4">
                <text:p>957.4</text:p>
              </table:table-cell>
              <table:table-cell office:value-type="float" office:value="11008.4">
                <text:p>11008.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77.77">
                <text:p>577.77</text:p>
              </table:table-cell>
              <table:table-cell office:value-type="float" office:value="2052">
                <text:p>2052</text:p>
              </table:table-cell>
              <table:table-cell office:value-type="float" office:value="960.2">
                <text:p>960.2</text:p>
              </table:table-cell>
              <table:table-cell office:value-type="float" office:value="11026.4">
                <text:p>11026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78.23">
                <text:p>578.23</text:p>
              </table:table-cell>
              <table:table-cell office:value-type="float" office:value="1724.6">
                <text:p>1724.6</text:p>
              </table:table-cell>
              <table:table-cell office:value-type="float" office:value="956">
                <text:p>956</text:p>
              </table:table-cell>
              <table:table-cell office:value-type="float" office:value="10922.6">
                <text:p>10922.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78.68">
                <text:p>578.68</text:p>
              </table:table-cell>
              <table:table-cell office:value-type="float" office:value="2155.4">
                <text:p>2155.4</text:p>
              </table:table-cell>
              <table:table-cell office:value-type="float" office:value="945.2">
                <text:p>945.2</text:p>
              </table:table-cell>
              <table:table-cell office:value-type="float" office:value="10788.6">
                <text:p>10788.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79.14">
                <text:p>579.14</text:p>
              </table:table-cell>
              <table:table-cell office:value-type="float" office:value="2709.4">
                <text:p>2709.4</text:p>
              </table:table-cell>
              <table:table-cell office:value-type="float" office:value="956.6">
                <text:p>956.6</text:p>
              </table:table-cell>
              <table:table-cell office:value-type="float" office:value="10736.2">
                <text:p>10736.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9.59">
                <text:p>579.59</text:p>
              </table:table-cell>
              <table:table-cell office:value-type="float" office:value="2309">
                <text:p>2309</text:p>
              </table:table-cell>
              <table:table-cell office:value-type="float" office:value="941.6">
                <text:p>941.6</text:p>
              </table:table-cell>
              <table:table-cell office:value-type="float" office:value="10738.8">
                <text:p>10738.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0.05">
                <text:p>580.05</text:p>
              </table:table-cell>
              <table:table-cell office:value-type="float" office:value="1360.6">
                <text:p>1360.6</text:p>
              </table:table-cell>
              <table:table-cell office:value-type="float" office:value="938.6">
                <text:p>938.6</text:p>
              </table:table-cell>
              <table:table-cell office:value-type="float" office:value="10636.6">
                <text:p>10636.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80.5">
                <text:p>580.5</text:p>
              </table:table-cell>
              <table:table-cell office:value-type="float" office:value="962.6">
                <text:p>962.6</text:p>
              </table:table-cell>
              <table:table-cell office:value-type="float" office:value="951">
                <text:p>951</text:p>
              </table:table-cell>
              <table:table-cell office:value-type="float" office:value="10626.6">
                <text:p>10626.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80.96">
                <text:p>580.96</text:p>
              </table:table-cell>
              <table:table-cell office:value-type="float" office:value="912.2">
                <text:p>912.2</text:p>
              </table:table-cell>
              <table:table-cell office:value-type="float" office:value="949.8">
                <text:p>949.8</text:p>
              </table:table-cell>
              <table:table-cell office:value-type="float" office:value="10513.4">
                <text:p>10513.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81.41">
                <text:p>581.41</text:p>
              </table:table-cell>
              <table:table-cell office:value-type="float" office:value="905">
                <text:p>905</text:p>
              </table:table-cell>
              <table:table-cell office:value-type="float" office:value="951.6">
                <text:p>951.6</text:p>
              </table:table-cell>
              <table:table-cell office:value-type="float" office:value="10482.4">
                <text:p>10482.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81.87">
                <text:p>581.87</text:p>
              </table:table-cell>
              <table:table-cell office:value-type="float" office:value="883">
                <text:p>883</text:p>
              </table:table-cell>
              <table:table-cell office:value-type="float" office:value="949.6">
                <text:p>949.6</text:p>
              </table:table-cell>
              <table:table-cell office:value-type="float" office:value="10421.4">
                <text:p>10421.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82.32">
                <text:p>582.32</text:p>
              </table:table-cell>
              <table:table-cell office:value-type="float" office:value="890.8">
                <text:p>890.8</text:p>
              </table:table-cell>
              <table:table-cell office:value-type="float" office:value="952.2">
                <text:p>952.2</text:p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82.78">
                <text:p>582.78</text:p>
              </table:table-cell>
              <table:table-cell office:value-type="float" office:value="885.4">
                <text:p>885.4</text:p>
              </table:table-cell>
              <table:table-cell office:value-type="float" office:value="936.4">
                <text:p>936.4</text:p>
              </table:table-cell>
              <table:table-cell office:value-type="float" office:value="10269.6">
                <text:p>10269.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83.23">
                <text:p>583.23</text:p>
              </table:table-cell>
              <table:table-cell office:value-type="float" office:value="869.6">
                <text:p>869.6</text:p>
              </table:table-cell>
              <table:table-cell office:value-type="float" office:value="947.2">
                <text:p>947.2</text:p>
              </table:table-cell>
              <table:table-cell office:value-type="float" office:value="10186.6">
                <text:p>10186.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83.69">
                <text:p>583.69</text:p>
              </table:table-cell>
              <table:table-cell office:value-type="float" office:value="878.2">
                <text:p>878.2</text:p>
              </table:table-cell>
              <table:table-cell office:value-type="float" office:value="945.6">
                <text:p>945.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84.14">
                <text:p>584.14</text:p>
              </table:table-cell>
              <table:table-cell office:value-type="float" office:value="875.6">
                <text:p>875.6</text:p>
              </table:table-cell>
              <table:table-cell office:value-type="float" office:value="936">
                <text:p>936</text:p>
              </table:table-cell>
              <table:table-cell office:value-type="float" office:value="10027.4">
                <text:p>10027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84.6">
                <text:p>584.6</text:p>
              </table:table-cell>
              <table:table-cell office:value-type="float" office:value="879.2">
                <text:p>879.2</text:p>
              </table:table-cell>
              <table:table-cell office:value-type="float" office:value="934.4">
                <text:p>934.4</text:p>
              </table:table-cell>
              <table:table-cell office:value-type="float" office:value="9990.4">
                <text:p>9990.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85.05">
                <text:p>585.05</text:p>
              </table:table-cell>
              <table:table-cell office:value-type="float" office:value="881.6">
                <text:p>881.6</text:p>
              </table:table-cell>
              <table:table-cell office:value-type="float" office:value="931.8">
                <text:p>931.8</text:p>
              </table:table-cell>
              <table:table-cell office:value-type="float" office:value="9970.4">
                <text:p>9970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85.5">
                <text:p>585.5</text:p>
              </table:table-cell>
              <table:table-cell office:value-type="float" office:value="870.2">
                <text:p>870.2</text:p>
              </table:table-cell>
              <table:table-cell office:value-type="float" office:value="918.6">
                <text:p>918.6</text:p>
              </table:table-cell>
              <table:table-cell office:value-type="float" office:value="9835.4">
                <text:p>9835.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85.96">
                <text:p>585.96</text:p>
              </table:table-cell>
              <table:table-cell office:value-type="float" office:value="874.8">
                <text:p>874.8</text:p>
              </table:table-cell>
              <table:table-cell office:value-type="float" office:value="928.6">
                <text:p>928.6</text:p>
              </table:table-cell>
              <table:table-cell office:value-type="float" office:value="9849.4">
                <text:p>9849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86.41">
                <text:p>586.41</text:p>
              </table:table-cell>
              <table:table-cell office:value-type="float" office:value="877">
                <text:p>877</text:p>
              </table:table-cell>
              <table:table-cell office:value-type="float" office:value="924">
                <text:p>924</text:p>
              </table:table-cell>
              <table:table-cell office:value-type="float" office:value="9678.4">
                <text:p>9678.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86.87">
                <text:p>586.87</text:p>
              </table:table-cell>
              <table:table-cell office:value-type="float" office:value="875">
                <text:p>875</text:p>
              </table:table-cell>
              <table:table-cell office:value-type="float" office:value="922.2">
                <text:p>922.2</text:p>
              </table:table-cell>
              <table:table-cell office:value-type="float" office:value="9626.2">
                <text:p>9626.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87.32">
                <text:p>587.32</text:p>
              </table:table-cell>
              <table:table-cell office:value-type="float" office:value="883.4">
                <text:p>883.4</text:p>
              </table:table-cell>
              <table:table-cell office:value-type="float" office:value="935">
                <text:p>935</text:p>
              </table:table-cell>
              <table:table-cell office:value-type="float" office:value="9570.8">
                <text:p>9570.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87.78">
                <text:p>587.78</text:p>
              </table:table-cell>
              <table:table-cell office:value-type="float" office:value="880.8">
                <text:p>880.8</text:p>
              </table:table-cell>
              <table:table-cell office:value-type="float" office:value="936.4">
                <text:p>936.4</text:p>
              </table:table-cell>
              <table:table-cell office:value-type="float" office:value="9504.4">
                <text:p>9504.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88.23">
                <text:p>588.23</text:p>
              </table:table-cell>
              <table:table-cell office:value-type="float" office:value="872.6">
                <text:p>872.6</text:p>
              </table:table-cell>
              <table:table-cell office:value-type="float" office:value="920.6">
                <text:p>920.6</text:p>
              </table:table-cell>
              <table:table-cell office:value-type="float" office:value="9458.6">
                <text:p>9458.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88.68">
                <text:p>588.68</text:p>
              </table:table-cell>
              <table:table-cell office:value-type="float" office:value="868.2">
                <text:p>868.2</text:p>
              </table:table-cell>
              <table:table-cell office:value-type="float" office:value="934">
                <text:p>934</text:p>
              </table:table-cell>
              <table:table-cell office:value-type="float" office:value="9326.4">
                <text:p>9326.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89.14">
                <text:p>589.14</text:p>
              </table:table-cell>
              <table:table-cell office:value-type="float" office:value="874.4">
                <text:p>874.4</text:p>
              </table:table-cell>
              <table:table-cell office:value-type="float" office:value="918.4">
                <text:p>918.4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9.59">
                <text:p>589.59</text:p>
              </table:table-cell>
              <table:table-cell office:value-type="float" office:value="875.8">
                <text:p>875.8</text:p>
              </table:table-cell>
              <table:table-cell office:value-type="float" office:value="903.6">
                <text:p>903.6</text:p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0.05">
                <text:p>590.05</text:p>
              </table:table-cell>
              <table:table-cell office:value-type="float" office:value="873">
                <text:p>873</text:p>
              </table:table-cell>
              <table:table-cell office:value-type="float" office:value="914">
                <text:p>914</text:p>
              </table:table-cell>
              <table:table-cell office:value-type="float" office:value="9147.2">
                <text:p>9147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90.5">
                <text:p>590.5</text:p>
              </table:table-cell>
              <table:table-cell office:value-type="float" office:value="868.6">
                <text:p>868.6</text:p>
              </table:table-cell>
              <table:table-cell office:value-type="float" office:value="916.8">
                <text:p>916.8</text:p>
              </table:table-cell>
              <table:table-cell office:value-type="float" office:value="9094.2">
                <text:p>9094.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0.96">
                <text:p>590.96</text:p>
              </table:table-cell>
              <table:table-cell office:value-type="float" office:value="878">
                <text:p>878</text:p>
              </table:table-cell>
              <table:table-cell office:value-type="float" office:value="912.4">
                <text:p>912.4</text:p>
              </table:table-cell>
              <table:table-cell office:value-type="float" office:value="9021.4">
                <text:p>9021.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91.41">
                <text:p>591.41</text:p>
              </table:table-cell>
              <table:table-cell office:value-type="float" office:value="871.8">
                <text:p>871.8</text:p>
              </table:table-cell>
              <table:table-cell office:value-type="float" office:value="912.8">
                <text:p>912.8</text:p>
              </table:table-cell>
              <table:table-cell office:value-type="float" office:value="8980.2">
                <text:p>8980.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91.86">
                <text:p>591.86</text:p>
              </table:table-cell>
              <table:table-cell office:value-type="float" office:value="880.6">
                <text:p>880.6</text:p>
              </table:table-cell>
              <table:table-cell office:value-type="float" office:value="912.4">
                <text:p>912.4</text:p>
              </table:table-cell>
              <table:table-cell office:value-type="float" office:value="8915.4">
                <text:p>8915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2.32">
                <text:p>592.32</text:p>
              </table:table-cell>
              <table:table-cell office:value-type="float" office:value="878.4">
                <text:p>878.4</text:p>
              </table:table-cell>
              <table:table-cell office:value-type="float" office:value="908.4">
                <text:p>908.4</text:p>
              </table:table-cell>
              <table:table-cell office:value-type="float" office:value="8880.8">
                <text:p>8880.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92.77">
                <text:p>592.77</text:p>
              </table:table-cell>
              <table:table-cell office:value-type="float" office:value="875.8">
                <text:p>875.8</text:p>
              </table:table-cell>
              <table:table-cell office:value-type="float" office:value="916.6">
                <text:p>916.6</text:p>
              </table:table-cell>
              <table:table-cell office:value-type="float" office:value="8790.8">
                <text:p>8790.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93.23">
                <text:p>593.23</text:p>
              </table:table-cell>
              <table:table-cell office:value-type="float" office:value="873.8">
                <text:p>873.8</text:p>
              </table:table-cell>
              <table:table-cell office:value-type="float" office:value="905.4">
                <text:p>905.4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93.68">
                <text:p>593.68</text:p>
              </table:table-cell>
              <table:table-cell office:value-type="float" office:value="881.6">
                <text:p>881.6</text:p>
              </table:table-cell>
              <table:table-cell office:value-type="float" office:value="911">
                <text:p>911</text:p>
              </table:table-cell>
              <table:table-cell office:value-type="float" office:value="8625.6">
                <text:p>8625.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94.13">
                <text:p>594.13</text:p>
              </table:table-cell>
              <table:table-cell office:value-type="float" office:value="869.4">
                <text:p>869.4</text:p>
              </table:table-cell>
              <table:table-cell office:value-type="float" office:value="910.6">
                <text:p>910.6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94.59">
                <text:p>594.59</text:p>
              </table:table-cell>
              <table:table-cell office:value-type="float" office:value="874">
                <text:p>874</text:p>
              </table:table-cell>
              <table:table-cell office:value-type="float" office:value="908">
                <text:p>908</text:p>
              </table:table-cell>
              <table:table-cell office:value-type="float" office:value="8554.2">
                <text:p>8554.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95.04">
                <text:p>595.04</text:p>
              </table:table-cell>
              <table:table-cell office:value-type="float" office:value="870.2">
                <text:p>870.2</text:p>
              </table:table-cell>
              <table:table-cell office:value-type="float" office:value="905.2">
                <text:p>905.2</text:p>
              </table:table-cell>
              <table:table-cell office:value-type="float" office:value="8438.2">
                <text:p>8438.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95.5">
                <text:p>595.5</text:p>
              </table:table-cell>
              <table:table-cell office:value-type="float" office:value="859.4">
                <text:p>859.4</text:p>
              </table:table-cell>
              <table:table-cell office:value-type="float" office:value="901">
                <text:p>901</text:p>
              </table:table-cell>
              <table:table-cell office:value-type="float" office:value="8375.4">
                <text:p>8375.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95.95">
                <text:p>595.95</text:p>
              </table:table-cell>
              <table:table-cell office:value-type="float" office:value="875.2">
                <text:p>875.2</text:p>
              </table:table-cell>
              <table:table-cell office:value-type="float" office:value="906.6">
                <text:p>906.6</text:p>
              </table:table-cell>
              <table:table-cell office:value-type="float" office:value="8350.2">
                <text:p>8350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96.4">
                <text:p>596.4</text:p>
              </table:table-cell>
              <table:table-cell office:value-type="float" office:value="874">
                <text:p>874</text:p>
              </table:table-cell>
              <table:table-cell office:value-type="float" office:value="895.2">
                <text:p>895.2</text:p>
              </table:table-cell>
              <table:table-cell office:value-type="float" office:value="8222.6">
                <text:p>8222.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96.86">
                <text:p>596.86</text:p>
              </table:table-cell>
              <table:table-cell office:value-type="float" office:value="867.8">
                <text:p>867.8</text:p>
              </table:table-cell>
              <table:table-cell office:value-type="float" office:value="896.8">
                <text:p>896.8</text:p>
              </table:table-cell>
              <table:table-cell office:value-type="float" office:value="8189.2">
                <text:p>8189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97.31">
                <text:p>597.31</text:p>
              </table:table-cell>
              <table:table-cell office:value-type="float" office:value="875.6">
                <text:p>875.6</text:p>
              </table:table-cell>
              <table:table-cell office:value-type="float" office:value="899.8">
                <text:p>899.8</text:p>
              </table:table-cell>
              <table:table-cell office:value-type="float" office:value="8097.2">
                <text:p>8097.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97.76">
                <text:p>597.76</text:p>
              </table:table-cell>
              <table:table-cell office:value-type="float" office:value="876.8">
                <text:p>876.8</text:p>
              </table:table-cell>
              <table:table-cell office:value-type="float" office:value="894.6">
                <text:p>894.6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98.22">
                <text:p>598.22</text:p>
              </table:table-cell>
              <table:table-cell office:value-type="float" office:value="867.4">
                <text:p>867.4</text:p>
              </table:table-cell>
              <table:table-cell office:value-type="float" office:value="900.2">
                <text:p>900.2</text:p>
              </table:table-cell>
              <table:table-cell office:value-type="float" office:value="7975.6">
                <text:p>7975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98.67">
                <text:p>598.67</text:p>
              </table:table-cell>
              <table:table-cell office:value-type="float" office:value="876.4">
                <text:p>876.4</text:p>
              </table:table-cell>
              <table:table-cell office:value-type="float" office:value="900">
                <text:p>900</text:p>
              </table:table-cell>
              <table:table-cell office:value-type="float" office:value="7921.6">
                <text:p>7921.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99.13">
                <text:p>599.13</text:p>
              </table:table-cell>
              <table:table-cell office:value-type="float" office:value="876.8">
                <text:p>876.8</text:p>
              </table:table-cell>
              <table:table-cell office:value-type="float" office:value="899.2">
                <text:p>899.2</text:p>
              </table:table-cell>
              <table:table-cell office:value-type="float" office:value="7819.2">
                <text:p>7819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99.58">
                <text:p>599.58</text:p>
              </table:table-cell>
              <table:table-cell office:value-type="float" office:value="868.6">
                <text:p>868.6</text:p>
              </table:table-cell>
              <table:table-cell office:value-type="float" office:value="905.2">
                <text:p>905.2</text:p>
              </table:table-cell>
              <table:table-cell office:value-type="float" office:value="7743.2">
                <text:p>7743.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0.03">
                <text:p>600.03</text:p>
              </table:table-cell>
              <table:table-cell office:value-type="float" office:value="873">
                <text:p>873</text:p>
              </table:table-cell>
              <table:table-cell office:value-type="float" office:value="906.6">
                <text:p>906.6</text:p>
              </table:table-cell>
              <table:table-cell office:value-type="float" office:value="7700.2">
                <text:p>7700.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0.49">
                <text:p>600.49</text:p>
              </table:table-cell>
              <table:table-cell office:value-type="float" office:value="873.4">
                <text:p>873.4</text:p>
              </table:table-cell>
              <table:table-cell office:value-type="float" office:value="891.2">
                <text:p>891.2</text:p>
              </table:table-cell>
              <table:table-cell office:value-type="float" office:value="7684.8">
                <text:p>7684.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00.94">
                <text:p>600.94</text:p>
              </table:table-cell>
              <table:table-cell office:value-type="float" office:value="866.8">
                <text:p>866.8</text:p>
              </table:table-cell>
              <table:table-cell office:value-type="float" office:value="893.6">
                <text:p>893.6</text:p>
              </table:table-cell>
              <table:table-cell office:value-type="float" office:value="7562.8">
                <text:p>7562.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01.39">
                <text:p>601.39</text:p>
              </table:table-cell>
              <table:table-cell office:value-type="float" office:value="878">
                <text:p>878</text:p>
              </table:table-cell>
              <table:table-cell office:value-type="float" office:value="900.8">
                <text:p>900.8</text:p>
              </table:table-cell>
              <table:table-cell office:value-type="float" office:value="7511.8">
                <text:p>7511.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01.85">
                <text:p>601.85</text:p>
              </table:table-cell>
              <table:table-cell office:value-type="float" office:value="867.4">
                <text:p>867.4</text:p>
              </table:table-cell>
              <table:table-cell office:value-type="float" office:value="884.8">
                <text:p>884.8</text:p>
              </table:table-cell>
              <table:table-cell office:value-type="float" office:value="7423.4">
                <text:p>7423.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02.3">
                <text:p>602.3</text:p>
              </table:table-cell>
              <table:table-cell office:value-type="float" office:value="865.8">
                <text:p>865.8</text:p>
              </table:table-cell>
              <table:table-cell office:value-type="float" office:value="892.4">
                <text:p>892.4</text:p>
              </table:table-cell>
              <table:table-cell office:value-type="float" office:value="7336.6">
                <text:p>7336.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02.75">
                <text:p>602.75</text:p>
              </table:table-cell>
              <table:table-cell office:value-type="float" office:value="868">
                <text:p>868</text:p>
              </table:table-cell>
              <table:table-cell office:value-type="float" office:value="896.6">
                <text:p>896.6</text:p>
              </table:table-cell>
              <table:table-cell office:value-type="float" office:value="7311.6">
                <text:p>7311.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03.21">
                <text:p>603.21</text:p>
              </table:table-cell>
              <table:table-cell office:value-type="float" office:value="878.4">
                <text:p>878.4</text:p>
              </table:table-cell>
              <table:table-cell office:value-type="float" office:value="878.4">
                <text:p>878.4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03.66">
                <text:p>603.66</text:p>
              </table:table-cell>
              <table:table-cell office:value-type="float" office:value="862.2">
                <text:p>862.2</text:p>
              </table:table-cell>
              <table:table-cell office:value-type="float" office:value="892.4">
                <text:p>892.4</text:p>
              </table:table-cell>
              <table:table-cell office:value-type="float" office:value="7207.2">
                <text:p>7207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04.11">
                <text:p>604.11</text:p>
              </table:table-cell>
              <table:table-cell office:value-type="float" office:value="876.8">
                <text:p>876.8</text:p>
              </table:table-cell>
              <table:table-cell office:value-type="float" office:value="898.8">
                <text:p>898.8</text:p>
              </table:table-cell>
              <table:table-cell office:value-type="float" office:value="7149.2">
                <text:p>7149.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04.57">
                <text:p>604.57</text:p>
              </table:table-cell>
              <table:table-cell office:value-type="float" office:value="874">
                <text:p>874</text:p>
              </table:table-cell>
              <table:table-cell office:value-type="float" office:value="888.4">
                <text:p>888.4</text:p>
              </table:table-cell>
              <table:table-cell office:value-type="float" office:value="7030.6">
                <text:p>7030.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05.02">
                <text:p>605.02</text:p>
              </table:table-cell>
              <table:table-cell office:value-type="float" office:value="865.2">
                <text:p>865.2</text:p>
              </table:table-cell>
              <table:table-cell office:value-type="float" office:value="899">
                <text:p>899</text:p>
              </table:table-cell>
              <table:table-cell office:value-type="float" office:value="6953.8">
                <text:p>6953.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05.47">
                <text:p>605.47</text:p>
              </table:table-cell>
              <table:table-cell office:value-type="float" office:value="869.4">
                <text:p>869.4</text:p>
              </table:table-cell>
              <table:table-cell office:value-type="float" office:value="895.8">
                <text:p>895.8</text:p>
              </table:table-cell>
              <table:table-cell office:value-type="float" office:value="6965.6">
                <text:p>6965.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05.93">
                <text:p>605.93</text:p>
              </table:table-cell>
              <table:table-cell office:value-type="float" office:value="871.2">
                <text:p>871.2</text:p>
              </table:table-cell>
              <table:table-cell office:value-type="float" office:value="887.8">
                <text:p>887.8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06.38">
                <text:p>606.38</text:p>
              </table:table-cell>
              <table:table-cell office:value-type="float" office:value="872.2">
                <text:p>872.2</text:p>
              </table:table-cell>
              <table:table-cell office:value-type="float" office:value="898.2">
                <text:p>898.2</text:p>
              </table:table-cell>
              <table:table-cell office:value-type="float" office:value="6769.2">
                <text:p>6769.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06.83">
                <text:p>606.83</text:p>
              </table:table-cell>
              <table:table-cell office:value-type="float" office:value="874.4">
                <text:p>874.4</text:p>
              </table:table-cell>
              <table:table-cell office:value-type="float" office:value="889.6">
                <text:p>889.6</text:p>
              </table:table-cell>
              <table:table-cell office:value-type="float" office:value="6717.8">
                <text:p>6717.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07.29">
                <text:p>607.29</text:p>
              </table:table-cell>
              <table:table-cell office:value-type="float" office:value="880.6">
                <text:p>880.6</text:p>
              </table:table-cell>
              <table:table-cell office:value-type="float" office:value="886.6">
                <text:p>886.6</text:p>
              </table:table-cell>
              <table:table-cell office:value-type="float" office:value="6692.2">
                <text:p>6692.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07.74">
                <text:p>607.74</text:p>
              </table:table-cell>
              <table:table-cell office:value-type="float" office:value="873.4">
                <text:p>873.4</text:p>
              </table:table-cell>
              <table:table-cell office:value-type="float" office:value="902.4">
                <text:p>902.4</text:p>
              </table:table-cell>
              <table:table-cell office:value-type="float" office:value="6586.8">
                <text:p>6586.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08.19">
                <text:p>608.19</text:p>
              </table:table-cell>
              <table:table-cell office:value-type="float" office:value="868.8">
                <text:p>868.8</text:p>
              </table:table-cell>
              <table:table-cell office:value-type="float" office:value="897.8">
                <text:p>897.8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8.65">
                <text:p>608.65</text:p>
              </table:table-cell>
              <table:table-cell office:value-type="float" office:value="876.4">
                <text:p>876.4</text:p>
              </table:table-cell>
              <table:table-cell office:value-type="float" office:value="893.4">
                <text:p>893.4</text:p>
              </table:table-cell>
              <table:table-cell office:value-type="float" office:value="6500.8">
                <text:p>6500.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9.1">
                <text:p>609.1</text:p>
              </table:table-cell>
              <table:table-cell office:value-type="float" office:value="870.8">
                <text:p>870.8</text:p>
              </table:table-cell>
              <table:table-cell office:value-type="float" office:value="906">
                <text:p>906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9.55">
                <text:p>609.55</text:p>
              </table:table-cell>
              <table:table-cell office:value-type="float" office:value="865.6">
                <text:p>865.6</text:p>
              </table:table-cell>
              <table:table-cell office:value-type="float" office:value="898.2">
                <text:p>898.2</text:p>
              </table:table-cell>
              <table:table-cell office:value-type="float" office:value="6379.6">
                <text:p>6379.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0.01">
                <text:p>610.01</text:p>
              </table:table-cell>
              <table:table-cell office:value-type="float" office:value="884.8">
                <text:p>884.8</text:p>
              </table:table-cell>
              <table:table-cell office:value-type="float" office:value="898.8">
                <text:p>898.8</text:p>
              </table:table-cell>
              <table:table-cell office:value-type="float" office:value="6295.2">
                <text:p>6295.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0.46">
                <text:p>610.46</text:p>
              </table:table-cell>
              <table:table-cell office:value-type="float" office:value="879.8">
                <text:p>879.8</text:p>
              </table:table-cell>
              <table:table-cell office:value-type="float" office:value="927.4">
                <text:p>927.4</text:p>
              </table:table-cell>
              <table:table-cell office:value-type="float" office:value="6301.4">
                <text:p>6301.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0.91">
                <text:p>610.91</text:p>
              </table:table-cell>
              <table:table-cell office:value-type="float" office:value="889.2">
                <text:p>889.2</text:p>
              </table:table-cell>
              <table:table-cell office:value-type="float" office:value="960">
                <text:p>960</text:p>
              </table:table-cell>
              <table:table-cell office:value-type="float" office:value="6244.2">
                <text:p>6244.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1.36">
                <text:p>611.36</text:p>
              </table:table-cell>
              <table:table-cell office:value-type="float" office:value="896.8">
                <text:p>896.8</text:p>
              </table:table-cell>
              <table:table-cell office:value-type="float" office:value="976.2">
                <text:p>976.2</text:p>
              </table:table-cell>
              <table:table-cell office:value-type="float" office:value="6192.6">
                <text:p>6192.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1.82">
                <text:p>611.82</text:p>
              </table:table-cell>
              <table:table-cell office:value-type="float" office:value="880.6">
                <text:p>880.6</text:p>
              </table:table-cell>
              <table:table-cell office:value-type="float" office:value="968.8">
                <text:p>968.8</text:p>
              </table:table-cell>
              <table:table-cell office:value-type="float" office:value="6111.2">
                <text:p>6111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2.27">
                <text:p>612.27</text:p>
              </table:table-cell>
              <table:table-cell office:value-type="float" office:value="888.8">
                <text:p>888.8</text:p>
              </table:table-cell>
              <table:table-cell office:value-type="float" office:value="937.8">
                <text:p>937.8</text:p>
              </table:table-cell>
              <table:table-cell office:value-type="float" office:value="6070.4">
                <text:p>6070.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2.72">
                <text:p>612.72</text:p>
              </table:table-cell>
              <table:table-cell office:value-type="float" office:value="890.6">
                <text:p>890.6</text:p>
              </table:table-cell>
              <table:table-cell office:value-type="float" office:value="917">
                <text:p>917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13.18">
                <text:p>613.18</text:p>
              </table:table-cell>
              <table:table-cell office:value-type="float" office:value="875.8">
                <text:p>875.8</text:p>
              </table:table-cell>
              <table:table-cell office:value-type="float" office:value="922.2">
                <text:p>922.2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13.63">
                <text:p>613.63</text:p>
              </table:table-cell>
              <table:table-cell office:value-type="float" office:value="874.4">
                <text:p>874.4</text:p>
              </table:table-cell>
              <table:table-cell office:value-type="float" office:value="919">
                <text:p>919</text:p>
              </table:table-cell>
              <table:table-cell office:value-type="float" office:value="5879.8">
                <text:p>5879.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4.08">
                <text:p>614.08</text:p>
              </table:table-cell>
              <table:table-cell office:value-type="float" office:value="885">
                <text:p>885</text:p>
              </table:table-cell>
              <table:table-cell office:value-type="float" office:value="909">
                <text:p>909</text:p>
              </table:table-cell>
              <table:table-cell office:value-type="float" office:value="5847.2">
                <text:p>5847.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4.53">
                <text:p>614.53</text:p>
              </table:table-cell>
              <table:table-cell office:value-type="float" office:value="872">
                <text:p>872</text:p>
              </table:table-cell>
              <table:table-cell office:value-type="float" office:value="914.8">
                <text:p>914.8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4.99">
                <text:p>614.99</text:p>
              </table:table-cell>
              <table:table-cell office:value-type="float" office:value="865.6">
                <text:p>865.6</text:p>
              </table:table-cell>
              <table:table-cell office:value-type="float" office:value="894.2">
                <text:p>894.2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5.44">
                <text:p>615.44</text:p>
              </table:table-cell>
              <table:table-cell office:value-type="float" office:value="874.2">
                <text:p>874.2</text:p>
              </table:table-cell>
              <table:table-cell office:value-type="float" office:value="890">
                <text:p>890</text:p>
              </table:table-cell>
              <table:table-cell office:value-type="float" office:value="5610.8">
                <text:p>5610.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5.89">
                <text:p>615.89</text:p>
              </table:table-cell>
              <table:table-cell office:value-type="float" office:value="873">
                <text:p>873</text:p>
              </table:table-cell>
              <table:table-cell office:value-type="float" office:value="905.8">
                <text:p>905.8</text:p>
              </table:table-cell>
              <table:table-cell office:value-type="float" office:value="5583.2">
                <text:p>5583.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6.35">
                <text:p>616.35</text:p>
              </table:table-cell>
              <table:table-cell office:value-type="float" office:value="872.6">
                <text:p>872.6</text:p>
              </table:table-cell>
              <table:table-cell office:value-type="float" office:value="892.2">
                <text:p>892.2</text:p>
              </table:table-cell>
              <table:table-cell office:value-type="float" office:value="5560.4">
                <text:p>5560.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6.8">
                <text:p>616.8</text:p>
              </table:table-cell>
              <table:table-cell office:value-type="float" office:value="875.6">
                <text:p>875.6</text:p>
              </table:table-cell>
              <table:table-cell office:value-type="float" office:value="886.2">
                <text:p>886.2</text:p>
              </table:table-cell>
              <table:table-cell office:value-type="float" office:value="5505.4">
                <text:p>5505.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7.25">
                <text:p>617.25</text:p>
              </table:table-cell>
              <table:table-cell office:value-type="float" office:value="866.8">
                <text:p>866.8</text:p>
              </table:table-cell>
              <table:table-cell office:value-type="float" office:value="899.2">
                <text:p>899.2</text:p>
              </table:table-cell>
              <table:table-cell office:value-type="float" office:value="5408.8">
                <text:p>5408.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7.7">
                <text:p>617.7</text:p>
              </table:table-cell>
              <table:table-cell office:value-type="float" office:value="869.2">
                <text:p>869.2</text:p>
              </table:table-cell>
              <table:table-cell office:value-type="float" office:value="885.4">
                <text:p>885.4</text:p>
              </table:table-cell>
              <table:table-cell office:value-type="float" office:value="5390.6">
                <text:p>5390.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8.16">
                <text:p>618.16</text:p>
              </table:table-cell>
              <table:table-cell office:value-type="float" office:value="899.4">
                <text:p>899.4</text:p>
              </table:table-cell>
              <table:table-cell office:value-type="float" office:value="976.2">
                <text:p>976.2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8.61">
                <text:p>618.61</text:p>
              </table:table-cell>
              <table:table-cell office:value-type="float" office:value="869.8">
                <text:p>869.8</text:p>
              </table:table-cell>
              <table:table-cell office:value-type="float" office:value="899.4">
                <text:p>899.4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9.06">
                <text:p>619.06</text:p>
              </table:table-cell>
              <table:table-cell office:value-type="float" office:value="869.6">
                <text:p>869.6</text:p>
              </table:table-cell>
              <table:table-cell office:value-type="float" office:value="889.2">
                <text:p>889.2</text:p>
              </table:table-cell>
              <table:table-cell office:value-type="float" office:value="5222.4">
                <text:p>5222.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9.51">
                <text:p>619.51</text:p>
              </table:table-cell>
              <table:table-cell office:value-type="float" office:value="873.4">
                <text:p>873.4</text:p>
              </table:table-cell>
              <table:table-cell office:value-type="float" office:value="883">
                <text:p>883</text:p>
              </table:table-cell>
              <table:table-cell office:value-type="float" office:value="5154.8">
                <text:p>5154.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9.97">
                <text:p>619.97</text:p>
              </table:table-cell>
              <table:table-cell office:value-type="float" office:value="860.6">
                <text:p>860.6</text:p>
              </table:table-cell>
              <table:table-cell office:value-type="float" office:value="898.8">
                <text:p>898.8</text:p>
              </table:table-cell>
              <table:table-cell office:value-type="float" office:value="5117.8">
                <text:p>5117.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0.42">
                <text:p>620.42</text:p>
              </table:table-cell>
              <table:table-cell office:value-type="float" office:value="869">
                <text:p>869</text:p>
              </table:table-cell>
              <table:table-cell office:value-type="float" office:value="893.2">
                <text:p>893.2</text:p>
              </table:table-cell>
              <table:table-cell office:value-type="float" office:value="5053.2">
                <text:p>5053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0.87">
                <text:p>620.87</text:p>
              </table:table-cell>
              <table:table-cell office:value-type="float" office:value="873.8">
                <text:p>873.8</text:p>
              </table:table-cell>
              <table:table-cell office:value-type="float" office:value="885.2">
                <text:p>885.2</text:p>
              </table:table-cell>
              <table:table-cell office:value-type="float" office:value="4983.8">
                <text:p>4983.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1.32">
                <text:p>621.32</text:p>
              </table:table-cell>
              <table:table-cell office:value-type="float" office:value="868.6">
                <text:p>868.6</text:p>
              </table:table-cell>
              <table:table-cell office:value-type="float" office:value="877.8">
                <text:p>877.8</text:p>
              </table:table-cell>
              <table:table-cell office:value-type="float" office:value="4920.4">
                <text:p>4920.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1.77">
                <text:p>621.77</text:p>
              </table:table-cell>
              <table:table-cell office:value-type="float" office:value="874.2">
                <text:p>874.2</text:p>
              </table:table-cell>
              <table:table-cell office:value-type="float" office:value="885.6">
                <text:p>885.6</text:p>
              </table:table-cell>
              <table:table-cell office:value-type="float" office:value="4877.4">
                <text:p>4877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2.23">
                <text:p>622.23</text:p>
              </table:table-cell>
              <table:table-cell office:value-type="float" office:value="882.2">
                <text:p>882.2</text:p>
              </table:table-cell>
              <table:table-cell office:value-type="float" office:value="877">
                <text:p>87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2.68">
                <text:p>622.68</text:p>
              </table:table-cell>
              <table:table-cell office:value-type="float" office:value="864.2">
                <text:p>864.2</text:p>
              </table:table-cell>
              <table:table-cell office:value-type="float" office:value="898.4">
                <text:p>898.4</text:p>
              </table:table-cell>
              <table:table-cell office:value-type="float" office:value="4777.6">
                <text:p>4777.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3.13">
                <text:p>623.13</text:p>
              </table:table-cell>
              <table:table-cell office:value-type="float" office:value="876.8">
                <text:p>876.8</text:p>
              </table:table-cell>
              <table:table-cell office:value-type="float" office:value="890.2">
                <text:p>890.2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3.58">
                <text:p>623.58</text:p>
              </table:table-cell>
              <table:table-cell office:value-type="float" office:value="874.4">
                <text:p>874.4</text:p>
              </table:table-cell>
              <table:table-cell office:value-type="float" office:value="862.4">
                <text:p>862.4</text:p>
              </table:table-cell>
              <table:table-cell office:value-type="float" office:value="4702.8">
                <text:p>4702.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4.04">
                <text:p>624.04</text:p>
              </table:table-cell>
              <table:table-cell office:value-type="float" office:value="872.2">
                <text:p>872.2</text:p>
              </table:table-cell>
              <table:table-cell office:value-type="float" office:value="897.4">
                <text:p>897.4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4.49">
                <text:p>624.49</text:p>
              </table:table-cell>
              <table:table-cell office:value-type="float" office:value="862.2">
                <text:p>862.2</text:p>
              </table:table-cell>
              <table:table-cell office:value-type="float" office:value="889">
                <text:p>889</text:p>
              </table:table-cell>
              <table:table-cell office:value-type="float" office:value="4596.6">
                <text:p>4596.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4.94">
                <text:p>624.94</text:p>
              </table:table-cell>
              <table:table-cell office:value-type="float" office:value="875.2">
                <text:p>875.2</text:p>
              </table:table-cell>
              <table:table-cell office:value-type="float" office:value="894.4">
                <text:p>894.4</text:p>
              </table:table-cell>
              <table:table-cell office:value-type="float" office:value="4566.8">
                <text:p>4566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5.39">
                <text:p>625.39</text:p>
              </table:table-cell>
              <table:table-cell office:value-type="float" office:value="867.8">
                <text:p>867.8</text:p>
              </table:table-cell>
              <table:table-cell office:value-type="float" office:value="899.6">
                <text:p>899.6</text:p>
              </table:table-cell>
              <table:table-cell office:value-type="float" office:value="4509.2">
                <text:p>4509.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5.84">
                <text:p>625.84</text:p>
              </table:table-cell>
              <table:table-cell office:value-type="float" office:value="865.8">
                <text:p>865.8</text:p>
              </table:table-cell>
              <table:table-cell office:value-type="float" office:value="888.6">
                <text:p>888.6</text:p>
              </table:table-cell>
              <table:table-cell office:value-type="float" office:value="4453.2">
                <text:p>4453.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6.3">
                <text:p>626.3</text:p>
              </table:table-cell>
              <table:table-cell office:value-type="float" office:value="873.4">
                <text:p>873.4</text:p>
              </table:table-cell>
              <table:table-cell office:value-type="float" office:value="875.8">
                <text:p>875.8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6.75">
                <text:p>626.75</text:p>
              </table:table-cell>
              <table:table-cell office:value-type="float" office:value="866.4">
                <text:p>866.4</text:p>
              </table:table-cell>
              <table:table-cell office:value-type="float" office:value="893.4">
                <text:p>893.4</text:p>
              </table:table-cell>
              <table:table-cell office:value-type="float" office:value="4339.2">
                <text:p>4339.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27.2">
                <text:p>627.2</text:p>
              </table:table-cell>
              <table:table-cell office:value-type="float" office:value="864.8">
                <text:p>864.8</text:p>
              </table:table-cell>
              <table:table-cell office:value-type="float" office:value="886.4">
                <text:p>886.4</text:p>
              </table:table-cell>
              <table:table-cell office:value-type="float" office:value="4320.2">
                <text:p>4320.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27.65">
                <text:p>627.65</text:p>
              </table:table-cell>
              <table:table-cell office:value-type="float" office:value="881.2">
                <text:p>881.2</text:p>
              </table:table-cell>
              <table:table-cell office:value-type="float" office:value="884.8">
                <text:p>884.8</text:p>
              </table:table-cell>
              <table:table-cell office:value-type="float" office:value="4265.2">
                <text:p>4265.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28.1">
                <text:p>628.1</text:p>
              </table:table-cell>
              <table:table-cell office:value-type="float" office:value="866.6">
                <text:p>866.6</text:p>
              </table:table-cell>
              <table:table-cell office:value-type="float" office:value="895.6">
                <text:p>895.6</text:p>
              </table:table-cell>
              <table:table-cell office:value-type="float" office:value="4211.6">
                <text:p>4211.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28.56">
                <text:p>628.56</text:p>
              </table:table-cell>
              <table:table-cell office:value-type="float" office:value="870.8">
                <text:p>870.8</text:p>
              </table:table-cell>
              <table:table-cell office:value-type="float" office:value="894">
                <text:p>894</text:p>
              </table:table-cell>
              <table:table-cell office:value-type="float" office:value="4176.8">
                <text:p>4176.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29.01">
                <text:p>629.01</text:p>
              </table:table-cell>
              <table:table-cell office:value-type="float" office:value="874.6">
                <text:p>874.6</text:p>
              </table:table-cell>
              <table:table-cell office:value-type="float" office:value="877.2">
                <text:p>877.2</text:p>
              </table:table-cell>
              <table:table-cell office:value-type="float" office:value="4113.8">
                <text:p>4113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29.46">
                <text:p>629.46</text:p>
              </table:table-cell>
              <table:table-cell office:value-type="float" office:value="867.6">
                <text:p>867.6</text:p>
              </table:table-cell>
              <table:table-cell office:value-type="float" office:value="888.8">
                <text:p>888.8</text:p>
              </table:table-cell>
              <table:table-cell office:value-type="float" office:value="4103.6">
                <text:p>4103.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9.91">
                <text:p>629.91</text:p>
              </table:table-cell>
              <table:table-cell office:value-type="float" office:value="865">
                <text:p>865</text:p>
              </table:table-cell>
              <table:table-cell office:value-type="float" office:value="891">
                <text:p>891</text:p>
              </table:table-cell>
              <table:table-cell office:value-type="float" office:value="4074.2">
                <text:p>4074.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0.36">
                <text:p>630.36</text:p>
              </table:table-cell>
              <table:table-cell office:value-type="float" office:value="875.4">
                <text:p>875.4</text:p>
              </table:table-cell>
              <table:table-cell office:value-type="float" office:value="875">
                <text:p>875</text:p>
              </table:table-cell>
              <table:table-cell office:value-type="float" office:value="3970.8">
                <text:p>3970.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.82">
                <text:p>630.82</text:p>
              </table:table-cell>
              <table:table-cell office:value-type="float" office:value="866">
                <text:p>866</text:p>
              </table:table-cell>
              <table:table-cell office:value-type="float" office:value="892.6">
                <text:p>892.6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1.27">
                <text:p>631.27</text:p>
              </table:table-cell>
              <table:table-cell office:value-type="float" office:value="868.2">
                <text:p>868.2</text:p>
              </table:table-cell>
              <table:table-cell office:value-type="float" office:value="893.8">
                <text:p>893.8</text:p>
              </table:table-cell>
              <table:table-cell office:value-type="float" office:value="3920.6">
                <text:p>3920.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1.72">
                <text:p>631.72</text:p>
              </table:table-cell>
              <table:table-cell office:value-type="float" office:value="879.8">
                <text:p>879.8</text:p>
              </table:table-cell>
              <table:table-cell office:value-type="float" office:value="881.2">
                <text:p>881.2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2.17">
                <text:p>632.17</text:p>
              </table:table-cell>
              <table:table-cell office:value-type="float" office:value="866">
                <text:p>866</text:p>
              </table:table-cell>
              <table:table-cell office:value-type="float" office:value="890.4">
                <text:p>890.4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2.62">
                <text:p>632.62</text:p>
              </table:table-cell>
              <table:table-cell office:value-type="float" office:value="857">
                <text:p>857</text:p>
              </table:table-cell>
              <table:table-cell office:value-type="float" office:value="889">
                <text:p>889</text:p>
              </table:table-cell>
              <table:table-cell office:value-type="float" office:value="3770.2">
                <text:p>3770.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3.07">
                <text:p>633.07</text:p>
              </table:table-cell>
              <table:table-cell office:value-type="float" office:value="868.4">
                <text:p>868.4</text:p>
              </table:table-cell>
              <table:table-cell office:value-type="float" office:value="872.6">
                <text:p>872.6</text:p>
              </table:table-cell>
              <table:table-cell office:value-type="float" office:value="3750.6">
                <text:p>3750.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3.53">
                <text:p>633.53</text:p>
              </table:table-cell>
              <table:table-cell office:value-type="float" office:value="863.2">
                <text:p>863.2</text:p>
              </table:table-cell>
              <table:table-cell office:value-type="float" office:value="881.2">
                <text:p>881.2</text:p>
              </table:table-cell>
              <table:table-cell office:value-type="float" office:value="3685.6">
                <text:p>3685.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3.98">
                <text:p>633.98</text:p>
              </table:table-cell>
              <table:table-cell office:value-type="float" office:value="869">
                <text:p>869</text:p>
              </table:table-cell>
              <table:table-cell office:value-type="float" office:value="890.6">
                <text:p>890.6</text:p>
              </table:table-cell>
              <table:table-cell office:value-type="float" office:value="3667.6">
                <text:p>3667.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34.43">
                <text:p>634.43</text:p>
              </table:table-cell>
              <table:table-cell office:value-type="float" office:value="869.4">
                <text:p>869.4</text:p>
              </table:table-cell>
              <table:table-cell office:value-type="float" office:value="872.8">
                <text:p>872.8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34.88">
                <text:p>634.88</text:p>
              </table:table-cell>
              <table:table-cell office:value-type="float" office:value="863.6">
                <text:p>863.6</text:p>
              </table:table-cell>
              <table:table-cell office:value-type="float" office:value="879.4">
                <text:p>879.4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35.33">
                <text:p>635.33</text:p>
              </table:table-cell>
              <table:table-cell office:value-type="float" office:value="868.4">
                <text:p>868.4</text:p>
              </table:table-cell>
              <table:table-cell office:value-type="float" office:value="880">
                <text:p>880</text:p>
              </table:table-cell>
              <table:table-cell office:value-type="float" office:value="3573.6">
                <text:p>3573.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5.78">
                <text:p>635.78</text:p>
              </table:table-cell>
              <table:table-cell office:value-type="float" office:value="879.6">
                <text:p>879.6</text:p>
              </table:table-cell>
              <table:table-cell office:value-type="float" office:value="879.8">
                <text:p>879.8</text:p>
              </table:table-cell>
              <table:table-cell office:value-type="float" office:value="3504.8">
                <text:p>3504.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36.24">
                <text:p>636.24</text:p>
              </table:table-cell>
              <table:table-cell office:value-type="float" office:value="871">
                <text:p>871</text:p>
              </table:table-cell>
              <table:table-cell office:value-type="float" office:value="889.6">
                <text:p>889.6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36.69">
                <text:p>636.69</text:p>
              </table:table-cell>
              <table:table-cell office:value-type="float" office:value="870.8">
                <text:p>870.8</text:p>
              </table:table-cell>
              <table:table-cell office:value-type="float" office:value="885.2">
                <text:p>885.2</text:p>
              </table:table-cell>
              <table:table-cell office:value-type="float" office:value="3450.4">
                <text:p>3450.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37.14">
                <text:p>637.14</text:p>
              </table:table-cell>
              <table:table-cell office:value-type="float" office:value="867.4">
                <text:p>867.4</text:p>
              </table:table-cell>
              <table:table-cell office:value-type="float" office:value="869.2">
                <text:p>869.2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37.59">
                <text:p>637.59</text:p>
              </table:table-cell>
              <table:table-cell office:value-type="float" office:value="861.6">
                <text:p>861.6</text:p>
              </table:table-cell>
              <table:table-cell office:value-type="float" office:value="879.4">
                <text:p>879.4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38.04">
                <text:p>638.04</text:p>
              </table:table-cell>
              <table:table-cell office:value-type="float" office:value="856.8">
                <text:p>856.8</text:p>
              </table:table-cell>
              <table:table-cell office:value-type="float" office:value="883.6">
                <text:p>883.6</text:p>
              </table:table-cell>
              <table:table-cell office:value-type="float" office:value="3319.2">
                <text:p>3319.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38.49">
                <text:p>638.49</text:p>
              </table:table-cell>
              <table:table-cell office:value-type="float" office:value="865.8">
                <text:p>865.8</text:p>
              </table:table-cell>
              <table:table-cell office:value-type="float" office:value="871.8">
                <text:p>871.8</text:p>
              </table:table-cell>
              <table:table-cell office:value-type="float" office:value="3282.6">
                <text:p>3282.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38.94">
                <text:p>638.94</text:p>
              </table:table-cell>
              <table:table-cell office:value-type="float" office:value="869.8">
                <text:p>869.8</text:p>
              </table:table-cell>
              <table:table-cell office:value-type="float" office:value="876.8">
                <text:p>876.8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39.39">
                <text:p>639.39</text:p>
              </table:table-cell>
              <table:table-cell office:value-type="float" office:value="871.6">
                <text:p>871.6</text:p>
              </table:table-cell>
              <table:table-cell office:value-type="float" office:value="878.6">
                <text:p>878.6</text:p>
              </table:table-cell>
              <table:table-cell office:value-type="float" office:value="3220.2">
                <text:p>3220.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39.85">
                <text:p>639.85</text:p>
              </table:table-cell>
              <table:table-cell office:value-type="float" office:value="877.2">
                <text:p>877.2</text:p>
              </table:table-cell>
              <table:table-cell office:value-type="float" office:value="871.2">
                <text:p>871.2</text:p>
              </table:table-cell>
              <table:table-cell office:value-type="float" office:value="3201.8">
                <text:p>3201.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40.3">
                <text:p>640.3</text:p>
              </table:table-cell>
              <table:table-cell office:value-type="float" office:value="868">
                <text:p>868</text:p>
              </table:table-cell>
              <table:table-cell office:value-type="float" office:value="881">
                <text:p>881</text:p>
              </table:table-cell>
              <table:table-cell office:value-type="float" office:value="3154.2">
                <text:p>3154.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40.75">
                <text:p>640.75</text:p>
              </table:table-cell>
              <table:table-cell office:value-type="float" office:value="866.4">
                <text:p>866.4</text:p>
              </table:table-cell>
              <table:table-cell office:value-type="float" office:value="878.8">
                <text:p>878.8</text:p>
              </table:table-cell>
              <table:table-cell office:value-type="float" office:value="3127.8">
                <text:p>3127.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41.2">
                <text:p>641.2</text:p>
              </table:table-cell>
              <table:table-cell office:value-type="float" office:value="877.2">
                <text:p>877.2</text:p>
              </table:table-cell>
              <table:table-cell office:value-type="float" office:value="872.4">
                <text:p>872.4</text:p>
              </table:table-cell>
              <table:table-cell office:value-type="float" office:value="3083.8">
                <text:p>3083.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41.65">
                <text:p>641.65</text:p>
              </table:table-cell>
              <table:table-cell office:value-type="float" office:value="865.4">
                <text:p>865.4</text:p>
              </table:table-cell>
              <table:table-cell office:value-type="float" office:value="873.8">
                <text:p>873.8</text:p>
              </table:table-cell>
              <table:table-cell office:value-type="float" office:value="3051.2">
                <text:p>3051.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42.1">
                <text:p>642.1</text:p>
              </table:table-cell>
              <table:table-cell office:value-type="float" office:value="865.2">
                <text:p>865.2</text:p>
              </table:table-cell>
              <table:table-cell office:value-type="float" office:value="878.8">
                <text:p>878.8</text:p>
              </table:table-cell>
              <table:table-cell office:value-type="float" office:value="3028.4">
                <text:p>3028.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42.55">
                <text:p>642.55</text:p>
              </table:table-cell>
              <table:table-cell office:value-type="float" office:value="877.2">
                <text:p>877.2</text:p>
              </table:table-cell>
              <table:table-cell office:value-type="float" office:value="873.8">
                <text:p>873.8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43">
                <text:p>643</text:p>
              </table:table-cell>
              <table:table-cell office:value-type="float" office:value="867.8">
                <text:p>867.8</text:p>
              </table:table-cell>
              <table:table-cell office:value-type="float" office:value="877.6">
                <text:p>877.6</text:p>
              </table:table-cell>
              <table:table-cell office:value-type="float" office:value="2955.6">
                <text:p>2955.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43.46">
                <text:p>643.46</text:p>
              </table:table-cell>
              <table:table-cell office:value-type="float" office:value="864.8">
                <text:p>864.8</text:p>
              </table:table-cell>
              <table:table-cell office:value-type="float" office:value="880.8">
                <text:p>880.8</text:p>
              </table:table-cell>
              <table:table-cell office:value-type="float" office:value="2936.8">
                <text:p>2936.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43.91">
                <text:p>643.91</text:p>
              </table:table-cell>
              <table:table-cell office:value-type="float" office:value="874.8">
                <text:p>874.8</text:p>
              </table:table-cell>
              <table:table-cell office:value-type="float" office:value="872.6">
                <text:p>872.6</text:p>
              </table:table-cell>
              <table:table-cell office:value-type="float" office:value="2906.2">
                <text:p>2906.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4.36">
                <text:p>644.36</text:p>
              </table:table-cell>
              <table:table-cell office:value-type="float" office:value="862">
                <text:p>862</text:p>
              </table:table-cell>
              <table:table-cell office:value-type="float" office:value="877.2">
                <text:p>877.2</text:p>
              </table:table-cell>
              <table:table-cell office:value-type="float" office:value="2874.2">
                <text:p>2874.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44.81">
                <text:p>644.81</text:p>
              </table:table-cell>
              <table:table-cell office:value-type="float" office:value="862">
                <text:p>862</text:p>
              </table:table-cell>
              <table:table-cell office:value-type="float" office:value="877.6">
                <text:p>877.6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45.26">
                <text:p>645.26</text:p>
              </table:table-cell>
              <table:table-cell office:value-type="float" office:value="876.8">
                <text:p>876.8</text:p>
              </table:table-cell>
              <table:table-cell office:value-type="float" office:value="864.6">
                <text:p>864.6</text:p>
              </table:table-cell>
              <table:table-cell office:value-type="float" office:value="2822.4">
                <text:p>2822.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45.71">
                <text:p>645.71</text:p>
              </table:table-cell>
              <table:table-cell office:value-type="float" office:value="859.8">
                <text:p>859.8</text:p>
              </table:table-cell>
              <table:table-cell office:value-type="float" office:value="880.4">
                <text:p>880.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46.16">
                <text:p>646.16</text:p>
              </table:table-cell>
              <table:table-cell office:value-type="float" office:value="857.6">
                <text:p>857.6</text:p>
              </table:table-cell>
              <table:table-cell office:value-type="float" office:value="879.4">
                <text:p>879.4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46.61">
                <text:p>646.61</text:p>
              </table:table-cell>
              <table:table-cell office:value-type="float" office:value="876.8">
                <text:p>876.8</text:p>
              </table:table-cell>
              <table:table-cell office:value-type="float" office:value="866">
                <text:p>866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47.06">
                <text:p>647.06</text:p>
              </table:table-cell>
              <table:table-cell office:value-type="float" office:value="865.8">
                <text:p>865.8</text:p>
              </table:table-cell>
              <table:table-cell office:value-type="float" office:value="871.8">
                <text:p>871.8</text:p>
              </table:table-cell>
              <table:table-cell office:value-type="float" office:value="2705.4">
                <text:p>2705.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47.51">
                <text:p>647.51</text:p>
              </table:table-cell>
              <table:table-cell office:value-type="float" office:value="856.8">
                <text:p>856.8</text:p>
              </table:table-cell>
              <table:table-cell office:value-type="float" office:value="880.8">
                <text:p>880.8</text:p>
              </table:table-cell>
              <table:table-cell office:value-type="float" office:value="2708.8">
                <text:p>2708.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47.96">
                <text:p>647.96</text:p>
              </table:table-cell>
              <table:table-cell office:value-type="float" office:value="869.2">
                <text:p>869.2</text:p>
              </table:table-cell>
              <table:table-cell office:value-type="float" office:value="859.8">
                <text:p>859.8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48.41">
                <text:p>648.41</text:p>
              </table:table-cell>
              <table:table-cell office:value-type="float" office:value="865.6">
                <text:p>865.6</text:p>
              </table:table-cell>
              <table:table-cell office:value-type="float" office:value="870.8">
                <text:p>870.8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48.87">
                <text:p>648.87</text:p>
              </table:table-cell>
              <table:table-cell office:value-type="float" office:value="861.2">
                <text:p>861.2</text:p>
              </table:table-cell>
              <table:table-cell office:value-type="float" office:value="886.6">
                <text:p>886.6</text:p>
              </table:table-cell>
              <table:table-cell office:value-type="float" office:value="2624.2">
                <text:p>2624.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49.32">
                <text:p>649.32</text:p>
              </table:table-cell>
              <table:table-cell office:value-type="float" office:value="870.8">
                <text:p>870.8</text:p>
              </table:table-cell>
              <table:table-cell office:value-type="float" office:value="868">
                <text:p>868</text:p>
              </table:table-cell>
              <table:table-cell office:value-type="float" office:value="2586.6">
                <text:p>2586.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49.77">
                <text:p>649.77</text:p>
              </table:table-cell>
              <table:table-cell office:value-type="float" office:value="874.6">
                <text:p>874.6</text:p>
              </table:table-cell>
              <table:table-cell office:value-type="float" office:value="872.2">
                <text:p>872.2</text:p>
              </table:table-cell>
              <table:table-cell office:value-type="float" office:value="2551.2">
                <text:p>2551.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50.22">
                <text:p>650.22</text:p>
              </table:table-cell>
              <table:table-cell office:value-type="float" office:value="870.2">
                <text:p>870.2</text:p>
              </table:table-cell>
              <table:table-cell office:value-type="float" office:value="877.4">
                <text:p>877.4</text:p>
              </table:table-cell>
              <table:table-cell office:value-type="float" office:value="2546.6">
                <text:p>2546.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50.67">
                <text:p>650.67</text:p>
              </table:table-cell>
              <table:table-cell office:value-type="float" office:value="877">
                <text:p>877</text:p>
              </table:table-cell>
              <table:table-cell office:value-type="float" office:value="865.8">
                <text:p>865.8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51.12">
                <text:p>651.12</text:p>
              </table:table-cell>
              <table:table-cell office:value-type="float" office:value="867.8">
                <text:p>867.8</text:p>
              </table:table-cell>
              <table:table-cell office:value-type="float" office:value="877.8">
                <text:p>877.8</text:p>
              </table:table-cell>
              <table:table-cell office:value-type="float" office:value="2478.8">
                <text:p>2478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51.57">
                <text:p>651.57</text:p>
              </table:table-cell>
              <table:table-cell office:value-type="float" office:value="857.2">
                <text:p>857.2</text:p>
              </table:table-cell>
              <table:table-cell office:value-type="float" office:value="880">
                <text:p>880</text:p>
              </table:table-cell>
              <table:table-cell office:value-type="float" office:value="2484.8">
                <text:p>2484.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52.02">
                <text:p>652.02</text:p>
              </table:table-cell>
              <table:table-cell office:value-type="float" office:value="869.8">
                <text:p>869.8</text:p>
              </table:table-cell>
              <table:table-cell office:value-type="float" office:value="866.4">
                <text:p>866.4</text:p>
              </table:table-cell>
              <table:table-cell office:value-type="float" office:value="2456.4">
                <text:p>2456.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52.47">
                <text:p>652.47</text:p>
              </table:table-cell>
              <table:table-cell office:value-type="float" office:value="862">
                <text:p>862</text:p>
              </table:table-cell>
              <table:table-cell office:value-type="float" office:value="871.2">
                <text:p>871.2</text:p>
              </table:table-cell>
              <table:table-cell office:value-type="float" office:value="2432.4">
                <text:p>2432.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52.92">
                <text:p>652.92</text:p>
              </table:table-cell>
              <table:table-cell office:value-type="float" office:value="860.2">
                <text:p>860.2</text:p>
              </table:table-cell>
              <table:table-cell office:value-type="float" office:value="881.4">
                <text:p>881.4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53.37">
                <text:p>653.37</text:p>
              </table:table-cell>
              <table:table-cell office:value-type="float" office:value="873.4">
                <text:p>873.4</text:p>
              </table:table-cell>
              <table:table-cell office:value-type="float" office:value="864.8">
                <text:p>864.8</text:p>
              </table:table-cell>
              <table:table-cell office:value-type="float" office:value="2409.6">
                <text:p>2409.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3.82">
                <text:p>653.82</text:p>
              </table:table-cell>
              <table:table-cell office:value-type="float" office:value="867.6">
                <text:p>867.6</text:p>
              </table:table-cell>
              <table:table-cell office:value-type="float" office:value="882">
                <text:p>882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54.27">
                <text:p>654.27</text:p>
              </table:table-cell>
              <table:table-cell office:value-type="float" office:value="861">
                <text:p>861</text:p>
              </table:table-cell>
              <table:table-cell office:value-type="float" office:value="874.4">
                <text:p>874.4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54.72">
                <text:p>654.72</text:p>
              </table:table-cell>
              <table:table-cell office:value-type="float" office:value="868.6">
                <text:p>868.6</text:p>
              </table:table-cell>
              <table:table-cell office:value-type="float" office:value="866.8">
                <text:p>866.8</text:p>
              </table:table-cell>
              <table:table-cell office:value-type="float" office:value="2301.8">
                <text:p>2301.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55.17">
                <text:p>655.17</text:p>
              </table:table-cell>
              <table:table-cell office:value-type="float" office:value="859.4">
                <text:p>859.4</text:p>
              </table:table-cell>
              <table:table-cell office:value-type="float" office:value="866.4">
                <text:p>866.4</text:p>
              </table:table-cell>
              <table:table-cell office:value-type="float" office:value="2313.2">
                <text:p>2313.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55.62">
                <text:p>655.62</text:p>
              </table:table-cell>
              <table:table-cell office:value-type="float" office:value="855.6">
                <text:p>855.6</text:p>
              </table:table-cell>
              <table:table-cell office:value-type="float" office:value="880.6">
                <text:p>880.6</text:p>
              </table:table-cell>
              <table:table-cell office:value-type="float" office:value="2282.4">
                <text:p>2282.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56.07">
                <text:p>656.07</text:p>
              </table:table-cell>
              <table:table-cell office:value-type="float" office:value="872.6">
                <text:p>872.6</text:p>
              </table:table-cell>
              <table:table-cell office:value-type="float" office:value="864.8">
                <text:p>864.8</text:p>
              </table:table-cell>
              <table:table-cell office:value-type="float" office:value="2252.6">
                <text:p>2252.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56.52">
                <text:p>656.52</text:p>
              </table:table-cell>
              <table:table-cell office:value-type="float" office:value="857">
                <text:p>857</text:p>
              </table:table-cell>
              <table:table-cell office:value-type="float" office:value="870.2">
                <text:p>870.2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56.97">
                <text:p>656.97</text:p>
              </table:table-cell>
              <table:table-cell office:value-type="float" office:value="856">
                <text:p>856</text:p>
              </table:table-cell>
              <table:table-cell office:value-type="float" office:value="884.6">
                <text:p>884.6</text:p>
              </table:table-cell>
              <table:table-cell office:value-type="float" office:value="2214.4">
                <text:p>2214.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57.42">
                <text:p>657.42</text:p>
              </table:table-cell>
              <table:table-cell office:value-type="float" office:value="874">
                <text:p>874</text:p>
              </table:table-cell>
              <table:table-cell office:value-type="float" office:value="866.4">
                <text:p>866.4</text:p>
              </table:table-cell>
              <table:table-cell office:value-type="float" office:value="2209.2">
                <text:p>2209.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57.87">
                <text:p>657.87</text:p>
              </table:table-cell>
              <table:table-cell office:value-type="float" office:value="854.2">
                <text:p>854.2</text:p>
              </table:table-cell>
              <table:table-cell office:value-type="float" office:value="872.6">
                <text:p>872.6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58.32">
                <text:p>658.32</text:p>
              </table:table-cell>
              <table:table-cell office:value-type="float" office:value="860.8">
                <text:p>860.8</text:p>
              </table:table-cell>
              <table:table-cell office:value-type="float" office:value="880.2">
                <text:p>880.2</text:p>
              </table:table-cell>
              <table:table-cell office:value-type="float" office:value="2155.6">
                <text:p>2155.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58.77">
                <text:p>658.77</text:p>
              </table:table-cell>
              <table:table-cell office:value-type="float" office:value="865.4">
                <text:p>865.4</text:p>
              </table:table-cell>
              <table:table-cell office:value-type="float" office:value="864.8">
                <text:p>864.8</text:p>
              </table:table-cell>
              <table:table-cell office:value-type="float" office:value="2152.8">
                <text:p>2152.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59.22">
                <text:p>659.22</text:p>
              </table:table-cell>
              <table:table-cell office:value-type="float" office:value="862">
                <text:p>862</text:p>
              </table:table-cell>
              <table:table-cell office:value-type="float" office:value="872">
                <text:p>872</text:p>
              </table:table-cell>
              <table:table-cell office:value-type="float" office:value="2126.8">
                <text:p>2126.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59.67">
                <text:p>659.67</text:p>
              </table:table-cell>
              <table:table-cell office:value-type="float" office:value="860.4">
                <text:p>860.4</text:p>
              </table:table-cell>
              <table:table-cell office:value-type="float" office:value="878.2">
                <text:p>878.2</text:p>
              </table:table-cell>
              <table:table-cell office:value-type="float" office:value="2109.4">
                <text:p>2109.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0.13">
                <text:p>660.13</text:p>
              </table:table-cell>
              <table:table-cell office:value-type="float" office:value="870.2">
                <text:p>870.2</text:p>
              </table:table-cell>
              <table:table-cell office:value-type="float" office:value="874.6">
                <text:p>874.6</text:p>
              </table:table-cell>
              <table:table-cell office:value-type="float" office:value="2109.8">
                <text:p>2109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60.58">
                <text:p>660.58</text:p>
              </table:table-cell>
              <table:table-cell office:value-type="float" office:value="873.8">
                <text:p>873.8</text:p>
              </table:table-cell>
              <table:table-cell office:value-type="float" office:value="876.6">
                <text:p>876.6</text:p>
              </table:table-cell>
              <table:table-cell office:value-type="float" office:value="2076.8">
                <text:p>2076.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61.03">
                <text:p>661.03</text:p>
              </table:table-cell>
              <table:table-cell office:value-type="float" office:value="861.4">
                <text:p>861.4</text:p>
              </table:table-cell>
              <table:table-cell office:value-type="float" office:value="888">
                <text:p>888</text:p>
              </table:table-cell>
              <table:table-cell office:value-type="float" office:value="2062.4">
                <text:p>2062.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61.48">
                <text:p>661.48</text:p>
              </table:table-cell>
              <table:table-cell office:value-type="float" office:value="866.6">
                <text:p>866.6</text:p>
              </table:table-cell>
              <table:table-cell office:value-type="float" office:value="864.8">
                <text:p>864.8</text:p>
              </table:table-cell>
              <table:table-cell office:value-type="float" office:value="2052.8">
                <text:p>2052.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61.93">
                <text:p>661.93</text:p>
              </table:table-cell>
              <table:table-cell office:value-type="float" office:value="867.2">
                <text:p>867.2</text:p>
              </table:table-cell>
              <table:table-cell office:value-type="float" office:value="871.4">
                <text:p>871.4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62.37">
                <text:p>662.37</text:p>
              </table:table-cell>
              <table:table-cell office:value-type="float" office:value="869.8">
                <text:p>869.8</text:p>
              </table:table-cell>
              <table:table-cell office:value-type="float" office:value="881.8">
                <text:p>881.8</text:p>
              </table:table-cell>
              <table:table-cell office:value-type="float" office:value="2015.4">
                <text:p>2015.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62.82">
                <text:p>662.82</text:p>
              </table:table-cell>
              <table:table-cell office:value-type="float" office:value="874.2">
                <text:p>874.2</text:p>
              </table:table-cell>
              <table:table-cell office:value-type="float" office:value="874">
                <text:p>874</text:p>
              </table:table-cell>
              <table:table-cell office:value-type="float" office:value="1984.4">
                <text:p>1984.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63.27">
                <text:p>663.27</text:p>
              </table:table-cell>
              <table:table-cell office:value-type="float" office:value="865.4">
                <text:p>865.4</text:p>
              </table:table-cell>
              <table:table-cell office:value-type="float" office:value="864.4">
                <text:p>864.4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63.72">
                <text:p>663.72</text:p>
              </table:table-cell>
              <table:table-cell office:value-type="float" office:value="873.8">
                <text:p>873.8</text:p>
              </table:table-cell>
              <table:table-cell office:value-type="float" office:value="872.2">
                <text:p>872.2</text:p>
              </table:table-cell>
              <table:table-cell office:value-type="float" office:value="1965.2">
                <text:p>1965.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64.17">
                <text:p>664.17</text:p>
              </table:table-cell>
              <table:table-cell office:value-type="float" office:value="867.2">
                <text:p>867.2</text:p>
              </table:table-cell>
              <table:table-cell office:value-type="float" office:value="861.2">
                <text:p>861.2</text:p>
              </table:table-cell>
              <table:table-cell office:value-type="float" office:value="1959.6">
                <text:p>1959.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64.62">
                <text:p>664.62</text:p>
              </table:table-cell>
              <table:table-cell office:value-type="float" office:value="862.8">
                <text:p>862.8</text:p>
              </table:table-cell>
              <table:table-cell office:value-type="float" office:value="869.6">
                <text:p>869.6</text:p>
              </table:table-cell>
              <table:table-cell office:value-type="float" office:value="1933.6">
                <text:p>1933.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65.07">
                <text:p>665.07</text:p>
              </table:table-cell>
              <table:table-cell office:value-type="float" office:value="866">
                <text:p>866</text:p>
              </table:table-cell>
              <table:table-cell office:value-type="float" office:value="878">
                <text:p>878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65.52">
                <text:p>665.52</text:p>
              </table:table-cell>
              <table:table-cell office:value-type="float" office:value="924.6">
                <text:p>924.6</text:p>
              </table:table-cell>
              <table:table-cell office:value-type="float" office:value="1149.6">
                <text:p>1149.6</text:p>
              </table:table-cell>
              <table:table-cell office:value-type="float" office:value="2037.2">
                <text:p>2037.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65.97">
                <text:p>665.97</text:p>
              </table:table-cell>
              <table:table-cell office:value-type="float" office:value="871">
                <text:p>871</text:p>
              </table:table-cell>
              <table:table-cell office:value-type="float" office:value="916">
                <text:p>916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66.42">
                <text:p>666.42</text:p>
              </table:table-cell>
              <table:table-cell office:value-type="float" office:value="872.4">
                <text:p>872.4</text:p>
              </table:table-cell>
              <table:table-cell office:value-type="float" office:value="879">
                <text:p>879</text:p>
              </table:table-cell>
              <table:table-cell office:value-type="float" office:value="1893.6">
                <text:p>1893.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66.87">
                <text:p>666.87</text:p>
              </table:table-cell>
              <table:table-cell office:value-type="float" office:value="874.4">
                <text:p>874.4</text:p>
              </table:table-cell>
              <table:table-cell office:value-type="float" office:value="867.8">
                <text:p>867.8</text:p>
              </table:table-cell>
              <table:table-cell office:value-type="float" office:value="1858.4">
                <text:p>1858.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67.32">
                <text:p>667.32</text:p>
              </table:table-cell>
              <table:table-cell office:value-type="float" office:value="866.2">
                <text:p>866.2</text:p>
              </table:table-cell>
              <table:table-cell office:value-type="float" office:value="870.6">
                <text:p>870.6</text:p>
              </table:table-cell>
              <table:table-cell office:value-type="float" office:value="1838.8">
                <text:p>1838.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67.77">
                <text:p>667.77</text:p>
              </table:table-cell>
              <table:table-cell office:value-type="float" office:value="864.6">
                <text:p>864.6</text:p>
              </table:table-cell>
              <table:table-cell office:value-type="float" office:value="870.2">
                <text:p>870.2</text:p>
              </table:table-cell>
              <table:table-cell office:value-type="float" office:value="1811.8">
                <text:p>1811.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68.22">
                <text:p>668.22</text:p>
              </table:table-cell>
              <table:table-cell office:value-type="float" office:value="873.2">
                <text:p>873.2</text:p>
              </table:table-cell>
              <table:table-cell office:value-type="float" office:value="853">
                <text:p>853</text:p>
              </table:table-cell>
              <table:table-cell office:value-type="float" office:value="1815.8">
                <text:p>1815.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68.67">
                <text:p>668.67</text:p>
              </table:table-cell>
              <table:table-cell office:value-type="float" office:value="865.4">
                <text:p>865.4</text:p>
              </table:table-cell>
              <table:table-cell office:value-type="float" office:value="873">
                <text:p>873</text:p>
              </table:table-cell>
              <table:table-cell office:value-type="float" office:value="1802.4">
                <text:p>1802.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69.12">
                <text:p>669.12</text:p>
              </table:table-cell>
              <table:table-cell office:value-type="float" office:value="865.4">
                <text:p>865.4</text:p>
              </table:table-cell>
              <table:table-cell office:value-type="float" office:value="878.8">
                <text:p>878.8</text:p>
              </table:table-cell>
              <table:table-cell office:value-type="float" office:value="1786.8">
                <text:p>1786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69.57">
                <text:p>669.57</text:p>
              </table:table-cell>
              <table:table-cell office:value-type="float" office:value="870.6">
                <text:p>870.6</text:p>
              </table:table-cell>
              <table:table-cell office:value-type="float" office:value="864.6">
                <text:p>864.6</text:p>
              </table:table-cell>
              <table:table-cell office:value-type="float" office:value="1771.4">
                <text:p>1771.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0.02">
                <text:p>670.02</text:p>
              </table:table-cell>
              <table:table-cell office:value-type="float" office:value="872.4">
                <text:p>872.4</text:p>
              </table:table-cell>
              <table:table-cell office:value-type="float" office:value="873.4">
                <text:p>873.4</text:p>
              </table:table-cell>
              <table:table-cell office:value-type="float" office:value="1755.4">
                <text:p>1755.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70.47">
                <text:p>670.47</text:p>
              </table:table-cell>
              <table:table-cell office:value-type="float" office:value="864.2">
                <text:p>864.2</text:p>
              </table:table-cell>
              <table:table-cell office:value-type="float" office:value="881.8">
                <text:p>881.8</text:p>
              </table:table-cell>
              <table:table-cell office:value-type="float" office:value="1722.8">
                <text:p>1722.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70.92">
                <text:p>670.92</text:p>
              </table:table-cell>
              <table:table-cell office:value-type="float" office:value="873.4">
                <text:p>873.4</text:p>
              </table:table-cell>
              <table:table-cell office:value-type="float" office:value="873.8">
                <text:p>873.8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71.37">
                <text:p>671.37</text:p>
              </table:table-cell>
              <table:table-cell office:value-type="float" office:value="873.6">
                <text:p>873.6</text:p>
              </table:table-cell>
              <table:table-cell office:value-type="float" office:value="872.8">
                <text:p>872.8</text:p>
              </table:table-cell>
              <table:table-cell office:value-type="float" office:value="1692.8">
                <text:p>1692.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71.82">
                <text:p>671.82</text:p>
              </table:table-cell>
              <table:table-cell office:value-type="float" office:value="870.8">
                <text:p>870.8</text:p>
              </table:table-cell>
              <table:table-cell office:value-type="float" office:value="880.2">
                <text:p>880.2</text:p>
              </table:table-cell>
              <table:table-cell office:value-type="float" office:value="1702.8">
                <text:p>1702.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72.27">
                <text:p>672.27</text:p>
              </table:table-cell>
              <table:table-cell office:value-type="float" office:value="889.8">
                <text:p>889.8</text:p>
              </table:table-cell>
              <table:table-cell office:value-type="float" office:value="896">
                <text:p>896</text:p>
              </table:table-cell>
              <table:table-cell office:value-type="float" office:value="1697.6">
                <text:p>1697.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72.72">
                <text:p>672.72</text:p>
              </table:table-cell>
              <table:table-cell office:value-type="float" office:value="869.4">
                <text:p>869.4</text:p>
              </table:table-cell>
              <table:table-cell office:value-type="float" office:value="881.4">
                <text:p>881.4</text:p>
              </table:table-cell>
              <table:table-cell office:value-type="float" office:value="1678.4">
                <text:p>1678.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73.17">
                <text:p>673.17</text:p>
              </table:table-cell>
              <table:table-cell office:value-type="float" office:value="860.4">
                <text:p>860.4</text:p>
              </table:table-cell>
              <table:table-cell office:value-type="float" office:value="880">
                <text:p>880</text:p>
              </table:table-cell>
              <table:table-cell office:value-type="float" office:value="1668.6">
                <text:p>1668.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73.61">
                <text:p>673.61</text:p>
              </table:table-cell>
              <table:table-cell office:value-type="float" office:value="866">
                <text:p>866</text:p>
              </table:table-cell>
              <table:table-cell office:value-type="float" office:value="867.6">
                <text:p>867.6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74.06">
                <text:p>674.06</text:p>
              </table:table-cell>
              <table:table-cell office:value-type="float" office:value="859.2">
                <text:p>859.2</text:p>
              </table:table-cell>
              <table:table-cell office:value-type="float" office:value="860.4">
                <text:p>860.4</text:p>
              </table:table-cell>
              <table:table-cell office:value-type="float" office:value="1636.4">
                <text:p>1636.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74.51">
                <text:p>674.51</text:p>
              </table:table-cell>
              <table:table-cell office:value-type="float" office:value="866.2">
                <text:p>866.2</text:p>
              </table:table-cell>
              <table:table-cell office:value-type="float" office:value="874">
                <text:p>874</text:p>
              </table:table-cell>
              <table:table-cell office:value-type="float" office:value="1617.8">
                <text:p>1617.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74.96">
                <text:p>674.96</text:p>
              </table:table-cell>
              <table:table-cell office:value-type="float" office:value="877.6">
                <text:p>877.6</text:p>
              </table:table-cell>
              <table:table-cell office:value-type="float" office:value="869.6">
                <text:p>869.6</text:p>
              </table:table-cell>
              <table:table-cell office:value-type="float" office:value="1618.8">
                <text:p>1618.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75.41">
                <text:p>675.41</text:p>
              </table:table-cell>
              <table:table-cell office:value-type="float" office:value="878.2">
                <text:p>878.2</text:p>
              </table:table-cell>
              <table:table-cell office:value-type="float" office:value="880.4">
                <text:p>880.4</text:p>
              </table:table-cell>
              <table:table-cell office:value-type="float" office:value="1587.4">
                <text:p>1587.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75.86">
                <text:p>675.86</text:p>
              </table:table-cell>
              <table:table-cell office:value-type="float" office:value="871">
                <text:p>871</text:p>
              </table:table-cell>
              <table:table-cell office:value-type="float" office:value="883.8">
                <text:p>883.8</text:p>
              </table:table-cell>
              <table:table-cell office:value-type="float" office:value="1588.8">
                <text:p>1588.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76.31">
                <text:p>676.31</text:p>
              </table:table-cell>
              <table:table-cell office:value-type="float" office:value="869">
                <text:p>869</text:p>
              </table:table-cell>
              <table:table-cell office:value-type="float" office:value="864.2">
                <text:p>864.2</text:p>
              </table:table-cell>
              <table:table-cell office:value-type="float" office:value="1581.8">
                <text:p>1581.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76.76">
                <text:p>676.76</text:p>
              </table:table-cell>
              <table:table-cell office:value-type="float" office:value="870.2">
                <text:p>870.2</text:p>
              </table:table-cell>
              <table:table-cell office:value-type="float" office:value="862.4">
                <text:p>862.4</text:p>
              </table:table-cell>
              <table:table-cell office:value-type="float" office:value="1565.6">
                <text:p>1565.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77.21">
                <text:p>677.21</text:p>
              </table:table-cell>
              <table:table-cell office:value-type="float" office:value="858.6">
                <text:p>858.6</text:p>
              </table:table-cell>
              <table:table-cell office:value-type="float" office:value="877.8">
                <text:p>877.8</text:p>
              </table:table-cell>
              <table:table-cell office:value-type="float" office:value="1546.4">
                <text:p>1546.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77.66">
                <text:p>677.66</text:p>
              </table:table-cell>
              <table:table-cell office:value-type="float" office:value="871">
                <text:p>871</text:p>
              </table:table-cell>
              <table:table-cell office:value-type="float" office:value="864.6">
                <text:p>864.6</text:p>
              </table:table-cell>
              <table:table-cell office:value-type="float" office:value="1540.2">
                <text:p>1540.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78.11">
                <text:p>678.11</text:p>
              </table:table-cell>
              <table:table-cell office:value-type="float" office:value="873.6">
                <text:p>873.6</text:p>
              </table:table-cell>
              <table:table-cell office:value-type="float" office:value="862.2">
                <text:p>862.2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78.55">
                <text:p>678.55</text:p>
              </table:table-cell>
              <table:table-cell office:value-type="float" office:value="866">
                <text:p>866</text:p>
              </table:table-cell>
              <table:table-cell office:value-type="float" office:value="875.4">
                <text:p>875.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79">
                <text:p>679</text:p>
              </table:table-cell>
              <table:table-cell office:value-type="float" office:value="870">
                <text:p>870</text:p>
              </table:table-cell>
              <table:table-cell office:value-type="float" office:value="863.6">
                <text:p>863.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79.45">
                <text:p>679.45</text:p>
              </table:table-cell>
              <table:table-cell office:value-type="float" office:value="868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504.8">
                <text:p>1504.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79.9">
                <text:p>679.9</text:p>
              </table:table-cell>
              <table:table-cell office:value-type="float" office:value="857.4">
                <text:p>857.4</text:p>
              </table:table-cell>
              <table:table-cell office:value-type="float" office:value="876.6">
                <text:p>876.6</text:p>
              </table:table-cell>
              <table:table-cell office:value-type="float" office:value="1495.2">
                <text:p>1495.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80.35">
                <text:p>680.35</text:p>
              </table:table-cell>
              <table:table-cell office:value-type="float" office:value="869.8">
                <text:p>869.8</text:p>
              </table:table-cell>
              <table:table-cell office:value-type="float" office:value="870.6">
                <text:p>870.6</text:p>
              </table:table-cell>
              <table:table-cell office:value-type="float" office:value="1493.6">
                <text:p>1493.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80.8">
                <text:p>680.8</text:p>
              </table:table-cell>
              <table:table-cell office:value-type="float" office:value="862.4">
                <text:p>862.4</text:p>
              </table:table-cell>
              <table:table-cell office:value-type="float" office:value="868.2">
                <text:p>868.2</text:p>
              </table:table-cell>
              <table:table-cell office:value-type="float" office:value="1457.2">
                <text:p>1457.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81.25">
                <text:p>681.25</text:p>
              </table:table-cell>
              <table:table-cell office:value-type="float" office:value="866.4">
                <text:p>866.4</text:p>
              </table:table-cell>
              <table:table-cell office:value-type="float" office:value="883.6">
                <text:p>883.6</text:p>
              </table:table-cell>
              <table:table-cell office:value-type="float" office:value="1466.2">
                <text:p>1466.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81.7">
                <text:p>681.7</text:p>
              </table:table-cell>
              <table:table-cell office:value-type="float" office:value="867.2">
                <text:p>867.2</text:p>
              </table:table-cell>
              <table:table-cell office:value-type="float" office:value="863.2">
                <text:p>863.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82.15">
                <text:p>682.15</text:p>
              </table:table-cell>
              <table:table-cell office:value-type="float" office:value="870.6">
                <text:p>870.6</text:p>
              </table:table-cell>
              <table:table-cell office:value-type="float" office:value="865">
                <text:p>865</text:p>
              </table:table-cell>
              <table:table-cell office:value-type="float" office:value="1446.4">
                <text:p>1446.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82.59">
                <text:p>682.59</text:p>
              </table:table-cell>
              <table:table-cell office:value-type="float" office:value="866.4">
                <text:p>866.4</text:p>
              </table:table-cell>
              <table:table-cell office:value-type="float" office:value="877.6">
                <text:p>877.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83.04">
                <text:p>683.04</text:p>
              </table:table-cell>
              <table:table-cell office:value-type="float" office:value="875.6">
                <text:p>875.6</text:p>
              </table:table-cell>
              <table:table-cell office:value-type="float" office:value="876.4">
                <text:p>876.4</text:p>
              </table:table-cell>
              <table:table-cell office:value-type="float" office:value="1435.4">
                <text:p>1435.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83.49">
                <text:p>683.49</text:p>
              </table:table-cell>
              <table:table-cell office:value-type="float" office:value="861.4">
                <text:p>861.4</text:p>
              </table:table-cell>
              <table:table-cell office:value-type="float" office:value="880.8">
                <text:p>880.8</text:p>
              </table:table-cell>
              <table:table-cell office:value-type="float" office:value="1424.4">
                <text:p>1424.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83.94">
                <text:p>683.94</text:p>
              </table:table-cell>
              <table:table-cell office:value-type="float" office:value="865.6">
                <text:p>865.6</text:p>
              </table:table-cell>
              <table:table-cell office:value-type="float" office:value="874.6">
                <text:p>874.6</text:p>
              </table:table-cell>
              <table:table-cell office:value-type="float" office:value="1406.2">
                <text:p>1406.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84.39">
                <text:p>684.39</text:p>
              </table:table-cell>
              <table:table-cell office:value-type="float" office:value="871.6">
                <text:p>871.6</text:p>
              </table:table-cell>
              <table:table-cell office:value-type="float" office:value="939.6">
                <text:p>939.6</text:p>
              </table:table-cell>
              <table:table-cell office:value-type="float" office:value="1444.4">
                <text:p>1444.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84.84">
                <text:p>684.84</text:p>
              </table:table-cell>
              <table:table-cell office:value-type="float" office:value="865.6">
                <text:p>865.6</text:p>
              </table:table-cell>
              <table:table-cell office:value-type="float" office:value="875.6">
                <text:p>875.6</text:p>
              </table:table-cell>
              <table:table-cell office:value-type="float" office:value="1397.2">
                <text:p>1397.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85.29">
                <text:p>685.29</text:p>
              </table:table-cell>
              <table:table-cell office:value-type="float" office:value="859.6">
                <text:p>859.6</text:p>
              </table:table-cell>
              <table:table-cell office:value-type="float" office:value="879.8">
                <text:p>879.8</text:p>
              </table:table-cell>
              <table:table-cell office:value-type="float" office:value="1384.8">
                <text:p>1384.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85.73">
                <text:p>685.73</text:p>
              </table:table-cell>
              <table:table-cell office:value-type="float" office:value="876.6">
                <text:p>876.6</text:p>
              </table:table-cell>
              <table:table-cell office:value-type="float" office:value="863.2">
                <text:p>863.2</text:p>
              </table:table-cell>
              <table:table-cell office:value-type="float" office:value="1381.4">
                <text:p>1381.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86.18">
                <text:p>686.18</text:p>
              </table:table-cell>
              <table:table-cell office:value-type="float" office:value="871.6">
                <text:p>871.6</text:p>
              </table:table-cell>
              <table:table-cell office:value-type="float" office:value="863.6">
                <text:p>863.6</text:p>
              </table:table-cell>
              <table:table-cell office:value-type="float" office:value="1357.6">
                <text:p>1357.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86.63">
                <text:p>686.63</text:p>
              </table:table-cell>
              <table:table-cell office:value-type="float" office:value="876.2">
                <text:p>876.2</text:p>
              </table:table-cell>
              <table:table-cell office:value-type="float" office:value="917.6">
                <text:p>917.6</text:p>
              </table:table-cell>
              <table:table-cell office:value-type="float" office:value="1381.8">
                <text:p>1381.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87.08">
                <text:p>687.08</text:p>
              </table:table-cell>
              <table:table-cell office:value-type="float" office:value="876.6">
                <text:p>876.6</text:p>
              </table:table-cell>
              <table:table-cell office:value-type="float" office:value="870.2">
                <text:p>870.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87.53">
                <text:p>687.53</text:p>
              </table:table-cell>
              <table:table-cell office:value-type="float" office:value="866.6">
                <text:p>866.6</text:p>
              </table:table-cell>
              <table:table-cell office:value-type="float" office:value="872.4">
                <text:p>872.4</text:p>
              </table:table-cell>
              <table:table-cell office:value-type="float" office:value="1334.2">
                <text:p>1334.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87.98">
                <text:p>687.98</text:p>
              </table:table-cell>
              <table:table-cell office:value-type="float" office:value="902.6">
                <text:p>902.6</text:p>
              </table:table-cell>
              <table:table-cell office:value-type="float" office:value="1044.8">
                <text:p>1044.8</text:p>
              </table:table-cell>
              <table:table-cell office:value-type="float" office:value="1428.6">
                <text:p>1428.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88.43">
                <text:p>688.43</text:p>
              </table:table-cell>
              <table:table-cell office:value-type="float" office:value="870.4">
                <text:p>870.4</text:p>
              </table:table-cell>
              <table:table-cell office:value-type="float" office:value="882.6">
                <text:p>882.6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88.87">
                <text:p>688.87</text:p>
              </table:table-cell>
              <table:table-cell office:value-type="float" office:value="860.6">
                <text:p>860.6</text:p>
              </table:table-cell>
              <table:table-cell office:value-type="float" office:value="877">
                <text:p>877</text:p>
              </table:table-cell>
              <table:table-cell office:value-type="float" office:value="1322.4">
                <text:p>1322.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89.32">
                <text:p>689.32</text:p>
              </table:table-cell>
              <table:table-cell office:value-type="float" office:value="858">
                <text:p>858</text:p>
              </table:table-cell>
              <table:table-cell office:value-type="float" office:value="871">
                <text:p>871</text:p>
              </table:table-cell>
              <table:table-cell office:value-type="float" office:value="1307.8">
                <text:p>1307.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89.77">
                <text:p>689.77</text:p>
              </table:table-cell>
              <table:table-cell office:value-type="float" office:value="875.8">
                <text:p>875.8</text:p>
              </table:table-cell>
              <table:table-cell office:value-type="float" office:value="863.6">
                <text:p>863.6</text:p>
              </table:table-cell>
              <table:table-cell office:value-type="float" office:value="1308.6">
                <text:p>1308.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90.22">
                <text:p>690.22</text:p>
              </table:table-cell>
              <table:table-cell office:value-type="float" office:value="891.2">
                <text:p>891.2</text:p>
              </table:table-cell>
              <table:table-cell office:value-type="float" office:value="866.8">
                <text:p>866.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90.67">
                <text:p>690.67</text:p>
              </table:table-cell>
              <table:table-cell office:value-type="float" office:value="915">
                <text:p>915</text:p>
              </table:table-cell>
              <table:table-cell office:value-type="float" office:value="865.8">
                <text:p>865.8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91.12">
                <text:p>691.12</text:p>
              </table:table-cell>
              <table:table-cell office:value-type="float" office:value="924.6">
                <text:p>924.6</text:p>
              </table:table-cell>
              <table:table-cell office:value-type="float" office:value="860.4">
                <text:p>860.4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91.56">
                <text:p>691.56</text:p>
              </table:table-cell>
              <table:table-cell office:value-type="float" office:value="908.6">
                <text:p>908.6</text:p>
              </table:table-cell>
              <table:table-cell office:value-type="float" office:value="869.2">
                <text:p>869.2</text:p>
              </table:table-cell>
              <table:table-cell office:value-type="float" office:value="1273.6">
                <text:p>1273.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92.01">
                <text:p>692.01</text:p>
              </table:table-cell>
              <table:table-cell office:value-type="float" office:value="871.8">
                <text:p>871.8</text:p>
              </table:table-cell>
              <table:table-cell office:value-type="float" office:value="876.4">
                <text:p>876.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92.46">
                <text:p>692.46</text:p>
              </table:table-cell>
              <table:table-cell office:value-type="float" office:value="867.4">
                <text:p>867.4</text:p>
              </table:table-cell>
              <table:table-cell office:value-type="float" office:value="864">
                <text:p>864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92.91">
                <text:p>692.91</text:p>
              </table:table-cell>
              <table:table-cell office:value-type="float" office:value="869">
                <text:p>869</text:p>
              </table:table-cell>
              <table:table-cell office:value-type="float" office:value="866.8">
                <text:p>866.8</text:p>
              </table:table-cell>
              <table:table-cell office:value-type="float" office:value="1249.6">
                <text:p>1249.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93.36">
                <text:p>693.36</text:p>
              </table:table-cell>
              <table:table-cell office:value-type="float" office:value="869.6">
                <text:p>869.6</text:p>
              </table:table-cell>
              <table:table-cell office:value-type="float" office:value="875.2">
                <text:p>875.2</text:p>
              </table:table-cell>
              <table:table-cell office:value-type="float" office:value="1254.8">
                <text:p>1254.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93.8">
                <text:p>693.8</text:p>
              </table:table-cell>
              <table:table-cell office:value-type="float" office:value="872.8">
                <text:p>872.8</text:p>
              </table:table-cell>
              <table:table-cell office:value-type="float" office:value="872.4">
                <text:p>872.4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94.25">
                <text:p>694.25</text:p>
              </table:table-cell>
              <table:table-cell office:value-type="float" office:value="868.6">
                <text:p>868.6</text:p>
              </table:table-cell>
              <table:table-cell office:value-type="float" office:value="866.2">
                <text:p>866.2</text:p>
              </table:table-cell>
              <table:table-cell office:value-type="float" office:value="1227.2">
                <text:p>1227.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94.7">
                <text:p>694.7</text:p>
              </table:table-cell>
              <table:table-cell office:value-type="float" office:value="867">
                <text:p>867</text:p>
              </table:table-cell>
              <table:table-cell office:value-type="float" office:value="867.8">
                <text:p>867.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95.15">
                <text:p>695.15</text:p>
              </table:table-cell>
              <table:table-cell office:value-type="float" office:value="877.8">
                <text:p>877.8</text:p>
              </table:table-cell>
              <table:table-cell office:value-type="float" office:value="861.4">
                <text:p>861.4</text:p>
              </table:table-cell>
              <table:table-cell office:value-type="float" office:value="1227.8">
                <text:p>1227.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95.6">
                <text:p>695.6</text:p>
              </table:table-cell>
              <table:table-cell office:value-type="float" office:value="917.8">
                <text:p>917.8</text:p>
              </table:table-cell>
              <table:table-cell office:value-type="float" office:value="869.2">
                <text:p>869.2</text:p>
              </table:table-cell>
              <table:table-cell office:value-type="float" office:value="1212.2">
                <text:p>1212.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96.04">
                <text:p>696.04</text:p>
              </table:table-cell>
              <table:table-cell office:value-type="float" office:value="972.4">
                <text:p>972.4</text:p>
              </table:table-cell>
              <table:table-cell office:value-type="float" office:value="873">
                <text:p>873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96.49">
                <text:p>696.49</text:p>
              </table:table-cell>
              <table:table-cell office:value-type="float" office:value="1090">
                <text:p>1090</text:p>
              </table:table-cell>
              <table:table-cell office:value-type="float" office:value="864">
                <text:p>864</text:p>
              </table:table-cell>
              <table:table-cell office:value-type="float" office:value="1210.8">
                <text:p>1210.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96.94">
                <text:p>696.94</text:p>
              </table:table-cell>
              <table:table-cell office:value-type="float" office:value="1103.6">
                <text:p>1103.6</text:p>
              </table:table-cell>
              <table:table-cell office:value-type="float" office:value="864.2">
                <text:p>864.2</text:p>
              </table:table-cell>
              <table:table-cell office:value-type="float" office:value="1195.6">
                <text:p>1195.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97.39">
                <text:p>697.39</text:p>
              </table:table-cell>
              <table:table-cell office:value-type="float" office:value="978.2">
                <text:p>978.2</text:p>
              </table:table-cell>
              <table:table-cell office:value-type="float" office:value="881">
                <text:p>881</text:p>
              </table:table-cell>
              <table:table-cell office:value-type="float" office:value="1198.2">
                <text:p>1198.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97.84">
                <text:p>697.84</text:p>
              </table:table-cell>
              <table:table-cell office:value-type="float" office:value="891.2">
                <text:p>891.2</text:p>
              </table:table-cell>
              <table:table-cell office:value-type="float" office:value="862.8">
                <text:p>862.8</text:p>
              </table:table-cell>
              <table:table-cell office:value-type="float" office:value="1203.8">
                <text:p>1203.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98.28">
                <text:p>698.28</text:p>
              </table:table-cell>
              <table:table-cell office:value-type="float" office:value="882.8">
                <text:p>882.8</text:p>
              </table:table-cell>
              <table:table-cell office:value-type="float" office:value="863.4">
                <text:p>863.4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98.73">
                <text:p>698.73</text:p>
              </table:table-cell>
              <table:table-cell office:value-type="float" office:value="859.2">
                <text:p>859.2</text:p>
              </table:table-cell>
              <table:table-cell office:value-type="float" office:value="878">
                <text:p>878</text:p>
              </table:table-cell>
              <table:table-cell office:value-type="float" office:value="1171.4">
                <text:p>1171.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99.18">
                <text:p>699.18</text:p>
              </table:table-cell>
              <table:table-cell office:value-type="float" office:value="870.6">
                <text:p>870.6</text:p>
              </table:table-cell>
              <table:table-cell office:value-type="float" office:value="857.8">
                <text:p>857.8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99.63">
                <text:p>699.63</text:p>
              </table:table-cell>
              <table:table-cell office:value-type="float" office:value="872.2">
                <text:p>872.2</text:p>
              </table:table-cell>
              <table:table-cell office:value-type="float" office:value="867.8">
                <text:p>867.8</text:p>
              </table:table-cell>
              <table:table-cell office:value-type="float" office:value="1163.6">
                <text:p>1163.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00.07">
                <text:p>700.07</text:p>
              </table:table-cell>
              <table:table-cell office:value-type="float" office:value="860.4">
                <text:p>860.4</text:p>
              </table:table-cell>
              <table:table-cell office:value-type="float" office:value="875.6">
                <text:p>875.6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00.52">
                <text:p>700.52</text:p>
              </table:table-cell>
              <table:table-cell office:value-type="float" office:value="865.8">
                <text:p>865.8</text:p>
              </table:table-cell>
              <table:table-cell office:value-type="float" office:value="864.8">
                <text:p>864.8</text:p>
              </table:table-cell>
              <table:table-cell office:value-type="float" office:value="1171.8">
                <text:p>1171.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00.97">
                <text:p>700.97</text:p>
              </table:table-cell>
              <table:table-cell office:value-type="float" office:value="866.8">
                <text:p>866.8</text:p>
              </table:table-cell>
              <table:table-cell office:value-type="float" office:value="868.8">
                <text:p>868.8</text:p>
              </table:table-cell>
              <table:table-cell office:value-type="float" office:value="1141.8">
                <text:p>1141.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1.42">
                <text:p>701.42</text:p>
              </table:table-cell>
              <table:table-cell office:value-type="float" office:value="859.4">
                <text:p>859.4</text:p>
              </table:table-cell>
              <table:table-cell office:value-type="float" office:value="876">
                <text:p>87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01.86">
                <text:p>701.86</text:p>
              </table:table-cell>
              <table:table-cell office:value-type="float" office:value="870.4">
                <text:p>870.4</text:p>
              </table:table-cell>
              <table:table-cell office:value-type="float" office:value="865">
                <text:p>86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02.31">
                <text:p>702.31</text:p>
              </table:table-cell>
              <table:table-cell office:value-type="float" office:value="863">
                <text:p>863</text:p>
              </table:table-cell>
              <table:table-cell office:value-type="float" office:value="870">
                <text:p>870</text:p>
              </table:table-cell>
              <table:table-cell office:value-type="float" office:value="1142.4">
                <text:p>1142.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02.76">
                <text:p>702.76</text:p>
              </table:table-cell>
              <table:table-cell office:value-type="float" office:value="865.6">
                <text:p>865.6</text:p>
              </table:table-cell>
              <table:table-cell office:value-type="float" office:value="869.8">
                <text:p>869.8</text:p>
              </table:table-cell>
              <table:table-cell office:value-type="float" office:value="1139.2">
                <text:p>1139.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03.21">
                <text:p>703.21</text:p>
              </table:table-cell>
              <table:table-cell office:value-type="float" office:value="884.2">
                <text:p>884.2</text:p>
              </table:table-cell>
              <table:table-cell office:value-type="float" office:value="917.8">
                <text:p>917.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03.65">
                <text:p>703.65</text:p>
              </table:table-cell>
              <table:table-cell office:value-type="float" office:value="871">
                <text:p>871</text:p>
              </table:table-cell>
              <table:table-cell office:value-type="float" office:value="872.2">
                <text:p>872.2</text:p>
              </table:table-cell>
              <table:table-cell office:value-type="float" office:value="1129.6">
                <text:p>1129.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04.1">
                <text:p>704.1</text:p>
              </table:table-cell>
              <table:table-cell office:value-type="float" office:value="867">
                <text:p>867</text:p>
              </table:table-cell>
              <table:table-cell office:value-type="float" office:value="875.2">
                <text:p>875.2</text:p>
              </table:table-cell>
              <table:table-cell office:value-type="float" office:value="1119.6">
                <text:p>1119.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04.55">
                <text:p>704.55</text:p>
              </table:table-cell>
              <table:table-cell office:value-type="float" office:value="878">
                <text:p>878</text:p>
              </table:table-cell>
              <table:table-cell office:value-type="float" office:value="871.2">
                <text:p>871.2</text:p>
              </table:table-cell>
              <table:table-cell office:value-type="float" office:value="1131.6">
                <text:p>1131.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05">
                <text:p>705</text:p>
              </table:table-cell>
              <table:table-cell office:value-type="float" office:value="870.6">
                <text:p>870.6</text:p>
              </table:table-cell>
              <table:table-cell office:value-type="float" office:value="875.6">
                <text:p>875.6</text:p>
              </table:table-cell>
              <table:table-cell office:value-type="float" office:value="1108.6">
                <text:p>1108.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05.44">
                <text:p>705.44</text:p>
              </table:table-cell>
              <table:table-cell office:value-type="float" office:value="881.6">
                <text:p>881.6</text:p>
              </table:table-cell>
              <table:table-cell office:value-type="float" office:value="870.2">
                <text:p>870.2</text:p>
              </table:table-cell>
              <table:table-cell office:value-type="float" office:value="1113.2">
                <text:p>1113.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05.89">
                <text:p>705.89</text:p>
              </table:table-cell>
              <table:table-cell office:value-type="float" office:value="936">
                <text:p>936</text:p>
              </table:table-cell>
              <table:table-cell office:value-type="float" office:value="871.6">
                <text:p>871.6</text:p>
              </table:table-cell>
              <table:table-cell office:value-type="float" office:value="1112.6">
                <text:p>1112.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06.34">
                <text:p>706.34</text:p>
              </table:table-cell>
              <table:table-cell office:value-type="float" office:value="987.8">
                <text:p>987.8</text:p>
              </table:table-cell>
              <table:table-cell office:value-type="float" office:value="869.4">
                <text:p>869.4</text:p>
              </table:table-cell>
              <table:table-cell office:value-type="float" office:value="1095.2">
                <text:p>1095.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06.79">
                <text:p>706.79</text:p>
              </table:table-cell>
              <table:table-cell office:value-type="float" office:value="1058.8">
                <text:p>1058.8</text:p>
              </table:table-cell>
              <table:table-cell office:value-type="float" office:value="874">
                <text:p>874</text:p>
              </table:table-cell>
              <table:table-cell office:value-type="float" office:value="1104.6">
                <text:p>1104.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07.23">
                <text:p>707.23</text:p>
              </table:table-cell>
              <table:table-cell office:value-type="float" office:value="1044.2">
                <text:p>1044.2</text:p>
              </table:table-cell>
              <table:table-cell office:value-type="float" office:value="874.2">
                <text:p>874.2</text:p>
              </table:table-cell>
              <table:table-cell office:value-type="float" office:value="1098.6">
                <text:p>1098.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07.68">
                <text:p>707.68</text:p>
              </table:table-cell>
              <table:table-cell office:value-type="float" office:value="952.2">
                <text:p>952.2</text:p>
              </table:table-cell>
              <table:table-cell office:value-type="float" office:value="866.6">
                <text:p>866.6</text:p>
              </table:table-cell>
              <table:table-cell office:value-type="float" office:value="1072.6">
                <text:p>1072.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08.13">
                <text:p>708.13</text:p>
              </table:table-cell>
              <table:table-cell office:value-type="float" office:value="886.4">
                <text:p>886.4</text:p>
              </table:table-cell>
              <table:table-cell office:value-type="float" office:value="878.4">
                <text:p>878.4</text:p>
              </table:table-cell>
              <table:table-cell office:value-type="float" office:value="1086.6">
                <text:p>1086.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08.58">
                <text:p>708.58</text:p>
              </table:table-cell>
              <table:table-cell office:value-type="float" office:value="882.2">
                <text:p>882.2</text:p>
              </table:table-cell>
              <table:table-cell office:value-type="float" office:value="875.8">
                <text:p>875.8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09.02">
                <text:p>709.02</text:p>
              </table:table-cell>
              <table:table-cell office:value-type="float" office:value="883.2">
                <text:p>883.2</text:p>
              </table:table-cell>
              <table:table-cell office:value-type="float" office:value="870.6">
                <text:p>870.6</text:p>
              </table:table-cell>
              <table:table-cell office:value-type="float" office:value="1090.8">
                <text:p>1090.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09.47">
                <text:p>709.47</text:p>
              </table:table-cell>
              <table:table-cell office:value-type="float" office:value="870.4">
                <text:p>870.4</text:p>
              </table:table-cell>
              <table:table-cell office:value-type="float" office:value="884.6">
                <text:p>884.6</text:p>
              </table:table-cell>
              <table:table-cell office:value-type="float" office:value="1081.6">
                <text:p>1081.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09.92">
                <text:p>709.92</text:p>
              </table:table-cell>
              <table:table-cell office:value-type="float" office:value="877">
                <text:p>877</text:p>
              </table:table-cell>
              <table:table-cell office:value-type="float" office:value="866.2">
                <text:p>866.2</text:p>
              </table:table-cell>
              <table:table-cell office:value-type="float" office:value="1077.8">
                <text:p>1077.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10.36">
                <text:p>710.36</text:p>
              </table:table-cell>
              <table:table-cell office:value-type="float" office:value="870.6">
                <text:p>870.6</text:p>
              </table:table-cell>
              <table:table-cell office:value-type="float" office:value="877.8">
                <text:p>877.8</text:p>
              </table:table-cell>
              <table:table-cell office:value-type="float" office:value="1070.6">
                <text:p>1070.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10.81">
                <text:p>710.81</text:p>
              </table:table-cell>
              <table:table-cell office:value-type="float" office:value="877.8">
                <text:p>877.8</text:p>
              </table:table-cell>
              <table:table-cell office:value-type="float" office:value="964.6">
                <text:p>964.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11.26">
                <text:p>711.26</text:p>
              </table:table-cell>
              <table:table-cell office:value-type="float" office:value="875.6">
                <text:p>875.6</text:p>
              </table:table-cell>
              <table:table-cell office:value-type="float" office:value="878">
                <text:p>878</text:p>
              </table:table-cell>
              <table:table-cell office:value-type="float" office:value="1082.8">
                <text:p>1082.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11.71">
                <text:p>711.71</text:p>
              </table:table-cell>
              <table:table-cell office:value-type="float" office:value="869.8">
                <text:p>869.8</text:p>
              </table:table-cell>
              <table:table-cell office:value-type="float" office:value="858.8">
                <text:p>858.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12.15">
                <text:p>712.15</text:p>
              </table:table-cell>
              <table:table-cell office:value-type="float" office:value="863.4">
                <text:p>863.4</text:p>
              </table:table-cell>
              <table:table-cell office:value-type="float" office:value="875.8">
                <text:p>875.8</text:p>
              </table:table-cell>
              <table:table-cell office:value-type="float" office:value="1062.8">
                <text:p>1062.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12.6">
                <text:p>712.6</text:p>
              </table:table-cell>
              <table:table-cell office:value-type="float" office:value="864.6">
                <text:p>864.6</text:p>
              </table:table-cell>
              <table:table-cell office:value-type="float" office:value="862">
                <text:p>862</text:p>
              </table:table-cell>
              <table:table-cell office:value-type="float" office:value="1059.6">
                <text:p>1059.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13.05">
                <text:p>713.05</text:p>
              </table:table-cell>
              <table:table-cell office:value-type="float" office:value="873">
                <text:p>873</text:p>
              </table:table-cell>
              <table:table-cell office:value-type="float" office:value="868.2">
                <text:p>868.2</text:p>
              </table:table-cell>
              <table:table-cell office:value-type="float" office:value="1049.8">
                <text:p>1049.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13.49">
                <text:p>713.49</text:p>
              </table:table-cell>
              <table:table-cell office:value-type="float" office:value="864.4">
                <text:p>864.4</text:p>
              </table:table-cell>
              <table:table-cell office:value-type="float" office:value="881.6">
                <text:p>881.6</text:p>
              </table:table-cell>
              <table:table-cell office:value-type="float" office:value="1058.2">
                <text:p>1058.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13.94">
                <text:p>713.94</text:p>
              </table:table-cell>
              <table:table-cell office:value-type="float" office:value="872.8">
                <text:p>872.8</text:p>
              </table:table-cell>
              <table:table-cell office:value-type="float" office:value="865.4">
                <text:p>865.4</text:p>
              </table:table-cell>
              <table:table-cell office:value-type="float" office:value="1059.8">
                <text:p>1059.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14.39">
                <text:p>714.39</text:p>
              </table:table-cell>
              <table:table-cell office:value-type="float" office:value="884.6">
                <text:p>884.6</text:p>
              </table:table-cell>
              <table:table-cell office:value-type="float" office:value="868">
                <text:p>868</text:p>
              </table:table-cell>
              <table:table-cell office:value-type="float" office:value="1045.4">
                <text:p>1045.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14.83">
                <text:p>714.83</text:p>
              </table:table-cell>
              <table:table-cell office:value-type="float" office:value="882.8">
                <text:p>882.8</text:p>
              </table:table-cell>
              <table:table-cell office:value-type="float" office:value="880.4">
                <text:p>880.4</text:p>
              </table:table-cell>
              <table:table-cell office:value-type="float" office:value="1046.8">
                <text:p>1046.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15.28">
                <text:p>715.28</text:p>
              </table:table-cell>
              <table:table-cell office:value-type="float" office:value="886.8">
                <text:p>886.8</text:p>
              </table:table-cell>
              <table:table-cell office:value-type="float" office:value="864">
                <text:p>864</text:p>
              </table:table-cell>
              <table:table-cell office:value-type="float" office:value="1043.4">
                <text:p>1043.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15.73">
                <text:p>715.73</text:p>
              </table:table-cell>
              <table:table-cell office:value-type="float" office:value="881.2">
                <text:p>881.2</text:p>
              </table:table-cell>
              <table:table-cell office:value-type="float" office:value="862">
                <text:p>862</text:p>
              </table:table-cell>
              <table:table-cell office:value-type="float" office:value="1034.2">
                <text:p>1034.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16.17">
                <text:p>716.17</text:p>
              </table:table-cell>
              <table:table-cell office:value-type="float" office:value="864.2">
                <text:p>864.2</text:p>
              </table:table-cell>
              <table:table-cell office:value-type="float" office:value="879.6">
                <text:p>879.6</text:p>
              </table:table-cell>
              <table:table-cell office:value-type="float" office:value="1035.2">
                <text:p>1035.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16.62">
                <text:p>716.62</text:p>
              </table:table-cell>
              <table:table-cell office:value-type="float" office:value="863.8">
                <text:p>863.8</text:p>
              </table:table-cell>
              <table:table-cell office:value-type="float" office:value="861.4">
                <text:p>861.4</text:p>
              </table:table-cell>
              <table:table-cell office:value-type="float" office:value="1029.4">
                <text:p>1029.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17.07">
                <text:p>717.07</text:p>
              </table:table-cell>
              <table:table-cell office:value-type="float" office:value="876">
                <text:p>876</text:p>
              </table:table-cell>
              <table:table-cell office:value-type="float" office:value="868.4">
                <text:p>868.4</text:p>
              </table:table-cell>
              <table:table-cell office:value-type="float" office:value="1024.4">
                <text:p>1024.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17.51">
                <text:p>717.51</text:p>
              </table:table-cell>
              <table:table-cell office:value-type="float" office:value="859.8">
                <text:p>859.8</text:p>
              </table:table-cell>
              <table:table-cell office:value-type="float" office:value="872.4">
                <text:p>872.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17.96">
                <text:p>717.96</text:p>
              </table:table-cell>
              <table:table-cell office:value-type="float" office:value="873.6">
                <text:p>873.6</text:p>
              </table:table-cell>
              <table:table-cell office:value-type="float" office:value="867.2">
                <text:p>867.2</text:p>
              </table:table-cell>
              <table:table-cell office:value-type="float" office:value="1032.8">
                <text:p>1032.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18.41">
                <text:p>718.41</text:p>
              </table:table-cell>
              <table:table-cell office:value-type="float" office:value="876.6">
                <text:p>876.6</text:p>
              </table:table-cell>
              <table:table-cell office:value-type="float" office:value="868.2">
                <text:p>868.2</text:p>
              </table:table-cell>
              <table:table-cell office:value-type="float" office:value="1016.8">
                <text:p>1016.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18.85">
                <text:p>718.85</text:p>
              </table:table-cell>
              <table:table-cell office:value-type="float" office:value="853.4">
                <text:p>853.4</text:p>
              </table:table-cell>
              <table:table-cell office:value-type="float" office:value="872">
                <text:p>87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19.3">
                <text:p>719.3</text:p>
              </table:table-cell>
              <table:table-cell office:value-type="float" office:value="854.6">
                <text:p>854.6</text:p>
              </table:table-cell>
              <table:table-cell office:value-type="float" office:value="862">
                <text:p>862</text:p>
              </table:table-cell>
              <table:table-cell office:value-type="float" office:value="1024.4">
                <text:p>1024.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19.75">
                <text:p>719.75</text:p>
              </table:table-cell>
              <table:table-cell office:value-type="float" office:value="867.6">
                <text:p>867.6</text:p>
              </table:table-cell>
              <table:table-cell office:value-type="float" office:value="860.8">
                <text:p>860.8</text:p>
              </table:table-cell>
              <table:table-cell office:value-type="float" office:value="1017.2">
                <text:p>1017.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20.19">
                <text:p>720.19</text:p>
              </table:table-cell>
              <table:table-cell office:value-type="float" office:value="858.6">
                <text:p>858.6</text:p>
              </table:table-cell>
              <table:table-cell office:value-type="float" office:value="876.4">
                <text:p>876.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20.64">
                <text:p>720.64</text:p>
              </table:table-cell>
              <table:table-cell office:value-type="float" office:value="868">
                <text:p>868</text:p>
              </table:table-cell>
              <table:table-cell office:value-type="float" office:value="864.2">
                <text:p>864.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21.09">
                <text:p>721.09</text:p>
              </table:table-cell>
              <table:table-cell office:value-type="float" office:value="868.8">
                <text:p>868.8</text:p>
              </table:table-cell>
              <table:table-cell office:value-type="float" office:value="865.4">
                <text:p>865.4</text:p>
              </table:table-cell>
              <table:table-cell office:value-type="float" office:value="1003.2">
                <text:p>1003.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21.53">
                <text:p>721.53</text:p>
              </table:table-cell>
              <table:table-cell office:value-type="float" office:value="854.2">
                <text:p>854.2</text:p>
              </table:table-cell>
              <table:table-cell office:value-type="float" office:value="876">
                <text:p>876</text:p>
              </table:table-cell>
              <table:table-cell office:value-type="float" office:value="1000.8">
                <text:p>1000.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21.98">
                <text:p>721.98</text:p>
              </table:table-cell>
              <table:table-cell office:value-type="float" office:value="861.4">
                <text:p>861.4</text:p>
              </table:table-cell>
              <table:table-cell office:value-type="float" office:value="875">
                <text:p>875</text:p>
              </table:table-cell>
              <table:table-cell office:value-type="float" office:value="1002.4">
                <text:p>1002.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22.43">
                <text:p>722.43</text:p>
              </table:table-cell>
              <table:table-cell office:value-type="float" office:value="874">
                <text:p>874</text:p>
              </table:table-cell>
              <table:table-cell office:value-type="float" office:value="859.8">
                <text:p>859.8</text:p>
              </table:table-cell>
              <table:table-cell office:value-type="float" office:value="993.2">
                <text:p>993.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22.87">
                <text:p>722.87</text:p>
              </table:table-cell>
              <table:table-cell office:value-type="float" office:value="861.8">
                <text:p>861.8</text:p>
              </table:table-cell>
              <table:table-cell office:value-type="float" office:value="873.4">
                <text:p>873.4</text:p>
              </table:table-cell>
              <table:table-cell office:value-type="float" office:value="993.6">
                <text:p>993.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23.32">
                <text:p>723.32</text:p>
              </table:table-cell>
              <table:table-cell office:value-type="float" office:value="859.2">
                <text:p>859.2</text:p>
              </table:table-cell>
              <table:table-cell office:value-type="float" office:value="874.8">
                <text:p>874.8</text:p>
              </table:table-cell>
              <table:table-cell office:value-type="float" office:value="1006.8">
                <text:p>1006.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23.76">
                <text:p>723.76</text:p>
              </table:table-cell>
              <table:table-cell office:value-type="float" office:value="869">
                <text:p>869</text:p>
              </table:table-cell>
              <table:table-cell office:value-type="float" office:value="867.2">
                <text:p>867.2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24.21">
                <text:p>724.21</text:p>
              </table:table-cell>
              <table:table-cell office:value-type="float" office:value="857.8">
                <text:p>857.8</text:p>
              </table:table-cell>
              <table:table-cell office:value-type="float" office:value="876.8">
                <text:p>876.8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24.66">
                <text:p>724.66</text:p>
              </table:table-cell>
              <table:table-cell office:value-type="float" office:value="871.8">
                <text:p>871.8</text:p>
              </table:table-cell>
              <table:table-cell office:value-type="float" office:value="857.4">
                <text:p>857.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25.1">
                <text:p>725.1</text:p>
              </table:table-cell>
              <table:table-cell office:value-type="float" office:value="870.4">
                <text:p>870.4</text:p>
              </table:table-cell>
              <table:table-cell office:value-type="float" office:value="868.2">
                <text:p>868.2</text:p>
              </table:table-cell>
              <table:table-cell office:value-type="float" office:value="988.4">
                <text:p>988.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25.55">
                <text:p>725.55</text:p>
              </table:table-cell>
              <table:table-cell office:value-type="float" office:value="861.6">
                <text:p>861.6</text:p>
              </table:table-cell>
              <table:table-cell office:value-type="float" office:value="864">
                <text:p>864</text:p>
              </table:table-cell>
              <table:table-cell office:value-type="float" office:value="985.2">
                <text:p>985.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26">
                <text:p>726</text:p>
              </table:table-cell>
              <table:table-cell office:value-type="float" office:value="877.6">
                <text:p>877.6</text:p>
              </table:table-cell>
              <table:table-cell office:value-type="float" office:value="866.2">
                <text:p>866.2</text:p>
              </table:table-cell>
              <table:table-cell office:value-type="float" office:value="997.4">
                <text:p>997.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26.44">
                <text:p>726.44</text:p>
              </table:table-cell>
              <table:table-cell office:value-type="float" office:value="891.6">
                <text:p>891.6</text:p>
              </table:table-cell>
              <table:table-cell office:value-type="float" office:value="873.4">
                <text:p>873.4</text:p>
              </table:table-cell>
              <table:table-cell office:value-type="float" office:value="982.6">
                <text:p>982.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26.89">
                <text:p>726.89</text:p>
              </table:table-cell>
              <table:table-cell office:value-type="float" office:value="896">
                <text:p>896</text:p>
              </table:table-cell>
              <table:table-cell office:value-type="float" office:value="881.6">
                <text:p>881.6</text:p>
              </table:table-cell>
              <table:table-cell office:value-type="float" office:value="986.8">
                <text:p>986.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27.33">
                <text:p>727.33</text:p>
              </table:table-cell>
              <table:table-cell office:value-type="float" office:value="913.6">
                <text:p>913.6</text:p>
              </table:table-cell>
              <table:table-cell office:value-type="float" office:value="866.2">
                <text:p>866.2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27.78">
                <text:p>727.78</text:p>
              </table:table-cell>
              <table:table-cell office:value-type="float" office:value="915.8">
                <text:p>915.8</text:p>
              </table:table-cell>
              <table:table-cell office:value-type="float" office:value="862.2">
                <text:p>862.2</text:p>
              </table:table-cell>
              <table:table-cell office:value-type="float" office:value="977.2">
                <text:p>977.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28.23">
                <text:p>728.23</text:p>
              </table:table-cell>
              <table:table-cell office:value-type="float" office:value="888">
                <text:p>888</text:p>
              </table:table-cell>
              <table:table-cell office:value-type="float" office:value="869.2">
                <text:p>869.2</text:p>
              </table:table-cell>
              <table:table-cell office:value-type="float" office:value="978.6">
                <text:p>978.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28.67">
                <text:p>728.67</text:p>
              </table:table-cell>
              <table:table-cell office:value-type="float" office:value="874.4">
                <text:p>874.4</text:p>
              </table:table-cell>
              <table:table-cell office:value-type="float" office:value="869.4">
                <text:p>869.4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29.12">
                <text:p>729.12</text:p>
              </table:table-cell>
              <table:table-cell office:value-type="float" office:value="876.2">
                <text:p>876.2</text:p>
              </table:table-cell>
              <table:table-cell office:value-type="float" office:value="875.4">
                <text:p>875.4</text:p>
              </table:table-cell>
              <table:table-cell office:value-type="float" office:value="967.6">
                <text:p>967.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29.56">
                <text:p>729.56</text:p>
              </table:table-cell>
              <table:table-cell office:value-type="float" office:value="857.8">
                <text:p>857.8</text:p>
              </table:table-cell>
              <table:table-cell office:value-type="float" office:value="878.4">
                <text:p>878.4</text:p>
              </table:table-cell>
              <table:table-cell office:value-type="float" office:value="974.4">
                <text:p>974.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30.01">
                <text:p>730.01</text:p>
              </table:table-cell>
              <table:table-cell office:value-type="float" office:value="865">
                <text:p>865</text:p>
              </table:table-cell>
              <table:table-cell office:value-type="float" office:value="877.2">
                <text:p>877.2</text:p>
              </table:table-cell>
              <table:table-cell office:value-type="float" office:value="975.2">
                <text:p>975.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30.46">
                <text:p>730.46</text:p>
              </table:table-cell>
              <table:table-cell office:value-type="float" office:value="867.8">
                <text:p>867.8</text:p>
              </table:table-cell>
              <table:table-cell office:value-type="float" office:value="860">
                <text:p>860</text:p>
              </table:table-cell>
              <table:table-cell office:value-type="float" office:value="963.8">
                <text:p>963.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0.9">
                <text:p>730.9</text:p>
              </table:table-cell>
              <table:table-cell office:value-type="float" office:value="860.4">
                <text:p>860.4</text:p>
              </table:table-cell>
              <table:table-cell office:value-type="float" office:value="875.2">
                <text:p>875.2</text:p>
              </table:table-cell>
              <table:table-cell office:value-type="float" office:value="962.8">
                <text:p>962.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31.35">
                <text:p>731.35</text:p>
              </table:table-cell>
              <table:table-cell office:value-type="float" office:value="857.6">
                <text:p>857.6</text:p>
              </table:table-cell>
              <table:table-cell office:value-type="float" office:value="864.2">
                <text:p>864.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31.79">
                <text:p>731.79</text:p>
              </table:table-cell>
              <table:table-cell office:value-type="float" office:value="870.6">
                <text:p>870.6</text:p>
              </table:table-cell>
              <table:table-cell office:value-type="float" office:value="864.2">
                <text:p>864.2</text:p>
              </table:table-cell>
              <table:table-cell office:value-type="float" office:value="956.6">
                <text:p>956.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32.24">
                <text:p>732.24</text:p>
              </table:table-cell>
              <table:table-cell office:value-type="float" office:value="850">
                <text:p>850</text:p>
              </table:table-cell>
              <table:table-cell office:value-type="float" office:value="874.2">
                <text:p>874.2</text:p>
              </table:table-cell>
              <table:table-cell office:value-type="float" office:value="969.6">
                <text:p>969.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32.69">
                <text:p>732.69</text:p>
              </table:table-cell>
              <table:table-cell office:value-type="float" office:value="862.2">
                <text:p>862.2</text:p>
              </table:table-cell>
              <table:table-cell office:value-type="float" office:value="873.4">
                <text:p>873.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33.13">
                <text:p>733.13</text:p>
              </table:table-cell>
              <table:table-cell office:value-type="float" office:value="869">
                <text:p>869</text:p>
              </table:table-cell>
              <table:table-cell office:value-type="float" office:value="849.6">
                <text:p>849.6</text:p>
              </table:table-cell>
              <table:table-cell office:value-type="float" office:value="952.2">
                <text:p>952.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33.58">
                <text:p>733.58</text:p>
              </table:table-cell>
              <table:table-cell office:value-type="float" office:value="852.6">
                <text:p>852.6</text:p>
              </table:table-cell>
              <table:table-cell office:value-type="float" office:value="875.8">
                <text:p>875.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34.02">
                <text:p>734.02</text:p>
              </table:table-cell>
              <table:table-cell office:value-type="float" office:value="863.2">
                <text:p>863.2</text:p>
              </table:table-cell>
              <table:table-cell office:value-type="float" office:value="870">
                <text:p>870</text:p>
              </table:table-cell>
              <table:table-cell office:value-type="float" office:value="966.2">
                <text:p>966.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34.47">
                <text:p>734.47</text:p>
              </table:table-cell>
              <table:table-cell office:value-type="float" office:value="872.8">
                <text:p>872.8</text:p>
              </table:table-cell>
              <table:table-cell office:value-type="float" office:value="857.2">
                <text:p>857.2</text:p>
              </table:table-cell>
              <table:table-cell office:value-type="float" office:value="957.8">
                <text:p>957.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34.91">
                <text:p>734.91</text:p>
              </table:table-cell>
              <table:table-cell office:value-type="float" office:value="867.2">
                <text:p>867.2</text:p>
              </table:table-cell>
              <table:table-cell office:value-type="float" office:value="867.4">
                <text:p>867.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35.36">
                <text:p>735.36</text:p>
              </table:table-cell>
              <table:table-cell office:value-type="float" office:value="862.8">
                <text:p>862.8</text:p>
              </table:table-cell>
              <table:table-cell office:value-type="float" office:value="865.4">
                <text:p>865.4</text:p>
              </table:table-cell>
              <table:table-cell office:value-type="float" office:value="953.6">
                <text:p>953.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35.8">
                <text:p>735.8</text:p>
              </table:table-cell>
              <table:table-cell office:value-type="float" office:value="877.8">
                <text:p>877.8</text:p>
              </table:table-cell>
              <table:table-cell office:value-type="float" office:value="860.6">
                <text:p>860.6</text:p>
              </table:table-cell>
              <table:table-cell office:value-type="float" office:value="942.2">
                <text:p>942.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36.25">
                <text:p>736.25</text:p>
              </table:table-cell>
              <table:table-cell office:value-type="float" office:value="871.6">
                <text:p>871.6</text:p>
              </table:table-cell>
              <table:table-cell office:value-type="float" office:value="870">
                <text:p>87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36.7">
                <text:p>736.7</text:p>
              </table:table-cell>
              <table:table-cell office:value-type="float" office:value="873.4">
                <text:p>873.4</text:p>
              </table:table-cell>
              <table:table-cell office:value-type="float" office:value="861.8">
                <text:p>861.8</text:p>
              </table:table-cell>
              <table:table-cell office:value-type="float" office:value="953.4">
                <text:p>953.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37.14">
                <text:p>737.14</text:p>
              </table:table-cell>
              <table:table-cell office:value-type="float" office:value="892.6">
                <text:p>892.6</text:p>
              </table:table-cell>
              <table:table-cell office:value-type="float" office:value="859.8">
                <text:p>859.8</text:p>
              </table:table-cell>
              <table:table-cell office:value-type="float" office:value="948.4">
                <text:p>948.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37.59">
                <text:p>737.59</text:p>
              </table:table-cell>
              <table:table-cell office:value-type="float" office:value="948.4">
                <text:p>948.4</text:p>
              </table:table-cell>
              <table:table-cell office:value-type="float" office:value="873.4">
                <text:p>873.4</text:p>
              </table:table-cell>
              <table:table-cell office:value-type="float" office:value="944.8">
                <text:p>944.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38.03">
                <text:p>738.03</text:p>
              </table:table-cell>
              <table:table-cell office:value-type="float" office:value="1064.6">
                <text:p>1064.6</text:p>
              </table:table-cell>
              <table:table-cell office:value-type="float" office:value="870.6">
                <text:p>870.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38.48">
                <text:p>738.48</text:p>
              </table:table-cell>
              <table:table-cell office:value-type="float" office:value="1178.6">
                <text:p>1178.6</text:p>
              </table:table-cell>
              <table:table-cell office:value-type="float" office:value="855.2">
                <text:p>855.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38.92">
                <text:p>738.92</text:p>
              </table:table-cell>
              <table:table-cell office:value-type="float" office:value="1137.8">
                <text:p>1137.8</text:p>
              </table:table-cell>
              <table:table-cell office:value-type="float" office:value="874.2">
                <text:p>874.2</text:p>
              </table:table-cell>
              <table:table-cell office:value-type="float" office:value="959.2">
                <text:p>959.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39.37">
                <text:p>739.37</text:p>
              </table:table-cell>
              <table:table-cell office:value-type="float" office:value="980.6">
                <text:p>980.6</text:p>
              </table:table-cell>
              <table:table-cell office:value-type="float" office:value="871.6">
                <text:p>871.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39.81">
                <text:p>739.81</text:p>
              </table:table-cell>
              <table:table-cell office:value-type="float" office:value="892.4">
                <text:p>892.4</text:p>
              </table:table-cell>
              <table:table-cell office:value-type="float" office:value="858">
                <text:p>858</text:p>
              </table:table-cell>
              <table:table-cell office:value-type="float" office:value="941.4">
                <text:p>941.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40.26">
                <text:p>740.26</text:p>
              </table:table-cell>
              <table:table-cell office:value-type="float" office:value="866.2">
                <text:p>866.2</text:p>
              </table:table-cell>
              <table:table-cell office:value-type="float" office:value="863.8">
                <text:p>863.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40.7">
                <text:p>740.7</text:p>
              </table:table-cell>
              <table:table-cell office:value-type="float" office:value="871.2">
                <text:p>871.2</text:p>
              </table:table-cell>
              <table:table-cell office:value-type="float" office:value="865.2">
                <text:p>865.2</text:p>
              </table:table-cell>
              <table:table-cell office:value-type="float" office:value="946.8">
                <text:p>946.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41.15">
                <text:p>741.15</text:p>
              </table:table-cell>
              <table:table-cell office:value-type="float" office:value="868.8">
                <text:p>868.8</text:p>
              </table:table-cell>
              <table:table-cell office:value-type="float" office:value="864.6">
                <text:p>864.6</text:p>
              </table:table-cell>
              <table:table-cell office:value-type="float" office:value="933.4">
                <text:p>933.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41.6">
                <text:p>741.6</text:p>
              </table:table-cell>
              <table:table-cell office:value-type="float" office:value="864">
                <text:p>864</text:p>
              </table:table-cell>
              <table:table-cell office:value-type="float" office:value="863.6">
                <text:p>863.6</text:p>
              </table:table-cell>
              <table:table-cell office:value-type="float" office:value="935.6">
                <text:p>935.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42.04">
                <text:p>742.04</text:p>
              </table:table-cell>
              <table:table-cell office:value-type="float" office:value="860.4">
                <text:p>860.4</text:p>
              </table:table-cell>
              <table:table-cell office:value-type="float" office:value="869.6">
                <text:p>869.6</text:p>
              </table:table-cell>
              <table:table-cell office:value-type="float" office:value="944.8">
                <text:p>944.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42.49">
                <text:p>742.49</text:p>
              </table:table-cell>
              <table:table-cell office:value-type="float" office:value="877.6">
                <text:p>877.6</text:p>
              </table:table-cell>
              <table:table-cell office:value-type="float" office:value="862">
                <text:p>862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42.93">
                <text:p>742.93</text:p>
              </table:table-cell>
              <table:table-cell office:value-type="float" office:value="859.8">
                <text:p>859.8</text:p>
              </table:table-cell>
              <table:table-cell office:value-type="float" office:value="871">
                <text:p>871</text:p>
              </table:table-cell>
              <table:table-cell office:value-type="float" office:value="937.8">
                <text:p>937.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43.38">
                <text:p>743.38</text:p>
              </table:table-cell>
              <table:table-cell office:value-type="float" office:value="871.6">
                <text:p>871.6</text:p>
              </table:table-cell>
              <table:table-cell office:value-type="float" office:value="868">
                <text:p>86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43.82">
                <text:p>743.82</text:p>
              </table:table-cell>
              <table:table-cell office:value-type="float" office:value="874.4">
                <text:p>874.4</text:p>
              </table:table-cell>
              <table:table-cell office:value-type="float" office:value="856">
                <text:p>856</text:p>
              </table:table-cell>
              <table:table-cell office:value-type="float" office:value="931.4">
                <text:p>931.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44.27">
                <text:p>744.27</text:p>
              </table:table-cell>
              <table:table-cell office:value-type="float" office:value="862.4">
                <text:p>862.4</text:p>
              </table:table-cell>
              <table:table-cell office:value-type="float" office:value="867.2">
                <text:p>867.2</text:p>
              </table:table-cell>
              <table:table-cell office:value-type="float" office:value="935.6">
                <text:p>935.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44.71">
                <text:p>744.71</text:p>
              </table:table-cell>
              <table:table-cell office:value-type="float" office:value="863.8">
                <text:p>863.8</text:p>
              </table:table-cell>
              <table:table-cell office:value-type="float" office:value="865.6">
                <text:p>865.6</text:p>
              </table:table-cell>
              <table:table-cell office:value-type="float" office:value="942.8">
                <text:p>942.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45.16">
                <text:p>745.16</text:p>
              </table:table-cell>
              <table:table-cell office:value-type="float" office:value="880.2">
                <text:p>880.2</text:p>
              </table:table-cell>
              <table:table-cell office:value-type="float" office:value="860.2">
                <text:p>860.2</text:p>
              </table:table-cell>
              <table:table-cell office:value-type="float" office:value="922.2">
                <text:p>922.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45.6">
                <text:p>745.6</text:p>
              </table:table-cell>
              <table:table-cell office:value-type="float" office:value="863.8">
                <text:p>863.8</text:p>
              </table:table-cell>
              <table:table-cell office:value-type="float" office:value="868.8">
                <text:p>868.8</text:p>
              </table:table-cell>
              <table:table-cell office:value-type="float" office:value="929.4">
                <text:p>929.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46.05">
                <text:p>746.05</text:p>
              </table:table-cell>
              <table:table-cell office:value-type="float" office:value="866.8">
                <text:p>866.8</text:p>
              </table:table-cell>
              <table:table-cell office:value-type="float" office:value="864.6">
                <text:p>864.6</text:p>
              </table:table-cell>
              <table:table-cell office:value-type="float" office:value="918.4">
                <text:p>918.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46.49">
                <text:p>746.49</text:p>
              </table:table-cell>
              <table:table-cell office:value-type="float" office:value="876.8">
                <text:p>876.8</text:p>
              </table:table-cell>
              <table:table-cell office:value-type="float" office:value="857">
                <text:p>857</text:p>
              </table:table-cell>
              <table:table-cell office:value-type="float" office:value="929.2">
                <text:p>929.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46.94">
                <text:p>746.94</text:p>
              </table:table-cell>
              <table:table-cell office:value-type="float" office:value="865.6">
                <text:p>865.6</text:p>
              </table:table-cell>
              <table:table-cell office:value-type="float" office:value="872">
                <text:p>87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47.38">
                <text:p>747.38</text:p>
              </table:table-cell>
              <table:table-cell office:value-type="float" office:value="870.2">
                <text:p>870.2</text:p>
              </table:table-cell>
              <table:table-cell office:value-type="float" office:value="860.4">
                <text:p>860.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47.83">
                <text:p>747.83</text:p>
              </table:table-cell>
              <table:table-cell office:value-type="float" office:value="877.2">
                <text:p>877.2</text:p>
              </table:table-cell>
              <table:table-cell office:value-type="float" office:value="862">
                <text:p>862</text:p>
              </table:table-cell>
              <table:table-cell office:value-type="float" office:value="926.6">
                <text:p>926.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48.27">
                <text:p>748.27</text:p>
              </table:table-cell>
              <table:table-cell office:value-type="float" office:value="871.8">
                <text:p>871.8</text:p>
              </table:table-cell>
              <table:table-cell office:value-type="float" office:value="864.6">
                <text:p>864.6</text:p>
              </table:table-cell>
              <table:table-cell office:value-type="float" office:value="922.8">
                <text:p>922.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48.72">
                <text:p>748.72</text:p>
              </table:table-cell>
              <table:table-cell office:value-type="float" office:value="875.4">
                <text:p>875.4</text:p>
              </table:table-cell>
              <table:table-cell office:value-type="float" office:value="870.6">
                <text:p>870.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49.16">
                <text:p>749.16</text:p>
              </table:table-cell>
              <table:table-cell office:value-type="float" office:value="889.2">
                <text:p>889.2</text:p>
              </table:table-cell>
              <table:table-cell office:value-type="float" office:value="863.8">
                <text:p>863.8</text:p>
              </table:table-cell>
              <table:table-cell office:value-type="float" office:value="915.8">
                <text:p>915.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49.61">
                <text:p>749.61</text:p>
              </table:table-cell>
              <table:table-cell office:value-type="float" office:value="944.4">
                <text:p>944.4</text:p>
              </table:table-cell>
              <table:table-cell office:value-type="float" office:value="860.4">
                <text:p>860.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50.05">
                <text:p>750.05</text:p>
              </table:table-cell>
              <table:table-cell office:value-type="float" office:value="1076">
                <text:p>1076</text:p>
              </table:table-cell>
              <table:table-cell office:value-type="float" office:value="870.6">
                <text:p>870.6</text:p>
              </table:table-cell>
              <table:table-cell office:value-type="float" office:value="925.6">
                <text:p>925.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50.49">
                <text:p>750.49</text:p>
              </table:table-cell>
              <table:table-cell office:value-type="float" office:value="1231.4">
                <text:p>1231.4</text:p>
              </table:table-cell>
              <table:table-cell office:value-type="float" office:value="855.6">
                <text:p>855.6</text:p>
              </table:table-cell>
              <table:table-cell office:value-type="float" office:value="918.8">
                <text:p>918.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50.94">
                <text:p>750.94</text:p>
              </table:table-cell>
              <table:table-cell office:value-type="float" office:value="1253">
                <text:p>1253</text:p>
              </table:table-cell>
              <table:table-cell office:value-type="float" office:value="870">
                <text:p>870</text:p>
              </table:table-cell>
              <table:table-cell office:value-type="float" office:value="922.2">
                <text:p>922.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51.38">
                <text:p>751.38</text:p>
              </table:table-cell>
              <table:table-cell office:value-type="float" office:value="1208.2">
                <text:p>1208.2</text:p>
              </table:table-cell>
              <table:table-cell office:value-type="float" office:value="872">
                <text:p>872</text:p>
              </table:table-cell>
              <table:table-cell office:value-type="float" office:value="927.4">
                <text:p>927.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51.83">
                <text:p>751.83</text:p>
              </table:table-cell>
              <table:table-cell office:value-type="float" office:value="1187.4">
                <text:p>1187.4</text:p>
              </table:table-cell>
              <table:table-cell office:value-type="float" office:value="860.4">
                <text:p>860.4</text:p>
              </table:table-cell>
              <table:table-cell office:value-type="float" office:value="910.2">
                <text:p>910.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52.27">
                <text:p>752.27</text:p>
              </table:table-cell>
              <table:table-cell office:value-type="float" office:value="1025.2">
                <text:p>1025.2</text:p>
              </table:table-cell>
              <table:table-cell office:value-type="float" office:value="870.4">
                <text:p>870.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752.72">
                <text:p>752.72</text:p>
              </table:table-cell>
              <table:table-cell office:value-type="float" office:value="908.8">
                <text:p>908.8</text:p>
              </table:table-cell>
              <table:table-cell office:value-type="float" office:value="865.6">
                <text:p>865.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53.16">
                <text:p>753.16</text:p>
              </table:table-cell>
              <table:table-cell office:value-type="float" office:value="884.4">
                <text:p>884.4</text:p>
              </table:table-cell>
              <table:table-cell office:value-type="float" office:value="865.8">
                <text:p>865.8</text:p>
              </table:table-cell>
              <table:table-cell office:value-type="float" office:value="913.8">
                <text:p>913.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53.61">
                <text:p>753.61</text:p>
              </table:table-cell>
              <table:table-cell office:value-type="float" office:value="864.8">
                <text:p>864.8</text:p>
              </table:table-cell>
              <table:table-cell office:value-type="float" office:value="870">
                <text:p>870</text:p>
              </table:table-cell>
              <table:table-cell office:value-type="float" office:value="921.4">
                <text:p>921.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54.05">
                <text:p>754.05</text:p>
              </table:table-cell>
              <table:table-cell office:value-type="float" office:value="869">
                <text:p>869</text:p>
              </table:table-cell>
              <table:table-cell office:value-type="float" office:value="864.8">
                <text:p>864.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54.5">
                <text:p>754.5</text:p>
              </table:table-cell>
              <table:table-cell office:value-type="float" office:value="880.8">
                <text:p>880.8</text:p>
              </table:table-cell>
              <table:table-cell office:value-type="float" office:value="858.2">
                <text:p>858.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54.94">
                <text:p>754.94</text:p>
              </table:table-cell>
              <table:table-cell office:value-type="float" office:value="869.2">
                <text:p>869.2</text:p>
              </table:table-cell>
              <table:table-cell office:value-type="float" office:value="873.8">
                <text:p>873.8</text:p>
              </table:table-cell>
              <table:table-cell office:value-type="float" office:value="922.2">
                <text:p>922.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5.38">
                <text:p>755.38</text:p>
              </table:table-cell>
              <table:table-cell office:value-type="float" office:value="868.6">
                <text:p>868.6</text:p>
              </table:table-cell>
              <table:table-cell office:value-type="float" office:value="867.8">
                <text:p>867.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55.83">
                <text:p>755.83</text:p>
              </table:table-cell>
              <table:table-cell office:value-type="float" office:value="864.6">
                <text:p>864.6</text:p>
              </table:table-cell>
              <table:table-cell office:value-type="float" office:value="860.2">
                <text:p>860.2</text:p>
              </table:table-cell>
              <table:table-cell office:value-type="float" office:value="910.4">
                <text:p>910.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56.27">
                <text:p>756.27</text:p>
              </table:table-cell>
              <table:table-cell office:value-type="float" office:value="863.4">
                <text:p>863.4</text:p>
              </table:table-cell>
              <table:table-cell office:value-type="float" office:value="862.8">
                <text:p>862.8</text:p>
              </table:table-cell>
              <table:table-cell office:value-type="float" office:value="911.6">
                <text:p>911.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56.72">
                <text:p>756.72</text:p>
              </table:table-cell>
              <table:table-cell office:value-type="float" office:value="869.2">
                <text:p>869.2</text:p>
              </table:table-cell>
              <table:table-cell office:value-type="float" office:value="867.6">
                <text:p>867.6</text:p>
              </table:table-cell>
              <table:table-cell office:value-type="float" office:value="917.8">
                <text:p>917.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57.16">
                <text:p>757.16</text:p>
              </table:table-cell>
              <table:table-cell office:value-type="float" office:value="873.6">
                <text:p>873.6</text:p>
              </table:table-cell>
              <table:table-cell office:value-type="float" office:value="859.6">
                <text:p>859.6</text:p>
              </table:table-cell>
              <table:table-cell office:value-type="float" office:value="909.4">
                <text:p>909.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57.61">
                <text:p>757.61</text:p>
              </table:table-cell>
              <table:table-cell office:value-type="float" office:value="862.6">
                <text:p>862.6</text:p>
              </table:table-cell>
              <table:table-cell office:value-type="float" office:value="874.2">
                <text:p>874.2</text:p>
              </table:table-cell>
              <table:table-cell office:value-type="float" office:value="904.8">
                <text:p>904.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58.05">
                <text:p>758.05</text:p>
              </table:table-cell>
              <table:table-cell office:value-type="float" office:value="862.8">
                <text:p>862.8</text:p>
              </table:table-cell>
              <table:table-cell office:value-type="float" office:value="867.2">
                <text:p>867.2</text:p>
              </table:table-cell>
              <table:table-cell office:value-type="float" office:value="920.6">
                <text:p>920.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58.5">
                <text:p>758.5</text:p>
              </table:table-cell>
              <table:table-cell office:value-type="float" office:value="873">
                <text:p>873</text:p>
              </table:table-cell>
              <table:table-cell office:value-type="float" office:value="859">
                <text:p>859</text:p>
              </table:table-cell>
              <table:table-cell office:value-type="float" office:value="914.4">
                <text:p>914.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58.94">
                <text:p>758.94</text:p>
              </table:table-cell>
              <table:table-cell office:value-type="float" office:value="861.2">
                <text:p>861.2</text:p>
              </table:table-cell>
              <table:table-cell office:value-type="float" office:value="861.2">
                <text:p>861.2</text:p>
              </table:table-cell>
              <table:table-cell office:value-type="float" office:value="919.8">
                <text:p>919.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59.38">
                <text:p>759.38</text:p>
              </table:table-cell>
              <table:table-cell office:value-type="float" office:value="864.4">
                <text:p>864.4</text:p>
              </table:table-cell>
              <table:table-cell office:value-type="float" office:value="864.6">
                <text:p>864.6</text:p>
              </table:table-cell>
              <table:table-cell office:value-type="float" office:value="912.8">
                <text:p>912.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59.83">
                <text:p>759.83</text:p>
              </table:table-cell>
              <table:table-cell office:value-type="float" office:value="883.4">
                <text:p>883.4</text:p>
              </table:table-cell>
              <table:table-cell office:value-type="float" office:value="872.6">
                <text:p>872.6</text:p>
              </table:table-cell>
              <table:table-cell office:value-type="float" office:value="905.2">
                <text:p>905.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60.27">
                <text:p>760.27</text:p>
              </table:table-cell>
              <table:table-cell office:value-type="float" office:value="873">
                <text:p>873</text:p>
              </table:table-cell>
              <table:table-cell office:value-type="float" office:value="863.4">
                <text:p>863.4</text:p>
              </table:table-cell>
              <table:table-cell office:value-type="float" office:value="910.6">
                <text:p>910.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60.72">
                <text:p>760.72</text:p>
              </table:table-cell>
              <table:table-cell office:value-type="float" office:value="864.6">
                <text:p>864.6</text:p>
              </table:table-cell>
              <table:table-cell office:value-type="float" office:value="877.8">
                <text:p>877.8</text:p>
              </table:table-cell>
              <table:table-cell office:value-type="float" office:value="918.6">
                <text:p>918.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61.16">
                <text:p>761.16</text:p>
              </table:table-cell>
              <table:table-cell office:value-type="float" office:value="884.8">
                <text:p>884.8</text:p>
              </table:table-cell>
              <table:table-cell office:value-type="float" office:value="858.2">
                <text:p>858.2</text:p>
              </table:table-cell>
              <table:table-cell office:value-type="float" office:value="904.4">
                <text:p>904.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61.6">
                <text:p>761.6</text:p>
              </table:table-cell>
              <table:table-cell office:value-type="float" office:value="870.4">
                <text:p>870.4</text:p>
              </table:table-cell>
              <table:table-cell office:value-type="float" office:value="871.4">
                <text:p>871.4</text:p>
              </table:table-cell>
              <table:table-cell office:value-type="float" office:value="911.2">
                <text:p>911.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62.05">
                <text:p>762.05</text:p>
              </table:table-cell>
              <table:table-cell office:value-type="float" office:value="883">
                <text:p>883</text:p>
              </table:table-cell>
              <table:table-cell office:value-type="float" office:value="870.8">
                <text:p>870.8</text:p>
              </table:table-cell>
              <table:table-cell office:value-type="float" office:value="912.2">
                <text:p>912.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62.49">
                <text:p>762.49</text:p>
              </table:table-cell>
              <table:table-cell office:value-type="float" office:value="971.4">
                <text:p>971.4</text:p>
              </table:table-cell>
              <table:table-cell office:value-type="float" office:value="852.8">
                <text:p>852.8</text:p>
              </table:table-cell>
              <table:table-cell office:value-type="float" office:value="912.8">
                <text:p>912.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62.94">
                <text:p>762.94</text:p>
              </table:table-cell>
              <table:table-cell office:value-type="float" office:value="1233">
                <text:p>1233</text:p>
              </table:table-cell>
              <table:table-cell office:value-type="float" office:value="867.4">
                <text:p>867.4</text:p>
              </table:table-cell>
              <table:table-cell office:value-type="float" office:value="908.8">
                <text:p>908.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63.38">
                <text:p>763.38</text:p>
              </table:table-cell>
              <table:table-cell office:value-type="float" office:value="1587.4">
                <text:p>1587.4</text:p>
              </table:table-cell>
              <table:table-cell office:value-type="float" office:value="885.8">
                <text:p>885.8</text:p>
              </table:table-cell>
              <table:table-cell office:value-type="float" office:value="920.2">
                <text:p>920.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63.82">
                <text:p>763.82</text:p>
              </table:table-cell>
              <table:table-cell office:value-type="float" office:value="1724.8">
                <text:p>1724.8</text:p>
              </table:table-cell>
              <table:table-cell office:value-type="float" office:value="863.4">
                <text:p>863.4</text:p>
              </table:table-cell>
              <table:table-cell office:value-type="float" office:value="908.4">
                <text:p>908.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64.27">
                <text:p>764.27</text:p>
              </table:table-cell>
              <table:table-cell office:value-type="float" office:value="1373.6">
                <text:p>1373.6</text:p>
              </table:table-cell>
              <table:table-cell office:value-type="float" office:value="875">
                <text:p>875</text:p>
              </table:table-cell>
              <table:table-cell office:value-type="float" office:value="910.2">
                <text:p>910.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64.71">
                <text:p>764.71</text:p>
              </table:table-cell>
              <table:table-cell office:value-type="float" office:value="1008.4">
                <text:p>1008.4</text:p>
              </table:table-cell>
              <table:table-cell office:value-type="float" office:value="864.6">
                <text:p>864.6</text:p>
              </table:table-cell>
              <table:table-cell office:value-type="float" office:value="904.6">
                <text:p>904.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65.16">
                <text:p>765.16</text:p>
              </table:table-cell>
              <table:table-cell office:value-type="float" office:value="900.2">
                <text:p>900.2</text:p>
              </table:table-cell>
              <table:table-cell office:value-type="float" office:value="854.4">
                <text:p>854.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65.6">
                <text:p>765.6</text:p>
              </table:table-cell>
              <table:table-cell office:value-type="float" office:value="878.8">
                <text:p>878.8</text:p>
              </table:table-cell>
              <table:table-cell office:value-type="float" office:value="865.2">
                <text:p>865.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66.04">
                <text:p>766.04</text:p>
              </table:table-cell>
              <table:table-cell office:value-type="float" office:value="871.2">
                <text:p>871.2</text:p>
              </table:table-cell>
              <table:table-cell office:value-type="float" office:value="867">
                <text:p>867</text:p>
              </table:table-cell>
              <table:table-cell office:value-type="float" office:value="902.6">
                <text:p>902.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66.49">
                <text:p>766.49</text:p>
              </table:table-cell>
              <table:table-cell office:value-type="float" office:value="882">
                <text:p>882</text:p>
              </table:table-cell>
              <table:table-cell office:value-type="float" office:value="860.8">
                <text:p>860.8</text:p>
              </table:table-cell>
              <table:table-cell office:value-type="float" office:value="900.2">
                <text:p>900.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66.93">
                <text:p>766.93</text:p>
              </table:table-cell>
              <table:table-cell office:value-type="float" office:value="868">
                <text:p>868</text:p>
              </table:table-cell>
              <table:table-cell office:value-type="float" office:value="875.6">
                <text:p>875.6</text:p>
              </table:table-cell>
              <table:table-cell office:value-type="float" office:value="893.2">
                <text:p>893.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67.38">
                <text:p>767.38</text:p>
              </table:table-cell>
              <table:table-cell office:value-type="float" office:value="865.8">
                <text:p>865.8</text:p>
              </table:table-cell>
              <table:table-cell office:value-type="float" office:value="862.8">
                <text:p>862.8</text:p>
              </table:table-cell>
              <table:table-cell office:value-type="float" office:value="906.8">
                <text:p>906.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67.82">
                <text:p>767.82</text:p>
              </table:table-cell>
              <table:table-cell office:value-type="float" office:value="876.4">
                <text:p>876.4</text:p>
              </table:table-cell>
              <table:table-cell office:value-type="float" office:value="860">
                <text:p>860</text:p>
              </table:table-cell>
              <table:table-cell office:value-type="float" office:value="897.6">
                <text:p>897.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68.26">
                <text:p>768.26</text:p>
              </table:table-cell>
              <table:table-cell office:value-type="float" office:value="856.2">
                <text:p>856.2</text:p>
              </table:table-cell>
              <table:table-cell office:value-type="float" office:value="867.2">
                <text:p>867.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68.71">
                <text:p>768.71</text:p>
              </table:table-cell>
              <table:table-cell office:value-type="float" office:value="868.6">
                <text:p>868.6</text:p>
              </table:table-cell>
              <table:table-cell office:value-type="float" office:value="873">
                <text:p>873</text:p>
              </table:table-cell>
              <table:table-cell office:value-type="float" office:value="900.2">
                <text:p>900.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69.15">
                <text:p>769.15</text:p>
              </table:table-cell>
              <table:table-cell office:value-type="float" office:value="872.6">
                <text:p>872.6</text:p>
              </table:table-cell>
              <table:table-cell office:value-type="float" office:value="863.6">
                <text:p>863.6</text:p>
              </table:table-cell>
              <table:table-cell office:value-type="float" office:value="905.2">
                <text:p>905.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69.59">
                <text:p>769.59</text:p>
              </table:table-cell>
              <table:table-cell office:value-type="float" office:value="864.6">
                <text:p>864.6</text:p>
              </table:table-cell>
              <table:table-cell office:value-type="float" office:value="872.4">
                <text:p>872.4</text:p>
              </table:table-cell>
              <table:table-cell office:value-type="float" office:value="891.4">
                <text:p>891.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70.04">
                <text:p>770.04</text:p>
              </table:table-cell>
              <table:table-cell office:value-type="float" office:value="873.2">
                <text:p>873.2</text:p>
              </table:table-cell>
              <table:table-cell office:value-type="float" office:value="872.2">
                <text:p>872.2</text:p>
              </table:table-cell>
              <table:table-cell office:value-type="float" office:value="896.2">
                <text:p>896.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70.48">
                <text:p>770.48</text:p>
              </table:table-cell>
              <table:table-cell office:value-type="float" office:value="871.8">
                <text:p>871.8</text:p>
              </table:table-cell>
              <table:table-cell office:value-type="float" office:value="860.4">
                <text:p>860.4</text:p>
              </table:table-cell>
              <table:table-cell office:value-type="float" office:value="895.6">
                <text:p>895.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70.92">
                <text:p>770.92</text:p>
              </table:table-cell>
              <table:table-cell office:value-type="float" office:value="863.2">
                <text:p>863.2</text:p>
              </table:table-cell>
              <table:table-cell office:value-type="float" office:value="863.2">
                <text:p>863.2</text:p>
              </table:table-cell>
              <table:table-cell office:value-type="float" office:value="900.8">
                <text:p>900.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71.37">
                <text:p>771.37</text:p>
              </table:table-cell>
              <table:table-cell office:value-type="float" office:value="894">
                <text:p>894</text:p>
              </table:table-cell>
              <table:table-cell office:value-type="float" office:value="873.2">
                <text:p>873.2</text:p>
              </table:table-cell>
              <table:table-cell office:value-type="float" office:value="906.6">
                <text:p>906.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71.81">
                <text:p>771.81</text:p>
              </table:table-cell>
              <table:table-cell office:value-type="float" office:value="994">
                <text:p>994</text:p>
              </table:table-cell>
              <table:table-cell office:value-type="float" office:value="858.4">
                <text:p>858.4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72.25">
                <text:p>772.25</text:p>
              </table:table-cell>
              <table:table-cell office:value-type="float" office:value="1121.6">
                <text:p>1121.6</text:p>
              </table:table-cell>
              <table:table-cell office:value-type="float" office:value="867">
                <text:p>867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72.7">
                <text:p>772.7</text:p>
              </table:table-cell>
              <table:table-cell office:value-type="float" office:value="1171.6">
                <text:p>1171.6</text:p>
              </table:table-cell>
              <table:table-cell office:value-type="float" office:value="869.8">
                <text:p>869.8</text:p>
              </table:table-cell>
              <table:table-cell office:value-type="float" office:value="900.2">
                <text:p>900.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73.14">
                <text:p>773.14</text:p>
              </table:table-cell>
              <table:table-cell office:value-type="float" office:value="1072.2">
                <text:p>1072.2</text:p>
              </table:table-cell>
              <table:table-cell office:value-type="float" office:value="858.8">
                <text:p>858.8</text:p>
              </table:table-cell>
              <table:table-cell office:value-type="float" office:value="898.2">
                <text:p>898.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73.58">
                <text:p>773.58</text:p>
              </table:table-cell>
              <table:table-cell office:value-type="float" office:value="923.6">
                <text:p>923.6</text:p>
              </table:table-cell>
              <table:table-cell office:value-type="float" office:value="874">
                <text:p>874</text:p>
              </table:table-cell>
              <table:table-cell office:value-type="float" office:value="892.8">
                <text:p>892.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74.03">
                <text:p>774.03</text:p>
              </table:table-cell>
              <table:table-cell office:value-type="float" office:value="879.2">
                <text:p>879.2</text:p>
              </table:table-cell>
              <table:table-cell office:value-type="float" office:value="871.8">
                <text:p>871.8</text:p>
              </table:table-cell>
              <table:table-cell office:value-type="float" office:value="896.6">
                <text:p>896.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74.47">
                <text:p>774.47</text:p>
              </table:table-cell>
              <table:table-cell office:value-type="float" office:value="881.2">
                <text:p>881.2</text:p>
              </table:table-cell>
              <table:table-cell office:value-type="float" office:value="860.8">
                <text:p>860.8</text:p>
              </table:table-cell>
              <table:table-cell office:value-type="float" office:value="900.6">
                <text:p>900.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74.91">
                <text:p>774.91</text:p>
              </table:table-cell>
              <table:table-cell office:value-type="float" office:value="863.4">
                <text:p>863.4</text:p>
              </table:table-cell>
              <table:table-cell office:value-type="float" office:value="875.2">
                <text:p>875.2</text:p>
              </table:table-cell>
              <table:table-cell office:value-type="float" office:value="889.6">
                <text:p>889.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75.36">
                <text:p>775.36</text:p>
              </table:table-cell>
              <table:table-cell office:value-type="float" office:value="866.8">
                <text:p>866.8</text:p>
              </table:table-cell>
              <table:table-cell office:value-type="float" office:value="875.8">
                <text:p>875.8</text:p>
              </table:table-cell>
              <table:table-cell office:value-type="float" office:value="898.8">
                <text:p>898.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75.8">
                <text:p>775.8</text:p>
              </table:table-cell>
              <table:table-cell office:value-type="float" office:value="872.6">
                <text:p>872.6</text:p>
              </table:table-cell>
              <table:table-cell office:value-type="float" office:value="863.8">
                <text:p>863.8</text:p>
              </table:table-cell>
              <table:table-cell office:value-type="float" office:value="897.2">
                <text:p>897.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76.24">
                <text:p>776.24</text:p>
              </table:table-cell>
              <table:table-cell office:value-type="float" office:value="862.2">
                <text:p>862.2</text:p>
              </table:table-cell>
              <table:table-cell office:value-type="float" office:value="869.2">
                <text:p>869.2</text:p>
              </table:table-cell>
              <table:table-cell office:value-type="float" office:value="887.8">
                <text:p>887.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76.69">
                <text:p>776.69</text:p>
              </table:table-cell>
              <table:table-cell office:value-type="float" office:value="866.6">
                <text:p>866.6</text:p>
              </table:table-cell>
              <table:table-cell office:value-type="float" office:value="869.4">
                <text:p>869.4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77.13">
                <text:p>777.13</text:p>
              </table:table-cell>
              <table:table-cell office:value-type="float" office:value="872">
                <text:p>872</text:p>
              </table:table-cell>
              <table:table-cell office:value-type="float" office:value="856">
                <text:p>856</text:p>
              </table:table-cell>
              <table:table-cell office:value-type="float" office:value="889.8">
                <text:p>889.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77.57">
                <text:p>777.57</text:p>
              </table:table-cell>
              <table:table-cell office:value-type="float" office:value="860.8">
                <text:p>860.8</text:p>
              </table:table-cell>
              <table:table-cell office:value-type="float" office:value="867.2">
                <text:p>867.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78.02">
                <text:p>778.02</text:p>
              </table:table-cell>
              <table:table-cell office:value-type="float" office:value="870.4">
                <text:p>870.4</text:p>
              </table:table-cell>
              <table:table-cell office:value-type="float" office:value="866">
                <text:p>86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78.46">
                <text:p>778.46</text:p>
              </table:table-cell>
              <table:table-cell office:value-type="float" office:value="873.6">
                <text:p>873.6</text:p>
              </table:table-cell>
              <table:table-cell office:value-type="float" office:value="856.2">
                <text:p>856.2</text:p>
              </table:table-cell>
              <table:table-cell office:value-type="float" office:value="887.6">
                <text:p>887.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78.9">
                <text:p>778.9</text:p>
              </table:table-cell>
              <table:table-cell office:value-type="float" office:value="871.4">
                <text:p>871.4</text:p>
              </table:table-cell>
              <table:table-cell office:value-type="float" office:value="875.4">
                <text:p>875.4</text:p>
              </table:table-cell>
              <table:table-cell office:value-type="float" office:value="886.2">
                <text:p>886.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9.35">
                <text:p>779.35</text:p>
              </table:table-cell>
              <table:table-cell office:value-type="float" office:value="867">
                <text:p>867</text:p>
              </table:table-cell>
              <table:table-cell office:value-type="float" office:value="877">
                <text:p>877</text:p>
              </table:table-cell>
              <table:table-cell office:value-type="float" office:value="891.2">
                <text:p>891.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79.79">
                <text:p>779.79</text:p>
              </table:table-cell>
              <table:table-cell office:value-type="float" office:value="877.4">
                <text:p>877.4</text:p>
              </table:table-cell>
              <table:table-cell office:value-type="float" office:value="849.4">
                <text:p>849.4</text:p>
              </table:table-cell>
              <table:table-cell office:value-type="float" office:value="888.4">
                <text:p>888.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80.23">
                <text:p>780.23</text:p>
              </table:table-cell>
              <table:table-cell office:value-type="float" office:value="866.2">
                <text:p>866.2</text:p>
              </table:table-cell>
              <table:table-cell office:value-type="float" office:value="867">
                <text:p>867</text:p>
              </table:table-cell>
              <table:table-cell office:value-type="float" office:value="884.8">
                <text:p>884.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80.67">
                <text:p>780.67</text:p>
              </table:table-cell>
              <table:table-cell office:value-type="float" office:value="868.8">
                <text:p>868.8</text:p>
              </table:table-cell>
              <table:table-cell office:value-type="float" office:value="874.4">
                <text:p>874.4</text:p>
              </table:table-cell>
              <table:table-cell office:value-type="float" office:value="892.6">
                <text:p>892.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81.12">
                <text:p>781.12</text:p>
              </table:table-cell>
              <table:table-cell office:value-type="float" office:value="872.6">
                <text:p>872.6</text:p>
              </table:table-cell>
              <table:table-cell office:value-type="float" office:value="860.8">
                <text:p>860.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81.56">
                <text:p>781.56</text:p>
              </table:table-cell>
              <table:table-cell office:value-type="float" office:value="868.2">
                <text:p>868.2</text:p>
              </table:table-cell>
              <table:table-cell office:value-type="float" office:value="879.8">
                <text:p>879.8</text:p>
              </table:table-cell>
              <table:table-cell office:value-type="float" office:value="883.8">
                <text:p>883.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82">
                <text:p>782</text:p>
              </table:table-cell>
              <table:table-cell office:value-type="float" office:value="861.4">
                <text:p>861.4</text:p>
              </table:table-cell>
              <table:table-cell office:value-type="float" office:value="875.8">
                <text:p>875.8</text:p>
              </table:table-cell>
              <table:table-cell office:value-type="float" office:value="889.4">
                <text:p>889.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82.45">
                <text:p>782.45</text:p>
              </table:table-cell>
              <table:table-cell office:value-type="float" office:value="869">
                <text:p>869</text:p>
              </table:table-cell>
              <table:table-cell office:value-type="float" office:value="858.6">
                <text:p>858.6</text:p>
              </table:table-cell>
              <table:table-cell office:value-type="float" office:value="887.2">
                <text:p>887.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82.89">
                <text:p>782.89</text:p>
              </table:table-cell>
              <table:table-cell office:value-type="float" office:value="857">
                <text:p>857</text:p>
              </table:table-cell>
              <table:table-cell office:value-type="float" office:value="864">
                <text:p>864</text:p>
              </table:table-cell>
              <table:table-cell office:value-type="float" office:value="892.8">
                <text:p>892.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83.33">
                <text:p>783.33</text:p>
              </table:table-cell>
              <table:table-cell office:value-type="float" office:value="865">
                <text:p>865</text:p>
              </table:table-cell>
              <table:table-cell office:value-type="float" office:value="862.8">
                <text:p>862.8</text:p>
              </table:table-cell>
              <table:table-cell office:value-type="float" office:value="892.6">
                <text:p>892.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83.77">
                <text:p>783.77</text:p>
              </table:table-cell>
              <table:table-cell office:value-type="float" office:value="870.2">
                <text:p>870.2</text:p>
              </table:table-cell>
              <table:table-cell office:value-type="float" office:value="857.4">
                <text:p>857.4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84.22">
                <text:p>784.22</text:p>
              </table:table-cell>
              <table:table-cell office:value-type="float" office:value="865.2">
                <text:p>865.2</text:p>
              </table:table-cell>
              <table:table-cell office:value-type="float" office:value="867.2">
                <text:p>867.2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84.66">
                <text:p>784.66</text:p>
              </table:table-cell>
              <table:table-cell office:value-type="float" office:value="861.6">
                <text:p>861.6</text:p>
              </table:table-cell>
              <table:table-cell office:value-type="float" office:value="866">
                <text:p>866</text:p>
              </table:table-cell>
              <table:table-cell office:value-type="float" office:value="887.4">
                <text:p>887.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85.1">
                <text:p>785.1</text:p>
              </table:table-cell>
              <table:table-cell office:value-type="float" office:value="872.6">
                <text:p>872.6</text:p>
              </table:table-cell>
              <table:table-cell office:value-type="float" office:value="852.4">
                <text:p>852.4</text:p>
              </table:table-cell>
              <table:table-cell office:value-type="float" office:value="884.4">
                <text:p>884.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85.55">
                <text:p>785.55</text:p>
              </table:table-cell>
              <table:table-cell office:value-type="float" office:value="861.2">
                <text:p>861.2</text:p>
              </table:table-cell>
              <table:table-cell office:value-type="float" office:value="869.6">
                <text:p>869.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85.99">
                <text:p>785.99</text:p>
              </table:table-cell>
              <table:table-cell office:value-type="float" office:value="854.4">
                <text:p>854.4</text:p>
              </table:table-cell>
              <table:table-cell office:value-type="float" office:value="881.4">
                <text:p>881.4</text:p>
              </table:table-cell>
              <table:table-cell office:value-type="float" office:value="882.4">
                <text:p>882.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86.43">
                <text:p>786.43</text:p>
              </table:table-cell>
              <table:table-cell office:value-type="float" office:value="871">
                <text:p>871</text:p>
              </table:table-cell>
              <table:table-cell office:value-type="float" office:value="853.4">
                <text:p>853.4</text:p>
              </table:table-cell>
              <table:table-cell office:value-type="float" office:value="886.4">
                <text:p>886.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86.87">
                <text:p>786.87</text:p>
              </table:table-cell>
              <table:table-cell office:value-type="float" office:value="861.2">
                <text:p>861.2</text:p>
              </table:table-cell>
              <table:table-cell office:value-type="float" office:value="865">
                <text:p>865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87.32">
                <text:p>787.32</text:p>
              </table:table-cell>
              <table:table-cell office:value-type="float" office:value="855.2">
                <text:p>855.2</text:p>
              </table:table-cell>
              <table:table-cell office:value-type="float" office:value="872.2">
                <text:p>872.2</text:p>
              </table:table-cell>
              <table:table-cell office:value-type="float" office:value="894.4">
                <text:p>894.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87.76">
                <text:p>787.76</text:p>
              </table:table-cell>
              <table:table-cell office:value-type="float" office:value="865.2">
                <text:p>865.2</text:p>
              </table:table-cell>
              <table:table-cell office:value-type="float" office:value="858.2">
                <text:p>858.2</text:p>
              </table:table-cell>
              <table:table-cell office:value-type="float" office:value="882.2">
                <text:p>882.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88.2">
                <text:p>788.2</text:p>
              </table:table-cell>
              <table:table-cell office:value-type="float" office:value="868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88.64">
                <text:p>788.64</text:p>
              </table:table-cell>
              <table:table-cell office:value-type="float" office:value="872">
                <text:p>872</text:p>
              </table:table-cell>
              <table:table-cell office:value-type="float" office:value="872.2">
                <text:p>872.2</text:p>
              </table:table-cell>
              <table:table-cell office:value-type="float" office:value="889.6">
                <text:p>889.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89.09">
                <text:p>789.09</text:p>
              </table:table-cell>
              <table:table-cell office:value-type="float" office:value="872.4">
                <text:p>872.4</text:p>
              </table:table-cell>
              <table:table-cell office:value-type="float" office:value="854.2">
                <text:p>854.2</text:p>
              </table:table-cell>
              <table:table-cell office:value-type="float" office:value="888.4">
                <text:p>888.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89.53">
                <text:p>789.53</text:p>
              </table:table-cell>
              <table:table-cell office:value-type="float" office:value="870.2">
                <text:p>870.2</text:p>
              </table:table-cell>
              <table:table-cell office:value-type="float" office:value="870.2">
                <text:p>870.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89.97">
                <text:p>789.97</text:p>
              </table:table-cell>
              <table:table-cell office:value-type="float" office:value="860">
                <text:p>860</text:p>
              </table:table-cell>
              <table:table-cell office:value-type="float" office:value="872">
                <text:p>872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90.41">
                <text:p>790.41</text:p>
              </table:table-cell>
              <table:table-cell office:value-type="float" office:value="872.4">
                <text:p>872.4</text:p>
              </table:table-cell>
              <table:table-cell office:value-type="float" office:value="853.2">
                <text:p>853.2</text:p>
              </table:table-cell>
              <table:table-cell office:value-type="float" office:value="884.6">
                <text:p>884.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90.86">
                <text:p>790.86</text:p>
              </table:table-cell>
              <table:table-cell office:value-type="float" office:value="872">
                <text:p>872</text:p>
              </table:table-cell>
              <table:table-cell office:value-type="float" office:value="863.4">
                <text:p>863.4</text:p>
              </table:table-cell>
              <table:table-cell office:value-type="float" office:value="880.8">
                <text:p>880.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91.3">
                <text:p>791.3</text:p>
              </table:table-cell>
              <table:table-cell office:value-type="float" office:value="870.6">
                <text:p>870.6</text:p>
              </table:table-cell>
              <table:table-cell office:value-type="float" office:value="868">
                <text:p>86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91.74">
                <text:p>791.74</text:p>
              </table:table-cell>
              <table:table-cell office:value-type="float" office:value="868.2">
                <text:p>868.2</text:p>
              </table:table-cell>
              <table:table-cell office:value-type="float" office:value="853.6">
                <text:p>853.6</text:p>
              </table:table-cell>
              <table:table-cell office:value-type="float" office:value="886.6">
                <text:p>886.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92.18">
                <text:p>792.18</text:p>
              </table:table-cell>
              <table:table-cell office:value-type="float" office:value="861.2">
                <text:p>861.2</text:p>
              </table:table-cell>
              <table:table-cell office:value-type="float" office:value="869.8">
                <text:p>869.8</text:p>
              </table:table-cell>
              <table:table-cell office:value-type="float" office:value="875.4">
                <text:p>875.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92.62">
                <text:p>792.62</text:p>
              </table:table-cell>
              <table:table-cell office:value-type="float" office:value="866.2">
                <text:p>866.2</text:p>
              </table:table-cell>
              <table:table-cell office:value-type="float" office:value="872">
                <text:p>872</text:p>
              </table:table-cell>
              <table:table-cell office:value-type="float" office:value="881.4">
                <text:p>881.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93.07">
                <text:p>793.07</text:p>
              </table:table-cell>
              <table:table-cell office:value-type="float" office:value="863.4">
                <text:p>863.4</text:p>
              </table:table-cell>
              <table:table-cell office:value-type="float" office:value="854">
                <text:p>854</text:p>
              </table:table-cell>
              <table:table-cell office:value-type="float" office:value="876.4">
                <text:p>876.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93.51">
                <text:p>793.51</text:p>
              </table:table-cell>
              <table:table-cell office:value-type="float" office:value="871.2">
                <text:p>871.2</text:p>
              </table:table-cell>
              <table:table-cell office:value-type="float" office:value="870.8">
                <text:p>870.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93.95">
                <text:p>793.95</text:p>
              </table:table-cell>
              <table:table-cell office:value-type="float" office:value="903">
                <text:p>903</text:p>
              </table:table-cell>
              <table:table-cell office:value-type="float" office:value="869.8">
                <text:p>869.8</text:p>
              </table:table-cell>
              <table:table-cell office:value-type="float" office:value="883.6">
                <text:p>883.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94.39">
                <text:p>794.39</text:p>
              </table:table-cell>
              <table:table-cell office:value-type="float" office:value="997">
                <text:p>997</text:p>
              </table:table-cell>
              <table:table-cell office:value-type="float" office:value="860.6">
                <text:p>860.6</text:p>
              </table:table-cell>
              <table:table-cell office:value-type="float" office:value="889.2">
                <text:p>889.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94.84">
                <text:p>794.84</text:p>
              </table:table-cell>
              <table:table-cell office:value-type="float" office:value="1091.4">
                <text:p>1091.4</text:p>
              </table:table-cell>
              <table:table-cell office:value-type="float" office:value="863">
                <text:p>863</text:p>
              </table:table-cell>
              <table:table-cell office:value-type="float" office:value="882.6">
                <text:p>882.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95.28">
                <text:p>795.28</text:p>
              </table:table-cell>
              <table:table-cell office:value-type="float" office:value="1067.8">
                <text:p>1067.8</text:p>
              </table:table-cell>
              <table:table-cell office:value-type="float" office:value="873.2">
                <text:p>873.2</text:p>
              </table:table-cell>
              <table:table-cell office:value-type="float" office:value="883.6">
                <text:p>883.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95.72">
                <text:p>795.72</text:p>
              </table:table-cell>
              <table:table-cell office:value-type="float" office:value="963">
                <text:p>963</text:p>
              </table:table-cell>
              <table:table-cell office:value-type="float" office:value="855">
                <text:p>85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96.16">
                <text:p>796.16</text:p>
              </table:table-cell>
              <table:table-cell office:value-type="float" office:value="889.2">
                <text:p>889.2</text:p>
              </table:table-cell>
              <table:table-cell office:value-type="float" office:value="862.8">
                <text:p>862.8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96.6">
                <text:p>796.6</text:p>
              </table:table-cell>
              <table:table-cell office:value-type="float" office:value="860.8">
                <text:p>860.8</text:p>
              </table:table-cell>
              <table:table-cell office:value-type="float" office:value="878.2">
                <text:p>878.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97.05">
                <text:p>797.05</text:p>
              </table:table-cell>
              <table:table-cell office:value-type="float" office:value="877.4">
                <text:p>877.4</text:p>
              </table:table-cell>
              <table:table-cell office:value-type="float" office:value="861.2">
                <text:p>861.2</text:p>
              </table:table-cell>
              <table:table-cell office:value-type="float" office:value="883.2">
                <text:p>883.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97.49">
                <text:p>797.49</text:p>
              </table:table-cell>
              <table:table-cell office:value-type="float" office:value="872.6">
                <text:p>872.6</text:p>
              </table:table-cell>
              <table:table-cell office:value-type="float" office:value="872">
                <text:p>872</text:p>
              </table:table-cell>
              <table:table-cell office:value-type="float" office:value="880.8">
                <text:p>880.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97.93">
                <text:p>797.93</text:p>
              </table:table-cell>
              <table:table-cell office:value-type="float" office:value="859.4">
                <text:p>859.4</text:p>
              </table:table-cell>
              <table:table-cell office:value-type="float" office:value="867.2">
                <text:p>867.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98.37">
                <text:p>798.37</text:p>
              </table:table-cell>
              <table:table-cell office:value-type="float" office:value="872.4">
                <text:p>872.4</text:p>
              </table:table-cell>
              <table:table-cell office:value-type="float" office:value="855.8">
                <text:p>855.8</text:p>
              </table:table-cell>
              <table:table-cell office:value-type="float" office:value="883.2">
                <text:p>883.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98.81">
                <text:p>798.81</text:p>
              </table:table-cell>
              <table:table-cell office:value-type="float" office:value="865.8">
                <text:p>865.8</text:p>
              </table:table-cell>
              <table:table-cell office:value-type="float" office:value="869.2">
                <text:p>869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99.26">
                <text:p>799.26</text:p>
              </table:table-cell>
              <table:table-cell office:value-type="float" office:value="868.6">
                <text:p>868.6</text:p>
              </table:table-cell>
              <table:table-cell office:value-type="float" office:value="876">
                <text:p>876</text:p>
              </table:table-cell>
              <table:table-cell office:value-type="float" office:value="887.4">
                <text:p>887.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9.7">
                <text:p>799.7</text:p>
              </table:table-cell>
              <table:table-cell office:value-type="float" office:value="888.4">
                <text:p>888.4</text:p>
              </table:table-cell>
              <table:table-cell office:value-type="float" office:value="857.4">
                <text:p>857.4</text:p>
              </table:table-cell>
              <table:table-cell office:value-type="float" office:value="878.8">
                <text:p>878.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00.14">
                <text:p>800.14</text:p>
              </table:table-cell>
              <table:table-cell office:value-type="float" office:value="938">
                <text:p>938</text:p>
              </table:table-cell>
              <table:table-cell office:value-type="float" office:value="867.6">
                <text:p>867.6</text:p>
              </table:table-cell>
              <table:table-cell office:value-type="float" office:value="880.4">
                <text:p>880.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00.58">
                <text:p>800.58</text:p>
              </table:table-cell>
              <table:table-cell office:value-type="float" office:value="1005">
                <text:p>1005</text:p>
              </table:table-cell>
              <table:table-cell office:value-type="float" office:value="873.8">
                <text:p>873.8</text:p>
              </table:table-cell>
              <table:table-cell office:value-type="float" office:value="890.8">
                <text:p>890.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01.02">
                <text:p>801.02</text:p>
              </table:table-cell>
              <table:table-cell office:value-type="float" office:value="1110">
                <text:p>1110</text:p>
              </table:table-cell>
              <table:table-cell office:value-type="float" office:value="866.8">
                <text:p>866.8</text:p>
              </table:table-cell>
              <table:table-cell office:value-type="float" office:value="886.2">
                <text:p>886.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01.46">
                <text:p>801.46</text:p>
              </table:table-cell>
              <table:table-cell office:value-type="float" office:value="1163.6">
                <text:p>1163.6</text:p>
              </table:table-cell>
              <table:table-cell office:value-type="float" office:value="871">
                <text:p>871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01.91">
                <text:p>801.91</text:p>
              </table:table-cell>
              <table:table-cell office:value-type="float" office:value="1106">
                <text:p>1106</text:p>
              </table:table-cell>
              <table:table-cell office:value-type="float" office:value="873.2">
                <text:p>873.2</text:p>
              </table:table-cell>
              <table:table-cell office:value-type="float" office:value="886.8">
                <text:p>886.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02.35">
                <text:p>802.35</text:p>
              </table:table-cell>
              <table:table-cell office:value-type="float" office:value="984.6">
                <text:p>984.6</text:p>
              </table:table-cell>
              <table:table-cell office:value-type="float" office:value="864.8">
                <text:p>864.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02.79">
                <text:p>802.79</text:p>
              </table:table-cell>
              <table:table-cell office:value-type="float" office:value="896.4">
                <text:p>896.4</text:p>
              </table:table-cell>
              <table:table-cell office:value-type="float" office:value="871.4">
                <text:p>871.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03.23">
                <text:p>803.23</text:p>
              </table:table-cell>
              <table:table-cell office:value-type="float" office:value="871.4">
                <text:p>871.4</text:p>
              </table:table-cell>
              <table:table-cell office:value-type="float" office:value="869">
                <text:p>86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03.67">
                <text:p>803.67</text:p>
              </table:table-cell>
              <table:table-cell office:value-type="float" office:value="871.8">
                <text:p>871.8</text:p>
              </table:table-cell>
              <table:table-cell office:value-type="float" office:value="861.4">
                <text:p>861.4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04.11">
                <text:p>804.11</text:p>
              </table:table-cell>
              <table:table-cell office:value-type="float" office:value="872.2">
                <text:p>872.2</text:p>
              </table:table-cell>
              <table:table-cell office:value-type="float" office:value="858.6">
                <text:p>858.6</text:p>
              </table:table-cell>
              <table:table-cell office:value-type="float" office:value="886.2">
                <text:p>886.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04.56">
                <text:p>804.56</text:p>
              </table:table-cell>
              <table:table-cell office:value-type="float" office:value="858.6">
                <text:p>858.6</text:p>
              </table:table-cell>
              <table:table-cell office:value-type="float" office:value="867.6">
                <text:p>867.6</text:p>
              </table:table-cell>
              <table:table-cell office:value-type="float" office:value="878.2">
                <text:p>878.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05">
                <text:p>805</text:p>
              </table:table-cell>
              <table:table-cell office:value-type="float" office:value="874.4">
                <text:p>874.4</text:p>
              </table:table-cell>
              <table:table-cell office:value-type="float" office:value="865.2">
                <text:p>865.2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05.44">
                <text:p>805.44</text:p>
              </table:table-cell>
              <table:table-cell office:value-type="float" office:value="870">
                <text:p>870</text:p>
              </table:table-cell>
              <table:table-cell office:value-type="float" office:value="860.4">
                <text:p>860.4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05.88">
                <text:p>805.88</text:p>
              </table:table-cell>
              <table:table-cell office:value-type="float" office:value="871.6">
                <text:p>871.6</text:p>
              </table:table-cell>
              <table:table-cell office:value-type="float" office:value="870.8">
                <text:p>870.8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06.32">
                <text:p>806.32</text:p>
              </table:table-cell>
              <table:table-cell office:value-type="float" office:value="874.4">
                <text:p>874.4</text:p>
              </table:table-cell>
              <table:table-cell office:value-type="float" office:value="853.4">
                <text:p>853.4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06.76">
                <text:p>806.76</text:p>
              </table:table-cell>
              <table:table-cell office:value-type="float" office:value="872">
                <text:p>872</text:p>
              </table:table-cell>
              <table:table-cell office:value-type="float" office:value="856.4">
                <text:p>856.4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07.2">
                <text:p>807.2</text:p>
              </table:table-cell>
              <table:table-cell office:value-type="float" office:value="865.6">
                <text:p>865.6</text:p>
              </table:table-cell>
              <table:table-cell office:value-type="float" office:value="874.2">
                <text:p>874.2</text:p>
              </table:table-cell>
              <table:table-cell office:value-type="float" office:value="885.4">
                <text:p>885.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07.65">
                <text:p>807.65</text:p>
              </table:table-cell>
              <table:table-cell office:value-type="float" office:value="871.2">
                <text:p>871.2</text:p>
              </table:table-cell>
              <table:table-cell office:value-type="float" office:value="863.2">
                <text:p>863.2</text:p>
              </table:table-cell>
              <table:table-cell office:value-type="float" office:value="878.2">
                <text:p>878.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08.09">
                <text:p>808.09</text:p>
              </table:table-cell>
              <table:table-cell office:value-type="float" office:value="879">
                <text:p>879</text:p>
              </table:table-cell>
              <table:table-cell office:value-type="float" office:value="868">
                <text:p>86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08.53">
                <text:p>808.53</text:p>
              </table:table-cell>
              <table:table-cell office:value-type="float" office:value="865.4">
                <text:p>865.4</text:p>
              </table:table-cell>
              <table:table-cell office:value-type="float" office:value="875.8">
                <text:p>875.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08.97">
                <text:p>808.97</text:p>
              </table:table-cell>
              <table:table-cell office:value-type="float" office:value="872.4">
                <text:p>872.4</text:p>
              </table:table-cell>
              <table:table-cell office:value-type="float" office:value="867.2">
                <text:p>867.2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09.41">
                <text:p>809.41</text:p>
              </table:table-cell>
              <table:table-cell office:value-type="float" office:value="901.8">
                <text:p>901.8</text:p>
              </table:table-cell>
              <table:table-cell office:value-type="float" office:value="872.4">
                <text:p>872.4</text:p>
              </table:table-cell>
              <table:table-cell office:value-type="float" office:value="884.6">
                <text:p>884.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09.85">
                <text:p>809.85</text:p>
              </table:table-cell>
              <table:table-cell office:value-type="float" office:value="1007.8">
                <text:p>1007.8</text:p>
              </table:table-cell>
              <table:table-cell office:value-type="float" office:value="871.2">
                <text:p>871.2</text:p>
              </table:table-cell>
              <table:table-cell office:value-type="float" office:value="879.4">
                <text:p>879.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10.29">
                <text:p>810.29</text:p>
              </table:table-cell>
              <table:table-cell office:value-type="float" office:value="1153.8">
                <text:p>1153.8</text:p>
              </table:table-cell>
              <table:table-cell office:value-type="float" office:value="855.2">
                <text:p>855.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10.73">
                <text:p>810.73</text:p>
              </table:table-cell>
              <table:table-cell office:value-type="float" office:value="1315.2">
                <text:p>1315.2</text:p>
              </table:table-cell>
              <table:table-cell office:value-type="float" office:value="874">
                <text:p>874</text:p>
              </table:table-cell>
              <table:table-cell office:value-type="float" office:value="881.2">
                <text:p>881.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11.18">
                <text:p>811.18</text:p>
              </table:table-cell>
              <table:table-cell office:value-type="float" office:value="1546.4">
                <text:p>1546.4</text:p>
              </table:table-cell>
              <table:table-cell office:value-type="float" office:value="873.2">
                <text:p>873.2</text:p>
              </table:table-cell>
              <table:table-cell office:value-type="float" office:value="881.4">
                <text:p>881.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11.62">
                <text:p>811.62</text:p>
              </table:table-cell>
              <table:table-cell office:value-type="float" office:value="1734.4">
                <text:p>1734.4</text:p>
              </table:table-cell>
              <table:table-cell office:value-type="float" office:value="863.2">
                <text:p>863.2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12.06">
                <text:p>812.06</text:p>
              </table:table-cell>
              <table:table-cell office:value-type="float" office:value="1559">
                <text:p>1559</text:p>
              </table:table-cell>
              <table:table-cell office:value-type="float" office:value="861.4">
                <text:p>861.4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12.5">
                <text:p>812.5</text:p>
              </table:table-cell>
              <table:table-cell office:value-type="float" office:value="1146.8">
                <text:p>1146.8</text:p>
              </table:table-cell>
              <table:table-cell office:value-type="float" office:value="867.2">
                <text:p>867.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12.94">
                <text:p>812.94</text:p>
              </table:table-cell>
              <table:table-cell office:value-type="float" office:value="947.4">
                <text:p>947.4</text:p>
              </table:table-cell>
              <table:table-cell office:value-type="float" office:value="863.4">
                <text:p>863.4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13.38">
                <text:p>813.38</text:p>
              </table:table-cell>
              <table:table-cell office:value-type="float" office:value="899.2">
                <text:p>899.2</text:p>
              </table:table-cell>
              <table:table-cell office:value-type="float" office:value="866.2">
                <text:p>866.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13.82">
                <text:p>813.82</text:p>
              </table:table-cell>
              <table:table-cell office:value-type="float" office:value="880">
                <text:p>880</text:p>
              </table:table-cell>
              <table:table-cell office:value-type="float" office:value="865.2">
                <text:p>865.2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14.26">
                <text:p>814.26</text:p>
              </table:table-cell>
              <table:table-cell office:value-type="float" office:value="877.8">
                <text:p>877.8</text:p>
              </table:table-cell>
              <table:table-cell office:value-type="float" office:value="846.2">
                <text:p>846.2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14.7">
                <text:p>814.7</text:p>
              </table:table-cell>
              <table:table-cell office:value-type="float" office:value="877.8">
                <text:p>877.8</text:p>
              </table:table-cell>
              <table:table-cell office:value-type="float" office:value="864.6">
                <text:p>864.6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15.14">
                <text:p>815.14</text:p>
              </table:table-cell>
              <table:table-cell office:value-type="float" office:value="869">
                <text:p>869</text:p>
              </table:table-cell>
              <table:table-cell office:value-type="float" office:value="880">
                <text:p>88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15.59">
                <text:p>815.59</text:p>
              </table:table-cell>
              <table:table-cell office:value-type="float" office:value="876.8">
                <text:p>876.8</text:p>
              </table:table-cell>
              <table:table-cell office:value-type="float" office:value="871.2">
                <text:p>871.2</text:p>
              </table:table-cell>
              <table:table-cell office:value-type="float" office:value="884.4">
                <text:p>884.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16.03">
                <text:p>816.03</text:p>
              </table:table-cell>
              <table:table-cell office:value-type="float" office:value="876.8">
                <text:p>876.8</text:p>
              </table:table-cell>
              <table:table-cell office:value-type="float" office:value="862.6">
                <text:p>862.6</text:p>
              </table:table-cell>
              <table:table-cell office:value-type="float" office:value="875.8">
                <text:p>875.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16.47">
                <text:p>816.47</text:p>
              </table:table-cell>
              <table:table-cell office:value-type="float" office:value="863">
                <text:p>863</text:p>
              </table:table-cell>
              <table:table-cell office:value-type="float" office:value="875.2">
                <text:p>875.2</text:p>
              </table:table-cell>
              <table:table-cell office:value-type="float" office:value="881.2">
                <text:p>881.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16.91">
                <text:p>816.91</text:p>
              </table:table-cell>
              <table:table-cell office:value-type="float" office:value="868.2">
                <text:p>868.2</text:p>
              </table:table-cell>
              <table:table-cell office:value-type="float" office:value="860">
                <text:p>860</text:p>
              </table:table-cell>
              <table:table-cell office:value-type="float" office:value="879.4">
                <text:p>879.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17.35">
                <text:p>817.35</text:p>
              </table:table-cell>
              <table:table-cell office:value-type="float" office:value="873.8">
                <text:p>873.8</text:p>
              </table:table-cell>
              <table:table-cell office:value-type="float" office:value="864.8">
                <text:p>864.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17.79">
                <text:p>817.79</text:p>
              </table:table-cell>
              <table:table-cell office:value-type="float" office:value="859.2">
                <text:p>859.2</text:p>
              </table:table-cell>
              <table:table-cell office:value-type="float" office:value="872.6">
                <text:p>872.6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18.23">
                <text:p>818.23</text:p>
              </table:table-cell>
              <table:table-cell office:value-type="float" office:value="867.2">
                <text:p>867.2</text:p>
              </table:table-cell>
              <table:table-cell office:value-type="float" office:value="858">
                <text:p>858</text:p>
              </table:table-cell>
              <table:table-cell office:value-type="float" office:value="880.4">
                <text:p>880.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18.67">
                <text:p>818.67</text:p>
              </table:table-cell>
              <table:table-cell office:value-type="float" office:value="868.6">
                <text:p>868.6</text:p>
              </table:table-cell>
              <table:table-cell office:value-type="float" office:value="865.6">
                <text:p>865.6</text:p>
              </table:table-cell>
              <table:table-cell office:value-type="float" office:value="876.4">
                <text:p>876.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19.11">
                <text:p>819.11</text:p>
              </table:table-cell>
              <table:table-cell office:value-type="float" office:value="862.8">
                <text:p>862.8</text:p>
              </table:table-cell>
              <table:table-cell office:value-type="float" office:value="870.6">
                <text:p>870.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19.55">
                <text:p>819.55</text:p>
              </table:table-cell>
              <table:table-cell office:value-type="float" office:value="875.8">
                <text:p>875.8</text:p>
              </table:table-cell>
              <table:table-cell office:value-type="float" office:value="855">
                <text:p>855</text:p>
              </table:table-cell>
              <table:table-cell office:value-type="float" office:value="880.4">
                <text:p>880.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19.99">
                <text:p>819.99</text:p>
              </table:table-cell>
              <table:table-cell office:value-type="float" office:value="876.2">
                <text:p>876.2</text:p>
              </table:table-cell>
              <table:table-cell office:value-type="float" office:value="867.8">
                <text:p>867.8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20.43">
                <text:p>820.43</text:p>
              </table:table-cell>
              <table:table-cell office:value-type="float" office:value="860">
                <text:p>860</text:p>
              </table:table-cell>
              <table:table-cell office:value-type="float" office:value="869.2">
                <text:p>869.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20.87">
                <text:p>820.87</text:p>
              </table:table-cell>
              <table:table-cell office:value-type="float" office:value="867">
                <text:p>867</text:p>
              </table:table-cell>
              <table:table-cell office:value-type="float" office:value="860.2">
                <text:p>860.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21.32">
                <text:p>821.32</text:p>
              </table:table-cell>
              <table:table-cell office:value-type="float" office:value="871.8">
                <text:p>871.8</text:p>
              </table:table-cell>
              <table:table-cell office:value-type="float" office:value="863.6">
                <text:p>863.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21.76">
                <text:p>821.76</text:p>
              </table:table-cell>
              <table:table-cell office:value-type="float" office:value="856.6">
                <text:p>856.6</text:p>
              </table:table-cell>
              <table:table-cell office:value-type="float" office:value="871">
                <text:p>871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22.2">
                <text:p>822.2</text:p>
              </table:table-cell>
              <table:table-cell office:value-type="float" office:value="870.2">
                <text:p>870.2</text:p>
              </table:table-cell>
              <table:table-cell office:value-type="float" office:value="853.2">
                <text:p>853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22.64">
                <text:p>822.64</text:p>
              </table:table-cell>
              <table:table-cell office:value-type="float" office:value="871">
                <text:p>871</text:p>
              </table:table-cell>
              <table:table-cell office:value-type="float" office:value="868.6">
                <text:p>868.6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23.08">
                <text:p>823.08</text:p>
              </table:table-cell>
              <table:table-cell office:value-type="float" office:value="864.4">
                <text:p>864.4</text:p>
              </table:table-cell>
              <table:table-cell office:value-type="float" office:value="875.8">
                <text:p>875.8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23.52">
                <text:p>823.52</text:p>
              </table:table-cell>
              <table:table-cell office:value-type="float" office:value="875.4">
                <text:p>875.4</text:p>
              </table:table-cell>
              <table:table-cell office:value-type="float" office:value="855.2">
                <text:p>855.2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23.96">
                <text:p>823.96</text:p>
              </table:table-cell>
              <table:table-cell office:value-type="float" office:value="867.6">
                <text:p>867.6</text:p>
              </table:table-cell>
              <table:table-cell office:value-type="float" office:value="854.8">
                <text:p>854.8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24.4">
                <text:p>824.4</text:p>
              </table:table-cell>
              <table:table-cell office:value-type="float" office:value="862.6">
                <text:p>862.6</text:p>
              </table:table-cell>
              <table:table-cell office:value-type="float" office:value="874.6">
                <text:p>874.6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24.84">
                <text:p>824.84</text:p>
              </table:table-cell>
              <table:table-cell office:value-type="float" office:value="873.4">
                <text:p>873.4</text:p>
              </table:table-cell>
              <table:table-cell office:value-type="float" office:value="853">
                <text:p>853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25.28">
                <text:p>825.28</text:p>
              </table:table-cell>
              <table:table-cell office:value-type="float" office:value="878.2">
                <text:p>878.2</text:p>
              </table:table-cell>
              <table:table-cell office:value-type="float" office:value="865.4">
                <text:p>865.4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25.72">
                <text:p>825.72</text:p>
              </table:table-cell>
              <table:table-cell office:value-type="float" office:value="896">
                <text:p>896</text:p>
              </table:table-cell>
              <table:table-cell office:value-type="float" office:value="866.8">
                <text:p>866.8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26.16">
                <text:p>826.16</text:p>
              </table:table-cell>
              <table:table-cell office:value-type="float" office:value="956">
                <text:p>956</text:p>
              </table:table-cell>
              <table:table-cell office:value-type="float" office:value="864.6">
                <text:p>864.6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26.6">
                <text:p>826.6</text:p>
              </table:table-cell>
              <table:table-cell office:value-type="float" office:value="999.6">
                <text:p>999.6</text:p>
              </table:table-cell>
              <table:table-cell office:value-type="float" office:value="878.8">
                <text:p>878.8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27.04">
                <text:p>827.04</text:p>
              </table:table-cell>
              <table:table-cell office:value-type="float" office:value="947">
                <text:p>947</text:p>
              </table:table-cell>
              <table:table-cell office:value-type="float" office:value="869.2">
                <text:p>869.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27.48">
                <text:p>827.48</text:p>
              </table:table-cell>
              <table:table-cell office:value-type="float" office:value="900.2">
                <text:p>900.2</text:p>
              </table:table-cell>
              <table:table-cell office:value-type="float" office:value="865.6">
                <text:p>865.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27.92">
                <text:p>827.92</text:p>
              </table:table-cell>
              <table:table-cell office:value-type="float" office:value="879.6">
                <text:p>879.6</text:p>
              </table:table-cell>
              <table:table-cell office:value-type="float" office:value="851">
                <text:p>851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28.36">
                <text:p>828.36</text:p>
              </table:table-cell>
              <table:table-cell office:value-type="float" office:value="863.6">
                <text:p>863.6</text:p>
              </table:table-cell>
              <table:table-cell office:value-type="float" office:value="872.8">
                <text:p>872.8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28.8">
                <text:p>828.8</text:p>
              </table:table-cell>
              <table:table-cell office:value-type="float" office:value="864">
                <text:p>864</text:p>
              </table:table-cell>
              <table:table-cell office:value-type="float" office:value="859.6">
                <text:p>859.6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29.24">
                <text:p>829.24</text:p>
              </table:table-cell>
              <table:table-cell office:value-type="float" office:value="873.6">
                <text:p>873.6</text:p>
              </table:table-cell>
              <table:table-cell office:value-type="float" office:value="863.6">
                <text:p>863.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29.68">
                <text:p>829.68</text:p>
              </table:table-cell>
              <table:table-cell office:value-type="float" office:value="869.4">
                <text:p>869.4</text:p>
              </table:table-cell>
              <table:table-cell office:value-type="float" office:value="927.8">
                <text:p>927.8</text:p>
              </table:table-cell>
              <table:table-cell office:value-type="float" office:value="897.2">
                <text:p>897.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30.12">
                <text:p>830.12</text:p>
              </table:table-cell>
              <table:table-cell office:value-type="float" office:value="868.6">
                <text:p>868.6</text:p>
              </table:table-cell>
              <table:table-cell office:value-type="float" office:value="865.2">
                <text:p>865.2</text:p>
              </table:table-cell>
              <table:table-cell office:value-type="float" office:value="881.6">
                <text:p>881.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30.56">
                <text:p>830.56</text:p>
              </table:table-cell>
              <table:table-cell office:value-type="float" office:value="872.2">
                <text:p>872.2</text:p>
              </table:table-cell>
              <table:table-cell office:value-type="float" office:value="859">
                <text:p>859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31">
                <text:p>831</text:p>
              </table:table-cell>
              <table:table-cell office:value-type="float" office:value="863.2">
                <text:p>863.2</text:p>
              </table:table-cell>
              <table:table-cell office:value-type="float" office:value="863.4">
                <text:p>863.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31.44">
                <text:p>831.44</text:p>
              </table:table-cell>
              <table:table-cell office:value-type="float" office:value="870.6">
                <text:p>870.6</text:p>
              </table:table-cell>
              <table:table-cell office:value-type="float" office:value="861.8">
                <text:p>861.8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31.88">
                <text:p>831.88</text:p>
              </table:table-cell>
              <table:table-cell office:value-type="float" office:value="869.4">
                <text:p>869.4</text:p>
              </table:table-cell>
              <table:table-cell office:value-type="float" office:value="860">
                <text:p>860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32.32">
                <text:p>832.32</text:p>
              </table:table-cell>
              <table:table-cell office:value-type="float" office:value="861.8">
                <text:p>861.8</text:p>
              </table:table-cell>
              <table:table-cell office:value-type="float" office:value="873.6">
                <text:p>873.6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32.76">
                <text:p>832.76</text:p>
              </table:table-cell>
              <table:table-cell office:value-type="float" office:value="868">
                <text:p>868</text:p>
              </table:table-cell>
              <table:table-cell office:value-type="float" office:value="863.4">
                <text:p>863.4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33.2">
                <text:p>833.2</text:p>
              </table:table-cell>
              <table:table-cell office:value-type="float" office:value="866.6">
                <text:p>866.6</text:p>
              </table:table-cell>
              <table:table-cell office:value-type="float" office:value="859.4">
                <text:p>859.4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33.64">
                <text:p>833.64</text:p>
              </table:table-cell>
              <table:table-cell office:value-type="float" office:value="858.2">
                <text:p>858.2</text:p>
              </table:table-cell>
              <table:table-cell office:value-type="float" office:value="882.8">
                <text:p>882.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34.08">
                <text:p>834.08</text:p>
              </table:table-cell>
              <table:table-cell office:value-type="float" office:value="870.4">
                <text:p>870.4</text:p>
              </table:table-cell>
              <table:table-cell office:value-type="float" office:value="867">
                <text:p>867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34.52">
                <text:p>834.52</text:p>
              </table:table-cell>
              <table:table-cell office:value-type="float" office:value="871">
                <text:p>871</text:p>
              </table:table-cell>
              <table:table-cell office:value-type="float" office:value="864.8">
                <text:p>864.8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34.96">
                <text:p>834.96</text:p>
              </table:table-cell>
              <table:table-cell office:value-type="float" office:value="860.4">
                <text:p>860.4</text:p>
              </table:table-cell>
              <table:table-cell office:value-type="float" office:value="872">
                <text:p>872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35.4">
                <text:p>835.4</text:p>
              </table:table-cell>
              <table:table-cell office:value-type="float" office:value="859.6">
                <text:p>859.6</text:p>
              </table:table-cell>
              <table:table-cell office:value-type="float" office:value="871.4">
                <text:p>871.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35.84">
                <text:p>835.84</text:p>
              </table:table-cell>
              <table:table-cell office:value-type="float" office:value="866">
                <text:p>866</text:p>
              </table:table-cell>
              <table:table-cell office:value-type="float" office:value="867">
                <text:p>867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36.28">
                <text:p>836.28</text:p>
              </table:table-cell>
              <table:table-cell office:value-type="float" office:value="856.6">
                <text:p>856.6</text:p>
              </table:table-cell>
              <table:table-cell office:value-type="float" office:value="870.6">
                <text:p>870.6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36.72">
                <text:p>836.72</text:p>
              </table:table-cell>
              <table:table-cell office:value-type="float" office:value="868.8">
                <text:p>868.8</text:p>
              </table:table-cell>
              <table:table-cell office:value-type="float" office:value="861.8">
                <text:p>861.8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37.16">
                <text:p>837.16</text:p>
              </table:table-cell>
              <table:table-cell office:value-type="float" office:value="873.6">
                <text:p>873.6</text:p>
              </table:table-cell>
              <table:table-cell office:value-type="float" office:value="866.6">
                <text:p>866.6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37.6">
                <text:p>837.6</text:p>
              </table:table-cell>
              <table:table-cell office:value-type="float" office:value="863.2">
                <text:p>863.2</text:p>
              </table:table-cell>
              <table:table-cell office:value-type="float" office:value="874">
                <text:p>874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38.04">
                <text:p>838.04</text:p>
              </table:table-cell>
              <table:table-cell office:value-type="float" office:value="872">
                <text:p>872</text:p>
              </table:table-cell>
              <table:table-cell office:value-type="float" office:value="861.8">
                <text:p>861.8</text:p>
              </table:table-cell>
              <table:table-cell office:value-type="float" office:value="886.4">
                <text:p>886.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38.48">
                <text:p>838.48</text:p>
              </table:table-cell>
              <table:table-cell office:value-type="float" office:value="864.2">
                <text:p>864.2</text:p>
              </table:table-cell>
              <table:table-cell office:value-type="float" office:value="866.6">
                <text:p>866.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38.92">
                <text:p>838.92</text:p>
              </table:table-cell>
              <table:table-cell office:value-type="float" office:value="852.8">
                <text:p>852.8</text:p>
              </table:table-cell>
              <table:table-cell office:value-type="float" office:value="882.8">
                <text:p>882.8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39.36">
                <text:p>839.36</text:p>
              </table:table-cell>
              <table:table-cell office:value-type="float" office:value="866.8">
                <text:p>866.8</text:p>
              </table:table-cell>
              <table:table-cell office:value-type="float" office:value="865.2">
                <text:p>865.2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39.8">
                <text:p>839.8</text:p>
              </table:table-cell>
              <table:table-cell office:value-type="float" office:value="891.6">
                <text:p>891.6</text:p>
              </table:table-cell>
              <table:table-cell office:value-type="float" office:value="857.8">
                <text:p>857.8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40.23">
                <text:p>840.23</text:p>
              </table:table-cell>
              <table:table-cell office:value-type="float" office:value="956">
                <text:p>956</text:p>
              </table:table-cell>
              <table:table-cell office:value-type="float" office:value="881.8">
                <text:p>881.8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40.67">
                <text:p>840.67</text:p>
              </table:table-cell>
              <table:table-cell office:value-type="float" office:value="1057.8">
                <text:p>1057.8</text:p>
              </table:table-cell>
              <table:table-cell office:value-type="float" office:value="856.6">
                <text:p>856.6</text:p>
              </table:table-cell>
              <table:table-cell office:value-type="float" office:value="878.6">
                <text:p>878.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41.11">
                <text:p>841.11</text:p>
              </table:table-cell>
              <table:table-cell office:value-type="float" office:value="1083">
                <text:p>1083</text:p>
              </table:table-cell>
              <table:table-cell office:value-type="float" office:value="874">
                <text:p>874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41.55">
                <text:p>841.55</text:p>
              </table:table-cell>
              <table:table-cell office:value-type="float" office:value="1020.2">
                <text:p>1020.2</text:p>
              </table:table-cell>
              <table:table-cell office:value-type="float" office:value="877">
                <text:p>877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41.99">
                <text:p>841.99</text:p>
              </table:table-cell>
              <table:table-cell office:value-type="float" office:value="1070.6">
                <text:p>1070.6</text:p>
              </table:table-cell>
              <table:table-cell office:value-type="float" office:value="862.8">
                <text:p>862.8</text:p>
              </table:table-cell>
              <table:table-cell office:value-type="float" office:value="880.8">
                <text:p>880.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42.43">
                <text:p>842.43</text:p>
              </table:table-cell>
              <table:table-cell office:value-type="float" office:value="1187.8">
                <text:p>1187.8</text:p>
              </table:table-cell>
              <table:table-cell office:value-type="float" office:value="862.8">
                <text:p>862.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42.87">
                <text:p>842.87</text:p>
              </table:table-cell>
              <table:table-cell office:value-type="float" office:value="1152.4">
                <text:p>1152.4</text:p>
              </table:table-cell>
              <table:table-cell office:value-type="float" office:value="875.4">
                <text:p>875.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43.31">
                <text:p>843.31</text:p>
              </table:table-cell>
              <table:table-cell office:value-type="float" office:value="995.4">
                <text:p>995.4</text:p>
              </table:table-cell>
              <table:table-cell office:value-type="float" office:value="860.4">
                <text:p>860.4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43.75">
                <text:p>843.75</text:p>
              </table:table-cell>
              <table:table-cell office:value-type="float" office:value="918.6">
                <text:p>918.6</text:p>
              </table:table-cell>
              <table:table-cell office:value-type="float" office:value="863.8">
                <text:p>863.8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44.19">
                <text:p>844.19</text:p>
              </table:table-cell>
              <table:table-cell office:value-type="float" office:value="873.2">
                <text:p>873.2</text:p>
              </table:table-cell>
              <table:table-cell office:value-type="float" office:value="890.6">
                <text:p>890.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44.63">
                <text:p>844.63</text:p>
              </table:table-cell>
              <table:table-cell office:value-type="float" office:value="867.4">
                <text:p>867.4</text:p>
              </table:table-cell>
              <table:table-cell office:value-type="float" office:value="862.2">
                <text:p>862.2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45.07">
                <text:p>845.07</text:p>
              </table:table-cell>
              <table:table-cell office:value-type="float" office:value="876.6">
                <text:p>876.6</text:p>
              </table:table-cell>
              <table:table-cell office:value-type="float" office:value="866">
                <text:p>866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45.51">
                <text:p>845.51</text:p>
              </table:table-cell>
              <table:table-cell office:value-type="float" office:value="864.4">
                <text:p>864.4</text:p>
              </table:table-cell>
              <table:table-cell office:value-type="float" office:value="873.8">
                <text:p>873.8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845.95">
                <text:p>845.95</text:p>
              </table:table-cell>
              <table:table-cell office:value-type="float" office:value="870.2">
                <text:p>870.2</text:p>
              </table:table-cell>
              <table:table-cell office:value-type="float" office:value="859.4">
                <text:p>859.4</text:p>
              </table:table-cell>
              <table:table-cell office:value-type="float" office:value="879.4">
                <text:p>879.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46.38">
                <text:p>846.38</text:p>
              </table:table-cell>
              <table:table-cell office:value-type="float" office:value="877.8">
                <text:p>877.8</text:p>
              </table:table-cell>
              <table:table-cell office:value-type="float" office:value="857.6">
                <text:p>857.6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846.82">
                <text:p>846.82</text:p>
              </table:table-cell>
              <table:table-cell office:value-type="float" office:value="874">
                <text:p>874</text:p>
              </table:table-cell>
              <table:table-cell office:value-type="float" office:value="916.4">
                <text:p>916.4</text:p>
              </table:table-cell>
              <table:table-cell office:value-type="float" office:value="896.6">
                <text:p>896.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847.26">
                <text:p>847.26</text:p>
              </table:table-cell>
              <table:table-cell office:value-type="float" office:value="874.2">
                <text:p>874.2</text:p>
              </table:table-cell>
              <table:table-cell office:value-type="float" office:value="867.8">
                <text:p>867.8</text:p>
              </table:table-cell>
              <table:table-cell office:value-type="float" office:value="870.6">
                <text:p>870.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847.7">
                <text:p>847.7</text:p>
              </table:table-cell>
              <table:table-cell office:value-type="float" office:value="877.2">
                <text:p>877.2</text:p>
              </table:table-cell>
              <table:table-cell office:value-type="float" office:value="862.4">
                <text:p>862.4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848.14">
                <text:p>848.14</text:p>
              </table:table-cell>
              <table:table-cell office:value-type="float" office:value="860.6">
                <text:p>860.6</text:p>
              </table:table-cell>
              <table:table-cell office:value-type="float" office:value="866.2">
                <text:p>866.2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48.58">
                <text:p>848.58</text:p>
              </table:table-cell>
              <table:table-cell office:value-type="float" office:value="864.2">
                <text:p>864.2</text:p>
              </table:table-cell>
              <table:table-cell office:value-type="float" office:value="862.2">
                <text:p>862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849.02">
                <text:p>849.02</text:p>
              </table:table-cell>
              <table:table-cell office:value-type="float" office:value="860.6">
                <text:p>860.6</text:p>
              </table:table-cell>
              <table:table-cell office:value-type="float" office:value="861.4">
                <text:p>861.4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49.46">
                <text:p>849.46</text:p>
              </table:table-cell>
              <table:table-cell office:value-type="float" office:value="860">
                <text:p>860</text:p>
              </table:table-cell>
              <table:table-cell office:value-type="float" office:value="869">
                <text:p>869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849.9">
                <text:p>849.9</text:p>
              </table:table-cell>
              <table:table-cell office:value-type="float" office:value="870">
                <text:p>870</text:p>
              </table:table-cell>
              <table:table-cell office:value-type="float" office:value="861.8">
                <text:p>861.8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850.33">
                <text:p>850.33</text:p>
              </table:table-cell>
              <table:table-cell office:value-type="float" office:value="897.4">
                <text:p>897.4</text:p>
              </table:table-cell>
              <table:table-cell office:value-type="float" office:value="958.4">
                <text:p>958.4</text:p>
              </table:table-cell>
              <table:table-cell office:value-type="float" office:value="918.2">
                <text:p>918.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850.77">
                <text:p>850.77</text:p>
              </table:table-cell>
              <table:table-cell office:value-type="float" office:value="857.2">
                <text:p>857.2</text:p>
              </table:table-cell>
              <table:table-cell office:value-type="float" office:value="884.2">
                <text:p>884.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851.21">
                <text:p>851.21</text:p>
              </table:table-cell>
              <table:table-cell office:value-type="float" office:value="884">
                <text:p>884</text:p>
              </table:table-cell>
              <table:table-cell office:value-type="float" office:value="857.4">
                <text:p>857.4</text:p>
              </table:table-cell>
              <table:table-cell office:value-type="float" office:value="878.2">
                <text:p>878.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851.65">
                <text:p>851.65</text:p>
              </table:table-cell>
              <table:table-cell office:value-type="float" office:value="921.4">
                <text:p>921.4</text:p>
              </table:table-cell>
              <table:table-cell office:value-type="float" office:value="857.2">
                <text:p>857.2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852.09">
                <text:p>852.09</text:p>
              </table:table-cell>
              <table:table-cell office:value-type="float" office:value="937">
                <text:p>937</text:p>
              </table:table-cell>
              <table:table-cell office:value-type="float" office:value="864.2">
                <text:p>864.2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52.53">
                <text:p>852.53</text:p>
              </table:table-cell>
              <table:table-cell office:value-type="float" office:value="949.4">
                <text:p>949.4</text:p>
              </table:table-cell>
              <table:table-cell office:value-type="float" office:value="853.8">
                <text:p>853.8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52.97">
                <text:p>852.97</text:p>
              </table:table-cell>
              <table:table-cell office:value-type="float" office:value="912.8">
                <text:p>912.8</text:p>
              </table:table-cell>
              <table:table-cell office:value-type="float" office:value="858.8">
                <text:p>858.8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853.41">
                <text:p>853.41</text:p>
              </table:table-cell>
              <table:table-cell office:value-type="float" office:value="871">
                <text:p>871</text:p>
              </table:table-cell>
              <table:table-cell office:value-type="float" office:value="872">
                <text:p>87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853.84">
                <text:p>853.84</text:p>
              </table:table-cell>
              <table:table-cell office:value-type="float" office:value="880.8">
                <text:p>880.8</text:p>
              </table:table-cell>
              <table:table-cell office:value-type="float" office:value="868.8">
                <text:p>868.8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854.28">
                <text:p>854.28</text:p>
              </table:table-cell>
              <table:table-cell office:value-type="float" office:value="876.8">
                <text:p>876.8</text:p>
              </table:table-cell>
              <table:table-cell office:value-type="float" office:value="864">
                <text:p>864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54.72">
                <text:p>854.72</text:p>
              </table:table-cell>
              <table:table-cell office:value-type="float" office:value="865.2">
                <text:p>865.2</text:p>
              </table:table-cell>
              <table:table-cell office:value-type="float" office:value="863.8">
                <text:p>863.8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855.16">
                <text:p>855.16</text:p>
              </table:table-cell>
              <table:table-cell office:value-type="float" office:value="868.2">
                <text:p>868.2</text:p>
              </table:table-cell>
              <table:table-cell office:value-type="float" office:value="861.8">
                <text:p>861.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855.6">
                <text:p>855.6</text:p>
              </table:table-cell>
              <table:table-cell office:value-type="float" office:value="866">
                <text:p>866</text:p>
              </table:table-cell>
              <table:table-cell office:value-type="float" office:value="865.6">
                <text:p>865.6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56.04">
                <text:p>856.04</text:p>
              </table:table-cell>
              <table:table-cell office:value-type="float" office:value="862.4">
                <text:p>862.4</text:p>
              </table:table-cell>
              <table:table-cell office:value-type="float" office:value="873.4">
                <text:p>873.4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56.48">
                <text:p>856.48</text:p>
              </table:table-cell>
              <table:table-cell office:value-type="float" office:value="864.2">
                <text:p>864.2</text:p>
              </table:table-cell>
              <table:table-cell office:value-type="float" office:value="862.4">
                <text:p>862.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56.91">
                <text:p>856.91</text:p>
              </table:table-cell>
              <table:table-cell office:value-type="float" office:value="874.6">
                <text:p>874.6</text:p>
              </table:table-cell>
              <table:table-cell office:value-type="float" office:value="864.4">
                <text:p>864.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57.35">
                <text:p>857.35</text:p>
              </table:table-cell>
              <table:table-cell office:value-type="float" office:value="861.8">
                <text:p>861.8</text:p>
              </table:table-cell>
              <table:table-cell office:value-type="float" office:value="869.6">
                <text:p>869.6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57.79">
                <text:p>857.79</text:p>
              </table:table-cell>
              <table:table-cell office:value-type="float" office:value="863">
                <text:p>863</text:p>
              </table:table-cell>
              <table:table-cell office:value-type="float" office:value="860.6">
                <text:p>860.6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58.23">
                <text:p>858.23</text:p>
              </table:table-cell>
              <table:table-cell office:value-type="float" office:value="869.4">
                <text:p>869.4</text:p>
              </table:table-cell>
              <table:table-cell office:value-type="float" office:value="856.8">
                <text:p>856.8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58.67">
                <text:p>858.67</text:p>
              </table:table-cell>
              <table:table-cell office:value-type="float" office:value="855.6">
                <text:p>855.6</text:p>
              </table:table-cell>
              <table:table-cell office:value-type="float" office:value="869.6">
                <text:p>869.6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59.11">
                <text:p>859.11</text:p>
              </table:table-cell>
              <table:table-cell office:value-type="float" office:value="862.4">
                <text:p>862.4</text:p>
              </table:table-cell>
              <table:table-cell office:value-type="float" office:value="856">
                <text:p>85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59.55">
                <text:p>859.55</text:p>
              </table:table-cell>
              <table:table-cell office:value-type="float" office:value="870.4">
                <text:p>870.4</text:p>
              </table:table-cell>
              <table:table-cell office:value-type="float" office:value="857">
                <text:p>857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59.98">
                <text:p>859.98</text:p>
              </table:table-cell>
              <table:table-cell office:value-type="float" office:value="857.2">
                <text:p>857.2</text:p>
              </table:table-cell>
              <table:table-cell office:value-type="float" office:value="883">
                <text:p>883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60.42">
                <text:p>860.42</text:p>
              </table:table-cell>
              <table:table-cell office:value-type="float" office:value="870.6">
                <text:p>870.6</text:p>
              </table:table-cell>
              <table:table-cell office:value-type="float" office:value="863.8">
                <text:p>863.8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60.86">
                <text:p>860.86</text:p>
              </table:table-cell>
              <table:table-cell office:value-type="float" office:value="876.8">
                <text:p>876.8</text:p>
              </table:table-cell>
              <table:table-cell office:value-type="float" office:value="862.4">
                <text:p>862.4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61.3">
                <text:p>861.3</text:p>
              </table:table-cell>
              <table:table-cell office:value-type="float" office:value="857.8">
                <text:p>857.8</text:p>
              </table:table-cell>
              <table:table-cell office:value-type="float" office:value="869">
                <text:p>86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61.74">
                <text:p>861.74</text:p>
              </table:table-cell>
              <table:table-cell office:value-type="float" office:value="858.8">
                <text:p>858.8</text:p>
              </table:table-cell>
              <table:table-cell office:value-type="float" office:value="858.8">
                <text:p>858.8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62.17">
                <text:p>862.17</text:p>
              </table:table-cell>
              <table:table-cell office:value-type="float" office:value="879.2">
                <text:p>879.2</text:p>
              </table:table-cell>
              <table:table-cell office:value-type="float" office:value="858.4">
                <text:p>858.4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62.61">
                <text:p>862.61</text:p>
              </table:table-cell>
              <table:table-cell office:value-type="float" office:value="857.2">
                <text:p>857.2</text:p>
              </table:table-cell>
              <table:table-cell office:value-type="float" office:value="878">
                <text:p>87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63.05">
                <text:p>863.05</text:p>
              </table:table-cell>
              <table:table-cell office:value-type="float" office:value="859.2">
                <text:p>859.2</text:p>
              </table:table-cell>
              <table:table-cell office:value-type="float" office:value="858.6">
                <text:p>858.6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63.49">
                <text:p>863.49</text:p>
              </table:table-cell>
              <table:table-cell office:value-type="float" office:value="871.6">
                <text:p>871.6</text:p>
              </table:table-cell>
              <table:table-cell office:value-type="float" office:value="857">
                <text:p>857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63.93">
                <text:p>863.93</text:p>
              </table:table-cell>
              <table:table-cell office:value-type="float" office:value="871.6">
                <text:p>871.6</text:p>
              </table:table-cell>
              <table:table-cell office:value-type="float" office:value="874.4">
                <text:p>874.4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64.36">
                <text:p>864.36</text:p>
              </table:table-cell>
              <table:table-cell office:value-type="float" office:value="867.2">
                <text:p>867.2</text:p>
              </table:table-cell>
              <table:table-cell office:value-type="float" office:value="853.6">
                <text:p>853.6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4.8">
                <text:p>864.8</text:p>
              </table:table-cell>
              <table:table-cell office:value-type="float" office:value="874.2">
                <text:p>874.2</text:p>
              </table:table-cell>
              <table:table-cell office:value-type="float" office:value="866.4">
                <text:p>866.4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65.24">
                <text:p>865.24</text:p>
              </table:table-cell>
              <table:table-cell office:value-type="float" office:value="861.4">
                <text:p>861.4</text:p>
              </table:table-cell>
              <table:table-cell office:value-type="float" office:value="873.2">
                <text:p>873.2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65.68">
                <text:p>865.68</text:p>
              </table:table-cell>
              <table:table-cell office:value-type="float" office:value="868.2">
                <text:p>868.2</text:p>
              </table:table-cell>
              <table:table-cell office:value-type="float" office:value="853.6">
                <text:p>853.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66.12">
                <text:p>866.12</text:p>
              </table:table-cell>
              <table:table-cell office:value-type="float" office:value="877.6">
                <text:p>877.6</text:p>
              </table:table-cell>
              <table:table-cell office:value-type="float" office:value="861.8">
                <text:p>861.8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66.55">
                <text:p>866.55</text:p>
              </table:table-cell>
              <table:table-cell office:value-type="float" office:value="873.4">
                <text:p>873.4</text:p>
              </table:table-cell>
              <table:table-cell office:value-type="float" office:value="868.8">
                <text:p>868.8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66.99">
                <text:p>866.99</text:p>
              </table:table-cell>
              <table:table-cell office:value-type="float" office:value="884.4">
                <text:p>884.4</text:p>
              </table:table-cell>
              <table:table-cell office:value-type="float" office:value="863.4">
                <text:p>863.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67.43">
                <text:p>867.43</text:p>
              </table:table-cell>
              <table:table-cell office:value-type="float" office:value="892">
                <text:p>892</text:p>
              </table:table-cell>
              <table:table-cell office:value-type="float" office:value="855">
                <text:p>855</text:p>
              </table:table-cell>
              <table:table-cell office:value-type="float" office:value="857.2">
                <text:p>857.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67.87">
                <text:p>867.87</text:p>
              </table:table-cell>
              <table:table-cell office:value-type="float" office:value="867.2">
                <text:p>867.2</text:p>
              </table:table-cell>
              <table:table-cell office:value-type="float" office:value="868.2">
                <text:p>868.2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68.31">
                <text:p>868.31</text:p>
              </table:table-cell>
              <table:table-cell office:value-type="float" office:value="870.4">
                <text:p>870.4</text:p>
              </table:table-cell>
              <table:table-cell office:value-type="float" office:value="855">
                <text:p>855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68.74">
                <text:p>868.74</text:p>
              </table:table-cell>
              <table:table-cell office:value-type="float" office:value="869.2">
                <text:p>869.2</text:p>
              </table:table-cell>
              <table:table-cell office:value-type="float" office:value="858.8">
                <text:p>858.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69.18">
                <text:p>869.18</text:p>
              </table:table-cell>
              <table:table-cell office:value-type="float" office:value="868.2">
                <text:p>868.2</text:p>
              </table:table-cell>
              <table:table-cell office:value-type="float" office:value="871.8">
                <text:p>871.8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69.62">
                <text:p>869.62</text:p>
              </table:table-cell>
              <table:table-cell office:value-type="float" office:value="861.4">
                <text:p>861.4</text:p>
              </table:table-cell>
              <table:table-cell office:value-type="float" office:value="864">
                <text:p>864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70.06">
                <text:p>870.06</text:p>
              </table:table-cell>
              <table:table-cell office:value-type="float" office:value="880.6">
                <text:p>880.6</text:p>
              </table:table-cell>
              <table:table-cell office:value-type="float" office:value="866.4">
                <text:p>866.4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70.49">
                <text:p>870.49</text:p>
              </table:table-cell>
              <table:table-cell office:value-type="float" office:value="865.4">
                <text:p>865.4</text:p>
              </table:table-cell>
              <table:table-cell office:value-type="float" office:value="865.8">
                <text:p>865.8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70.93">
                <text:p>870.93</text:p>
              </table:table-cell>
              <table:table-cell office:value-type="float" office:value="858.2">
                <text:p>858.2</text:p>
              </table:table-cell>
              <table:table-cell office:value-type="float" office:value="851.4">
                <text:p>851.4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71.37">
                <text:p>871.37</text:p>
              </table:table-cell>
              <table:table-cell office:value-type="float" office:value="866.4">
                <text:p>866.4</text:p>
              </table:table-cell>
              <table:table-cell office:value-type="float" office:value="862">
                <text:p>862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71.81">
                <text:p>871.81</text:p>
              </table:table-cell>
              <table:table-cell office:value-type="float" office:value="859">
                <text:p>859</text:p>
              </table:table-cell>
              <table:table-cell office:value-type="float" office:value="868.2">
                <text:p>868.2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72.24">
                <text:p>872.24</text:p>
              </table:table-cell>
              <table:table-cell office:value-type="float" office:value="860.6">
                <text:p>860.6</text:p>
              </table:table-cell>
              <table:table-cell office:value-type="float" office:value="863.2">
                <text:p>863.2</text:p>
              </table:table-cell>
              <table:table-cell office:value-type="float" office:value="875.4">
                <text:p>875.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72.68">
                <text:p>872.68</text:p>
              </table:table-cell>
              <table:table-cell office:value-type="float" office:value="868.6">
                <text:p>868.6</text:p>
              </table:table-cell>
              <table:table-cell office:value-type="float" office:value="862.4">
                <text:p>862.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73.12">
                <text:p>873.12</text:p>
              </table:table-cell>
              <table:table-cell office:value-type="float" office:value="860.4">
                <text:p>860.4</text:p>
              </table:table-cell>
              <table:table-cell office:value-type="float" office:value="872.6">
                <text:p>872.6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73.56">
                <text:p>873.56</text:p>
              </table:table-cell>
              <table:table-cell office:value-type="float" office:value="860.2">
                <text:p>860.2</text:p>
              </table:table-cell>
              <table:table-cell office:value-type="float" office:value="852">
                <text:p>85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73.99">
                <text:p>873.99</text:p>
              </table:table-cell>
              <table:table-cell office:value-type="float" office:value="868.8">
                <text:p>868.8</text:p>
              </table:table-cell>
              <table:table-cell office:value-type="float" office:value="853.6">
                <text:p>853.6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74.43">
                <text:p>874.43</text:p>
              </table:table-cell>
              <table:table-cell office:value-type="float" office:value="858.6">
                <text:p>858.6</text:p>
              </table:table-cell>
              <table:table-cell office:value-type="float" office:value="872">
                <text:p>87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74.87">
                <text:p>874.87</text:p>
              </table:table-cell>
              <table:table-cell office:value-type="float" office:value="860.2">
                <text:p>860.2</text:p>
              </table:table-cell>
              <table:table-cell office:value-type="float" office:value="864.4">
                <text:p>864.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75.31">
                <text:p>875.31</text:p>
              </table:table-cell>
              <table:table-cell office:value-type="float" office:value="869.6">
                <text:p>869.6</text:p>
              </table:table-cell>
              <table:table-cell office:value-type="float" office:value="858.2">
                <text:p>858.2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75.74">
                <text:p>875.74</text:p>
              </table:table-cell>
              <table:table-cell office:value-type="float" office:value="864.2">
                <text:p>864.2</text:p>
              </table:table-cell>
              <table:table-cell office:value-type="float" office:value="863.8">
                <text:p>863.8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76.18">
                <text:p>876.18</text:p>
              </table:table-cell>
              <table:table-cell office:value-type="float" office:value="876.8">
                <text:p>876.8</text:p>
              </table:table-cell>
              <table:table-cell office:value-type="float" office:value="892.2">
                <text:p>892.2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76.62">
                <text:p>876.62</text:p>
              </table:table-cell>
              <table:table-cell office:value-type="float" office:value="871.4">
                <text:p>871.4</text:p>
              </table:table-cell>
              <table:table-cell office:value-type="float" office:value="856.4">
                <text:p>856.4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77.06">
                <text:p>877.06</text:p>
              </table:table-cell>
              <table:table-cell office:value-type="float" office:value="866">
                <text:p>866</text:p>
              </table:table-cell>
              <table:table-cell office:value-type="float" office:value="870.6">
                <text:p>870.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77.49">
                <text:p>877.49</text:p>
              </table:table-cell>
              <table:table-cell office:value-type="float" office:value="863.6">
                <text:p>863.6</text:p>
              </table:table-cell>
              <table:table-cell office:value-type="float" office:value="863.8">
                <text:p>863.8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877.93">
                <text:p>877.93</text:p>
              </table:table-cell>
              <table:table-cell office:value-type="float" office:value="860.8">
                <text:p>860.8</text:p>
              </table:table-cell>
              <table:table-cell office:value-type="float" office:value="859">
                <text:p>859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78.37">
                <text:p>878.37</text:p>
              </table:table-cell>
              <table:table-cell office:value-type="float" office:value="858.6">
                <text:p>858.6</text:p>
              </table:table-cell>
              <table:table-cell office:value-type="float" office:value="852.8">
                <text:p>852.8</text:p>
              </table:table-cell>
              <table:table-cell office:value-type="float" office:value="877.4">
                <text:p>877.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78.81">
                <text:p>878.81</text:p>
              </table:table-cell>
              <table:table-cell office:value-type="float" office:value="867">
                <text:p>867</text:p>
              </table:table-cell>
              <table:table-cell office:value-type="float" office:value="862.6">
                <text:p>862.6</text:p>
              </table:table-cell>
              <table:table-cell office:value-type="float" office:value="875.8">
                <text:p>875.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79.24">
                <text:p>879.24</text:p>
              </table:table-cell>
              <table:table-cell office:value-type="float" office:value="867.4">
                <text:p>867.4</text:p>
              </table:table-cell>
              <table:table-cell office:value-type="float" office:value="866.4">
                <text:p>866.4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79.68">
                <text:p>879.68</text:p>
              </table:table-cell>
              <table:table-cell office:value-type="float" office:value="856.2">
                <text:p>856.2</text:p>
              </table:table-cell>
              <table:table-cell office:value-type="float" office:value="872">
                <text:p>87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80.12">
                <text:p>880.12</text:p>
              </table:table-cell>
              <table:table-cell office:value-type="float" office:value="862.2">
                <text:p>862.2</text:p>
              </table:table-cell>
              <table:table-cell office:value-type="float" office:value="859.2">
                <text:p>859.2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80.55">
                <text:p>880.55</text:p>
              </table:table-cell>
              <table:table-cell office:value-type="float" office:value="876.8">
                <text:p>876.8</text:p>
              </table:table-cell>
              <table:table-cell office:value-type="float" office:value="858.8">
                <text:p>858.8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80.99">
                <text:p>880.99</text:p>
              </table:table-cell>
              <table:table-cell office:value-type="float" office:value="859.2">
                <text:p>859.2</text:p>
              </table:table-cell>
              <table:table-cell office:value-type="float" office:value="872">
                <text:p>872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81.43">
                <text:p>881.43</text:p>
              </table:table-cell>
              <table:table-cell office:value-type="float" office:value="870.4">
                <text:p>870.4</text:p>
              </table:table-cell>
              <table:table-cell office:value-type="float" office:value="861.8">
                <text:p>861.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81.87">
                <text:p>881.87</text:p>
              </table:table-cell>
              <table:table-cell office:value-type="float" office:value="873.2">
                <text:p>873.2</text:p>
              </table:table-cell>
              <table:table-cell office:value-type="float" office:value="861.2">
                <text:p>861.2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82.3">
                <text:p>882.3</text:p>
              </table:table-cell>
              <table:table-cell office:value-type="float" office:value="863.8">
                <text:p>863.8</text:p>
              </table:table-cell>
              <table:table-cell office:value-type="float" office:value="870.4">
                <text:p>870.4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82.74">
                <text:p>882.74</text:p>
              </table:table-cell>
              <table:table-cell office:value-type="float" office:value="862.2">
                <text:p>862.2</text:p>
              </table:table-cell>
              <table:table-cell office:value-type="float" office:value="868.6">
                <text:p>868.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83.18">
                <text:p>883.18</text:p>
              </table:table-cell>
              <table:table-cell office:value-type="float" office:value="872.8">
                <text:p>872.8</text:p>
              </table:table-cell>
              <table:table-cell office:value-type="float" office:value="855.8">
                <text:p>855.8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83.61">
                <text:p>883.61</text:p>
              </table:table-cell>
              <table:table-cell office:value-type="float" office:value="860.2">
                <text:p>860.2</text:p>
              </table:table-cell>
              <table:table-cell office:value-type="float" office:value="866.8">
                <text:p>866.8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84.05">
                <text:p>884.05</text:p>
              </table:table-cell>
              <table:table-cell office:value-type="float" office:value="853.6">
                <text:p>853.6</text:p>
              </table:table-cell>
              <table:table-cell office:value-type="float" office:value="863.4">
                <text:p>863.4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84.49">
                <text:p>884.49</text:p>
              </table:table-cell>
              <table:table-cell office:value-type="float" office:value="860.4">
                <text:p>860.4</text:p>
              </table:table-cell>
              <table:table-cell office:value-type="float" office:value="852.6">
                <text:p>852.6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84.92">
                <text:p>884.92</text:p>
              </table:table-cell>
              <table:table-cell office:value-type="float" office:value="865.4">
                <text:p>865.4</text:p>
              </table:table-cell>
              <table:table-cell office:value-type="float" office:value="873.8">
                <text:p>873.8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85.36">
                <text:p>885.36</text:p>
              </table:table-cell>
              <table:table-cell office:value-type="float" office:value="868.2">
                <text:p>868.2</text:p>
              </table:table-cell>
              <table:table-cell office:value-type="float" office:value="861.8">
                <text:p>861.8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85.8">
                <text:p>885.8</text:p>
              </table:table-cell>
              <table:table-cell office:value-type="float" office:value="873.6">
                <text:p>873.6</text:p>
              </table:table-cell>
              <table:table-cell office:value-type="float" office:value="866.4">
                <text:p>866.4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86.23">
                <text:p>886.23</text:p>
              </table:table-cell>
              <table:table-cell office:value-type="float" office:value="854.4">
                <text:p>854.4</text:p>
              </table:table-cell>
              <table:table-cell office:value-type="float" office:value="862">
                <text:p>86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86.67">
                <text:p>886.67</text:p>
              </table:table-cell>
              <table:table-cell office:value-type="float" office:value="861.6">
                <text:p>861.6</text:p>
              </table:table-cell>
              <table:table-cell office:value-type="float" office:value="871.2">
                <text:p>871.2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87.11">
                <text:p>887.11</text:p>
              </table:table-cell>
              <table:table-cell office:value-type="float" office:value="866.8">
                <text:p>866.8</text:p>
              </table:table-cell>
              <table:table-cell office:value-type="float" office:value="864.2">
                <text:p>864.2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87.54">
                <text:p>887.54</text:p>
              </table:table-cell>
              <table:table-cell office:value-type="float" office:value="860.2">
                <text:p>860.2</text:p>
              </table:table-cell>
              <table:table-cell office:value-type="float" office:value="868.8">
                <text:p>868.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87.98">
                <text:p>887.98</text:p>
              </table:table-cell>
              <table:table-cell office:value-type="float" office:value="862.6">
                <text:p>862.6</text:p>
              </table:table-cell>
              <table:table-cell office:value-type="float" office:value="862.2">
                <text:p>862.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88.42">
                <text:p>888.42</text:p>
              </table:table-cell>
              <table:table-cell office:value-type="float" office:value="874.6">
                <text:p>874.6</text:p>
              </table:table-cell>
              <table:table-cell office:value-type="float" office:value="863.8">
                <text:p>863.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88.85">
                <text:p>888.85</text:p>
              </table:table-cell>
              <table:table-cell office:value-type="float" office:value="858.2">
                <text:p>858.2</text:p>
              </table:table-cell>
              <table:table-cell office:value-type="float" office:value="862.4">
                <text:p>862.4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89.29">
                <text:p>889.29</text:p>
              </table:table-cell>
              <table:table-cell office:value-type="float" office:value="868">
                <text:p>868</text:p>
              </table:table-cell>
              <table:table-cell office:value-type="float" office:value="915">
                <text:p>91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89.73">
                <text:p>889.73</text:p>
              </table:table-cell>
              <table:table-cell office:value-type="float" office:value="879.8">
                <text:p>879.8</text:p>
              </table:table-cell>
              <table:table-cell office:value-type="float" office:value="870.2">
                <text:p>870.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90.16">
                <text:p>890.16</text:p>
              </table:table-cell>
              <table:table-cell office:value-type="float" office:value="862">
                <text:p>862</text:p>
              </table:table-cell>
              <table:table-cell office:value-type="float" office:value="870.8">
                <text:p>870.8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90.6">
                <text:p>890.6</text:p>
              </table:table-cell>
              <table:table-cell office:value-type="float" office:value="864.2">
                <text:p>864.2</text:p>
              </table:table-cell>
              <table:table-cell office:value-type="float" office:value="859.8">
                <text:p>859.8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91.04">
                <text:p>891.04</text:p>
              </table:table-cell>
              <table:table-cell office:value-type="float" office:value="879.8">
                <text:p>879.8</text:p>
              </table:table-cell>
              <table:table-cell office:value-type="float" office:value="855.2">
                <text:p>855.2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91.47">
                <text:p>891.47</text:p>
              </table:table-cell>
              <table:table-cell office:value-type="float" office:value="866.6">
                <text:p>866.6</text:p>
              </table:table-cell>
              <table:table-cell office:value-type="float" office:value="870.8">
                <text:p>870.8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91.91">
                <text:p>891.91</text:p>
              </table:table-cell>
              <table:table-cell office:value-type="float" office:value="861">
                <text:p>861</text:p>
              </table:table-cell>
              <table:table-cell office:value-type="float" office:value="863.8">
                <text:p>863.8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92.35">
                <text:p>892.35</text:p>
              </table:table-cell>
              <table:table-cell office:value-type="float" office:value="871.6">
                <text:p>871.6</text:p>
              </table:table-cell>
              <table:table-cell office:value-type="float" office:value="861.4">
                <text:p>861.4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92.78">
                <text:p>892.78</text:p>
              </table:table-cell>
              <table:table-cell office:value-type="float" office:value="860.2">
                <text:p>860.2</text:p>
              </table:table-cell>
              <table:table-cell office:value-type="float" office:value="863.4">
                <text:p>863.4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93.22">
                <text:p>893.22</text:p>
              </table:table-cell>
              <table:table-cell office:value-type="float" office:value="866">
                <text:p>866</text:p>
              </table:table-cell>
              <table:table-cell office:value-type="float" office:value="866.4">
                <text:p>866.4</text:p>
              </table:table-cell>
              <table:table-cell office:value-type="float" office:value="879.6">
                <text:p>879.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93.65">
                <text:p>893.65</text:p>
              </table:table-cell>
              <table:table-cell office:value-type="float" office:value="873">
                <text:p>873</text:p>
              </table:table-cell>
              <table:table-cell office:value-type="float" office:value="873.8">
                <text:p>873.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94.09">
                <text:p>894.09</text:p>
              </table:table-cell>
              <table:table-cell office:value-type="float" office:value="861.2">
                <text:p>861.2</text:p>
              </table:table-cell>
              <table:table-cell office:value-type="float" office:value="867.4">
                <text:p>867.4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94.53">
                <text:p>894.53</text:p>
              </table:table-cell>
              <table:table-cell office:value-type="float" office:value="861.4">
                <text:p>861.4</text:p>
              </table:table-cell>
              <table:table-cell office:value-type="float" office:value="863">
                <text:p>86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94.96">
                <text:p>894.96</text:p>
              </table:table-cell>
              <table:table-cell office:value-type="float" office:value="873.4">
                <text:p>873.4</text:p>
              </table:table-cell>
              <table:table-cell office:value-type="float" office:value="863.2">
                <text:p>863.2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95.4">
                <text:p>895.4</text:p>
              </table:table-cell>
              <table:table-cell office:value-type="float" office:value="867">
                <text:p>867</text:p>
              </table:table-cell>
              <table:table-cell office:value-type="float" office:value="868.6">
                <text:p>868.6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95.84">
                <text:p>895.84</text:p>
              </table:table-cell>
              <table:table-cell office:value-type="float" office:value="873.2">
                <text:p>873.2</text:p>
              </table:table-cell>
              <table:table-cell office:value-type="float" office:value="869.8">
                <text:p>869.8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96.27">
                <text:p>896.27</text:p>
              </table:table-cell>
              <table:table-cell office:value-type="float" office:value="871.8">
                <text:p>871.8</text:p>
              </table:table-cell>
              <table:table-cell office:value-type="float" office:value="856.4">
                <text:p>856.4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96.71">
                <text:p>896.71</text:p>
              </table:table-cell>
              <table:table-cell office:value-type="float" office:value="865.4">
                <text:p>865.4</text:p>
              </table:table-cell>
              <table:table-cell office:value-type="float" office:value="868.2">
                <text:p>868.2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97.14">
                <text:p>897.14</text:p>
              </table:table-cell>
              <table:table-cell office:value-type="float" office:value="857">
                <text:p>857</text:p>
              </table:table-cell>
              <table:table-cell office:value-type="float" office:value="862.4">
                <text:p>862.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97.58">
                <text:p>897.58</text:p>
              </table:table-cell>
              <table:table-cell office:value-type="float" office:value="869.4">
                <text:p>869.4</text:p>
              </table:table-cell>
              <table:table-cell office:value-type="float" office:value="856.2">
                <text:p>856.2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98.02">
                <text:p>898.02</text:p>
              </table:table-cell>
              <table:table-cell office:value-type="float" office:value="856.6">
                <text:p>856.6</text:p>
              </table:table-cell>
              <table:table-cell office:value-type="float" office:value="866.2">
                <text:p>866.2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98.45">
                <text:p>898.45</text:p>
              </table:table-cell>
              <table:table-cell office:value-type="float" office:value="863.8">
                <text:p>863.8</text:p>
              </table:table-cell>
              <table:table-cell office:value-type="float" office:value="874.6">
                <text:p>874.6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98.89">
                <text:p>898.89</text:p>
              </table:table-cell>
              <table:table-cell office:value-type="float" office:value="873">
                <text:p>873</text:p>
              </table:table-cell>
              <table:table-cell office:value-type="float" office:value="862">
                <text:p>862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99.32">
                <text:p>899.32</text:p>
              </table:table-cell>
              <table:table-cell office:value-type="float" office:value="858.2">
                <text:p>858.2</text:p>
              </table:table-cell>
              <table:table-cell office:value-type="float" office:value="866.4">
                <text:p>866.4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99.76">
                <text:p>899.76</text:p>
              </table:table-cell>
              <table:table-cell office:value-type="float" office:value="861.2">
                <text:p>861.2</text:p>
              </table:table-cell>
              <table:table-cell office:value-type="float" office:value="869">
                <text:p>869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00.2">
                <text:p>900.2</text:p>
              </table:table-cell>
              <table:table-cell office:value-type="float" office:value="870.4">
                <text:p>870.4</text:p>
              </table:table-cell>
              <table:table-cell office:value-type="float" office:value="863">
                <text:p>86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00.63">
                <text:p>900.63</text:p>
              </table:table-cell>
              <table:table-cell office:value-type="float" office:value="863.4">
                <text:p>863.4</text:p>
              </table:table-cell>
              <table:table-cell office:value-type="float" office:value="865.6">
                <text:p>865.6</text:p>
              </table:table-cell>
              <table:table-cell office:value-type="float" office:value="862.8">
                <text:p>862.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01.07">
                <text:p>901.07</text:p>
              </table:table-cell>
              <table:table-cell office:value-type="float" office:value="850.6">
                <text:p>850.6</text:p>
              </table:table-cell>
              <table:table-cell office:value-type="float" office:value="867.2">
                <text:p>867.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01.5">
                <text:p>901.5</text:p>
              </table:table-cell>
              <table:table-cell office:value-type="float" office:value="864.2">
                <text:p>864.2</text:p>
              </table:table-cell>
              <table:table-cell office:value-type="float" office:value="856.8">
                <text:p>856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01.94">
                <text:p>901.94</text:p>
              </table:table-cell>
              <table:table-cell office:value-type="float" office:value="855.8">
                <text:p>855.8</text:p>
              </table:table-cell>
              <table:table-cell office:value-type="float" office:value="864.4">
                <text:p>864.4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02.38">
                <text:p>902.38</text:p>
              </table:table-cell>
              <table:table-cell office:value-type="float" office:value="860">
                <text:p>860</text:p>
              </table:table-cell>
              <table:table-cell office:value-type="float" office:value="864.6">
                <text:p>864.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02.81">
                <text:p>902.81</text:p>
              </table:table-cell>
              <table:table-cell office:value-type="float" office:value="866">
                <text:p>866</text:p>
              </table:table-cell>
              <table:table-cell office:value-type="float" office:value="864.8">
                <text:p>864.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03.25">
                <text:p>903.25</text:p>
              </table:table-cell>
              <table:table-cell office:value-type="float" office:value="857.6">
                <text:p>857.6</text:p>
              </table:table-cell>
              <table:table-cell office:value-type="float" office:value="863.6">
                <text:p>863.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03.68">
                <text:p>903.68</text:p>
              </table:table-cell>
              <table:table-cell office:value-type="float" office:value="871.4">
                <text:p>871.4</text:p>
              </table:table-cell>
              <table:table-cell office:value-type="float" office:value="861.8">
                <text:p>861.8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04.12">
                <text:p>904.12</text:p>
              </table:table-cell>
              <table:table-cell office:value-type="float" office:value="880.6">
                <text:p>880.6</text:p>
              </table:table-cell>
              <table:table-cell office:value-type="float" office:value="865.6">
                <text:p>865.6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04.55">
                <text:p>904.55</text:p>
              </table:table-cell>
              <table:table-cell office:value-type="float" office:value="859.8">
                <text:p>859.8</text:p>
              </table:table-cell>
              <table:table-cell office:value-type="float" office:value="874.6">
                <text:p>874.6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04.99">
                <text:p>904.99</text:p>
              </table:table-cell>
              <table:table-cell office:value-type="float" office:value="854.8">
                <text:p>854.8</text:p>
              </table:table-cell>
              <table:table-cell office:value-type="float" office:value="876.6">
                <text:p>876.6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05.43">
                <text:p>905.43</text:p>
              </table:table-cell>
              <table:table-cell office:value-type="float" office:value="869.8">
                <text:p>869.8</text:p>
              </table:table-cell>
              <table:table-cell office:value-type="float" office:value="847.4">
                <text:p>847.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05.86">
                <text:p>905.86</text:p>
              </table:table-cell>
              <table:table-cell office:value-type="float" office:value="871">
                <text:p>871</text:p>
              </table:table-cell>
              <table:table-cell office:value-type="float" office:value="880.8">
                <text:p>880.8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06.3">
                <text:p>906.3</text:p>
              </table:table-cell>
              <table:table-cell office:value-type="float" office:value="863.6">
                <text:p>863.6</text:p>
              </table:table-cell>
              <table:table-cell office:value-type="float" office:value="867.4">
                <text:p>867.4</text:p>
              </table:table-cell>
              <table:table-cell office:value-type="float" office:value="878.4">
                <text:p>878.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06.73">
                <text:p>906.73</text:p>
              </table:table-cell>
              <table:table-cell office:value-type="float" office:value="867.8">
                <text:p>867.8</text:p>
              </table:table-cell>
              <table:table-cell office:value-type="float" office:value="855">
                <text:p>855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07.17">
                <text:p>907.17</text:p>
              </table:table-cell>
              <table:table-cell office:value-type="float" office:value="874.8">
                <text:p>874.8</text:p>
              </table:table-cell>
              <table:table-cell office:value-type="float" office:value="932.4">
                <text:p>932.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07.6">
                <text:p>907.6</text:p>
              </table:table-cell>
              <table:table-cell office:value-type="float" office:value="858.6">
                <text:p>858.6</text:p>
              </table:table-cell>
              <table:table-cell office:value-type="float" office:value="869.6">
                <text:p>869.6</text:p>
              </table:table-cell>
              <table:table-cell office:value-type="float" office:value="873.6">
                <text:p>873.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08.04">
                <text:p>908.04</text:p>
              </table:table-cell>
              <table:table-cell office:value-type="float" office:value="869.8">
                <text:p>869.8</text:p>
              </table:table-cell>
              <table:table-cell office:value-type="float" office:value="861.6">
                <text:p>861.6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08.47">
                <text:p>908.47</text:p>
              </table:table-cell>
              <table:table-cell office:value-type="float" office:value="863.4">
                <text:p>863.4</text:p>
              </table:table-cell>
              <table:table-cell office:value-type="float" office:value="870.4">
                <text:p>870.4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08.91">
                <text:p>908.91</text:p>
              </table:table-cell>
              <table:table-cell office:value-type="float" office:value="859.8">
                <text:p>859.8</text:p>
              </table:table-cell>
              <table:table-cell office:value-type="float" office:value="860.2">
                <text:p>860.2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09.34">
                <text:p>909.34</text:p>
              </table:table-cell>
              <table:table-cell office:value-type="float" office:value="863.8">
                <text:p>863.8</text:p>
              </table:table-cell>
              <table:table-cell office:value-type="float" office:value="862.6">
                <text:p>862.6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09.78">
                <text:p>909.78</text:p>
              </table:table-cell>
              <table:table-cell office:value-type="float" office:value="866.6">
                <text:p>866.6</text:p>
              </table:table-cell>
              <table:table-cell office:value-type="float" office:value="868.2">
                <text:p>868.2</text:p>
              </table:table-cell>
              <table:table-cell office:value-type="float" office:value="861.2">
                <text:p>861.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10.22">
                <text:p>910.22</text:p>
              </table:table-cell>
              <table:table-cell office:value-type="float" office:value="856.2">
                <text:p>856.2</text:p>
              </table:table-cell>
              <table:table-cell office:value-type="float" office:value="855">
                <text:p>855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10.65">
                <text:p>910.65</text:p>
              </table:table-cell>
              <table:table-cell office:value-type="float" office:value="871.8">
                <text:p>871.8</text:p>
              </table:table-cell>
              <table:table-cell office:value-type="float" office:value="856.6">
                <text:p>856.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11.09">
                <text:p>911.09</text:p>
              </table:table-cell>
              <table:table-cell office:value-type="float" office:value="861.6">
                <text:p>861.6</text:p>
              </table:table-cell>
              <table:table-cell office:value-type="float" office:value="864.8">
                <text:p>864.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11.52">
                <text:p>911.52</text:p>
              </table:table-cell>
              <table:table-cell office:value-type="float" office:value="875">
                <text:p>875</text:p>
              </table:table-cell>
              <table:table-cell office:value-type="float" office:value="861.6">
                <text:p>861.6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11.96">
                <text:p>911.96</text:p>
              </table:table-cell>
              <table:table-cell office:value-type="float" office:value="957.6">
                <text:p>957.6</text:p>
              </table:table-cell>
              <table:table-cell office:value-type="float" office:value="852.4">
                <text:p>852.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12.39">
                <text:p>912.39</text:p>
              </table:table-cell>
              <table:table-cell office:value-type="float" office:value="1018.6">
                <text:p>1018.6</text:p>
              </table:table-cell>
              <table:table-cell office:value-type="float" office:value="861.4">
                <text:p>861.4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12.83">
                <text:p>912.83</text:p>
              </table:table-cell>
              <table:table-cell office:value-type="float" office:value="963.4">
                <text:p>963.4</text:p>
              </table:table-cell>
              <table:table-cell office:value-type="float" office:value="863.6">
                <text:p>863.6</text:p>
              </table:table-cell>
              <table:table-cell office:value-type="float" office:value="873.4">
                <text:p>873.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13.26">
                <text:p>913.26</text:p>
              </table:table-cell>
              <table:table-cell office:value-type="float" office:value="919">
                <text:p>919</text:p>
              </table:table-cell>
              <table:table-cell office:value-type="float" office:value="857.4">
                <text:p>857.4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13.7">
                <text:p>913.7</text:p>
              </table:table-cell>
              <table:table-cell office:value-type="float" office:value="877.8">
                <text:p>877.8</text:p>
              </table:table-cell>
              <table:table-cell office:value-type="float" office:value="866.8">
                <text:p>866.8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14.13">
                <text:p>914.13</text:p>
              </table:table-cell>
              <table:table-cell office:value-type="float" office:value="862.6">
                <text:p>862.6</text:p>
              </table:table-cell>
              <table:table-cell office:value-type="float" office:value="864.4">
                <text:p>864.4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914.57">
                <text:p>914.57</text:p>
              </table:table-cell>
              <table:table-cell office:value-type="float" office:value="878.6">
                <text:p>878.6</text:p>
              </table:table-cell>
              <table:table-cell office:value-type="float" office:value="863.4">
                <text:p>863.4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915">
                <text:p>915</text:p>
              </table:table-cell>
              <table:table-cell office:value-type="float" office:value="870.8">
                <text:p>870.8</text:p>
              </table:table-cell>
              <table:table-cell office:value-type="float" office:value="863.8">
                <text:p>863.8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15.44">
                <text:p>915.44</text:p>
              </table:table-cell>
              <table:table-cell office:value-type="float" office:value="868.2">
                <text:p>868.2</text:p>
              </table:table-cell>
              <table:table-cell office:value-type="float" office:value="860.6">
                <text:p>860.6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915.87">
                <text:p>915.87</text:p>
              </table:table-cell>
              <table:table-cell office:value-type="float" office:value="877">
                <text:p>877</text:p>
              </table:table-cell>
              <table:table-cell office:value-type="float" office:value="867">
                <text:p>867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916.31">
                <text:p>916.31</text:p>
              </table:table-cell>
              <table:table-cell office:value-type="float" office:value="863">
                <text:p>863</text:p>
              </table:table-cell>
              <table:table-cell office:value-type="float" office:value="869">
                <text:p>869</text:p>
              </table:table-cell>
              <table:table-cell office:value-type="float" office:value="860.6">
                <text:p>860.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16.74">
                <text:p>916.74</text:p>
              </table:table-cell>
              <table:table-cell office:value-type="float" office:value="863.4">
                <text:p>863.4</text:p>
              </table:table-cell>
              <table:table-cell office:value-type="float" office:value="866.4">
                <text:p>866.4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917.18">
                <text:p>917.18</text:p>
              </table:table-cell>
              <table:table-cell office:value-type="float" office:value="866.4">
                <text:p>866.4</text:p>
              </table:table-cell>
              <table:table-cell office:value-type="float" office:value="855.8">
                <text:p>855.8</text:p>
              </table:table-cell>
              <table:table-cell office:value-type="float" office:value="867.4">
                <text:p>867.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17.61">
                <text:p>917.61</text:p>
              </table:table-cell>
              <table:table-cell office:value-type="float" office:value="854.8">
                <text:p>854.8</text:p>
              </table:table-cell>
              <table:table-cell office:value-type="float" office:value="875">
                <text:p>875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918.05">
                <text:p>918.05</text:p>
              </table:table-cell>
              <table:table-cell office:value-type="float" office:value="859">
                <text:p>859</text:p>
              </table:table-cell>
              <table:table-cell office:value-type="float" office:value="867.4">
                <text:p>867.4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18.48">
                <text:p>918.48</text:p>
              </table:table-cell>
              <table:table-cell office:value-type="float" office:value="873.6">
                <text:p>873.6</text:p>
              </table:table-cell>
              <table:table-cell office:value-type="float" office:value="883">
                <text:p>883</text:p>
              </table:table-cell>
              <table:table-cell office:value-type="float" office:value="881.6">
                <text:p>881.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918.92">
                <text:p>918.92</text:p>
              </table:table-cell>
              <table:table-cell office:value-type="float" office:value="876.8">
                <text:p>876.8</text:p>
              </table:table-cell>
              <table:table-cell office:value-type="float" office:value="872.4">
                <text:p>872.4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919.35">
                <text:p>919.35</text:p>
              </table:table-cell>
              <table:table-cell office:value-type="float" office:value="858.2">
                <text:p>858.2</text:p>
              </table:table-cell>
              <table:table-cell office:value-type="float" office:value="862.4">
                <text:p>862.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919.79">
                <text:p>919.79</text:p>
              </table:table-cell>
              <table:table-cell office:value-type="float" office:value="874.4">
                <text:p>874.4</text:p>
              </table:table-cell>
              <table:table-cell office:value-type="float" office:value="859.2">
                <text:p>859.2</text:p>
              </table:table-cell>
              <table:table-cell office:value-type="float" office:value="867.4">
                <text:p>867.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20.22">
                <text:p>920.22</text:p>
              </table:table-cell>
              <table:table-cell office:value-type="float" office:value="861.2">
                <text:p>861.2</text:p>
              </table:table-cell>
              <table:table-cell office:value-type="float" office:value="864.8">
                <text:p>864.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920.66">
                <text:p>920.66</text:p>
              </table:table-cell>
              <table:table-cell office:value-type="float" office:value="860">
                <text:p>860</text:p>
              </table:table-cell>
              <table:table-cell office:value-type="float" office:value="876">
                <text:p>876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921.09">
                <text:p>921.09</text:p>
              </table:table-cell>
              <table:table-cell office:value-type="float" office:value="866.6">
                <text:p>866.6</text:p>
              </table:table-cell>
              <table:table-cell office:value-type="float" office:value="863.8">
                <text:p>863.8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921.53">
                <text:p>921.53</text:p>
              </table:table-cell>
              <table:table-cell office:value-type="float" office:value="874.4">
                <text:p>874.4</text:p>
              </table:table-cell>
              <table:table-cell office:value-type="float" office:value="869.4">
                <text:p>869.4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921.96">
                <text:p>921.96</text:p>
              </table:table-cell>
              <table:table-cell office:value-type="float" office:value="870.6">
                <text:p>870.6</text:p>
              </table:table-cell>
              <table:table-cell office:value-type="float" office:value="866">
                <text:p>866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922.39">
                <text:p>922.39</text:p>
              </table:table-cell>
              <table:table-cell office:value-type="float" office:value="898.2">
                <text:p>898.2</text:p>
              </table:table-cell>
              <table:table-cell office:value-type="float" office:value="858.8">
                <text:p>858.8</text:p>
              </table:table-cell>
              <table:table-cell office:value-type="float" office:value="868.2">
                <text:p>868.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922.83">
                <text:p>922.83</text:p>
              </table:table-cell>
              <table:table-cell office:value-type="float" office:value="892.6">
                <text:p>892.6</text:p>
              </table:table-cell>
              <table:table-cell office:value-type="float" office:value="868">
                <text:p>868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923.26">
                <text:p>923.26</text:p>
              </table:table-cell>
              <table:table-cell office:value-type="float" office:value="880.6">
                <text:p>880.6</text:p>
              </table:table-cell>
              <table:table-cell office:value-type="float" office:value="875.6">
                <text:p>875.6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923.7">
                <text:p>923.7</text:p>
              </table:table-cell>
              <table:table-cell office:value-type="float" office:value="874.4">
                <text:p>874.4</text:p>
              </table:table-cell>
              <table:table-cell office:value-type="float" office:value="854.2">
                <text:p>854.2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24.13">
                <text:p>924.13</text:p>
              </table:table-cell>
              <table:table-cell office:value-type="float" office:value="870.8">
                <text:p>870.8</text:p>
              </table:table-cell>
              <table:table-cell office:value-type="float" office:value="872">
                <text:p>872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24.57">
                <text:p>924.57</text:p>
              </table:table-cell>
              <table:table-cell office:value-type="float" office:value="859.8">
                <text:p>859.8</text:p>
              </table:table-cell>
              <table:table-cell office:value-type="float" office:value="865.8">
                <text:p>865.8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25">
                <text:p>925</text:p>
              </table:table-cell>
              <table:table-cell office:value-type="float" office:value="860.6">
                <text:p>860.6</text:p>
              </table:table-cell>
              <table:table-cell office:value-type="float" office:value="859.4">
                <text:p>859.4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25.44">
                <text:p>925.44</text:p>
              </table:table-cell>
              <table:table-cell office:value-type="float" office:value="870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25.87">
                <text:p>925.87</text:p>
              </table:table-cell>
              <table:table-cell office:value-type="float" office:value="864.2">
                <text:p>864.2</text:p>
              </table:table-cell>
              <table:table-cell office:value-type="float" office:value="870.2">
                <text:p>870.2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26.31">
                <text:p>926.31</text:p>
              </table:table-cell>
              <table:table-cell office:value-type="float" office:value="870">
                <text:p>870</text:p>
              </table:table-cell>
              <table:table-cell office:value-type="float" office:value="858.6">
                <text:p>858.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26.74">
                <text:p>926.74</text:p>
              </table:table-cell>
              <table:table-cell office:value-type="float" office:value="864.2">
                <text:p>864.2</text:p>
              </table:table-cell>
              <table:table-cell office:value-type="float" office:value="874">
                <text:p>874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927.17">
                <text:p>927.17</text:p>
              </table:table-cell>
              <table:table-cell office:value-type="float" office:value="861">
                <text:p>861</text:p>
              </table:table-cell>
              <table:table-cell office:value-type="float" office:value="874.4">
                <text:p>874.4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927.61">
                <text:p>927.61</text:p>
              </table:table-cell>
              <table:table-cell office:value-type="float" office:value="866.4">
                <text:p>866.4</text:p>
              </table:table-cell>
              <table:table-cell office:value-type="float" office:value="854.2">
                <text:p>854.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928.04">
                <text:p>928.04</text:p>
              </table:table-cell>
              <table:table-cell office:value-type="float" office:value="872">
                <text:p>872</text:p>
              </table:table-cell>
              <table:table-cell office:value-type="float" office:value="861.4">
                <text:p>861.4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928.48">
                <text:p>928.48</text:p>
              </table:table-cell>
              <table:table-cell office:value-type="float" office:value="861">
                <text:p>861</text:p>
              </table:table-cell>
              <table:table-cell office:value-type="float" office:value="868.6">
                <text:p>868.6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928.91">
                <text:p>928.91</text:p>
              </table:table-cell>
              <table:table-cell office:value-type="float" office:value="870.6">
                <text:p>870.6</text:p>
              </table:table-cell>
              <table:table-cell office:value-type="float" office:value="866.4">
                <text:p>866.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929.35">
                <text:p>929.35</text:p>
              </table:table-cell>
              <table:table-cell office:value-type="float" office:value="866.4">
                <text:p>866.4</text:p>
              </table:table-cell>
              <table:table-cell office:value-type="float" office:value="865.2">
                <text:p>865.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929.78">
                <text:p>929.78</text:p>
              </table:table-cell>
              <table:table-cell office:value-type="float" office:value="867.6">
                <text:p>867.6</text:p>
              </table:table-cell>
              <table:table-cell office:value-type="float" office:value="872">
                <text:p>872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930.21">
                <text:p>930.21</text:p>
              </table:table-cell>
              <table:table-cell office:value-type="float" office:value="866.8">
                <text:p>866.8</text:p>
              </table:table-cell>
              <table:table-cell office:value-type="float" office:value="850.8">
                <text:p>850.8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930.65">
                <text:p>930.65</text:p>
              </table:table-cell>
              <table:table-cell office:value-type="float" office:value="870">
                <text:p>870</text:p>
              </table:table-cell>
              <table:table-cell office:value-type="float" office:value="867.2">
                <text:p>867.2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31.08">
                <text:p>931.08</text:p>
              </table:table-cell>
              <table:table-cell office:value-type="float" office:value="858">
                <text:p>858</text:p>
              </table:table-cell>
              <table:table-cell office:value-type="float" office:value="875.8">
                <text:p>875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931.52">
                <text:p>931.52</text:p>
              </table:table-cell>
              <table:table-cell office:value-type="float" office:value="868.8">
                <text:p>868.8</text:p>
              </table:table-cell>
              <table:table-cell office:value-type="float" office:value="857.6">
                <text:p>857.6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931.95">
                <text:p>931.95</text:p>
              </table:table-cell>
              <table:table-cell office:value-type="float" office:value="866.6">
                <text:p>866.6</text:p>
              </table:table-cell>
              <table:table-cell office:value-type="float" office:value="872.6">
                <text:p>872.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32.38">
                <text:p>932.38</text:p>
              </table:table-cell>
              <table:table-cell office:value-type="float" office:value="863.2">
                <text:p>863.2</text:p>
              </table:table-cell>
              <table:table-cell office:value-type="float" office:value="872.4">
                <text:p>872.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932.82">
                <text:p>932.82</text:p>
              </table:table-cell>
              <table:table-cell office:value-type="float" office:value="864.8">
                <text:p>864.8</text:p>
              </table:table-cell>
              <table:table-cell office:value-type="float" office:value="861.2">
                <text:p>861.2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933.25">
                <text:p>933.25</text:p>
              </table:table-cell>
              <table:table-cell office:value-type="float" office:value="869.4">
                <text:p>869.4</text:p>
              </table:table-cell>
              <table:table-cell office:value-type="float" office:value="870.6">
                <text:p>870.6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933.69">
                <text:p>933.69</text:p>
              </table:table-cell>
              <table:table-cell office:value-type="float" office:value="864.4">
                <text:p>864.4</text:p>
              </table:table-cell>
              <table:table-cell office:value-type="float" office:value="874.2">
                <text:p>874.2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934.12">
                <text:p>934.12</text:p>
              </table:table-cell>
              <table:table-cell office:value-type="float" office:value="866">
                <text:p>866</text:p>
              </table:table-cell>
              <table:table-cell office:value-type="float" office:value="850.8">
                <text:p>850.8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934.55">
                <text:p>934.55</text:p>
              </table:table-cell>
              <table:table-cell office:value-type="float" office:value="872.2">
                <text:p>872.2</text:p>
              </table:table-cell>
              <table:table-cell office:value-type="float" office:value="872.2">
                <text:p>872.2</text:p>
              </table:table-cell>
              <table:table-cell office:value-type="float" office:value="861.2">
                <text:p>861.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934.99">
                <text:p>934.99</text:p>
              </table:table-cell>
              <table:table-cell office:value-type="float" office:value="862.2">
                <text:p>862.2</text:p>
              </table:table-cell>
              <table:table-cell office:value-type="float" office:value="880.6">
                <text:p>880.6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935.42">
                <text:p>935.42</text:p>
              </table:table-cell>
              <table:table-cell office:value-type="float" office:value="877.8">
                <text:p>877.8</text:p>
              </table:table-cell>
              <table:table-cell office:value-type="float" office:value="858.2">
                <text:p>858.2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35.86">
                <text:p>935.86</text:p>
              </table:table-cell>
              <table:table-cell office:value-type="float" office:value="869">
                <text:p>869</text:p>
              </table:table-cell>
              <table:table-cell office:value-type="float" office:value="868.2">
                <text:p>868.2</text:p>
              </table:table-cell>
              <table:table-cell office:value-type="float" office:value="855.6">
                <text:p>855.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936.29">
                <text:p>936.29</text:p>
              </table:table-cell>
              <table:table-cell office:value-type="float" office:value="865.8">
                <text:p>865.8</text:p>
              </table:table-cell>
              <table:table-cell office:value-type="float" office:value="868.8">
                <text:p>868.8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936.72">
                <text:p>936.72</text:p>
              </table:table-cell>
              <table:table-cell office:value-type="float" office:value="864.2">
                <text:p>864.2</text:p>
              </table:table-cell>
              <table:table-cell office:value-type="float" office:value="851.2">
                <text:p>851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937.16">
                <text:p>937.16</text:p>
              </table:table-cell>
              <table:table-cell office:value-type="float" office:value="869.2">
                <text:p>869.2</text:p>
              </table:table-cell>
              <table:table-cell office:value-type="float" office:value="862.8">
                <text:p>862.8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937.59">
                <text:p>937.59</text:p>
              </table:table-cell>
              <table:table-cell office:value-type="float" office:value="865.6">
                <text:p>865.6</text:p>
              </table:table-cell>
              <table:table-cell office:value-type="float" office:value="875.8">
                <text:p>875.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938.02">
                <text:p>938.02</text:p>
              </table:table-cell>
              <table:table-cell office:value-type="float" office:value="869.6">
                <text:p>869.6</text:p>
              </table:table-cell>
              <table:table-cell office:value-type="float" office:value="856.4">
                <text:p>856.4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938.46">
                <text:p>938.46</text:p>
              </table:table-cell>
              <table:table-cell office:value-type="float" office:value="872.6">
                <text:p>872.6</text:p>
              </table:table-cell>
              <table:table-cell office:value-type="float" office:value="873.2">
                <text:p>873.2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938.89">
                <text:p>938.89</text:p>
              </table:table-cell>
              <table:table-cell office:value-type="float" office:value="868.2">
                <text:p>868.2</text:p>
              </table:table-cell>
              <table:table-cell office:value-type="float" office:value="878.6">
                <text:p>878.6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939.33">
                <text:p>939.33</text:p>
              </table:table-cell>
              <table:table-cell office:value-type="float" office:value="868.4">
                <text:p>868.4</text:p>
              </table:table-cell>
              <table:table-cell office:value-type="float" office:value="850.6">
                <text:p>850.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939.76">
                <text:p>939.76</text:p>
              </table:table-cell>
              <table:table-cell office:value-type="float" office:value="872.2">
                <text:p>872.2</text:p>
              </table:table-cell>
              <table:table-cell office:value-type="float" office:value="872.4">
                <text:p>872.4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940.19">
                <text:p>940.19</text:p>
              </table:table-cell>
              <table:table-cell office:value-type="float" office:value="867">
                <text:p>867</text:p>
              </table:table-cell>
              <table:table-cell office:value-type="float" office:value="865.6">
                <text:p>865.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940.63">
                <text:p>940.63</text:p>
              </table:table-cell>
              <table:table-cell office:value-type="float" office:value="854.6">
                <text:p>854.6</text:p>
              </table:table-cell>
              <table:table-cell office:value-type="float" office:value="852.8">
                <text:p>852.8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941.06">
                <text:p>941.06</text:p>
              </table:table-cell>
              <table:table-cell office:value-type="float" office:value="873.6">
                <text:p>873.6</text:p>
              </table:table-cell>
              <table:table-cell office:value-type="float" office:value="861.8">
                <text:p>861.8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941.49">
                <text:p>941.49</text:p>
              </table:table-cell>
              <table:table-cell office:value-type="float" office:value="858.2">
                <text:p>858.2</text:p>
              </table:table-cell>
              <table:table-cell office:value-type="float" office:value="859.8">
                <text:p>859.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41.93">
                <text:p>941.93</text:p>
              </table:table-cell>
              <table:table-cell office:value-type="float" office:value="862.6">
                <text:p>862.6</text:p>
              </table:table-cell>
              <table:table-cell office:value-type="float" office:value="847.6">
                <text:p>847.6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942.36">
                <text:p>942.36</text:p>
              </table:table-cell>
              <table:table-cell office:value-type="float" office:value="882.4">
                <text:p>882.4</text:p>
              </table:table-cell>
              <table:table-cell office:value-type="float" office:value="870">
                <text:p>870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942.79">
                <text:p>942.79</text:p>
              </table:table-cell>
              <table:table-cell office:value-type="float" office:value="853.8">
                <text:p>853.8</text:p>
              </table:table-cell>
              <table:table-cell office:value-type="float" office:value="877">
                <text:p>87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943.23">
                <text:p>943.23</text:p>
              </table:table-cell>
              <table:table-cell office:value-type="float" office:value="858">
                <text:p>858</text:p>
              </table:table-cell>
              <table:table-cell office:value-type="float" office:value="855.2">
                <text:p>855.2</text:p>
              </table:table-cell>
              <table:table-cell office:value-type="float" office:value="869.6">
                <text:p>869.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43.66">
                <text:p>943.66</text:p>
              </table:table-cell>
              <table:table-cell office:value-type="float" office:value="865.4">
                <text:p>865.4</text:p>
              </table:table-cell>
              <table:table-cell office:value-type="float" office:value="863">
                <text:p>863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44.09">
                <text:p>944.09</text:p>
              </table:table-cell>
              <table:table-cell office:value-type="float" office:value="855.2">
                <text:p>855.2</text:p>
              </table:table-cell>
              <table:table-cell office:value-type="float" office:value="871.6">
                <text:p>871.6</text:p>
              </table:table-cell>
              <table:table-cell office:value-type="float" office:value="869.2">
                <text:p>869.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44.53">
                <text:p>944.53</text:p>
              </table:table-cell>
              <table:table-cell office:value-type="float" office:value="868.4">
                <text:p>868.4</text:p>
              </table:table-cell>
              <table:table-cell office:value-type="float" office:value="850">
                <text:p>850</text:p>
              </table:table-cell>
              <table:table-cell office:value-type="float" office:value="871.4">
                <text:p>871.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944.96">
                <text:p>944.96</text:p>
              </table:table-cell>
              <table:table-cell office:value-type="float" office:value="871.6">
                <text:p>871.6</text:p>
              </table:table-cell>
              <table:table-cell office:value-type="float" office:value="867.6">
                <text:p>867.6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45.39">
                <text:p>945.39</text:p>
              </table:table-cell>
              <table:table-cell office:value-type="float" office:value="856.2">
                <text:p>856.2</text:p>
              </table:table-cell>
              <table:table-cell office:value-type="float" office:value="876.8">
                <text:p>876.8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945.83">
                <text:p>945.83</text:p>
              </table:table-cell>
              <table:table-cell office:value-type="float" office:value="865.2">
                <text:p>865.2</text:p>
              </table:table-cell>
              <table:table-cell office:value-type="float" office:value="858.2">
                <text:p>858.2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946.26">
                <text:p>946.26</text:p>
              </table:table-cell>
              <table:table-cell office:value-type="float" office:value="870">
                <text:p>870</text:p>
              </table:table-cell>
              <table:table-cell office:value-type="float" office:value="869.8">
                <text:p>869.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946.69">
                <text:p>946.69</text:p>
              </table:table-cell>
              <table:table-cell office:value-type="float" office:value="867.4">
                <text:p>867.4</text:p>
              </table:table-cell>
              <table:table-cell office:value-type="float" office:value="877.6">
                <text:p>877.6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47.13">
                <text:p>947.13</text:p>
              </table:table-cell>
              <table:table-cell office:value-type="float" office:value="870.6">
                <text:p>870.6</text:p>
              </table:table-cell>
              <table:table-cell office:value-type="float" office:value="852.6">
                <text:p>852.6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947.56">
                <text:p>947.56</text:p>
              </table:table-cell>
              <table:table-cell office:value-type="float" office:value="865.6">
                <text:p>865.6</text:p>
              </table:table-cell>
              <table:table-cell office:value-type="float" office:value="867">
                <text:p>867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47.99">
                <text:p>947.99</text:p>
              </table:table-cell>
              <table:table-cell office:value-type="float" office:value="857">
                <text:p>857</text:p>
              </table:table-cell>
              <table:table-cell office:value-type="float" office:value="874.4">
                <text:p>874.4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48.43">
                <text:p>948.43</text:p>
              </table:table-cell>
              <table:table-cell office:value-type="float" office:value="861.8">
                <text:p>861.8</text:p>
              </table:table-cell>
              <table:table-cell office:value-type="float" office:value="862.6">
                <text:p>862.6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48.86">
                <text:p>948.86</text:p>
              </table:table-cell>
              <table:table-cell office:value-type="float" office:value="872">
                <text:p>872</text:p>
              </table:table-cell>
              <table:table-cell office:value-type="float" office:value="864.8">
                <text:p>864.8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949.29">
                <text:p>949.29</text:p>
              </table:table-cell>
              <table:table-cell office:value-type="float" office:value="860.6">
                <text:p>860.6</text:p>
              </table:table-cell>
              <table:table-cell office:value-type="float" office:value="873.2">
                <text:p>873.2</text:p>
              </table:table-cell>
              <table:table-cell office:value-type="float" office:value="858.2">
                <text:p>858.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49.73">
                <text:p>949.73</text:p>
              </table:table-cell>
              <table:table-cell office:value-type="float" office:value="864.4">
                <text:p>864.4</text:p>
              </table:table-cell>
              <table:table-cell office:value-type="float" office:value="854.8">
                <text:p>854.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950.16">
                <text:p>950.16</text:p>
              </table:table-cell>
              <table:table-cell office:value-type="float" office:value="875.4">
                <text:p>875.4</text:p>
              </table:table-cell>
              <table:table-cell office:value-type="float" office:value="868.6">
                <text:p>868.6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50.59">
                <text:p>950.59</text:p>
              </table:table-cell>
              <table:table-cell office:value-type="float" office:value="857.8">
                <text:p>857.8</text:p>
              </table:table-cell>
              <table:table-cell office:value-type="float" office:value="874.8">
                <text:p>874.8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951.02">
                <text:p>951.02</text:p>
              </table:table-cell>
              <table:table-cell office:value-type="float" office:value="861.4">
                <text:p>861.4</text:p>
              </table:table-cell>
              <table:table-cell office:value-type="float" office:value="859.6">
                <text:p>859.6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951.46">
                <text:p>951.46</text:p>
              </table:table-cell>
              <table:table-cell office:value-type="float" office:value="864.2">
                <text:p>864.2</text:p>
              </table:table-cell>
              <table:table-cell office:value-type="float" office:value="864.4">
                <text:p>864.4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51.89">
                <text:p>951.89</text:p>
              </table:table-cell>
              <table:table-cell office:value-type="float" office:value="857.2">
                <text:p>857.2</text:p>
              </table:table-cell>
              <table:table-cell office:value-type="float" office:value="871.4">
                <text:p>871.4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952.32">
                <text:p>952.32</text:p>
              </table:table-cell>
              <table:table-cell office:value-type="float" office:value="869.6">
                <text:p>869.6</text:p>
              </table:table-cell>
              <table:table-cell office:value-type="float" office:value="859.8">
                <text:p>859.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52.76">
                <text:p>952.76</text:p>
              </table:table-cell>
              <table:table-cell office:value-type="float" office:value="867">
                <text:p>867</text:p>
              </table:table-cell>
              <table:table-cell office:value-type="float" office:value="863.2">
                <text:p>863.2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953.19">
                <text:p>953.19</text:p>
              </table:table-cell>
              <table:table-cell office:value-type="float" office:value="863.8">
                <text:p>863.8</text:p>
              </table:table-cell>
              <table:table-cell office:value-type="float" office:value="866">
                <text:p>866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53.62">
                <text:p>953.62</text:p>
              </table:table-cell>
              <table:table-cell office:value-type="float" office:value="873.8">
                <text:p>873.8</text:p>
              </table:table-cell>
              <table:table-cell office:value-type="float" office:value="855.6">
                <text:p>855.6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54.05">
                <text:p>954.05</text:p>
              </table:table-cell>
              <table:table-cell office:value-type="float" office:value="866.4">
                <text:p>866.4</text:p>
              </table:table-cell>
              <table:table-cell office:value-type="float" office:value="864.2">
                <text:p>864.2</text:p>
              </table:table-cell>
              <table:table-cell office:value-type="float" office:value="857.4">
                <text:p>857.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954.49">
                <text:p>954.49</text:p>
              </table:table-cell>
              <table:table-cell office:value-type="float" office:value="866.6">
                <text:p>866.6</text:p>
              </table:table-cell>
              <table:table-cell office:value-type="float" office:value="870.8">
                <text:p>870.8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954.92">
                <text:p>954.92</text:p>
              </table:table-cell>
              <table:table-cell office:value-type="float" office:value="861.8">
                <text:p>861.8</text:p>
              </table:table-cell>
              <table:table-cell office:value-type="float" office:value="860.2">
                <text:p>860.2</text:p>
              </table:table-cell>
              <table:table-cell office:value-type="float" office:value="871.8">
                <text:p>871.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955.35">
                <text:p>955.35</text:p>
              </table:table-cell>
              <table:table-cell office:value-type="float" office:value="875.4">
                <text:p>875.4</text:p>
              </table:table-cell>
              <table:table-cell office:value-type="float" office:value="858">
                <text:p>858</text:p>
              </table:table-cell>
              <table:table-cell office:value-type="float" office:value="859.8">
                <text:p>859.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55.78">
                <text:p>955.78</text:p>
              </table:table-cell>
              <table:table-cell office:value-type="float" office:value="860.4">
                <text:p>860.4</text:p>
              </table:table-cell>
              <table:table-cell office:value-type="float" office:value="863.8">
                <text:p>863.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56.22">
                <text:p>956.22</text:p>
              </table:table-cell>
              <table:table-cell office:value-type="float" office:value="863">
                <text:p>863</text:p>
              </table:table-cell>
              <table:table-cell office:value-type="float" office:value="862.6">
                <text:p>862.6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56.65">
                <text:p>956.65</text:p>
              </table:table-cell>
              <table:table-cell office:value-type="float" office:value="866.4">
                <text:p>866.4</text:p>
              </table:table-cell>
              <table:table-cell office:value-type="float" office:value="866.2">
                <text:p>866.2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957.08">
                <text:p>957.08</text:p>
              </table:table-cell>
              <table:table-cell office:value-type="float" office:value="850.2">
                <text:p>850.2</text:p>
              </table:table-cell>
              <table:table-cell office:value-type="float" office:value="869.6">
                <text:p>869.6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957.52">
                <text:p>957.52</text:p>
              </table:table-cell>
              <table:table-cell office:value-type="float" office:value="859.6">
                <text:p>859.6</text:p>
              </table:table-cell>
              <table:table-cell office:value-type="float" office:value="862.6">
                <text:p>862.6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57.95">
                <text:p>957.95</text:p>
              </table:table-cell>
              <table:table-cell office:value-type="float" office:value="862.4">
                <text:p>862.4</text:p>
              </table:table-cell>
              <table:table-cell office:value-type="float" office:value="861">
                <text:p>861</text:p>
              </table:table-cell>
              <table:table-cell office:value-type="float" office:value="861.2">
                <text:p>861.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58.38">
                <text:p>958.38</text:p>
              </table:table-cell>
              <table:table-cell office:value-type="float" office:value="856.8">
                <text:p>856.8</text:p>
              </table:table-cell>
              <table:table-cell office:value-type="float" office:value="869.2">
                <text:p>869.2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958.81">
                <text:p>958.81</text:p>
              </table:table-cell>
              <table:table-cell office:value-type="float" office:value="866.4">
                <text:p>866.4</text:p>
              </table:table-cell>
              <table:table-cell office:value-type="float" office:value="857.4">
                <text:p>857.4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959.25">
                <text:p>959.25</text:p>
              </table:table-cell>
              <table:table-cell office:value-type="float" office:value="875.6">
                <text:p>875.6</text:p>
              </table:table-cell>
              <table:table-cell office:value-type="float" office:value="873.4">
                <text:p>873.4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59.68">
                <text:p>959.68</text:p>
              </table:table-cell>
              <table:table-cell office:value-type="float" office:value="860.8">
                <text:p>860.8</text:p>
              </table:table-cell>
              <table:table-cell office:value-type="float" office:value="867">
                <text:p>867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960.11">
                <text:p>960.11</text:p>
              </table:table-cell>
              <table:table-cell office:value-type="float" office:value="869.8">
                <text:p>869.8</text:p>
              </table:table-cell>
              <table:table-cell office:value-type="float" office:value="857.4">
                <text:p>857.4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60.54">
                <text:p>960.54</text:p>
              </table:table-cell>
              <table:table-cell office:value-type="float" office:value="872.2">
                <text:p>872.2</text:p>
              </table:table-cell>
              <table:table-cell office:value-type="float" office:value="859.6">
                <text:p>859.6</text:p>
              </table:table-cell>
              <table:table-cell office:value-type="float" office:value="857.6">
                <text:p>857.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960.98">
                <text:p>960.98</text:p>
              </table:table-cell>
              <table:table-cell office:value-type="float" office:value="860.2">
                <text:p>860.2</text:p>
              </table:table-cell>
              <table:table-cell office:value-type="float" office:value="875.4">
                <text:p>875.4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961.41">
                <text:p>961.41</text:p>
              </table:table-cell>
              <table:table-cell office:value-type="float" office:value="863">
                <text:p>863</text:p>
              </table:table-cell>
              <table:table-cell office:value-type="float" office:value="860.8">
                <text:p>860.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61.84">
                <text:p>961.84</text:p>
              </table:table-cell>
              <table:table-cell office:value-type="float" office:value="871.2">
                <text:p>871.2</text:p>
              </table:table-cell>
              <table:table-cell office:value-type="float" office:value="867.4">
                <text:p>867.4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962.27">
                <text:p>962.27</text:p>
              </table:table-cell>
              <table:table-cell office:value-type="float" office:value="856.4">
                <text:p>856.4</text:p>
              </table:table-cell>
              <table:table-cell office:value-type="float" office:value="883">
                <text:p>883</text:p>
              </table:table-cell>
              <table:table-cell office:value-type="float" office:value="860.8">
                <text:p>860.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962.7">
                <text:p>962.7</text:p>
              </table:table-cell>
              <table:table-cell office:value-type="float" office:value="862">
                <text:p>862</text:p>
              </table:table-cell>
              <table:table-cell office:value-type="float" office:value="857.4">
                <text:p>857.4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963.14">
                <text:p>963.14</text:p>
              </table:table-cell>
              <table:table-cell office:value-type="float" office:value="869.8">
                <text:p>869.8</text:p>
              </table:table-cell>
              <table:table-cell office:value-type="float" office:value="863.4">
                <text:p>863.4</text:p>
              </table:table-cell>
              <table:table-cell office:value-type="float" office:value="861.2">
                <text:p>861.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963.57">
                <text:p>963.57</text:p>
              </table:table-cell>
              <table:table-cell office:value-type="float" office:value="857">
                <text:p>857</text:p>
              </table:table-cell>
              <table:table-cell office:value-type="float" office:value="870.8">
                <text:p>870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964">
                <text:p>964</text:p>
              </table:table-cell>
              <table:table-cell office:value-type="float" office:value="867.4">
                <text:p>867.4</text:p>
              </table:table-cell>
              <table:table-cell office:value-type="float" office:value="858.4">
                <text:p>858.4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964.43">
                <text:p>964.43</text:p>
              </table:table-cell>
              <table:table-cell office:value-type="float" office:value="875.2">
                <text:p>875.2</text:p>
              </table:table-cell>
              <table:table-cell office:value-type="float" office:value="869">
                <text:p>869</text:p>
              </table:table-cell>
              <table:table-cell office:value-type="float" office:value="856.2">
                <text:p>856.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964.87">
                <text:p>964.87</text:p>
              </table:table-cell>
              <table:table-cell office:value-type="float" office:value="861.6">
                <text:p>861.6</text:p>
              </table:table-cell>
              <table:table-cell office:value-type="float" office:value="869.2">
                <text:p>869.2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965.3">
                <text:p>965.3</text:p>
              </table:table-cell>
              <table:table-cell office:value-type="float" office:value="867.8">
                <text:p>867.8</text:p>
              </table:table-cell>
              <table:table-cell office:value-type="float" office:value="861.4">
                <text:p>861.4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965.73">
                <text:p>965.73</text:p>
              </table:table-cell>
              <table:table-cell office:value-type="float" office:value="895.2">
                <text:p>895.2</text:p>
              </table:table-cell>
              <table:table-cell office:value-type="float" office:value="868.8">
                <text:p>868.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966.16">
                <text:p>966.16</text:p>
              </table:table-cell>
              <table:table-cell office:value-type="float" office:value="880">
                <text:p>880</text:p>
              </table:table-cell>
              <table:table-cell office:value-type="float" office:value="878.4">
                <text:p>878.4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966.59">
                <text:p>966.59</text:p>
              </table:table-cell>
              <table:table-cell office:value-type="float" office:value="879.4">
                <text:p>879.4</text:p>
              </table:table-cell>
              <table:table-cell office:value-type="float" office:value="855.8">
                <text:p>855.8</text:p>
              </table:table-cell>
              <table:table-cell office:value-type="float" office:value="872.4">
                <text:p>872.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967.03">
                <text:p>967.03</text:p>
              </table:table-cell>
              <table:table-cell office:value-type="float" office:value="872.4">
                <text:p>872.4</text:p>
              </table:table-cell>
              <table:table-cell office:value-type="float" office:value="863.8">
                <text:p>863.8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67.46">
                <text:p>967.46</text:p>
              </table:table-cell>
              <table:table-cell office:value-type="float" office:value="864">
                <text:p>864</text:p>
              </table:table-cell>
              <table:table-cell office:value-type="float" office:value="866.6">
                <text:p>866.6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67.89">
                <text:p>967.89</text:p>
              </table:table-cell>
              <table:table-cell office:value-type="float" office:value="865.4">
                <text:p>865.4</text:p>
              </table:table-cell>
              <table:table-cell office:value-type="float" office:value="868.6">
                <text:p>868.6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968.32">
                <text:p>968.32</text:p>
              </table:table-cell>
              <table:table-cell office:value-type="float" office:value="864.4">
                <text:p>864.4</text:p>
              </table:table-cell>
              <table:table-cell office:value-type="float" office:value="861.2">
                <text:p>861.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968.75">
                <text:p>968.75</text:p>
              </table:table-cell>
              <table:table-cell office:value-type="float" office:value="858.4">
                <text:p>858.4</text:p>
              </table:table-cell>
              <table:table-cell office:value-type="float" office:value="870.4">
                <text:p>870.4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969.19">
                <text:p>969.19</text:p>
              </table:table-cell>
              <table:table-cell office:value-type="float" office:value="864.8">
                <text:p>864.8</text:p>
              </table:table-cell>
              <table:table-cell office:value-type="float" office:value="865.4">
                <text:p>865.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69.62">
                <text:p>969.62</text:p>
              </table:table-cell>
              <table:table-cell office:value-type="float" office:value="866.6">
                <text:p>866.6</text:p>
              </table:table-cell>
              <table:table-cell office:value-type="float" office:value="873.2">
                <text:p>873.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970.05">
                <text:p>970.05</text:p>
              </table:table-cell>
              <table:table-cell office:value-type="float" office:value="852.4">
                <text:p>852.4</text:p>
              </table:table-cell>
              <table:table-cell office:value-type="float" office:value="869">
                <text:p>86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970.48">
                <text:p>970.48</text:p>
              </table:table-cell>
              <table:table-cell office:value-type="float" office:value="867.2">
                <text:p>867.2</text:p>
              </table:table-cell>
              <table:table-cell office:value-type="float" office:value="841">
                <text:p>841</text:p>
              </table:table-cell>
              <table:table-cell office:value-type="float" office:value="855.2">
                <text:p>855.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970.91">
                <text:p>970.91</text:p>
              </table:table-cell>
              <table:table-cell office:value-type="float" office:value="872.2">
                <text:p>872.2</text:p>
              </table:table-cell>
              <table:table-cell office:value-type="float" office:value="860.6">
                <text:p>860.6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971.34">
                <text:p>971.34</text:p>
              </table:table-cell>
              <table:table-cell office:value-type="float" office:value="864.8">
                <text:p>864.8</text:p>
              </table:table-cell>
              <table:table-cell office:value-type="float" office:value="872.4">
                <text:p>872.4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971.78">
                <text:p>971.78</text:p>
              </table:table-cell>
              <table:table-cell office:value-type="float" office:value="857.6">
                <text:p>857.6</text:p>
              </table:table-cell>
              <table:table-cell office:value-type="float" office:value="856">
                <text:p>856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72.21">
                <text:p>972.21</text:p>
              </table:table-cell>
              <table:table-cell office:value-type="float" office:value="857.6">
                <text:p>857.6</text:p>
              </table:table-cell>
              <table:table-cell office:value-type="float" office:value="867.8">
                <text:p>867.8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972.64">
                <text:p>972.64</text:p>
              </table:table-cell>
              <table:table-cell office:value-type="float" office:value="854">
                <text:p>854</text:p>
              </table:table-cell>
              <table:table-cell office:value-type="float" office:value="871.8">
                <text:p>871.8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973.07">
                <text:p>973.07</text:p>
              </table:table-cell>
              <table:table-cell office:value-type="float" office:value="865.2">
                <text:p>865.2</text:p>
              </table:table-cell>
              <table:table-cell office:value-type="float" office:value="865.4">
                <text:p>865.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973.5">
                <text:p>973.5</text:p>
              </table:table-cell>
              <table:table-cell office:value-type="float" office:value="868.8">
                <text:p>868.8</text:p>
              </table:table-cell>
              <table:table-cell office:value-type="float" office:value="879.2">
                <text:p>879.2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973.93">
                <text:p>973.93</text:p>
              </table:table-cell>
              <table:table-cell office:value-type="float" office:value="862.4">
                <text:p>862.4</text:p>
              </table:table-cell>
              <table:table-cell office:value-type="float" office:value="864.8">
                <text:p>864.8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974.37">
                <text:p>974.37</text:p>
              </table:table-cell>
              <table:table-cell office:value-type="float" office:value="854.6">
                <text:p>854.6</text:p>
              </table:table-cell>
              <table:table-cell office:value-type="float" office:value="856">
                <text:p>856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74.8">
                <text:p>974.8</text:p>
              </table:table-cell>
              <table:table-cell office:value-type="float" office:value="867.4">
                <text:p>867.4</text:p>
              </table:table-cell>
              <table:table-cell office:value-type="float" office:value="861.4">
                <text:p>861.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75.23">
                <text:p>975.23</text:p>
              </table:table-cell>
              <table:table-cell office:value-type="float" office:value="851.6">
                <text:p>851.6</text:p>
              </table:table-cell>
              <table:table-cell office:value-type="float" office:value="877.8">
                <text:p>877.8</text:p>
              </table:table-cell>
              <table:table-cell office:value-type="float" office:value="870.2">
                <text:p>870.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975.66">
                <text:p>975.66</text:p>
              </table:table-cell>
              <table:table-cell office:value-type="float" office:value="860.8">
                <text:p>860.8</text:p>
              </table:table-cell>
              <table:table-cell office:value-type="float" office:value="867.4">
                <text:p>867.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76.09">
                <text:p>976.09</text:p>
              </table:table-cell>
              <table:table-cell office:value-type="float" office:value="870.4">
                <text:p>870.4</text:p>
              </table:table-cell>
              <table:table-cell office:value-type="float" office:value="869">
                <text:p>869</text:p>
              </table:table-cell>
              <table:table-cell office:value-type="float" office:value="853.2">
                <text:p>853.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76.52">
                <text:p>976.52</text:p>
              </table:table-cell>
              <table:table-cell office:value-type="float" office:value="854.6">
                <text:p>854.6</text:p>
              </table:table-cell>
              <table:table-cell office:value-type="float" office:value="871.4">
                <text:p>871.4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76.96">
                <text:p>976.96</text:p>
              </table:table-cell>
              <table:table-cell office:value-type="float" office:value="860">
                <text:p>860</text:p>
              </table:table-cell>
              <table:table-cell office:value-type="float" office:value="861.2">
                <text:p>861.2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77.39">
                <text:p>977.39</text:p>
              </table:table-cell>
              <table:table-cell office:value-type="float" office:value="877.2">
                <text:p>877.2</text:p>
              </table:table-cell>
              <table:table-cell office:value-type="float" office:value="864.8">
                <text:p>864.8</text:p>
              </table:table-cell>
              <table:table-cell office:value-type="float" office:value="851.8">
                <text:p>851.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77.82">
                <text:p>977.82</text:p>
              </table:table-cell>
              <table:table-cell office:value-type="float" office:value="867.2">
                <text:p>867.2</text:p>
              </table:table-cell>
              <table:table-cell office:value-type="float" office:value="879.2">
                <text:p>879.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78.25">
                <text:p>978.25</text:p>
              </table:table-cell>
              <table:table-cell office:value-type="float" office:value="873.2">
                <text:p>873.2</text:p>
              </table:table-cell>
              <table:table-cell office:value-type="float" office:value="866">
                <text:p>866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78.68">
                <text:p>978.68</text:p>
              </table:table-cell>
              <table:table-cell office:value-type="float" office:value="876.4">
                <text:p>876.4</text:p>
              </table:table-cell>
              <table:table-cell office:value-type="float" office:value="860">
                <text:p>86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79.11">
                <text:p>979.11</text:p>
              </table:table-cell>
              <table:table-cell office:value-type="float" office:value="859.6">
                <text:p>859.6</text:p>
              </table:table-cell>
              <table:table-cell office:value-type="float" office:value="868.6">
                <text:p>868.6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79.54">
                <text:p>979.54</text:p>
              </table:table-cell>
              <table:table-cell office:value-type="float" office:value="867.6">
                <text:p>867.6</text:p>
              </table:table-cell>
              <table:table-cell office:value-type="float" office:value="859">
                <text:p>85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79.97">
                <text:p>979.97</text:p>
              </table:table-cell>
              <table:table-cell office:value-type="float" office:value="873.2">
                <text:p>873.2</text:p>
              </table:table-cell>
              <table:table-cell office:value-type="float" office:value="859.8">
                <text:p>859.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80.41">
                <text:p>980.41</text:p>
              </table:table-cell>
              <table:table-cell office:value-type="float" office:value="850">
                <text:p>850</text:p>
              </table:table-cell>
              <table:table-cell office:value-type="float" office:value="870">
                <text:p>870</text:p>
              </table:table-cell>
              <table:table-cell office:value-type="float" office:value="864.6">
                <text:p>864.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0.84">
                <text:p>980.84</text:p>
              </table:table-cell>
              <table:table-cell office:value-type="float" office:value="863">
                <text:p>863</text:p>
              </table:table-cell>
              <table:table-cell office:value-type="float" office:value="860.8">
                <text:p>860.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81.27">
                <text:p>981.27</text:p>
              </table:table-cell>
              <table:table-cell office:value-type="float" office:value="866.4">
                <text:p>866.4</text:p>
              </table:table-cell>
              <table:table-cell office:value-type="float" office:value="857.4">
                <text:p>857.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81.7">
                <text:p>981.7</text:p>
              </table:table-cell>
              <table:table-cell office:value-type="float" office:value="861.2">
                <text:p>861.2</text:p>
              </table:table-cell>
              <table:table-cell office:value-type="float" office:value="861.2">
                <text:p>861.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82.13">
                <text:p>982.13</text:p>
              </table:table-cell>
              <table:table-cell office:value-type="float" office:value="864.8">
                <text:p>864.8</text:p>
              </table:table-cell>
              <table:table-cell office:value-type="float" office:value="863">
                <text:p>86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82.56">
                <text:p>982.56</text:p>
              </table:table-cell>
              <table:table-cell office:value-type="float" office:value="873.2">
                <text:p>873.2</text:p>
              </table:table-cell>
              <table:table-cell office:value-type="float" office:value="851.4">
                <text:p>851.4</text:p>
              </table:table-cell>
              <table:table-cell office:value-type="float" office:value="853.2">
                <text:p>853.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82.99">
                <text:p>982.99</text:p>
              </table:table-cell>
              <table:table-cell office:value-type="float" office:value="856.6">
                <text:p>856.6</text:p>
              </table:table-cell>
              <table:table-cell office:value-type="float" office:value="874.6">
                <text:p>874.6</text:p>
              </table:table-cell>
              <table:table-cell office:value-type="float" office:value="860.8">
                <text:p>860.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83.42">
                <text:p>983.42</text:p>
              </table:table-cell>
              <table:table-cell office:value-type="float" office:value="865">
                <text:p>865</text:p>
              </table:table-cell>
              <table:table-cell office:value-type="float" office:value="854.6">
                <text:p>854.6</text:p>
              </table:table-cell>
              <table:table-cell office:value-type="float" office:value="862.8">
                <text:p>862.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83.85">
                <text:p>983.85</text:p>
              </table:table-cell>
              <table:table-cell office:value-type="float" office:value="877">
                <text:p>877</text:p>
              </table:table-cell>
              <table:table-cell office:value-type="float" office:value="865.4">
                <text:p>865.4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84.29">
                <text:p>984.29</text:p>
              </table:table-cell>
              <table:table-cell office:value-type="float" office:value="854.8">
                <text:p>854.8</text:p>
              </table:table-cell>
              <table:table-cell office:value-type="float" office:value="877.6">
                <text:p>877.6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84.72">
                <text:p>984.72</text:p>
              </table:table-cell>
              <table:table-cell office:value-type="float" office:value="872">
                <text:p>872</text:p>
              </table:table-cell>
              <table:table-cell office:value-type="float" office:value="863.8">
                <text:p>863.8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85.15">
                <text:p>985.15</text:p>
              </table:table-cell>
              <table:table-cell office:value-type="float" office:value="870.8">
                <text:p>870.8</text:p>
              </table:table-cell>
              <table:table-cell office:value-type="float" office:value="855.8">
                <text:p>855.8</text:p>
              </table:table-cell>
              <table:table-cell office:value-type="float" office:value="855.4">
                <text:p>855.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85.58">
                <text:p>985.58</text:p>
              </table:table-cell>
              <table:table-cell office:value-type="float" office:value="862.6">
                <text:p>862.6</text:p>
              </table:table-cell>
              <table:table-cell office:value-type="float" office:value="872.6">
                <text:p>872.6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86.01">
                <text:p>986.01</text:p>
              </table:table-cell>
              <table:table-cell office:value-type="float" office:value="860.4">
                <text:p>860.4</text:p>
              </table:table-cell>
              <table:table-cell office:value-type="float" office:value="865.8">
                <text:p>865.8</text:p>
              </table:table-cell>
              <table:table-cell office:value-type="float" office:value="856.6">
                <text:p>856.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86.44">
                <text:p>986.44</text:p>
              </table:table-cell>
              <table:table-cell office:value-type="float" office:value="861.8">
                <text:p>861.8</text:p>
              </table:table-cell>
              <table:table-cell office:value-type="float" office:value="864.2">
                <text:p>864.2</text:p>
              </table:table-cell>
              <table:table-cell office:value-type="float" office:value="848.2">
                <text:p>848.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86.87">
                <text:p>986.87</text:p>
              </table:table-cell>
              <table:table-cell office:value-type="float" office:value="864.4">
                <text:p>864.4</text:p>
              </table:table-cell>
              <table:table-cell office:value-type="float" office:value="865.6">
                <text:p>865.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87.3">
                <text:p>987.3</text:p>
              </table:table-cell>
              <table:table-cell office:value-type="float" office:value="863.6">
                <text:p>863.6</text:p>
              </table:table-cell>
              <table:table-cell office:value-type="float" office:value="859.2">
                <text:p>859.2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87.73">
                <text:p>987.73</text:p>
              </table:table-cell>
              <table:table-cell office:value-type="float" office:value="872.6">
                <text:p>872.6</text:p>
              </table:table-cell>
              <table:table-cell office:value-type="float" office:value="862.4">
                <text:p>862.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88.16">
                <text:p>988.16</text:p>
              </table:table-cell>
              <table:table-cell office:value-type="float" office:value="859.4">
                <text:p>859.4</text:p>
              </table:table-cell>
              <table:table-cell office:value-type="float" office:value="873.2">
                <text:p>873.2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88.59">
                <text:p>988.59</text:p>
              </table:table-cell>
              <table:table-cell office:value-type="float" office:value="859.6">
                <text:p>859.6</text:p>
              </table:table-cell>
              <table:table-cell office:value-type="float" office:value="859.6">
                <text:p>859.6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89.03">
                <text:p>989.03</text:p>
              </table:table-cell>
              <table:table-cell office:value-type="float" office:value="874.2">
                <text:p>874.2</text:p>
              </table:table-cell>
              <table:table-cell office:value-type="float" office:value="863.8">
                <text:p>863.8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89.46">
                <text:p>989.46</text:p>
              </table:table-cell>
              <table:table-cell office:value-type="float" office:value="856">
                <text:p>856</text:p>
              </table:table-cell>
              <table:table-cell office:value-type="float" office:value="874.8">
                <text:p>874.8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89.89">
                <text:p>989.89</text:p>
              </table:table-cell>
              <table:table-cell office:value-type="float" office:value="859.6">
                <text:p>859.6</text:p>
              </table:table-cell>
              <table:table-cell office:value-type="float" office:value="848">
                <text:p>848</text:p>
              </table:table-cell>
              <table:table-cell office:value-type="float" office:value="862.8">
                <text:p>862.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90.32">
                <text:p>990.32</text:p>
              </table:table-cell>
              <table:table-cell office:value-type="float" office:value="870.6">
                <text:p>870.6</text:p>
              </table:table-cell>
              <table:table-cell office:value-type="float" office:value="861.4">
                <text:p>861.4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90.75">
                <text:p>990.75</text:p>
              </table:table-cell>
              <table:table-cell office:value-type="float" office:value="856">
                <text:p>856</text:p>
              </table:table-cell>
              <table:table-cell office:value-type="float" office:value="867">
                <text:p>867</text:p>
              </table:table-cell>
              <table:table-cell office:value-type="float" office:value="854.4">
                <text:p>854.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91.18">
                <text:p>991.18</text:p>
              </table:table-cell>
              <table:table-cell office:value-type="float" office:value="861.2">
                <text:p>861.2</text:p>
              </table:table-cell>
              <table:table-cell office:value-type="float" office:value="863.2">
                <text:p>863.2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91.61">
                <text:p>991.61</text:p>
              </table:table-cell>
              <table:table-cell office:value-type="float" office:value="875.6">
                <text:p>875.6</text:p>
              </table:table-cell>
              <table:table-cell office:value-type="float" office:value="867.2">
                <text:p>867.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92.04">
                <text:p>992.04</text:p>
              </table:table-cell>
              <table:table-cell office:value-type="float" office:value="856.6">
                <text:p>856.6</text:p>
              </table:table-cell>
              <table:table-cell office:value-type="float" office:value="869.4">
                <text:p>869.4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92.47">
                <text:p>992.47</text:p>
              </table:table-cell>
              <table:table-cell office:value-type="float" office:value="869">
                <text:p>869</text:p>
              </table:table-cell>
              <table:table-cell office:value-type="float" office:value="863">
                <text:p>863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992.9">
                <text:p>992.9</text:p>
              </table:table-cell>
              <table:table-cell office:value-type="float" office:value="867.2">
                <text:p>867.2</text:p>
              </table:table-cell>
              <table:table-cell office:value-type="float" office:value="865.2">
                <text:p>865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93.33">
                <text:p>993.33</text:p>
              </table:table-cell>
              <table:table-cell office:value-type="float" office:value="855">
                <text:p>855</text:p>
              </table:table-cell>
              <table:table-cell office:value-type="float" office:value="868.6">
                <text:p>868.6</text:p>
              </table:table-cell>
              <table:table-cell office:value-type="float" office:value="859.8">
                <text:p>859.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93.76">
                <text:p>993.76</text:p>
              </table:table-cell>
              <table:table-cell office:value-type="float" office:value="859.6">
                <text:p>859.6</text:p>
              </table:table-cell>
              <table:table-cell office:value-type="float" office:value="860.8">
                <text:p>860.8</text:p>
              </table:table-cell>
              <table:table-cell office:value-type="float" office:value="855.6">
                <text:p>855.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94.19">
                <text:p>994.19</text:p>
              </table:table-cell>
              <table:table-cell office:value-type="float" office:value="873.8">
                <text:p>873.8</text:p>
              </table:table-cell>
              <table:table-cell office:value-type="float" office:value="863">
                <text:p>863</text:p>
              </table:table-cell>
              <table:table-cell office:value-type="float" office:value="852.2">
                <text:p>852.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94.62">
                <text:p>994.62</text:p>
              </table:table-cell>
              <table:table-cell office:value-type="float" office:value="860.4">
                <text:p>860.4</text:p>
              </table:table-cell>
              <table:table-cell office:value-type="float" office:value="871">
                <text:p>87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95.05">
                <text:p>995.05</text:p>
              </table:table-cell>
              <table:table-cell office:value-type="float" office:value="861">
                <text:p>861</text:p>
              </table:table-cell>
              <table:table-cell office:value-type="float" office:value="855.8">
                <text:p>855.8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95.48">
                <text:p>995.48</text:p>
              </table:table-cell>
              <table:table-cell office:value-type="float" office:value="868.6">
                <text:p>868.6</text:p>
              </table:table-cell>
              <table:table-cell office:value-type="float" office:value="854.8">
                <text:p>854.8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95.91">
                <text:p>995.91</text:p>
              </table:table-cell>
              <table:table-cell office:value-type="float" office:value="863.4">
                <text:p>863.4</text:p>
              </table:table-cell>
              <table:table-cell office:value-type="float" office:value="880.4">
                <text:p>880.4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96.34">
                <text:p>996.34</text:p>
              </table:table-cell>
              <table:table-cell office:value-type="float" office:value="866.6">
                <text:p>866.6</text:p>
              </table:table-cell>
              <table:table-cell office:value-type="float" office:value="868.2">
                <text:p>868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96.77">
                <text:p>996.77</text:p>
              </table:table-cell>
              <table:table-cell office:value-type="float" office:value="861.4">
                <text:p>861.4</text:p>
              </table:table-cell>
              <table:table-cell office:value-type="float" office:value="852.6">
                <text:p>852.6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97.2">
                <text:p>997.2</text:p>
              </table:table-cell>
              <table:table-cell office:value-type="float" office:value="850.6">
                <text:p>850.6</text:p>
              </table:table-cell>
              <table:table-cell office:value-type="float" office:value="859.4">
                <text:p>859.4</text:p>
              </table:table-cell>
              <table:table-cell office:value-type="float" office:value="855.2">
                <text:p>855.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97.63">
                <text:p>997.63</text:p>
              </table:table-cell>
              <table:table-cell office:value-type="float" office:value="860">
                <text:p>860</text:p>
              </table:table-cell>
              <table:table-cell office:value-type="float" office:value="884.2">
                <text:p>884.2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98.06">
                <text:p>998.06</text:p>
              </table:table-cell>
              <table:table-cell office:value-type="float" office:value="868">
                <text:p>868</text:p>
              </table:table-cell>
              <table:table-cell office:value-type="float" office:value="865.6">
                <text:p>865.6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98.49">
                <text:p>998.49</text:p>
              </table:table-cell>
              <table:table-cell office:value-type="float" office:value="852.8">
                <text:p>852.8</text:p>
              </table:table-cell>
              <table:table-cell office:value-type="float" office:value="862.8">
                <text:p>862.8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98.92">
                <text:p>998.92</text:p>
              </table:table-cell>
              <table:table-cell office:value-type="float" office:value="859.6">
                <text:p>859.6</text:p>
              </table:table-cell>
              <table:table-cell office:value-type="float" office:value="859">
                <text:p>85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99.36">
                <text:p>999.36</text:p>
              </table:table-cell>
              <table:table-cell office:value-type="float" office:value="862.6">
                <text:p>862.6</text:p>
              </table:table-cell>
              <table:table-cell office:value-type="float" office:value="855.8">
                <text:p>855.8</text:p>
              </table:table-cell>
              <table:table-cell office:value-type="float" office:value="857.2">
                <text:p>857.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99.79">
                <text:p>999.79</text:p>
              </table:table-cell>
              <table:table-cell office:value-type="float" office:value="860.4">
                <text:p>860.4</text:p>
              </table:table-cell>
              <table:table-cell office:value-type="float" office:value="863.2">
                <text:p>863.2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00.22">
                <text:p>1000.22</text:p>
              </table:table-cell>
              <table:table-cell office:value-type="float" office:value="865.2">
                <text:p>865.2</text:p>
              </table:table-cell>
              <table:table-cell office:value-type="float" office:value="856.8">
                <text:p>856.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00.65">
                <text:p>1000.65</text:p>
              </table:table-cell>
              <table:table-cell office:value-type="float" office:value="877.2">
                <text:p>877.2</text:p>
              </table:table-cell>
              <table:table-cell office:value-type="float" office:value="859.6">
                <text:p>859.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1.08">
                <text:p>1001.08</text:p>
              </table:table-cell>
              <table:table-cell office:value-type="float" office:value="862.8">
                <text:p>862.8</text:p>
              </table:table-cell>
              <table:table-cell office:value-type="float" office:value="873">
                <text:p>873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01.51">
                <text:p>1001.51</text:p>
              </table:table-cell>
              <table:table-cell office:value-type="float" office:value="863">
                <text:p>863</text:p>
              </table:table-cell>
              <table:table-cell office:value-type="float" office:value="859.2">
                <text:p>859.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01.94">
                <text:p>1001.94</text:p>
              </table:table-cell>
              <table:table-cell office:value-type="float" office:value="872.8">
                <text:p>872.8</text:p>
              </table:table-cell>
              <table:table-cell office:value-type="float" office:value="855.4">
                <text:p>855.4</text:p>
              </table:table-cell>
              <table:table-cell office:value-type="float" office:value="860.6">
                <text:p>860.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02.37">
                <text:p>1002.37</text:p>
              </table:table-cell>
              <table:table-cell office:value-type="float" office:value="856">
                <text:p>856</text:p>
              </table:table-cell>
              <table:table-cell office:value-type="float" office:value="874.8">
                <text:p>874.8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02.8">
                <text:p>1002.8</text:p>
              </table:table-cell>
              <table:table-cell office:value-type="float" office:value="860">
                <text:p>860</text:p>
              </table:table-cell>
              <table:table-cell office:value-type="float" office:value="846.4">
                <text:p>846.4</text:p>
              </table:table-cell>
              <table:table-cell office:value-type="float" office:value="862.8">
                <text:p>862.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03.23">
                <text:p>1003.23</text:p>
              </table:table-cell>
              <table:table-cell office:value-type="float" office:value="867.6">
                <text:p>867.6</text:p>
              </table:table-cell>
              <table:table-cell office:value-type="float" office:value="857">
                <text:p>857</text:p>
              </table:table-cell>
              <table:table-cell office:value-type="float" office:value="852.6">
                <text:p>852.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3.65">
                <text:p>1003.65</text:p>
              </table:table-cell>
              <table:table-cell office:value-type="float" office:value="859.2">
                <text:p>859.2</text:p>
              </table:table-cell>
              <table:table-cell office:value-type="float" office:value="865.4">
                <text:p>865.4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4.08">
                <text:p>1004.08</text:p>
              </table:table-cell>
              <table:table-cell office:value-type="float" office:value="852.8">
                <text:p>852.8</text:p>
              </table:table-cell>
              <table:table-cell office:value-type="float" office:value="861.4">
                <text:p>861.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4.51">
                <text:p>1004.51</text:p>
              </table:table-cell>
              <table:table-cell office:value-type="float" office:value="875.8">
                <text:p>875.8</text:p>
              </table:table-cell>
              <table:table-cell office:value-type="float" office:value="859.2">
                <text:p>859.2</text:p>
              </table:table-cell>
              <table:table-cell office:value-type="float" office:value="857.2">
                <text:p>857.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4.94">
                <text:p>1004.94</text:p>
              </table:table-cell>
              <table:table-cell office:value-type="float" office:value="853.8">
                <text:p>853.8</text:p>
              </table:table-cell>
              <table:table-cell office:value-type="float" office:value="872.4">
                <text:p>872.4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05.37">
                <text:p>1005.37</text:p>
              </table:table-cell>
              <table:table-cell office:value-type="float" office:value="862.2">
                <text:p>862.2</text:p>
              </table:table-cell>
              <table:table-cell office:value-type="float" office:value="856.8">
                <text:p>856.8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05.8">
                <text:p>1005.8</text:p>
              </table:table-cell>
              <table:table-cell office:value-type="float" office:value="869">
                <text:p>869</text:p>
              </table:table-cell>
              <table:table-cell office:value-type="float" office:value="864.4">
                <text:p>864.4</text:p>
              </table:table-cell>
              <table:table-cell office:value-type="float" office:value="852.2">
                <text:p>852.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06.23">
                <text:p>1006.23</text:p>
              </table:table-cell>
              <table:table-cell office:value-type="float" office:value="861.4">
                <text:p>861.4</text:p>
              </table:table-cell>
              <table:table-cell office:value-type="float" office:value="874.6">
                <text:p>874.6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06.66">
                <text:p>1006.66</text:p>
              </table:table-cell>
              <table:table-cell office:value-type="float" office:value="863.6">
                <text:p>863.6</text:p>
              </table:table-cell>
              <table:table-cell office:value-type="float" office:value="862.2">
                <text:p>862.2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07.09">
                <text:p>1007.09</text:p>
              </table:table-cell>
              <table:table-cell office:value-type="float" office:value="874.2">
                <text:p>874.2</text:p>
              </table:table-cell>
              <table:table-cell office:value-type="float" office:value="865.6">
                <text:p>865.6</text:p>
              </table:table-cell>
              <table:table-cell office:value-type="float" office:value="856.4">
                <text:p>856.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07.52">
                <text:p>1007.52</text:p>
              </table:table-cell>
              <table:table-cell office:value-type="float" office:value="859.4">
                <text:p>859.4</text:p>
              </table:table-cell>
              <table:table-cell office:value-type="float" office:value="869.6">
                <text:p>869.6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07.95">
                <text:p>1007.95</text:p>
              </table:table-cell>
              <table:table-cell office:value-type="float" office:value="861.6">
                <text:p>861.6</text:p>
              </table:table-cell>
              <table:table-cell office:value-type="float" office:value="861.4">
                <text:p>861.4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08.38">
                <text:p>1008.38</text:p>
              </table:table-cell>
              <table:table-cell office:value-type="float" office:value="872.4">
                <text:p>872.4</text:p>
              </table:table-cell>
              <table:table-cell office:value-type="float" office:value="866">
                <text:p>866</text:p>
              </table:table-cell>
              <table:table-cell office:value-type="float" office:value="853.8">
                <text:p>853.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08.81">
                <text:p>1008.81</text:p>
              </table:table-cell>
              <table:table-cell office:value-type="float" office:value="858">
                <text:p>858</text:p>
              </table:table-cell>
              <table:table-cell office:value-type="float" office:value="860.6">
                <text:p>860.6</text:p>
              </table:table-cell>
              <table:table-cell office:value-type="float" office:value="860.8">
                <text:p>860.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09.24">
                <text:p>1009.24</text:p>
              </table:table-cell>
              <table:table-cell office:value-type="float" office:value="864.4">
                <text:p>864.4</text:p>
              </table:table-cell>
              <table:table-cell office:value-type="float" office:value="855.4">
                <text:p>855.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09.67">
                <text:p>1009.67</text:p>
              </table:table-cell>
              <table:table-cell office:value-type="float" office:value="872.8">
                <text:p>872.8</text:p>
              </table:table-cell>
              <table:table-cell office:value-type="float" office:value="855.4">
                <text:p>855.4</text:p>
              </table:table-cell>
              <table:table-cell office:value-type="float" office:value="852.2">
                <text:p>852.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10.1">
                <text:p>1010.1</text:p>
              </table:table-cell>
              <table:table-cell office:value-type="float" office:value="853.8">
                <text:p>853.8</text:p>
              </table:table-cell>
              <table:table-cell office:value-type="float" office:value="861.4">
                <text:p>861.4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10.53">
                <text:p>1010.53</text:p>
              </table:table-cell>
              <table:table-cell office:value-type="float" office:value="860.4">
                <text:p>860.4</text:p>
              </table:table-cell>
              <table:table-cell office:value-type="float" office:value="856.8">
                <text:p>856.8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10.96">
                <text:p>1010.96</text:p>
              </table:table-cell>
              <table:table-cell office:value-type="float" office:value="877">
                <text:p>877</text:p>
              </table:table-cell>
              <table:table-cell office:value-type="float" office:value="866.6">
                <text:p>866.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11.39">
                <text:p>1011.39</text:p>
              </table:table-cell>
              <table:table-cell office:value-type="float" office:value="866.6">
                <text:p>866.6</text:p>
              </table:table-cell>
              <table:table-cell office:value-type="float" office:value="865.8">
                <text:p>865.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11.82">
                <text:p>1011.82</text:p>
              </table:table-cell>
              <table:table-cell office:value-type="float" office:value="870.2">
                <text:p>870.2</text:p>
              </table:table-cell>
              <table:table-cell office:value-type="float" office:value="862.4">
                <text:p>862.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12.25">
                <text:p>1012.25</text:p>
              </table:table-cell>
              <table:table-cell office:value-type="float" office:value="871.8">
                <text:p>871.8</text:p>
              </table:table-cell>
              <table:table-cell office:value-type="float" office:value="861.8">
                <text:p>861.8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12.68">
                <text:p>1012.68</text:p>
              </table:table-cell>
              <table:table-cell office:value-type="float" office:value="866.6">
                <text:p>866.6</text:p>
              </table:table-cell>
              <table:table-cell office:value-type="float" office:value="870.6">
                <text:p>870.6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13.11">
                <text:p>1013.11</text:p>
              </table:table-cell>
              <table:table-cell office:value-type="float" office:value="859.4">
                <text:p>859.4</text:p>
              </table:table-cell>
              <table:table-cell office:value-type="float" office:value="865.8">
                <text:p>865.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13.54">
                <text:p>1013.54</text:p>
              </table:table-cell>
              <table:table-cell office:value-type="float" office:value="880.2">
                <text:p>880.2</text:p>
              </table:table-cell>
              <table:table-cell office:value-type="float" office:value="862">
                <text:p>862</text:p>
              </table:table-cell>
              <table:table-cell office:value-type="float" office:value="856.6">
                <text:p>856.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13.96">
                <text:p>1013.96</text:p>
              </table:table-cell>
              <table:table-cell office:value-type="float" office:value="876.8">
                <text:p>876.8</text:p>
              </table:table-cell>
              <table:table-cell office:value-type="float" office:value="872.6">
                <text:p>872.6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14.39">
                <text:p>1014.39</text:p>
              </table:table-cell>
              <table:table-cell office:value-type="float" office:value="893.2">
                <text:p>893.2</text:p>
              </table:table-cell>
              <table:table-cell office:value-type="float" office:value="860.4">
                <text:p>860.4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14.82">
                <text:p>1014.82</text:p>
              </table:table-cell>
              <table:table-cell office:value-type="float" office:value="884">
                <text:p>884</text:p>
              </table:table-cell>
              <table:table-cell office:value-type="float" office:value="871.2">
                <text:p>871.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15.25">
                <text:p>1015.25</text:p>
              </table:table-cell>
              <table:table-cell office:value-type="float" office:value="869.6">
                <text:p>869.6</text:p>
              </table:table-cell>
              <table:table-cell office:value-type="float" office:value="864.8">
                <text:p>864.8</text:p>
              </table:table-cell>
              <table:table-cell office:value-type="float" office:value="859.8">
                <text:p>859.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15.68">
                <text:p>1015.68</text:p>
              </table:table-cell>
              <table:table-cell office:value-type="float" office:value="866.8">
                <text:p>866.8</text:p>
              </table:table-cell>
              <table:table-cell office:value-type="float" office:value="853.6">
                <text:p>853.6</text:p>
              </table:table-cell>
              <table:table-cell office:value-type="float" office:value="855.6">
                <text:p>855.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16.11">
                <text:p>1016.11</text:p>
              </table:table-cell>
              <table:table-cell office:value-type="float" office:value="873.4">
                <text:p>873.4</text:p>
              </table:table-cell>
              <table:table-cell office:value-type="float" office:value="870.4">
                <text:p>870.4</text:p>
              </table:table-cell>
              <table:table-cell office:value-type="float" office:value="856.2">
                <text:p>856.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16.54">
                <text:p>1016.54</text:p>
              </table:table-cell>
              <table:table-cell office:value-type="float" office:value="869.2">
                <text:p>869.2</text:p>
              </table:table-cell>
              <table:table-cell office:value-type="float" office:value="872">
                <text:p>872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16.97">
                <text:p>1016.97</text:p>
              </table:table-cell>
              <table:table-cell office:value-type="float" office:value="861.4">
                <text:p>861.4</text:p>
              </table:table-cell>
              <table:table-cell office:value-type="float" office:value="860.6">
                <text:p>860.6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17.4">
                <text:p>1017.4</text:p>
              </table:table-cell>
              <table:table-cell office:value-type="float" office:value="872.6">
                <text:p>872.6</text:p>
              </table:table-cell>
              <table:table-cell office:value-type="float" office:value="859">
                <text:p>859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17.83">
                <text:p>1017.83</text:p>
              </table:table-cell>
              <table:table-cell office:value-type="float" office:value="857.8">
                <text:p>857.8</text:p>
              </table:table-cell>
              <table:table-cell office:value-type="float" office:value="863.6">
                <text:p>863.6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18.26">
                <text:p>1018.26</text:p>
              </table:table-cell>
              <table:table-cell office:value-type="float" office:value="894.4">
                <text:p>894.4</text:p>
              </table:table-cell>
              <table:table-cell office:value-type="float" office:value="962.4">
                <text:p>962.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18.68">
                <text:p>1018.68</text:p>
              </table:table-cell>
              <table:table-cell office:value-type="float" office:value="867.6">
                <text:p>867.6</text:p>
              </table:table-cell>
              <table:table-cell office:value-type="float" office:value="868">
                <text:p>868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19.11">
                <text:p>1019.11</text:p>
              </table:table-cell>
              <table:table-cell office:value-type="float" office:value="868.4">
                <text:p>868.4</text:p>
              </table:table-cell>
              <table:table-cell office:value-type="float" office:value="873">
                <text:p>873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19.54">
                <text:p>1019.54</text:p>
              </table:table-cell>
              <table:table-cell office:value-type="float" office:value="872">
                <text:p>872</text:p>
              </table:table-cell>
              <table:table-cell office:value-type="float" office:value="858.8">
                <text:p>858.8</text:p>
              </table:table-cell>
              <table:table-cell office:value-type="float" office:value="863.8">
                <text:p>863.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19.97">
                <text:p>1019.97</text:p>
              </table:table-cell>
              <table:table-cell office:value-type="float" office:value="871.2">
                <text:p>871.2</text:p>
              </table:table-cell>
              <table:table-cell office:value-type="float" office:value="854.6">
                <text:p>854.6</text:p>
              </table:table-cell>
              <table:table-cell office:value-type="float" office:value="852.6">
                <text:p>852.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20.4">
                <text:p>1020.4</text:p>
              </table:table-cell>
              <table:table-cell office:value-type="float" office:value="865.8">
                <text:p>865.8</text:p>
              </table:table-cell>
              <table:table-cell office:value-type="float" office:value="866.2">
                <text:p>866.2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20.83">
                <text:p>1020.83</text:p>
              </table:table-cell>
              <table:table-cell office:value-type="float" office:value="864.4">
                <text:p>864.4</text:p>
              </table:table-cell>
              <table:table-cell office:value-type="float" office:value="859">
                <text:p>859</text:p>
              </table:table-cell>
              <table:table-cell office:value-type="float" office:value="861.2">
                <text:p>861.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21.26">
                <text:p>1021.26</text:p>
              </table:table-cell>
              <table:table-cell office:value-type="float" office:value="868.6">
                <text:p>868.6</text:p>
              </table:table-cell>
              <table:table-cell office:value-type="float" office:value="858.2">
                <text:p>858.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21.69">
                <text:p>1021.69</text:p>
              </table:table-cell>
              <table:table-cell office:value-type="float" office:value="855.4">
                <text:p>855.4</text:p>
              </table:table-cell>
              <table:table-cell office:value-type="float" office:value="860.4">
                <text:p>860.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22.12">
                <text:p>1022.12</text:p>
              </table:table-cell>
              <table:table-cell office:value-type="float" office:value="864.8">
                <text:p>864.8</text:p>
              </table:table-cell>
              <table:table-cell office:value-type="float" office:value="868.8">
                <text:p>868.8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22.54">
                <text:p>1022.54</text:p>
              </table:table-cell>
              <table:table-cell office:value-type="float" office:value="869.6">
                <text:p>869.6</text:p>
              </table:table-cell>
              <table:table-cell office:value-type="float" office:value="858.4">
                <text:p>858.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22.97">
                <text:p>1022.97</text:p>
              </table:table-cell>
              <table:table-cell office:value-type="float" office:value="856.6">
                <text:p>856.6</text:p>
              </table:table-cell>
              <table:table-cell office:value-type="float" office:value="861">
                <text:p>86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23.4">
                <text:p>1023.4</text:p>
              </table:table-cell>
              <table:table-cell office:value-type="float" office:value="859.8">
                <text:p>859.8</text:p>
              </table:table-cell>
              <table:table-cell office:value-type="float" office:value="863.8">
                <text:p>863.8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23.83">
                <text:p>1023.83</text:p>
              </table:table-cell>
              <table:table-cell office:value-type="float" office:value="871.8">
                <text:p>871.8</text:p>
              </table:table-cell>
              <table:table-cell office:value-type="float" office:value="857">
                <text:p>85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24.26">
                <text:p>1024.26</text:p>
              </table:table-cell>
              <table:table-cell office:value-type="float" office:value="856.6">
                <text:p>856.6</text:p>
              </table:table-cell>
              <table:table-cell office:value-type="float" office:value="871.4">
                <text:p>871.4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24.69">
                <text:p>1024.69</text:p>
              </table:table-cell>
              <table:table-cell office:value-type="float" office:value="868.2">
                <text:p>868.2</text:p>
              </table:table-cell>
              <table:table-cell office:value-type="float" office:value="866.2">
                <text:p>866.2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25.12">
                <text:p>1025.12</text:p>
              </table:table-cell>
              <table:table-cell office:value-type="float" office:value="871.4">
                <text:p>871.4</text:p>
              </table:table-cell>
              <table:table-cell office:value-type="float" office:value="865">
                <text:p>865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25.55">
                <text:p>1025.55</text:p>
              </table:table-cell>
              <table:table-cell office:value-type="float" office:value="863.8">
                <text:p>863.8</text:p>
              </table:table-cell>
              <table:table-cell office:value-type="float" office:value="870">
                <text:p>87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25.97">
                <text:p>1025.97</text:p>
              </table:table-cell>
              <table:table-cell office:value-type="float" office:value="860.2">
                <text:p>860.2</text:p>
              </table:table-cell>
              <table:table-cell office:value-type="float" office:value="861.6">
                <text:p>861.6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26.4">
                <text:p>1026.4</text:p>
              </table:table-cell>
              <table:table-cell office:value-type="float" office:value="874.2">
                <text:p>874.2</text:p>
              </table:table-cell>
              <table:table-cell office:value-type="float" office:value="859.6">
                <text:p>859.6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26.83">
                <text:p>1026.83</text:p>
              </table:table-cell>
              <table:table-cell office:value-type="float" office:value="863.6">
                <text:p>863.6</text:p>
              </table:table-cell>
              <table:table-cell office:value-type="float" office:value="870">
                <text:p>87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27.26">
                <text:p>1027.26</text:p>
              </table:table-cell>
              <table:table-cell office:value-type="float" office:value="860.2">
                <text:p>860.2</text:p>
              </table:table-cell>
              <table:table-cell office:value-type="float" office:value="863.2">
                <text:p>863.2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27.69">
                <text:p>1027.69</text:p>
              </table:table-cell>
              <table:table-cell office:value-type="float" office:value="869.6">
                <text:p>869.6</text:p>
              </table:table-cell>
              <table:table-cell office:value-type="float" office:value="853.6">
                <text:p>853.6</text:p>
              </table:table-cell>
              <table:table-cell office:value-type="float" office:value="860.8">
                <text:p>860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28.12">
                <text:p>1028.12</text:p>
              </table:table-cell>
              <table:table-cell office:value-type="float" office:value="867.8">
                <text:p>867.8</text:p>
              </table:table-cell>
              <table:table-cell office:value-type="float" office:value="861.6">
                <text:p>861.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28.54">
                <text:p>1028.54</text:p>
              </table:table-cell>
              <table:table-cell office:value-type="float" office:value="863">
                <text:p>863</text:p>
              </table:table-cell>
              <table:table-cell office:value-type="float" office:value="859">
                <text:p>859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28.97">
                <text:p>1028.97</text:p>
              </table:table-cell>
              <table:table-cell office:value-type="float" office:value="866">
                <text:p>866</text:p>
              </table:table-cell>
              <table:table-cell office:value-type="float" office:value="859.8">
                <text:p>859.8</text:p>
              </table:table-cell>
              <table:table-cell office:value-type="float" office:value="858.4">
                <text:p>858.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29.4">
                <text:p>1029.4</text:p>
              </table:table-cell>
              <table:table-cell office:value-type="float" office:value="868.4">
                <text:p>868.4</text:p>
              </table:table-cell>
              <table:table-cell office:value-type="float" office:value="861.8">
                <text:p>861.8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29.83">
                <text:p>1029.83</text:p>
              </table:table-cell>
              <table:table-cell office:value-type="float" office:value="859.8">
                <text:p>859.8</text:p>
              </table:table-cell>
              <table:table-cell office:value-type="float" office:value="865.8">
                <text:p>865.8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30.26">
                <text:p>1030.26</text:p>
              </table:table-cell>
              <table:table-cell office:value-type="float" office:value="872.2">
                <text:p>872.2</text:p>
              </table:table-cell>
              <table:table-cell office:value-type="float" office:value="873.4">
                <text:p>873.4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30.69">
                <text:p>1030.69</text:p>
              </table:table-cell>
              <table:table-cell office:value-type="float" office:value="865.8">
                <text:p>865.8</text:p>
              </table:table-cell>
              <table:table-cell office:value-type="float" office:value="868">
                <text:p>86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31.12">
                <text:p>1031.12</text:p>
              </table:table-cell>
              <table:table-cell office:value-type="float" office:value="860">
                <text:p>860</text:p>
              </table:table-cell>
              <table:table-cell office:value-type="float" office:value="851.8">
                <text:p>851.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31.54">
                <text:p>1031.54</text:p>
              </table:table-cell>
              <table:table-cell office:value-type="float" office:value="873.2">
                <text:p>873.2</text:p>
              </table:table-cell>
              <table:table-cell office:value-type="float" office:value="865">
                <text:p>865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31.97">
                <text:p>1031.97</text:p>
              </table:table-cell>
              <table:table-cell office:value-type="float" office:value="861">
                <text:p>861</text:p>
              </table:table-cell>
              <table:table-cell office:value-type="float" office:value="871.2">
                <text:p>871.2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32.4">
                <text:p>1032.4</text:p>
              </table:table-cell>
              <table:table-cell office:value-type="float" office:value="860.4">
                <text:p>860.4</text:p>
              </table:table-cell>
              <table:table-cell office:value-type="float" office:value="866.6">
                <text:p>866.6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32.83">
                <text:p>1032.83</text:p>
              </table:table-cell>
              <table:table-cell office:value-type="float" office:value="872.2">
                <text:p>872.2</text:p>
              </table:table-cell>
              <table:table-cell office:value-type="float" office:value="866.2">
                <text:p>866.2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33.26">
                <text:p>1033.26</text:p>
              </table:table-cell>
              <table:table-cell office:value-type="float" office:value="867.8">
                <text:p>867.8</text:p>
              </table:table-cell>
              <table:table-cell office:value-type="float" office:value="871">
                <text:p>87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33.68">
                <text:p>1033.68</text:p>
              </table:table-cell>
              <table:table-cell office:value-type="float" office:value="864.6">
                <text:p>864.6</text:p>
              </table:table-cell>
              <table:table-cell office:value-type="float" office:value="869.4">
                <text:p>869.4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34.11">
                <text:p>1034.11</text:p>
              </table:table-cell>
              <table:table-cell office:value-type="float" office:value="865.2">
                <text:p>865.2</text:p>
              </table:table-cell>
              <table:table-cell office:value-type="float" office:value="858.4">
                <text:p>858.4</text:p>
              </table:table-cell>
              <table:table-cell office:value-type="float" office:value="854.8">
                <text:p>854.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34.54">
                <text:p>1034.54</text:p>
              </table:table-cell>
              <table:table-cell office:value-type="float" office:value="867">
                <text:p>867</text:p>
              </table:table-cell>
              <table:table-cell office:value-type="float" office:value="877.2">
                <text:p>877.2</text:p>
              </table:table-cell>
              <table:table-cell office:value-type="float" office:value="862.2">
                <text:p>862.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34.97">
                <text:p>1034.97</text:p>
              </table:table-cell>
              <table:table-cell office:value-type="float" office:value="850.2">
                <text:p>850.2</text:p>
              </table:table-cell>
              <table:table-cell office:value-type="float" office:value="865">
                <text:p>865</text:p>
              </table:table-cell>
              <table:table-cell office:value-type="float" office:value="860.6">
                <text:p>860.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35.4">
                <text:p>1035.4</text:p>
              </table:table-cell>
              <table:table-cell office:value-type="float" office:value="862.2">
                <text:p>862.2</text:p>
              </table:table-cell>
              <table:table-cell office:value-type="float" office:value="853.2">
                <text:p>853.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35.82">
                <text:p>1035.82</text:p>
              </table:table-cell>
              <table:table-cell office:value-type="float" office:value="863.6">
                <text:p>863.6</text:p>
              </table:table-cell>
              <table:table-cell office:value-type="float" office:value="870.6">
                <text:p>870.6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36.25">
                <text:p>1036.25</text:p>
              </table:table-cell>
              <table:table-cell office:value-type="float" office:value="857.4">
                <text:p>857.4</text:p>
              </table:table-cell>
              <table:table-cell office:value-type="float" office:value="861">
                <text:p>861</text:p>
              </table:table-cell>
              <table:table-cell office:value-type="float" office:value="857.2">
                <text:p>857.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36.68">
                <text:p>1036.68</text:p>
              </table:table-cell>
              <table:table-cell office:value-type="float" office:value="862.6">
                <text:p>862.6</text:p>
              </table:table-cell>
              <table:table-cell office:value-type="float" office:value="861.4">
                <text:p>861.4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37.11">
                <text:p>1037.11</text:p>
              </table:table-cell>
              <table:table-cell office:value-type="float" office:value="867.8">
                <text:p>867.8</text:p>
              </table:table-cell>
              <table:table-cell office:value-type="float" office:value="870">
                <text:p>870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37.54">
                <text:p>1037.54</text:p>
              </table:table-cell>
              <table:table-cell office:value-type="float" office:value="867.8">
                <text:p>867.8</text:p>
              </table:table-cell>
              <table:table-cell office:value-type="float" office:value="857.4">
                <text:p>857.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37.96">
                <text:p>1037.96</text:p>
              </table:table-cell>
              <table:table-cell office:value-type="float" office:value="865.4">
                <text:p>865.4</text:p>
              </table:table-cell>
              <table:table-cell office:value-type="float" office:value="861.8">
                <text:p>861.8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38.39">
                <text:p>1038.39</text:p>
              </table:table-cell>
              <table:table-cell office:value-type="float" office:value="860.8">
                <text:p>860.8</text:p>
              </table:table-cell>
              <table:table-cell office:value-type="float" office:value="868">
                <text:p>86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38.82">
                <text:p>1038.82</text:p>
              </table:table-cell>
              <table:table-cell office:value-type="float" office:value="860.4">
                <text:p>860.4</text:p>
              </table:table-cell>
              <table:table-cell office:value-type="float" office:value="867.8">
                <text:p>867.8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39.25">
                <text:p>1039.25</text:p>
              </table:table-cell>
              <table:table-cell office:value-type="float" office:value="867.4">
                <text:p>867.4</text:p>
              </table:table-cell>
              <table:table-cell office:value-type="float" office:value="867.4">
                <text:p>867.4</text:p>
              </table:table-cell>
              <table:table-cell office:value-type="float" office:value="858.4">
                <text:p>858.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39.68">
                <text:p>1039.68</text:p>
              </table:table-cell>
              <table:table-cell office:value-type="float" office:value="865.2">
                <text:p>865.2</text:p>
              </table:table-cell>
              <table:table-cell office:value-type="float" office:value="878.4">
                <text:p>878.4</text:p>
              </table:table-cell>
              <table:table-cell office:value-type="float" office:value="872.6">
                <text:p>872.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40.1">
                <text:p>1040.1</text:p>
              </table:table-cell>
              <table:table-cell office:value-type="float" office:value="859.2">
                <text:p>859.2</text:p>
              </table:table-cell>
              <table:table-cell office:value-type="float" office:value="861">
                <text:p>86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40.53">
                <text:p>1040.53</text:p>
              </table:table-cell>
              <table:table-cell office:value-type="float" office:value="865.4">
                <text:p>865.4</text:p>
              </table:table-cell>
              <table:table-cell office:value-type="float" office:value="867.2">
                <text:p>867.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40.96">
                <text:p>1040.96</text:p>
              </table:table-cell>
              <table:table-cell office:value-type="float" office:value="858.6">
                <text:p>858.6</text:p>
              </table:table-cell>
              <table:table-cell office:value-type="float" office:value="870.6">
                <text:p>870.6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41.39">
                <text:p>1041.39</text:p>
              </table:table-cell>
              <table:table-cell office:value-type="float" office:value="862.2">
                <text:p>862.2</text:p>
              </table:table-cell>
              <table:table-cell office:value-type="float" office:value="857.4">
                <text:p>857.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41.81">
                <text:p>1041.81</text:p>
              </table:table-cell>
              <table:table-cell office:value-type="float" office:value="869.4">
                <text:p>869.4</text:p>
              </table:table-cell>
              <table:table-cell office:value-type="float" office:value="864.4">
                <text:p>864.4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42.24">
                <text:p>1042.24</text:p>
              </table:table-cell>
              <table:table-cell office:value-type="float" office:value="865.4">
                <text:p>865.4</text:p>
              </table:table-cell>
              <table:table-cell office:value-type="float" office:value="871.8">
                <text:p>871.8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42.67">
                <text:p>1042.67</text:p>
              </table:table-cell>
              <table:table-cell office:value-type="float" office:value="860.8">
                <text:p>860.8</text:p>
              </table:table-cell>
              <table:table-cell office:value-type="float" office:value="869">
                <text:p>869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43.1">
                <text:p>1043.1</text:p>
              </table:table-cell>
              <table:table-cell office:value-type="float" office:value="870.4">
                <text:p>870.4</text:p>
              </table:table-cell>
              <table:table-cell office:value-type="float" office:value="859">
                <text:p>85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43.52">
                <text:p>1043.52</text:p>
              </table:table-cell>
              <table:table-cell office:value-type="float" office:value="865.4">
                <text:p>865.4</text:p>
              </table:table-cell>
              <table:table-cell office:value-type="float" office:value="866.4">
                <text:p>866.4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43.95">
                <text:p>1043.95</text:p>
              </table:table-cell>
              <table:table-cell office:value-type="float" office:value="862.8">
                <text:p>862.8</text:p>
              </table:table-cell>
              <table:table-cell office:value-type="float" office:value="871.2">
                <text:p>871.2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44.38">
                <text:p>1044.38</text:p>
              </table:table-cell>
              <table:table-cell office:value-type="float" office:value="864.8">
                <text:p>864.8</text:p>
              </table:table-cell>
              <table:table-cell office:value-type="float" office:value="862.6">
                <text:p>862.6</text:p>
              </table:table-cell>
              <table:table-cell office:value-type="float" office:value="852.8">
                <text:p>852.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44.81">
                <text:p>1044.81</text:p>
              </table:table-cell>
              <table:table-cell office:value-type="float" office:value="862.8">
                <text:p>862.8</text:p>
              </table:table-cell>
              <table:table-cell office:value-type="float" office:value="870">
                <text:p>870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45.23">
                <text:p>1045.23</text:p>
              </table:table-cell>
              <table:table-cell office:value-type="float" office:value="860.4">
                <text:p>860.4</text:p>
              </table:table-cell>
              <table:table-cell office:value-type="float" office:value="864.4">
                <text:p>864.4</text:p>
              </table:table-cell>
              <table:table-cell office:value-type="float" office:value="859.8">
                <text:p>859.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45.66">
                <text:p>1045.66</text:p>
              </table:table-cell>
              <table:table-cell office:value-type="float" office:value="860">
                <text:p>860</text:p>
              </table:table-cell>
              <table:table-cell office:value-type="float" office:value="863.6">
                <text:p>863.6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46.09">
                <text:p>1046.09</text:p>
              </table:table-cell>
              <table:table-cell office:value-type="float" office:value="872">
                <text:p>872</text:p>
              </table:table-cell>
              <table:table-cell office:value-type="float" office:value="865">
                <text:p>865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46.52">
                <text:p>1046.52</text:p>
              </table:table-cell>
              <table:table-cell office:value-type="float" office:value="851.8">
                <text:p>851.8</text:p>
              </table:table-cell>
              <table:table-cell office:value-type="float" office:value="863.8">
                <text:p>863.8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46.94">
                <text:p>1046.94</text:p>
              </table:table-cell>
              <table:table-cell office:value-type="float" office:value="870.2">
                <text:p>870.2</text:p>
              </table:table-cell>
              <table:table-cell office:value-type="float" office:value="865">
                <text:p>865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47.37">
                <text:p>1047.37</text:p>
              </table:table-cell>
              <table:table-cell office:value-type="float" office:value="863.2">
                <text:p>863.2</text:p>
              </table:table-cell>
              <table:table-cell office:value-type="float" office:value="874.4">
                <text:p>874.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47.8">
                <text:p>1047.8</text:p>
              </table:table-cell>
              <table:table-cell office:value-type="float" office:value="860.8">
                <text:p>860.8</text:p>
              </table:table-cell>
              <table:table-cell office:value-type="float" office:value="866.6">
                <text:p>866.6</text:p>
              </table:table-cell>
              <table:table-cell office:value-type="float" office:value="860.6">
                <text:p>860.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48.23">
                <text:p>1048.23</text:p>
              </table:table-cell>
              <table:table-cell office:value-type="float" office:value="861.2">
                <text:p>861.2</text:p>
              </table:table-cell>
              <table:table-cell office:value-type="float" office:value="858.4">
                <text:p>858.4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48.65">
                <text:p>1048.65</text:p>
              </table:table-cell>
              <table:table-cell office:value-type="float" office:value="856.2">
                <text:p>856.2</text:p>
              </table:table-cell>
              <table:table-cell office:value-type="float" office:value="870.8">
                <text:p>870.8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49.08">
                <text:p>1049.08</text:p>
              </table:table-cell>
              <table:table-cell office:value-type="float" office:value="860.2">
                <text:p>860.2</text:p>
              </table:table-cell>
              <table:table-cell office:value-type="float" office:value="855.6">
                <text:p>855.6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49.51">
                <text:p>1049.51</text:p>
              </table:table-cell>
              <table:table-cell office:value-type="float" office:value="866">
                <text:p>866</text:p>
              </table:table-cell>
              <table:table-cell office:value-type="float" office:value="851.8">
                <text:p>851.8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49.93">
                <text:p>1049.93</text:p>
              </table:table-cell>
              <table:table-cell office:value-type="float" office:value="867.2">
                <text:p>867.2</text:p>
              </table:table-cell>
              <table:table-cell office:value-type="float" office:value="869.8">
                <text:p>869.8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50.36">
                <text:p>1050.36</text:p>
              </table:table-cell>
              <table:table-cell office:value-type="float" office:value="861.6">
                <text:p>861.6</text:p>
              </table:table-cell>
              <table:table-cell office:value-type="float" office:value="860.8">
                <text:p>860.8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50.79">
                <text:p>1050.79</text:p>
              </table:table-cell>
              <table:table-cell office:value-type="float" office:value="869.8">
                <text:p>869.8</text:p>
              </table:table-cell>
              <table:table-cell office:value-type="float" office:value="861.6">
                <text:p>861.6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51.22">
                <text:p>1051.22</text:p>
              </table:table-cell>
              <table:table-cell office:value-type="float" office:value="867.2">
                <text:p>867.2</text:p>
              </table:table-cell>
              <table:table-cell office:value-type="float" office:value="871">
                <text:p>871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51.64">
                <text:p>1051.64</text:p>
              </table:table-cell>
              <table:table-cell office:value-type="float" office:value="863.6">
                <text:p>863.6</text:p>
              </table:table-cell>
              <table:table-cell office:value-type="float" office:value="855.6">
                <text:p>855.6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52.07">
                <text:p>1052.07</text:p>
              </table:table-cell>
              <table:table-cell office:value-type="float" office:value="870">
                <text:p>870</text:p>
              </table:table-cell>
              <table:table-cell office:value-type="float" office:value="858.6">
                <text:p>858.6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52.5">
                <text:p>1052.5</text:p>
              </table:table-cell>
              <table:table-cell office:value-type="float" office:value="860.6">
                <text:p>860.6</text:p>
              </table:table-cell>
              <table:table-cell office:value-type="float" office:value="866.6">
                <text:p>866.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52.92">
                <text:p>1052.92</text:p>
              </table:table-cell>
              <table:table-cell office:value-type="float" office:value="853.8">
                <text:p>853.8</text:p>
              </table:table-cell>
              <table:table-cell office:value-type="float" office:value="868.8">
                <text:p>868.8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53.35">
                <text:p>1053.35</text:p>
              </table:table-cell>
              <table:table-cell office:value-type="float" office:value="870">
                <text:p>870</text:p>
              </table:table-cell>
              <table:table-cell office:value-type="float" office:value="848">
                <text:p>848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53.78">
                <text:p>1053.78</text:p>
              </table:table-cell>
              <table:table-cell office:value-type="float" office:value="862.8">
                <text:p>862.8</text:p>
              </table:table-cell>
              <table:table-cell office:value-type="float" office:value="867">
                <text:p>867</text:p>
              </table:table-cell>
              <table:table-cell office:value-type="float" office:value="855.4">
                <text:p>855.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54.2">
                <text:p>1054.2</text:p>
              </table:table-cell>
              <table:table-cell office:value-type="float" office:value="862.8">
                <text:p>862.8</text:p>
              </table:table-cell>
              <table:table-cell office:value-type="float" office:value="861.2">
                <text:p>861.2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54.63">
                <text:p>1054.63</text:p>
              </table:table-cell>
              <table:table-cell office:value-type="float" office:value="898.8">
                <text:p>898.8</text:p>
              </table:table-cell>
              <table:table-cell office:value-type="float" office:value="1020.8">
                <text:p>1020.8</text:p>
              </table:table-cell>
              <table:table-cell office:value-type="float" office:value="948.8">
                <text:p>948.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55.06">
                <text:p>1055.06</text:p>
              </table:table-cell>
              <table:table-cell office:value-type="float" office:value="871.6">
                <text:p>871.6</text:p>
              </table:table-cell>
              <table:table-cell office:value-type="float" office:value="890.2">
                <text:p>890.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55.49">
                <text:p>1055.49</text:p>
              </table:table-cell>
              <table:table-cell office:value-type="float" office:value="856">
                <text:p>856</text:p>
              </table:table-cell>
              <table:table-cell office:value-type="float" office:value="868.4">
                <text:p>868.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55.91">
                <text:p>1055.91</text:p>
              </table:table-cell>
              <table:table-cell office:value-type="float" office:value="865.4">
                <text:p>865.4</text:p>
              </table:table-cell>
              <table:table-cell office:value-type="float" office:value="861.4">
                <text:p>861.4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56.34">
                <text:p>1056.34</text:p>
              </table:table-cell>
              <table:table-cell office:value-type="float" office:value="863.8">
                <text:p>863.8</text:p>
              </table:table-cell>
              <table:table-cell office:value-type="float" office:value="867.4">
                <text:p>867.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56.77">
                <text:p>1056.77</text:p>
              </table:table-cell>
              <table:table-cell office:value-type="float" office:value="859.4">
                <text:p>859.4</text:p>
              </table:table-cell>
              <table:table-cell office:value-type="float" office:value="864.6">
                <text:p>864.6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57.19">
                <text:p>1057.19</text:p>
              </table:table-cell>
              <table:table-cell office:value-type="float" office:value="880.4">
                <text:p>880.4</text:p>
              </table:table-cell>
              <table:table-cell office:value-type="float" office:value="856.4">
                <text:p>856.4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57.62">
                <text:p>1057.62</text:p>
              </table:table-cell>
              <table:table-cell office:value-type="float" office:value="866.6">
                <text:p>866.6</text:p>
              </table:table-cell>
              <table:table-cell office:value-type="float" office:value="871.4">
                <text:p>871.4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58.05">
                <text:p>1058.05</text:p>
              </table:table-cell>
              <table:table-cell office:value-type="float" office:value="855">
                <text:p>855</text:p>
              </table:table-cell>
              <table:table-cell office:value-type="float" office:value="862.6">
                <text:p>862.6</text:p>
              </table:table-cell>
              <table:table-cell office:value-type="float" office:value="855.4">
                <text:p>855.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58.47">
                <text:p>1058.47</text:p>
              </table:table-cell>
              <table:table-cell office:value-type="float" office:value="869.6">
                <text:p>869.6</text:p>
              </table:table-cell>
              <table:table-cell office:value-type="float" office:value="852.6">
                <text:p>852.6</text:p>
              </table:table-cell>
              <table:table-cell office:value-type="float" office:value="856.4">
                <text:p>856.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58.9">
                <text:p>1058.9</text:p>
              </table:table-cell>
              <table:table-cell office:value-type="float" office:value="877.6">
                <text:p>877.6</text:p>
              </table:table-cell>
              <table:table-cell office:value-type="float" office:value="882.2">
                <text:p>882.2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59.33">
                <text:p>1059.33</text:p>
              </table:table-cell>
              <table:table-cell office:value-type="float" office:value="859.6">
                <text:p>859.6</text:p>
              </table:table-cell>
              <table:table-cell office:value-type="float" office:value="865.8">
                <text:p>865.8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59.75">
                <text:p>1059.75</text:p>
              </table:table-cell>
              <table:table-cell office:value-type="float" office:value="867.6">
                <text:p>867.6</text:p>
              </table:table-cell>
              <table:table-cell office:value-type="float" office:value="858">
                <text:p>858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60.18">
                <text:p>1060.18</text:p>
              </table:table-cell>
              <table:table-cell office:value-type="float" office:value="874">
                <text:p>874</text:p>
              </table:table-cell>
              <table:table-cell office:value-type="float" office:value="868.4">
                <text:p>868.4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60.61">
                <text:p>1060.61</text:p>
              </table:table-cell>
              <table:table-cell office:value-type="float" office:value="858">
                <text:p>858</text:p>
              </table:table-cell>
              <table:table-cell office:value-type="float" office:value="867">
                <text:p>867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61.03">
                <text:p>1061.03</text:p>
              </table:table-cell>
              <table:table-cell office:value-type="float" office:value="866">
                <text:p>866</text:p>
              </table:table-cell>
              <table:table-cell office:value-type="float" office:value="856.6">
                <text:p>856.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61.46">
                <text:p>1061.46</text:p>
              </table:table-cell>
              <table:table-cell office:value-type="float" office:value="861.2">
                <text:p>861.2</text:p>
              </table:table-cell>
              <table:table-cell office:value-type="float" office:value="871.4">
                <text:p>871.4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61.89">
                <text:p>1061.89</text:p>
              </table:table-cell>
              <table:table-cell office:value-type="float" office:value="858.4">
                <text:p>858.4</text:p>
              </table:table-cell>
              <table:table-cell office:value-type="float" office:value="864">
                <text:p>864</text:p>
              </table:table-cell>
              <table:table-cell office:value-type="float" office:value="867.4">
                <text:p>867.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2.31">
                <text:p>1062.31</text:p>
              </table:table-cell>
              <table:table-cell office:value-type="float" office:value="866.2">
                <text:p>866.2</text:p>
              </table:table-cell>
              <table:table-cell office:value-type="float" office:value="851.4">
                <text:p>851.4</text:p>
              </table:table-cell>
              <table:table-cell office:value-type="float" office:value="852.6">
                <text:p>852.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62.74">
                <text:p>1062.74</text:p>
              </table:table-cell>
              <table:table-cell office:value-type="float" office:value="868.4">
                <text:p>868.4</text:p>
              </table:table-cell>
              <table:table-cell office:value-type="float" office:value="863.6">
                <text:p>863.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63.16">
                <text:p>1063.16</text:p>
              </table:table-cell>
              <table:table-cell office:value-type="float" office:value="858.4">
                <text:p>858.4</text:p>
              </table:table-cell>
              <table:table-cell office:value-type="float" office:value="868.8">
                <text:p>868.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63.59">
                <text:p>1063.59</text:p>
              </table:table-cell>
              <table:table-cell office:value-type="float" office:value="866.8">
                <text:p>866.8</text:p>
              </table:table-cell>
              <table:table-cell office:value-type="float" office:value="857.8">
                <text:p>857.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64.02">
                <text:p>1064.02</text:p>
              </table:table-cell>
              <table:table-cell office:value-type="float" office:value="865.4">
                <text:p>865.4</text:p>
              </table:table-cell>
              <table:table-cell office:value-type="float" office:value="860.8">
                <text:p>860.8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64.44">
                <text:p>1064.44</text:p>
              </table:table-cell>
              <table:table-cell office:value-type="float" office:value="858">
                <text:p>858</text:p>
              </table:table-cell>
              <table:table-cell office:value-type="float" office:value="856.4">
                <text:p>856.4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64.87">
                <text:p>1064.87</text:p>
              </table:table-cell>
              <table:table-cell office:value-type="float" office:value="872.2">
                <text:p>872.2</text:p>
              </table:table-cell>
              <table:table-cell office:value-type="float" office:value="856.8">
                <text:p>856.8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65.3">
                <text:p>1065.3</text:p>
              </table:table-cell>
              <table:table-cell office:value-type="float" office:value="873.4">
                <text:p>873.4</text:p>
              </table:table-cell>
              <table:table-cell office:value-type="float" office:value="876.6">
                <text:p>876.6</text:p>
              </table:table-cell>
              <table:table-cell office:value-type="float" office:value="849.8">
                <text:p>849.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65.72">
                <text:p>1065.72</text:p>
              </table:table-cell>
              <table:table-cell office:value-type="float" office:value="862.8">
                <text:p>862.8</text:p>
              </table:table-cell>
              <table:table-cell office:value-type="float" office:value="868">
                <text:p>868</text:p>
              </table:table-cell>
              <table:table-cell office:value-type="float" office:value="869.8">
                <text:p>869.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66.15">
                <text:p>1066.15</text:p>
              </table:table-cell>
              <table:table-cell office:value-type="float" office:value="869.4">
                <text:p>869.4</text:p>
              </table:table-cell>
              <table:table-cell office:value-type="float" office:value="845.2">
                <text:p>845.2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66.57">
                <text:p>1066.57</text:p>
              </table:table-cell>
              <table:table-cell office:value-type="float" office:value="870.2">
                <text:p>870.2</text:p>
              </table:table-cell>
              <table:table-cell office:value-type="float" office:value="861.2">
                <text:p>861.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67">
                <text:p>1067</text:p>
              </table:table-cell>
              <table:table-cell office:value-type="float" office:value="861.6">
                <text:p>861.6</text:p>
              </table:table-cell>
              <table:table-cell office:value-type="float" office:value="864">
                <text:p>86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67.43">
                <text:p>1067.43</text:p>
              </table:table-cell>
              <table:table-cell office:value-type="float" office:value="860.6">
                <text:p>860.6</text:p>
              </table:table-cell>
              <table:table-cell office:value-type="float" office:value="857">
                <text:p>857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67.85">
                <text:p>1067.85</text:p>
              </table:table-cell>
              <table:table-cell office:value-type="float" office:value="863.8">
                <text:p>863.8</text:p>
              </table:table-cell>
              <table:table-cell office:value-type="float" office:value="872.4">
                <text:p>872.4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68.28">
                <text:p>1068.28</text:p>
              </table:table-cell>
              <table:table-cell office:value-type="float" office:value="859">
                <text:p>859</text:p>
              </table:table-cell>
              <table:table-cell office:value-type="float" office:value="875.4">
                <text:p>875.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68.71">
                <text:p>1068.71</text:p>
              </table:table-cell>
              <table:table-cell office:value-type="float" office:value="857.6">
                <text:p>857.6</text:p>
              </table:table-cell>
              <table:table-cell office:value-type="float" office:value="862.4">
                <text:p>862.4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69.13">
                <text:p>1069.13</text:p>
              </table:table-cell>
              <table:table-cell office:value-type="float" office:value="870">
                <text:p>870</text:p>
              </table:table-cell>
              <table:table-cell office:value-type="float" office:value="873.6">
                <text:p>873.6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69.56">
                <text:p>1069.56</text:p>
              </table:table-cell>
              <table:table-cell office:value-type="float" office:value="856.6">
                <text:p>856.6</text:p>
              </table:table-cell>
              <table:table-cell office:value-type="float" office:value="863.4">
                <text:p>863.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69.98">
                <text:p>1069.98</text:p>
              </table:table-cell>
              <table:table-cell office:value-type="float" office:value="867.2">
                <text:p>867.2</text:p>
              </table:table-cell>
              <table:table-cell office:value-type="float" office:value="852">
                <text:p>852</text:p>
              </table:table-cell>
              <table:table-cell office:value-type="float" office:value="857.4">
                <text:p>857.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70.41">
                <text:p>1070.41</text:p>
              </table:table-cell>
              <table:table-cell office:value-type="float" office:value="870.4">
                <text:p>870.4</text:p>
              </table:table-cell>
              <table:table-cell office:value-type="float" office:value="869.4">
                <text:p>869.4</text:p>
              </table:table-cell>
              <table:table-cell office:value-type="float" office:value="852.8">
                <text:p>852.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70.84">
                <text:p>1070.84</text:p>
              </table:table-cell>
              <table:table-cell office:value-type="float" office:value="855.2">
                <text:p>855.2</text:p>
              </table:table-cell>
              <table:table-cell office:value-type="float" office:value="873.4">
                <text:p>873.4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71.26">
                <text:p>1071.26</text:p>
              </table:table-cell>
              <table:table-cell office:value-type="float" office:value="870">
                <text:p>870</text:p>
              </table:table-cell>
              <table:table-cell office:value-type="float" office:value="859.6">
                <text:p>859.6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71.69">
                <text:p>1071.69</text:p>
              </table:table-cell>
              <table:table-cell office:value-type="float" office:value="869.6">
                <text:p>869.6</text:p>
              </table:table-cell>
              <table:table-cell office:value-type="float" office:value="872.4">
                <text:p>872.4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72.11">
                <text:p>1072.11</text:p>
              </table:table-cell>
              <table:table-cell office:value-type="float" office:value="860.6">
                <text:p>860.6</text:p>
              </table:table-cell>
              <table:table-cell office:value-type="float" office:value="866.6">
                <text:p>866.6</text:p>
              </table:table-cell>
              <table:table-cell office:value-type="float" office:value="850.6">
                <text:p>850.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72.54">
                <text:p>1072.54</text:p>
              </table:table-cell>
              <table:table-cell office:value-type="float" office:value="870.6">
                <text:p>870.6</text:p>
              </table:table-cell>
              <table:table-cell office:value-type="float" office:value="878.4">
                <text:p>878.4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72.97">
                <text:p>1072.97</text:p>
              </table:table-cell>
              <table:table-cell office:value-type="float" office:value="869">
                <text:p>869</text:p>
              </table:table-cell>
              <table:table-cell office:value-type="float" office:value="875.8">
                <text:p>875.8</text:p>
              </table:table-cell>
              <table:table-cell office:value-type="float" office:value="858.4">
                <text:p>858.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73.39">
                <text:p>1073.39</text:p>
              </table:table-cell>
              <table:table-cell office:value-type="float" office:value="849.8">
                <text:p>849.8</text:p>
              </table:table-cell>
              <table:table-cell office:value-type="float" office:value="879.8">
                <text:p>879.8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73.82">
                <text:p>1073.82</text:p>
              </table:table-cell>
              <table:table-cell office:value-type="float" office:value="856.6">
                <text:p>856.6</text:p>
              </table:table-cell>
              <table:table-cell office:value-type="float" office:value="855.6">
                <text:p>855.6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74.24">
                <text:p>1074.24</text:p>
              </table:table-cell>
              <table:table-cell office:value-type="float" office:value="870.6">
                <text:p>870.6</text:p>
              </table:table-cell>
              <table:table-cell office:value-type="float" office:value="875.8">
                <text:p>875.8</text:p>
              </table:table-cell>
              <table:table-cell office:value-type="float" office:value="860.4">
                <text:p>860.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74.67">
                <text:p>1074.67</text:p>
              </table:table-cell>
              <table:table-cell office:value-type="float" office:value="852.4">
                <text:p>852.4</text:p>
              </table:table-cell>
              <table:table-cell office:value-type="float" office:value="859.6">
                <text:p>859.6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75.09">
                <text:p>1075.09</text:p>
              </table:table-cell>
              <table:table-cell office:value-type="float" office:value="862.4">
                <text:p>862.4</text:p>
              </table:table-cell>
              <table:table-cell office:value-type="float" office:value="857.4">
                <text:p>857.4</text:p>
              </table:table-cell>
              <table:table-cell office:value-type="float" office:value="855.2">
                <text:p>855.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75.52">
                <text:p>1075.52</text:p>
              </table:table-cell>
              <table:table-cell office:value-type="float" office:value="870.6">
                <text:p>870.6</text:p>
              </table:table-cell>
              <table:table-cell office:value-type="float" office:value="862.4">
                <text:p>862.4</text:p>
              </table:table-cell>
              <table:table-cell office:value-type="float" office:value="855.6">
                <text:p>855.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75.95">
                <text:p>1075.95</text:p>
              </table:table-cell>
              <table:table-cell office:value-type="float" office:value="859">
                <text:p>859</text:p>
              </table:table-cell>
              <table:table-cell office:value-type="float" office:value="863.4">
                <text:p>863.4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76.37">
                <text:p>1076.37</text:p>
              </table:table-cell>
              <table:table-cell office:value-type="float" office:value="863.4">
                <text:p>863.4</text:p>
              </table:table-cell>
              <table:table-cell office:value-type="float" office:value="855.6">
                <text:p>855.6</text:p>
              </table:table-cell>
              <table:table-cell office:value-type="float" office:value="865.8">
                <text:p>865.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76.8">
                <text:p>1076.8</text:p>
              </table:table-cell>
              <table:table-cell office:value-type="float" office:value="873.4">
                <text:p>873.4</text:p>
              </table:table-cell>
              <table:table-cell office:value-type="float" office:value="865.8">
                <text:p>865.8</text:p>
              </table:table-cell>
              <table:table-cell office:value-type="float" office:value="856.2">
                <text:p>856.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77.22">
                <text:p>1077.22</text:p>
              </table:table-cell>
              <table:table-cell office:value-type="float" office:value="858">
                <text:p>858</text:p>
              </table:table-cell>
              <table:table-cell office:value-type="float" office:value="870">
                <text:p>87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77.65">
                <text:p>1077.65</text:p>
              </table:table-cell>
              <table:table-cell office:value-type="float" office:value="864.2">
                <text:p>864.2</text:p>
              </table:table-cell>
              <table:table-cell office:value-type="float" office:value="857.4">
                <text:p>857.4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78.07">
                <text:p>1078.07</text:p>
              </table:table-cell>
              <table:table-cell office:value-type="float" office:value="870.4">
                <text:p>870.4</text:p>
              </table:table-cell>
              <table:table-cell office:value-type="float" office:value="863.8">
                <text:p>863.8</text:p>
              </table:table-cell>
              <table:table-cell office:value-type="float" office:value="861.6">
                <text:p>861.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78.5">
                <text:p>1078.5</text:p>
              </table:table-cell>
              <table:table-cell office:value-type="float" office:value="855.6">
                <text:p>855.6</text:p>
              </table:table-cell>
              <table:table-cell office:value-type="float" office:value="866.4">
                <text:p>866.4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78.92">
                <text:p>1078.92</text:p>
              </table:table-cell>
              <table:table-cell office:value-type="float" office:value="855.2">
                <text:p>855.2</text:p>
              </table:table-cell>
              <table:table-cell office:value-type="float" office:value="857.4">
                <text:p>857.4</text:p>
              </table:table-cell>
              <table:table-cell office:value-type="float" office:value="861.2">
                <text:p>861.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79.35">
                <text:p>1079.35</text:p>
              </table:table-cell>
              <table:table-cell office:value-type="float" office:value="868.6">
                <text:p>868.6</text:p>
              </table:table-cell>
              <table:table-cell office:value-type="float" office:value="865.6">
                <text:p>865.6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79.78">
                <text:p>1079.78</text:p>
              </table:table-cell>
              <table:table-cell office:value-type="float" office:value="853.6">
                <text:p>853.6</text:p>
              </table:table-cell>
              <table:table-cell office:value-type="float" office:value="862.2">
                <text:p>862.2</text:p>
              </table:table-cell>
              <table:table-cell office:value-type="float" office:value="858.2">
                <text:p>858.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80.2">
                <text:p>1080.2</text:p>
              </table:table-cell>
              <table:table-cell office:value-type="float" office:value="859.8">
                <text:p>859.8</text:p>
              </table:table-cell>
              <table:table-cell office:value-type="float" office:value="857.2">
                <text:p>857.2</text:p>
              </table:table-cell>
              <table:table-cell office:value-type="float" office:value="857.2">
                <text:p>857.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80.63">
                <text:p>1080.63</text:p>
              </table:table-cell>
              <table:table-cell office:value-type="float" office:value="868.8">
                <text:p>868.8</text:p>
              </table:table-cell>
              <table:table-cell office:value-type="float" office:value="868.4">
                <text:p>868.4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81.05">
                <text:p>1081.05</text:p>
              </table:table-cell>
              <table:table-cell office:value-type="float" office:value="861.2">
                <text:p>861.2</text:p>
              </table:table-cell>
              <table:table-cell office:value-type="float" office:value="884.2">
                <text:p>884.2</text:p>
              </table:table-cell>
              <table:table-cell office:value-type="float" office:value="868.8">
                <text:p>868.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81.48">
                <text:p>1081.48</text:p>
              </table:table-cell>
              <table:table-cell office:value-type="float" office:value="861.8">
                <text:p>861.8</text:p>
              </table:table-cell>
              <table:table-cell office:value-type="float" office:value="853.8">
                <text:p>853.8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81.9">
                <text:p>1081.9</text:p>
              </table:table-cell>
              <table:table-cell office:value-type="float" office:value="870.2">
                <text:p>870.2</text:p>
              </table:table-cell>
              <table:table-cell office:value-type="float" office:value="866.6">
                <text:p>866.6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82.33">
                <text:p>1082.33</text:p>
              </table:table-cell>
              <table:table-cell office:value-type="float" office:value="863.2">
                <text:p>863.2</text:p>
              </table:table-cell>
              <table:table-cell office:value-type="float" office:value="869.4">
                <text:p>869.4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82.75">
                <text:p>1082.75</text:p>
              </table:table-cell>
              <table:table-cell office:value-type="float" office:value="865.6">
                <text:p>865.6</text:p>
              </table:table-cell>
              <table:table-cell office:value-type="float" office:value="852.6">
                <text:p>852.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83.18">
                <text:p>1083.18</text:p>
              </table:table-cell>
              <table:table-cell office:value-type="float" office:value="882.6">
                <text:p>882.6</text:p>
              </table:table-cell>
              <table:table-cell office:value-type="float" office:value="868.6">
                <text:p>868.6</text:p>
              </table:table-cell>
              <table:table-cell office:value-type="float" office:value="852.6">
                <text:p>852.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83.6">
                <text:p>1083.6</text:p>
              </table:table-cell>
              <table:table-cell office:value-type="float" office:value="855">
                <text:p>855</text:p>
              </table:table-cell>
              <table:table-cell office:value-type="float" office:value="873">
                <text:p>873</text:p>
              </table:table-cell>
              <table:table-cell office:value-type="float" office:value="859.8">
                <text:p>859.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84.03">
                <text:p>1084.03</text:p>
              </table:table-cell>
              <table:table-cell office:value-type="float" office:value="865.8">
                <text:p>865.8</text:p>
              </table:table-cell>
              <table:table-cell office:value-type="float" office:value="850.2">
                <text:p>850.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84.45">
                <text:p>1084.45</text:p>
              </table:table-cell>
              <table:table-cell office:value-type="float" office:value="868.2">
                <text:p>868.2</text:p>
              </table:table-cell>
              <table:table-cell office:value-type="float" office:value="872.6">
                <text:p>872.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84.88">
                <text:p>1084.88</text:p>
              </table:table-cell>
              <table:table-cell office:value-type="float" office:value="856.2">
                <text:p>856.2</text:p>
              </table:table-cell>
              <table:table-cell office:value-type="float" office:value="873.4">
                <text:p>873.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85.3">
                <text:p>1085.3</text:p>
              </table:table-cell>
              <table:table-cell office:value-type="float" office:value="864">
                <text:p>864</text:p>
              </table:table-cell>
              <table:table-cell office:value-type="float" office:value="861.8">
                <text:p>861.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85.73">
                <text:p>1085.73</text:p>
              </table:table-cell>
              <table:table-cell office:value-type="float" office:value="864.6">
                <text:p>864.6</text:p>
              </table:table-cell>
              <table:table-cell office:value-type="float" office:value="864">
                <text:p>864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86.15">
                <text:p>1086.15</text:p>
              </table:table-cell>
              <table:table-cell office:value-type="float" office:value="856.6">
                <text:p>856.6</text:p>
              </table:table-cell>
              <table:table-cell office:value-type="float" office:value="867">
                <text:p>867</text:p>
              </table:table-cell>
              <table:table-cell office:value-type="float" office:value="859.8">
                <text:p>859.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86.58">
                <text:p>1086.58</text:p>
              </table:table-cell>
              <table:table-cell office:value-type="float" office:value="855.6">
                <text:p>855.6</text:p>
              </table:table-cell>
              <table:table-cell office:value-type="float" office:value="857.6">
                <text:p>857.6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87">
                <text:p>1087</text:p>
              </table:table-cell>
              <table:table-cell office:value-type="float" office:value="872.6">
                <text:p>872.6</text:p>
              </table:table-cell>
              <table:table-cell office:value-type="float" office:value="859.2">
                <text:p>859.2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87.43">
                <text:p>1087.43</text:p>
              </table:table-cell>
              <table:table-cell office:value-type="float" office:value="862">
                <text:p>862</text:p>
              </table:table-cell>
              <table:table-cell office:value-type="float" office:value="870.4">
                <text:p>870.4</text:p>
              </table:table-cell>
              <table:table-cell office:value-type="float" office:value="852.6">
                <text:p>852.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87.85">
                <text:p>1087.85</text:p>
              </table:table-cell>
              <table:table-cell office:value-type="float" office:value="867.6">
                <text:p>867.6</text:p>
              </table:table-cell>
              <table:table-cell office:value-type="float" office:value="855.4">
                <text:p>855.4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88.28">
                <text:p>1088.28</text:p>
              </table:table-cell>
              <table:table-cell office:value-type="float" office:value="876.2">
                <text:p>876.2</text:p>
              </table:table-cell>
              <table:table-cell office:value-type="float" office:value="872.2">
                <text:p>872.2</text:p>
              </table:table-cell>
              <table:table-cell office:value-type="float" office:value="862.2">
                <text:p>862.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88.7">
                <text:p>1088.7</text:p>
              </table:table-cell>
              <table:table-cell office:value-type="float" office:value="854.6">
                <text:p>854.6</text:p>
              </table:table-cell>
              <table:table-cell office:value-type="float" office:value="881.4">
                <text:p>881.4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89.13">
                <text:p>1089.13</text:p>
              </table:table-cell>
              <table:table-cell office:value-type="float" office:value="856.4">
                <text:p>856.4</text:p>
              </table:table-cell>
              <table:table-cell office:value-type="float" office:value="861.4">
                <text:p>861.4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89.55">
                <text:p>1089.55</text:p>
              </table:table-cell>
              <table:table-cell office:value-type="float" office:value="862.6">
                <text:p>862.6</text:p>
              </table:table-cell>
              <table:table-cell office:value-type="float" office:value="875.4">
                <text:p>875.4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89.98">
                <text:p>1089.98</text:p>
              </table:table-cell>
              <table:table-cell office:value-type="float" office:value="849.6">
                <text:p>849.6</text:p>
              </table:table-cell>
              <table:table-cell office:value-type="float" office:value="863.2">
                <text:p>863.2</text:p>
              </table:table-cell>
              <table:table-cell office:value-type="float" office:value="864.4">
                <text:p>864.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90.4">
                <text:p>1090.4</text:p>
              </table:table-cell>
              <table:table-cell office:value-type="float" office:value="866.6">
                <text:p>866.6</text:p>
              </table:table-cell>
              <table:table-cell office:value-type="float" office:value="853">
                <text:p>853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90.83">
                <text:p>1090.83</text:p>
              </table:table-cell>
              <table:table-cell office:value-type="float" office:value="868.6">
                <text:p>868.6</text:p>
              </table:table-cell>
              <table:table-cell office:value-type="float" office:value="861.6">
                <text:p>861.6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91.25">
                <text:p>1091.25</text:p>
              </table:table-cell>
              <table:table-cell office:value-type="float" office:value="848">
                <text:p>848</text:p>
              </table:table-cell>
              <table:table-cell office:value-type="float" office:value="864.4">
                <text:p>864.4</text:p>
              </table:table-cell>
              <table:table-cell office:value-type="float" office:value="862.8">
                <text:p>862.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91.68">
                <text:p>1091.68</text:p>
              </table:table-cell>
              <table:table-cell office:value-type="float" office:value="863.8">
                <text:p>863.8</text:p>
              </table:table-cell>
              <table:table-cell office:value-type="float" office:value="850.8">
                <text:p>850.8</text:p>
              </table:table-cell>
              <table:table-cell office:value-type="float" office:value="861.4">
                <text:p>861.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92.1">
                <text:p>1092.1</text:p>
              </table:table-cell>
              <table:table-cell office:value-type="float" office:value="873.2">
                <text:p>873.2</text:p>
              </table:table-cell>
              <table:table-cell office:value-type="float" office:value="858.2">
                <text:p>858.2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92.53">
                <text:p>1092.53</text:p>
              </table:table-cell>
              <table:table-cell office:value-type="float" office:value="862.6">
                <text:p>862.6</text:p>
              </table:table-cell>
              <table:table-cell office:value-type="float" office:value="859.6">
                <text:p>859.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92.95">
                <text:p>1092.95</text:p>
              </table:table-cell>
              <table:table-cell office:value-type="float" office:value="865.8">
                <text:p>865.8</text:p>
              </table:table-cell>
              <table:table-cell office:value-type="float" office:value="861.8">
                <text:p>861.8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93.38">
                <text:p>1093.38</text:p>
              </table:table-cell>
              <table:table-cell office:value-type="float" office:value="871.8">
                <text:p>871.8</text:p>
              </table:table-cell>
              <table:table-cell office:value-type="float" office:value="864">
                <text:p>864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93.8">
                <text:p>1093.8</text:p>
              </table:table-cell>
              <table:table-cell office:value-type="float" office:value="853.2">
                <text:p>853.2</text:p>
              </table:table-cell>
              <table:table-cell office:value-type="float" office:value="870.4">
                <text:p>870.4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94.23">
                <text:p>1094.23</text:p>
              </table:table-cell>
              <table:table-cell office:value-type="float" office:value="865.2">
                <text:p>865.2</text:p>
              </table:table-cell>
              <table:table-cell office:value-type="float" office:value="852">
                <text:p>852</text:p>
              </table:table-cell>
              <table:table-cell office:value-type="float" office:value="861.8">
                <text:p>861.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94.65">
                <text:p>1094.65</text:p>
              </table:table-cell>
              <table:table-cell office:value-type="float" office:value="876.6">
                <text:p>876.6</text:p>
              </table:table-cell>
              <table:table-cell office:value-type="float" office:value="870.2">
                <text:p>870.2</text:p>
              </table:table-cell>
              <table:table-cell office:value-type="float" office:value="858.8">
                <text:p>858.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95.07">
                <text:p>1095.07</text:p>
              </table:table-cell>
              <table:table-cell office:value-type="float" office:value="854.2">
                <text:p>854.2</text:p>
              </table:table-cell>
              <table:table-cell office:value-type="float" office:value="866.8">
                <text:p>866.8</text:p>
              </table:table-cell>
              <table:table-cell office:value-type="float" office:value="850.6">
                <text:p>850.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95.5">
                <text:p>1095.5</text:p>
              </table:table-cell>
              <table:table-cell office:value-type="float" office:value="866.6">
                <text:p>866.6</text:p>
              </table:table-cell>
              <table:table-cell office:value-type="float" office:value="859.4">
                <text:p>859.4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95.92">
                <text:p>1095.92</text:p>
              </table:table-cell>
              <table:table-cell office:value-type="float" office:value="875">
                <text:p>875</text:p>
              </table:table-cell>
              <table:table-cell office:value-type="float" office:value="865.6">
                <text:p>865.6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096.35">
                <text:p>1096.35</text:p>
              </table:table-cell>
              <table:table-cell office:value-type="float" office:value="859">
                <text:p>859</text:p>
              </table:table-cell>
              <table:table-cell office:value-type="float" office:value="873.2">
                <text:p>873.2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96.77">
                <text:p>1096.77</text:p>
              </table:table-cell>
              <table:table-cell office:value-type="float" office:value="869.4">
                <text:p>869.4</text:p>
              </table:table-cell>
              <table:table-cell office:value-type="float" office:value="861.8">
                <text:p>861.8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97.2">
                <text:p>1097.2</text:p>
              </table:table-cell>
              <table:table-cell office:value-type="float" office:value="873.2">
                <text:p>873.2</text:p>
              </table:table-cell>
              <table:table-cell office:value-type="float" office:value="864">
                <text:p>86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97.62">
                <text:p>1097.62</text:p>
              </table:table-cell>
              <table:table-cell office:value-type="float" office:value="856">
                <text:p>856</text:p>
              </table:table-cell>
              <table:table-cell office:value-type="float" office:value="864.2">
                <text:p>864.2</text:p>
              </table:table-cell>
              <table:table-cell office:value-type="float" office:value="857.4">
                <text:p>857.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98.05">
                <text:p>1098.05</text:p>
              </table:table-cell>
              <table:table-cell office:value-type="float" office:value="863.2">
                <text:p>863.2</text:p>
              </table:table-cell>
              <table:table-cell office:value-type="float" office:value="861.4">
                <text:p>861.4</text:p>
              </table:table-cell>
              <table:table-cell office:value-type="float" office:value="874.4">
                <text:p>874.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98.47">
                <text:p>1098.47</text:p>
              </table:table-cell>
              <table:table-cell office:value-type="float" office:value="872.8">
                <text:p>872.8</text:p>
              </table:table-cell>
              <table:table-cell office:value-type="float" office:value="869">
                <text:p>869</text:p>
              </table:table-cell>
              <table:table-cell office:value-type="float" office:value="860.2">
                <text:p>860.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98.89">
                <text:p>1098.89</text:p>
              </table:table-cell>
              <table:table-cell office:value-type="float" office:value="859.4">
                <text:p>859.4</text:p>
              </table:table-cell>
              <table:table-cell office:value-type="float" office:value="868.2">
                <text:p>868.2</text:p>
              </table:table-cell>
              <table:table-cell office:value-type="float" office:value="851.6">
                <text:p>851.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99.32">
                <text:p>1099.32</text:p>
              </table:table-cell>
              <table:table-cell office:value-type="float" office:value="862.4">
                <text:p>862.4</text:p>
              </table:table-cell>
              <table:table-cell office:value-type="float" office:value="860.8">
                <text:p>860.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99.74">
                <text:p>1099.74</text:p>
              </table:table-cell>
              <table:table-cell office:value-type="float" office:value="871">
                <text:p>871</text:p>
              </table:table-cell>
              <table:table-cell office:value-type="float" office:value="868.6">
                <text:p>868.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00.17">
                <text:p>1100.17</text:p>
              </table:table-cell>
              <table:table-cell office:value-type="float" office:value="851.8">
                <text:p>851.8</text:p>
              </table:table-cell>
              <table:table-cell office:value-type="float" office:value="869.8">
                <text:p>869.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100.59">
                <text:p>1100.59</text:p>
              </table:table-cell>
              <table:table-cell office:value-type="float" office:value="867.4">
                <text:p>867.4</text:p>
              </table:table-cell>
              <table:table-cell office:value-type="float" office:value="864.6">
                <text:p>864.6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101.02">
                <text:p>1101.02</text:p>
              </table:table-cell>
              <table:table-cell office:value-type="float" office:value="870.2">
                <text:p>870.2</text:p>
              </table:table-cell>
              <table:table-cell office:value-type="float" office:value="864.8">
                <text:p>864.8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101.44">
                <text:p>1101.44</text:p>
              </table:table-cell>
              <table:table-cell office:value-type="float" office:value="858.6">
                <text:p>858.6</text:p>
              </table:table-cell>
              <table:table-cell office:value-type="float" office:value="874.4">
                <text:p>874.4</text:p>
              </table:table-cell>
              <table:table-cell office:value-type="float" office:value="858.2">
                <text:p>858.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101.86">
                <text:p>1101.86</text:p>
              </table:table-cell>
              <table:table-cell office:value-type="float" office:value="866.8">
                <text:p>866.8</text:p>
              </table:table-cell>
              <table:table-cell office:value-type="float" office:value="866">
                <text:p>866</text:p>
              </table:table-cell>
              <table:table-cell office:value-type="float" office:value="865.2">
                <text:p>865.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102.29">
                <text:p>1102.29</text:p>
              </table:table-cell>
              <table:table-cell office:value-type="float" office:value="867">
                <text:p>867</text:p>
              </table:table-cell>
              <table:table-cell office:value-type="float" office:value="864.4">
                <text:p>864.4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102.71">
                <text:p>1102.71</text:p>
              </table:table-cell>
              <table:table-cell office:value-type="float" office:value="854">
                <text:p>854</text:p>
              </table:table-cell>
              <table:table-cell office:value-type="float" office:value="866.4">
                <text:p>866.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103.14">
                <text:p>1103.14</text:p>
              </table:table-cell>
              <table:table-cell office:value-type="float" office:value="865.8">
                <text:p>865.8</text:p>
              </table:table-cell>
              <table:table-cell office:value-type="float" office:value="853.6">
                <text:p>853.6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103.56">
                <text:p>1103.56</text:p>
              </table:table-cell>
              <table:table-cell office:value-type="float" office:value="876.8">
                <text:p>876.8</text:p>
              </table:table-cell>
              <table:table-cell office:value-type="float" office:value="868">
                <text:p>868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03.98">
                <text:p>1103.98</text:p>
              </table:table-cell>
              <table:table-cell office:value-type="float" office:value="862.6">
                <text:p>862.6</text:p>
              </table:table-cell>
              <table:table-cell office:value-type="float" office:value="878.8">
                <text:p>878.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04.41">
                <text:p>1104.41</text:p>
              </table:table-cell>
              <table:table-cell office:value-type="float" office:value="868.2">
                <text:p>868.2</text:p>
              </table:table-cell>
              <table:table-cell office:value-type="float" office:value="859.2">
                <text:p>859.2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4.83">
                <text:p>1104.83</text:p>
              </table:table-cell>
              <table:table-cell office:value-type="float" office:value="873.4">
                <text:p>873.4</text:p>
              </table:table-cell>
              <table:table-cell office:value-type="float" office:value="867.2">
                <text:p>867.2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105.26">
                <text:p>1105.26</text:p>
              </table:table-cell>
              <table:table-cell office:value-type="float" office:value="861.4">
                <text:p>861.4</text:p>
              </table:table-cell>
              <table:table-cell office:value-type="float" office:value="872.8">
                <text:p>872.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105.68">
                <text:p>1105.68</text:p>
              </table:table-cell>
              <table:table-cell office:value-type="float" office:value="860.8">
                <text:p>860.8</text:p>
              </table:table-cell>
              <table:table-cell office:value-type="float" office:value="858.8">
                <text:p>858.8</text:p>
              </table:table-cell>
              <table:table-cell office:value-type="float" office:value="868.6">
                <text:p>868.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106.1">
                <text:p>1106.1</text:p>
              </table:table-cell>
              <table:table-cell office:value-type="float" office:value="870.2">
                <text:p>870.2</text:p>
              </table:table-cell>
              <table:table-cell office:value-type="float" office:value="863.8">
                <text:p>863.8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106.53">
                <text:p>1106.53</text:p>
              </table:table-cell>
              <table:table-cell office:value-type="float" office:value="862.2">
                <text:p>862.2</text:p>
              </table:table-cell>
              <table:table-cell office:value-type="float" office:value="868.6">
                <text:p>868.6</text:p>
              </table:table-cell>
              <table:table-cell office:value-type="float" office:value="858.4">
                <text:p>858.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106.95">
                <text:p>1106.95</text:p>
              </table:table-cell>
              <table:table-cell office:value-type="float" office:value="868.6">
                <text:p>868.6</text:p>
              </table:table-cell>
              <table:table-cell office:value-type="float" office:value="864">
                <text:p>864</text:p>
              </table:table-cell>
              <table:table-cell office:value-type="float" office:value="858.4">
                <text:p>858.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107.38">
                <text:p>1107.38</text:p>
              </table:table-cell>
              <table:table-cell office:value-type="float" office:value="863.6">
                <text:p>863.6</text:p>
              </table:table-cell>
              <table:table-cell office:value-type="float" office:value="872.4">
                <text:p>872.4</text:p>
              </table:table-cell>
              <table:table-cell office:value-type="float" office:value="854.2">
                <text:p>854.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107.8">
                <text:p>1107.8</text:p>
              </table:table-cell>
              <table:table-cell office:value-type="float" office:value="853">
                <text:p>853</text:p>
              </table:table-cell>
              <table:table-cell office:value-type="float" office:value="871.6">
                <text:p>871.6</text:p>
              </table:table-cell>
              <table:table-cell office:value-type="float" office:value="862.2">
                <text:p>862.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108.22">
                <text:p>1108.22</text:p>
              </table:table-cell>
              <table:table-cell office:value-type="float" office:value="867.6">
                <text:p>867.6</text:p>
              </table:table-cell>
              <table:table-cell office:value-type="float" office:value="857">
                <text:p>857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108.65">
                <text:p>1108.65</text:p>
              </table:table-cell>
              <table:table-cell office:value-type="float" office:value="875">
                <text:p>875</text:p>
              </table:table-cell>
              <table:table-cell office:value-type="float" office:value="857.4">
                <text:p>857.4</text:p>
              </table:table-cell>
              <table:table-cell office:value-type="float" office:value="863.6">
                <text:p>863.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109.07">
                <text:p>1109.07</text:p>
              </table:table-cell>
              <table:table-cell office:value-type="float" office:value="846.8">
                <text:p>846.8</text:p>
              </table:table-cell>
              <table:table-cell office:value-type="float" office:value="865.6">
                <text:p>865.6</text:p>
              </table:table-cell>
              <table:table-cell office:value-type="float" office:value="867.8">
                <text:p>867.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09.49">
                <text:p>1109.49</text:p>
              </table:table-cell>
              <table:table-cell office:value-type="float" office:value="856">
                <text:p>856</text:p>
              </table:table-cell>
              <table:table-cell office:value-type="float" office:value="860">
                <text:p>860</text:p>
              </table:table-cell>
              <table:table-cell office:value-type="float" office:value="864.2">
                <text:p>86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